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71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75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5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5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798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79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796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797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600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626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654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680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68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06" manifest:media-type="application/x-openoffice-gdimetafile;windows_formatname=&quot;GDIMetaFile&quot;"/>
  <manifest:file-entry manifest:full-path="ObjectReplacements/Object 707" manifest:media-type="application/x-openoffice-gdimetafile;windows_formatname=&quot;GDIMetaFile&quot;"/>
  <manifest:file-entry manifest:full-path="ObjectReplacements/Object 708" manifest:media-type="application/x-openoffice-gdimetafile;windows_formatname=&quot;GDIMetaFile&quot;"/>
  <manifest:file-entry manifest:full-path="ObjectReplacements/Object 709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8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747" manifest:media-type="application/x-openoffice-gdimetafile;windows_formatname=&quot;GDIMetaFile&quot;"/>
  <manifest:file-entry manifest:full-path="ObjectReplacements/Object 749" manifest:media-type="application/x-openoffice-gdimetafile;windows_formatname=&quot;GDIMetaFile&quot;"/>
  <manifest:file-entry manifest:full-path="ObjectReplacements/Object 748" manifest:media-type="application/x-openoffice-gdimetafile;windows_formatname=&quot;GDIMetaFile&quot;"/>
  <manifest:file-entry manifest:full-path="ObjectReplacements/Object 762" manifest:media-type="application/x-openoffice-gdimetafile;windows_formatname=&quot;GDIMetaFile&quot;"/>
  <manifest:file-entry manifest:full-path="ObjectReplacements/Object 763" manifest:media-type="application/x-openoffice-gdimetafile;windows_formatname=&quot;GDIMetaFile&quot;"/>
  <manifest:file-entry manifest:full-path="ObjectReplacements/Object 768" manifest:media-type="application/x-openoffice-gdimetafile;windows_formatname=&quot;GDIMetaFile&quot;"/>
  <manifest:file-entry manifest:full-path="ObjectReplacements/Object 769" manifest:media-type="application/x-openoffice-gdimetafile;windows_formatname=&quot;GDIMetaFile&quot;"/>
  <manifest:file-entry manifest:full-path="ObjectReplacements/Object 761" manifest:media-type="application/x-openoffice-gdimetafile;windows_formatname=&quot;GDIMetaFile&quot;"/>
  <manifest:file-entry manifest:full-path="ObjectReplacements/Object 759" manifest:media-type="application/x-openoffice-gdimetafile;windows_formatname=&quot;GDIMetaFile&quot;"/>
  <manifest:file-entry manifest:full-path="ObjectReplacements/Object 756" manifest:media-type="application/x-openoffice-gdimetafile;windows_formatname=&quot;GDIMetaFile&quot;"/>
  <manifest:file-entry manifest:full-path="ObjectReplacements/Object 764" manifest:media-type="application/x-openoffice-gdimetafile;windows_formatname=&quot;GDIMetaFile&quot;"/>
  <manifest:file-entry manifest:full-path="ObjectReplacements/Object 766" manifest:media-type="application/x-openoffice-gdimetafile;windows_formatname=&quot;GDIMetaFile&quot;"/>
  <manifest:file-entry manifest:full-path="ObjectReplacements/Object 758" manifest:media-type="application/x-openoffice-gdimetafile;windows_formatname=&quot;GDIMetaFile&quot;"/>
  <manifest:file-entry manifest:full-path="ObjectReplacements/Object 757" manifest:media-type="application/x-openoffice-gdimetafile;windows_formatname=&quot;GDIMetaFile&quot;"/>
  <manifest:file-entry manifest:full-path="ObjectReplacements/Object 771" manifest:media-type="application/x-openoffice-gdimetafile;windows_formatname=&quot;GDIMetaFile&quot;"/>
  <manifest:file-entry manifest:full-path="ObjectReplacements/Object 770" manifest:media-type="application/x-openoffice-gdimetafile;windows_formatname=&quot;GDIMetaFile&quot;"/>
  <manifest:file-entry manifest:full-path="ObjectReplacements/Object 767" manifest:media-type="application/x-openoffice-gdimetafile;windows_formatname=&quot;GDIMetaFile&quot;"/>
  <manifest:file-entry manifest:full-path="ObjectReplacements/Object 772" manifest:media-type="application/x-openoffice-gdimetafile;windows_formatname=&quot;GDIMetaFile&quot;"/>
  <manifest:file-entry manifest:full-path="ObjectReplacements/Object 773" manifest:media-type="application/x-openoffice-gdimetafile;windows_formatname=&quot;GDIMetaFile&quot;"/>
  <manifest:file-entry manifest:full-path="ObjectReplacements/Object 778" manifest:media-type="application/x-openoffice-gdimetafile;windows_formatname=&quot;GDIMetaFile&quot;"/>
  <manifest:file-entry manifest:full-path="ObjectReplacements/Object 779" manifest:media-type="application/x-openoffice-gdimetafile;windows_formatname=&quot;GDIMetaFile&quot;"/>
  <manifest:file-entry manifest:full-path="ObjectReplacements/Object 774" manifest:media-type="application/x-openoffice-gdimetafile;windows_formatname=&quot;GDIMetaFile&quot;"/>
  <manifest:file-entry manifest:full-path="ObjectReplacements/Object 776" manifest:media-type="application/x-openoffice-gdimetafile;windows_formatname=&quot;GDIMetaFile&quot;"/>
  <manifest:file-entry manifest:full-path="ObjectReplacements/Object 782" manifest:media-type="application/x-openoffice-gdimetafile;windows_formatname=&quot;GDIMetaFile&quot;"/>
  <manifest:file-entry manifest:full-path="ObjectReplacements/Object 780" manifest:media-type="application/x-openoffice-gdimetafile;windows_formatname=&quot;GDIMetaFile&quot;"/>
  <manifest:file-entry manifest:full-path="ObjectReplacements/Object 777" manifest:media-type="application/x-openoffice-gdimetafile;windows_formatname=&quot;GDIMetaFile&quot;"/>
  <manifest:file-entry manifest:full-path="ObjectReplacements/Object 783" manifest:media-type="application/x-openoffice-gdimetafile;windows_formatname=&quot;GDIMetaFile&quot;"/>
  <manifest:file-entry manifest:full-path="ObjectReplacements/Object 775" manifest:media-type="application/x-openoffice-gdimetafile;windows_formatname=&quot;GDIMetaFile&quot;"/>
  <manifest:file-entry manifest:full-path="ObjectReplacements/Object 781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785" manifest:media-type="application/x-openoffice-gdimetafile;windows_formatname=&quot;GDIMetaFile&quot;"/>
  <manifest:file-entry manifest:full-path="ObjectReplacements/Object 786" manifest:media-type="application/x-openoffice-gdimetafile;windows_formatname=&quot;GDIMetaFile&quot;"/>
  <manifest:file-entry manifest:full-path="ObjectReplacements/Object 787" manifest:media-type="application/x-openoffice-gdimetafile;windows_formatname=&quot;GDIMetaFile&quot;"/>
  <manifest:file-entry manifest:full-path="ObjectReplacements/Object 789" manifest:media-type="application/x-openoffice-gdimetafile;windows_formatname=&quot;GDIMetaFile&quot;"/>
  <manifest:file-entry manifest:full-path="ObjectReplacements/Object 788" manifest:media-type="application/x-openoffice-gdimetafile;windows_formatname=&quot;GDIMetaFile&quot;"/>
  <manifest:file-entry manifest:full-path="ObjectReplacements/Object 760" manifest:media-type="application/x-openoffice-gdimetafile;windows_formatname=&quot;GDIMetaFile&quot;"/>
  <manifest:file-entry manifest:full-path="ObjectReplacements/Object 790" manifest:media-type="application/x-openoffice-gdimetafile;windows_formatname=&quot;GDIMetaFile&quot;"/>
  <manifest:file-entry manifest:full-path="ObjectReplacements/Object 76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04/Configurations2/accelerator/current.xml" manifest:media-type=""/>
  <manifest:file-entry manifest:full-path="Object 704/Configurations2/" manifest:media-type="application/vnd.sun.xml.ui.configuration"/>
  <manifest:file-entry manifest:full-path="Object 704/settings.xml" manifest:media-type="text/xml"/>
  <manifest:file-entry manifest:full-path="Object 704/content.xml" manifest:media-type="text/xml"/>
  <manifest:file-entry manifest:full-path="Object 704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40/Configurations2/accelerator/current.xml" manifest:media-type="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01/Configurations2/accelerator/current.xml" manifest:media-type="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69/Configurations2/accelerator/current.xml" manifest:media-type="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settings.xml" manifest:media-type="text/xml"/>
  <manifest:file-entry manifest:full-path="Object 669/" manifest:version="1.2" manifest:media-type="application/vnd.oasis.opendocument.formula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9/Configurations2/accelerator/current.xml" manifest:media-type="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content.xml" manifest:media-type="text/xml"/>
  <manifest:file-entry manifest:full-path="Object 689/" manifest:version="1.2" manifest:media-type="application/vnd.oasis.opendocument.formula"/>
  <manifest:file-entry manifest:full-path="Object 804/Configurations2/accelerator/current.xml" manifest:media-type=""/>
  <manifest:file-entry manifest:full-path="Object 804/Configurations2/" manifest:media-type="application/vnd.sun.xml.ui.configuration"/>
  <manifest:file-entry manifest:full-path="Object 804/settings.xml" manifest:media-type="text/xml"/>
  <manifest:file-entry manifest:full-path="Object 804/content.xml" manifest:media-type="text/xml"/>
  <manifest:file-entry manifest:full-path="Object 80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800/Configurations2/accelerator/current.xml" manifest:media-type="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settings.xml" manifest:media-type="text/xml"/>
  <manifest:file-entry manifest:full-path="Object 80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4/content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803/Configurations2/accelerator/current.xml" manifest:media-type=""/>
  <manifest:file-entry manifest:full-path="Object 803/Configurations2/" manifest:media-type="application/vnd.sun.xml.ui.configuration"/>
  <manifest:file-entry manifest:full-path="Object 803/content.xml" manifest:media-type="text/xml"/>
  <manifest:file-entry manifest:full-path="Object 803/settings.xml" manifest:media-type="text/xml"/>
  <manifest:file-entry manifest:full-path="Object 80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06/Configurations2/accelerator/current.xml" manifest:media-type=""/>
  <manifest:file-entry manifest:full-path="Object 806/Configurations2/" manifest:media-type="application/vnd.sun.xml.ui.configuration"/>
  <manifest:file-entry manifest:full-path="Object 806/content.xml" manifest:media-type="text/xml"/>
  <manifest:file-entry manifest:full-path="Object 806/settings.xml" manifest:media-type="text/xml"/>
  <manifest:file-entry manifest:full-path="Object 80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8/settings.xml" manifest:media-type="text/xml"/>
  <manifest:file-entry manifest:full-path="Object 668/Configurations2/accelerator/current.xml" manifest:media-type="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49/settings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678/Configurations2/accelerator/current.xml" manifest:media-type="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679/Configurations2/accelerator/current.xml" manifest:media-type="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688/content.xml" manifest:media-type="text/xml"/>
  <manifest:file-entry manifest:full-path="Object 688/Configurations2/accelerator/current.xml" manifest:media-type="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698/Configurations2/accelerator/current.xml" manifest:media-type=""/>
  <manifest:file-entry manifest:full-path="Object 698/Configurations2/" manifest:media-type="application/vnd.sun.xml.ui.configuration"/>
  <manifest:file-entry manifest:full-path="Object 698/content.xml" manifest:media-type="text/xml"/>
  <manifest:file-entry manifest:full-path="Object 698/settings.xml" manifest:media-type="text/xml"/>
  <manifest:file-entry manifest:full-path="Object 69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699/Configurations2/accelerator/current.xml" manifest:media-type=""/>
  <manifest:file-entry manifest:full-path="Object 699/Configurations2/" manifest:media-type="application/vnd.sun.xml.ui.configuration"/>
  <manifest:file-entry manifest:full-path="Object 699/content.xml" manifest:media-type="text/xml"/>
  <manifest:file-entry manifest:full-path="Object 699/settings.xml" manifest:media-type="text/xml"/>
  <manifest:file-entry manifest:full-path="Object 69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00/content.xml" manifest:media-type="text/xml"/>
  <manifest:file-entry manifest:full-path="Object 700/Configurations2/accelerator/current.xml" manifest:media-type=""/>
  <manifest:file-entry manifest:full-path="Object 700/Configurations2/" manifest:media-type="application/vnd.sun.xml.ui.configuration"/>
  <manifest:file-entry manifest:full-path="Object 700/settings.xml" manifest:media-type="text/xml"/>
  <manifest:file-entry manifest:full-path="Object 70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701/settings.xml" manifest:media-type="text/xml"/>
  <manifest:file-entry manifest:full-path="Object 701/Configurations2/accelerator/current.xml" manifest:media-type=""/>
  <manifest:file-entry manifest:full-path="Object 701/Configurations2/" manifest:media-type="application/vnd.sun.xml.ui.configuration"/>
  <manifest:file-entry manifest:full-path="Object 701/content.xml" manifest:media-type="text/xml"/>
  <manifest:file-entry manifest:full-path="Object 70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255/settings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702/content.xml" manifest:media-type="text/xml"/>
  <manifest:file-entry manifest:full-path="Object 702/Configurations2/accelerator/current.xml" manifest:media-type=""/>
  <manifest:file-entry manifest:full-path="Object 702/Configurations2/" manifest:media-type="application/vnd.sun.xml.ui.configuration"/>
  <manifest:file-entry manifest:full-path="Object 702/settings.xml" manifest:media-type="text/xml"/>
  <manifest:file-entry manifest:full-path="Object 70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703/Configurations2/accelerator/current.xml" manifest:media-type=""/>
  <manifest:file-entry manifest:full-path="Object 703/Configurations2/" manifest:media-type="application/vnd.sun.xml.ui.configuration"/>
  <manifest:file-entry manifest:full-path="Object 703/content.xml" manifest:media-type="text/xml"/>
  <manifest:file-entry manifest:full-path="Object 703/settings.xml" manifest:media-type="text/xml"/>
  <manifest:file-entry manifest:full-path="Object 70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705/content.xml" manifest:media-type="text/xml"/>
  <manifest:file-entry manifest:full-path="Object 705/settings.xml" manifest:media-type="text/xml"/>
  <manifest:file-entry manifest:full-path="Object 705/Configurations2/accelerator/current.xml" manifest:media-type=""/>
  <manifest:file-entry manifest:full-path="Object 705/Configurations2/" manifest:media-type="application/vnd.sun.xml.ui.configuration"/>
  <manifest:file-entry manifest:full-path="Object 70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725/Configurations2/accelerator/current.xml" manifest:media-type="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settings.xml" manifest:media-type="text/xml"/>
  <manifest:file-entry manifest:full-path="Object 72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710/Configurations2/accelerator/current.xml" manifest:media-type=""/>
  <manifest:file-entry manifest:full-path="Object 710/Configurations2/" manifest:media-type="application/vnd.sun.xml.ui.configuration"/>
  <manifest:file-entry manifest:full-path="Object 710/settings.xml" manifest:media-type="text/xml"/>
  <manifest:file-entry manifest:full-path="Object 710/content.xml" manifest:media-type="text/xml"/>
  <manifest:file-entry manifest:full-path="Object 71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742/Configurations2/accelerator/current.xml" manifest:media-type="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settings.xml" manifest:media-type="text/xml"/>
  <manifest:file-entry manifest:full-path="Object 742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41/content.xml" manifest:media-type="text/xml"/>
  <manifest:file-entry manifest:full-path="Object 741/settings.xml" manifest:media-type="text/xml"/>
  <manifest:file-entry manifest:full-path="Object 741/Configurations2/accelerator/current.xml" manifest:media-type=""/>
  <manifest:file-entry manifest:full-path="Object 741/Configurations2/" manifest:media-type="application/vnd.sun.xml.ui.configuration"/>
  <manifest:file-entry manifest:full-path="Object 74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" manifest:version="1.2" manifest:media-type="application/vnd.oasis.opendocument.formula"/>
  <manifest:file-entry manifest:full-path="Object 711/Configurations2/accelerator/current.xml" manifest:media-type=""/>
  <manifest:file-entry manifest:full-path="Object 711/Configurations2/" manifest:media-type="application/vnd.sun.xml.ui.configuration"/>
  <manifest:file-entry manifest:full-path="Object 711/content.xml" manifest:media-type="text/xml"/>
  <manifest:file-entry manifest:full-path="Object 711/settings.xml" manifest:media-type="text/xml"/>
  <manifest:file-entry manifest:full-path="Object 71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712/Configurations2/accelerator/current.xml" manifest:media-type=""/>
  <manifest:file-entry manifest:full-path="Object 712/Configurations2/" manifest:media-type="application/vnd.sun.xml.ui.configuration"/>
  <manifest:file-entry manifest:full-path="Object 712/content.xml" manifest:media-type="text/xml"/>
  <manifest:file-entry manifest:full-path="Object 712/settings.xml" manifest:media-type="text/xml"/>
  <manifest:file-entry manifest:full-path="Object 71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713/Configurations2/accelerator/current.xml" manifest:media-type=""/>
  <manifest:file-entry manifest:full-path="Object 713/Configurations2/" manifest:media-type="application/vnd.sun.xml.ui.configuration"/>
  <manifest:file-entry manifest:full-path="Object 713/settings.xml" manifest:media-type="text/xml"/>
  <manifest:file-entry manifest:full-path="Object 713/content.xml" manifest:media-type="text/xml"/>
  <manifest:file-entry manifest:full-path="Object 713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715/Configurations2/accelerator/current.xml" manifest:media-type=""/>
  <manifest:file-entry manifest:full-path="Object 715/Configurations2/" manifest:media-type="application/vnd.sun.xml.ui.configuration"/>
  <manifest:file-entry manifest:full-path="Object 715/content.xml" manifest:media-type="text/xml"/>
  <manifest:file-entry manifest:full-path="Object 715/settings.xml" manifest:media-type="text/xml"/>
  <manifest:file-entry manifest:full-path="Object 71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714/settings.xml" manifest:media-type="text/xml"/>
  <manifest:file-entry manifest:full-path="Object 714/Configurations2/accelerator/current.xml" manifest:media-type=""/>
  <manifest:file-entry manifest:full-path="Object 714/Configurations2/" manifest:media-type="application/vnd.sun.xml.ui.configuration"/>
  <manifest:file-entry manifest:full-path="Object 714/content.xml" manifest:media-type="text/xml"/>
  <manifest:file-entry manifest:full-path="Object 71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8/content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720/Configurations2/accelerator/current.xml" manifest:media-type="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721/Configurations2/accelerator/current.xml" manifest:media-type="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722/Configurations2/accelerator/current.xml" manifest:media-type="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723/Configurations2/accelerator/current.xml" manifest:media-type="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724/Configurations2/accelerator/current.xml" manifest:media-type="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99/content.xml" manifest:media-type="text/xml"/>
  <manifest:file-entry manifest:full-path="Object 599/Configurations2/accelerator/current.xml" manifest:media-type="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735/Configurations2/accelerator/current.xml" manifest:media-type="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730/Configurations2/accelerator/current.xml" manifest:media-type=""/>
  <manifest:file-entry manifest:full-path="Object 730/Configurations2/" manifest:media-type="application/vnd.sun.xml.ui.configuration"/>
  <manifest:file-entry manifest:full-path="Object 730/content.xml" manifest:media-type="text/xml"/>
  <manifest:file-entry manifest:full-path="Object 730/settings.xml" manifest:media-type="text/xml"/>
  <manifest:file-entry manifest:full-path="Object 73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" manifest:version="1.2" manifest:media-type="application/vnd.oasis.opendocument.formula"/>
  <manifest:file-entry manifest:full-path="Object 731/content.xml" manifest:media-type="text/xml"/>
  <manifest:file-entry manifest:full-path="Object 731/Configurations2/accelerator/current.xml" manifest:media-type=""/>
  <manifest:file-entry manifest:full-path="Object 731/Configurations2/" manifest:media-type="application/vnd.sun.xml.ui.configuration"/>
  <manifest:file-entry manifest:full-path="Object 731/settings.xml" manifest:media-type="text/xml"/>
  <manifest:file-entry manifest:full-path="Object 731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32/Configurations2/accelerator/current.xml" manifest:media-type=""/>
  <manifest:file-entry manifest:full-path="Object 732/Configurations2/" manifest:media-type="application/vnd.sun.xml.ui.configuration"/>
  <manifest:file-entry manifest:full-path="Object 732/content.xml" manifest:media-type="text/xml"/>
  <manifest:file-entry manifest:full-path="Object 732/settings.xml" manifest:media-type="text/xml"/>
  <manifest:file-entry manifest:full-path="Object 73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34/Configurations2/accelerator/current.xml" manifest:media-type="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33/Configurations2/accelerator/current.xml" manifest:media-type="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43/content.xml" manifest:media-type="text/xml"/>
  <manifest:file-entry manifest:full-path="Object 743/Configurations2/accelerator/current.xml" manifest:media-type="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44/content.xml" manifest:media-type="text/xml"/>
  <manifest:file-entry manifest:full-path="Object 744/Configurations2/accelerator/current.xml" manifest:media-type="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745/content.xml" manifest:media-type="text/xml"/>
  <manifest:file-entry manifest:full-path="Object 745/Configurations2/accelerator/current.xml" manifest:media-type="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750/Configurations2/accelerator/current.xml" manifest:media-type=""/>
  <manifest:file-entry manifest:full-path="Object 750/Configurations2/" manifest:media-type="application/vnd.sun.xml.ui.configuration"/>
  <manifest:file-entry manifest:full-path="Object 750/settings.xml" manifest:media-type="text/xml"/>
  <manifest:file-entry manifest:full-path="Object 750/content.xml" manifest:media-type="text/xml"/>
  <manifest:file-entry manifest:full-path="Object 75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51/settings.xml" manifest:media-type="text/xml"/>
  <manifest:file-entry manifest:full-path="Object 751/Configurations2/accelerator/current.xml" manifest:media-type=""/>
  <manifest:file-entry manifest:full-path="Object 751/Configurations2/" manifest:media-type="application/vnd.sun.xml.ui.configuration"/>
  <manifest:file-entry manifest:full-path="Object 751/content.xml" manifest:media-type="text/xml"/>
  <manifest:file-entry manifest:full-path="Object 75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52/content.xml" manifest:media-type="text/xml"/>
  <manifest:file-entry manifest:full-path="Object 752/Configurations2/accelerator/current.xml" manifest:media-type="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549/Configurations2/accelerator/current.xml" manifest:media-type="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754/settings.xml" manifest:media-type="text/xml"/>
  <manifest:file-entry manifest:full-path="Object 754/Configurations2/accelerator/current.xml" manifest:media-type="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55/Configurations2/accelerator/current.xml" manifest:media-type=""/>
  <manifest:file-entry manifest:full-path="Object 755/Configurations2/" manifest:media-type="application/vnd.sun.xml.ui.configuration"/>
  <manifest:file-entry manifest:full-path="Object 755/settings.xml" manifest:media-type="text/xml"/>
  <manifest:file-entry manifest:full-path="Object 755/content.xml" manifest:media-type="text/xml"/>
  <manifest:file-entry manifest:full-path="Object 75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53/Configurations2/accelerator/current.xml" manifest:media-type="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content.xml" manifest:media-type="text/xml"/>
  <manifest:file-entry manifest:full-path="Object 753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598/Configurations2/accelerator/current.xml" manifest:media-type="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content.xml" manifest:media-type="text/xml"/>
  <manifest:file-entry manifest:full-path="Object 598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329/settings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205/settings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496/content.xml" manifest:media-type="text/xml"/>
  <manifest:file-entry manifest:full-path="Object 496/Configurations2/accelerator/current.xml" manifest:media-type="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95/content.xml" manifest:media-type="text/xml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48/content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491/Configurations2/accelerator/current.xml" manifest:media-type="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591/content.xml" manifest:media-type="text/xml"/>
  <manifest:file-entry manifest:full-path="Object 591/Configurations2/accelerator/current.xml" manifest:media-type=""/>
  <manifest:file-entry manifest:full-path="Object 591/Configurations2/" manifest:media-type="application/vnd.sun.xml.ui.configuration"/>
  <manifest:file-entry manifest:full-path="Object 591/settings.xml" manifest:media-type="text/xml"/>
  <manifest:file-entry manifest:full-path="Object 591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592/Configurations2/accelerator/current.xml" manifest:media-type="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content.xml" manifest:media-type="text/xml"/>
  <manifest:file-entry manifest:full-path="Object 592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593/Configurations2/accelerator/current.xml" manifest:media-type="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594/Configurations2/accelerator/current.xml" manifest:media-type="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settings.xml" manifest:media-type="text/xml"/>
  <manifest:file-entry manifest:full-path="Object 594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595/Configurations2/accelerator/current.xml" manifest:media-type="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" manifest:version="1.2" manifest:media-type="application/vnd.oasis.opendocument.formula"/>
  <manifest:file-entry manifest:full-path="Object 596/Configurations2/accelerator/current.xml" manifest:media-type="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597/content.xml" manifest:media-type="text/xml"/>
  <manifest:file-entry manifest:full-path="Object 597/Configurations2/accelerator/current.xml" manifest:media-type=""/>
  <manifest:file-entry manifest:full-path="Object 597/Configurations2/" manifest:media-type="application/vnd.sun.xml.ui.configuration"/>
  <manifest:file-entry manifest:full-path="Object 597/settings.xml" manifest:media-type="text/xml"/>
  <manifest:file-entry manifest:full-path="Object 597/" manifest:version="1.2" manifest:media-type="application/vnd.oasis.opendocument.formula"/>
  <manifest:file-entry manifest:full-path="Object 306/settings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16/content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5/settings.xml" manifest:media-type="text/xml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798/Configurations2/accelerator/current.xml" manifest:media-type=""/>
  <manifest:file-entry manifest:full-path="Object 798/Configurations2/" manifest:media-type="application/vnd.sun.xml.ui.configuration"/>
  <manifest:file-entry manifest:full-path="Object 798/settings.xml" manifest:media-type="text/xml"/>
  <manifest:file-entry manifest:full-path="Object 798/content.xml" manifest:media-type="text/xml"/>
  <manifest:file-entry manifest:full-path="Object 798/" manifest:version="1.2" manifest:media-type="application/vnd.oasis.opendocument.formula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372/settings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376/content.xml" manifest:media-type="text/xml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85/settings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387/content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691/Configurations2/accelerator/current.xml" manifest:media-type="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settings.xml" manifest:media-type="text/xml"/>
  <manifest:file-entry manifest:full-path="Object 691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692/Configurations2/accelerator/current.xml" manifest:media-type="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content.xml" manifest:media-type="text/xml"/>
  <manifest:file-entry manifest:full-path="Object 692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694/Configurations2/accelerator/current.xml" manifest:media-type=""/>
  <manifest:file-entry manifest:full-path="Object 694/Configurations2/" manifest:media-type="application/vnd.sun.xml.ui.configuration"/>
  <manifest:file-entry manifest:full-path="Object 694/content.xml" manifest:media-type="text/xml"/>
  <manifest:file-entry manifest:full-path="Object 694/settings.xml" manifest:media-type="text/xml"/>
  <manifest:file-entry manifest:full-path="Object 694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693/Configurations2/accelerator/current.xml" manifest:media-type=""/>
  <manifest:file-entry manifest:full-path="Object 693/Configurations2/" manifest:media-type="application/vnd.sun.xml.ui.configuration"/>
  <manifest:file-entry manifest:full-path="Object 693/settings.xml" manifest:media-type="text/xml"/>
  <manifest:file-entry manifest:full-path="Object 693/content.xml" manifest:media-type="text/xml"/>
  <manifest:file-entry manifest:full-path="Object 693/" manifest:version="1.2" manifest:media-type="application/vnd.oasis.opendocument.formula"/>
  <manifest:file-entry manifest:full-path="Object 402/settings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695/Configurations2/accelerator/current.xml" manifest:media-type="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settings.xml" manifest:media-type="text/xml"/>
  <manifest:file-entry manifest:full-path="Object 695/" manifest:version="1.2" manifest:media-type="application/vnd.oasis.opendocument.formula"/>
  <manifest:file-entry manifest:full-path="Object 404/content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696/Configurations2/accelerator/current.xml" manifest:media-type="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content.xml" manifest:media-type="text/xml"/>
  <manifest:file-entry manifest:full-path="Object 696/" manifest:version="1.2" manifest:media-type="application/vnd.oasis.opendocument.formula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697/Configurations2/accelerator/current.xml" manifest:media-type=""/>
  <manifest:file-entry manifest:full-path="Object 697/Configurations2/" manifest:media-type="application/vnd.sun.xml.ui.configuration"/>
  <manifest:file-entry manifest:full-path="Object 697/content.xml" manifest:media-type="text/xml"/>
  <manifest:file-entry manifest:full-path="Object 697/settings.xml" manifest:media-type="text/xml"/>
  <manifest:file-entry manifest:full-path="Object 697/" manifest:version="1.2" manifest:media-type="application/vnd.oasis.opendocument.formula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2" manifest:media-type="application/vnd.oasis.opendocument.formula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468/content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469/content.xml" manifest:media-type="text/xml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2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471/settings.xml" manifest:media-type="text/xml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77/content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481/settings.xml" manifest:media-type="text/xml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7/content.xml" manifest:media-type="text/xml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8/settings.xml" manifest:media-type="text/xml"/>
  <manifest:file-entry manifest:full-path="Object 488/Configurations2/accelerator/current.xml" manifest:media-type="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489/content.xml" manifest:media-type="text/xml"/>
  <manifest:file-entry manifest:full-path="Object 489/Configurations2/accelerator/current.xml" manifest:media-type="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2" manifest:media-type="application/vnd.oasis.opendocument.formula"/>
  <manifest:file-entry manifest:full-path="Object 430/content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90/Configurations2/accelerator/current.xml" manifest:media-type="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2/content.xml" manifest:media-type="text/xml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" manifest:version="1.2" manifest:media-type="application/vnd.oasis.opendocument.formula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416/content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layout-cache" manifest:media-type="application/binary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543/content.xml" manifest:media-type="text/xml"/>
  <manifest:file-entry manifest:full-path="Object 543/Configurations2/accelerator/current.xml" manifest:media-type="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2" manifest:media-type="application/vnd.oasis.opendocument.formula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2" manifest:media-type="application/vnd.oasis.opendocument.formula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2" manifest:media-type="application/vnd.oasis.opendocument.formula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2" manifest:media-type="application/vnd.oasis.opendocument.formula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512/content.xml" manifest:media-type="text/xml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2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" manifest:version="1.2" manifest:media-type="application/vnd.oasis.opendocument.formula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2" manifest:media-type="application/vnd.oasis.opendocument.formula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2" manifest:media-type="application/vnd.oasis.opendocument.formula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441/content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2" manifest:media-type="application/vnd.oasis.opendocument.formula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Object 445/content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446/content.xml" manifest:media-type="text/xml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2" manifest:media-type="application/vnd.oasis.opendocument.formula"/>
  <manifest:file-entry manifest:full-path="Object 791/Configurations2/accelerator/current.xml" manifest:media-type=""/>
  <manifest:file-entry manifest:full-path="Object 791/Configurations2/" manifest:media-type="application/vnd.sun.xml.ui.configuration"/>
  <manifest:file-entry manifest:full-path="Object 791/content.xml" manifest:media-type="text/xml"/>
  <manifest:file-entry manifest:full-path="Object 791/settings.xml" manifest:media-type="text/xml"/>
  <manifest:file-entry manifest:full-path="Object 791/" manifest:version="1.2" manifest:media-type="application/vnd.oasis.opendocument.formula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2" manifest:media-type="application/vnd.oasis.opendocument.formula"/>
  <manifest:file-entry manifest:full-path="Object 793/Configurations2/accelerator/current.xml" manifest:media-type=""/>
  <manifest:file-entry manifest:full-path="Object 793/Configurations2/" manifest:media-type="application/vnd.sun.xml.ui.configuration"/>
  <manifest:file-entry manifest:full-path="Object 793/content.xml" manifest:media-type="text/xml"/>
  <manifest:file-entry manifest:full-path="Object 793/settings.xml" manifest:media-type="text/xml"/>
  <manifest:file-entry manifest:full-path="Object 793/" manifest:version="1.2" manifest:media-type="application/vnd.oasis.opendocument.formula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2" manifest:media-type="application/vnd.oasis.opendocument.formula"/>
  <manifest:file-entry manifest:full-path="Object 792/Configurations2/accelerator/current.xml" manifest:media-type="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2" manifest:media-type="application/vnd.oasis.opendocument.formula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2" manifest:media-type="application/vnd.oasis.opendocument.formula"/>
  <manifest:file-entry manifest:full-path="Object 795/Configurations2/accelerator/current.xml" manifest:media-type="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2" manifest:media-type="application/vnd.oasis.opendocument.formula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2" manifest:media-type="application/vnd.oasis.opendocument.formula"/>
  <manifest:file-entry manifest:full-path="Object 796/Configurations2/accelerator/current.xml" manifest:media-type=""/>
  <manifest:file-entry manifest:full-path="Object 796/Configurations2/" manifest:media-type="application/vnd.sun.xml.ui.configuration"/>
  <manifest:file-entry manifest:full-path="Object 796/content.xml" manifest:media-type="text/xml"/>
  <manifest:file-entry manifest:full-path="Object 796/settings.xml" manifest:media-type="text/xml"/>
  <manifest:file-entry manifest:full-path="Object 796/" manifest:version="1.2" manifest:media-type="application/vnd.oasis.opendocument.formula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2" manifest:media-type="application/vnd.oasis.opendocument.formula"/>
  <manifest:file-entry manifest:full-path="Object 797/Configurations2/accelerator/current.xml" manifest:media-type=""/>
  <manifest:file-entry manifest:full-path="Object 797/Configurations2/" manifest:media-type="application/vnd.sun.xml.ui.configuration"/>
  <manifest:file-entry manifest:full-path="Object 797/settings.xml" manifest:media-type="text/xml"/>
  <manifest:file-entry manifest:full-path="Object 797/content.xml" manifest:media-type="text/xml"/>
  <manifest:file-entry manifest:full-path="Object 797/" manifest:version="1.2" manifest:media-type="application/vnd.oasis.opendocument.formula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2" manifest:media-type="application/vnd.oasis.opendocument.formula"/>
  <manifest:file-entry manifest:full-path="Object 794/Configurations2/accelerator/current.xml" manifest:media-type=""/>
  <manifest:file-entry manifest:full-path="Object 794/Configurations2/" manifest:media-type="application/vnd.sun.xml.ui.configuration"/>
  <manifest:file-entry manifest:full-path="Object 794/content.xml" manifest:media-type="text/xml"/>
  <manifest:file-entry manifest:full-path="Object 794/settings.xml" manifest:media-type="text/xml"/>
  <manifest:file-entry manifest:full-path="Object 794/" manifest:version="1.2" manifest:media-type="application/vnd.oasis.opendocument.formula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2" manifest:media-type="application/vnd.oasis.opendocument.formula"/>
  <manifest:file-entry manifest:full-path="Object 799/Configurations2/accelerator/current.xml" manifest:media-type="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2" manifest:media-type="application/vnd.oasis.opendocument.formula"/>
  <manifest:file-entry manifest:full-path="Object 509/Configurations2/accelerator/current.xml" manifest:media-type="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2" manifest:media-type="application/vnd.oasis.opendocument.formula"/>
  <manifest:file-entry manifest:full-path="Object 514/Configurations2/accelerator/current.xml" manifest:media-type="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2" manifest:media-type="application/vnd.oasis.opendocument.formula"/>
  <manifest:file-entry manifest:full-path="Object 515/Configurations2/accelerator/current.xml" manifest:media-type="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516/Configurations2/accelerator/current.xml" manifest:media-type="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2" manifest:media-type="application/vnd.oasis.opendocument.formula"/>
  <manifest:file-entry manifest:full-path="Object 517/content.xml" manifest:media-type="text/xml"/>
  <manifest:file-entry manifest:full-path="Object 517/Configurations2/accelerator/current.xml" manifest:media-type="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2" manifest:media-type="application/vnd.oasis.opendocument.formula"/>
  <manifest:file-entry manifest:full-path="Object 519/Configurations2/accelerator/current.xml" manifest:media-type="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2" manifest:media-type="application/vnd.oasis.opendocument.formula"/>
  <manifest:file-entry manifest:full-path="Object 520/Configurations2/accelerator/current.xml" manifest:media-type="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2" manifest:media-type="application/vnd.oasis.opendocument.formula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2" manifest:media-type="application/vnd.oasis.opendocument.formula"/>
  <manifest:file-entry manifest:full-path="Object 522/Configurations2/accelerator/current.xml" manifest:media-type="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2" manifest:media-type="application/vnd.oasis.opendocument.formula"/>
  <manifest:file-entry manifest:full-path="Object 523/Configurations2/accelerator/current.xml" manifest:media-type="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524/Configurations2/accelerator/current.xml" manifest:media-type="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2" manifest:media-type="application/vnd.oasis.opendocument.formula"/>
  <manifest:file-entry manifest:full-path="Object 525/Configurations2/accelerator/current.xml" manifest:media-type="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2" manifest:media-type="application/vnd.oasis.opendocument.formula"/>
  <manifest:file-entry manifest:full-path="Object 526/content.xml" manifest:media-type="text/xml"/>
  <manifest:file-entry manifest:full-path="Object 526/Configurations2/accelerator/current.xml" manifest:media-type="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" manifest:version="1.2" manifest:media-type="application/vnd.oasis.opendocument.formula"/>
  <manifest:file-entry manifest:full-path="Object 530/Configurations2/accelerator/current.xml" manifest:media-type="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2" manifest:media-type="application/vnd.oasis.opendocument.formula"/>
  <manifest:file-entry manifest:full-path="Object 531/Configurations2/accelerator/current.xml" manifest:media-type="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2" manifest:media-type="application/vnd.oasis.opendocument.formula"/>
  <manifest:file-entry manifest:full-path="Object 527/Configurations2/accelerator/current.xml" manifest:media-type="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2" manifest:media-type="application/vnd.oasis.opendocument.formula"/>
  <manifest:file-entry manifest:full-path="Object 528/content.xml" manifest:media-type="text/xml"/>
  <manifest:file-entry manifest:full-path="Object 528/Configurations2/accelerator/current.xml" manifest:media-type="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2" manifest:media-type="application/vnd.oasis.opendocument.formula"/>
  <manifest:file-entry manifest:full-path="Object 529/Configurations2/accelerator/current.xml" manifest:media-type="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2" manifest:media-type="application/vnd.oasis.opendocument.formula"/>
  <manifest:file-entry manifest:full-path="Object 542/content.xml" manifest:media-type="text/xml"/>
  <manifest:file-entry manifest:full-path="Object 542/Configurations2/accelerator/current.xml" manifest:media-type="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2" manifest:media-type="application/vnd.oasis.opendocument.formula"/>
  <manifest:file-entry manifest:full-path="Object 532/Configurations2/accelerator/current.xml" manifest:media-type="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533/settings.xml" manifest:media-type="text/xml"/>
  <manifest:file-entry manifest:full-path="Object 533/Configurations2/accelerator/current.xml" manifest:media-type="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2" manifest:media-type="application/vnd.oasis.opendocument.formula"/>
  <manifest:file-entry manifest:full-path="Object 534/Configurations2/accelerator/current.xml" manifest:media-type="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2" manifest:media-type="application/vnd.oasis.opendocument.formula"/>
  <manifest:file-entry manifest:full-path="Object 535/Configurations2/accelerator/current.xml" manifest:media-type="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2" manifest:media-type="application/vnd.oasis.opendocument.formula"/>
  <manifest:file-entry manifest:full-path="Object 538/Configurations2/accelerator/current.xml" manifest:media-type="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2" manifest:media-type="application/vnd.oasis.opendocument.formula"/>
  <manifest:file-entry manifest:full-path="Object 536/Configurations2/accelerator/current.xml" manifest:media-type="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2" manifest:media-type="application/vnd.oasis.opendocument.formula"/>
  <manifest:file-entry manifest:full-path="Object 540/content.xml" manifest:media-type="text/xml"/>
  <manifest:file-entry manifest:full-path="Object 540/Configurations2/accelerator/current.xml" manifest:media-type="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2" manifest:media-type="application/vnd.oasis.opendocument.formula"/>
  <manifest:file-entry manifest:full-path="Object 537/Configurations2/accelerator/current.xml" manifest:media-type="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2" manifest:media-type="application/vnd.oasis.opendocument.formula"/>
  <manifest:file-entry manifest:full-path="meta.xml" manifest:media-type="text/xml"/>
  <manifest:file-entry manifest:full-path="Object 539/content.xml" manifest:media-type="text/xml"/>
  <manifest:file-entry manifest:full-path="Object 539/Configurations2/accelerator/current.xml" manifest:media-type="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2" manifest:media-type="application/vnd.oasis.opendocument.formula"/>
  <manifest:file-entry manifest:full-path="Object 541/Configurations2/accelerator/current.xml" manifest:media-type="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2" manifest:media-type="application/vnd.oasis.opendocument.formula"/>
  <manifest:file-entry manifest:full-path="Object 544/Configurations2/accelerator/current.xml" manifest:media-type="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2" manifest:media-type="application/vnd.oasis.opendocument.formula"/>
  <manifest:file-entry manifest:full-path="Object 545/Configurations2/accelerator/current.xml" manifest:media-type="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2" manifest:media-type="application/vnd.oasis.opendocument.formula"/>
  <manifest:file-entry manifest:full-path="Object 547/Configurations2/accelerator/current.xml" manifest:media-type="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2" manifest:media-type="application/vnd.oasis.opendocument.formula"/>
  <manifest:file-entry manifest:full-path="Object 548/Configurations2/accelerator/current.xml" manifest:media-type="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2" manifest:media-type="application/vnd.oasis.opendocument.formula"/>
  <manifest:file-entry manifest:full-path="Object 546/Configurations2/accelerator/current.xml" manifest:media-type="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2" manifest:media-type="application/vnd.oasis.opendocument.formula"/>
  <manifest:file-entry manifest:full-path="Object 551/settings.xml" manifest:media-type="text/xml"/>
  <manifest:file-entry manifest:full-path="Object 551/Configurations2/accelerator/current.xml" manifest:media-type="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2" manifest:media-type="application/vnd.oasis.opendocument.formula"/>
  <manifest:file-entry manifest:full-path="Object 550/Configurations2/accelerator/current.xml" manifest:media-type="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2" manifest:media-type="application/vnd.oasis.opendocument.formula"/>
  <manifest:file-entry manifest:full-path="Object 554/Configurations2/accelerator/current.xml" manifest:media-type="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2" manifest:media-type="application/vnd.oasis.opendocument.formula"/>
  <manifest:file-entry manifest:full-path="Object 553/content.xml" manifest:media-type="text/xml"/>
  <manifest:file-entry manifest:full-path="Object 553/Configurations2/accelerator/current.xml" manifest:media-type="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2" manifest:media-type="application/vnd.oasis.opendocument.formula"/>
  <manifest:file-entry manifest:full-path="Object 552/Configurations2/accelerator/current.xml" manifest:media-type="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2" manifest:media-type="application/vnd.oasis.opendocument.formula"/>
  <manifest:file-entry manifest:full-path="Object 555/Configurations2/accelerator/current.xml" manifest:media-type="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2" manifest:media-type="application/vnd.oasis.opendocument.formula"/>
  <manifest:file-entry manifest:full-path="Object 556/Configurations2/accelerator/current.xml" manifest:media-type="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2" manifest:media-type="application/vnd.oasis.opendocument.formula"/>
  <manifest:file-entry manifest:full-path="Object 557/Configurations2/accelerator/current.xml" manifest:media-type="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2" manifest:media-type="application/vnd.oasis.opendocument.formula"/>
  <manifest:file-entry manifest:full-path="Object 559/settings.xml" manifest:media-type="text/xml"/>
  <manifest:file-entry manifest:full-path="Object 559/Configurations2/accelerator/current.xml" manifest:media-type="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2" manifest:media-type="application/vnd.oasis.opendocument.formula"/>
  <manifest:file-entry manifest:full-path="Object 560/Configurations2/accelerator/current.xml" manifest:media-type="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2" manifest:media-type="application/vnd.oasis.opendocument.formula"/>
  <manifest:file-entry manifest:full-path="Object 558/Configurations2/accelerator/current.xml" manifest:media-type="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2" manifest:media-type="application/vnd.oasis.opendocument.formula"/>
  <manifest:file-entry manifest:full-path="Object 561/content.xml" manifest:media-type="text/xml"/>
  <manifest:file-entry manifest:full-path="Object 561/Configurations2/accelerator/current.xml" manifest:media-type="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2" manifest:media-type="application/vnd.oasis.opendocument.formula"/>
  <manifest:file-entry manifest:full-path="Object 562/content.xml" manifest:media-type="text/xml"/>
  <manifest:file-entry manifest:full-path="Object 562/Configurations2/accelerator/current.xml" manifest:media-type="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2" manifest:media-type="application/vnd.oasis.opendocument.formula"/>
  <manifest:file-entry manifest:full-path="Object 564/Configurations2/accelerator/current.xml" manifest:media-type="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2" manifest:media-type="application/vnd.oasis.opendocument.formula"/>
  <manifest:file-entry manifest:full-path="Object 563/Configurations2/accelerator/current.xml" manifest:media-type="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2" manifest:media-type="application/vnd.oasis.opendocument.formula"/>
  <manifest:file-entry manifest:full-path="Object 565/Configurations2/accelerator/current.xml" manifest:media-type="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2" manifest:media-type="application/vnd.oasis.opendocument.formula"/>
  <manifest:file-entry manifest:full-path="Object 566/Configurations2/accelerator/current.xml" manifest:media-type="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2" manifest:media-type="application/vnd.oasis.opendocument.formula"/>
  <manifest:file-entry manifest:full-path="Object 567/Configurations2/accelerator/current.xml" manifest:media-type="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2" manifest:media-type="application/vnd.oasis.opendocument.formula"/>
  <manifest:file-entry manifest:full-path="Object 568/Configurations2/accelerator/current.xml" manifest:media-type="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2" manifest:media-type="application/vnd.oasis.opendocument.formula"/>
  <manifest:file-entry manifest:full-path="Object 570/Configurations2/accelerator/current.xml" manifest:media-type="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content.xml" manifest:media-type="text/xml"/>
  <manifest:file-entry manifest:full-path="Object 570/" manifest:version="1.2" manifest:media-type="application/vnd.oasis.opendocument.formula"/>
  <manifest:file-entry manifest:full-path="Object 571/Configurations2/accelerator/current.xml" manifest:media-type="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2" manifest:media-type="application/vnd.oasis.opendocument.formula"/>
  <manifest:file-entry manifest:full-path="Object 569/Configurations2/accelerator/current.xml" manifest:media-type="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2" manifest:media-type="application/vnd.oasis.opendocument.formula"/>
  <manifest:file-entry manifest:full-path="Object 572/Configurations2/accelerator/current.xml" manifest:media-type="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2" manifest:media-type="application/vnd.oasis.opendocument.formula"/>
  <manifest:file-entry manifest:full-path="Object 573/Configurations2/accelerator/current.xml" manifest:media-type="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2" manifest:media-type="application/vnd.oasis.opendocument.formula"/>
  <manifest:file-entry manifest:full-path="Object 574/Configurations2/accelerator/current.xml" manifest:media-type="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2" manifest:media-type="application/vnd.oasis.opendocument.formula"/>
  <manifest:file-entry manifest:full-path="Object 575/Configurations2/accelerator/current.xml" manifest:media-type="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content.xml" manifest:media-type="text/xml"/>
  <manifest:file-entry manifest:full-path="Object 575/" manifest:version="1.2" manifest:media-type="application/vnd.oasis.opendocument.formula"/>
  <manifest:file-entry manifest:full-path="Object 576/Configurations2/accelerator/current.xml" manifest:media-type="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2" manifest:media-type="application/vnd.oasis.opendocument.formula"/>
  <manifest:file-entry manifest:full-path="Object 577/Configurations2/accelerator/current.xml" manifest:media-type="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2" manifest:media-type="application/vnd.oasis.opendocument.formula"/>
  <manifest:file-entry manifest:full-path="Object 578/settings.xml" manifest:media-type="text/xml"/>
  <manifest:file-entry manifest:full-path="Object 578/Configurations2/accelerator/current.xml" manifest:media-type="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2" manifest:media-type="application/vnd.oasis.opendocument.formula"/>
  <manifest:file-entry manifest:full-path="Object 579/Configurations2/accelerator/current.xml" manifest:media-type=""/>
  <manifest:file-entry manifest:full-path="Object 579/Configurations2/" manifest:media-type="application/vnd.sun.xml.ui.configuration"/>
  <manifest:file-entry manifest:full-path="Object 579/settings.xml" manifest:media-type="text/xml"/>
  <manifest:file-entry manifest:full-path="Object 579/content.xml" manifest:media-type="text/xml"/>
  <manifest:file-entry manifest:full-path="Object 579/" manifest:version="1.2" manifest:media-type="application/vnd.oasis.opendocument.formula"/>
  <manifest:file-entry manifest:full-path="Object 580/Configurations2/accelerator/current.xml" manifest:media-type=""/>
  <manifest:file-entry manifest:full-path="Object 580/Configurations2/" manifest:media-type="application/vnd.sun.xml.ui.configuration"/>
  <manifest:file-entry manifest:full-path="Object 580/settings.xml" manifest:media-type="text/xml"/>
  <manifest:file-entry manifest:full-path="Object 580/content.xml" manifest:media-type="text/xml"/>
  <manifest:file-entry manifest:full-path="Object 580/" manifest:version="1.2" manifest:media-type="application/vnd.oasis.opendocument.formula"/>
  <manifest:file-entry manifest:full-path="Object 582/settings.xml" manifest:media-type="text/xml"/>
  <manifest:file-entry manifest:full-path="Object 582/Configurations2/accelerator/current.xml" manifest:media-type="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" manifest:version="1.2" manifest:media-type="application/vnd.oasis.opendocument.formula"/>
  <manifest:file-entry manifest:full-path="Object 581/Configurations2/accelerator/current.xml" manifest:media-type=""/>
  <manifest:file-entry manifest:full-path="Object 581/Configurations2/" manifest:media-type="application/vnd.sun.xml.ui.configuration"/>
  <manifest:file-entry manifest:full-path="Object 581/content.xml" manifest:media-type="text/xml"/>
  <manifest:file-entry manifest:full-path="Object 581/settings.xml" manifest:media-type="text/xml"/>
  <manifest:file-entry manifest:full-path="Object 581/" manifest:version="1.2" manifest:media-type="application/vnd.oasis.opendocument.formula"/>
  <manifest:file-entry manifest:full-path="Object 583/Configurations2/accelerator/current.xml" manifest:media-type="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2" manifest:media-type="application/vnd.oasis.opendocument.formula"/>
  <manifest:file-entry manifest:full-path="Object 584/settings.xml" manifest:media-type="text/xml"/>
  <manifest:file-entry manifest:full-path="Object 584/Configurations2/accelerator/current.xml" manifest:media-type="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" manifest:version="1.2" manifest:media-type="application/vnd.oasis.opendocument.formula"/>
  <manifest:file-entry manifest:full-path="Object 585/Configurations2/accelerator/current.xml" manifest:media-type="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settings.xml" manifest:media-type="text/xml"/>
  <manifest:file-entry manifest:full-path="Object 585/" manifest:version="1.2" manifest:media-type="application/vnd.oasis.opendocument.formula"/>
  <manifest:file-entry manifest:full-path="Object 586/Configurations2/accelerator/current.xml" manifest:media-type=""/>
  <manifest:file-entry manifest:full-path="Object 586/Configurations2/" manifest:media-type="application/vnd.sun.xml.ui.configuration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2" manifest:media-type="application/vnd.oasis.opendocument.formula"/>
  <manifest:file-entry manifest:full-path="Object 587/Configurations2/accelerator/current.xml" manifest:media-type="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2" manifest:media-type="application/vnd.oasis.opendocument.formula"/>
  <manifest:file-entry manifest:full-path="Object 588/Configurations2/accelerator/current.xml" manifest:media-type=""/>
  <manifest:file-entry manifest:full-path="Object 588/Configurations2/" manifest:media-type="application/vnd.sun.xml.ui.configuration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2" manifest:media-type="application/vnd.oasis.opendocument.formula"/>
  <manifest:file-entry manifest:full-path="Object 589/Configurations2/accelerator/current.xml" manifest:media-type=""/>
  <manifest:file-entry manifest:full-path="Object 589/Configurations2/" manifest:media-type="application/vnd.sun.xml.ui.configuration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2" manifest:media-type="application/vnd.oasis.opendocument.formula"/>
  <manifest:file-entry manifest:full-path="Object 590/Configurations2/accelerator/current.xml" manifest:media-type=""/>
  <manifest:file-entry manifest:full-path="Object 590/Configurations2/" manifest:media-type="application/vnd.sun.xml.ui.configuration"/>
  <manifest:file-entry manifest:full-path="Object 590/content.xml" manifest:media-type="text/xml"/>
  <manifest:file-entry manifest:full-path="Object 590/settings.xml" manifest:media-type="text/xml"/>
  <manifest:file-entry manifest:full-path="Object 590/" manifest:version="1.2" manifest:media-type="application/vnd.oasis.opendocument.formula"/>
  <manifest:file-entry manifest:full-path="Object 600/Configurations2/accelerator/current.xml" manifest:media-type="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2" manifest:media-type="application/vnd.oasis.opendocument.formula"/>
  <manifest:file-entry manifest:full-path="Object 601/settings.xml" manifest:media-type="text/xml"/>
  <manifest:file-entry manifest:full-path="Object 601/Configurations2/accelerator/current.xml" manifest:media-type=""/>
  <manifest:file-entry manifest:full-path="Object 601/Configurations2/" manifest:media-type="application/vnd.sun.xml.ui.configuration"/>
  <manifest:file-entry manifest:full-path="Object 601/content.xml" manifest:media-type="text/xml"/>
  <manifest:file-entry manifest:full-path="Object 601/" manifest:version="1.2" manifest:media-type="application/vnd.oasis.opendocument.formula"/>
  <manifest:file-entry manifest:full-path="Object 602/Configurations2/accelerator/current.xml" manifest:media-type="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settings.xml" manifest:media-type="text/xml"/>
  <manifest:file-entry manifest:full-path="Object 602/" manifest:version="1.2" manifest:media-type="application/vnd.oasis.opendocument.formula"/>
  <manifest:file-entry manifest:full-path="Object 603/Configurations2/accelerator/current.xml" manifest:media-type="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content.xml" manifest:media-type="text/xml"/>
  <manifest:file-entry manifest:full-path="Object 603/" manifest:version="1.2" manifest:media-type="application/vnd.oasis.opendocument.formula"/>
  <manifest:file-entry manifest:full-path="Object 604/Configurations2/accelerator/current.xml" manifest:media-type="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content.xml" manifest:media-type="text/xml"/>
  <manifest:file-entry manifest:full-path="Object 604/" manifest:version="1.2" manifest:media-type="application/vnd.oasis.opendocument.formula"/>
  <manifest:file-entry manifest:full-path="Object 605/Configurations2/accelerator/current.xml" manifest:media-type="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2" manifest:media-type="application/vnd.oasis.opendocument.formula"/>
  <manifest:file-entry manifest:full-path="Object 606/Configurations2/accelerator/current.xml" manifest:media-type="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2" manifest:media-type="application/vnd.oasis.opendocument.formula"/>
  <manifest:file-entry manifest:full-path="Object 607/Configurations2/accelerator/current.xml" manifest:media-type="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2" manifest:media-type="application/vnd.oasis.opendocument.formula"/>
  <manifest:file-entry manifest:full-path="Object 608/Configurations2/accelerator/current.xml" manifest:media-type=""/>
  <manifest:file-entry manifest:full-path="Object 608/Configurations2/" manifest:media-type="application/vnd.sun.xml.ui.configuration"/>
  <manifest:file-entry manifest:full-path="Object 608/settings.xml" manifest:media-type="text/xml"/>
  <manifest:file-entry manifest:full-path="Object 608/content.xml" manifest:media-type="text/xml"/>
  <manifest:file-entry manifest:full-path="Object 608/" manifest:version="1.2" manifest:media-type="application/vnd.oasis.opendocument.formula"/>
  <manifest:file-entry manifest:full-path="Object 609/Configurations2/accelerator/current.xml" manifest:media-type=""/>
  <manifest:file-entry manifest:full-path="Object 609/Configurations2/" manifest:media-type="application/vnd.sun.xml.ui.configuration"/>
  <manifest:file-entry manifest:full-path="Object 609/settings.xml" manifest:media-type="text/xml"/>
  <manifest:file-entry manifest:full-path="Object 609/content.xml" manifest:media-type="text/xml"/>
  <manifest:file-entry manifest:full-path="Object 609/" manifest:version="1.2" manifest:media-type="application/vnd.oasis.opendocument.formula"/>
  <manifest:file-entry manifest:full-path="Object 610/Configurations2/accelerator/current.xml" manifest:media-type=""/>
  <manifest:file-entry manifest:full-path="Object 610/Configurations2/" manifest:media-type="application/vnd.sun.xml.ui.configuration"/>
  <manifest:file-entry manifest:full-path="Object 610/settings.xml" manifest:media-type="text/xml"/>
  <manifest:file-entry manifest:full-path="Object 610/content.xml" manifest:media-type="text/xml"/>
  <manifest:file-entry manifest:full-path="Object 610/" manifest:version="1.2" manifest:media-type="application/vnd.oasis.opendocument.formula"/>
  <manifest:file-entry manifest:full-path="Object 611/Configurations2/accelerator/current.xml" manifest:media-type=""/>
  <manifest:file-entry manifest:full-path="Object 611/Configurations2/" manifest:media-type="application/vnd.sun.xml.ui.configuration"/>
  <manifest:file-entry manifest:full-path="Object 611/settings.xml" manifest:media-type="text/xml"/>
  <manifest:file-entry manifest:full-path="Object 611/content.xml" manifest:media-type="text/xml"/>
  <manifest:file-entry manifest:full-path="Object 611/" manifest:version="1.2" manifest:media-type="application/vnd.oasis.opendocument.formula"/>
  <manifest:file-entry manifest:full-path="Object 612/content.xml" manifest:media-type="text/xml"/>
  <manifest:file-entry manifest:full-path="Object 612/Configurations2/accelerator/current.xml" manifest:media-type="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2" manifest:media-type="application/vnd.oasis.opendocument.formula"/>
  <manifest:file-entry manifest:full-path="Object 613/Configurations2/accelerator/current.xml" manifest:media-type="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content.xml" manifest:media-type="text/xml"/>
  <manifest:file-entry manifest:full-path="Object 613/" manifest:version="1.2" manifest:media-type="application/vnd.oasis.opendocument.formula"/>
  <manifest:file-entry manifest:full-path="Object 614/Configurations2/accelerator/current.xml" manifest:media-type="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settings.xml" manifest:media-type="text/xml"/>
  <manifest:file-entry manifest:full-path="Object 614/" manifest:version="1.2" manifest:media-type="application/vnd.oasis.opendocument.formula"/>
  <manifest:file-entry manifest:full-path="Object 615/Configurations2/accelerator/current.xml" manifest:media-type=""/>
  <manifest:file-entry manifest:full-path="Object 615/Configurations2/" manifest:media-type="application/vnd.sun.xml.ui.configuration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2" manifest:media-type="application/vnd.oasis.opendocument.formula"/>
  <manifest:file-entry manifest:full-path="Object 616/Configurations2/accelerator/current.xml" manifest:media-type="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2" manifest:media-type="application/vnd.oasis.opendocument.formula"/>
  <manifest:file-entry manifest:full-path="Object 617/Configurations2/accelerator/current.xml" manifest:media-type="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2" manifest:media-type="application/vnd.oasis.opendocument.formula"/>
  <manifest:file-entry manifest:full-path="Object 618/Configurations2/accelerator/current.xml" manifest:media-type="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2" manifest:media-type="application/vnd.oasis.opendocument.formula"/>
  <manifest:file-entry manifest:full-path="Object 619/Configurations2/accelerator/current.xml" manifest:media-type=""/>
  <manifest:file-entry manifest:full-path="Object 619/Configurations2/" manifest:media-type="application/vnd.sun.xml.ui.configuration"/>
  <manifest:file-entry manifest:full-path="Object 619/content.xml" manifest:media-type="text/xml"/>
  <manifest:file-entry manifest:full-path="Object 619/settings.xml" manifest:media-type="text/xml"/>
  <manifest:file-entry manifest:full-path="Object 619/" manifest:version="1.2" manifest:media-type="application/vnd.oasis.opendocument.formula"/>
  <manifest:file-entry manifest:full-path="Object 620/Configurations2/accelerator/current.xml" manifest:media-type=""/>
  <manifest:file-entry manifest:full-path="Object 620/Configurations2/" manifest:media-type="application/vnd.sun.xml.ui.configuration"/>
  <manifest:file-entry manifest:full-path="Object 620/settings.xml" manifest:media-type="text/xml"/>
  <manifest:file-entry manifest:full-path="Object 620/content.xml" manifest:media-type="text/xml"/>
  <manifest:file-entry manifest:full-path="Object 620/" manifest:version="1.2" manifest:media-type="application/vnd.oasis.opendocument.formula"/>
  <manifest:file-entry manifest:full-path="Object 621/Configurations2/accelerator/current.xml" manifest:media-type=""/>
  <manifest:file-entry manifest:full-path="Object 621/Configurations2/" manifest:media-type="application/vnd.sun.xml.ui.configuration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2" manifest:media-type="application/vnd.oasis.opendocument.formula"/>
  <manifest:file-entry manifest:full-path="Object 622/Configurations2/accelerator/current.xml" manifest:media-type=""/>
  <manifest:file-entry manifest:full-path="Object 622/Configurations2/" manifest:media-type="application/vnd.sun.xml.ui.configuration"/>
  <manifest:file-entry manifest:full-path="Object 622/settings.xml" manifest:media-type="text/xml"/>
  <manifest:file-entry manifest:full-path="Object 622/content.xml" manifest:media-type="text/xml"/>
  <manifest:file-entry manifest:full-path="Object 622/" manifest:version="1.2" manifest:media-type="application/vnd.oasis.opendocument.formula"/>
  <manifest:file-entry manifest:full-path="Object 623/Configurations2/accelerator/current.xml" manifest:media-type=""/>
  <manifest:file-entry manifest:full-path="Object 623/Configurations2/" manifest:media-type="application/vnd.sun.xml.ui.configuration"/>
  <manifest:file-entry manifest:full-path="Object 623/settings.xml" manifest:media-type="text/xml"/>
  <manifest:file-entry manifest:full-path="Object 623/content.xml" manifest:media-type="text/xml"/>
  <manifest:file-entry manifest:full-path="Object 623/" manifest:version="1.2" manifest:media-type="application/vnd.oasis.opendocument.formula"/>
  <manifest:file-entry manifest:full-path="Object 624/Configurations2/accelerator/current.xml" manifest:media-type=""/>
  <manifest:file-entry manifest:full-path="Object 624/Configurations2/" manifest:media-type="application/vnd.sun.xml.ui.configuration"/>
  <manifest:file-entry manifest:full-path="Object 624/content.xml" manifest:media-type="text/xml"/>
  <manifest:file-entry manifest:full-path="Object 624/settings.xml" manifest:media-type="text/xml"/>
  <manifest:file-entry manifest:full-path="Object 624/" manifest:version="1.2" manifest:media-type="application/vnd.oasis.opendocument.formula"/>
  <manifest:file-entry manifest:full-path="Object 625/Configurations2/accelerator/current.xml" manifest:media-type=""/>
  <manifest:file-entry manifest:full-path="Object 625/Configurations2/" manifest:media-type="application/vnd.sun.xml.ui.configuration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2" manifest:media-type="application/vnd.oasis.opendocument.formula"/>
  <manifest:file-entry manifest:full-path="Object 626/Configurations2/accelerator/current.xml" manifest:media-type=""/>
  <manifest:file-entry manifest:full-path="Object 626/Configurations2/" manifest:media-type="application/vnd.sun.xml.ui.configuration"/>
  <manifest:file-entry manifest:full-path="Object 626/settings.xml" manifest:media-type="text/xml"/>
  <manifest:file-entry manifest:full-path="Object 626/content.xml" manifest:media-type="text/xml"/>
  <manifest:file-entry manifest:full-path="Object 626/" manifest:version="1.2" manifest:media-type="application/vnd.oasis.opendocument.formula"/>
  <manifest:file-entry manifest:full-path="Object 627/Configurations2/accelerator/current.xml" manifest:media-type=""/>
  <manifest:file-entry manifest:full-path="Object 627/Configurations2/" manifest:media-type="application/vnd.sun.xml.ui.configuration"/>
  <manifest:file-entry manifest:full-path="Object 627/content.xml" manifest:media-type="text/xml"/>
  <manifest:file-entry manifest:full-path="Object 627/settings.xml" manifest:media-type="text/xml"/>
  <manifest:file-entry manifest:full-path="Object 627/" manifest:version="1.2" manifest:media-type="application/vnd.oasis.opendocument.formula"/>
  <manifest:file-entry manifest:full-path="Object 628/content.xml" manifest:media-type="text/xml"/>
  <manifest:file-entry manifest:full-path="Object 628/Configurations2/accelerator/current.xml" manifest:media-type=""/>
  <manifest:file-entry manifest:full-path="Object 628/Configurations2/" manifest:media-type="application/vnd.sun.xml.ui.configuration"/>
  <manifest:file-entry manifest:full-path="Object 628/settings.xml" manifest:media-type="text/xml"/>
  <manifest:file-entry manifest:full-path="Object 628/" manifest:version="1.2" manifest:media-type="application/vnd.oasis.opendocument.formula"/>
  <manifest:file-entry manifest:full-path="Object 629/Configurations2/accelerator/current.xml" manifest:media-type="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settings.xml" manifest:media-type="text/xml"/>
  <manifest:file-entry manifest:full-path="Object 629/" manifest:version="1.2" manifest:media-type="application/vnd.oasis.opendocument.formula"/>
  <manifest:file-entry manifest:full-path="Object 630/Configurations2/accelerator/current.xml" manifest:media-type=""/>
  <manifest:file-entry manifest:full-path="Object 630/Configurations2/" manifest:media-type="application/vnd.sun.xml.ui.configuration"/>
  <manifest:file-entry manifest:full-path="Object 630/content.xml" manifest:media-type="text/xml"/>
  <manifest:file-entry manifest:full-path="Object 630/settings.xml" manifest:media-type="text/xml"/>
  <manifest:file-entry manifest:full-path="Object 630/" manifest:version="1.2" manifest:media-type="application/vnd.oasis.opendocument.formula"/>
  <manifest:file-entry manifest:full-path="Object 631/Configurations2/accelerator/current.xml" manifest:media-type=""/>
  <manifest:file-entry manifest:full-path="Object 631/Configurations2/" manifest:media-type="application/vnd.sun.xml.ui.configuration"/>
  <manifest:file-entry manifest:full-path="Object 631/content.xml" manifest:media-type="text/xml"/>
  <manifest:file-entry manifest:full-path="Object 631/settings.xml" manifest:media-type="text/xml"/>
  <manifest:file-entry manifest:full-path="Object 631/" manifest:version="1.2" manifest:media-type="application/vnd.oasis.opendocument.formula"/>
  <manifest:file-entry manifest:full-path="Object 632/Configurations2/accelerator/current.xml" manifest:media-type=""/>
  <manifest:file-entry manifest:full-path="Object 632/Configurations2/" manifest:media-type="application/vnd.sun.xml.ui.configuration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2" manifest:media-type="application/vnd.oasis.opendocument.formula"/>
  <manifest:file-entry manifest:full-path="Object 633/Configurations2/accelerator/current.xml" manifest:media-type=""/>
  <manifest:file-entry manifest:full-path="Object 633/Configurations2/" manifest:media-type="application/vnd.sun.xml.ui.configuration"/>
  <manifest:file-entry manifest:full-path="Object 633/settings.xml" manifest:media-type="text/xml"/>
  <manifest:file-entry manifest:full-path="Object 633/content.xml" manifest:media-type="text/xml"/>
  <manifest:file-entry manifest:full-path="Object 633/" manifest:version="1.2" manifest:media-type="application/vnd.oasis.opendocument.formula"/>
  <manifest:file-entry manifest:full-path="Object 634/Configurations2/accelerator/current.xml" manifest:media-type=""/>
  <manifest:file-entry manifest:full-path="Object 634/Configurations2/" manifest:media-type="application/vnd.sun.xml.ui.configuration"/>
  <manifest:file-entry manifest:full-path="Object 634/content.xml" manifest:media-type="text/xml"/>
  <manifest:file-entry manifest:full-path="Object 634/settings.xml" manifest:media-type="text/xml"/>
  <manifest:file-entry manifest:full-path="Object 634/" manifest:version="1.2" manifest:media-type="application/vnd.oasis.opendocument.formula"/>
  <manifest:file-entry manifest:full-path="Object 635/Configurations2/accelerator/current.xml" manifest:media-type=""/>
  <manifest:file-entry manifest:full-path="Object 635/Configurations2/" manifest:media-type="application/vnd.sun.xml.ui.configuration"/>
  <manifest:file-entry manifest:full-path="Object 635/content.xml" manifest:media-type="text/xml"/>
  <manifest:file-entry manifest:full-path="Object 635/settings.xml" manifest:media-type="text/xml"/>
  <manifest:file-entry manifest:full-path="Object 635/" manifest:version="1.2" manifest:media-type="application/vnd.oasis.opendocument.formula"/>
  <manifest:file-entry manifest:full-path="Object 636/Configurations2/accelerator/current.xml" manifest:media-type=""/>
  <manifest:file-entry manifest:full-path="Object 636/Configurations2/" manifest:media-type="application/vnd.sun.xml.ui.configuration"/>
  <manifest:file-entry manifest:full-path="Object 636/settings.xml" manifest:media-type="text/xml"/>
  <manifest:file-entry manifest:full-path="Object 636/content.xml" manifest:media-type="text/xml"/>
  <manifest:file-entry manifest:full-path="Object 636/" manifest:version="1.2" manifest:media-type="application/vnd.oasis.opendocument.formula"/>
  <manifest:file-entry manifest:full-path="Object 637/Configurations2/accelerator/current.xml" manifest:media-type=""/>
  <manifest:file-entry manifest:full-path="Object 637/Configurations2/" manifest:media-type="application/vnd.sun.xml.ui.configuration"/>
  <manifest:file-entry manifest:full-path="Object 637/content.xml" manifest:media-type="text/xml"/>
  <manifest:file-entry manifest:full-path="Object 637/settings.xml" manifest:media-type="text/xml"/>
  <manifest:file-entry manifest:full-path="Object 637/" manifest:version="1.2" manifest:media-type="application/vnd.oasis.opendocument.formula"/>
  <manifest:file-entry manifest:full-path="Object 638/Configurations2/accelerator/current.xml" manifest:media-type=""/>
  <manifest:file-entry manifest:full-path="Object 638/Configurations2/" manifest:media-type="application/vnd.sun.xml.ui.configuration"/>
  <manifest:file-entry manifest:full-path="Object 638/content.xml" manifest:media-type="text/xml"/>
  <manifest:file-entry manifest:full-path="Object 638/settings.xml" manifest:media-type="text/xml"/>
  <manifest:file-entry manifest:full-path="Object 638/" manifest:version="1.2" manifest:media-type="application/vnd.oasis.opendocument.formula"/>
  <manifest:file-entry manifest:full-path="Object 639/Configurations2/accelerator/current.xml" manifest:media-type="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2" manifest:media-type="application/vnd.oasis.opendocument.formula"/>
  <manifest:file-entry manifest:full-path="Object 640/Configurations2/accelerator/current.xml" manifest:media-type="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settings.xml" manifest:media-type="text/xml"/>
  <manifest:file-entry manifest:full-path="Object 640/" manifest:version="1.2" manifest:media-type="application/vnd.oasis.opendocument.formula"/>
  <manifest:file-entry manifest:full-path="Object 641/Configurations2/accelerator/current.xml" manifest:media-type="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content.xml" manifest:media-type="text/xml"/>
  <manifest:file-entry manifest:full-path="Object 641/" manifest:version="1.2" manifest:media-type="application/vnd.oasis.opendocument.formula"/>
  <manifest:file-entry manifest:full-path="styles.xml" manifest:media-type="text/xml"/>
  <manifest:file-entry manifest:full-path="Object 642/Configurations2/accelerator/current.xml" manifest:media-type="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settings.xml" manifest:media-type="text/xml"/>
  <manifest:file-entry manifest:full-path="Object 642/" manifest:version="1.2" manifest:media-type="application/vnd.oasis.opendocument.formula"/>
  <manifest:file-entry manifest:full-path="Object 643/Configurations2/accelerator/current.xml" manifest:media-type="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2" manifest:media-type="application/vnd.oasis.opendocument.formula"/>
  <manifest:file-entry manifest:full-path="Object 644/Configurations2/accelerator/current.xml" manifest:media-type="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2" manifest:media-type="application/vnd.oasis.opendocument.formula"/>
  <manifest:file-entry manifest:full-path="Object 646/content.xml" manifest:media-type="text/xml"/>
  <manifest:file-entry manifest:full-path="Object 646/Configurations2/accelerator/current.xml" manifest:media-type="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" manifest:version="1.2" manifest:media-type="application/vnd.oasis.opendocument.formula"/>
  <manifest:file-entry manifest:full-path="Object 647/Configurations2/accelerator/current.xml" manifest:media-type="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2" manifest:media-type="application/vnd.oasis.opendocument.formula"/>
  <manifest:file-entry manifest:full-path="Object 649/content.xml" manifest:media-type="text/xml"/>
  <manifest:file-entry manifest:full-path="Object 649/Configurations2/accelerator/current.xml" manifest:media-type="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" manifest:version="1.2" manifest:media-type="application/vnd.oasis.opendocument.formula"/>
  <manifest:file-entry manifest:full-path="Object 645/Configurations2/accelerator/current.xml" manifest:media-type="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content.xml" manifest:media-type="text/xml"/>
  <manifest:file-entry manifest:full-path="Object 645/" manifest:version="1.2" manifest:media-type="application/vnd.oasis.opendocument.formula"/>
  <manifest:file-entry manifest:full-path="Object 648/Configurations2/accelerator/current.xml" manifest:media-type="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settings.xml" manifest:media-type="text/xml"/>
  <manifest:file-entry manifest:full-path="Object 648/" manifest:version="1.2" manifest:media-type="application/vnd.oasis.opendocument.formula"/>
  <manifest:file-entry manifest:full-path="Object 652/Configurations2/accelerator/current.xml" manifest:media-type="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content.xml" manifest:media-type="text/xml"/>
  <manifest:file-entry manifest:full-path="Object 652/" manifest:version="1.2" manifest:media-type="application/vnd.oasis.opendocument.formula"/>
  <manifest:file-entry manifest:full-path="Object 650/Configurations2/accelerator/current.xml" manifest:media-type="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2" manifest:media-type="application/vnd.oasis.opendocument.formula"/>
  <manifest:file-entry manifest:full-path="Object 651/Configurations2/accelerator/current.xml" manifest:media-type=""/>
  <manifest:file-entry manifest:full-path="Object 651/Configurations2/" manifest:media-type="application/vnd.sun.xml.ui.configuration"/>
  <manifest:file-entry manifest:full-path="Object 651/content.xml" manifest:media-type="text/xml"/>
  <manifest:file-entry manifest:full-path="Object 651/settings.xml" manifest:media-type="text/xml"/>
  <manifest:file-entry manifest:full-path="Object 651/" manifest:version="1.2" manifest:media-type="application/vnd.oasis.opendocument.formula"/>
  <manifest:file-entry manifest:full-path="Object 653/content.xml" manifest:media-type="text/xml"/>
  <manifest:file-entry manifest:full-path="Object 653/Configurations2/accelerator/current.xml" manifest:media-type="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" manifest:version="1.2" manifest:media-type="application/vnd.oasis.opendocument.formula"/>
  <manifest:file-entry manifest:full-path="Object 654/settings.xml" manifest:media-type="text/xml"/>
  <manifest:file-entry manifest:full-path="Object 654/Configurations2/accelerator/current.xml" manifest:media-type="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" manifest:version="1.2" manifest:media-type="application/vnd.oasis.opendocument.formula"/>
  <manifest:file-entry manifest:full-path="Object 655/Configurations2/accelerator/current.xml" manifest:media-type="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2" manifest:media-type="application/vnd.oasis.opendocument.formula"/>
  <manifest:file-entry manifest:full-path="Object 656/Configurations2/accelerator/current.xml" manifest:media-type="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2" manifest:media-type="application/vnd.oasis.opendocument.formula"/>
  <manifest:file-entry manifest:full-path="Object 657/Configurations2/accelerator/current.xml" manifest:media-type=""/>
  <manifest:file-entry manifest:full-path="Object 657/Configurations2/" manifest:media-type="application/vnd.sun.xml.ui.configuration"/>
  <manifest:file-entry manifest:full-path="Object 657/content.xml" manifest:media-type="text/xml"/>
  <manifest:file-entry manifest:full-path="Object 657/settings.xml" manifest:media-type="text/xml"/>
  <manifest:file-entry manifest:full-path="Object 657/" manifest:version="1.2" manifest:media-type="application/vnd.oasis.opendocument.formula"/>
  <manifest:file-entry manifest:full-path="Object 658/Configurations2/accelerator/current.xml" manifest:media-type="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settings.xml" manifest:media-type="text/xml"/>
  <manifest:file-entry manifest:full-path="Object 658/" manifest:version="1.2" manifest:media-type="application/vnd.oasis.opendocument.formula"/>
  <manifest:file-entry manifest:full-path="Object 659/Configurations2/accelerator/current.xml" manifest:media-type="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settings.xml" manifest:media-type="text/xml"/>
  <manifest:file-entry manifest:full-path="Object 659/" manifest:version="1.2" manifest:media-type="application/vnd.oasis.opendocument.formula"/>
  <manifest:file-entry manifest:full-path="Object 660/Configurations2/accelerator/current.xml" manifest:media-type="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settings.xml" manifest:media-type="text/xml"/>
  <manifest:file-entry manifest:full-path="Object 660/" manifest:version="1.2" manifest:media-type="application/vnd.oasis.opendocument.formula"/>
  <manifest:file-entry manifest:full-path="Object 661/settings.xml" manifest:media-type="text/xml"/>
  <manifest:file-entry manifest:full-path="Object 661/Configurations2/accelerator/current.xml" manifest:media-type="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" manifest:version="1.2" manifest:media-type="application/vnd.oasis.opendocument.formula"/>
  <manifest:file-entry manifest:full-path="Object 662/Configurations2/accelerator/current.xml" manifest:media-type="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2" manifest:media-type="application/vnd.oasis.opendocument.formula"/>
  <manifest:file-entry manifest:full-path="Object 663/content.xml" manifest:media-type="text/xml"/>
  <manifest:file-entry manifest:full-path="Object 663/Configurations2/accelerator/current.xml" manifest:media-type=""/>
  <manifest:file-entry manifest:full-path="Object 663/Configurations2/" manifest:media-type="application/vnd.sun.xml.ui.configuration"/>
  <manifest:file-entry manifest:full-path="Object 663/settings.xml" manifest:media-type="text/xml"/>
  <manifest:file-entry manifest:full-path="Object 663/" manifest:version="1.2" manifest:media-type="application/vnd.oasis.opendocument.formula"/>
  <manifest:file-entry manifest:full-path="Object 664/Configurations2/accelerator/current.xml" manifest:media-type="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settings.xml" manifest:media-type="text/xml"/>
  <manifest:file-entry manifest:full-path="Object 664/" manifest:version="1.2" manifest:media-type="application/vnd.oasis.opendocument.formula"/>
  <manifest:file-entry manifest:full-path="Object 670/Configurations2/accelerator/current.xml" manifest:media-type="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content.xml" manifest:media-type="text/xml"/>
  <manifest:file-entry manifest:full-path="Object 670/" manifest:version="1.2" manifest:media-type="application/vnd.oasis.opendocument.formula"/>
  <manifest:file-entry manifest:full-path="Object 665/Configurations2/accelerator/current.xml" manifest:media-type="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settings.xml" manifest:media-type="text/xml"/>
  <manifest:file-entry manifest:full-path="Object 665/" manifest:version="1.2" manifest:media-type="application/vnd.oasis.opendocument.formula"/>
  <manifest:file-entry manifest:full-path="Object 666/content.xml" manifest:media-type="text/xml"/>
  <manifest:file-entry manifest:full-path="Object 666/Configurations2/accelerator/current.xml" manifest:media-type=""/>
  <manifest:file-entry manifest:full-path="Object 666/Configurations2/" manifest:media-type="application/vnd.sun.xml.ui.configuration"/>
  <manifest:file-entry manifest:full-path="Object 666/settings.xml" manifest:media-type="text/xml"/>
  <manifest:file-entry manifest:full-path="Object 666/" manifest:version="1.2" manifest:media-type="application/vnd.oasis.opendocument.formula"/>
  <manifest:file-entry manifest:full-path="Object 667/Configurations2/accelerator/current.xml" manifest:media-type=""/>
  <manifest:file-entry manifest:full-path="Object 667/Configurations2/" manifest:media-type="application/vnd.sun.xml.ui.configuration"/>
  <manifest:file-entry manifest:full-path="Object 667/settings.xml" manifest:media-type="text/xml"/>
  <manifest:file-entry manifest:full-path="Object 667/content.xml" manifest:media-type="text/xml"/>
  <manifest:file-entry manifest:full-path="Object 667/" manifest:version="1.2" manifest:media-type="application/vnd.oasis.opendocument.formula"/>
  <manifest:file-entry manifest:full-path="Object 671/Configurations2/accelerator/current.xml" manifest:media-type="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2" manifest:media-type="application/vnd.oasis.opendocument.formula"/>
  <manifest:file-entry manifest:full-path="Object 672/Configurations2/accelerator/current.xml" manifest:media-type="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content.xml" manifest:media-type="text/xml"/>
  <manifest:file-entry manifest:full-path="Object 672/" manifest:version="1.2" manifest:media-type="application/vnd.oasis.opendocument.formula"/>
  <manifest:file-entry manifest:full-path="Object 673/Configurations2/accelerator/current.xml" manifest:media-type=""/>
  <manifest:file-entry manifest:full-path="Object 673/Configurations2/" manifest:media-type="application/vnd.sun.xml.ui.configuration"/>
  <manifest:file-entry manifest:full-path="Object 673/content.xml" manifest:media-type="text/xml"/>
  <manifest:file-entry manifest:full-path="Object 673/settings.xml" manifest:media-type="text/xml"/>
  <manifest:file-entry manifest:full-path="Object 673/" manifest:version="1.2" manifest:media-type="application/vnd.oasis.opendocument.formula"/>
  <manifest:file-entry manifest:full-path="Object 676/Configurations2/accelerator/current.xml" manifest:media-type="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content.xml" manifest:media-type="text/xml"/>
  <manifest:file-entry manifest:full-path="Object 676/" manifest:version="1.2" manifest:media-type="application/vnd.oasis.opendocument.formula"/>
  <manifest:file-entry manifest:full-path="Object 674/Configurations2/accelerator/current.xml" manifest:media-type="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settings.xml" manifest:media-type="text/xml"/>
  <manifest:file-entry manifest:full-path="Object 674/" manifest:version="1.2" manifest:media-type="application/vnd.oasis.opendocument.formula"/>
  <manifest:file-entry manifest:full-path="Object 677/content.xml" manifest:media-type="text/xml"/>
  <manifest:file-entry manifest:full-path="Object 677/Configurations2/accelerator/current.xml" manifest:media-type=""/>
  <manifest:file-entry manifest:full-path="Object 677/Configurations2/" manifest:media-type="application/vnd.sun.xml.ui.configuration"/>
  <manifest:file-entry manifest:full-path="Object 677/settings.xml" manifest:media-type="text/xml"/>
  <manifest:file-entry manifest:full-path="Object 677/" manifest:version="1.2" manifest:media-type="application/vnd.oasis.opendocument.formula"/>
  <manifest:file-entry manifest:full-path="Object 680/Configurations2/accelerator/current.xml" manifest:media-type="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settings.xml" manifest:media-type="text/xml"/>
  <manifest:file-entry manifest:full-path="Object 680/" manifest:version="1.2" manifest:media-type="application/vnd.oasis.opendocument.formula"/>
  <manifest:file-entry manifest:full-path="Object 681/Configurations2/accelerator/current.xml" manifest:media-type="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settings.xml" manifest:media-type="text/xml"/>
  <manifest:file-entry manifest:full-path="Object 681/" manifest:version="1.2" manifest:media-type="application/vnd.oasis.opendocument.formula"/>
  <manifest:file-entry manifest:full-path="Object 682/Configurations2/accelerator/current.xml" manifest:media-type="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2" manifest:media-type="application/vnd.oasis.opendocument.formula"/>
  <manifest:file-entry manifest:full-path="Object 683/content.xml" manifest:media-type="text/xml"/>
  <manifest:file-entry manifest:full-path="Object 683/Configurations2/accelerator/current.xml" manifest:media-type="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2" manifest:media-type="application/vnd.oasis.opendocument.formula"/>
  <manifest:file-entry manifest:full-path="Object 675/Configurations2/accelerator/current.xml" manifest:media-type="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content.xml" manifest:media-type="text/xml"/>
  <manifest:file-entry manifest:full-path="Object 675/" manifest:version="1.2" manifest:media-type="application/vnd.oasis.opendocument.formula"/>
  <manifest:file-entry manifest:full-path="Object 685/Configurations2/accelerator/current.xml" manifest:media-type=""/>
  <manifest:file-entry manifest:full-path="Object 685/Configurations2/" manifest:media-type="application/vnd.sun.xml.ui.configuration"/>
  <manifest:file-entry manifest:full-path="Object 685/settings.xml" manifest:media-type="text/xml"/>
  <manifest:file-entry manifest:full-path="Object 685/content.xml" manifest:media-type="text/xml"/>
  <manifest:file-entry manifest:full-path="Object 685/" manifest:version="1.2" manifest:media-type="application/vnd.oasis.opendocument.formula"/>
  <manifest:file-entry manifest:full-path="Object 684/Configurations2/accelerator/current.xml" manifest:media-type=""/>
  <manifest:file-entry manifest:full-path="Object 684/Configurations2/" manifest:media-type="application/vnd.sun.xml.ui.configuration"/>
  <manifest:file-entry manifest:full-path="Object 684/settings.xml" manifest:media-type="text/xml"/>
  <manifest:file-entry manifest:full-path="Object 684/content.xml" manifest:media-type="text/xml"/>
  <manifest:file-entry manifest:full-path="Object 684/" manifest:version="1.2" manifest:media-type="application/vnd.oasis.opendocument.formula"/>
  <manifest:file-entry manifest:full-path="manifest.rdf" manifest:media-type="application/rdf+xml"/>
  <manifest:file-entry manifest:full-path="Object 686/Configurations2/accelerator/current.xml" manifest:media-type="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content.xml" manifest:media-type="text/xml"/>
  <manifest:file-entry manifest:full-path="Object 686/" manifest:version="1.2" manifest:media-type="application/vnd.oasis.opendocument.formula"/>
  <manifest:file-entry manifest:full-path="Object 687/Configurations2/accelerator/current.xml" manifest:media-type="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content.xml" manifest:media-type="text/xml"/>
  <manifest:file-entry manifest:full-path="Object 687/" manifest:version="1.2" manifest:media-type="application/vnd.oasis.opendocument.formula"/>
  <manifest:file-entry manifest:full-path="Object 690/Configurations2/accelerator/current.xml" manifest:media-type=""/>
  <manifest:file-entry manifest:full-path="Object 690/Configurations2/" manifest:media-type="application/vnd.sun.xml.ui.configuration"/>
  <manifest:file-entry manifest:full-path="Object 690/settings.xml" manifest:media-type="text/xml"/>
  <manifest:file-entry manifest:full-path="Object 690/content.xml" manifest:media-type="text/xml"/>
  <manifest:file-entry manifest:full-path="Object 690/" manifest:version="1.2" manifest:media-type="application/vnd.oasis.opendocument.formula"/>
  <manifest:file-entry manifest:full-path="Object 706/settings.xml" manifest:media-type="text/xml"/>
  <manifest:file-entry manifest:full-path="Object 706/Configurations2/accelerator/current.xml" manifest:media-type=""/>
  <manifest:file-entry manifest:full-path="Object 706/Configurations2/" manifest:media-type="application/vnd.sun.xml.ui.configuration"/>
  <manifest:file-entry manifest:full-path="Object 706/content.xml" manifest:media-type="text/xml"/>
  <manifest:file-entry manifest:full-path="Object 706/" manifest:version="1.2" manifest:media-type="application/vnd.oasis.opendocument.formula"/>
  <manifest:file-entry manifest:full-path="Object 707/Configurations2/accelerator/current.xml" manifest:media-type=""/>
  <manifest:file-entry manifest:full-path="Object 707/Configurations2/" manifest:media-type="application/vnd.sun.xml.ui.configuration"/>
  <manifest:file-entry manifest:full-path="Object 707/settings.xml" manifest:media-type="text/xml"/>
  <manifest:file-entry manifest:full-path="Object 707/content.xml" manifest:media-type="text/xml"/>
  <manifest:file-entry manifest:full-path="Object 707/" manifest:version="1.2" manifest:media-type="application/vnd.oasis.opendocument.formula"/>
  <manifest:file-entry manifest:full-path="Object 708/Configurations2/accelerator/current.xml" manifest:media-type=""/>
  <manifest:file-entry manifest:full-path="Object 708/Configurations2/" manifest:media-type="application/vnd.sun.xml.ui.configuration"/>
  <manifest:file-entry manifest:full-path="Object 708/settings.xml" manifest:media-type="text/xml"/>
  <manifest:file-entry manifest:full-path="Object 708/content.xml" manifest:media-type="text/xml"/>
  <manifest:file-entry manifest:full-path="Object 708/" manifest:version="1.2" manifest:media-type="application/vnd.oasis.opendocument.formula"/>
  <manifest:file-entry manifest:full-path="Object 709/settings.xml" manifest:media-type="text/xml"/>
  <manifest:file-entry manifest:full-path="Object 709/Configurations2/accelerator/current.xml" manifest:media-type=""/>
  <manifest:file-entry manifest:full-path="Object 709/Configurations2/" manifest:media-type="application/vnd.sun.xml.ui.configuration"/>
  <manifest:file-entry manifest:full-path="Object 709/content.xml" manifest:media-type="text/xml"/>
  <manifest:file-entry manifest:full-path="Object 709/" manifest:version="1.2" manifest:media-type="application/vnd.oasis.opendocument.formula"/>
  <manifest:file-entry manifest:full-path="Object 716/Configurations2/accelerator/current.xml" manifest:media-type="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2" manifest:media-type="application/vnd.oasis.opendocument.formula"/>
  <manifest:file-entry manifest:full-path="Object 717/Configurations2/accelerator/current.xml" manifest:media-type="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settings.xml" manifest:media-type="text/xml"/>
  <manifest:file-entry manifest:full-path="Object 717/" manifest:version="1.2" manifest:media-type="application/vnd.oasis.opendocument.formula"/>
  <manifest:file-entry manifest:full-path="Object 719/Configurations2/accelerator/current.xml" manifest:media-type="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2" manifest:media-type="application/vnd.oasis.opendocument.formula"/>
  <manifest:file-entry manifest:full-path="Object 726/Configurations2/accelerator/current.xml" manifest:media-type="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2" manifest:media-type="application/vnd.oasis.opendocument.formula"/>
  <manifest:file-entry manifest:full-path="Object 727/Configurations2/accelerator/current.xml" manifest:media-type="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2" manifest:media-type="application/vnd.oasis.opendocument.formula"/>
  <manifest:file-entry manifest:full-path="Object 728/Configurations2/accelerator/current.xml" manifest:media-type="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2" manifest:media-type="application/vnd.oasis.opendocument.formula"/>
  <manifest:file-entry manifest:full-path="Object 729/content.xml" manifest:media-type="text/xml"/>
  <manifest:file-entry manifest:full-path="Object 729/Configurations2/accelerator/current.xml" manifest:media-type="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2" manifest:media-type="application/vnd.oasis.opendocument.formula"/>
  <manifest:file-entry manifest:full-path="Object 718/Configurations2/accelerator/current.xml" manifest:media-type="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2" manifest:media-type="application/vnd.oasis.opendocument.formula"/>
  <manifest:file-entry manifest:full-path="Object 736/Configurations2/accelerator/current.xml" manifest:media-type=""/>
  <manifest:file-entry manifest:full-path="Object 736/Configurations2/" manifest:media-type="application/vnd.sun.xml.ui.configuration"/>
  <manifest:file-entry manifest:full-path="Object 736/content.xml" manifest:media-type="text/xml"/>
  <manifest:file-entry manifest:full-path="Object 736/settings.xml" manifest:media-type="text/xml"/>
  <manifest:file-entry manifest:full-path="Object 736/" manifest:version="1.2" manifest:media-type="application/vnd.oasis.opendocument.formula"/>
  <manifest:file-entry manifest:full-path="Object 737/Configurations2/accelerator/current.xml" manifest:media-type="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2" manifest:media-type="application/vnd.oasis.opendocument.formula"/>
  <manifest:file-entry manifest:full-path="Object 738/Configurations2/accelerator/current.xml" manifest:media-type=""/>
  <manifest:file-entry manifest:full-path="Object 738/Configurations2/" manifest:media-type="application/vnd.sun.xml.ui.configuration"/>
  <manifest:file-entry manifest:full-path="Object 738/settings.xml" manifest:media-type="text/xml"/>
  <manifest:file-entry manifest:full-path="Object 738/content.xml" manifest:media-type="text/xml"/>
  <manifest:file-entry manifest:full-path="Object 738/" manifest:version="1.2" manifest:media-type="application/vnd.oasis.opendocument.formula"/>
  <manifest:file-entry manifest:full-path="Object 739/Configurations2/accelerator/current.xml" manifest:media-type="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2" manifest:media-type="application/vnd.oasis.opendocument.formula"/>
  <manifest:file-entry manifest:full-path="Object 746/Configurations2/accelerator/current.xml" manifest:media-type="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content.xml" manifest:media-type="text/xml"/>
  <manifest:file-entry manifest:full-path="Object 746/" manifest:version="1.2" manifest:media-type="application/vnd.oasis.opendocument.formula"/>
  <manifest:file-entry manifest:full-path="Object 747/Configurations2/accelerator/current.xml" manifest:media-type=""/>
  <manifest:file-entry manifest:full-path="Object 747/Configurations2/" manifest:media-type="application/vnd.sun.xml.ui.configuration"/>
  <manifest:file-entry manifest:full-path="Object 747/settings.xml" manifest:media-type="text/xml"/>
  <manifest:file-entry manifest:full-path="Object 747/content.xml" manifest:media-type="text/xml"/>
  <manifest:file-entry manifest:full-path="Object 747/" manifest:version="1.2" manifest:media-type="application/vnd.oasis.opendocument.formula"/>
  <manifest:file-entry manifest:full-path="Object 749/Configurations2/accelerator/current.xml" manifest:media-type=""/>
  <manifest:file-entry manifest:full-path="Object 749/Configurations2/" manifest:media-type="application/vnd.sun.xml.ui.configuration"/>
  <manifest:file-entry manifest:full-path="Object 749/settings.xml" manifest:media-type="text/xml"/>
  <manifest:file-entry manifest:full-path="Object 749/content.xml" manifest:media-type="text/xml"/>
  <manifest:file-entry manifest:full-path="Object 749/" manifest:version="1.2" manifest:media-type="application/vnd.oasis.opendocument.formula"/>
  <manifest:file-entry manifest:full-path="Object 748/Configurations2/accelerator/current.xml" manifest:media-type=""/>
  <manifest:file-entry manifest:full-path="Object 748/Configurations2/" manifest:media-type="application/vnd.sun.xml.ui.configuration"/>
  <manifest:file-entry manifest:full-path="Object 748/content.xml" manifest:media-type="text/xml"/>
  <manifest:file-entry manifest:full-path="Object 748/settings.xml" manifest:media-type="text/xml"/>
  <manifest:file-entry manifest:full-path="Object 748/" manifest:version="1.2" manifest:media-type="application/vnd.oasis.opendocument.formula"/>
  <manifest:file-entry manifest:full-path="Object 762/Configurations2/accelerator/current.xml" manifest:media-type=""/>
  <manifest:file-entry manifest:full-path="Object 762/Configurations2/" manifest:media-type="application/vnd.sun.xml.ui.configuration"/>
  <manifest:file-entry manifest:full-path="Object 762/content.xml" manifest:media-type="text/xml"/>
  <manifest:file-entry manifest:full-path="Object 762/settings.xml" manifest:media-type="text/xml"/>
  <manifest:file-entry manifest:full-path="Object 762/" manifest:version="1.2" manifest:media-type="application/vnd.oasis.opendocument.formula"/>
  <manifest:file-entry manifest:full-path="Object 763/content.xml" manifest:media-type="text/xml"/>
  <manifest:file-entry manifest:full-path="Object 763/Configurations2/accelerator/current.xml" manifest:media-type=""/>
  <manifest:file-entry manifest:full-path="Object 763/Configurations2/" manifest:media-type="application/vnd.sun.xml.ui.configuration"/>
  <manifest:file-entry manifest:full-path="Object 763/settings.xml" manifest:media-type="text/xml"/>
  <manifest:file-entry manifest:full-path="Object 763/" manifest:version="1.2" manifest:media-type="application/vnd.oasis.opendocument.formula"/>
  <manifest:file-entry manifest:full-path="Object 768/Configurations2/accelerator/current.xml" manifest:media-type=""/>
  <manifest:file-entry manifest:full-path="Object 768/Configurations2/" manifest:media-type="application/vnd.sun.xml.ui.configuration"/>
  <manifest:file-entry manifest:full-path="Object 768/settings.xml" manifest:media-type="text/xml"/>
  <manifest:file-entry manifest:full-path="Object 768/content.xml" manifest:media-type="text/xml"/>
  <manifest:file-entry manifest:full-path="Object 768/" manifest:version="1.2" manifest:media-type="application/vnd.oasis.opendocument.formula"/>
  <manifest:file-entry manifest:full-path="Object 769/Configurations2/accelerator/current.xml" manifest:media-type=""/>
  <manifest:file-entry manifest:full-path="Object 769/Configurations2/" manifest:media-type="application/vnd.sun.xml.ui.configuration"/>
  <manifest:file-entry manifest:full-path="Object 769/settings.xml" manifest:media-type="text/xml"/>
  <manifest:file-entry manifest:full-path="Object 769/content.xml" manifest:media-type="text/xml"/>
  <manifest:file-entry manifest:full-path="Object 769/" manifest:version="1.2" manifest:media-type="application/vnd.oasis.opendocument.formula"/>
  <manifest:file-entry manifest:full-path="Object 761/settings.xml" manifest:media-type="text/xml"/>
  <manifest:file-entry manifest:full-path="Object 761/Configurations2/accelerator/current.xml" manifest:media-type=""/>
  <manifest:file-entry manifest:full-path="Object 761/Configurations2/" manifest:media-type="application/vnd.sun.xml.ui.configuration"/>
  <manifest:file-entry manifest:full-path="Object 761/content.xml" manifest:media-type="text/xml"/>
  <manifest:file-entry manifest:full-path="Object 761/" manifest:version="1.2" manifest:media-type="application/vnd.oasis.opendocument.formula"/>
  <manifest:file-entry manifest:full-path="Object 759/Configurations2/accelerator/current.xml" manifest:media-type=""/>
  <manifest:file-entry manifest:full-path="Object 759/Configurations2/" manifest:media-type="application/vnd.sun.xml.ui.configuration"/>
  <manifest:file-entry manifest:full-path="Object 759/settings.xml" manifest:media-type="text/xml"/>
  <manifest:file-entry manifest:full-path="Object 759/content.xml" manifest:media-type="text/xml"/>
  <manifest:file-entry manifest:full-path="Object 759/" manifest:version="1.2" manifest:media-type="application/vnd.oasis.opendocument.formula"/>
  <manifest:file-entry manifest:full-path="Object 756/content.xml" manifest:media-type="text/xml"/>
  <manifest:file-entry manifest:full-path="Object 756/Configurations2/accelerator/current.xml" manifest:media-type=""/>
  <manifest:file-entry manifest:full-path="Object 756/Configurations2/" manifest:media-type="application/vnd.sun.xml.ui.configuration"/>
  <manifest:file-entry manifest:full-path="Object 756/settings.xml" manifest:media-type="text/xml"/>
  <manifest:file-entry manifest:full-path="Object 756/" manifest:version="1.2" manifest:media-type="application/vnd.oasis.opendocument.formula"/>
  <manifest:file-entry manifest:full-path="Object 764/Configurations2/accelerator/current.xml" manifest:media-type=""/>
  <manifest:file-entry manifest:full-path="Object 764/Configurations2/" manifest:media-type="application/vnd.sun.xml.ui.configuration"/>
  <manifest:file-entry manifest:full-path="Object 764/content.xml" manifest:media-type="text/xml"/>
  <manifest:file-entry manifest:full-path="Object 764/settings.xml" manifest:media-type="text/xml"/>
  <manifest:file-entry manifest:full-path="Object 764/" manifest:version="1.2" manifest:media-type="application/vnd.oasis.opendocument.formula"/>
  <manifest:file-entry manifest:full-path="Object 766/Configurations2/accelerator/current.xml" manifest:media-type=""/>
  <manifest:file-entry manifest:full-path="Object 766/Configurations2/" manifest:media-type="application/vnd.sun.xml.ui.configuration"/>
  <manifest:file-entry manifest:full-path="Object 766/content.xml" manifest:media-type="text/xml"/>
  <manifest:file-entry manifest:full-path="Object 766/settings.xml" manifest:media-type="text/xml"/>
  <manifest:file-entry manifest:full-path="Object 766/" manifest:version="1.2" manifest:media-type="application/vnd.oasis.opendocument.formula"/>
  <manifest:file-entry manifest:full-path="Object 758/Configurations2/accelerator/current.xml" manifest:media-type=""/>
  <manifest:file-entry manifest:full-path="Object 758/Configurations2/" manifest:media-type="application/vnd.sun.xml.ui.configuration"/>
  <manifest:file-entry manifest:full-path="Object 758/settings.xml" manifest:media-type="text/xml"/>
  <manifest:file-entry manifest:full-path="Object 758/content.xml" manifest:media-type="text/xml"/>
  <manifest:file-entry manifest:full-path="Object 758/" manifest:version="1.2" manifest:media-type="application/vnd.oasis.opendocument.formula"/>
  <manifest:file-entry manifest:full-path="Object 757/content.xml" manifest:media-type="text/xml"/>
  <manifest:file-entry manifest:full-path="Object 757/Configurations2/accelerator/current.xml" manifest:media-type=""/>
  <manifest:file-entry manifest:full-path="Object 757/Configurations2/" manifest:media-type="application/vnd.sun.xml.ui.configuration"/>
  <manifest:file-entry manifest:full-path="Object 757/settings.xml" manifest:media-type="text/xml"/>
  <manifest:file-entry manifest:full-path="Object 757/" manifest:version="1.2" manifest:media-type="application/vnd.oasis.opendocument.formula"/>
  <manifest:file-entry manifest:full-path="Object 771/Configurations2/accelerator/current.xml" manifest:media-type=""/>
  <manifest:file-entry manifest:full-path="Object 771/Configurations2/" manifest:media-type="application/vnd.sun.xml.ui.configuration"/>
  <manifest:file-entry manifest:full-path="Object 771/settings.xml" manifest:media-type="text/xml"/>
  <manifest:file-entry manifest:full-path="Object 771/content.xml" manifest:media-type="text/xml"/>
  <manifest:file-entry manifest:full-path="Object 771/" manifest:version="1.2" manifest:media-type="application/vnd.oasis.opendocument.formula"/>
  <manifest:file-entry manifest:full-path="Object 770/Configurations2/accelerator/current.xml" manifest:media-type=""/>
  <manifest:file-entry manifest:full-path="Object 770/Configurations2/" manifest:media-type="application/vnd.sun.xml.ui.configuration"/>
  <manifest:file-entry manifest:full-path="Object 770/settings.xml" manifest:media-type="text/xml"/>
  <manifest:file-entry manifest:full-path="Object 770/content.xml" manifest:media-type="text/xml"/>
  <manifest:file-entry manifest:full-path="Object 770/" manifest:version="1.2" manifest:media-type="application/vnd.oasis.opendocument.formula"/>
  <manifest:file-entry manifest:full-path="Object 767/Configurations2/accelerator/current.xml" manifest:media-type=""/>
  <manifest:file-entry manifest:full-path="Object 767/Configurations2/" manifest:media-type="application/vnd.sun.xml.ui.configuration"/>
  <manifest:file-entry manifest:full-path="Object 767/content.xml" manifest:media-type="text/xml"/>
  <manifest:file-entry manifest:full-path="Object 767/settings.xml" manifest:media-type="text/xml"/>
  <manifest:file-entry manifest:full-path="Object 767/" manifest:version="1.2" manifest:media-type="application/vnd.oasis.opendocument.formula"/>
  <manifest:file-entry manifest:full-path="Object 772/Configurations2/accelerator/current.xml" manifest:media-type=""/>
  <manifest:file-entry manifest:full-path="Object 772/Configurations2/" manifest:media-type="application/vnd.sun.xml.ui.configuration"/>
  <manifest:file-entry manifest:full-path="Object 772/settings.xml" manifest:media-type="text/xml"/>
  <manifest:file-entry manifest:full-path="Object 772/content.xml" manifest:media-type="text/xml"/>
  <manifest:file-entry manifest:full-path="Object 772/" manifest:version="1.2" manifest:media-type="application/vnd.oasis.opendocument.formula"/>
  <manifest:file-entry manifest:full-path="Object 773/Configurations2/accelerator/current.xml" manifest:media-type=""/>
  <manifest:file-entry manifest:full-path="Object 773/Configurations2/" manifest:media-type="application/vnd.sun.xml.ui.configuration"/>
  <manifest:file-entry manifest:full-path="Object 773/settings.xml" manifest:media-type="text/xml"/>
  <manifest:file-entry manifest:full-path="Object 773/content.xml" manifest:media-type="text/xml"/>
  <manifest:file-entry manifest:full-path="Object 773/" manifest:version="1.2" manifest:media-type="application/vnd.oasis.opendocument.formula"/>
  <manifest:file-entry manifest:full-path="Object 778/Configurations2/accelerator/current.xml" manifest:media-type=""/>
  <manifest:file-entry manifest:full-path="Object 778/Configurations2/" manifest:media-type="application/vnd.sun.xml.ui.configuration"/>
  <manifest:file-entry manifest:full-path="Object 778/content.xml" manifest:media-type="text/xml"/>
  <manifest:file-entry manifest:full-path="Object 778/settings.xml" manifest:media-type="text/xml"/>
  <manifest:file-entry manifest:full-path="Object 778/" manifest:version="1.2" manifest:media-type="application/vnd.oasis.opendocument.formula"/>
  <manifest:file-entry manifest:full-path="Object 779/Configurations2/accelerator/current.xml" manifest:media-type=""/>
  <manifest:file-entry manifest:full-path="Object 779/Configurations2/" manifest:media-type="application/vnd.sun.xml.ui.configuration"/>
  <manifest:file-entry manifest:full-path="Object 779/content.xml" manifest:media-type="text/xml"/>
  <manifest:file-entry manifest:full-path="Object 779/settings.xml" manifest:media-type="text/xml"/>
  <manifest:file-entry manifest:full-path="Object 779/" manifest:version="1.2" manifest:media-type="application/vnd.oasis.opendocument.formula"/>
  <manifest:file-entry manifest:full-path="Object 774/Configurations2/accelerator/current.xml" manifest:media-type=""/>
  <manifest:file-entry manifest:full-path="Object 774/Configurations2/" manifest:media-type="application/vnd.sun.xml.ui.configuration"/>
  <manifest:file-entry manifest:full-path="Object 774/settings.xml" manifest:media-type="text/xml"/>
  <manifest:file-entry manifest:full-path="Object 774/content.xml" manifest:media-type="text/xml"/>
  <manifest:file-entry manifest:full-path="Object 774/" manifest:version="1.2" manifest:media-type="application/vnd.oasis.opendocument.formula"/>
  <manifest:file-entry manifest:full-path="Object 776/Configurations2/accelerator/current.xml" manifest:media-type=""/>
  <manifest:file-entry manifest:full-path="Object 776/Configurations2/" manifest:media-type="application/vnd.sun.xml.ui.configuration"/>
  <manifest:file-entry manifest:full-path="Object 776/settings.xml" manifest:media-type="text/xml"/>
  <manifest:file-entry manifest:full-path="Object 776/content.xml" manifest:media-type="text/xml"/>
  <manifest:file-entry manifest:full-path="Object 776/" manifest:version="1.2" manifest:media-type="application/vnd.oasis.opendocument.formula"/>
  <manifest:file-entry manifest:full-path="Object 782/Configurations2/accelerator/current.xml" manifest:media-type=""/>
  <manifest:file-entry manifest:full-path="Object 782/Configurations2/" manifest:media-type="application/vnd.sun.xml.ui.configuration"/>
  <manifest:file-entry manifest:full-path="Object 782/content.xml" manifest:media-type="text/xml"/>
  <manifest:file-entry manifest:full-path="Object 782/settings.xml" manifest:media-type="text/xml"/>
  <manifest:file-entry manifest:full-path="Object 782/" manifest:version="1.2" manifest:media-type="application/vnd.oasis.opendocument.formula"/>
  <manifest:file-entry manifest:full-path="Object 780/Configurations2/accelerator/current.xml" manifest:media-type=""/>
  <manifest:file-entry manifest:full-path="Object 780/Configurations2/" manifest:media-type="application/vnd.sun.xml.ui.configuration"/>
  <manifest:file-entry manifest:full-path="Object 780/content.xml" manifest:media-type="text/xml"/>
  <manifest:file-entry manifest:full-path="Object 780/settings.xml" manifest:media-type="text/xml"/>
  <manifest:file-entry manifest:full-path="Object 780/" manifest:version="1.2" manifest:media-type="application/vnd.oasis.opendocument.formula"/>
  <manifest:file-entry manifest:full-path="Object 777/Configurations2/accelerator/current.xml" manifest:media-type=""/>
  <manifest:file-entry manifest:full-path="Object 777/Configurations2/" manifest:media-type="application/vnd.sun.xml.ui.configuration"/>
  <manifest:file-entry manifest:full-path="Object 777/content.xml" manifest:media-type="text/xml"/>
  <manifest:file-entry manifest:full-path="Object 777/settings.xml" manifest:media-type="text/xml"/>
  <manifest:file-entry manifest:full-path="Object 777/" manifest:version="1.2" manifest:media-type="application/vnd.oasis.opendocument.formula"/>
  <manifest:file-entry manifest:full-path="Object 783/Configurations2/accelerator/current.xml" manifest:media-type=""/>
  <manifest:file-entry manifest:full-path="Object 783/Configurations2/" manifest:media-type="application/vnd.sun.xml.ui.configuration"/>
  <manifest:file-entry manifest:full-path="Object 783/content.xml" manifest:media-type="text/xml"/>
  <manifest:file-entry manifest:full-path="Object 783/settings.xml" manifest:media-type="text/xml"/>
  <manifest:file-entry manifest:full-path="Object 783/" manifest:version="1.2" manifest:media-type="application/vnd.oasis.opendocument.formula"/>
  <manifest:file-entry manifest:full-path="Object 775/Configurations2/accelerator/current.xml" manifest:media-type=""/>
  <manifest:file-entry manifest:full-path="Object 775/Configurations2/" manifest:media-type="application/vnd.sun.xml.ui.configuration"/>
  <manifest:file-entry manifest:full-path="Object 775/settings.xml" manifest:media-type="text/xml"/>
  <manifest:file-entry manifest:full-path="Object 775/content.xml" manifest:media-type="text/xml"/>
  <manifest:file-entry manifest:full-path="Object 775/" manifest:version="1.2" manifest:media-type="application/vnd.oasis.opendocument.formula"/>
  <manifest:file-entry manifest:full-path="Object 781/Configurations2/accelerator/current.xml" manifest:media-type=""/>
  <manifest:file-entry manifest:full-path="Object 781/Configurations2/" manifest:media-type="application/vnd.sun.xml.ui.configuration"/>
  <manifest:file-entry manifest:full-path="Object 781/content.xml" manifest:media-type="text/xml"/>
  <manifest:file-entry manifest:full-path="Object 781/settings.xml" manifest:media-type="text/xml"/>
  <manifest:file-entry manifest:full-path="Object 781/" manifest:version="1.2" manifest:media-type="application/vnd.oasis.opendocument.formula"/>
  <manifest:file-entry manifest:full-path="Object 784/settings.xml" manifest:media-type="text/xml"/>
  <manifest:file-entry manifest:full-path="Object 784/Configurations2/accelerator/current.xml" manifest:media-type=""/>
  <manifest:file-entry manifest:full-path="Object 784/Configurations2/" manifest:media-type="application/vnd.sun.xml.ui.configuration"/>
  <manifest:file-entry manifest:full-path="Object 784/content.xml" manifest:media-type="text/xml"/>
  <manifest:file-entry manifest:full-path="Object 784/" manifest:version="1.2" manifest:media-type="application/vnd.oasis.opendocument.formula"/>
  <manifest:file-entry manifest:full-path="Object 785/content.xml" manifest:media-type="text/xml"/>
  <manifest:file-entry manifest:full-path="Object 785/Configurations2/accelerator/current.xml" manifest:media-type=""/>
  <manifest:file-entry manifest:full-path="Object 785/Configurations2/" manifest:media-type="application/vnd.sun.xml.ui.configuration"/>
  <manifest:file-entry manifest:full-path="Object 785/settings.xml" manifest:media-type="text/xml"/>
  <manifest:file-entry manifest:full-path="Object 785/" manifest:version="1.2" manifest:media-type="application/vnd.oasis.opendocument.formula"/>
  <manifest:file-entry manifest:full-path="Object 786/Configurations2/accelerator/current.xml" manifest:media-type=""/>
  <manifest:file-entry manifest:full-path="Object 786/Configurations2/" manifest:media-type="application/vnd.sun.xml.ui.configuration"/>
  <manifest:file-entry manifest:full-path="Object 786/content.xml" manifest:media-type="text/xml"/>
  <manifest:file-entry manifest:full-path="Object 786/settings.xml" manifest:media-type="text/xml"/>
  <manifest:file-entry manifest:full-path="Object 786/" manifest:version="1.2" manifest:media-type="application/vnd.oasis.opendocument.formula"/>
  <manifest:file-entry manifest:full-path="Object 787/Configurations2/accelerator/current.xml" manifest:media-type=""/>
  <manifest:file-entry manifest:full-path="Object 787/Configurations2/" manifest:media-type="application/vnd.sun.xml.ui.configuration"/>
  <manifest:file-entry manifest:full-path="Object 787/content.xml" manifest:media-type="text/xml"/>
  <manifest:file-entry manifest:full-path="Object 787/settings.xml" manifest:media-type="text/xml"/>
  <manifest:file-entry manifest:full-path="Object 787/" manifest:version="1.2" manifest:media-type="application/vnd.oasis.opendocument.formula"/>
  <manifest:file-entry manifest:full-path="Object 789/content.xml" manifest:media-type="text/xml"/>
  <manifest:file-entry manifest:full-path="Object 789/Configurations2/accelerator/current.xml" manifest:media-type=""/>
  <manifest:file-entry manifest:full-path="Object 789/Configurations2/" manifest:media-type="application/vnd.sun.xml.ui.configuration"/>
  <manifest:file-entry manifest:full-path="Object 789/settings.xml" manifest:media-type="text/xml"/>
  <manifest:file-entry manifest:full-path="Object 789/" manifest:version="1.2" manifest:media-type="application/vnd.oasis.opendocument.formula"/>
  <manifest:file-entry manifest:full-path="Object 788/Configurations2/accelerator/current.xml" manifest:media-type=""/>
  <manifest:file-entry manifest:full-path="Object 788/Configurations2/" manifest:media-type="application/vnd.sun.xml.ui.configuration"/>
  <manifest:file-entry manifest:full-path="Object 788/content.xml" manifest:media-type="text/xml"/>
  <manifest:file-entry manifest:full-path="Object 788/settings.xml" manifest:media-type="text/xml"/>
  <manifest:file-entry manifest:full-path="Object 788/" manifest:version="1.2" manifest:media-type="application/vnd.oasis.opendocument.formula"/>
  <manifest:file-entry manifest:full-path="Object 760/Configurations2/accelerator/current.xml" manifest:media-type=""/>
  <manifest:file-entry manifest:full-path="Object 760/Configurations2/" manifest:media-type="application/vnd.sun.xml.ui.configuration"/>
  <manifest:file-entry manifest:full-path="Object 760/content.xml" manifest:media-type="text/xml"/>
  <manifest:file-entry manifest:full-path="Object 760/settings.xml" manifest:media-type="text/xml"/>
  <manifest:file-entry manifest:full-path="Object 760/" manifest:version="1.2" manifest:media-type="application/vnd.oasis.opendocument.formula"/>
  <manifest:file-entry manifest:full-path="Object 790/Configurations2/accelerator/current.xml" manifest:media-type=""/>
  <manifest:file-entry manifest:full-path="Object 790/Configurations2/" manifest:media-type="application/vnd.sun.xml.ui.configuration"/>
  <manifest:file-entry manifest:full-path="Object 790/content.xml" manifest:media-type="text/xml"/>
  <manifest:file-entry manifest:full-path="Object 790/settings.xml" manifest:media-type="text/xml"/>
  <manifest:file-entry manifest:full-path="Object 790/" manifest:version="1.2" manifest:media-type="application/vnd.oasis.opendocument.formula"/>
  <manifest:file-entry manifest:full-path="Object 765/Configurations2/accelerator/current.xml" manifest:media-type=""/>
  <manifest:file-entry manifest:full-path="Object 765/Configurations2/" manifest:media-type="application/vnd.sun.xml.ui.configuration"/>
  <manifest:file-entry manifest:full-path="Object 765/content.xml" manifest:media-type="text/xml"/>
  <manifest:file-entry manifest:full-path="Object 765/settings.xml" manifest:media-type="text/xml"/>
  <manifest:file-entry manifest:full-path="Object 765/" manifest:version="1.2" manifest:media-type="application/vnd.oasis.opendocument.formula"/>
  <manifest:file-entry manifest:full-path="Object 808/Configurations2/accelerator/current.xml" manifest:media-type="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settings.xml" manifest:media-type="text/xml"/>
  <manifest:file-entry manifest:full-path="Object 80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0.809in"/>
    </style:style>
    <style:style style:name="Table15.C" style:family="table-column">
      <style:table-column-properties style:column-width="0.5694in"/>
    </style:style>
    <style:style style:name="Table15.D" style:family="table-column">
      <style:table-column-properties style:column-width="1.1215in"/>
    </style:style>
    <style:style style:name="Table15.E" style:family="table-column">
      <style:table-column-properties style:column-width="1.3354in"/>
    </style:style>
    <style:style style:name="Table15.F" style:family="table-column">
      <style:table-column-properties style:column-width="1.5292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F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F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26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26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26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F26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Table72" style:family="table">
      <style:table-properties style:width="6.8208in" table:align="center"/>
    </style:style>
    <style:style style:name="Table72.A" style:family="table-column">
      <style:table-column-properties style:column-width="0.5611in"/>
    </style:style>
    <style:style style:name="Table72.B" style:family="table-column">
      <style:table-column-properties style:column-width="3.1889in"/>
    </style:style>
    <style:style style:name="Table72.C" style:family="table-column">
      <style:table-column-properties style:column-width="3.0708in"/>
    </style:style>
    <style:style style:name="Table7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2.2" style:family="table-row">
      <style:table-row-properties fo:background-color="#ffffff">
        <style:background-image/>
      </style:table-row-properties>
    </style:style>
    <style:style style:name="Table7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7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7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7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7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3.1889in"/>
    </style:style>
    <style:style style:name="Table1.C" style:family="table-column">
      <style:table-column-properties style:column-width="3.0708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5611in"/>
    </style:style>
    <style:style style:name="Table2.B" style:family="table-column">
      <style:table-column-properties style:column-width="3.1889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5611in"/>
    </style:style>
    <style:style style:name="Table3.B" style:family="table-column">
      <style:table-column-properties style:column-width="3.1889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3.1889in"/>
    </style:style>
    <style:style style:name="Table4.C" style:family="table-column">
      <style:table-column-properties style:column-width="3.0708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3.1889in"/>
    </style:style>
    <style:style style:name="Table5.C" style:family="table-column">
      <style:table-column-properties style:column-width="3.0708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3.1889in"/>
    </style:style>
    <style:style style:name="Table6.C" style:family="table-column">
      <style:table-column-properties style:column-width="3.0708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8208in" table:align="center"/>
    </style:style>
    <style:style style:name="Table7.A" style:family="table-column">
      <style:table-column-properties style:column-width="0.5611in"/>
    </style:style>
    <style:style style:name="Table7.B" style:family="table-column">
      <style:table-column-properties style:column-width="3.1889in"/>
    </style:style>
    <style:style style:name="Table7.C" style:family="table-column">
      <style:table-column-properties style:column-width="3.0708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7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7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ff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19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22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2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b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6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c20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e1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ff1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04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2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7d3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c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9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1b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5a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bd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dc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ff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1e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54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51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d2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e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57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d8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38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4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5bc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4d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b2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ad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63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f3f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16c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2c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fc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7b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928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a2c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c4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923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69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5d9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d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88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957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f4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f5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80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1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3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5e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a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b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77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29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f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50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791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c6b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47b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f45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23e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36a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7f9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31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d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aec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29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9a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2aa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3c2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d73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10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6b0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8e1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3bb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568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0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a3a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1a2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74a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d6e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e53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066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1f4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5b41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83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74ea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7d8d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8bd8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8bef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8d12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8d5e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8de4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961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99e9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a0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af4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d11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e3bf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f09c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044c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44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98b98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5b4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6f3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745e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ce6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e941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316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49e9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5953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6b0c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7e9a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ae6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0342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213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290e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7bd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a4d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af2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c09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d6f9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03d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177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1efc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855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912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d33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de4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e4b2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f4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acab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030a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2fe7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4ee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949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a3d8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d9a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2d45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300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b99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d69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daf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e7cb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f338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d34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775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a1b0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a39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b80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1907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2f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6e9a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786c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b0cd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0af1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0cbf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3203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74b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9755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d6b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d90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f39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3d10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4e03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6bd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8b2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ce5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d53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0820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127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4b96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5ac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ce6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e187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4e60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2682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48e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4d0c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543c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81d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9186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5fcb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2c3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3f5e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4b3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701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9ae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a488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6b40d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4ea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851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89f4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b9a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b9c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7d8dc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0410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1ba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62b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7b6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a01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bd8d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d12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d5e7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961a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9952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7" style:family="paragraph" style:parent-style-name="Standard">
      <style:paragraph-properties fo:text-align="center" style:justify-single-word="false"/>
      <style:text-properties officeooo:paragraph-rsid="0098b98b"/>
    </style:style>
    <style:style style:name="P31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67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a51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8e1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d30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4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233bb28" officeooo:paragraph-rsid="0233bb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5b4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0342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3d10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d34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d7836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d69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3ce5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62b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8d5e7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a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b67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2b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d6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05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a2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92c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1d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f0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5a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63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83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ca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f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ba5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e38c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e6f3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786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b0c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ca3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42c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533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af1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eb8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009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113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cbc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cbf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33d1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5bcf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5e2e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5fcb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6e73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702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71f5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400" style:family="paragraph" style:parent-style-name="Table_20_Contents">
      <style:paragraph-properties fo:text-align="start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401" style:family="paragraph" style:parent-style-name="Table_20_Contents">
      <style:paragraph-properties fo:text-align="start" style:justify-single-word="false"/>
      <style:text-properties style:font-name="Times New Roman" fo:font-size="12pt" officeooo:paragraph-rsid="00aaf40f" style:font-name-asian="Courier New" style:font-size-asian="10.5pt" style:font-name-complex="Courier New" style:font-size-complex="10.5pt"/>
    </style:style>
    <style:style style:name="P4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9e7d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067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131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1ad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237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33b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71c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8c6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a1e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b6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b82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e1b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74ea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fd18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c1c6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c50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c55b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cca3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0ca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298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33b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6f1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811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d2d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eee2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05b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29b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42f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6af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741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c5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e1e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400189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400f7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0189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0f7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2e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70a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0189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0f7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2e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4070a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012f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3fe4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4c81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acab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4ef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5380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84f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d6b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8db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bcb7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cb49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e249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c63b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c96c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cb2a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ce5a2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d33b1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da5f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dd2d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0db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3c85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6978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712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7d2b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e84ca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0e0f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29b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42ff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c5b8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df82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e1ee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018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0f7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2e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518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58af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5da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70a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2e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58af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70a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018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018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0f7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2e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4070a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71c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ac5b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e24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dd2d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3fc5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84f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bcb49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f42ff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4058af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61f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6c2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6f3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797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bcb4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c8e8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40018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400f7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402e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4070a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T14" style:family="text">
      <style:text-properties style:font-name="Times New Roman" officeooo:rsid="003bee55" style:font-name-asian="Courier New" style:font-name-complex="Courier New"/>
    </style:style>
    <style:style style:name="T15" style:family="text">
      <style:text-properties style:font-name="Times New Roman" officeooo:rsid="00e399e2" style:font-name-asian="Courier New" style:font-name-complex="Courier New"/>
    </style:style>
    <style:style style:name="T16" style:family="text">
      <style:text-properties style:font-name="Times New Roman" officeooo:rsid="002e468a" style:font-name-asian="Courier New" style:font-name-complex="Courier New"/>
    </style:style>
    <style:style style:name="T17" style:family="text">
      <style:text-properties style:font-name="Times New Roman" officeooo:rsid="01bc3e45" style:font-name-asian="Courier New" style:font-name-complex="Courier New"/>
    </style:style>
    <style:style style:name="T18" style:family="text">
      <style:text-properties style:font-name="Times New Roman" officeooo:rsid="00ccb22f" style:font-name-asian="Courier New" style:font-name-complex="Courier New"/>
    </style:style>
    <style:style style:name="T19" style:family="text">
      <style:text-properties style:font-name="Times New Roman" officeooo:rsid="00cdad59" style:font-name-asian="Courier New" style:font-name-complex="Courier New"/>
    </style:style>
    <style:style style:name="T20" style:family="text">
      <style:text-properties style:font-name="Times New Roman" officeooo:rsid="00cf3f68" style:font-name-asian="Courier New" style:font-name-complex="Courier New"/>
    </style:style>
    <style:style style:name="T21" style:family="text">
      <style:text-properties style:font-name="Times New Roman" officeooo:rsid="00d16c19" style:font-name-asian="Courier New" style:font-name-complex="Courier New"/>
    </style:style>
    <style:style style:name="T22" style:family="text">
      <style:text-properties style:font-name="Times New Roman" officeooo:rsid="00dcf03c" style:font-name-asian="Courier New" style:font-name-complex="Courier New"/>
    </style:style>
    <style:style style:name="T23" style:family="text">
      <style:text-properties style:font-name="Times New Roman" officeooo:rsid="00deca90" style:font-name-asian="Courier New" style:font-name-complex="Courier New"/>
    </style:style>
    <style:style style:name="T24" style:family="text">
      <style:text-properties style:font-name="Times New Roman" officeooo:rsid="00e0b559" style:font-name-asian="Courier New" style:font-name-complex="Courier New"/>
    </style:style>
    <style:style style:name="T25" style:family="text">
      <style:text-properties style:font-name="Times New Roman" officeooo:rsid="00e676cc" style:font-name-asian="Courier New" style:font-name-complex="Courier New"/>
    </style:style>
    <style:style style:name="T26" style:family="text">
      <style:text-properties style:font-name="Times New Roman" officeooo:rsid="00ed60fb" style:font-name-asian="Courier New" style:font-name-complex="Courier New"/>
    </style:style>
    <style:style style:name="T27" style:family="text">
      <style:text-properties style:font-name="Times New Roman" officeooo:rsid="01f03c6b" style:font-name-asian="Courier New" style:font-name-complex="Courier New"/>
    </style:style>
    <style:style style:name="T28" style:family="text">
      <style:text-properties style:font-name="Times New Roman" officeooo:rsid="01f29386" style:font-name-asian="Courier New" style:font-name-complex="Courier New"/>
    </style:style>
    <style:style style:name="T29" style:family="text">
      <style:text-properties style:font-name="Times New Roman" officeooo:rsid="01f79154" style:font-name-asian="Courier New" style:font-name-complex="Courier New"/>
    </style:style>
    <style:style style:name="T30" style:family="text">
      <style:text-properties style:font-name="Times New Roman" officeooo:rsid="01fa3363" style:font-name-asian="Courier New" style:font-name-complex="Courier New"/>
    </style:style>
    <style:style style:name="T31" style:family="text">
      <style:text-properties style:font-name="Times New Roman" officeooo:rsid="01fc6b9d" style:font-name-asian="Courier New" style:font-name-complex="Courier New"/>
    </style:style>
    <style:style style:name="T32" style:family="text">
      <style:text-properties style:font-name="Times New Roman" officeooo:rsid="02016871" style:font-name-asian="Courier New" style:font-name-complex="Courier New"/>
    </style:style>
    <style:style style:name="T33" style:family="text">
      <style:text-properties style:font-name="Times New Roman" officeooo:rsid="0233bb28" style:font-name-asian="Courier New" style:font-name-complex="Courier New"/>
    </style:style>
    <style:style style:name="T34" style:family="text">
      <style:text-properties style:font-name="Times New Roman" officeooo:rsid="023568dd" style:font-name-asian="Courier New" style:font-name-complex="Courier New"/>
    </style:style>
    <style:style style:name="T35" style:family="text">
      <style:text-properties style:font-name="Times New Roman" officeooo:rsid="0240d465" style:font-name-asian="Courier New" style:font-name-complex="Courier New"/>
    </style:style>
    <style:style style:name="T36" style:family="text">
      <style:text-properties style:font-name="Times New Roman" officeooo:rsid="024a3a66" style:font-name-asian="Courier New" style:font-name-complex="Courier New"/>
    </style:style>
    <style:style style:name="T37" style:family="text">
      <style:text-properties style:font-name="Times New Roman" officeooo:rsid="0251a2a3" style:font-name-asian="Courier New" style:font-name-complex="Courier New"/>
    </style:style>
    <style:style style:name="T38" style:family="text">
      <style:text-properties style:font-name="Times New Roman" officeooo:rsid="02574a3b" style:font-name-asian="Courier New" style:font-name-complex="Courier New"/>
    </style:style>
    <style:style style:name="T39" style:family="text">
      <style:text-properties style:font-name="Times New Roman" officeooo:rsid="025e5346" style:font-name-asian="Courier New" style:font-name-complex="Courier New"/>
    </style:style>
    <style:style style:name="T40" style:family="text">
      <style:text-properties style:font-name="Times New Roman" officeooo:rsid="0260662e" style:font-name-asian="Courier New" style:font-name-complex="Courier New"/>
    </style:style>
    <style:style style:name="T41" style:family="text">
      <style:text-properties style:font-name="Times New Roman" officeooo:rsid="0261f403" style:font-name-asian="Courier New" style:font-name-complex="Courier New"/>
    </style:style>
    <style:style style:name="T42" style:family="text">
      <style:text-properties style:font-name="Times New Roman" officeooo:rsid="0265b41f" style:font-name-asian="Courier New" style:font-name-complex="Courier New"/>
    </style:style>
    <style:style style:name="T43" style:family="text">
      <style:text-properties style:font-name="Times New Roman" officeooo:rsid="027316b5" style:font-name-asian="Courier New" style:font-name-complex="Courier New"/>
    </style:style>
    <style:style style:name="T44" style:family="text">
      <style:text-properties style:font-name="Times New Roman" officeooo:rsid="02759530" style:font-name-asian="Courier New" style:font-name-complex="Courier New"/>
    </style:style>
    <style:style style:name="T45" style:family="text">
      <style:text-properties style:font-name="Times New Roman" officeooo:rsid="02821345" style:font-name-asian="Courier New" style:font-name-complex="Courier New"/>
    </style:style>
    <style:style style:name="T46" style:family="text">
      <style:text-properties style:font-name="Times New Roman" officeooo:rsid="028290ed" style:font-name-asian="Courier New" style:font-name-complex="Courier New"/>
    </style:style>
    <style:style style:name="T47" style:family="text">
      <style:text-properties style:font-name="Times New Roman" officeooo:rsid="028a4da2" style:font-name-asian="Courier New" style:font-name-complex="Courier New"/>
    </style:style>
    <style:style style:name="T48" style:family="text">
      <style:text-properties style:font-name="Times New Roman" officeooo:rsid="028af2ea" style:font-name-asian="Courier New" style:font-name-complex="Courier New"/>
    </style:style>
    <style:style style:name="T49" style:family="text">
      <style:text-properties style:font-name="Times New Roman" officeooo:rsid="028c093b" style:font-name-asian="Courier New" style:font-name-complex="Courier New"/>
    </style:style>
    <style:style style:name="T50" style:family="text">
      <style:text-properties style:font-name="Times New Roman" officeooo:rsid="028d6f9e" style:font-name-asian="Courier New" style:font-name-complex="Courier New"/>
    </style:style>
    <style:style style:name="T51" style:family="text">
      <style:text-properties style:font-name="Times New Roman" officeooo:rsid="02917736" style:font-name-asian="Courier New" style:font-name-complex="Courier New"/>
    </style:style>
    <style:style style:name="T52" style:family="text">
      <style:text-properties style:font-name="Times New Roman" officeooo:rsid="02985508" style:font-name-asian="Courier New" style:font-name-complex="Courier New"/>
    </style:style>
    <style:style style:name="T53" style:family="text">
      <style:text-properties style:font-name="Times New Roman" officeooo:rsid="02991238" style:font-name-asian="Courier New" style:font-name-complex="Courier New"/>
    </style:style>
    <style:style style:name="T54" style:family="text">
      <style:text-properties style:font-name="Times New Roman" officeooo:rsid="029ae6c3" style:font-name-asian="Courier New" style:font-name-complex="Courier New"/>
    </style:style>
    <style:style style:name="T55" style:family="text">
      <style:text-properties style:font-name="Times New Roman" officeooo:rsid="029b1e9c" style:font-name-asian="Courier New" style:font-name-complex="Courier New"/>
    </style:style>
    <style:style style:name="T56" style:family="text">
      <style:text-properties style:font-name="Times New Roman" officeooo:rsid="029e4b23" style:font-name-asian="Courier New" style:font-name-complex="Courier New"/>
    </style:style>
    <style:style style:name="T57" style:family="text">
      <style:text-properties style:font-name="Times New Roman" officeooo:rsid="02acab3e" style:font-name-asian="Courier New" style:font-name-complex="Courier New"/>
    </style:style>
    <style:style style:name="T58" style:family="text">
      <style:text-properties style:font-name="Times New Roman" officeooo:rsid="02b030ac" style:font-name-asian="Courier New" style:font-name-complex="Courier New"/>
    </style:style>
    <style:style style:name="T59" style:family="text">
      <style:text-properties style:font-name="Times New Roman" officeooo:rsid="02b2fe77" style:font-name-asian="Courier New" style:font-name-complex="Courier New"/>
    </style:style>
    <style:style style:name="T60" style:family="text">
      <style:text-properties style:font-name="Times New Roman" officeooo:rsid="02b4ee06" style:font-name-asian="Courier New" style:font-name-complex="Courier New"/>
    </style:style>
    <style:style style:name="T61" style:family="text">
      <style:text-properties style:font-name="Times New Roman" officeooo:rsid="02b5d659" style:font-name-asian="Courier New" style:font-name-complex="Courier New"/>
    </style:style>
    <style:style style:name="T62" style:family="text">
      <style:text-properties style:font-name="Times New Roman" officeooo:rsid="02e7754d" style:font-name-asian="Courier New" style:font-name-complex="Courier New"/>
    </style:style>
    <style:style style:name="T63" style:family="text">
      <style:text-properties style:font-name="Times New Roman" officeooo:rsid="02f786c3" style:font-name-asian="Courier New" style:font-name-complex="Courier New"/>
    </style:style>
    <style:style style:name="T64" style:family="text">
      <style:text-properties style:font-name="Times New Roman" officeooo:rsid="02ff48a3" style:font-name-asian="Courier New" style:font-name-complex="Courier New"/>
    </style:style>
    <style:style style:name="T65" style:family="text">
      <style:text-properties style:font-name="Times New Roman" officeooo:rsid="03256928" style:font-name-asian="Courier New" style:font-name-complex="Courier New"/>
    </style:style>
    <style:style style:name="T66" style:family="text">
      <style:text-properties style:font-name="Times New Roman" officeooo:rsid="0329755c" style:font-name-asian="Courier New" style:font-name-complex="Courier New"/>
    </style:style>
    <style:style style:name="T67" style:family="text">
      <style:text-properties style:font-name="Times New Roman" officeooo:rsid="03d6f108" style:font-name-asian="Courier New" style:font-name-complex="Courier New"/>
    </style:style>
    <style:style style:name="T68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097de03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10f5ea6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115b5e5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119449f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11ae527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11c3e29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144691e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2b2fe77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265b41f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2759530" style:font-name-asian="Courier New" style:font-size-asian="10pt" style:font-name-complex="Courier New" style:font-size-complex="10pt"/>
    </style:style>
    <style:style style:name="T82" style:family="text">
      <style:text-properties style:font-name="Times New Roman" fo:font-size="10pt" officeooo:rsid="02821345" style:font-name-asian="Courier New" style:font-size-asian="10pt" style:font-name-complex="Courier New" style:font-size-complex="10pt"/>
    </style:style>
    <style:style style:name="T83" style:family="text">
      <style:text-properties style:font-name="Times New Roman" fo:font-size="10pt" officeooo:rsid="028290ed" style:font-name-asian="Courier New" style:font-size-asian="10pt" style:font-name-complex="Courier New" style:font-size-complex="10pt"/>
    </style:style>
    <style:style style:name="T84" style:family="text">
      <style:text-properties style:font-name="Times New Roman" fo:font-size="10pt" officeooo:rsid="0287bde1" style:font-name-asian="Courier New" style:font-size-asian="10pt" style:font-name-complex="Courier New" style:font-size-complex="10pt"/>
    </style:style>
    <style:style style:name="T85" style:family="text">
      <style:text-properties style:font-name="Times New Roman" fo:font-size="10pt" officeooo:rsid="028a4da2" style:font-name-asian="Courier New" style:font-size-asian="10pt" style:font-name-complex="Courier New" style:font-size-complex="10pt"/>
    </style:style>
    <style:style style:name="T86" style:family="text">
      <style:text-properties style:font-name="Times New Roman" fo:font-size="10pt" officeooo:rsid="028af2ea" style:font-name-asian="Courier New" style:font-size-asian="10pt" style:font-name-complex="Courier New" style:font-size-complex="10pt"/>
    </style:style>
    <style:style style:name="T87" style:family="text">
      <style:text-properties style:font-name="Times New Roman" fo:font-size="10pt" officeooo:rsid="028d6f9e" style:font-name-asian="Courier New" style:font-size-asian="10pt" style:font-name-complex="Courier New" style:font-size-complex="10pt"/>
    </style:style>
    <style:style style:name="T88" style:family="text">
      <style:text-properties style:font-name="Times New Roman" fo:font-size="10pt" officeooo:rsid="02917736" style:font-name-asian="Courier New" style:font-size-asian="10pt" style:font-name-complex="Courier New" style:font-size-complex="10pt"/>
    </style:style>
    <style:style style:name="T89" style:family="text">
      <style:text-properties style:font-name="Times New Roman" fo:font-size="10pt" officeooo:rsid="02985508" style:font-name-asian="Courier New" style:font-size-asian="10pt" style:font-name-complex="Courier New" style:font-size-complex="10pt"/>
    </style:style>
    <style:style style:name="T90" style:family="text">
      <style:text-properties style:font-name="Times New Roman" fo:font-size="10pt" officeooo:rsid="029ae6c3" style:font-name-asian="Courier New" style:font-size-asian="10pt" style:font-name-complex="Courier New" style:font-size-complex="10pt"/>
    </style:style>
    <style:style style:name="T91" style:family="text">
      <style:text-properties style:font-name="Times New Roman" fo:font-size="10pt" officeooo:rsid="029b1e9c" style:font-name-asian="Courier New" style:font-size-asian="10pt" style:font-name-complex="Courier New" style:font-size-complex="10pt"/>
    </style:style>
    <style:style style:name="T92" style:family="text">
      <style:text-properties style:font-name="Times New Roman" fo:font-size="10pt" officeooo:rsid="02acab3e" style:font-name-asian="Courier New" style:font-size-asian="10pt" style:font-name-complex="Courier New" style:font-size-complex="10pt"/>
    </style:style>
    <style:style style:name="T93" style:family="text">
      <style:text-properties style:font-name="Times New Roman" fo:font-size="10pt" officeooo:rsid="02b030ac" style:font-name-asian="Courier New" style:font-size-asian="10pt" style:font-name-complex="Courier New" style:font-size-complex="10pt"/>
    </style:style>
    <style:style style:name="T94" style:family="text">
      <style:text-properties style:font-name="Times New Roman" fo:font-size="10pt" officeooo:rsid="03b4c81a" style:font-name-asian="Courier New" style:font-size-asian="10pt" style:font-name-complex="Courier New" style:font-size-complex="10pt"/>
    </style:style>
    <style:style style:name="T95" style:family="text">
      <style:text-properties style:font-name="Times New Roman" fo:font-size="10pt" officeooo:rsid="03cca33a" style:font-name-asian="Courier New" style:font-size-asian="10pt" style:font-name-complex="Courier New" style:font-size-complex="10pt"/>
    </style:style>
    <style:style style:name="T96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97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9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99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100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101" style:family="text">
      <style:text-properties style:font-name="Times New Roman" fo:font-size="10pt" fo:font-style="italic" officeooo:rsid="005a182b" style:font-name-asian="Courier New" style:font-size-asian="10pt" style:font-style-asian="italic" style:font-name-complex="Courier New" style:font-size-complex="10pt" style:font-style-complex="italic"/>
    </style:style>
    <style:style style:name="T102" style:family="text">
      <style:text-properties style:font-name="Times New Roman" fo:font-size="10pt" fo:font-style="italic" officeooo:rsid="002e468a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T103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104" style:family="text">
      <style:text-properties style:font-name="Times New Roman" fo:font-size="10pt" officeooo:rsid="02b4ee06" fo:background-color="#ffffff" loext:char-shading-value="0" style:font-name-asian="Courier New" style:font-size-asian="10pt" style:font-name-complex="Courier New" style:font-size-complex="10pt"/>
    </style:style>
    <style:style style:name="T105" style:family="text">
      <style:text-properties style:font-name="Times New Roman" fo:font-size="10pt" officeooo:rsid="02ba3d8e" fo:background-color="#ffffff" loext:char-shading-value="0" style:font-name-asian="Courier New" style:font-size-asian="10pt" style:font-name-complex="Courier New" style:font-size-complex="10pt"/>
    </style:style>
    <style:style style:name="T106" style:family="text">
      <style:text-properties style:font-name="Times New Roman" fo:font-size="10pt" officeooo:rsid="02d78366" fo:background-color="#ffffff" loext:char-shading-value="0" style:font-name-asian="Courier New" style:font-size-asian="10pt" style:font-name-complex="Courier New" style:font-size-complex="10pt"/>
    </style:style>
    <style:style style:name="T107" style:family="text">
      <style:text-properties style:font-name="Times New Roman" fo:font-size="10pt" officeooo:rsid="003bee55" fo:background-color="#ffffff" loext:char-shading-value="0" style:font-name-asian="Courier New" style:font-size-asian="10pt" style:font-name-complex="Courier New" style:font-size-complex="10pt"/>
    </style:style>
    <style:style style:name="T108" style:family="text">
      <style:text-properties style:font-name="Times New Roman" fo:font-size="10pt" officeooo:rsid="02d7ca53" fo:background-color="#ffffff" loext:char-shading-value="0" style:font-name-asian="Courier New" style:font-size-asian="10pt" style:font-name-complex="Courier New" style:font-size-complex="10pt"/>
    </style:style>
    <style:style style:name="T109" style:family="text">
      <style:text-properties style:font-name="Times New Roman" fo:font-size="10pt" officeooo:rsid="02d7f94d" fo:background-color="#ffffff" loext:char-shading-value="0" style:font-name-asian="Courier New" style:font-size-asian="10pt" style:font-name-complex="Courier New" style:font-size-complex="10pt"/>
    </style:style>
    <style:style style:name="T110" style:family="text">
      <style:text-properties style:font-name="Times New Roman" fo:font-size="10pt" officeooo:rsid="0008348a" fo:background-color="#ffffff" loext:char-shading-value="0" style:font-name-asian="Courier New" style:font-size-asian="10pt" style:font-name-complex="Courier New" style:font-size-complex="10pt"/>
    </style:style>
    <style:style style:name="T111" style:family="text">
      <style:text-properties style:font-name="Times New Roman" fo:font-size="10pt" officeooo:rsid="02cd69f8" fo:background-color="#ffffff" loext:char-shading-value="0" style:font-name-asian="Courier New" style:font-size-asian="10pt" style:font-name-complex="Courier New" style:font-size-complex="10pt"/>
    </style:style>
    <style:style style:name="T112" style:family="text">
      <style:text-properties style:font-name="Times New Roman" fo:font-size="10pt" officeooo:rsid="02cdaf1e" fo:background-color="#ffffff" loext:char-shading-value="0" style:font-name-asian="Courier New" style:font-size-asian="10pt" style:font-name-complex="Courier New" style:font-size-complex="10pt"/>
    </style:style>
    <style:style style:name="T113" style:family="text">
      <style:text-properties style:font-name="Times New Roman" fo:font-size="10pt" officeooo:rsid="02ce7cbf" fo:background-color="#ffffff" loext:char-shading-value="0" style:font-name-asian="Courier New" style:font-size-asian="10pt" style:font-name-complex="Courier New" style:font-size-complex="10pt"/>
    </style:style>
    <style:style style:name="T114" style:family="text">
      <style:text-properties style:font-name="Times New Roman" fo:font-size="10pt" officeooo:rsid="02d348e9" fo:background-color="#ffffff" loext:char-shading-value="0" style:font-name-asian="Courier New" style:font-size-asian="10pt" style:font-name-complex="Courier New" style:font-size-complex="10pt"/>
    </style:style>
    <style:style style:name="T115" style:family="text">
      <style:text-properties style:font-name="Times New Roman" fo:font-size="10pt" officeooo:rsid="02dba51c" fo:background-color="#ffffff" loext:char-shading-value="0" style:font-name-asian="Courier New" style:font-size-asian="10pt" style:font-name-complex="Courier New" style:font-size-complex="10pt"/>
    </style:style>
    <style:style style:name="T116" style:family="text">
      <style:text-properties style:font-name="Times New Roman" fo:font-size="10pt" officeooo:rsid="02e2058f" fo:background-color="#ffffff" loext:char-shading-value="0" style:font-name-asian="Courier New" style:font-size-asian="10pt" style:font-name-complex="Courier New" style:font-size-complex="10pt"/>
    </style:style>
    <style:style style:name="T117" style:family="text">
      <style:text-properties style:font-name="Times New Roman" fo:font-size="10pt" officeooo:rsid="02e38c35" fo:background-color="#ffffff" loext:char-shading-value="0" style:font-name-asian="Courier New" style:font-size-asian="10pt" style:font-name-complex="Courier New" style:font-size-complex="10pt"/>
    </style:style>
    <style:style style:name="T118" style:family="text">
      <style:text-properties style:font-name="Times New Roman" fo:font-size="10pt" officeooo:rsid="02e6f3d6" fo:background-color="#ffffff" loext:char-shading-value="0" style:font-name-asian="Courier New" style:font-size-asian="10pt" style:font-name-complex="Courier New" style:font-size-complex="10pt"/>
    </style:style>
    <style:style style:name="T119" style:family="text">
      <style:text-properties style:font-name="Times New Roman" fo:font-size="10pt" officeooo:rsid="02f786c3" fo:background-color="#ffffff" loext:char-shading-value="0" style:font-name-asian="Courier New" style:font-size-asian="10pt" style:font-name-complex="Courier New" style:font-size-complex="10pt"/>
    </style:style>
    <style:style style:name="T120" style:family="text">
      <style:text-properties style:font-name="Times New Roman" fo:font-size="10pt" officeooo:rsid="02eb80e1" fo:background-color="#ffffff" loext:char-shading-value="0" style:font-name-asian="Courier New" style:font-size-asian="10pt" style:font-name-complex="Courier New" style:font-size-complex="10pt"/>
    </style:style>
    <style:style style:name="T121" style:family="text">
      <style:text-properties style:font-name="Times New Roman" fo:font-size="10pt" officeooo:rsid="02f19073" fo:background-color="#ffffff" loext:char-shading-value="0" style:font-name-asian="Courier New" style:font-size-asian="10pt" style:font-name-complex="Courier New" style:font-size-complex="10pt"/>
    </style:style>
    <style:style style:name="T122" style:family="text">
      <style:text-properties style:font-name="Times New Roman" fo:font-size="10pt" officeooo:rsid="02bd9a1e" fo:background-color="#ffffff" loext:char-shading-value="0" style:font-name-asian="Courier New" style:font-size-asian="10pt" style:font-name-complex="Courier New" style:font-size-complex="10pt"/>
    </style:style>
    <style:style style:name="T123" style:family="text">
      <style:text-properties style:font-name="Times New Roman" fo:font-size="10pt" officeooo:rsid="02f2fde8" fo:background-color="#ffffff" loext:char-shading-value="0" style:font-name-asian="Courier New" style:font-size-asian="10pt" style:font-name-complex="Courier New" style:font-size-complex="10pt"/>
    </style:style>
    <style:style style:name="T124" style:family="text">
      <style:text-properties style:font-name="Times New Roman" fo:font-size="10pt" officeooo:rsid="02fb0cdd" fo:background-color="#ffffff" loext:char-shading-value="0" style:font-name-asian="Courier New" style:font-size-asian="10pt" style:font-name-complex="Courier New" style:font-size-complex="10pt"/>
    </style:style>
    <style:style style:name="T125" style:family="text">
      <style:text-properties style:font-name="Times New Roman" fo:font-size="10pt" officeooo:rsid="03042cf5" fo:background-color="#ffffff" loext:char-shading-value="0" style:font-name-asian="Courier New" style:font-size-asian="10pt" style:font-name-complex="Courier New" style:font-size-complex="10pt"/>
    </style:style>
    <style:style style:name="T126" style:family="text">
      <style:text-properties style:font-name="Times New Roman" fo:font-size="10pt" officeooo:rsid="030af193" fo:background-color="#ffffff" loext:char-shading-value="0" style:font-name-asian="Courier New" style:font-size-asian="10pt" style:font-name-complex="Courier New" style:font-size-complex="10pt"/>
    </style:style>
    <style:style style:name="T127" style:family="text">
      <style:text-properties style:font-name="Times New Roman" fo:font-size="10pt" officeooo:rsid="030cbf28" fo:background-color="#ffffff" loext:char-shading-value="0" style:font-name-asian="Courier New" style:font-size-asian="10pt" style:font-name-complex="Courier New" style:font-size-complex="10pt"/>
    </style:style>
    <style:style style:name="T128" style:family="text">
      <style:text-properties style:font-name="Times New Roman" fo:font-size="10pt" officeooo:rsid="031009e5" fo:background-color="#ffffff" loext:char-shading-value="0" style:font-name-asian="Courier New" style:font-size-asian="10pt" style:font-name-complex="Courier New" style:font-size-complex="10pt"/>
    </style:style>
    <style:style style:name="T129" style:family="text">
      <style:text-properties style:font-name="Times New Roman" fo:font-size="10pt" officeooo:rsid="031113fd" fo:background-color="#ffffff" loext:char-shading-value="0" style:font-name-asian="Courier New" style:font-size-asian="10pt" style:font-name-complex="Courier New" style:font-size-complex="10pt"/>
    </style:style>
    <style:style style:name="T130" style:family="text">
      <style:text-properties style:font-name="Times New Roman" fo:font-size="10pt" officeooo:rsid="031cbc07" fo:background-color="#ffffff" loext:char-shading-value="0" style:font-name-asian="Courier New" style:font-size-asian="10pt" style:font-name-complex="Courier New" style:font-size-complex="10pt"/>
    </style:style>
    <style:style style:name="T131" style:family="text">
      <style:text-properties style:font-name="Times New Roman" fo:font-size="10pt" officeooo:rsid="035bcfa1" fo:background-color="#ffffff" loext:char-shading-value="0" style:font-name-asian="Courier New" style:font-size-asian="10pt" style:font-name-complex="Courier New" style:font-size-complex="10pt"/>
    </style:style>
    <style:style style:name="T132" style:family="text">
      <style:text-properties style:font-name="Times New Roman" fo:font-size="10pt" officeooo:rsid="035c7ca6" fo:background-color="#ffffff" loext:char-shading-value="0" style:font-name-asian="Courier New" style:font-size-asian="10pt" style:font-name-complex="Courier New" style:font-size-complex="10pt"/>
    </style:style>
    <style:style style:name="T133" style:family="text">
      <style:text-properties style:font-name="Times New Roman" fo:font-size="10pt" officeooo:rsid="036e7306" fo:background-color="#ffffff" loext:char-shading-value="0" style:font-name-asian="Courier New" style:font-size-asian="10pt" style:font-name-complex="Courier New" style:font-size-complex="10pt"/>
    </style:style>
    <style:style style:name="T134" style:family="text">
      <style:text-properties style:font-name="Times New Roman" fo:font-size="10pt" officeooo:rsid="037d8dc2" fo:background-color="#ffffff" loext:char-shading-value="0" style:font-name-asian="Courier New" style:font-size-asian="10pt" style:font-name-complex="Courier New" style:font-size-complex="10pt"/>
    </style:style>
    <style:style style:name="T135" style:family="text">
      <style:text-properties style:font-name="Times New Roman" fo:font-size="10pt" officeooo:rsid="038d5e70" fo:background-color="#ffffff" loext:char-shading-value="0" style:font-name-asian="Courier New" style:font-size-asian="10pt" style:font-name-complex="Courier New" style:font-size-complex="10pt"/>
    </style:style>
    <style:style style:name="T136" style:family="text">
      <style:text-properties style:font-name="Times New Roman" fo:font-size="10pt" officeooo:rsid="038de4f3" fo:background-color="#ffffff" loext:char-shading-value="0" style:font-name-asian="Courier New" style:font-size-asian="10pt" style:font-name-complex="Courier New" style:font-size-complex="10pt"/>
    </style:style>
    <style:style style:name="T137" style:family="text">
      <style:text-properties style:font-name="Times New Roman" fo:font-size="10pt" officeooo:rsid="038f0b16" fo:background-color="#ffffff" loext:char-shading-value="0" style:font-name-asian="Courier New" style:font-size-asian="10pt" style:font-name-complex="Courier New" style:font-size-complex="10pt"/>
    </style:style>
    <style:style style:name="T138" style:family="text">
      <style:text-properties style:font-name="Times New Roman" fo:font-size="10pt" officeooo:rsid="03961aa5" fo:background-color="#ffffff" loext:char-shading-value="0" style:font-name-asian="Courier New" style:font-size-asian="10pt" style:font-name-complex="Courier New" style:font-size-complex="10pt"/>
    </style:style>
    <style:style style:name="T139" style:family="text">
      <style:text-properties style:font-name="Times New Roman" fo:font-size="10pt" officeooo:rsid="03995291" fo:background-color="#ffffff" loext:char-shading-value="0" style:font-name-asian="Courier New" style:font-size-asian="10pt" style:font-name-complex="Courier New" style:font-size-complex="10pt"/>
    </style:style>
    <style:style style:name="T140" style:family="text">
      <style:text-properties style:font-name="Times New Roman" fo:font-size="10pt" officeooo:rsid="0399e9a6" fo:background-color="#ffffff" loext:char-shading-value="0" style:font-name-asian="Courier New" style:font-size-asian="10pt" style:font-name-complex="Courier New" style:font-size-complex="10pt"/>
    </style:style>
    <style:style style:name="T141" style:family="text">
      <style:text-properties style:font-name="Times New Roman" fo:font-size="10pt" officeooo:rsid="039adba9" fo:background-color="#ffffff" loext:char-shading-value="0" style:font-name-asian="Courier New" style:font-size-asian="10pt" style:font-name-complex="Courier New" style:font-size-complex="10pt"/>
    </style:style>
    <style:style style:name="T142" style:family="text">
      <style:text-properties style:font-name="Times New Roman" fo:font-size="10pt" officeooo:rsid="039cdb97" fo:background-color="#ffffff" loext:char-shading-value="0" style:font-name-asian="Courier New" style:font-size-asian="10pt" style:font-name-complex="Courier New" style:font-size-complex="10pt"/>
    </style:style>
    <style:style style:name="T143" style:family="text">
      <style:text-properties style:font-name="Times New Roman" fo:font-size="10pt" officeooo:rsid="039e7da4" fo:background-color="#ffffff" loext:char-shading-value="0" style:font-name-asian="Courier New" style:font-size-asian="10pt" style:font-name-complex="Courier New" style:font-size-complex="10pt"/>
    </style:style>
    <style:style style:name="T144" style:family="text">
      <style:text-properties style:font-name="Times New Roman" fo:font-size="10pt" officeooo:rsid="03a067a4" fo:background-color="#ffffff" loext:char-shading-value="0" style:font-name-asian="Courier New" style:font-size-asian="10pt" style:font-name-complex="Courier New" style:font-size-complex="10pt"/>
    </style:style>
    <style:style style:name="T145" style:family="text">
      <style:text-properties style:font-name="Times New Roman" fo:font-size="10pt" officeooo:rsid="03a1314a" fo:background-color="#ffffff" loext:char-shading-value="0" style:font-name-asian="Courier New" style:font-size-asian="10pt" style:font-name-complex="Courier New" style:font-size-complex="10pt"/>
    </style:style>
    <style:style style:name="T146" style:family="text">
      <style:text-properties style:font-name="Times New Roman" fo:font-size="10pt" officeooo:rsid="03a1ad5d" fo:background-color="#ffffff" loext:char-shading-value="0" style:font-name-asian="Courier New" style:font-size-asian="10pt" style:font-name-complex="Courier New" style:font-size-complex="10pt"/>
    </style:style>
    <style:style style:name="T147" style:family="text">
      <style:text-properties style:font-name="Times New Roman" fo:font-size="10pt" officeooo:rsid="03a237ba" fo:background-color="#ffffff" loext:char-shading-value="0" style:font-name-asian="Courier New" style:font-size-asian="10pt" style:font-name-complex="Courier New" style:font-size-complex="10pt"/>
    </style:style>
    <style:style style:name="T148" style:family="text">
      <style:text-properties style:font-name="Times New Roman" fo:font-size="10pt" officeooo:rsid="03a33bdc" fo:background-color="#ffffff" loext:char-shading-value="0" style:font-name-asian="Courier New" style:font-size-asian="10pt" style:font-name-complex="Courier New" style:font-size-complex="10pt"/>
    </style:style>
    <style:style style:name="T149" style:family="text">
      <style:text-properties style:font-name="Times New Roman" fo:font-size="10pt" officeooo:rsid="03aa1e0c" fo:background-color="#ffffff" loext:char-shading-value="0" style:font-name-asian="Courier New" style:font-size-asian="10pt" style:font-name-complex="Courier New" style:font-size-complex="10pt"/>
    </style:style>
    <style:style style:name="T150" style:family="text">
      <style:text-properties style:font-name="Times New Roman" fo:font-size="10pt" officeooo:rsid="03ab6433" fo:background-color="#ffffff" loext:char-shading-value="0" style:font-name-asian="Courier New" style:font-size-asian="10pt" style:font-name-complex="Courier New" style:font-size-complex="10pt"/>
    </style:style>
    <style:style style:name="T151" style:family="text">
      <style:text-properties style:font-name="Times New Roman" fo:font-size="10pt" officeooo:rsid="03ac5b74" fo:background-color="#ffffff" loext:char-shading-value="0" style:font-name-asian="Courier New" style:font-size-asian="10pt" style:font-name-complex="Courier New" style:font-size-complex="10pt"/>
    </style:style>
    <style:style style:name="T152" style:family="text">
      <style:text-properties style:font-name="Times New Roman" fo:font-size="10pt" officeooo:rsid="03ae1b2f" fo:background-color="#ffffff" loext:char-shading-value="0" style:font-name-asian="Courier New" style:font-size-asian="10pt" style:font-name-complex="Courier New" style:font-size-complex="10pt"/>
    </style:style>
    <style:style style:name="T153" style:family="text">
      <style:text-properties style:font-name="Times New Roman" fo:font-size="10pt" officeooo:rsid="0364b337" fo:background-color="#ffffff" loext:char-shading-value="0" style:font-name-asian="Courier New" style:font-size-asian="10pt" style:font-name-complex="Courier New" style:font-size-complex="10pt"/>
    </style:style>
    <style:style style:name="T154" style:family="text">
      <style:text-properties style:font-name="Times New Roman" fo:font-size="10pt" officeooo:rsid="036b40d9" fo:background-color="#ffffff" loext:char-shading-value="0" style:font-name-asian="Courier New" style:font-size-asian="10pt" style:font-name-complex="Courier New" style:font-size-complex="10pt"/>
    </style:style>
    <style:style style:name="T155" style:family="text">
      <style:text-properties style:font-name="Times New Roman" fo:font-size="10pt" officeooo:rsid="03be249c" fo:background-color="#ffffff" loext:char-shading-value="0" style:font-name-asian="Courier New" style:font-size-asian="10pt" style:font-name-complex="Courier New" style:font-size-complex="10pt"/>
    </style:style>
    <style:style style:name="T156" style:family="text">
      <style:text-properties style:font-name="Times New Roman" fo:font-size="10pt" officeooo:rsid="0378517a" fo:background-color="#ffffff" loext:char-shading-value="0" style:font-name-asian="Courier New" style:font-size-asian="10pt" style:font-name-complex="Courier New" style:font-size-complex="10pt"/>
    </style:style>
    <style:style style:name="T157" style:family="text">
      <style:text-properties style:font-name="Times New Roman" fo:font-size="10pt" officeooo:rsid="03c5084e" fo:background-color="#ffffff" loext:char-shading-value="0" style:font-name-asian="Courier New" style:font-size-asian="10pt" style:font-name-complex="Courier New" style:font-size-complex="10pt"/>
    </style:style>
    <style:style style:name="T158" style:family="text">
      <style:text-properties style:font-name="Times New Roman" fo:font-size="10pt" officeooo:rsid="03c55bec" fo:background-color="#ffffff" loext:char-shading-value="0" style:font-name-asian="Courier New" style:font-size-asian="10pt" style:font-name-complex="Courier New" style:font-size-complex="10pt"/>
    </style:style>
    <style:style style:name="T159" style:family="text">
      <style:text-properties style:font-name="Times New Roman" fo:font-size="10pt" officeooo:rsid="03c63b36" fo:background-color="#ffffff" loext:char-shading-value="0" style:font-name-asian="Courier New" style:font-size-asian="10pt" style:font-name-complex="Courier New" style:font-size-complex="10pt"/>
    </style:style>
    <style:style style:name="T160" style:family="text">
      <style:text-properties style:font-name="Times New Roman" fo:font-size="10pt" officeooo:rsid="03cb2aa3" fo:background-color="#ffffff" loext:char-shading-value="0" style:font-name-asian="Courier New" style:font-size-asian="10pt" style:font-name-complex="Courier New" style:font-size-complex="10pt"/>
    </style:style>
    <style:style style:name="T161" style:family="text">
      <style:text-properties style:font-name="Times New Roman" fo:font-size="10pt" officeooo:rsid="03d2980a" fo:background-color="#ffffff" loext:char-shading-value="0" style:font-name-asian="Courier New" style:font-size-asian="10pt" style:font-name-complex="Courier New" style:font-size-complex="10pt"/>
    </style:style>
    <style:style style:name="T162" style:family="text">
      <style:text-properties style:font-name="Times New Roman" fo:font-size="10pt" officeooo:rsid="03d33b18" fo:background-color="#ffffff" loext:char-shading-value="0" style:font-name-asian="Courier New" style:font-size-asian="10pt" style:font-name-complex="Courier New" style:font-size-complex="10pt"/>
    </style:style>
    <style:style style:name="T163" style:family="text">
      <style:text-properties style:font-name="Times New Roman" fo:font-size="10pt" officeooo:rsid="03d81117" fo:background-color="#ffffff" loext:char-shading-value="0" style:font-name-asian="Courier New" style:font-size-asian="10pt" style:font-name-complex="Courier New" style:font-size-complex="10pt"/>
    </style:style>
    <style:style style:name="T164" style:family="text">
      <style:text-properties style:font-name="Times New Roman" fo:font-size="10pt" officeooo:rsid="03dd2dcc" fo:background-color="#ffffff" loext:char-shading-value="0" style:font-name-asian="Courier New" style:font-size-asian="10pt" style:font-name-complex="Courier New" style:font-size-complex="10pt"/>
    </style:style>
    <style:style style:name="T165" style:family="text">
      <style:text-properties style:font-name="Times New Roman" fo:font-size="10pt" officeooo:rsid="005a182b" fo:background-color="#ffffff" loext:char-shading-value="0" style:font-name-asian="Courier New" style:font-size-asian="10pt" style:font-name-complex="Courier New" style:font-size-complex="10pt"/>
    </style:style>
    <style:style style:name="T166" style:family="text">
      <style:text-properties style:font-name="Times New Roman" fo:font-size="10pt" officeooo:rsid="03f8bb94" fo:background-color="#ffffff" loext:char-shading-value="0" style:font-name-asian="Courier New" style:font-size-asian="10pt" style:font-name-complex="Courier New" style:font-size-complex="10pt"/>
    </style:style>
    <style:style style:name="T167" style:family="text">
      <style:text-properties style:font-name="Times New Roman" fo:font-size="10pt" officeooo:rsid="03fc5b88" fo:background-color="#ffffff" loext:char-shading-value="0" style:font-name-asian="Courier New" style:font-size-asian="10pt" style:font-name-complex="Courier New" style:font-size-complex="10pt"/>
    </style:style>
    <style:style style:name="T168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169" style:family="text">
      <style:text-properties style:font-name="Times New Roman" fo:font-style="normal" style:font-name-asian="Courier New" style:font-style-asian="normal" style:font-name-complex="Courier New" style:font-style-complex="normal"/>
    </style:style>
    <style:style style:name="T170" style:family="text">
      <style:text-properties style:font-name="Times New Roman" fo:font-style="italic" officeooo:rsid="03256928" style:font-name-asian="Courier New" style:font-style-asian="italic" style:font-name-complex="Courier New" style:font-style-complex="italic"/>
    </style:style>
    <style:style style:name="T171" style:family="text">
      <style:text-properties style:font-name="Times New Roman" fo:background-color="#ffffff" loext:char-shading-value="0" style:font-name-asian="Courier New" style:font-name-complex="Courier New"/>
    </style:style>
    <style:style style:name="T172" style:family="text">
      <style:text-properties style:font-name="Times New Roman" officeooo:rsid="02b4ee06" fo:background-color="#ffffff" loext:char-shading-value="0" style:font-name-asian="Courier New" style:font-name-complex="Courier New"/>
    </style:style>
    <style:style style:name="T173" style:family="text">
      <style:text-properties style:font-name="Times New Roman" officeooo:rsid="02b94912" fo:background-color="#ffffff" loext:char-shading-value="0" style:font-name-asian="Courier New" style:font-name-complex="Courier New"/>
    </style:style>
    <style:style style:name="T174" style:family="text">
      <style:text-properties style:font-name="Times New Roman" officeooo:rsid="02ba3d8e" fo:background-color="#ffffff" loext:char-shading-value="0" style:font-name-asian="Courier New" style:font-name-complex="Courier New"/>
    </style:style>
    <style:style style:name="T175" style:family="text">
      <style:text-properties style:font-name="Times New Roman" officeooo:rsid="003bee55" fo:background-color="#ffffff" loext:char-shading-value="0" style:font-name-asian="Courier New" style:font-name-complex="Courier New"/>
    </style:style>
    <style:style style:name="T176" style:family="text">
      <style:text-properties style:font-name="Times New Roman" officeooo:rsid="02ba42ed" fo:background-color="#ffffff" loext:char-shading-value="0" style:font-name-asian="Courier New" style:font-name-complex="Courier New"/>
    </style:style>
    <style:style style:name="T177" style:family="text">
      <style:text-properties style:font-name="Times New Roman" officeooo:rsid="02cd69f8" fo:background-color="#ffffff" loext:char-shading-value="0" style:font-name-asian="Courier New" style:font-name-complex="Courier New"/>
    </style:style>
    <style:style style:name="T178" style:family="text">
      <style:text-properties style:font-name="Times New Roman" officeooo:rsid="02cdaf1e" fo:background-color="#ffffff" loext:char-shading-value="0" style:font-name-asian="Courier New" style:font-name-complex="Courier New"/>
    </style:style>
    <style:style style:name="T179" style:family="text">
      <style:text-properties style:font-name="Times New Roman" officeooo:rsid="02ce7cbf" fo:background-color="#ffffff" loext:char-shading-value="0" style:font-name-asian="Courier New" style:font-name-complex="Courier New"/>
    </style:style>
    <style:style style:name="T180" style:family="text">
      <style:text-properties style:font-name="Times New Roman" officeooo:rsid="02cf3386" fo:background-color="#ffffff" loext:char-shading-value="0" style:font-name-asian="Courier New" style:font-name-complex="Courier New"/>
    </style:style>
    <style:style style:name="T181" style:family="text">
      <style:text-properties style:font-name="Times New Roman" officeooo:rsid="02d348e9" fo:background-color="#ffffff" loext:char-shading-value="0" style:font-name-asian="Courier New" style:font-name-complex="Courier New"/>
    </style:style>
    <style:style style:name="T182" style:family="text">
      <style:text-properties style:font-name="Times New Roman" officeooo:rsid="02d78366" fo:background-color="#ffffff" loext:char-shading-value="0" style:font-name-asian="Courier New" style:font-name-complex="Courier New"/>
    </style:style>
    <style:style style:name="T183" style:family="text">
      <style:text-properties style:font-name="Times New Roman" officeooo:rsid="02eb80e1" fo:background-color="#ffffff" loext:char-shading-value="0" style:font-name-asian="Courier New" style:font-name-complex="Courier New"/>
    </style:style>
    <style:style style:name="T184" style:family="text">
      <style:text-properties style:font-name="Times New Roman" officeooo:rsid="02f19073" fo:background-color="#ffffff" loext:char-shading-value="0" style:font-name-asian="Courier New" style:font-name-complex="Courier New"/>
    </style:style>
    <style:style style:name="T185" style:family="text">
      <style:text-properties style:font-name="Times New Roman" officeooo:rsid="02f2fde8" fo:background-color="#ffffff" loext:char-shading-value="0" style:font-name-asian="Courier New" style:font-name-complex="Courier New"/>
    </style:style>
    <style:style style:name="T186" style:family="text">
      <style:text-properties style:font-name="Times New Roman" officeooo:rsid="02f786c3" fo:background-color="#ffffff" loext:char-shading-value="0" style:font-name-asian="Courier New" style:font-name-complex="Courier New"/>
    </style:style>
    <style:style style:name="T187" style:family="text">
      <style:text-properties style:font-name="Times New Roman" officeooo:rsid="02fb0cdd" fo:background-color="#ffffff" loext:char-shading-value="0" style:font-name-asian="Courier New" style:font-name-complex="Courier New"/>
    </style:style>
    <style:style style:name="T188" style:family="text">
      <style:text-properties style:font-name="Times New Roman" officeooo:rsid="030af193" fo:background-color="#ffffff" loext:char-shading-value="0" style:font-name-asian="Courier New" style:font-name-complex="Courier New"/>
    </style:style>
    <style:style style:name="T189" style:family="text">
      <style:text-properties style:font-name="Times New Roman" officeooo:rsid="030cbf28" fo:background-color="#ffffff" loext:char-shading-value="0" style:font-name-asian="Courier New" style:font-name-complex="Courier New"/>
    </style:style>
    <style:style style:name="T190" style:family="text">
      <style:text-properties style:font-name="Times New Roman" officeooo:rsid="030eb897" fo:background-color="#ffffff" loext:char-shading-value="0" style:font-name-asian="Courier New" style:font-name-complex="Courier New"/>
    </style:style>
    <style:style style:name="T191" style:family="text">
      <style:text-properties style:font-name="Times New Roman" officeooo:rsid="031cbc07" fo:background-color="#ffffff" loext:char-shading-value="0" style:font-name-asian="Courier New" style:font-name-complex="Courier New"/>
    </style:style>
    <style:style style:name="T192" style:family="text">
      <style:text-properties style:font-name="Times New Roman" officeooo:rsid="0329755c" fo:background-color="#ffffff" loext:char-shading-value="0" style:font-name-asian="Courier New" style:font-name-complex="Courier New"/>
    </style:style>
    <style:style style:name="T193" style:family="text">
      <style:text-properties style:font-name="Times New Roman" officeooo:rsid="032ca415" fo:background-color="#ffffff" loext:char-shading-value="0" style:font-name-asian="Courier New" style:font-name-complex="Courier New"/>
    </style:style>
    <style:style style:name="T194" style:family="text">
      <style:text-properties style:font-name="Times New Roman" officeooo:rsid="0333d109" fo:background-color="#ffffff" loext:char-shading-value="0" style:font-name-asian="Courier New" style:font-name-complex="Courier New"/>
    </style:style>
    <style:style style:name="T195" style:family="text">
      <style:text-properties style:font-name="Times New Roman" officeooo:rsid="0336bdcc" fo:background-color="#ffffff" loext:char-shading-value="0" style:font-name-asian="Courier New" style:font-name-complex="Courier New"/>
    </style:style>
    <style:style style:name="T196" style:family="text">
      <style:text-properties style:font-name="Times New Roman" officeooo:rsid="0338b21e" fo:background-color="#ffffff" loext:char-shading-value="0" style:font-name-asian="Courier New" style:font-name-complex="Courier New"/>
    </style:style>
    <style:style style:name="T197" style:family="text">
      <style:text-properties style:font-name="Times New Roman" officeooo:rsid="033c4a8d" fo:background-color="#ffffff" loext:char-shading-value="0" style:font-name-asian="Courier New" style:font-name-complex="Courier New"/>
    </style:style>
    <style:style style:name="T198" style:family="text">
      <style:text-properties style:font-name="Times New Roman" officeooo:rsid="033ce53e" fo:background-color="#ffffff" loext:char-shading-value="0" style:font-name-asian="Courier New" style:font-name-complex="Courier New"/>
    </style:style>
    <style:style style:name="T199" style:family="text">
      <style:text-properties style:font-name="Times New Roman" officeooo:rsid="033d534c" fo:background-color="#ffffff" loext:char-shading-value="0" style:font-name-asian="Courier New" style:font-name-complex="Courier New"/>
    </style:style>
    <style:style style:name="T200" style:family="text">
      <style:text-properties style:font-name="Times New Roman" officeooo:rsid="03408207" fo:background-color="#ffffff" loext:char-shading-value="0" style:font-name-asian="Courier New" style:font-name-complex="Courier New"/>
    </style:style>
    <style:style style:name="T201" style:family="text">
      <style:text-properties style:font-name="Times New Roman" officeooo:rsid="0344b96c" fo:background-color="#ffffff" loext:char-shading-value="0" style:font-name-asian="Courier New" style:font-name-complex="Courier New"/>
    </style:style>
    <style:style style:name="T202" style:family="text">
      <style:text-properties style:font-name="Times New Roman" officeooo:rsid="034e1872" fo:background-color="#ffffff" loext:char-shading-value="0" style:font-name-asian="Courier New" style:font-name-complex="Courier New"/>
    </style:style>
    <style:style style:name="T203" style:family="text">
      <style:text-properties style:font-name="Times New Roman" officeooo:rsid="0352682c" fo:background-color="#ffffff" loext:char-shading-value="0" style:font-name-asian="Courier New" style:font-name-complex="Courier New"/>
    </style:style>
    <style:style style:name="T204" style:family="text">
      <style:text-properties style:font-name="Times New Roman" officeooo:rsid="03537488" fo:background-color="#ffffff" loext:char-shading-value="0" style:font-name-asian="Courier New" style:font-name-complex="Courier New"/>
    </style:style>
    <style:style style:name="T205" style:family="text">
      <style:text-properties style:font-name="Times New Roman" officeooo:rsid="0354d0c2" fo:background-color="#ffffff" loext:char-shading-value="0" style:font-name-asian="Courier New" style:font-name-complex="Courier New"/>
    </style:style>
    <style:style style:name="T206" style:family="text">
      <style:text-properties style:font-name="Times New Roman" officeooo:rsid="035543ce" fo:background-color="#ffffff" loext:char-shading-value="0" style:font-name-asian="Courier New" style:font-name-complex="Courier New"/>
    </style:style>
    <style:style style:name="T207" style:family="text">
      <style:text-properties style:font-name="Times New Roman" officeooo:rsid="0364b337" fo:background-color="#ffffff" loext:char-shading-value="0" style:font-name-asian="Courier New" style:font-name-complex="Courier New"/>
    </style:style>
    <style:style style:name="T208" style:family="text">
      <style:text-properties style:font-name="Times New Roman" officeooo:rsid="036a4884" fo:background-color="#ffffff" loext:char-shading-value="0" style:font-name-asian="Courier New" style:font-name-complex="Courier New"/>
    </style:style>
    <style:style style:name="T209" style:family="text">
      <style:text-properties style:font-name="Times New Roman" officeooo:rsid="036b40d9" fo:background-color="#ffffff" loext:char-shading-value="0" style:font-name-asian="Courier New" style:font-name-complex="Courier New"/>
    </style:style>
    <style:style style:name="T210" style:family="text">
      <style:text-properties style:font-name="Times New Roman" officeooo:rsid="0378517a" fo:background-color="#ffffff" loext:char-shading-value="0" style:font-name-asian="Courier New" style:font-name-complex="Courier New"/>
    </style:style>
    <style:style style:name="T211" style:family="text">
      <style:text-properties style:font-name="Times New Roman" officeooo:rsid="03789f40" fo:background-color="#ffffff" loext:char-shading-value="0" style:font-name-asian="Courier New" style:font-name-complex="Courier New"/>
    </style:style>
    <style:style style:name="T212" style:family="text">
      <style:text-properties style:font-name="Times New Roman" officeooo:rsid="037b9cde" fo:background-color="#ffffff" loext:char-shading-value="0" style:font-name-asian="Courier New" style:font-name-complex="Courier New"/>
    </style:style>
    <style:style style:name="T213" style:family="text">
      <style:text-properties style:font-name="Times New Roman" officeooo:rsid="037d8dc2" fo:background-color="#ffffff" loext:char-shading-value="0" style:font-name-asian="Courier New" style:font-name-complex="Courier New"/>
    </style:style>
    <style:style style:name="T214" style:family="text">
      <style:text-properties style:font-name="Times New Roman" officeooo:rsid="037dc88c" fo:background-color="#ffffff" loext:char-shading-value="0" style:font-name-asian="Courier New" style:font-name-complex="Courier New"/>
    </style:style>
    <style:style style:name="T215" style:family="text">
      <style:text-properties style:font-name="Times New Roman" officeooo:rsid="03804100" fo:background-color="#ffffff" loext:char-shading-value="0" style:font-name-asian="Courier New" style:font-name-complex="Courier New"/>
    </style:style>
    <style:style style:name="T216" style:family="text">
      <style:text-properties style:font-name="Times New Roman" officeooo:rsid="0381badc" fo:background-color="#ffffff" loext:char-shading-value="0" style:font-name-asian="Courier New" style:font-name-complex="Courier New"/>
    </style:style>
    <style:style style:name="T217" style:family="text">
      <style:text-properties style:font-name="Times New Roman" officeooo:rsid="03862b22" fo:background-color="#ffffff" loext:char-shading-value="0" style:font-name-asian="Courier New" style:font-name-complex="Courier New"/>
    </style:style>
    <style:style style:name="T218" style:family="text">
      <style:text-properties style:font-name="Times New Roman" officeooo:rsid="038a01de" fo:background-color="#ffffff" loext:char-shading-value="0" style:font-name-asian="Courier New" style:font-name-complex="Courier New"/>
    </style:style>
    <style:style style:name="T219" style:family="text">
      <style:text-properties style:font-name="Times New Roman" officeooo:rsid="038bd8d5" fo:background-color="#ffffff" loext:char-shading-value="0" style:font-name-asian="Courier New" style:font-name-complex="Courier New"/>
    </style:style>
    <style:style style:name="T220" style:family="text">
      <style:text-properties style:font-name="Times New Roman" officeooo:rsid="038d5e70" fo:background-color="#ffffff" loext:char-shading-value="0" style:font-name-asian="Courier New" style:font-name-complex="Courier New"/>
    </style:style>
    <style:style style:name="T221" style:family="text">
      <style:text-properties style:font-name="Times New Roman" officeooo:rsid="03995291" fo:background-color="#ffffff" loext:char-shading-value="0" style:font-name-asian="Courier New" style:font-name-complex="Courier New"/>
    </style:style>
    <style:style style:name="T222" style:family="text">
      <style:text-properties style:font-name="Times New Roman" officeooo:rsid="03b84f06" fo:background-color="#ffffff" loext:char-shading-value="0" style:font-name-asian="Courier New" style:font-name-complex="Courier New"/>
    </style:style>
    <style:style style:name="T223" style:family="text">
      <style:text-properties style:font-name="Times New Roman" officeooo:rsid="03c63b36" fo:background-color="#ffffff" loext:char-shading-value="0" style:font-name-asian="Courier New" style:font-name-complex="Courier New"/>
    </style:style>
    <style:style style:name="T224" style:family="text">
      <style:text-properties style:font-name="Times New Roman" officeooo:rsid="03c815eb" fo:background-color="#ffffff" loext:char-shading-value="0" style:font-name-asian="Courier New" style:font-name-complex="Courier New"/>
    </style:style>
    <style:style style:name="T225" style:family="text">
      <style:text-properties style:font-name="Times New Roman" officeooo:rsid="03cb2aa3" fo:background-color="#ffffff" loext:char-shading-value="0" style:font-name-asian="Courier New" style:font-name-complex="Courier New"/>
    </style:style>
    <style:style style:name="T226" style:family="text">
      <style:text-properties style:font-name="Times New Roman" officeooo:rsid="03cca33a" fo:background-color="#ffffff" loext:char-shading-value="0" style:font-name-asian="Courier New" style:font-name-complex="Courier New"/>
    </style:style>
    <style:style style:name="T227" style:family="text">
      <style:text-properties style:font-name="Times New Roman" officeooo:rsid="03ce5a29" fo:background-color="#ffffff" loext:char-shading-value="0" style:font-name-asian="Courier New" style:font-name-complex="Courier New"/>
    </style:style>
    <style:style style:name="T228" style:family="text">
      <style:text-properties style:font-name="Times New Roman" officeooo:rsid="03d0ca97" fo:background-color="#ffffff" loext:char-shading-value="0" style:font-name-asian="Courier New" style:font-name-complex="Courier New"/>
    </style:style>
    <style:style style:name="T229" style:family="text">
      <style:text-properties style:font-name="Times New Roman" officeooo:rsid="03da5fcd" fo:background-color="#ffffff" loext:char-shading-value="0" style:font-name-asian="Courier New" style:font-name-complex="Courier New"/>
    </style:style>
    <style:style style:name="T230" style:family="text">
      <style:text-properties style:font-name="Times New Roman" officeooo:rsid="03e71216" fo:background-color="#ffffff" loext:char-shading-value="0" style:font-name-asian="Courier New" style:font-name-complex="Courier New"/>
    </style:style>
    <style:style style:name="T231" style:family="text">
      <style:text-properties style:font-name="Times New Roman" officeooo:rsid="03e7d2b4" fo:background-color="#ffffff" loext:char-shading-value="0" style:font-name-asian="Courier New" style:font-name-complex="Courier New"/>
    </style:style>
    <style:style style:name="T232" style:family="text">
      <style:text-properties style:font-name="Times New Roman" officeooo:rsid="03e84caf" fo:background-color="#ffffff" loext:char-shading-value="0" style:font-name-asian="Courier New" style:font-name-complex="Courier New"/>
    </style:style>
    <style:style style:name="T233" style:family="text">
      <style:text-properties style:font-name="Times New Roman" officeooo:rsid="03e93d75" fo:background-color="#ffffff" loext:char-shading-value="0" style:font-name-asian="Courier New" style:font-name-complex="Courier New"/>
    </style:style>
    <style:style style:name="T234" style:family="text">
      <style:text-properties style:font-name="Times New Roman" officeooo:rsid="005a182b" fo:background-color="#ffffff" loext:char-shading-value="0" style:font-name-asian="Courier New" style:font-name-complex="Courier New"/>
    </style:style>
    <style:style style:name="T235" style:family="text">
      <style:text-properties style:font-name="Times New Roman" officeooo:rsid="03f42ff9" fo:background-color="#ffffff" loext:char-shading-value="0" style:font-name-asian="Courier New" style:font-name-complex="Courier New"/>
    </style:style>
    <style:style style:name="T236" style:family="text">
      <style:text-properties style:font-name="Times New Roman" officeooo:rsid="04070a16" fo:background-color="#ffffff" loext:char-shading-value="0" style:font-name-asian="Courier New" style:font-name-complex="Courier New"/>
    </style:style>
    <style:style style:name="T237" style:family="text">
      <style:text-properties style:font-name="Times New Roman" fo:font-size="12pt" officeooo:rsid="003bee55" fo:background-color="#ffffff" loext:char-shading-value="0" style:font-name-asian="Courier New" style:font-size-asian="10.5pt" style:font-name-complex="Courier New" style:font-size-complex="10.5pt"/>
    </style:style>
    <style:style style:name="T238" style:family="text">
      <style:text-properties style:font-name="Times New Roman" fo:font-size="12pt" officeooo:rsid="005a182b" fo:background-color="#ffffff" loext:char-shading-value="0" style:font-name-asian="Courier New" style:font-size-asian="10.5pt" style:font-name-complex="Courier New" style:font-size-complex="10.5pt"/>
    </style:style>
    <style:style style:name="T239" style:family="text">
      <style:text-properties style:font-name="Courier New" fo:font-size="10pt" officeooo:rsid="00ba0c26" style:font-name-asian="Courier New" style:font-size-asian="10pt" style:font-name-complex="Courier New" style:font-size-complex="10pt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fo:background-color="#fffff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MathematicaFormatStandardForm"><text:span text:style-name="T1"><draw:frame draw:style-name="fr1" draw:name="Object119" text:anchor-type="as-char" svg:y="-0.2339in" svg:width="1.6445in" svg:height="0.3752in" draw:z-index="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1" text:anchor-type="as-char" svg:y="-0.2339in" svg:width="2.1291in" svg:height="0.389in" draw:z-index="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2" text:anchor-type="as-char" svg:y="-0.2339in" svg:width="1.6437in" svg:height="0.3752in" draw:z-index="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2" text:anchor-type="as-char" svg:y="-0.2339in" svg:width="2.0681in" svg:height="0.389in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0" text:anchor-type="as-char" svg:y="-0.2339in" svg:width="2.0862in" svg:height="0.5327in" draw:z-index="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36" text:anchor-type="as-char" svg:y="-0.3972in" svg:width="2.4181in" svg:height="0.6957in" draw:z-index="1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39" text:anchor-type="as-char" svg:y="-0.2339in" svg:width="1.9827in" svg:height="0.5327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1" text:anchor-type="as-char" svg:y="-0.2339in" svg:width="1.8898in" svg:height="0.5327in" draw:z-index="1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40" text:anchor-type="as-char" svg:y="-0.3972in" svg:width="2.1035in" svg:height="0.6957in" draw:z-index="1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37" text:anchor-type="as-char" svg:y="-0.3972in" svg:width="2.0535in" svg:height="0.6957in" draw:z-index="15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170"/>
      <text:p text:style-name="P73"><text:span text:style-name="MathematicaFormatStandardForm"><text:span text:style-name="T1"><draw:frame draw:style-name="fr1" draw:name="Object123" text:anchor-type="as-char" svg:y="-0.2339in" svg:width="3.1181in" svg:height="0.5327in" draw:z-index="1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83"><text:span text:style-name="MathematicaFormatStandardForm"><text:span text:style-name="T1"><draw:frame draw:style-name="fr1" draw:name="Object138" text:anchor-type="as-char" svg:y="-0.3972in" svg:width="3.2839in" svg:height="0.6957in" draw:z-index="1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336"><text:span text:style-name="MathematicaFormatStandardForm"><text:span text:style-name="T1"><draw:frame draw:style-name="fr1" draw:name="Object143" text:anchor-type="as-char" svg:y="-0.1437in" svg:width="0.9138in" svg:height="0.3102in" draw:z-index="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4" text:anchor-type="as-char" svg:y="-0.1555in" svg:width="1.5437in" svg:height="0.2937in" draw:z-index="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424"><text:span text:style-name="MathematicaFormatStandardForm"><text:span text:style-name="T67">(base 2 encoding, basically)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//…?</text:span></text:span></text:p>
      <text:p text:style-name="P86"><text:span text:style-name="MathematicaFormatStandardForm"><text:span text:style-name="T1"/></text:span></text:p>
      <text:p text:style-name="P151"><text:span text:style-name="MathematicaFormatStandardForm"><text:span text:style-name="T1"><draw:frame draw:style-name="fr1" draw:name="Object145" text:anchor-type="as-char" svg:y="-0.1555in" svg:width="1.8583in" svg:height="0.2937in" draw:z-index="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51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47" text:anchor-type="as-char" svg:y="-0.2043in" svg:width="1.1091in" svg:height="0.3425in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52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292" text:anchor-type="as-char" svg:y="-0.2043in" svg:width="1.4236in" svg:height="0.3425in" draw:z-index="33"><draw:object xlink:href="./Object 294" xlink:type="simple" xlink:show="embed" xlink:actuate="onLoad"/><draw:image xlink:href="./ObjectReplacements/Object 294" xlink:type="simple" xlink:show="embed" xlink:actuate="onLoad"/><svg:desc>formula</svg:desc></draw:frame></text:span></text:span></text:p>
      <text:p text:style-name="P328"><text:span text:style-name="MathematicaFormatStandardForm"><text:span text:style-name="T1"><draw:frame draw:style-name="fr1" draw:name="Object2" text:anchor-type="as-char" svg:y="-0.2228in" svg:width="1.1917in" svg:height="0.348in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28in" svg:width="1.2661in" svg:height="0.352in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70" text:anchor-type="as-char" svg:y="-0.2339in" svg:width="1.0917in" svg:height="0.3752in" draw:z-index="5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71" text:anchor-type="as-char" svg:y="-0.2339in" svg:width="1.6457in" svg:height="0.3752in" draw:z-index="6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2.7283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555in" svg:width="1.6602in" svg:height="0.2063in" draw:z-index="6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1.2335in" svg:height="0.3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555in" svg:width="1.1075in" svg:height="0.2063in" draw:z-index="6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555in" svg:width="2.9547in" svg:height="0.29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2" text:anchor-type="as-char" svg:y="-0.1555in" svg:width="3.0535in" svg:height="0.2957in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6" text:anchor-type="as-char" svg:y="-0.1555in" svg:width="2.7693in" svg:height="0.2957in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555in" svg:width="2.4835in" svg:height="0.2957in" draw:z-index="7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318"><text:span text:style-name="MathematicaFormatStandardForm"><text:span text:style-name="T1"><draw:frame draw:style-name="fr1" draw:name="Object7" text:anchor-type="as-char" svg:y="-0.228in" svg:width="2.4492in" svg:height="0.360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382in" svg:width="3.7957in" svg:height="0.4783in" draw:z-index="7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4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8" text:anchor-type="as-char" svg:y="-0.228in" svg:width="1.1016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327"><text:span text:style-name="MathematicaFormatStandardForm"><text:span text:style-name="T1"><draw:frame draw:style-name="fr1" draw:name="Object14" text:anchor-type="as-char" svg:y="-0.2228in" svg:width="2.3417in" svg:height="0.3827in" draw:z-index="7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5" text:anchor-type="as-char" svg:y="-0.2043in" svg:width="2.3563in" svg:height="0.3583in" draw:z-index="80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1244in" svg:width="0.8957in" svg:height="0.2791in" draw:z-index="8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1244in" svg:width="0.9575in" svg:height="0.2791in" draw:z-index="8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7" text:anchor-type="as-char" svg:y="-0.1244in" svg:width="0.7811in" svg:height="0.2465in" draw:z-index="8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8" text:anchor-type="as-char" svg:y="-0.1244in" svg:width="0.9429in" svg:height="0.2465in" draw:z-index="8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9" text:anchor-type="as-char" svg:y="-0.1244in" svg:width="0.7764in" svg:height="0.1752in" draw:z-index="9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3" text:anchor-type="as-char" svg:y="-0.2252in" svg:width="1.1098in" svg:height="0.349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0" text:anchor-type="as-char" svg:y="-0.2228in" svg:width="1.2465in" svg:height="0.36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...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5" text:anchor-type="as-char" svg:y="-0.1437in" svg:width="2.5638in" svg:height="0.2839in" draw:z-index="9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6" text:anchor-type="as-char" svg:y="-0.1437in" svg:width="2.6929in" svg:height="0.2839in" draw:z-index="9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319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7" text:anchor-type="as-char" svg:y="-0.2339in" svg:width="1.2063in" svg:height="0.3752in" draw:z-index="9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4" text:anchor-type="as-char" svg:y="-0.1437in" svg:width="1.8839in" svg:height="0.1972in" draw:z-index="10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320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41" text:anchor-type="as-char" svg:y="-0.2437in" svg:width="0.802in" svg:height="0.441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0" text:anchor-type="as-char" svg:y="-0.2228in" svg:width="0.9744in" svg:height="0.5217in" draw:z-index="101"><draw:object xlink:href="./Object 292" xlink:type="simple" xlink:show="embed" xlink:actuate="onLoad"/><draw:image xlink:href="./ObjectReplacements/Object 29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50" text:anchor-type="as-char" svg:y="-0.2437in" svg:width="0.8035in" svg:height="0.4417in" draw:z-index="10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1" text:anchor-type="as-char" svg:y="-0.2228in" svg:width="0.9752in" svg:height="0.5217in" draw:z-index="113"><draw:object xlink:href="./Object 293" xlink:type="simple" xlink:show="embed" xlink:actuate="onLoad"/><draw:image xlink:href="./ObjectReplacements/Object 293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116" text:anchor-type="as-char" svg:y="-0.2228in" svg:width="1.322in" svg:height="0.3634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24" text:anchor-type="as-char" svg:y="-0.2228in" svg:width="2.6252in" svg:height="0.3827in" draw:z-index="115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MathematicaFormatStandardForm"><text:span text:style-name="T30">(a different syntax experiment)</text:span></text:span></text:p>
      <text:p text:style-name="P23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42" text:anchor-type="as-char" svg:y="-0.1437in" svg:width="0.9138in" svg:height="0.310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3" text:anchor-type="as-char" svg:y="-0.1437in" svg:width="2.568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4" text:anchor-type="as-char" svg:y="-0.1437in" svg:width="2.657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5" text:anchor-type="as-char" svg:y="-0.1437in" svg:width="1.7701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6" text:anchor-type="as-char" svg:y="-0.1437in" svg:width="1.7693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8" text:anchor-type="as-char" svg:y="-0.1425in" svg:width="1.2091in" svg:height="0.3083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9" text:anchor-type="as-char" svg:y="-0.1425in" svg:width="1.2102in" svg:height="0.3083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8" text:anchor-type="as-char" svg:y="-0.1244in" svg:width="1.5299in" svg:height="0.1752in" draw:z-index="11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1" text:anchor-type="as-char" svg:y="-0.1244in" svg:width="1.4626in" svg:height="0.2791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2" text:anchor-type="as-char" svg:y="-0.1244in" svg:width="1.4638in" svg:height="0.2791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3" text:anchor-type="as-char" svg:y="-0.1425in" svg:width="2.0236in" svg:height="0.3083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3"><text:soft-page-break/><text:span text:style-name="MathematicaFormatStandardForm"><text:span text:style-name="T1"><draw:frame draw:style-name="fr1" draw:name="Object85" text:anchor-type="as-char" svg:y="-0.1425in" svg:width="1.7654in" svg:height="0.3083in" draw:z-index="117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81" text:anchor-type="as-char" svg:y="-0.1425in" svg:width="2.1827in" svg:height="0.3083in" draw:z-index="11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11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83" text:anchor-type="as-char" svg:y="-0.1425in" svg:width="1.9945in" svg:height="0.3083in" draw:z-index="12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12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4" text:anchor-type="as-char" svg:y="-0.1244in" svg:width="1.3744in" svg:height="0.2791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5" text:anchor-type="as-char" svg:y="-0.1244in" svg:width="1.9098in" svg:height="0.2791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1" text:anchor-type="as-char" svg:y="-0.1244in" svg:width="1.3772in" svg:height="0.2791in" draw:z-index="12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6" text:anchor-type="as-char" svg:y="-0.1437in" svg:width="1.6429in" svg:height="0.2839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8" text:anchor-type="as-char" svg:y="-0.1453in" svg:width="2.152in" svg:height="0.2862in" draw:z-index="5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62" text:anchor-type="as-char" svg:y="-0.1437in" svg:width="1.6429in" svg:height="0.2839in" draw:z-index="12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9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7" text:anchor-type="as-char" svg:y="-0.1437in" svg:width="1.5043in" svg:height="0.3102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0" text:anchor-type="as-char" svg:y="-0.1555in" svg:width="1.3138in" svg:height="0.2937in" draw:z-index="127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31">(um)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9" text:anchor-type="as-char" svg:y="-0.1437in" svg:width="2.9728in" svg:height="0.2839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7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3" text:anchor-type="as-char" svg:y="-0.1437in" svg:width="2.0071in" svg:height="0.2839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150"><text:span text:style-name="MathematicaFormatStandardForm"><text:span text:style-name="T1"><draw:frame draw:style-name="fr1" draw:name="Object64" text:anchor-type="as-char" svg:y="-0.1437in" svg:width="1.8209in" svg:height="0.2839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40"><text:span text:style-name="MathematicaFormatStandardForm"><text:span text:style-name="T5">(is this fine for m as a non-integer?)</text:span></text:span></text:p>
      <text:p text:style-name="P40"><text:span text:style-name="MathematicaFormatStandardForm"><text:span text:style-name="T5"/></text:span></text:p>
      <text:p text:style-name="P40"><text:span text:style-name="MathematicaFormatStandardForm"><text:span text:style-name="T5">...</text:span></text:span></text:p>
      <text:p text:style-name="P321"><text:span text:style-name="MathematicaFormatStandardForm"><text:span text:style-name="T1"><draw:frame draw:style-name="fr1" draw:name="Object65" text:anchor-type="as-char" svg:y="-0.1437in" svg:width="1.9701in" svg:height="0.2839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66" text:anchor-type="as-char" svg:y="-0.3382in" svg:width="1.9453in" svg:height="0.4783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90"><text:span text:style-name="MathematicaFormatStandardForm"><text:span text:style-name="T1"><draw:frame draw:style-name="fr1" draw:name="Object67" text:anchor-type="as-char" svg:y="-0.3382in" svg:width="2.3437in" svg:height="0.4783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2" text:anchor-type="as-char" svg:y="-0.2228in" svg:width="0.8453in" svg:height="0.348in" draw:z-index="134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51" text:anchor-type="as-char" svg:y="-0.228in" svg:width="0.9634in" svg:height="0.352in" draw:z-index="135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0" text:anchor-type="as-char" svg:y="-0.3382in" svg:width="2.2311in" svg:height="0.4783in" draw:z-index="13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3" text:anchor-type="as-char" svg:y="-0.3382in" svg:width="2.2311in" svg:height="0.4783in" draw:z-index="137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154" text:anchor-type="as-char" svg:y="-0.3382in" svg:width="4.6701in" svg:height="0.4783in" draw:z-index="1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MathematicaFormatStandardForm"><text:span text:style-name="T1">…?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7" text:anchor-type="as-char" svg:y="-0.3382in" svg:width="2.1984in" svg:height="0.4783in" draw:z-index="139"><draw:object xlink:href="./Object 289" xlink:type="simple" xlink:show="embed" xlink:actuate="onLoad"/><draw:image xlink:href="./ObjectReplacements/Object 289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8" text:anchor-type="as-char" svg:y="-0.3382in" svg:width="1.5508in" svg:height="0.4783in" draw:z-index="140"><draw:object xlink:href="./Object 290" xlink:type="simple" xlink:show="embed" xlink:actuate="onLoad"/><draw:image xlink:href="./ObjectReplacements/Object 290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9" text:anchor-type="as-char" svg:y="-0.3382in" svg:width="1.8165in" svg:height="0.4783in" draw:z-index="141"><draw:object xlink:href="./Object 291" xlink:type="simple" xlink:show="embed" xlink:actuate="onLoad"/><draw:image xlink:href="./ObjectReplacements/Object 291" xlink:type="simple" xlink:show="embed" xlink:actuate="onLoad"/><svg:desc>formula</svg:desc></draw:frame></text:span></text:span></text:p>
      <text:p text:style-name="P322"><text:span text:style-name="MathematicaFormatStandardForm"><text:span text:style-name="T1"><draw:frame draw:style-name="fr1" draw:name="Object69" text:anchor-type="as-char" svg:y="-0.1244in" svg:width="1.1244in" svg:height="0.1752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…</text:span></text:span></text:p>
      <text:p text:style-name="P43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73" text:anchor-type="as-char" svg:y="-0.3382in" svg:width="1.6591in" svg:height="0.4783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7"><text:span text:style-name="MathematicaFormatStandardForm"><text:span text:style-name="T1">…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2" text:anchor-type="as-char" svg:y="-0.2339in" svg:width="1.0307in" svg:height="0.3752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4" text:anchor-type="as-char" svg:y="-0.2339in" svg:width="1.2535in" svg:height="0.3752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9" text:anchor-type="as-char" svg:y="-0.3382in" svg:width="1.8063in" svg:height="0.4783in" draw:z-index="14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5" text:anchor-type="as-char" svg:y="-0.3382in" svg:width="1.6063in" svg:height="0.4783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8" text:anchor-type="as-char" svg:y="-0.3382in" svg:width="1.7173in" svg:height="0.4783in" draw:z-index="14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80" text:anchor-type="as-char" svg:y="-0.3382in" svg:width="1.861in" svg:height="0.4783in" draw:z-index="14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7" text:anchor-type="as-char" svg:y="-0.3382in" svg:width="1.8591in" svg:height="0.4783in" draw:z-index="7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6" text:anchor-type="as-char" svg:y="-0.3382in" svg:width="1.8484in" svg:height="0.4783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323"><text:span text:style-name="MathematicaFormatStandardForm"><text:span text:style-name="T1"><draw:frame draw:style-name="fr1" draw:name="Object86" text:anchor-type="as-char" svg:y="-0.2339in" svg:width="1.6791in" svg:height="0.3752in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2" text:anchor-type="as-char" svg:y="-0.2339in" svg:width="1.852in" svg:height="0.389in" draw:z-index="14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7" text:anchor-type="as-char" svg:y="-0.1437in" svg:width="1.3425in" svg:height="0.2819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8" text:anchor-type="as-char" svg:y="-0.1437in" svg:width="1.1925in" svg:height="0.2819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9" text:anchor-type="as-char" svg:y="-0.2043in" svg:width="1.9909in" svg:height="0.3283in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0" text:anchor-type="as-char" svg:y="-0.2043in" svg:width="2.398in" svg:height="0.3283in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1" text:anchor-type="as-char" svg:y="-0.2043in" svg:width="2.8256in" svg:height="0.3283in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324"><text:span text:style-name="MathematicaFormatStandardForm"><text:span text:style-name="T7">Investigate relationship between additive and multiplicative identities. <text:s/>For example,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3" text:anchor-type="as-char" svg:y="-0.2339in" svg:width="1.6791in" svg:height="0.3752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7">vs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4" text:anchor-type="as-char" svg:y="-0.2339in" svg:width="1.8201in" svg:height="0.3752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56"><text:span text:style-name="MathematicaFormatStandardForm"><text:span text:style-name="T9"/></text:span></text:p>
      <text:p text:style-name="P61"><text:span text:style-name="MathematicaFormatStandardForm"><text:span text:style-name="T1">...</text:span></text:span></text:p>
      <text:p text:style-name="P56"><text:span text:style-name="MathematicaFormatStandardForm"><text:span text:style-name="T9"/></text:span></text:p>
      <text:p text:style-name="P59"><text:span text:style-name="MathematicaFormatStandardForm"><text:span text:style-name="T1"><draw:frame draw:style-name="fr1" draw:name="Object102" text:anchor-type="as-char" svg:y="-0.228in" svg:width="1.5417in" svg:height="0.352in" draw:z-index="14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3" text:anchor-type="as-char" svg:y="-0.1244in" svg:width="0.9354in" svg:height="0.1752in" draw:z-index="14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0" text:anchor-type="as-char" svg:y="-0.2228in" svg:width="0.989in" svg:height="0.348in" draw:z-index="14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1" text:anchor-type="as-char" svg:y="-0.2339in" svg:width="1.7189in" svg:height="0.3752in" draw:z-index="149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...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97" text:anchor-type="as-char" svg:y="-0.1244in" svg:width="0.9256in" svg:height="0.1752in" draw:z-index="150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8" text:anchor-type="as-char" svg:y="-0.1244in" svg:width="0.9035in" svg:height="0.1752in" draw:z-index="151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<draw:frame draw:style-name="fr1" draw:name="Object96" text:anchor-type="as-char" svg:y="-0.228in" svg:width="1.5417in" svg:height="0.352in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99" text:anchor-type="as-char" svg:y="-0.1437in" svg:width="3.0209in" svg:height="0.1945in" draw:z-index="9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5"><text:span text:style-name="MathematicaFormatStandardForm"><text:span text:style-name="T11">Lerch transcendental here.</text:span></text:span></text:p>
      <text:p text:style-name="P325"><text:span text:style-name="MathematicaFormatStandardForm"><text:span text:style-name="T1"><draw:frame draw:style-name="fr1" draw:name="Object113" text:anchor-type="as-char" svg:y="-0.2339in" svg:width="1.7839in" svg:height="0.3752in" draw:z-index="10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...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4" text:anchor-type="as-char" svg:y="-0.2339in" svg:width="1.248in" svg:height="0.375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5" text:anchor-type="as-char" svg:y="-0.1437in" svg:width="1.8228in" svg:height="0.2839in" draw:z-index="10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…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4" text:anchor-type="as-char" svg:y="-0.1244in" svg:width="1.111in" svg:height="0.1752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5" text:anchor-type="as-char" svg:y="-0.228in" svg:width="2.2366in" svg:height="0.357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6" text:anchor-type="as-char" svg:y="-0.1437in" svg:width="2.348in" svg:height="0.1945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0">Good.</text:span></text:span></text:p>
      <text:p text:style-name="P62"><text:span text:style-name="MathematicaFormatStandardForm"><text:span text:style-name="T10"/></text:span></text:p>
      <text:p text:style-name="P64"><text:span text:style-name="MathematicaFormatStandardForm"><text:span text:style-name="T1"><draw:frame draw:style-name="fr1" draw:name="Object108" text:anchor-type="as-char" svg:y="-0.228in" svg:width="1.5283in" svg:height="0.352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17" text:anchor-type="as-char" svg:y="-0.228in" svg:width="1.8366in" svg:height="0.3689in" draw:z-index="152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18" text:anchor-type="as-char" svg:y="-0.228in" svg:width="1.6484in" svg:height="0.3689in" draw:z-index="153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107" text:anchor-type="as-char" svg:y="-0.1437in" svg:width="1.7681in" svg:height="0.1945in" draw:z-index="110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7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7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64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2" text:anchor-type="as-char" svg:y="-0.1437in" svg:width="1.1272in" svg:height="0.1945in" draw:z-index="17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6"><text:span text:style-name="MathematicaFormatStandardForm"><text:span text:style-name="T1">…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2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329"><text:span text:style-name="MathematicaFormatStandardForm"><text:span text:style-name="T1"><draw:frame draw:style-name="fr1" draw:name="Object146" text:anchor-type="as-char" svg:y="-0.2043in" svg:width="1.2799in" svg:height="0.3437in" draw:z-index="172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1" draw:name="Object147" text:anchor-type="as-char" svg:y="-0.2228in" svg:width="1.4598in" svg:height="0.3634in" draw:z-index="173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1" draw:name="Object148" text:anchor-type="as-char" svg:y="-0.2228in" svg:width="1.9366in" svg:height="0.3634in" draw:z-index="174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9"><text:span text:style-name="MathematicaFormatStandardForm"><text:span text:style-name="T1"><draw:frame draw:style-name="fr1" draw:name="Object149" text:anchor-type="as-char" svg:y="-0.2043in" svg:width="1.7717in" svg:height="0.3437in" draw:z-index="196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326"><text:span text:style-name="MathematicaFormatStandardForm"><text:span text:style-name="T1"><draw:frame draw:style-name="fr1" draw:name="Object125" text:anchor-type="as-char" svg:y="-0.2228in" svg:width="1.322in" svg:height="0.3634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8" text:anchor-type="as-char" svg:y="-0.1437in" svg:width="2.0945in" svg:height="0.2839in" draw:z-index="197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6" text:anchor-type="as-char" svg:y="-0.2228in" svg:width="2.3362in" svg:height="0.3638in" draw:z-index="12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7" text:anchor-type="as-char" svg:y="-0.2228in" svg:width="2.5752in" svg:height="0.3827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29" text:anchor-type="as-char" svg:y="-0.1244in" svg:width="1.5492in" svg:height="0.1752in" draw:z-index="1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0" text:anchor-type="as-char" svg:y="-0.1437in" svg:width="1.7681in" svg:height="0.1945in" draw:z-index="1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1" text:anchor-type="as-char" svg:y="-0.2043in" svg:width="1.598in" svg:height="0.3437in" draw:z-index="1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2" text:anchor-type="as-char" svg:y="-0.2043in" svg:width="1.7465in" svg:height="0.3634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… ?</text:span></text:span></text:p>
      <text:p text:style-name="P78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3" text:anchor-type="as-char" svg:y="-0.1244in" svg:width="1.6866in" svg:height="0.1752in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4" text:anchor-type="as-char" svg:y="-0.2043in" svg:width="1.9256in" svg:height="0.3437in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344"><text:span text:style-name="MathematicaFormatStandardForm"><text:span text:style-name="T70">Questions:</text:span></text:span></text:p>
      <text:p text:style-name="P193"><text:span text:style-name="MathematicaFormatStandardForm"><text:span text:style-name="T70"/></text:span></text:p>
      <text:p text:style-name="P193"><text:span text:style-name="MathematicaFormatStandardForm"><text:span text:style-name="T70">d_z(n) and pochhammer(z,n)/n! are, respectively, the multiplicative and additive convolutions of the sequence 1,1,1,1,1,1….</text:span></text:span></text:p>
      <text:p text:style-name="P193"><text:span text:style-name="MathematicaFormatStandardForm"><text:span text:style-name="T70"/></text:span></text:p>
      <text:p text:style-name="P193"><text:span text:style-name="MathematicaFormatStandardForm"><text:span text:style-name="T70">What other similar mappings are there? <text:s/>And what are their relationships?</text:span></text:span></text:p>
      <text:p text:style-name="P193"><text:span text:style-name="MathematicaFormatStandardForm"><text:span text:style-name="T70"/></text:span></text:p>
      <text:p text:style-name="P19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99"><text:span text:style-name="MathematicaFormatStandardForm"><text:span text:style-name="T98">Variant of</text:span></text:span></text:p>
          </table:table-cell>
          <table:table-cell table:style-name="Table15.A1" office:value-type="string">
            <text:p text:style-name="P200"><text:span text:style-name="MathematicaFormatStandardForm"><text:span text:style-name="T99"/></text:span></text:p>
          </table:table-cell>
          <table:table-cell table:style-name="Table15.A1" office:value-type="string">
            <text:p text:style-name="P200"><text:span text:style-name="MathematicaFormatStandardForm"><text:span text:style-name="T15"/></text:span></text:p>
          </table:table-cell>
          <table:table-cell table:style-name="Table15.A1" office:value-type="string">
            <text:p text:style-name="P200"/>
          </table:table-cell>
          <table:table-cell table:style-name="Table15.A1" office:value-type="string">
            <text:p text:style-name="P358"><text:span text:style-name="MathematicaFormatStandardForm"><text:span text:style-name="T100"/></text:span></text:p>
          </table:table-cell>
          <table:table-cell table:style-name="Table15.F1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194"><text:span text:style-name="MathematicaFormatStandardForm"><text:span text:style-name="T14"><draw:frame draw:style-name="fr1" draw:name="Object155" text:anchor-type="as-char" svg:y="-0.1244in" svg:width="1.052in" svg:height="0.1543in" draw:z-index="154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92"><text:span text:style-name="MathematicaFormatStandardForm"><text:span text:style-name="T1"><draw:frame draw:style-name="fr1" draw:name="Object156" text:anchor-type="as-char" svg:y="-0.1437in" svg:width="0.4661in" svg:height="0.1783in" draw:z-index="155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4"><draw:frame draw:style-name="fr1" draw:name="Object167" text:anchor-type="as-char" svg:y="-0.1827in" svg:width="0.2591in" svg:height="0.3154in" draw:z-index="156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1" text:anchor-type="as-char" svg:y="-0.228in" svg:width="0.5154in" svg:height="0.352in" draw:z-index="199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/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6" text:anchor-type="as-char" svg:y="-0.228in" svg:width="1.0701in" svg:height="0.352in" draw:z-index="200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400"><draw:frame draw:style-name="fr1" draw:name="Object157" text:anchor-type="as-char" svg:y="-0.1244in" svg:width="1.052in" svg:height="0.1543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15.B3" office:value-type="string">
            <text:p text:style-name="P399"><draw:frame draw:style-name="fr1" draw:name="Object162" text:anchor-type="as-char" svg:y="-0.1437in" svg:width="0.6839in" svg:height="0.1783in" draw:z-index="158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15.C2" office:value-type="string">
            <text:p text:style-name="P93"><text:span text:style-name="MathematicaFormatStandardForm"><text:span text:style-name="T1"><draw:frame draw:style-name="fr1" draw:name="Object170" text:anchor-type="as-char" svg:y="-0.1827in" svg:width="0.2984in" svg:height="0.3311in" draw:z-index="159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2" text:anchor-type="as-char" svg:y="-0.2252in" svg:width="0.3827in" svg:height="0.3492in" draw:z-index="201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317"/>
          </table:table-cell>
          <table:table-cell table:style-name="Table15.F2" office:value-type="string">
            <text:p text:style-name="P317"/>
          </table:table-cell>
        </table:table-row>
        <table:table-row>
          <table:table-cell table:style-name="Table15.A2" office:value-type="string">
            <text:p text:style-name="P400"><draw:frame draw:style-name="fr1" draw:name="Object158" text:anchor-type="as-char" svg:y="-0.1244in" svg:width="1.052in" svg:height="0.1543in" draw:z-index="16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15.B4" office:value-type="string">
            <text:p text:style-name="P399"><draw:frame draw:style-name="fr1" draw:name="Object163" text:anchor-type="as-char" svg:y="-0.2228in" svg:width="0.5146in" svg:height="0.348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8" text:anchor-type="as-char" svg:y="-0.2228in" svg:width="0.2807in" svg:height="0.348in" draw:z-index="162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3" text:anchor-type="as-char" svg:y="-0.2043in" svg:width="0.1819in" svg:height="0.3283in" draw:z-index="202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9" text:anchor-type="as-char" svg:y="-0.1244in" svg:width="0.402in" svg:height="0.1752in" draw:z-index="163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4" text:anchor-type="as-char" svg:y="-0.2083in" svg:width="0.3728in" svg:height="0.3335in" draw:z-index="203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400"><draw:frame draw:style-name="fr1" draw:name="Object159" text:anchor-type="as-char" svg:y="-0.1244in" svg:width="1.1571in" svg:height="0.1543in" draw:z-index="16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15.B5" office:value-type="string">
            <text:p text:style-name="P399"><draw:frame draw:style-name="fr1" draw:name="Object164" text:anchor-type="as-char" svg:y="-0.2228in" svg:width="0.5591in" svg:height="0.3665in" draw:z-index="16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15.C2" office:value-type="string">
            <text:p text:style-name="P196"><text:span text:style-name="MathematicaFormatStandardForm"><text:span text:style-name="T16"/></text:span></text:p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17"/>
          </table:table-cell>
          <table:table-cell table:style-name="Table15.F2" office:value-type="string">
            <text:p text:style-name="P317"/>
          </table:table-cell>
        </table:table-row>
        <table:table-row>
          <table:table-cell table:style-name="Table15.A2" office:value-type="string">
            <text:p text:style-name="P400"><draw:frame draw:style-name="fr1" draw:name="Object160" text:anchor-type="as-char" svg:y="-0.1244in" svg:width="1.1689in" svg:height="0.1543in" draw:z-index="166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15.B6" office:value-type="string">
            <text:p text:style-name="P196"><draw:frame draw:style-name="fr1" draw:name="Object165" text:anchor-type="as-char" svg:y="-0.1437in" svg:width="0.4866in" svg:height="0.1783in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><draw:frame draw:style-name="fr1" draw:name="Object161" text:anchor-type="as-char" svg:y="-0.1244in" svg:width="1.4016in" svg:height="0.1543in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15.B7" office:value-type="string">
            <text:p text:style-name="P196"><draw:frame draw:style-name="fr1" draw:name="Object166" text:anchor-type="as-char" svg:y="-0.2228in" svg:width="0.4929in" svg:height="0.348in" draw:z-index="169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><draw:frame draw:style-name="fr1" draw:name="Object212" text:anchor-type="as-char" svg:y="-0.228in" svg:width="0.9602in" svg:height="0.352in" draw:z-index="175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1"><draw:frame draw:style-name="fr1" draw:name="Object178" text:anchor-type="as-char" svg:y="-0.2043in" svg:width="1.048in" svg:height="0.3283in" draw:z-index="176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5.B8" office:value-type="string">
            <text:p text:style-name="P197"><draw:frame draw:style-name="fr1" draw:name="Object184" text:anchor-type="as-char" svg:y="-0.1437in" svg:width="0.1917in" svg:height="0.1736in" draw:z-index="177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5.C2" office:value-type="string">
            <text:p text:style-name="P196"><draw:frame draw:style-name="fr1" draw:name="Object185" text:anchor-type="as-char" svg:y="-0.2228in" svg:width="0.2465in" svg:height="0.348in" draw:z-index="178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15.C2" office:value-type="string">
            <text:p text:style-name="P196"><draw:frame draw:style-name="fr1" draw:name="Object183" text:anchor-type="as-char" svg:y="-0.1244in" svg:width="0.648in" svg:height="0.1543in" draw:z-index="179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95"><text:span text:style-name="MathematicaFormatStandardForm"><text:span text:style-name="T1"><draw:frame draw:style-name="fr1" draw:name="Object186" text:anchor-type="as-char" svg:y="-0.1244in" svg:width="0.672in" svg:height="0.1543in" draw:z-index="180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9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0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1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3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4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5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6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7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8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19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0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1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3" office:value-type="string">
            <text:p text:style-name="P196"><text:span text:style-name="MathematicaFormatStandardForm"><text:span text:style-name="T1"/></text:span></text:p>
          </table:table-cell>
          <table:table-cell table:style-name="Table15.C2" office:value-type="string">
            <text:p text:style-name="P196"><text:span text:style-name="MathematicaFormatStandardForm"><text:span text:style-name="T16"/></text:span></text:p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><text:span text:style-name="MathematicaFormatStandardForm"><text:span text:style-name="T1"/></text:span></text:p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4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" office:value-type="string">
            <text:p text:style-name="P400"/>
          </table:table-cell>
          <table:table-cell table:style-name="Table15.B25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196"/>
          </table:table-cell>
          <table:table-cell table:style-name="Table15.C2" office:value-type="string">
            <text:p text:style-name="P358"/>
          </table:table-cell>
          <table:table-cell table:style-name="Table15.F2" office:value-type="string">
            <text:p text:style-name="P358"/>
          </table:table-cell>
        </table:table-row>
        <table:table-row>
          <table:table-cell table:style-name="Table15.A26" office:value-type="string">
            <text:p text:style-name="P400"/>
          </table:table-cell>
          <table:table-cell table:style-name="Table15.B26" office:value-type="string">
            <text:p text:style-name="P213"><text:span text:style-name="MathematicaFormatStandardForm"><text:span text:style-name="T17"/></text:span></text:p>
          </table:table-cell>
          <table:table-cell table:style-name="Table15.C26" office:value-type="string">
            <text:p text:style-name="P196"><text:span text:style-name="MathematicaFormatStandardForm"><text:span text:style-name="T16"/></text:span></text:p>
          </table:table-cell>
          <table:table-cell table:style-name="Table15.C26" office:value-type="string">
            <text:p text:style-name="P196"/>
          </table:table-cell>
          <table:table-cell table:style-name="Table15.C26" office:value-type="string">
            <text:p text:style-name="P196"><text:span text:style-name="MathematicaFormatStandardForm"><text:span text:style-name="T71"/></text:span></text:p>
          </table:table-cell>
          <table:table-cell table:style-name="Table15.F26" office:value-type="string">
            <text:p text:style-name="P196"/>
          </table:table-cell>
        </table:table-row>
      </table:table>
      <text:p text:style-name="P341"><text:span text:style-name="MathematicaFormatStandardForm"><text:span text:style-name="T1"><draw:frame draw:style-name="fr2" draw:name="Object331" text:anchor-type="as-char" svg:y="-0.2547in" svg:width="1.0929in" svg:height="0.4165in" draw:z-index="204"><draw:object xlink:href="./Object 333" xlink:type="simple" xlink:show="embed" xlink:actuate="onLoad"/><draw:image xlink:href="./ObjectReplacements/Object 333" xlink:type="simple" xlink:show="embed" xlink:actuate="onLoad"/><svg:desc>formula</svg:desc></draw:frame></text:span></text:span></text:p>
      <text:p text:style-name="P167"><text:span text:style-name="MathematicaFormatStandardForm"><text:span text:style-name="T1"/></text:span></text:p>
      <text:p text:style-name="P167"><text:span text:style-name="MathematicaFormatStandardForm"><text:span text:style-name="T1"><draw:frame draw:style-name="fr1" draw:name="Object198" text:anchor-type="as-char" svg:y="-0.2043in" svg:width="1.6457in" svg:height="0.348in" draw:z-index="206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204" text:anchor-type="as-char" svg:y="-0.2547in" svg:width="1.448in" svg:height="0.4307in" draw:z-index="181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7"><text:span text:style-name="MathematicaFormatStandardForm"><text:span text:style-name="T1"><draw:frame draw:style-name="fr1" draw:name="Object200" text:anchor-type="as-char" svg:y="-0.2339in" svg:width="1.2209in" svg:height="0.3752in" draw:z-index="182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101"><text:span text:style-name="MathematicaFormatStandardForm"><text:span text:style-name="T1"><draw:frame draw:style-name="fr1" draw:name="Object201" text:anchor-type="as-char" svg:y="-0.2362in" svg:width="1.1673in" svg:height="0.3744in" draw:z-index="183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2" text:anchor-type="as-char" svg:y="-0.2339in" svg:width="1.4307in" svg:height="0.3752in" draw:z-index="184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3" text:anchor-type="as-char" svg:y="-0.2402in" svg:width="1.2173in" svg:height="0.3791in" draw:z-index="185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114"><text:span text:style-name="MathematicaFormatStandardForm"><text:span text:style-name="T20">I've connected e to 1/(1-x). <text:s/>Now connect it to (1+x) – which is to say, connect 2^z to e^z. <text:s/>Then generalize it to m^z.</text:span></text:span></text:p>
      <text:p text:style-name="P114"><text:span text:style-name="MathematicaFormatStandardForm"><text:span text:style-name="T20"/></text:span></text:p>
      <text:p text:style-name="P115"><text:span text:style-name="MathematicaFormatStandardForm"><text:span text:style-name="T21">And why not trig functions, while I'm at it? <text:s/>For fun.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7" text:anchor-type="as-char" svg:y="-0.2228in" svg:width="1.6126in" svg:height="0.3634in" draw:z-index="186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9" text:anchor-type="as-char" svg:y="-0.2043in" svg:width="1.4311in" svg:height="0.3437in" draw:z-index="187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0" text:anchor-type="as-char" svg:y="-0.2228in" svg:width="1.0339in" svg:height="0.3618in" draw:z-index="188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1" text:anchor-type="as-char" svg:y="-0.2417in" svg:width="1.4118in" svg:height="0.3807in" draw:z-index="189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8" text:anchor-type="as-char" svg:y="-0.2228in" svg:width="1.1472in" svg:height="0.3618in" draw:z-index="207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2" text:anchor-type="as-char" svg:y="-0.2228in" svg:width="4.5917in" svg:height="0.3638in" draw:z-index="208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3" text:anchor-type="as-char" svg:y="-0.2228in" svg:width="3.0626in" svg:height="0.3638in" draw:z-index="209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330"><text:span text:style-name="MathematicaFormatStandardForm"><text:span text:style-name="T1"><draw:frame draw:style-name="fr1" draw:name="Object205" text:anchor-type="as-char" svg:y="-0.2374in" svg:width="3.4583in" svg:height="0.378in" draw:z-index="190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94" text:anchor-type="as-char" svg:y="-0.2374in" svg:width="3.672in" svg:height="0.3764in" draw:z-index="210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6" text:anchor-type="as-char" svg:y="-0.2228in" svg:width="4.5917in" svg:height="0.3634in" draw:z-index="191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7" text:anchor-type="as-char" svg:y="-0.2228in" svg:width="2.322in" svg:height="0.3756in" draw:z-index="192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3"><text:span text:style-name="MathematicaFormatStandardForm"><text:span text:style-name="T1"><draw:frame draw:style-name="fr1" draw:name="Object208" text:anchor-type="as-char" svg:y="-0.2374in" svg:width="2.1346in" svg:height="0.3902in" draw:z-index="193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5" text:anchor-type="as-char" svg:y="-0.228in" svg:width="2.1252in" svg:height="0.3807in" draw:z-index="211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4" text:anchor-type="as-char" svg:y="-0.228in" svg:width="2.1346in" svg:height="0.3902in" draw:z-index="21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6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95"><text:span text:style-name="MathematicaFormatStandardForm"><text:span text:style-name="T239">r1[n_,z_,k_]:=If[k&gt;n,1,Sum[ (z/k)^j/j! r1[n-k j,z,k+1],{j,0,n/k}]]</text:span></text:span></text:p>
      <text:p text:style-name="P195"><text:span text:style-name="MathematicaFormatStandardForm"><text:span text:style-name="T239">r2[n_,z_,k_]:=If[k&gt;n,1,Sum[ Pochhammer[z MoebiusMu[k]/k,j]/j! r2[n-k j,z,k+1],{j,0,n/k}]]</text:span></text:span></text:p>
      <text:p text:style-name="P195"><text:span text:style-name="MathematicaFormatStandardForm"><text:span text:style-name="T239"/></text:span></text:p>
      <text:p text:style-name="P195"><text:span text:style-name="MathematicaFormatStandardForm"><text:span text:style-name="T239">(call with k=1)</text:span></text:span></text:p>
      <text:p text:style-name="P195"><text:span text:style-name="MathematicaFormatStandardForm"><text:span text:style-name="T239"/></text:span></text:p>
      <text:p text:style-name="P108"><text:span text:style-name="MathematicaFormatStandardForm"><text:span text:style-name="T1"><draw:frame draw:style-name="fr1" draw:name="Object220" text:anchor-type="as-char" svg:y="-0.2339in" svg:width="1.8398in" svg:height="0.3752in" draw:z-index="218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9"><text:span text:style-name="MathematicaFormatStandardForm"><text:span text:style-name="T1"><draw:frame draw:style-name="fr1" draw:name="Object221" text:anchor-type="as-char" svg:y="-0.2339in" svg:width="1.6654in" svg:height="0.3752in" draw:z-index="219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95"><text:span text:style-name="MathematicaFormatStandardForm"><text:span text:style-name="T239"/></text:span></text:p>
      <text:p text:style-name="P104"><text:span text:style-name="MathematicaFormatStandardForm"><text:span text:style-name="T1"><draw:frame draw:style-name="fr1" draw:name="Object209" text:anchor-type="as-char" svg:y="-0.3382in" svg:width="3.7083in" svg:height="0.4783in" draw:z-index="194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10" text:anchor-type="as-char" svg:y="-0.3382in" svg:width="3.7992in" svg:height="0.4783in" draw:z-index="195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11"><text:span text:style-name="MathematicaFormatStandardForm"><text:span text:style-name="T18">SO. <text:s/>From a certain, perhaps most natural, perspective, there is a way to interpret </text:span></text:span><text:span text:style-name="MathematicaFormatStandardForm"><text:span text:style-name="T19">all of the following</text:span></text:span></text:p>
      <text:p text:style-name="P105"><text:span text:style-name="MathematicaFormatStandardForm"><text:span text:style-name="T1"/></text:span></text:p>
      <text:p text:style-name="P110"><text:span text:style-name="MathematicaFormatStandardForm"><text:span text:style-name="T1"><draw:frame draw:style-name="fr1" draw:name="Object222" text:anchor-type="as-char" svg:y="-0.2228in" svg:width="1.3835in" svg:height="0.3618in" draw:z-index="220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5" text:anchor-type="as-char" svg:y="-0.2402in" svg:width="1.4161in" svg:height="0.3791in" draw:z-index="221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3">(but something like this is already known. <text:s/></text:span></text:span><text:span text:style-name="MathematicaFormatStandardForm"><text:span text:style-name="T24">Boo.</text:span></text:span><text:span text:style-name="MathematicaFormatStandardForm"><text:span text:style-name="T23">)</text:span></text:span></text:p>
      <text:p text:style-name="P110"><text:span text:style-name="MathematicaFormatStandardForm"><text:span text:style-name="T1"/></text:span></text:p>
      <text:p text:style-name="P112"><text:soft-page-break/><text:span text:style-name="MathematicaFormatStandardForm"><text:span text:style-name="T1"><draw:frame draw:style-name="fr1" draw:name="Object223" text:anchor-type="as-char" svg:y="-0.2374in" svg:width="1.2008in" svg:height="0.3764in" draw:z-index="222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24" text:anchor-type="as-char" svg:y="-0.2228in" svg:width="1.2693in" svg:height="0.3618in" draw:z-index="223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3"><text:span text:style-name="MathematicaFormatStandardForm"><text:span text:style-name="T1"><draw:frame draw:style-name="fr1" draw:name="Object225" text:anchor-type="as-char" svg:y="-0.2374in" svg:width="1.1618in" svg:height="0.3764in" draw:z-index="224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6" text:anchor-type="as-char" svg:y="-0.2228in" svg:width="1.0311in" svg:height="0.348in" draw:z-index="225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9">to mean that they are true</text:span></text:span><text:span text:style-name="MathematicaFormatStandardForm"><text:span text:style-name="T18"> </text:span></text:span><text:span text:style-name="MathematicaFormatStandardForm"><text:span text:style-name="T22">(if the limit is taken as the equations above).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7"><text:span text:style-name="MathematicaFormatStandardForm"><text:span text:style-name="T69"><draw:frame draw:style-name="fr1" draw:name="Object218" text:anchor-type="as-char" svg:y="-0.3382in" svg:width="4.3689in" svg:height="0.4783in" draw:z-index="198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202"><text:span text:style-name="MathematicaFormatStandardForm"><text:span text:style-name="T101"/></text:span></text:p>
      <text:p text:style-name="P201"><text:span text:style-name="MathematicaFormatStandardForm"><text:span text:style-name="T69"><draw:frame draw:style-name="fr1" draw:name="Object219" text:anchor-type="as-char" svg:y="-0.3591in" svg:width="5.4409in" svg:height="0.4783in" draw:z-index="205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201"><text:span text:style-name="MathematicaFormatStandardForm"><text:span text:style-name="T69"/></text:span></text:p>
      <text:p text:style-name="P203"><text:span text:style-name="MathematicaFormatStandardForm"><text:span text:style-name="T69"><draw:frame draw:style-name="fr1" draw:name="Object211" text:anchor-type="as-char" svg:y="-0.3382in" svg:width="5.0402in" svg:height="0.4783in" draw:z-index="226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201"><text:span text:style-name="MathematicaFormatStandardForm"><text:span text:style-name="T69"/></text:span></text:p>
      <text:p text:style-name="P121"><text:span text:style-name="MathematicaFormatStandardForm"><text:span text:style-name="T14"><draw:frame draw:style-name="fr1" draw:name="Object199" text:anchor-type="as-char" svg:y="-0.3382in" svg:width="3.7083in" svg:height="0.4783in" draw:z-index="212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201"><text:span text:style-name="MathematicaFormatStandardForm"><text:span text:style-name="T69"/></text:span></text:p>
      <text:p text:style-name="P125"><text:span text:style-name="MathematicaFormatStandardForm"><text:span text:style-name="T1"><draw:frame draw:style-name="fr1" draw:name="Object197" text:anchor-type="as-char" svg:y="-0.3382in" svg:width="3.7992in" svg:height="0.4783in" draw:z-index="213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25"><text:span text:style-name="MathematicaFormatStandardForm"><text:span text:style-name="T14"/></text:span></text:p>
      <text:p text:style-name="P125"><text:span text:style-name="MathematicaFormatStandardForm"><text:span text:style-name="T1">…</text:span></text:span></text:p>
      <text:p text:style-name="P125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26" text:anchor-type="as-char" svg:y="-0.1437in" svg:width="2.8311in" svg:height="0.2984in" draw:z-index="231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7"><text:span text:style-name="MathematicaFormatStandardForm"><text:span text:style-name="T1"><draw:frame draw:style-name="fr1" draw:name="Object227" text:anchor-type="as-char" svg:y="-0.2374in" svg:width="3.1228in" svg:height="0.3902in" draw:z-index="232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8"><text:span text:style-name="MathematicaFormatStandardForm"><text:span text:style-name="T1"><draw:frame draw:style-name="fr1" draw:name="Object228" text:anchor-type="as-char" svg:y="-0.2402in" svg:width="1.289in" svg:height="0.3791in" draw:z-index="233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/></text:span></text:p>
      <text:p text:style-name="P359"><text:span text:style-name="MathematicaFormatStandardForm"><text:span text:style-name="T1"><draw:frame draw:style-name="fr1" draw:name="Object677" text:anchor-type="as-char" svg:y="-0.2402in" svg:width="1.7835in" svg:height="0.3791in" draw:z-index="234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359"><text:span text:style-name="MathematicaFormatStandardForm"><text:span text:style-name="T1"/></text:span></text:p>
      <text:p text:style-name="P360"><text:soft-page-break/><text:span text:style-name="MathematicaFormatStandardForm"><text:span text:style-name="T1"><draw:frame draw:style-name="fr1" draw:name="Object229" text:anchor-type="as-char" svg:y="-0.2374in" svg:width="1.6272in" svg:height="0.3764in" draw:z-index="251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360"><text:span text:style-name="MathematicaFormatStandardForm"><text:span text:style-name="T1"/></text:span></text:p>
      <text:p text:style-name="P360"><text:span text:style-name="MathematicaFormatStandardForm"><text:span text:style-name="T1"><draw:frame draw:style-name="fr1" draw:name="Object230" text:anchor-type="as-char" svg:y="-0.2374in" svg:width="1.1417in" svg:height="0.3764in" draw:z-index="261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360"><text:span text:style-name="MathematicaFormatStandardForm"><text:span text:style-name="T1"/></text:span></text:p>
      <text:p text:style-name="P361"><text:span text:style-name="MathematicaFormatStandardForm"><text:span text:style-name="T1"><draw:frame draw:style-name="fr1" draw:name="Object231" text:anchor-type="as-char" svg:y="-0.2402in" svg:width="1.2547in" svg:height="0.3791in" draw:z-index="263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361"><text:span text:style-name="MathematicaFormatStandardForm"><text:span text:style-name="T1"/></text:span></text:p>
      <text:p text:style-name="P361"><text:span text:style-name="MathematicaFormatStandardForm"><text:span text:style-name="T1">…</text:span></text:span></text:p>
      <text:p text:style-name="P361"><text:span text:style-name="MathematicaFormatStandardForm"><text:span text:style-name="T1"/></text:span></text:p>
      <text:p text:style-name="P362"><text:span text:style-name="MathematicaFormatStandardForm"><text:span text:style-name="T26">Okay. <text:s/>So here is the BIG question. <text:s/>How many properties does </text:span></text:span><text:span text:style-name="MathematicaFormatStandardForm"><text:span text:style-name="T1"><draw:frame draw:style-name="fr1" draw:name="Object232" text:anchor-type="as-char" svg:y="-0.1437in" svg:width="0.5437in" svg:height="0.1783in" draw:z-index="264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text:span text:style-name="MathematicaFormatStandardForm"><text:span text:style-name="T26">share with </text:span></text:span><text:span text:style-name="MathematicaFormatStandardForm"><text:span text:style-name="T1"><draw:frame draw:style-name="fr1" draw:name="Object233" text:anchor-type="as-char" svg:y="-0.1437in" svg:width="0.1917in" svg:height="0.1736in" draw:z-index="265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2"><text:span text:style-name="MathematicaFormatStandardForm"><text:span text:style-name="T1"/></text:span></text:p>
      <text:p text:style-name="P331"><text:span text:style-name="MathematicaFormatStandardForm"><text:span text:style-name="T25">This is the right way to add the s back in to make it line up with euler products.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3" text:anchor-type="as-char" svg:y="-0.2228in" svg:width="1.4744in" svg:height="0.366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6" text:anchor-type="as-char" svg:y="-0.1839in" svg:width="1.3744in" svg:height="0.3252in" draw:z-index="21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4"><text:span text:style-name="MathematicaFormatStandardForm"><text:span text:style-name="T1"><draw:frame draw:style-name="fr1" draw:name="Object217" text:anchor-type="as-char" svg:y="-0.2228in" svg:width="1.1362in" svg:height="0.3638in" draw:z-index="217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…</text:span></text:span></text:p>
      <text:p text:style-name="P124"><text:span text:style-name="MathematicaFormatStandardForm"><text:span text:style-name="T1"/></text:span></text:p>
      <text:p text:style-name="P204"><text:span text:style-name="MathematicaFormatStandardForm"><text:span text:style-name="T69"><draw:frame draw:style-name="fr1" draw:name="Object179" text:anchor-type="as-char" svg:y="-0.3382in" svg:width="5.0402in" svg:height="0.4783in" draw:z-index="227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204"><text:span text:style-name="MathematicaFormatStandardForm"><text:span text:style-name="T69"/></text:span></text:p>
      <text:p text:style-name="P205"><text:span text:style-name="MathematicaFormatStandardForm"><text:span text:style-name="T69"/></text:span></text:p>
      <text:p text:style-name="P204"><text:span text:style-name="MathematicaFormatStandardForm"><text:span text:style-name="T69"/></text:span></text:p>
      <text:p text:style-name="P363"><text:span text:style-name="MathematicaFormatStandardForm"><text:span text:style-name="T1"><draw:frame draw:style-name="fr1" draw:name="Object180" text:anchor-type="as-char" svg:y="-0.2402in" svg:width="1.2492in" svg:height="0.3791in" draw:z-index="228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363"><text:span text:style-name="MathematicaFormatStandardForm"><text:span text:style-name="T14"/></text:span></text:p>
      <text:p text:style-name="P364"><text:span text:style-name="MathematicaFormatStandardForm"><text:span text:style-name="T1"><draw:frame draw:style-name="fr1" draw:name="Object181" text:anchor-type="as-char" svg:y="-0.2228in" svg:width="1.6929in" svg:height="0.3764in" draw:z-index="229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364"><text:span text:style-name="MathematicaFormatStandardForm"><text:span text:style-name="T1"/></text:span></text:p>
      <text:p text:style-name="P366"><text:span text:style-name="MathematicaFormatStandardForm"><text:span text:style-name="T1"><draw:frame draw:style-name="fr1" draw:name="Object234" text:anchor-type="as-char" svg:y="-0.2228in" svg:width="1.8063in" svg:height="0.3764in" draw:z-index="266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364"><text:span text:style-name="MathematicaFormatStandardForm"><text:span text:style-name="T1"/></text:span></text:p>
      <text:p text:style-name="P364"><text:span text:style-name="MathematicaFormatStandardForm"><text:span text:style-name="T1">...</text:span></text:span></text:p>
      <text:p text:style-name="P364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8" text:anchor-type="as-char" svg:y="-0.2228in" svg:width="1.2693in" svg:height="0.3618in" draw:z-index="268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7" text:anchor-type="as-char" svg:y="-0.2374in" svg:width="1.1618in" svg:height="0.3764in" draw:z-index="269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364"><text:span text:style-name="MathematicaFormatStandardForm"><text:span text:style-name="T1"/></text:span></text:p>
      <text:p text:style-name="P367"><text:span text:style-name="MathematicaFormatStandardForm"><text:span text:style-name="T1"><draw:frame draw:style-name="fr1" draw:name="Object236" text:anchor-type="as-char" svg:y="-0.2374in" svg:width="1.1417in" svg:height="0.3764in" draw:z-index="273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364"><text:span text:style-name="MathematicaFormatStandardForm"><text:span text:style-name="T1"/></text:span></text:p>
      <text:p text:style-name="P365"><text:span text:style-name="MathematicaFormatStandardForm"><text:span text:style-name="T1"><draw:frame draw:style-name="fr1" draw:name="Object182" text:anchor-type="as-char" svg:y="-0.2043in" svg:width="5.5126in" svg:height="0.348in" draw:z-index="230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367"><text:span text:style-name="MathematicaFormatStandardForm"><text:span text:style-name="T1"/></text:span></text:p>
      <text:p text:style-name="P367"><text:span text:style-name="MathematicaFormatStandardForm"><text:span text:style-name="T1"/></text:span></text:p>
      <text:p text:style-name="P356"><text:span text:style-name="MathematicaFormatStandardForm"><text:span text:style-name="T1"><draw:frame draw:style-name="fr1" draw:name="Object239" text:anchor-type="as-char" svg:y="-0.1555in" svg:width="1.6654in" svg:height="0.1854in" draw:z-index="235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368"><text:span text:style-name="MathematicaFormatStandardForm"><text:span text:style-name="T1"/></text:span></text:p>
      <text:p text:style-name="P368"><text:span text:style-name="MathematicaFormatStandardForm"><text:span text:style-name="T1"><draw:frame draw:style-name="fr1" draw:name="Object240" text:anchor-type="as-char" svg:y="-0.1555in" svg:width="1.3154in" svg:height="0.1854in" draw:z-index="236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368"><text:span text:style-name="MathematicaFormatStandardForm"><text:span text:style-name="T1"/></text:span></text:p>
      <text:p text:style-name="P368"><text:span text:style-name="MathematicaFormatStandardForm"><text:span text:style-name="T1"><draw:frame draw:style-name="fr1" draw:name="Object241" text:anchor-type="as-char" svg:y="-0.1555in" svg:width="1.3327in" svg:height="0.1854in" draw:z-index="237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368"><text:span text:style-name="MathematicaFormatStandardForm"><text:span text:style-name="T1"/></text:span></text:p>
      <text:p text:style-name="P368"><text:span text:style-name="MathematicaFormatStandardForm"><text:span text:style-name="T1"><draw:frame draw:style-name="fr1" draw:name="Object242" text:anchor-type="as-char" svg:y="-0.2374in" svg:width="1.2335in" svg:height="0.2681in" draw:z-index="238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368"><text:span text:style-name="MathematicaFormatStandardForm"><text:span text:style-name="T1"/></text:span></text:p>
      <text:p text:style-name="P368"><text:span text:style-name="MathematicaFormatStandardForm"><text:span text:style-name="T1"><draw:frame draw:style-name="fr1" draw:name="Object243" text:anchor-type="as-char" svg:y="-0.2228in" svg:width="1.5035in" svg:height="0.348in" draw:z-index="239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368"><text:span text:style-name="MathematicaFormatStandardForm"><text:span text:style-name="T1"/></text:span></text:p>
      <text:p text:style-name="P130"><text:span text:style-name="MathematicaFormatStandardForm"><text:span text:style-name="T1">…</text:span></text:span></text:p>
      <text:p text:style-name="P130"><text:span text:style-name="MathematicaFormatStandardForm"><text:span text:style-name="T1"/></text:span></text:p>
      <text:p text:style-name="P369"><text:span text:style-name="MathematicaFormatStandardForm"><text:span text:style-name="T1"><draw:frame draw:style-name="fr1" draw:name="Object175" text:anchor-type="as-char" svg:y="-0.2228in" svg:width="3.4547in" svg:height="0.3665in" draw:z-index="240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369"><text:span text:style-name="MathematicaFormatStandardForm"><text:span text:style-name="T1"/></text:span></text:p>
      <text:p text:style-name="P370"><text:span text:style-name="MathematicaFormatStandardForm"><text:span text:style-name="T1"><draw:frame draw:style-name="fr1" draw:name="Object177" text:anchor-type="as-char" svg:y="-0.2228in" svg:width="2.5339in" svg:height="0.348in" draw:z-index="241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370"><text:span text:style-name="MathematicaFormatStandardForm"><text:span text:style-name="T1"/></text:span></text:p>
      <text:p text:style-name="P370"><text:span text:style-name="MathematicaFormatStandardForm"><text:span text:style-name="T1">…</text:span></text:span></text:p>
      <text:p text:style-name="P370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35" text:anchor-type="as-char" svg:y="-0.2339in" svg:width="1.0484in" svg:height="0.375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4" text:anchor-type="as-char" svg:y="-0.2339in" svg:width="1.4366in" svg:height="0.3752in" draw:z-index="243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5" text:anchor-type="as-char" svg:y="-0.2437in" svg:width="0.8972in" svg:height="0.3929in" draw:z-index="244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/></text:span></text:p>
      <text:p text:style-name="P332"><text:span text:style-name="MathematicaFormatStandardForm"><text:span text:style-name="T69"><draw:frame draw:style-name="fr1" draw:name="Object246" text:anchor-type="as-char" svg:y="-0.3402in" svg:width="5.0898in" svg:height="0.4811in" draw:z-index="24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32"><text:span text:style-name="MathematicaFormatStandardForm"><text:span text:style-name="T69"/></text:span></text:p>
      <text:p text:style-name="P132"><text:span text:style-name="MathematicaFormatStandardForm"><text:span text:style-name="T69"><draw:frame draw:style-name="fr1" draw:name="Object247" text:anchor-type="as-char" svg:y="-0.3402in" svg:width="5.0626in" svg:height="0.4811in" draw:z-index="246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33"><text:span text:style-name="MathematicaFormatStandardForm"><text:span text:style-name="T69"/></text:span></text:p>
      <text:p text:style-name="P133"><text:span text:style-name="MathematicaFormatStandardForm"><text:span text:style-name="T69">...</text:span></text:span></text:p>
      <text:p text:style-name="P133"><text:span text:style-name="MathematicaFormatStandardForm"><text:span text:style-name="T69"/></text:span></text:p>
      <text:p text:style-name="P133"><text:span text:style-name="MathematicaFormatStandardForm"><text:span text:style-name="T69"><draw:frame draw:style-name="fr1" draw:name="Object248" text:anchor-type="as-char" svg:y="-0.2366in" svg:width="1.5228in" svg:height="0.378in" draw:z-index="247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33"><text:span text:style-name="MathematicaFormatStandardForm"><text:span text:style-name="T69"/></text:span></text:p>
      <text:p text:style-name="P133"><text:span text:style-name="MathematicaFormatStandardForm"><text:span text:style-name="T69"><draw:frame draw:style-name="fr1" draw:name="Object249" text:anchor-type="as-char" svg:y="-0.3382in" svg:width="2.2638in" svg:height="0.4819in" draw:z-index="248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33"><text:span text:style-name="MathematicaFormatStandardForm"><text:span text:style-name="T69"/></text:span></text:p>
      <text:p text:style-name="P133"><text:span text:style-name="MathematicaFormatStandardForm"><text:span text:style-name="T69"><draw:frame draw:style-name="fr1" draw:name="Object250" text:anchor-type="as-char" svg:y="-0.3382in" svg:width="2.2366in" svg:height="0.4819in" draw:z-index="249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3"><text:span text:style-name="MathematicaFormatStandardForm"><text:span text:style-name="T69"/></text:span></text:p>
      <text:p text:style-name="P133"><text:span text:style-name="MathematicaFormatStandardForm"><text:span text:style-name="T69">…</text:span></text:span></text:p>
      <text:p text:style-name="P133"><text:span text:style-name="MathematicaFormatStandardForm"><text:span text:style-name="T69"/></text:span></text:p>
      <text:p text:style-name="P134"><text:span text:style-name="MathematicaFormatStandardForm"><text:span text:style-name="T72">OKAY.</text:span></text:span></text:p>
      <text:p text:style-name="P134"><text:span text:style-name="MathematicaFormatStandardForm"><text:span text:style-name="T72"/></text:span></text:p>
      <text:p text:style-name="P134"><text:span text:style-name="MathematicaFormatStandardForm"><text:span text:style-name="T69"><draw:frame draw:style-name="fr1" draw:name="Object252" text:anchor-type="as-char" svg:y="-0.2366in" svg:width="1.5228in" svg:height="0.378in" draw:z-index="274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34"><text:span text:style-name="MathematicaFormatStandardForm"><text:span text:style-name="T72"/></text:span></text:p>
      <text:p text:style-name="P134"><text:span text:style-name="MathematicaFormatStandardForm"><text:span text:style-name="T69"><draw:frame draw:style-name="fr1" draw:name="Object251" text:anchor-type="as-char" svg:y="-0.2043in" svg:width="1.5543in" svg:height="0.3283in" draw:z-index="250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34"><text:span text:style-name="MathematicaFormatStandardForm"><text:span text:style-name="T69"/></text:span></text:p>
      <text:p text:style-name="P134"><text:span text:style-name="MathematicaFormatStandardForm"><text:span text:style-name="T69"><draw:frame draw:style-name="fr1" draw:name="Object253" text:anchor-type="as-char" svg:y="-0.2043in" svg:width="1.5555in" svg:height="0.3283in" draw:z-index="252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4"><text:span text:style-name="MathematicaFormatStandardForm"><text:span text:style-name="T69"/></text:span></text:p>
      <text:p text:style-name="P134"><text:span text:style-name="MathematicaFormatStandardForm"><text:span text:style-name="T69">...</text:span></text:span></text:p>
      <text:p text:style-name="P134"><text:span text:style-name="MathematicaFormatStandardForm"><text:span text:style-name="T69"/></text:span></text:p>
      <text:p text:style-name="P135"><text:span text:style-name="MathematicaFormatStandardForm"><text:span text:style-name="T69"><draw:frame draw:style-name="fr1" draw:name="Object254" text:anchor-type="as-char" svg:y="-0.3409in" svg:width="2.3835in" svg:height="0.4811in" draw:z-index="253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35"><text:span text:style-name="MathematicaFormatStandardForm"><text:span text:style-name="T69"/></text:span></text:p>
      <text:p text:style-name="P135"><text:span text:style-name="MathematicaFormatStandardForm"><text:span text:style-name="T69"><draw:frame draw:style-name="fr1" draw:name="Object255" text:anchor-type="as-char" svg:y="-0.3409in" svg:width="2.3535in" svg:height="0.4811in" draw:z-index="25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5"><text:span text:style-name="MathematicaFormatStandardForm"><text:span text:style-name="T69"/></text:span></text:p>
      <text:p text:style-name="P136"><text:span text:style-name="MathematicaFormatStandardForm"><text:span text:style-name="T69"><draw:frame draw:style-name="fr1" draw:name="Object256" text:anchor-type="as-char" svg:y="-0.3409in" svg:width="2.2098in" svg:height="0.4811in" draw:z-index="255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36"><text:span text:style-name="MathematicaFormatStandardForm"><text:span text:style-name="T69"/></text:span></text:p>
      <text:p text:style-name="P137"><text:span text:style-name="MathematicaFormatStandardForm"><text:span text:style-name="T69"/></text:span></text:p>
      <text:p text:style-name="P333"><text:span text:style-name="MathematicaFormatStandardForm"><text:span text:style-name="T69">…</text:span></text:span></text:p>
      <text:p text:style-name="P137"><text:span text:style-name="MathematicaFormatStandardForm"><text:span text:style-name="T69"/></text:span></text:p>
      <text:p text:style-name="P138"><text:span text:style-name="MathematicaFormatStandardForm"><text:span text:style-name="T69"><draw:frame draw:style-name="fr1" draw:name="Object257" text:anchor-type="as-char" svg:y="-0.3382in" svg:width="2.2638in" svg:height="0.4819in" draw:z-index="256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38"><text:span text:style-name="MathematicaFormatStandardForm"><text:span text:style-name="T69"/></text:span></text:p>
      <text:p text:style-name="P138"><text:span text:style-name="MathematicaFormatStandardForm"><text:span text:style-name="T69">// ? </text:span></text:span><text:span text:style-name="MathematicaFormatStandardForm"><text:span text:style-name="T73">Is this valid? <text:s/>Not sure about </text:span></text:span><text:span text:style-name="MathematicaFormatStandardForm"><text:span text:style-name="T74">splitting this sum. <text:s/>Worth checking out.</text:span></text:span></text:p>
      <text:p text:style-name="P138"><text:span text:style-name="MathematicaFormatStandardForm"><text:span text:style-name="T73"/></text:span></text:p>
      <text:p text:style-name="P138"><text:span text:style-name="MathematicaFormatStandardForm"><text:span text:style-name="T69"><draw:frame draw:style-name="fr1" draw:name="Object258" text:anchor-type="as-char" svg:y="-0.3382in" svg:width="3.9102in" svg:height="0.5827in" draw:z-index="257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38"><text:span text:style-name="MathematicaFormatStandardForm"><text:span text:style-name="T69"/></text:span></text:p>
      <text:p text:style-name="P139"><text:span text:style-name="MathematicaFormatStandardForm"><text:span text:style-name="T69"><draw:frame draw:style-name="fr1" draw:name="Object259" text:anchor-type="as-char" svg:y="-0.3382in" svg:width="3.6492in" svg:height="0.5827in" draw:z-index="25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38"><text:span text:style-name="MathematicaFormatStandardForm"><text:span text:style-name="T69"/></text:span></text:p>
      <text:p text:style-name="P139"><text:span text:style-name="MathematicaFormatStandardForm"><text:span text:style-name="T69"><draw:frame draw:style-name="fr1" draw:name="Object260" text:anchor-type="as-char" svg:y="-0.3382in" svg:width="3.6283in" svg:height="0.5827in" draw:z-index="25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38"><text:span text:style-name="MathematicaFormatStandardForm"><text:span text:style-name="T69"/></text:span></text:p>
      <text:p text:style-name="P138"><text:span text:style-name="MathematicaFormatStandardForm"><text:span text:style-name="T69">…</text:span></text:span></text:p>
      <text:p text:style-name="P138"><text:span text:style-name="MathematicaFormatStandardForm"><text:span text:style-name="T75"/></text:span></text:p>
      <text:p text:style-name="P334"><text:span text:style-name="MathematicaFormatStandardForm"><text:span text:style-name="T76">Okay. <text:s/>Here is where I'm trying to go.</text:span></text:span></text:p>
      <text:p text:style-name="P140"><text:span text:style-name="MathematicaFormatStandardForm"><text:span text:style-name="T69"/></text:span></text:p>
      <text:p text:style-name="P140"><text:span text:style-name="MathematicaFormatStandardForm"><text:span text:style-name="T69"/></text:span></text:p>
      <text:p text:style-name="P140"><text:span text:style-name="MathematicaFormatStandardForm"><text:span text:style-name="T69">...</text:span></text:span></text:p>
      <text:p text:style-name="P206"><text:span text:style-name="MathematicaFormatStandardForm"><text:span text:style-name="T69"/></text:span></text:p>
      <text:p text:style-name="P206"><text:span text:style-name="MathematicaFormatStandardForm"><text:span text:style-name="T69"/></text:span></text:p>
      <text:p text:style-name="P207"><text:span text:style-name="MathematicaFormatStandardForm"><text:span text:style-name="T69"><draw:frame draw:style-name="fr1" draw:name="Object263" text:anchor-type="as-char" svg:y="-0.3402in" svg:width="4.6154in" svg:height="0.4811in" draw:z-index="275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206"><text:span text:style-name="MathematicaFormatStandardForm"><text:span text:style-name="T69"/></text:span></text:p>
      <text:p text:style-name="P207"><text:span text:style-name="MathematicaFormatStandardForm"><text:span text:style-name="T69"><draw:frame draw:style-name="fr1" draw:name="Object261" text:anchor-type="as-char" svg:y="-0.3382in" svg:width="4.5543in" svg:height="0.4783in" draw:z-index="26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207"><text:span text:style-name="MathematicaFormatStandardForm"><text:span text:style-name="T69"/></text:span></text:p>
      <text:p text:style-name="P141"><text:span text:style-name="MathematicaFormatStandardForm"><text:span text:style-name="T69">…</text:span></text:span></text:p>
      <text:p text:style-name="P141"><text:span text:style-name="MathematicaFormatStandardForm"><text:span text:style-name="T69"/></text:span></text:p>
      <text:p text:style-name="P142"><text:span text:style-name="MathematicaFormatStandardForm"><text:span text:style-name="T1"><draw:frame draw:style-name="fr1" draw:name="Object264" text:anchor-type="as-char" svg:y="-0.2043in" svg:width="1.0098in" svg:height="0.348in" draw:z-index="279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6" text:anchor-type="as-char" svg:y="-0.2228in" svg:width="0.8209in" svg:height="0.3638in" draw:z-index="280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7" text:anchor-type="as-char" svg:y="-0.2492in" svg:width="1.2543in" svg:height="0.4091in" draw:z-index="286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2" text:anchor-type="as-char" svg:y="-0.2228in" svg:width="1.5661in" svg:height="0.3827in" draw:z-index="287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…</text:span></text:span></text:p>
      <text:p text:style-name="P142"><text:span text:style-name="MathematicaFormatStandardForm"><text:span text:style-name="T1"/></text:span></text:p>
      <text:p text:style-name="P371"><text:span text:style-name="MathematicaFormatStandardForm"><text:span text:style-name="T1"><draw:frame draw:style-name="fr1" draw:name="Object269" text:anchor-type="as-char" svg:y="-0.2043in" svg:width="1.8134in" svg:height="0.3571in" draw:z-index="288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371"><text:span text:style-name="MathematicaFormatStandardForm"><text:span text:style-name="T1"/></text:span></text:p>
      <text:p text:style-name="P371"><text:span text:style-name="MathematicaFormatStandardForm"><text:span text:style-name="T1"><draw:frame draw:style-name="fr1" draw:name="Object270" text:anchor-type="as-char" svg:y="-0.2228in" svg:width="1.6516in" svg:height="0.3764in" draw:z-index="289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208"><text:span text:style-name="MathematicaFormatStandardForm"><text:span text:style-name="T69"/></text:span></text:p>
      <text:p text:style-name="P371"><text:span text:style-name="MathematicaFormatStandardForm"><text:span text:style-name="T1"><draw:frame draw:style-name="fr1" draw:name="Object268" text:anchor-type="as-char" svg:y="-0.2402in" svg:width="1.2075in" svg:height="0.3791in" draw:z-index="262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371"><text:span text:style-name="MathematicaFormatStandardForm"><text:span text:style-name="T1"/></text:span></text:p>
      <text:p text:style-name="P371"><text:span text:style-name="MathematicaFormatStandardForm"><text:span text:style-name="T1"><draw:frame draw:style-name="fr1" draw:name="Object265" text:anchor-type="as-char" svg:y="-0.2374in" svg:width="1.1in" svg:height="0.3764in" draw:z-index="267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371"><text:span text:style-name="MathematicaFormatStandardForm"><text:span text:style-name="T1"/></text:span></text:p>
      <text:p text:style-name="P371"><text:span text:style-name="MathematicaFormatStandardForm"><text:span text:style-name="T1">...</text:span></text:span></text:p>
      <text:p text:style-name="P371"><text:span text:style-name="MathematicaFormatStandardForm"><text:span text:style-name="T1"/></text:span></text:p>
      <text:p text:style-name="P142"><text:span text:style-name="MathematicaFormatStandardForm"><text:span text:style-name="T1"/></text:span></text:p>
      <text:p text:style-name="P371"><text:span text:style-name="MathematicaFormatStandardForm"><text:span text:style-name="T1"/></text:span></text:p>
      <text:p text:style-name="P371"><text:span text:style-name="MathematicaFormatStandardForm"><text:span text:style-name="T1"/></text:span></text:p>
      <text:p text:style-name="P345"><text:span text:style-name="MathematicaFormatStandardForm"><text:span text:style-name="T69"><draw:frame draw:style-name="fr1" draw:name="Object271" text:anchor-type="as-char" svg:y="-0.3402in" svg:width="5.0898in" svg:height="0.4811in" draw:z-index="270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209"><text:span text:style-name="MathematicaFormatStandardForm"><text:span text:style-name="T69"/></text:span></text:p>
      <text:p text:style-name="P210"><text:span text:style-name="MathematicaFormatStandardForm"><text:span text:style-name="T69"><draw:frame draw:style-name="fr1" draw:name="Object273" text:anchor-type="as-char" svg:y="-0.3382in" svg:width="4.9189in" svg:height="0.4783in" draw:z-index="271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209"><text:span text:style-name="MathematicaFormatStandardForm"><text:span text:style-name="T69"/></text:span></text:p>
      <text:p text:style-name="P212"><text:span text:style-name="MathematicaFormatStandardForm"><text:span text:style-name="T77"/></text:span></text:p>
      <text:p text:style-name="P212"><text:span text:style-name="MathematicaFormatStandardForm"><text:span text:style-name="T77"/></text:span></text:p>
      <text:p text:style-name="P143"><text:span text:style-name="MathematicaFormatStandardForm"><text:span text:style-name="T69">…</text:span></text:span></text:p>
      <text:p text:style-name="P143"><text:span text:style-name="MathematicaFormatStandardForm"><text:span text:style-name="T69"/></text:span></text:p>
      <text:p text:style-name="P143"><text:span text:style-name="MathematicaFormatStandardForm"><text:span text:style-name="T69"/></text:span></text:p>
      <text:p text:style-name="P372"><text:span text:style-name="MathematicaFormatStandardForm"><text:span text:style-name="T1"><draw:frame draw:style-name="fr1" draw:name="Object277" text:anchor-type="as-char" svg:y="-0.2043in" svg:width="1.5835in" svg:height="0.348in" draw:z-index="290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372"><text:span text:style-name="MathematicaFormatStandardForm"><text:span text:style-name="T1"/></text:span></text:p>
      <text:p text:style-name="P372"><text:span text:style-name="MathematicaFormatStandardForm"><text:span text:style-name="T1"><draw:frame draw:style-name="fr1" draw:name="Object278" text:anchor-type="as-char" svg:y="-0.1555in" svg:width="2.0465in" svg:height="0.2937in" draw:z-index="291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211"><text:span text:style-name="MathematicaFormatStandardForm"><text:span text:style-name="T69"/></text:span></text:p>
      <text:p text:style-name="P372"><text:span text:style-name="MathematicaFormatStandardForm"><text:span text:style-name="T1"><draw:frame draw:style-name="fr1" draw:name="Object279" text:anchor-type="as-char" svg:y="-0.2402in" svg:width="1.222in" svg:height="0.3791in" draw:z-index="292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372"><text:span text:style-name="MathematicaFormatStandardForm"><text:span text:style-name="T1"/></text:span></text:p>
      <text:p text:style-name="P372"><text:span text:style-name="MathematicaFormatStandardForm"><text:span text:style-name="T1"><draw:frame draw:style-name="fr1" draw:name="Object276" text:anchor-type="as-char" svg:y="-0.2374in" svg:width="1.1091in" svg:height="0.3764in" draw:z-index="272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372"><text:span text:style-name="MathematicaFormatStandardForm"><text:span text:style-name="T1"/></text:span></text:p>
      <text:p text:style-name="P373"><text:span text:style-name="MathematicaFormatStandardForm"><text:span text:style-name="T1"><draw:frame draw:style-name="fr1" draw:name="Object272" text:anchor-type="as-char" svg:y="-0.2402in" svg:width="1.4925in" svg:height="0.3791in" draw:z-index="276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357"><text:span text:style-name="MathematicaFormatStandardForm"><text:span text:style-name="T1">….</text:span></text:span></text:p>
      <text:p text:style-name="P373"><text:span text:style-name="MathematicaFormatStandardForm"><text:span text:style-name="T1"/></text:span></text:p>
      <text:p text:style-name="P374"><text:span text:style-name="MathematicaFormatStandardForm"><text:span text:style-name="T27">Ahem.</text:span></text:span></text:p>
      <text:p text:style-name="P374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80" text:anchor-type="as-char" svg:y="-0.228in" svg:width="0.9634in" svg:height="0.352in" draw:z-index="296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1" text:anchor-type="as-char" svg:y="-0.2228in" svg:width="0.8453in" svg:height="0.348in" draw:z-index="297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374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74" text:anchor-type="as-char" svg:y="-0.3382in" svg:width="1.9453in" svg:height="0.4783in" draw:z-index="277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75" text:anchor-type="as-char" svg:y="-0.1437in" svg:width="1.9453in" svg:height="0.2839in" draw:z-index="278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2" text:anchor-type="as-char" svg:y="-0.1437in" svg:width="1.9492in" svg:height="0.2839in" draw:z-index="281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3" text:anchor-type="as-char" svg:y="-0.1437in" svg:width="1.8929in" svg:height="0.2839in" draw:z-index="282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5" text:anchor-type="as-char" svg:y="-0.228in" svg:width="1.6035in" svg:height="0.3689in" draw:z-index="283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4" text:anchor-type="as-char" svg:y="-0.228in" svg:width="1.9602in" svg:height="0.3689in" draw:z-index="284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6" text:anchor-type="as-char" svg:y="-0.228in" svg:width="1.9602in" svg:height="0.3689in" draw:z-index="285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335"><text:span text:style-name="MathematicaFormatStandardForm"><text:span text:style-name="T1">…</text:span></text:span></text:p>
      <text:p text:style-name="P145"><text:span text:style-name="MathematicaFormatStandardForm"><text:span text:style-name="T1"/></text:span></text:p>
      <text:p text:style-name="P146"><text:span text:style-name="MathematicaFormatStandardForm"><text:span text:style-name="T28">The trig stuff:</text:span></text:span></text:p>
      <text:p text:style-name="P146"><text:span text:style-name="MathematicaFormatStandardForm"><text:span text:style-name="T28"/></text:span></text:p>
      <text:p text:style-name="P146"><text:span text:style-name="MathematicaFormatStandardForm"><text:span text:style-name="T28"/></text:span></text:p>
      <text:p text:style-name="P337"><text:span text:style-name="MathematicaFormatStandardForm"><text:span text:style-name="T32">QUESTION!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>Is there a reasonable way to interpret the factorial for all of this stuff?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/></text:span></text:p>
      <text:p text:style-name="P154"><text:span text:style-name="MathematicaFormatStandardForm"><text:span text:style-name="T1"><draw:frame draw:style-name="fr1" draw:name="Object293" text:anchor-type="as-char" svg:y="-0.2339in" svg:width="1.2236in" svg:height="0.3752in" draw:z-index="293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7" text:anchor-type="as-char" svg:y="-0.1425in" svg:width="2.2591in" svg:height="0.2827in" draw:z-index="306"><draw:object xlink:href="./Object 299" xlink:type="simple" xlink:show="embed" xlink:actuate="onLoad"/><draw:image xlink:href="./ObjectReplacements/Object 299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5" text:anchor-type="as-char" svg:y="-0.1437in" svg:width="0.9138in" svg:height="0.3102in" draw:z-index="294"><draw:object xlink:href="./Object 297" xlink:type="simple" xlink:show="embed" xlink:actuate="onLoad"/><draw:image xlink:href="./ObjectReplacements/Object 297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4" text:anchor-type="as-char" svg:y="-0.1425in" svg:width="1.2091in" svg:height="0.3083in" draw:z-index="330"><draw:object xlink:href="./Object 296" xlink:type="simple" xlink:show="embed" xlink:actuate="onLoad"/><draw:image xlink:href="./ObjectReplacements/Object 296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6" text:anchor-type="as-char" svg:y="-0.1437in" svg:width="2.4228in" svg:height="0.2839in" draw:z-index="295"><draw:object xlink:href="./Object 298" xlink:type="simple" xlink:show="embed" xlink:actuate="onLoad"/><draw:image xlink:href="./ObjectReplacements/Object 298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/></text:span></text:p>
      <text:p text:style-name="P338"><text:span text:style-name="MathematicaFormatStandardForm"><text:span text:style-name="T1"><draw:frame draw:style-name="fr1" draw:name="Object298" text:anchor-type="as-char" svg:y="-0.2228in" svg:width="0.9744in" svg:height="0.5217in" draw:z-index="298"><draw:object xlink:href="./Object 300" xlink:type="simple" xlink:show="embed" xlink:actuate="onLoad"/><draw:image xlink:href="./ObjectReplacements/Object 300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299" text:anchor-type="as-char" svg:y="-0.3382in" svg:width="1.998in" svg:height="0.4783in" draw:z-index="299"><draw:object xlink:href="./Object 301" xlink:type="simple" xlink:show="embed" xlink:actuate="onLoad"/><draw:image xlink:href="./ObjectReplacements/Object 301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0" text:anchor-type="as-char" svg:y="-0.3382in" svg:width="2.0402in" svg:height="0.4783in" draw:z-index="300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1" text:anchor-type="as-char" svg:y="-0.1437in" svg:width="1.978in" svg:height="0.2839in" draw:z-index="301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2" text:anchor-type="as-char" svg:y="-0.1437in" svg:width="3.8043in" svg:height="0.2839in" draw:z-index="302"><draw:object xlink:href="./Object 304" xlink:type="simple" xlink:show="embed" xlink:actuate="onLoad"/><draw:image xlink:href="./ObjectReplacements/Object 304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3" text:anchor-type="as-char" svg:y="-0.3382in" svg:width="4.5035in" svg:height="0.4783in" draw:z-index="303"><draw:object xlink:href="./Object 305" xlink:type="simple" xlink:show="embed" xlink:actuate="onLoad"/><draw:image xlink:href="./ObjectReplacements/Object 305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7"><text:span text:style-name="MathematicaFormatStandardForm"><text:span text:style-name="T1"><draw:frame draw:style-name="fr1" draw:name="Object304" text:anchor-type="as-char" svg:y="-0.3382in" svg:width="3.3575in" svg:height="0.4783in" draw:z-index="304"><draw:object xlink:href="./Object 306" xlink:type="simple" xlink:show="embed" xlink:actuate="onLoad"/><draw:image xlink:href="./ObjectReplacements/Object 306" xlink:type="simple" xlink:show="embed" xlink:actuate="onLoad"/><svg:desc>formula</svg:desc></draw:frame></text:span></text:span></text:p>
      <text:p text:style-name="P339"><text:span text:style-name="MathematicaFormatStandardForm"><text:span text:style-name="T1"><draw:frame draw:style-name="fr1" draw:name="Object306" text:anchor-type="as-char" svg:y="-0.1244in" svg:width="1.3744in" svg:height="0.2791in" draw:z-index="331"><draw:object xlink:href="./Object 308" xlink:type="simple" xlink:show="embed" xlink:actuate="onLoad"/><draw:image xlink:href="./ObjectReplacements/Object 308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5" text:anchor-type="as-char" svg:y="-0.1244in" svg:width="1.9098in" svg:height="0.2791in" draw:z-index="305"><draw:object xlink:href="./Object 307" xlink:type="simple" xlink:show="embed" xlink:actuate="onLoad"/><draw:image xlink:href="./ObjectReplacements/Object 307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7" text:anchor-type="as-char" svg:y="-0.378in" svg:width="2.3098in" svg:height="0.6764in" draw:z-index="307"><draw:object xlink:href="./Object 309" xlink:type="simple" xlink:show="embed" xlink:actuate="onLoad"/><draw:image xlink:href="./ObjectReplacements/Object 309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8" text:anchor-type="as-char" svg:y="-0.378in" svg:width="3.078in" svg:height="0.6764in" draw:z-index="308"><draw:object xlink:href="./Object 310" xlink:type="simple" xlink:show="embed" xlink:actuate="onLoad"/><draw:image xlink:href="./ObjectReplacements/Object 310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9"><text:span text:style-name="MathematicaFormatStandardForm"><text:span text:style-name="T1"><draw:frame draw:style-name="fr1" draw:name="Object309" text:anchor-type="as-char" svg:y="-0.1244in" svg:width="0.7575in" svg:height="0.1752in" draw:z-index="309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/text:p>
      <text:p text:style-name="P159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0" text:anchor-type="as-char" svg:y="-0.1425in" svg:width="2.0236in" svg:height="0.3083in" draw:z-index="310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1" text:anchor-type="as-char" svg:y="-0.3972in" svg:width="2.9382in" svg:height="0.7154in" draw:z-index="311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2" text:anchor-type="as-char" svg:y="-0.1437in" svg:width="1.5043in" svg:height="0.3102in" draw:z-index="312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3" text:anchor-type="as-char" svg:y="-0.3972in" svg:width="2.3264in" svg:height="0.7154in" draw:z-index="313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4" text:anchor-type="as-char" svg:y="-0.1437in" svg:width="0.9138in" svg:height="0.3102in" draw:z-index="314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5" text:anchor-type="as-char" svg:y="-0.3972in" svg:width="1.652in" svg:height="0.7154in" draw:z-index="315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6" text:anchor-type="as-char" svg:y="-0.1425in" svg:width="1.2102in" svg:height="0.3083in" draw:z-index="316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/text:p>
      <text:p text:style-name="P163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7" text:anchor-type="as-char" svg:y="-0.3972in" svg:width="1.6535in" svg:height="0.7154in" draw:z-index="317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/text:p>
      <text:p text:style-name="P340"><text:span text:style-name="MathematicaFormatStandardForm"><text:span text:style-name="T1"><draw:frame draw:style-name="fr2" draw:name="Object318" text:anchor-type="as-char" svg:y="-0.2547in" svg:width="1.0929in" svg:height="0.4165in" draw:z-index="318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6"><text:span text:style-name="MathematicaFormatStandardForm"><text:span text:style-name="T169"><draw:frame draw:style-name="fr1" draw:name="Object330" text:anchor-type="as-char" svg:y="-0.2043in" svg:width="1.6457in" svg:height="0.348in" draw:z-index="332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19" text:anchor-type="as-char" svg:y="-0.1244in" svg:width="0.4362in" svg:height="0.1752in" draw:z-index="319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0" text:anchor-type="as-char" svg:y="-0.2043in" svg:width="0.6362in" svg:height="0.3283in" draw:z-index="320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1" text:anchor-type="as-char" svg:y="-0.2043in" svg:width="0.8429in" svg:height="0.3283in" draw:z-index="321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2" text:anchor-type="as-char" svg:y="-0.2043in" svg:width="0.828in" svg:height="0.3283in" draw:z-index="322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3" text:anchor-type="as-char" svg:y="-0.2043in" svg:width="1.5362in" svg:height="0.3283in" draw:z-index="323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4" text:anchor-type="as-char" svg:y="-0.2043in" svg:width="1.7429in" svg:height="0.3283in" draw:z-index="324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5" text:anchor-type="as-char" svg:y="-0.2043in" svg:width="1.3134in" svg:height="0.3283in" draw:z-index="325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6" text:anchor-type="as-char" svg:y="-0.2043in" svg:width="1.0291in" svg:height="0.3283in" draw:z-index="326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7" text:anchor-type="as-char" svg:y="-0.2043in" svg:width="3.1236in" svg:height="0.3283in" draw:z-index="327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8" text:anchor-type="as-char" svg:y="-0.2043in" svg:width="4.0563in" svg:height="0.3283in" draw:z-index="328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/text:p>
      <text:p text:style-name="P165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9" text:anchor-type="as-char" svg:y="-0.2043in" svg:width="1.7917in" svg:height="0.3283in" draw:z-index="329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/text:p>
      <text:p text:style-name="P168"><text:span text:style-name="MathematicaFormatStandardForm"><text:span text:style-name="T1"/></text:span></text:p>
      <text:p text:style-name="P168"><text:span text:style-name="MathematicaFormatStandardForm"><text:span text:style-name="T1"><draw:frame draw:style-name="fr2" draw:name="Object332" text:anchor-type="as-char" svg:y="-0.2547in" svg:width="1.0945in" svg:height="0.4165in" draw:z-index="333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/text:p>
      <text:p text:style-name="P168"><text:span text:style-name="MathematicaFormatStandardForm"><text:span text:style-name="T1"/></text:span></text:p>
      <text:p text:style-name="P168"><text:span text:style-name="MathematicaFormatStandardForm"><text:span text:style-name="T1"><draw:frame draw:style-name="fr2" draw:name="Object333" text:anchor-type="as-char" svg:y="-0.2547in" svg:width="1.0945in" svg:height="0.4165in" draw:z-index="334"><draw:object xlink:href="./Object 335" xlink:type="simple" xlink:show="embed" xlink:actuate="onLoad"/><draw:image xlink:href="./ObjectReplacements/Object 335" xlink:type="simple" xlink:show="embed" xlink:actuate="onLoad"/><svg:desc>formula</svg:desc></draw:frame></text:span></text:span></text:p>
      <text:p text:style-name="P169"><text:span text:style-name="MathematicaFormatStandardForm"><text:span text:style-name="T1"/></text:span></text:p>
      <text:p text:style-name="P169"><text:span text:style-name="MathematicaFormatStandardForm"><text:span text:style-name="T1"><draw:frame draw:style-name="fr2" draw:name="Object334" text:anchor-type="as-char" svg:y="-0.2547in" svg:width="1.45in" svg:height="0.4165in" draw:z-index="335"><draw:object xlink:href="./Object 336" xlink:type="simple" xlink:show="embed" xlink:actuate="onLoad"/><draw:image xlink:href="./ObjectReplacements/Object 336" xlink:type="simple" xlink:show="embed" xlink:actuate="onLoad"/><svg:desc>formula</svg:desc></draw:frame></text:span></text:span></text:p>
      <text:p text:style-name="P169"><text:span text:style-name="MathematicaFormatStandardForm"><text:span text:style-name="T1"/></text:span></text:p>
      <text:p text:style-name="P169"><text:span text:style-name="MathematicaFormatStandardForm"><text:span text:style-name="T1"><draw:frame draw:style-name="fr2" draw:name="Object335" text:anchor-type="as-char" svg:y="-0.2547in" svg:width="1.4598in" svg:height="0.4165in" draw:z-index="336"><draw:object xlink:href="./Object 337" xlink:type="simple" xlink:show="embed" xlink:actuate="onLoad"/><draw:image xlink:href="./ObjectReplacements/Object 337" xlink:type="simple" xlink:show="embed" xlink:actuate="onLoad"/><svg:desc>formula</svg:desc></draw:frame></text:span></text:span></text:p>
      <text:p text:style-name="P342"><text:span text:style-name="MathematicaFormatStandardForm"><text:span text:style-name="T1"><draw:frame draw:style-name="fr1" draw:name="Object337" text:anchor-type="as-char" svg:y="-0.2228in" svg:width="1.9091in" svg:height="0.3665in" draw:z-index="338"><draw:object xlink:href="./Object 339" xlink:type="simple" xlink:show="embed" xlink:actuate="onLoad"/><draw:image xlink:href="./ObjectReplacements/Object 339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8" text:anchor-type="as-char" svg:y="-0.2228in" svg:width="2.1661in" svg:height="0.3665in" draw:z-index="339"><draw:object xlink:href="./Object 340" xlink:type="simple" xlink:show="embed" xlink:actuate="onLoad"/><draw:image xlink:href="./ObjectReplacements/Object 340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9" text:anchor-type="as-char" svg:y="-0.2043in" svg:width="1.9417in" svg:height="0.348in" draw:z-index="340"><draw:object xlink:href="./Object 341" xlink:type="simple" xlink:show="embed" xlink:actuate="onLoad"/><draw:image xlink:href="./ObjectReplacements/Object 341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0" text:anchor-type="as-char" svg:y="-0.2228in" svg:width="2.139in" svg:height="0.3665in" draw:z-index="341"><draw:object xlink:href="./Object 342" xlink:type="simple" xlink:show="embed" xlink:actuate="onLoad"/><draw:image xlink:href="./ObjectReplacements/Object 342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1" text:anchor-type="as-char" svg:y="-0.2228in" svg:width="2.2398in" svg:height="0.5217in" draw:z-index="342"><draw:object xlink:href="./Object 343" xlink:type="simple" xlink:show="embed" xlink:actuate="onLoad"/><draw:image xlink:href="./ObjectReplacements/Object 343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2" text:anchor-type="as-char" svg:y="-0.3972in" svg:width="2.4457in" svg:height="0.6957in" draw:z-index="343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3" text:anchor-type="as-char" svg:y="-0.2228in" svg:width="2.1783in" svg:height="0.5217in" draw:z-index="344"><draw:object xlink:href="./Object 345" xlink:type="simple" xlink:show="embed" xlink:actuate="onLoad"/><draw:image xlink:href="./ObjectReplacements/Object 345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4" text:anchor-type="as-char" svg:y="-0.2228in" svg:width="2.0854in" svg:height="0.5217in" draw:z-index="345"><draw:object xlink:href="./Object 346" xlink:type="simple" xlink:show="embed" xlink:actuate="onLoad"/><draw:image xlink:href="./ObjectReplacements/Object 346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5" text:anchor-type="as-char" svg:y="-0.3972in" svg:width="2.1811in" svg:height="0.6957in" draw:z-index="346"><draw:object xlink:href="./Object 347" xlink:type="simple" xlink:show="embed" xlink:actuate="onLoad"/><draw:image xlink:href="./ObjectReplacements/Object 347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6" text:anchor-type="as-char" svg:y="-0.3972in" svg:width="2.1311in" svg:height="0.6957in" draw:z-index="347"><draw:object xlink:href="./Object 348" xlink:type="simple" xlink:show="embed" xlink:actuate="onLoad"/><draw:image xlink:href="./ObjectReplacements/Object 348" xlink:type="simple" xlink:show="embed" xlink:actuate="onLoad"/><svg:desc>formula</svg:desc></draw:frame></text:span></text:span></text:p>
      <text:p text:style-name="P171"/>
      <text:p text:style-name="P171"><text:span text:style-name="MathematicaFormatStandardForm"><text:span text:style-name="T1"><draw:frame draw:style-name="fr1" draw:name="Object347" text:anchor-type="as-char" svg:y="-0.2228in" svg:width="3.6in" svg:height="0.5217in" draw:z-index="348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6" text:anchor-type="as-char" svg:y="-0.3972in" svg:width="3.648in" svg:height="0.6957in" draw:z-index="337"><draw:object xlink:href="./Object 338" xlink:type="simple" xlink:show="embed" xlink:actuate="onLoad"/><draw:image xlink:href="./ObjectReplacements/Object 338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343"><text:span text:style-name="MathematicaFormatStandardForm"><text:span text:style-name="T1"><draw:frame draw:style-name="fr1" draw:name="Object348" text:anchor-type="as-char" svg:y="-0.2043in" svg:width="2.2244in" svg:height="0.348in" draw:z-index="349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/text:p>
      <text:p text:style-name="P346">Okay. <text:s/>Still thinking about the connection between generating function coefficients and the additive convolution stuff I’m exploring here. <text:s/>Current question – all this stuff works for my version of 1+x – but what about other stuff? <text:s/>So, for example,</text:p>
      <text:p text:style-name="P172"><text:span text:style-name="MathematicaFormatStandardForm"><text:span text:style-name="T1"/></text:span></text:p>
      <text:p text:style-name="P172"><text:span text:style-name="MathematicaFormatStandardForm"><text:span text:style-name="T1"><draw:frame draw:style-name="fr1" draw:name="Object349" text:anchor-type="as-char" svg:y="-0.2228in" svg:width="1.9091in" svg:height="0.3665in" draw:z-index="350"><draw:object xlink:href="./Object 351" xlink:type="simple" xlink:show="embed" xlink:actuate="onLoad"/><draw:image xlink:href="./ObjectReplacements/Object 351" xlink:type="simple" xlink:show="embed" xlink:actuate="onLoad"/><svg:desc>formula</svg:desc></draw:frame></text:span></text:span></text:p>
      <text:p text:style-name="P172"><text:span text:style-name="MathematicaFormatStandardForm"><text:span text:style-name="T1"/></text:span></text:p>
      <text:p text:style-name="P172"><text:span text:style-name="MathematicaFormatStandardForm"><text:span text:style-name="T35">Instead it is</text:span></text:span></text:p>
      <text:p text:style-name="P172"><text:span text:style-name="MathematicaFormatStandardForm"><text:span text:style-name="T35"/></text:span></text:p>
      <text:p text:style-name="P174"><text:span text:style-name="MathematicaFormatStandardForm"><text:span text:style-name="T1"><draw:frame draw:style-name="fr1" draw:name="Object367" text:anchor-type="as-char" svg:y="-0.2228in" svg:width="2.2126in" svg:height="0.3665in" draw:z-index="353"><draw:object xlink:href="./Object 369" xlink:type="simple" xlink:show="embed" xlink:actuate="onLoad"/><draw:image xlink:href="./ObjectReplacements/Object 369" xlink:type="simple" xlink:show="embed" xlink:actuate="onLoad"/><svg:desc>formula</svg:desc></draw:frame></text:span></text:span></text:p>
      <text:p text:style-name="P174"><text:span text:style-name="MathematicaFormatStandardForm"><text:span text:style-name="T1"/></text:span></text:p>
      <text:p text:style-name="P175"><text:span text:style-name="MathematicaFormatStandardForm"><text:span text:style-name="T36">and more generally</text:span></text:span></text:p>
      <text:p text:style-name="P175"><text:span text:style-name="MathematicaFormatStandardForm"><text:span text:style-name="T36"/></text:span></text:p>
      <text:p text:style-name="P175"><text:span text:style-name="MathematicaFormatStandardForm"><text:span text:style-name="T1"><draw:frame draw:style-name="fr1" draw:name="Object368" text:anchor-type="as-char" svg:y="-0.2228in" svg:width="2.1937in" svg:height="0.3665in" draw:z-index="354"><draw:object xlink:href="./Object 370" xlink:type="simple" xlink:show="embed" xlink:actuate="onLoad"/><draw:image xlink:href="./ObjectReplacements/Object 370" xlink:type="simple" xlink:show="embed" xlink:actuate="onLoad"/><svg:desc>formula</svg:desc></draw:frame></text:span></text:span></text:p>
      <text:p text:style-name="P175"><text:span text:style-name="MathematicaFormatStandardForm"><text:span text:style-name="T1"/></text:span></text:p>
      <text:p text:style-name="P176"><text:span text:style-name="MathematicaFormatStandardForm"><text:span text:style-name="T37">or</text:span></text:span></text:p>
      <text:p text:style-name="P176"><text:span text:style-name="MathematicaFormatStandardForm"><text:span text:style-name="T37"/></text:span></text:p>
      <text:p text:style-name="P176"><text:span text:style-name="MathematicaFormatStandardForm"><text:span text:style-name="T1"><draw:frame draw:style-name="fr1" draw:name="Object362" text:anchor-type="as-char" svg:y="-0.2228in" svg:width="2.5638in" svg:height="0.3665in" draw:z-index="355"><draw:object xlink:href="./Object 364" xlink:type="simple" xlink:show="embed" xlink:actuate="onLoad"/><draw:image xlink:href="./ObjectReplacements/Object 364" xlink:type="simple" xlink:show="embed" xlink:actuate="onLoad"/><svg:desc>formula</svg:desc></draw:frame></text:span></text:span></text:p>
      <text:p text:style-name="P172"><text:span text:style-name="MathematicaFormatStandardForm"><text:span text:style-name="T33"/></text:span></text:p>
      <text:p text:style-name="P172"><text:span text:style-name="MathematicaFormatStandardForm"><text:span text:style-name="T35">T</text:span></text:span><text:span text:style-name="MathematicaFormatStandardForm"><text:span text:style-name="T33">he generalization works like so. <text:s/>So we generalize the multi-set coefficient as</text:span></text:span></text:p>
      <text:p text:style-name="P172"><text:span text:style-name="MathematicaFormatStandardForm"><text:span text:style-name="T33"/></text:span></text:p>
      <text:p text:style-name="P172"><text:span text:style-name="MathematicaFormatStandardForm"><text:span text:style-name="T1"><draw:frame draw:style-name="fr1" draw:name="Object350" text:anchor-type="as-char" svg:y="-0.2083in" svg:width="2.2339in" svg:height="0.3571in" draw:z-index="351"><draw:object xlink:href="./Object 352" xlink:type="simple" xlink:show="embed" xlink:actuate="onLoad"/><draw:image xlink:href="./ObjectReplacements/Object 352" xlink:type="simple" xlink:show="embed" xlink:actuate="onLoad"/><svg:desc>formula</svg:desc></draw:frame></text:span></text:span></text:p>
      <text:p text:style-name="P172"><text:span text:style-name="MathematicaFormatStandardForm"><text:span text:style-name="T1"/></text:span></text:p>
      <text:p text:style-name="P177"><text:span text:style-name="MathematicaFormatStandardForm"><text:span text:style-name="T38">But we are using this</text:span></text:span></text:p>
      <text:p text:style-name="P172"><text:span text:style-name="MathematicaFormatStandardForm"><text:span text:style-name="T1"/></text:span></text:p>
      <text:p text:style-name="P177"><text:span text:style-name="MathematicaFormatStandardForm"><text:span text:style-name="T1"><draw:frame draw:style-name="fr1" draw:name="Object359" text:anchor-type="as-char" svg:y="-0.2083in" svg:width="4.6508in" svg:height="0.3571in" draw:z-index="356"><draw:object xlink:href="./Object 361" xlink:type="simple" xlink:show="embed" xlink:actuate="onLoad"/><draw:image xlink:href="./ObjectReplacements/Object 361" xlink:type="simple" xlink:show="embed" xlink:actuate="onLoad"/><svg:desc>formula</svg:desc></draw:frame></text:span></text:span></text:p>
      <text:p text:style-name="P172"><text:span text:style-name="MathematicaFormatStandardForm"><text:span text:style-name="T33"/></text:span></text:p>
      <text:p text:style-name="P173"><text:span text:style-name="MathematicaFormatStandardForm"><text:span text:style-name="T34">The new generalization is</text:span></text:span></text:p>
      <text:p text:style-name="P173"><text:span text:style-name="MathematicaFormatStandardForm"><text:span text:style-name="T34"/></text:span></text:p>
      <text:p text:style-name="P173"><text:span text:style-name="MathematicaFormatStandardForm"><text:span text:style-name="T1"><draw:frame draw:style-name="fr1" draw:name="Object354" text:anchor-type="as-char" svg:y="-0.2228in" svg:width="3.4835in" svg:height="0.3717in" draw:z-index="352"><draw:object xlink:href="./Object 356" xlink:type="simple" xlink:show="embed" xlink:actuate="onLoad"/><draw:image xlink:href="./ObjectReplacements/Object 356" xlink:type="simple" xlink:show="embed" xlink:actuate="onLoad"/><svg:desc>formula</svg:desc></draw:frame></text:span></text:span></text:p>
      <text:p text:style-name="P173"><text:span text:style-name="MathematicaFormatStandardForm"><text:span text:style-name="T1"/></text:span></text:p>
      <text:p text:style-name="P173"><text:span text:style-name="MathematicaFormatStandardForm"><text:span text:style-name="T1"><draw:frame draw:style-name="fr1" draw:name="Object351" text:anchor-type="as-char" svg:y="-0.2339in" svg:width="3.8839in" svg:height="0.3752in" draw:z-index="357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/text:p>
      <text:p text:style-name="P173"><text:span text:style-name="MathematicaFormatStandardForm"><text:span text:style-name="T1"/></text:span></text:p>
      <text:p text:style-name="P180"><text:span text:style-name="MathematicaFormatStandardForm"><text:span text:style-name="T40">(when d = 1 this reduces, of course, to</text:span></text:span></text:p>
      <text:p text:style-name="P180"><text:span text:style-name="MathematicaFormatStandardForm"><text:span text:style-name="T40"/></text:span></text:p>
      <text:p text:style-name="P180"><text:span text:style-name="MathematicaFormatStandardForm"><text:span text:style-name="T1"><draw:frame draw:style-name="fr1" draw:name="Object364" text:anchor-type="as-char" svg:y="-0.2339in" svg:width="1.5547in" svg:height="0.3752in" draw:z-index="363"><draw:object xlink:href="./Object 366" xlink:type="simple" xlink:show="embed" xlink:actuate="onLoad"/><draw:image xlink:href="./ObjectReplacements/Object 366" xlink:type="simple" xlink:show="embed" xlink:actuate="onLoad"/><svg:desc>formula</svg:desc></draw:frame></text:span></text:span></text:p>
      <text:p text:style-name="P180"><text:span text:style-name="MathematicaFormatStandardForm"><text:span text:style-name="T40"/></text:span></text:p>
      <text:p text:style-name="P180"><text:span text:style-name="MathematicaFormatStandardForm"><text:span text:style-name="T40">)</text:span></text:span></text:p>
      <text:p text:style-name="P173"><text:span text:style-name="MathematicaFormatStandardForm"><text:span text:style-name="T1"/></text:span></text:p>
      <text:p text:style-name="P179"><text:span text:style-name="MathematicaFormatStandardForm"><text:span text:style-name="T39">Here are noteworthy special cases:</text:span></text:span></text:p>
      <text:p text:style-name="P173"><text:span text:style-name="MathematicaFormatStandardForm"><text:span text:style-name="T1"/></text:span></text:p>
      <text:p text:style-name="P178"><text:soft-page-break/><text:span text:style-name="MathematicaFormatStandardForm"><text:span text:style-name="T1"><draw:frame draw:style-name="fr1" draw:name="Object352" text:anchor-type="as-char" svg:y="-0.2339in" svg:width="1.5484in" svg:height="0.3752in" draw:z-index="358"><draw:object xlink:href="./Object 354" xlink:type="simple" xlink:show="embed" xlink:actuate="onLoad"/><draw:image xlink:href="./ObjectReplacements/Object 354" xlink:type="simple" xlink:show="embed" xlink:actuate="onLoad"/><svg:desc>formula</svg:desc></draw:frame></text:span></text:span></text:p>
      <text:p text:style-name="P178"><text:span text:style-name="MathematicaFormatStandardForm"><text:span text:style-name="T1"/></text:span></text:p>
      <text:p text:style-name="P180"><text:span text:style-name="MathematicaFormatStandardForm"><text:span text:style-name="T40">(when d is 1, this reduces to n+1, as expected)</text:span></text:span></text:p>
      <text:p text:style-name="P178"><text:span text:style-name="MathematicaFormatStandardForm"><text:span text:style-name="T1"/></text:span></text:p>
      <text:p text:style-name="P179"><text:span text:style-name="MathematicaFormatStandardForm"><text:span text:style-name="T1"><draw:frame draw:style-name="fr1" draw:name="Object353" text:anchor-type="as-char" svg:y="-0.2339in" svg:width="1.4799in" svg:height="0.3752in" draw:z-index="359"><draw:object xlink:href="./Object 355" xlink:type="simple" xlink:show="embed" xlink:actuate="onLoad"/><draw:image xlink:href="./ObjectReplacements/Object 355" xlink:type="simple" xlink:show="embed" xlink:actuate="onLoad"/><svg:desc>formula</svg:desc></draw:frame></text:span></text:span></text:p>
      <text:p text:style-name="P179"><text:span text:style-name="MathematicaFormatStandardForm"><text:span text:style-name="T1"/></text:span></text:p>
      <text:p text:style-name="P179"><text:span text:style-name="MathematicaFormatStandardForm"><text:span text:style-name="T1"><draw:frame draw:style-name="fr1" draw:name="Object360" text:anchor-type="as-char" svg:y="-0.2339in" svg:width="1.622in" svg:height="0.3752in" draw:z-index="360"><draw:object xlink:href="./Object 362" xlink:type="simple" xlink:show="embed" xlink:actuate="onLoad"/><draw:image xlink:href="./ObjectReplacements/Object 362" xlink:type="simple" xlink:show="embed" xlink:actuate="onLoad"/><svg:desc>formula</svg:desc></draw:frame></text:span></text:span></text:p>
      <text:p text:style-name="P179"><text:span text:style-name="MathematicaFormatStandardForm"><text:span text:style-name="T1"/></text:span></text:p>
      <text:p text:style-name="P179"><text:span text:style-name="MathematicaFormatStandardForm"><text:span text:style-name="T1"><draw:frame draw:style-name="fr1" draw:name="Object361" text:anchor-type="as-char" svg:y="-0.2339in" svg:width="1.6181in" svg:height="0.3752in" draw:z-index="361"><draw:object xlink:href="./Object 363" xlink:type="simple" xlink:show="embed" xlink:actuate="onLoad"/><draw:image xlink:href="./ObjectReplacements/Object 363" xlink:type="simple" xlink:show="embed" xlink:actuate="onLoad"/><svg:desc>formula</svg:desc></draw:frame></text:span></text:span></text:p>
      <text:p text:style-name="P179"><text:span text:style-name="MathematicaFormatStandardForm"><text:span text:style-name="T1"/></text:span></text:p>
      <text:p text:style-name="P179"><text:span text:style-name="MathematicaFormatStandardForm"><text:span text:style-name="T1"><draw:frame draw:style-name="fr1" draw:name="Object363" text:anchor-type="as-char" svg:y="-0.2339in" svg:width="1.6244in" svg:height="0.3752in" draw:z-index="362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span></text:p>
      <text:p text:style-name="P179"><text:span text:style-name="MathematicaFormatStandardForm"><text:span text:style-name="T1"/></text:span></text:p>
      <text:p text:style-name="P180"><text:span text:style-name="MathematicaFormatStandardForm"><text:span text:style-name="T40">(when d is 1, these reduce to 0, as expected)</text:span></text:span></text:p>
      <text:p text:style-name="P180"><text:span text:style-name="MathematicaFormatStandardForm"><text:span text:style-name="T40"/></text:span></text:p>
      <text:p text:style-name="P181"><text:span text:style-name="MathematicaFormatStandardForm"><text:span text:style-name="T41">Because these are so much nicer, is there some way to invert z to use them?</text:span></text:span></text:p>
      <text:p text:style-name="P181"><text:span text:style-name="MathematicaFormatStandardForm"><text:span text:style-name="T41"/></text:span></text:p>
      <text:p text:style-name="P182"><text:span text:style-name="MathematicaFormatStandardForm"><text:span text:style-name="T42">What this is saying is that, given</text:span></text:span></text:p>
      <text:p text:style-name="P182"><text:span text:style-name="MathematicaFormatStandardForm"><text:span text:style-name="T42"/></text:span></text:p>
      <text:p text:style-name="P214"><text:span text:style-name="MathematicaFormatStandardForm"><text:span text:style-name="T1"><draw:frame draw:style-name="fr3" draw:name="Object365" text:anchor-type="as-char" svg:y="-0.2339in" svg:width="3.2256in" svg:height="0.3752in" draw:z-index="364"><draw:object xlink:href="./Object 367" xlink:type="simple" xlink:show="embed" xlink:actuate="onLoad"/><draw:image xlink:href="./ObjectReplacements/Object 367" xlink:type="simple" xlink:show="embed" xlink:actuate="onLoad"/><svg:desc>formula</svg:desc></draw:frame></text:span></text:span></text:p>
      <text:p text:style-name="P214"><text:span text:style-name="MathematicaFormatStandardForm"><text:span text:style-name="T78"/></text:span></text:p>
      <text:p text:style-name="P214"><text:span text:style-name="MathematicaFormatStandardForm"><text:span text:style-name="T42">special cases of d give</text:span></text:span></text:p>
      <text:p text:style-name="P214"><text:span text:style-name="MathematicaFormatStandardForm"><text:span text:style-name="T42"/></text:span></text:p>
      <text:p text:style-name="P214"><text:span text:style-name="MathematicaFormatStandardForm"><text:span text:style-name="T1"><draw:frame draw:style-name="fr3" draw:name="Object366" text:anchor-type="as-char" svg:y="-0.2339in" svg:width="3.9102in" svg:height="0.3752in" draw:z-index="365"><draw:object xlink:href="./Object 368" xlink:type="simple" xlink:show="embed" xlink:actuate="onLoad"/><draw:image xlink:href="./ObjectReplacements/Object 368" xlink:type="simple" xlink:show="embed" xlink:actuate="onLoad"/><svg:desc>formula</svg:desc></draw:frame></text:span></text:span></text:p>
      <text:p text:style-name="P214"><text:span text:style-name="MathematicaFormatStandardForm"><text:span text:style-name="T78"/></text:span></text:p>
      <text:p text:style-name="P214"><text:span text:style-name="MathematicaFormatStandardForm"><text:span text:style-name="T42">blah blah blah. <text:s/>START OVER</text:span></text:span></text:p>
      <text:p text:style-name="P347"><text:span text:style-name="MathematicaFormatStandardForm"><text:span text:style-name="T42">Here. <text:s/></text:span></text:span><text:span text:style-name="MathematicaFormatStandardForm"><text:span text:style-name="T64">Starting from here.</text:span></text:span></text:p>
      <text:p text:style-name="P214"><text:span text:style-name="MathematicaFormatStandardForm"><text:span text:style-name="T80"/></text:span></text:p>
      <text:p text:style-name="P214"><text:span text:style-name="MathematicaFormatStandardForm"><text:span text:style-name="T1"><draw:frame draw:style-name="fr3" draw:name="Object369" text:anchor-type="as-char" svg:y="-0.2339in" svg:width="1.5902in" svg:height="0.3752in" draw:z-index="366"><draw:object xlink:href="./Object 371" xlink:type="simple" xlink:show="embed" xlink:actuate="onLoad"/><draw:image xlink:href="./ObjectReplacements/Object 371" xlink:type="simple" xlink:show="embed" xlink:actuate="onLoad"/><svg:desc>formula</svg:desc></draw:frame></text:span></text:span></text:p>
      <text:p text:style-name="P214"><text:span text:style-name="MathematicaFormatStandardForm"><text:span text:style-name="T1"><draw:frame draw:style-name="fr3" draw:name="Object370" text:anchor-type="as-char" svg:y="-0.2339in" svg:width="1.8874in" svg:height="0.3752in" draw:z-index="367"><draw:object xlink:href="./Object 372" xlink:type="simple" xlink:show="embed" xlink:actuate="onLoad"/><draw:image xlink:href="./ObjectReplacements/Object 372" xlink:type="simple" xlink:show="embed" xlink:actuate="onLoad"/><svg:desc>formula</svg:desc></draw:frame></text:span></text:span></text:p>
      <text:p text:style-name="P214"><text:span text:style-name="MathematicaFormatStandardForm"><text:span text:style-name="T1"><draw:frame draw:style-name="fr3" draw:name="Object371" text:anchor-type="as-char" svg:y="-0.2339in" svg:width="2.2665in" svg:height="0.3752in" draw:z-index="368"><draw:object xlink:href="./Object 373" xlink:type="simple" xlink:show="embed" xlink:actuate="onLoad"/><draw:image xlink:href="./ObjectReplacements/Object 373" xlink:type="simple" xlink:show="embed" xlink:actuate="onLoad"/><svg:desc>formula</svg:desc></draw:frame></text:span></text:span></text:p>
      <text:p text:style-name="P214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72" text:anchor-type="as-char" svg:y="-0.2339in" svg:width="1.572in" svg:height="0.3752in" draw:z-index="372"><draw:object xlink:href="./Object 374" xlink:type="simple" xlink:show="embed" xlink:actuate="onLoad"/><draw:image xlink:href="./ObjectReplacements/Object 374" xlink:type="simple" xlink:show="embed" xlink:actuate="onLoad"/><svg:desc>formula</svg:desc></draw:frame></text:span></text:span></text:p>
      <text:p text:style-name="P214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73" text:anchor-type="as-char" svg:y="-0.2252in" svg:width="3.9429in" svg:height="0.3575in" draw:z-index="373"><draw:object xlink:href="./Object 375" xlink:type="simple" xlink:show="embed" xlink:actuate="onLoad"/><draw:image xlink:href="./ObjectReplacements/Object 375" xlink:type="simple" xlink:show="embed" xlink:actuate="onLoad"/><svg:desc>formula</svg:desc></draw:frame></text:span></text:span></text:p>
      <text:p text:style-name="P214"><text:span text:style-name="MathematicaFormatStandardForm"><text:span text:style-name="T68"/></text:span></text:p>
      <text:p text:style-name="P219"><text:span text:style-name="MathematicaFormatStandardForm"><text:span text:style-name="T43">rewrite as</text:span></text:span></text:p>
      <text:p text:style-name="P215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78" text:anchor-type="as-char" svg:y="-0.2339in" svg:width="1.228in" svg:height="0.3752in" draw:z-index="374"><draw:object xlink:href="./Object 380" xlink:type="simple" xlink:show="embed" xlink:actuate="onLoad"/><draw:image xlink:href="./ObjectReplacements/Object 380" xlink:type="simple" xlink:show="embed" xlink:actuate="onLoad"/><svg:desc>formula</svg:desc></draw:frame></text:span></text:span></text:p>
      <text:p text:style-name="P219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79" text:anchor-type="as-char" svg:y="-0.2339in" svg:width="1.5138in" svg:height="0.3752in" draw:z-index="375"><draw:object xlink:href="./Object 381" xlink:type="simple" xlink:show="embed" xlink:actuate="onLoad"/><draw:image xlink:href="./ObjectReplacements/Object 381" xlink:type="simple" xlink:show="embed" xlink:actuate="onLoad"/><svg:desc>formula</svg:desc></draw:frame></text:span></text:span></text:p>
      <text:p text:style-name="P219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77" text:anchor-type="as-char" svg:y="-0.2339in" svg:width="1.9016in" svg:height="0.3752in" draw:z-index="376"><draw:object xlink:href="./Object 379" xlink:type="simple" xlink:show="embed" xlink:actuate="onLoad"/><draw:image xlink:href="./ObjectReplacements/Object 379" xlink:type="simple" xlink:show="embed" xlink:actuate="onLoad"/><svg:desc>formula</svg:desc></draw:frame></text:span></text:span></text:p>
      <text:p text:style-name="P215"><text:span text:style-name="MathematicaFormatStandardForm"><text:span text:style-name="T68"/></text:span></text:p>
      <text:p text:style-name="P445"><text:span text:style-name="MathematicaFormatStandardForm"><text:span text:style-name="T1"><draw:frame draw:style-name="fr3" draw:name="Object381" text:anchor-type="as-char" svg:y="-0.2339in" svg:width="1.1555in" svg:height="0.3752in" draw:z-index="377"><draw:object xlink:href="./Object 383" xlink:type="simple" xlink:show="embed" xlink:actuate="onLoad"/><draw:image xlink:href="./ObjectReplacements/Object 38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3" draw:name="Object601" text:anchor-type="as-char" svg:y="-0.178in" svg:width="0.6799in" svg:height="0.278in" draw:z-index="604"><draw:object xlink:href="./Object 605" xlink:type="simple" xlink:show="embed" xlink:actuate="onLoad"/><draw:image xlink:href="./ObjectReplacements/Object 605" xlink:type="simple" xlink:show="embed" xlink:actuate="onLoad"/><svg:desc>formula</svg:desc></draw:frame></text:span></text:span></text:p>
      <text:p text:style-name="P219"><text:span text:style-name="MathematicaFormatStandardForm"><text:span text:style-name="T68"/></text:span></text:p>
      <text:p text:style-name="P219"><text:span text:style-name="MathematicaFormatStandardForm"><text:span text:style-name="T1"><draw:frame draw:style-name="fr3" draw:name="Object380" text:anchor-type="as-char" svg:y="-0.1827in" svg:width="3.9492in" svg:height="0.3154in" draw:z-index="378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span></text:p>
      <text:p text:style-name="P223"><text:span text:style-name="MathematicaFormatStandardForm"><text:span text:style-name="T44">(other one seems better, though)</text:span></text:span></text:p>
      <text:p text:style-name="P221"><text:span text:style-name="MathematicaFormatStandardForm"><text:span text:style-name="T81"/></text:span></text:p>
      <text:p text:style-name="P220"><text:span text:style-name="MathematicaFormatStandardForm"><text:span text:style-name="T1"><draw:frame draw:style-name="fr3" draw:name="Object382" text:anchor-type="as-char" svg:y="-0.1827in" svg:width="1.198in" svg:height="0.3154in" draw:z-index="379"><draw:object xlink:href="./Object 384" xlink:type="simple" xlink:show="embed" xlink:actuate="onLoad"/><draw:image xlink:href="./ObjectReplacements/Object 384" xlink:type="simple" xlink:show="embed" xlink:actuate="onLoad"/><svg:desc>formula</svg:desc></draw:frame></text:span></text:span></text:p>
      <text:p text:style-name="P224"><text:span text:style-name="MathematicaFormatStandardForm"><text:span text:style-name="T68"/></text:span></text:p>
      <text:p text:style-name="P224"><text:span text:style-name="MathematicaFormatStandardForm"><text:span text:style-name="T1"><draw:frame draw:style-name="fr3" draw:name="Object384" text:anchor-type="as-char" svg:y="-0.1437in" svg:width="1.1661in" svg:height="0.1945in" draw:z-index="381"><draw:object xlink:href="./Object 386" xlink:type="simple" xlink:show="embed" xlink:actuate="onLoad"/><draw:image xlink:href="./ObjectReplacements/Object 386" xlink:type="simple" xlink:show="embed" xlink:actuate="onLoad"/><svg:desc>formula</svg:desc></draw:frame></text:span></text:span></text:p>
      <text:p text:style-name="P215"><text:span text:style-name="MathematicaFormatStandardForm"><text:span text:style-name="T68"/></text:span></text:p>
      <text:p text:style-name="P215"><text:span text:style-name="MathematicaFormatStandardForm"><text:span text:style-name="T1">...</text:span></text:span></text:p>
      <text:p text:style-name="P215"><text:span text:style-name="MathematicaFormatStandardForm"><text:span text:style-name="T68"/></text:span></text:p>
      <text:p text:style-name="P216"><text:span text:style-name="MathematicaFormatStandardForm"><text:span text:style-name="T1"><draw:frame draw:style-name="fr3" draw:name="Object374" text:anchor-type="as-char" svg:y="-0.2339in" svg:width="2.2043in" svg:height="0.3752in" draw:z-index="369"><draw:object xlink:href="./Object 376" xlink:type="simple" xlink:show="embed" xlink:actuate="onLoad"/><draw:image xlink:href="./ObjectReplacements/Object 376" xlink:type="simple" xlink:show="embed" xlink:actuate="onLoad"/><svg:desc>formula</svg:desc></draw:frame></text:span></text:span></text:p>
      <text:p text:style-name="P216"><text:span text:style-name="MathematicaFormatStandardForm"><text:span text:style-name="T68"/></text:span></text:p>
      <text:p text:style-name="P446"><text:span text:style-name="MathematicaFormatStandardForm"><text:span text:style-name="T1"><draw:frame draw:style-name="fr3" draw:name="Object375" text:anchor-type="as-char" svg:y="-0.2339in" svg:width="1.7874in" svg:height="0.3752in" draw:z-index="370"><draw:object xlink:href="./Object 377" xlink:type="simple" xlink:show="embed" xlink:actuate="onLoad"/><draw:image xlink:href="./ObjectReplacements/Object 377" xlink:type="simple" xlink:show="embed" xlink:actuate="onLoad"/><svg:desc>formula</svg:desc></draw:frame></text:span></text:span><text:span text:style-name="MathematicaFormatStandardForm"><text:span text:style-name="T1"><draw:frame draw:style-name="fr3" draw:name="Object603" text:anchor-type="as-char" svg:y="-0.1783in" svg:width="1.3992in" svg:height="0.2917in" draw:z-index="606"><draw:object xlink:href="./Object 607" xlink:type="simple" xlink:show="embed" xlink:actuate="onLoad"/><draw:image xlink:href="./ObjectReplacements/Object 607" xlink:type="simple" xlink:show="embed" xlink:actuate="onLoad"/><svg:desc>formula</svg:desc></draw:frame></text:span></text:span></text:p>
      <text:p text:style-name="P217"><text:span text:style-name="MathematicaFormatStandardForm"><text:span text:style-name="T68"/></text:span></text:p>
      <text:p text:style-name="P445"><text:span text:style-name="MathematicaFormatStandardForm"><text:span text:style-name="T1"><draw:frame draw:style-name="fr3" draw:name="Object545" text:anchor-type="as-char" svg:y="-0.2339in" svg:width="1.3535in" svg:height="0.3752in" draw:z-index="393"><draw:object xlink:href="./Object 549" xlink:type="simple" xlink:show="embed" xlink:actuate="onLoad"/><draw:image xlink:href="./ObjectReplacements/Object 549" xlink:type="simple" xlink:show="embed" xlink:actuate="onLoad"/><svg:desc>formula</svg:desc></draw:frame></text:span></text:span><text:span text:style-name="MathematicaFormatStandardForm"><text:span text:style-name="T1"><draw:frame draw:style-name="fr3" draw:name="Object602" text:anchor-type="as-char" svg:y="-0.1783in" svg:width="0.6772in" svg:height="0.2783in" draw:z-index="605"><draw:object xlink:href="./Object 606" xlink:type="simple" xlink:show="embed" xlink:actuate="onLoad"/><draw:image xlink:href="./ObjectReplacements/Object 606" xlink:type="simple" xlink:show="embed" xlink:actuate="onLoad"/><svg:desc>formula</svg:desc></draw:frame></text:span></text:span></text:p>
      <text:p text:style-name="P217"><text:span text:style-name="MathematicaFormatStandardForm"><text:span text:style-name="T68"/></text:span></text:p>
      <text:p text:style-name="P218"><text:span text:style-name="MathematicaFormatStandardForm"><text:span text:style-name="T1"><draw:frame draw:style-name="fr3" draw:name="Object376" text:anchor-type="as-char" svg:y="-0.2228in" svg:width="2.7862in" svg:height="0.3563in" draw:z-index="371"><draw:object xlink:href="./Object 378" xlink:type="simple" xlink:show="embed" xlink:actuate="onLoad"/><draw:image xlink:href="./ObjectReplacements/Object 378" xlink:type="simple" xlink:show="embed" xlink:actuate="onLoad"/><svg:desc>formula</svg:desc></draw:frame></text:span></text:span></text:p>
      <text:p text:style-name="P218"><text:span text:style-name="MathematicaFormatStandardForm"><text:span text:style-name="T68"/></text:span></text:p>
      <text:p text:style-name="P222"><text:span text:style-name="MathematicaFormatStandardForm"><text:span text:style-name="T1"><draw:frame draw:style-name="fr3" draw:name="Object383" text:anchor-type="as-char" svg:y="-0.1827in" svg:width="1.3591in" svg:height="0.3154in" draw:z-index="380"><draw:object xlink:href="./Object 385" xlink:type="simple" xlink:show="embed" xlink:actuate="onLoad"/><draw:image xlink:href="./ObjectReplacements/Object 385" xlink:type="simple" xlink:show="embed" xlink:actuate="onLoad"/><svg:desc>formula</svg:desc></draw:frame></text:span></text:span></text:p>
      <text:p text:style-name="P222"><text:soft-page-break/><text:span text:style-name="MathematicaFormatStandardForm"><text:span text:style-name="T68"/></text:span></text:p>
      <text:p text:style-name="P224"><text:span text:style-name="MathematicaFormatStandardForm"><text:span text:style-name="T1"><draw:frame draw:style-name="fr3" draw:name="Object385" text:anchor-type="as-char" svg:y="-0.1437in" svg:width="1.6717in" svg:height="0.1945in" draw:z-index="382"><draw:object xlink:href="./Object 387" xlink:type="simple" xlink:show="embed" xlink:actuate="onLoad"/><draw:image xlink:href="./ObjectReplacements/Object 387" xlink:type="simple" xlink:show="embed" xlink:actuate="onLoad"/><svg:desc>formula</svg:desc></draw:frame></text:span></text:span></text:p>
      <text:p text:style-name="P348"><text:span text:style-name="MathematicaFormatStandardForm"><text:span text:style-name="T1"><draw:frame draw:style-name="fr3" draw:name="Object355" text:anchor-type="as-char" svg:y="-0.2043in" svg:width="1.3465in" svg:height="0.3283in" draw:z-index="383"><draw:object xlink:href="./Object 357" xlink:type="simple" xlink:show="embed" xlink:actuate="onLoad"/><draw:image xlink:href="./ObjectReplacements/Object 357" xlink:type="simple" xlink:show="embed" xlink:actuate="onLoad"/><svg:desc>formula</svg:desc></draw:frame></text:span></text:span></text:p>
      <text:p text:style-name="P225"><text:span text:style-name="MathematicaFormatStandardForm"><text:span text:style-name="T78"/></text:span></text:p>
      <text:p text:style-name="P446"><text:span text:style-name="MathematicaFormatStandardForm"><text:span text:style-name="T1"><draw:frame draw:style-name="fr3" draw:name="Object356" text:anchor-type="as-char" svg:y="-0.2339in" svg:width="1.3417in" svg:height="0.3752in" draw:z-index="384"><draw:object xlink:href="./Object 358" xlink:type="simple" xlink:show="embed" xlink:actuate="onLoad"/><draw:image xlink:href="./ObjectReplacements/Object 358" xlink:type="simple" xlink:show="embed" xlink:actuate="onLoad"/><svg:desc>formula</svg:desc></draw:frame></text:span></text:span><text:span text:style-name="MathematicaFormatStandardForm"><text:span text:style-name="T1"><draw:frame draw:style-name="fr3" draw:name="Object604" text:anchor-type="as-char" svg:y="-0.1626in" svg:width="0.8043in" svg:height="0.2626in" draw:z-index="607"><draw:object xlink:href="./Object 608" xlink:type="simple" xlink:show="embed" xlink:actuate="onLoad"/><draw:image xlink:href="./ObjectReplacements/Object 608" xlink:type="simple" xlink:show="embed" xlink:actuate="onLoad"/><svg:desc>formula</svg:desc></draw:frame></text:span></text:span></text:p>
      <text:p text:style-name="P225"><text:span text:style-name="MathematicaFormatStandardForm"><text:span text:style-name="T68"/></text:span></text:p>
      <text:p text:style-name="P226"><text:span text:style-name="MathematicaFormatStandardForm"><text:span text:style-name="T1"><draw:frame draw:style-name="fr3" draw:name="Object357" text:anchor-type="as-char" svg:y="-0.2043in" svg:width="2.4807in" svg:height="0.3283in" draw:z-index="385"><draw:object xlink:href="./Object 359" xlink:type="simple" xlink:show="embed" xlink:actuate="onLoad"/><draw:image xlink:href="./ObjectReplacements/Object 359" xlink:type="simple" xlink:show="embed" xlink:actuate="onLoad"/><svg:desc>formula</svg:desc></draw:frame></text:span></text:span></text:p>
      <text:p text:style-name="P226"><text:span text:style-name="MathematicaFormatStandardForm"><text:span text:style-name="T68"/></text:span></text:p>
      <text:p text:style-name="P226"><text:span text:style-name="MathematicaFormatStandardForm"><text:span text:style-name="T45">(here</text:span></text:span><text:span text:style-name="MathematicaFormatStandardForm"><text:span text:style-name="T1"><draw:frame draw:style-name="fr3" draw:name="Object358" text:anchor-type="as-char" svg:y="-0.1244in" svg:width="0.7709in" svg:height="0.1591in" draw:z-index="386"><draw:object xlink:href="./Object 360" xlink:type="simple" xlink:show="embed" xlink:actuate="onLoad"/><draw:image xlink:href="./ObjectReplacements/Object 360" xlink:type="simple" xlink:show="embed" xlink:actuate="onLoad"/><svg:desc>formula</svg:desc></draw:frame></text:span></text:span><text:span text:style-name="MathematicaFormatStandardForm"><text:span text:style-name="T45">is the lerch transcendent)</text:span></text:span></text:p>
      <text:p text:style-name="P226"><text:span text:style-name="MathematicaFormatStandardForm"><text:span text:style-name="T82"/></text:span></text:p>
      <text:p text:style-name="P227"><text:span text:style-name="MathematicaFormatStandardForm"><text:span text:style-name="T46">and of course, if <text:s/>-1 &lt; </text:span></text:span><text:span text:style-name="MathematicaFormatStandardForm"><text:span text:style-name="T65">t</text:span></text:span><text:span text:style-name="MathematicaFormatStandardForm"><text:span text:style-name="T46"> &lt; 1</text:span></text:span></text:p>
      <text:p text:style-name="P227"><text:span text:style-name="MathematicaFormatStandardForm"><text:span text:style-name="T83"/></text:span></text:p>
      <text:p text:style-name="P227"><text:span text:style-name="MathematicaFormatStandardForm"><text:span text:style-name="T1"><draw:frame draw:style-name="fr2" draw:name="Object386" text:anchor-type="as-char" svg:y="-0.2437in" svg:width="1.1819in" svg:height="0.3898in" draw:z-index="387"><draw:object xlink:href="./Object 388" xlink:type="simple" xlink:show="embed" xlink:actuate="onLoad"/><draw:image xlink:href="./ObjectReplacements/Object 388" xlink:type="simple" xlink:show="embed" xlink:actuate="onLoad"/><svg:desc>formula</svg:desc></draw:frame></text:span></text:span></text:p>
      <text:p text:style-name="P227"><text:span text:style-name="MathematicaFormatStandardForm"><text:span text:style-name="T68"/></text:span></text:p>
      <text:p text:style-name="P227"><text:span text:style-name="MathematicaFormatStandardForm"><text:span text:style-name="T1"><draw:frame draw:style-name="fr2" draw:name="Object387" text:anchor-type="as-char" svg:y="-0.2437in" svg:width="1.4307in" svg:height="0.3898in" draw:z-index="388"><draw:object xlink:href="./Object 389" xlink:type="simple" xlink:show="embed" xlink:actuate="onLoad"/><draw:image xlink:href="./ObjectReplacements/Object 389" xlink:type="simple" xlink:show="embed" xlink:actuate="onLoad"/><svg:desc>formula</svg:desc></draw:frame></text:span></text:span></text:p>
      <text:p text:style-name="P227"><text:span text:style-name="MathematicaFormatStandardForm"><text:span text:style-name="T68"/></text:span></text:p>
      <text:p text:style-name="P268"><text:span text:style-name="MathematicaFormatStandardForm"><text:span text:style-name="T1"><draw:frame draw:style-name="fr2" draw:name="Object417" text:anchor-type="as-char" svg:y="-0.2437in" svg:width="1.7374in" svg:height="0.4083in" draw:z-index="397"><draw:object xlink:href="./Object 419" xlink:type="simple" xlink:show="embed" xlink:actuate="onLoad"/><draw:image xlink:href="./ObjectReplacements/Object 419" xlink:type="simple" xlink:show="embed" xlink:actuate="onLoad"/><svg:desc>formula</svg:desc></draw:frame></text:span></text:span></text:p>
      <text:p text:style-name="P227"><text:span text:style-name="MathematicaFormatStandardForm"><text:span text:style-name="T68"/></text:span></text:p>
      <text:p text:style-name="P227"><text:span text:style-name="MathematicaFormatStandardForm"><text:span text:style-name="T1"><draw:frame draw:style-name="fr2" draw:name="Object388" text:anchor-type="as-char" svg:y="-0.2252in" svg:width="1.7453in" svg:height="0.3701in" draw:z-index="389"><draw:object xlink:href="./Object 390" xlink:type="simple" xlink:show="embed" xlink:actuate="onLoad"/><draw:image xlink:href="./ObjectReplacements/Object 390" xlink:type="simple" xlink:show="embed" xlink:actuate="onLoad"/><svg:desc>formula</svg:desc></draw:frame></text:span></text:span></text:p>
      <text:p text:style-name="P227"><text:span text:style-name="MathematicaFormatStandardForm"><text:span text:style-name="T1"/></text:span></text:p>
      <text:p text:style-name="P268"><text:span text:style-name="MathematicaFormatStandardForm"><text:span text:style-name="T1"><draw:frame draw:style-name="fr2" draw:name="Object416" text:anchor-type="as-char" svg:y="-0.2252in" svg:width="2.0528in" svg:height="0.3898in" draw:z-index="405"><draw:object xlink:href="./Object 418" xlink:type="simple" xlink:show="embed" xlink:actuate="onLoad"/><draw:image xlink:href="./ObjectReplacements/Object 418" xlink:type="simple" xlink:show="embed" xlink:actuate="onLoad"/><svg:desc>formula</svg:desc></draw:frame></text:span></text:span></text:p>
      <text:p text:style-name="P227"><text:span text:style-name="MathematicaFormatStandardForm"><text:span text:style-name="T68"/></text:span></text:p>
      <text:p text:style-name="P228"><text:span text:style-name="MathematicaFormatStandardForm"><text:span text:style-name="T1"><draw:frame draw:style-name="fr3" draw:name="Object389" text:anchor-type="as-char" svg:y="-0.2339in" svg:width="3.5181in" svg:height="0.378in" draw:z-index="390"><draw:object xlink:href="./Object 391" xlink:type="simple" xlink:show="embed" xlink:actuate="onLoad"/><draw:image xlink:href="./ObjectReplacements/Object 391" xlink:type="simple" xlink:show="embed" xlink:actuate="onLoad"/><svg:desc>formula</svg:desc></draw:frame></text:span></text:span></text:p>
      <text:p text:style-name="P228"><text:span text:style-name="MathematicaFormatStandardForm"><text:span text:style-name="T84"/></text:span></text:p>
      <text:p text:style-name="P446"><text:span text:style-name="MathematicaFormatStandardForm"><text:span text:style-name="T1"><draw:frame draw:style-name="fr3" draw:name="Object390" text:anchor-type="as-char" svg:y="-0.2228in" svg:width="1.9244in" svg:height="0.3638in" draw:z-index="391"><draw:object xlink:href="./Object 392" xlink:type="simple" xlink:show="embed" xlink:actuate="onLoad"/><draw:image xlink:href="./ObjectReplacements/Object 392" xlink:type="simple" xlink:show="embed" xlink:actuate="onLoad"/><svg:desc>formula</svg:desc></draw:frame></text:span></text:span><text:span text:style-name="MathematicaFormatStandardForm"><text:span text:style-name="T1"><draw:frame draw:style-name="fr3" draw:name="Object605" text:anchor-type="as-char" svg:y="-0.1783in" svg:width="1.5835in" svg:height="0.2917in" draw:z-index="608"><draw:object xlink:href="./Object 609" xlink:type="simple" xlink:show="embed" xlink:actuate="onLoad"/><draw:image xlink:href="./ObjectReplacements/Object 609" xlink:type="simple" xlink:show="embed" xlink:actuate="onLoad"/><svg:desc>formula</svg:desc></draw:frame></text:span></text:span></text:p>
      <text:p text:style-name="P228"><text:span text:style-name="MathematicaFormatStandardForm"><text:span text:style-name="T68"/></text:span></text:p>
      <text:p text:style-name="P229"><text:span text:style-name="MathematicaFormatStandardForm"><text:span text:style-name="T47">HMMMMMM….</text:span></text:span></text:p>
      <text:p text:style-name="P229"><text:span text:style-name="MathematicaFormatStandardForm"><text:span text:style-name="T85"/></text:span></text:p>
      <text:p text:style-name="P229"><text:span text:style-name="MathematicaFormatStandardForm"><text:span text:style-name="T47">Suppose that</text:span></text:span></text:p>
      <text:p text:style-name="P229"><text:span text:style-name="MathematicaFormatStandardForm"><text:span text:style-name="T85"/></text:span></text:p>
      <text:p text:style-name="P229"><text:span text:style-name="MathematicaFormatStandardForm"><text:span text:style-name="T1"><draw:frame draw:style-name="fr3" draw:name="Object392" text:anchor-type="as-char" svg:y="-0.2339in" svg:width="3.2008in" svg:height="0.3874in" draw:z-index="409"><draw:object xlink:href="./Object 394" xlink:type="simple" xlink:show="embed" xlink:actuate="onLoad"/><draw:image xlink:href="./ObjectReplacements/Object 394" xlink:type="simple" xlink:show="embed" xlink:actuate="onLoad"/><svg:desc>formula</svg:desc></draw:frame></text:span></text:span></text:p>
      <text:p text:style-name="P229"><text:span text:style-name="MathematicaFormatStandardForm"><text:span text:style-name="T85"/></text:span></text:p>
      <text:p text:style-name="P229"><text:span text:style-name="MathematicaFormatStandardForm"><text:span text:style-name="T47">and so</text:span></text:span></text:p>
      <text:p text:style-name="P229"><text:span text:style-name="MathematicaFormatStandardForm"><text:span text:style-name="T85"/></text:span></text:p>
      <text:p text:style-name="P229"><text:span text:style-name="MathematicaFormatStandardForm"><text:span text:style-name="T1"><draw:frame draw:style-name="fr3" draw:name="Object391" text:anchor-type="as-char" svg:y="-0.2339in" svg:width="2.7752in" svg:height="0.3874in" draw:z-index="392"><draw:object xlink:href="./Object 393" xlink:type="simple" xlink:show="embed" xlink:actuate="onLoad"/><draw:image xlink:href="./ObjectReplacements/Object 393" xlink:type="simple" xlink:show="embed" xlink:actuate="onLoad"/><svg:desc>formula</svg:desc></draw:frame></text:span></text:span></text:p>
      <text:p text:style-name="P229"><text:span text:style-name="MathematicaFormatStandardForm"><text:span text:style-name="T68"/></text:span></text:p>
      <text:p text:style-name="P229"><text:span text:style-name="MathematicaFormatStandardForm"><text:span text:style-name="T47">(which is a straightforward generalization of the normal case when </text:span></text:span><text:span text:style-name="MathematicaFormatStandardForm"><text:span text:style-name="T65">t</text:span></text:span><text:span text:style-name="MathematicaFormatStandardForm"><text:span text:style-name="T47">=1). <text:s/></text:span></text:span><text:span text:style-name="MathematicaFormatStandardForm"><text:span text:style-name="T48">If so, then</text:span></text:span></text:p>
      <text:p text:style-name="P229"><text:span text:style-name="MathematicaFormatStandardForm"><text:span text:style-name="T86"/></text:span></text:p>
      <text:p text:style-name="P230"><text:span text:style-name="MathematicaFormatStandardForm"><text:span text:style-name="T1"><draw:frame draw:style-name="fr2" draw:name="Object393" text:anchor-type="as-char" svg:y="-0.1835in" svg:width="1.6366in" svg:height="0.3283in" draw:z-index="394"><draw:object xlink:href="./Object 395" xlink:type="simple" xlink:show="embed" xlink:actuate="onLoad"/><draw:image xlink:href="./ObjectReplacements/Object 395" xlink:type="simple" xlink:show="embed" xlink:actuate="onLoad"/><svg:desc>formula</svg:desc></draw:frame></text:span></text:span></text:p>
      <text:p text:style-name="P230"><text:span text:style-name="MathematicaFormatStandardForm"><text:span text:style-name="T1"/></text:span></text:p>
      <text:p text:style-name="P270"><text:span text:style-name="MathematicaFormatStandardForm"><text:span text:style-name="T66">and</text:span></text:span></text:p>
      <text:p text:style-name="P230"><text:span text:style-name="MathematicaFormatStandardForm"><text:span text:style-name="T1"/></text:span></text:p>
      <text:p text:style-name="P233"><text:soft-page-break/><text:span text:style-name="MathematicaFormatStandardForm"><text:span text:style-name="T1"><draw:frame draw:style-name="fr3" draw:name="Object396" text:anchor-type="as-char" svg:y="-0.1626in" svg:width="1.7547in" svg:height="0.2866in" draw:z-index="413"><draw:object xlink:href="./Object 398" xlink:type="simple" xlink:show="embed" xlink:actuate="onLoad"/><draw:image xlink:href="./ObjectReplacements/Object 398" xlink:type="simple" xlink:show="embed" xlink:actuate="onLoad"/><svg:desc>formula</svg:desc></draw:frame></text:span></text:span></text:p>
      <text:p text:style-name="P230"><text:span text:style-name="MathematicaFormatStandardForm"><text:span text:style-name="T68"/></text:span></text:p>
      <text:p text:style-name="P230"><text:span text:style-name="MathematicaFormatStandardForm"><text:span text:style-name="T48">Is that right?</text:span></text:span></text:p>
      <text:p text:style-name="P230"><text:span text:style-name="MathematicaFormatStandardForm"><text:span text:style-name="T86"/></text:span></text:p>
      <text:p text:style-name="P231"><text:span text:style-name="MathematicaFormatStandardForm"><text:span text:style-name="T49">If so, what is</text:span></text:span><text:span text:style-name="MathematicaFormatStandardForm"><text:span text:style-name="T1"><draw:frame draw:style-name="fr3" draw:name="Object394" text:anchor-type="as-char" svg:y="-0.1555in" svg:width="0.789in" svg:height="0.1902in" draw:z-index="395"><draw:object xlink:href="./Object 396" xlink:type="simple" xlink:show="embed" xlink:actuate="onLoad"/><draw:image xlink:href="./ObjectReplacements/Object 396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231"><text:span text:style-name="MathematicaFormatStandardForm"><text:span text:style-name="T68"/></text:span></text:p>
      <text:p text:style-name="P232"><text:span text:style-name="MathematicaFormatStandardForm"><text:span text:style-name="T50">Hmm hmm hmm.</text:span></text:span></text:p>
      <text:p text:style-name="P232"><text:span text:style-name="MathematicaFormatStandardForm"><text:span text:style-name="T87"/></text:span></text:p>
      <text:p text:style-name="P232"><text:span text:style-name="MathematicaFormatStandardForm"><text:span text:style-name="T50">Example:</text:span></text:span></text:p>
      <text:p text:style-name="P232"><text:span text:style-name="MathematicaFormatStandardForm"><text:span text:style-name="T87"/></text:span></text:p>
      <text:p text:style-name="P232"><text:span text:style-name="MathematicaFormatStandardForm"><text:span text:style-name="T1"><draw:frame draw:style-name="fr3" draw:name="Object395" text:anchor-type="as-char" svg:y="-0.1555in" svg:width="2.9846in" svg:height="0.1902in" draw:z-index="396"><draw:object xlink:href="./Object 397" xlink:type="simple" xlink:show="embed" xlink:actuate="onLoad"/><draw:image xlink:href="./ObjectReplacements/Object 397" xlink:type="simple" xlink:show="embed" xlink:actuate="onLoad"/><svg:desc>formula</svg:desc></draw:frame></text:span></text:span></text:p>
      <text:p text:style-name="P232"><text:span text:style-name="MathematicaFormatStandardForm"><text:span text:style-name="T68"/></text:span></text:p>
      <text:p text:style-name="P232"><text:span text:style-name="MathematicaFormatStandardForm"><text:span text:style-name="T50">Coefficients all add up to 100.</text:span></text:span></text:p>
      <text:p text:style-name="P232"><text:span text:style-name="MathematicaFormatStandardForm"><text:span text:style-name="T87"/></text:span></text:p>
      <text:p text:style-name="P234"><text:span text:style-name="MathematicaFormatStandardForm"><text:span text:style-name="T51">Actually, it appears that for</text:span></text:span></text:p>
      <text:p text:style-name="P234"><text:span text:style-name="MathematicaFormatStandardForm"><text:span text:style-name="T88"/></text:span></text:p>
      <text:p text:style-name="P234"><text:span text:style-name="MathematicaFormatStandardForm"><text:span text:style-name="T1"><draw:frame draw:style-name="fr3" draw:name="Object397" text:anchor-type="as-char" svg:y="-0.1555in" svg:width="0.8319in" svg:height="0.1902in" draw:z-index="398"><draw:object xlink:href="./Object 399" xlink:type="simple" xlink:show="embed" xlink:actuate="onLoad"/><draw:image xlink:href="./ObjectReplacements/Object 399" xlink:type="simple" xlink:show="embed" xlink:actuate="onLoad"/><svg:desc>formula</svg:desc></draw:frame></text:span></text:span></text:p>
      <text:p text:style-name="P234"><text:span text:style-name="MathematicaFormatStandardForm"><text:span text:style-name="T88"/></text:span></text:p>
      <text:p text:style-name="P234"><text:span text:style-name="MathematicaFormatStandardForm"><text:span text:style-name="T51">the coefficients in </text:span></text:span><text:span text:style-name="MathematicaFormatStandardForm"><text:span text:style-name="T170">t</text:span></text:span><text:span text:style-name="MathematicaFormatStandardForm"><text:span text:style-name="T51"> add up to</text:span></text:span></text:p>
      <text:p text:style-name="P234"><text:span text:style-name="MathematicaFormatStandardForm"><text:span text:style-name="T88"/></text:span></text:p>
      <text:p text:style-name="P234"><text:span text:style-name="MathematicaFormatStandardForm"><text:span text:style-name="T1"><draw:frame draw:style-name="fr3" draw:name="Object398" text:anchor-type="as-char" svg:y="-0.1555in" svg:width="0.6701in" svg:height="0.1902in" draw:z-index="399"><draw:object xlink:href="./Object 400" xlink:type="simple" xlink:show="embed" xlink:actuate="onLoad"/><draw:image xlink:href="./ObjectReplacements/Object 400" xlink:type="simple" xlink:show="embed" xlink:actuate="onLoad"/><svg:desc>formula</svg:desc></draw:frame></text:span></text:span></text:p>
      <text:p text:style-name="P234"><text:span text:style-name="MathematicaFormatStandardForm"><text:span text:style-name="T68"/></text:span></text:p>
      <text:p text:style-name="P235"><text:span text:style-name="MathematicaFormatStandardForm"><text:span text:style-name="T51">as they must, I guess.</text:span></text:span></text:p>
      <text:p text:style-name="P235"><text:span text:style-name="MathematicaFormatStandardForm"><text:span text:style-name="T68"/></text:span></text:p>
      <text:p text:style-name="P236"><text:span text:style-name="MathematicaFormatStandardForm"><text:span text:style-name="T52">This should be the convolution equivalent of the euler product</text:span></text:span></text:p>
      <text:p text:style-name="P236"><text:span text:style-name="MathematicaFormatStandardForm"><text:span text:style-name="T89"/></text:span></text:p>
      <text:p text:style-name="P236"><text:span text:style-name="MathematicaFormatStandardForm"><text:span text:style-name="T1"><draw:frame draw:style-name="fr3" draw:name="Object399" text:anchor-type="as-char" svg:y="-0.2043in" svg:width="0.7854in" svg:height="0.348in" draw:z-index="400"><draw:object xlink:href="./Object 401" xlink:type="simple" xlink:show="embed" xlink:actuate="onLoad"/><draw:image xlink:href="./ObjectReplacements/Object 401" xlink:type="simple" xlink:show="embed" xlink:actuate="onLoad"/><svg:desc>formula</svg:desc></draw:frame></text:span></text:span></text:p>
      <text:p text:style-name="P236"><text:span text:style-name="MathematicaFormatStandardForm"><text:span text:style-name="T68"/></text:span></text:p>
      <text:p text:style-name="P237"><text:span text:style-name="MathematicaFormatStandardForm"><text:span text:style-name="T53">with s=0… </text:span></text:span><text:span text:style-name="MathematicaFormatStandardForm"><text:span text:style-name="T54">right?</text:span></text:span></text:p>
      <text:p text:style-name="P237"><text:span text:style-name="MathematicaFormatStandardForm"><text:span text:style-name="T90"/></text:span></text:p>
      <text:p text:style-name="P263"><text:span text:style-name="MathematicaFormatStandardForm"><text:span text:style-name="T55">But that just upsets and confuses mathematica.</text:span></text:span></text:p>
      <text:p text:style-name="P263"><text:span text:style-name="MathematicaFormatStandardForm"><text:span text:style-name="T91"/></text:span></text:p>
      <text:p text:style-name="P263"><text:span text:style-name="MathematicaFormatStandardForm"><text:span text:style-name="T55">….</text:span></text:span></text:p>
      <text:p text:style-name="P263"><text:span text:style-name="MathematicaFormatStandardForm"><text:span text:style-name="T91"/></text:span></text:p>
      <text:p text:style-name="P263"><text:span text:style-name="MathematicaFormatStandardForm"><text:span text:style-name="T1"><draw:frame draw:style-name="fr3" draw:name="Object401" text:anchor-type="as-char" svg:y="-0.1827in" svg:width="1.3591in" svg:height="0.3154in" draw:z-index="430"><draw:object xlink:href="./Object 403" xlink:type="simple" xlink:show="embed" xlink:actuate="onLoad"/><draw:image xlink:href="./ObjectReplacements/Object 403" xlink:type="simple" xlink:show="embed" xlink:actuate="onLoad"/><svg:desc>formula</svg:desc></draw:frame></text:span></text:span></text:p>
      <text:p text:style-name="P238"><text:span text:style-name="MathematicaFormatStandardForm"><text:span text:style-name="T68"/></text:span></text:p>
      <text:p text:style-name="P238"><text:span text:style-name="MathematicaFormatStandardForm"><text:span text:style-name="T1"><draw:frame draw:style-name="fr3" draw:name="Object400" text:anchor-type="as-char" svg:y="-0.1437in" svg:width="1.6717in" svg:height="0.1945in" draw:z-index="401"><draw:object xlink:href="./Object 402" xlink:type="simple" xlink:show="embed" xlink:actuate="onLoad"/><draw:image xlink:href="./ObjectReplacements/Object 402" xlink:type="simple" xlink:show="embed" xlink:actuate="onLoad"/><svg:desc>formula</svg:desc></draw:frame></text:span></text:span></text:p>
      <text:p text:style-name="P238"><text:span text:style-name="MathematicaFormatStandardForm"><text:span text:style-name="T68"/></text:span></text:p>
      <text:p text:style-name="P238"><text:span text:style-name="MathematicaFormatStandardForm"><text:span text:style-name="T1"><draw:frame draw:style-name="fr3" draw:name="Object402" text:anchor-type="as-char" svg:y="-0.1437in" svg:width="1.5898in" svg:height="0.1945in" draw:z-index="402"><draw:object xlink:href="./Object 404" xlink:type="simple" xlink:show="embed" xlink:actuate="onLoad"/><draw:image xlink:href="./ObjectReplacements/Object 404" xlink:type="simple" xlink:show="embed" xlink:actuate="onLoad"/><svg:desc>formula</svg:desc></draw:frame></text:span></text:span></text:p>
      <text:p text:style-name="P238"><text:span text:style-name="MathematicaFormatStandardForm"><text:span text:style-name="T68"/></text:span></text:p>
      <text:p text:style-name="P238"><text:span text:style-name="MathematicaFormatStandardForm"><text:span text:style-name="T1"><draw:frame draw:style-name="fr3" draw:name="Object403" text:anchor-type="as-char" svg:y="-0.1244in" svg:width="0.8075in" svg:height="0.1752in" draw:z-index="403"><draw:object xlink:href="./Object 405" xlink:type="simple" xlink:show="embed" xlink:actuate="onLoad"/><draw:image xlink:href="./ObjectReplacements/Object 405" xlink:type="simple" xlink:show="embed" xlink:actuate="onLoad"/><svg:desc>formula</svg:desc></draw:frame></text:span></text:span></text:p>
      <text:p text:style-name="P238"><text:span text:style-name="MathematicaFormatStandardForm"><text:span text:style-name="T68"/></text:span></text:p>
      <text:p text:style-name="P238"><text:span text:style-name="MathematicaFormatStandardForm"><text:span text:style-name="T1">…</text:span></text:span></text:p>
      <text:p text:style-name="P239"><text:span text:style-name="MathematicaFormatStandardForm"><text:span text:style-name="T68"/></text:span></text:p>
      <text:p text:style-name="P239"><text:span text:style-name="MathematicaFormatStandardForm"><text:span text:style-name="T1"><draw:frame draw:style-name="fr3" draw:name="Object405" text:anchor-type="as-char" svg:y="-0.2043in" svg:width="1.3465in" svg:height="0.3283in" draw:z-index="444"><draw:object xlink:href="./Object 407" xlink:type="simple" xlink:show="embed" xlink:actuate="onLoad"/><draw:image xlink:href="./ObjectReplacements/Object 407" xlink:type="simple" xlink:show="embed" xlink:actuate="onLoad"/><svg:desc>formula</svg:desc></draw:frame></text:span></text:span></text:p>
      <text:p text:style-name="P239"><text:span text:style-name="MathematicaFormatStandardForm"><text:span text:style-name="T78"/></text:span></text:p>
      <text:p text:style-name="P447"><text:span text:style-name="MathematicaFormatStandardForm"><text:span text:style-name="T1"><draw:frame draw:style-name="fr3" draw:name="Object404" text:anchor-type="as-char" svg:y="-0.2339in" svg:width="1.3417in" svg:height="0.3752in" draw:z-index="404"><draw:object xlink:href="./Object 406" xlink:type="simple" xlink:show="embed" xlink:actuate="onLoad"/><draw:image xlink:href="./ObjectReplacements/Object 406" xlink:type="simple" xlink:show="embed" xlink:actuate="onLoad"/><svg:desc>formula</svg:desc></draw:frame></text:span></text:span><text:span text:style-name="MathematicaFormatStandardForm"><text:span text:style-name="T1"><draw:frame draw:style-name="fr3" draw:name="Object606" text:anchor-type="as-char" svg:y="-0.1626in" svg:width="0.8043in" svg:height="0.2626in" draw:z-index="609"><draw:object xlink:href="./Object 610" xlink:type="simple" xlink:show="embed" xlink:actuate="onLoad"/><draw:image xlink:href="./ObjectReplacements/Object 610" xlink:type="simple" xlink:show="embed" xlink:actuate="onLoad"/><svg:desc>formula</svg:desc></draw:frame></text:span></text:span></text:p>
      <text:p text:style-name="P239"><text:span text:style-name="MathematicaFormatStandardForm"><text:span text:style-name="T68"/></text:span></text:p>
      <text:p text:style-name="P239"><text:span text:style-name="MathematicaFormatStandardForm"><text:span text:style-name="T1"><draw:frame draw:style-name="fr3" draw:name="Object406" text:anchor-type="as-char" svg:y="-0.2339in" svg:width="1.0374in" svg:height="0.3752in" draw:z-index="406"><draw:object xlink:href="./Object 408" xlink:type="simple" xlink:show="embed" xlink:actuate="onLoad"/><draw:image xlink:href="./ObjectReplacements/Object 408" xlink:type="simple" xlink:show="embed" xlink:actuate="onLoad"/><svg:desc>formula</svg:desc></draw:frame></text:span></text:span></text:p>
      <text:p text:style-name="P239"><text:span text:style-name="MathematicaFormatStandardForm"><text:span text:style-name="T68"/></text:span></text:p>
      <text:p text:style-name="P447"><text:soft-page-break/><text:span text:style-name="MathematicaFormatStandardForm"><text:span text:style-name="T1"><draw:frame draw:style-name="fr3" draw:name="Object407" text:anchor-type="as-char" svg:y="-0.2339in" svg:width="1.6752in" svg:height="0.3752in" draw:z-index="407"><draw:object xlink:href="./Object 409" xlink:type="simple" xlink:show="embed" xlink:actuate="onLoad"/><draw:image xlink:href="./ObjectReplacements/Object 409" xlink:type="simple" xlink:show="embed" xlink:actuate="onLoad"/><svg:desc>formula</svg:desc></draw:frame></text:span></text:span><text:span text:style-name="MathematicaFormatStandardForm"><text:span text:style-name="T1"><draw:frame draw:style-name="fr3" draw:name="Object607" text:anchor-type="as-char" svg:y="-0.1626in" svg:width="1.389in" svg:height="0.2665in" draw:z-index="610"><draw:object xlink:href="./Object 611" xlink:type="simple" xlink:show="embed" xlink:actuate="onLoad"/><draw:image xlink:href="./ObjectReplacements/Object 611" xlink:type="simple" xlink:show="embed" xlink:actuate="onLoad"/><svg:desc>formula</svg:desc></draw:frame></text:span></text:span></text:p>
      <text:p text:style-name="P449"><text:span text:style-name="MathematicaFormatStandardForm"><text:span text:style-name="T1"><draw:frame draw:style-name="fr3" draw:name="Object609" text:anchor-type="as-char" svg:y="-0.3382in" svg:width="1.8071in" svg:height="0.4783in" draw:z-index="612"><draw:object xlink:href="./Object 613" xlink:type="simple" xlink:show="embed" xlink:actuate="onLoad"/><draw:image xlink:href="./ObjectReplacements/Object 613" xlink:type="simple" xlink:show="embed" xlink:actuate="onLoad"/><svg:desc>formula</svg:desc></draw:frame></text:span></text:span></text:p>
      <text:p text:style-name="P240"><text:span text:style-name="MathematicaFormatStandardForm"><text:span text:style-name="T56">so</text:span></text:span></text:p>
      <text:p text:style-name="P447"><text:span text:style-name="MathematicaFormatStandardForm"><text:span text:style-name="T1"><draw:frame draw:style-name="fr3" draw:name="Object408" text:anchor-type="as-char" svg:y="-0.2043in" svg:width="2.5201in" svg:height="0.3283in" draw:z-index="445"><draw:object xlink:href="./Object 410" xlink:type="simple" xlink:show="embed" xlink:actuate="onLoad"/><draw:image xlink:href="./ObjectReplacements/Object 410" xlink:type="simple" xlink:show="embed" xlink:actuate="onLoad"/><svg:desc>formula</svg:desc></draw:frame></text:span></text:span><text:span text:style-name="MathematicaFormatStandardForm"><text:span text:style-name="T1"><draw:frame draw:style-name="fr3" draw:name="Object608" text:anchor-type="as-char" svg:y="-0.1626in" svg:width="1.3311in" svg:height="0.2862in" draw:z-index="611"><draw:object xlink:href="./Object 612" xlink:type="simple" xlink:show="embed" xlink:actuate="onLoad"/><draw:image xlink:href="./ObjectReplacements/Object 612" xlink:type="simple" xlink:show="embed" xlink:actuate="onLoad"/><svg:desc>formula</svg:desc></draw:frame></text:span></text:span></text:p>
      <text:p text:style-name="P447"><text:span text:style-name="MathematicaFormatStandardForm"><text:span text:style-name="T94"/></text:span></text:p>
      <text:p text:style-name="P263"><text:span text:style-name="MathematicaFormatStandardForm"><text:span text:style-name="T1">...</text:span></text:span></text:p>
      <text:p text:style-name="P241"><text:span text:style-name="MathematicaFormatStandardForm"><text:span text:style-name="T68"/></text:span></text:p>
      <text:p text:style-name="P242"><text:span text:style-name="MathematicaFormatStandardForm"><text:span text:style-name="T57">So, to generalize, if</text:span></text:span></text:p>
      <text:p text:style-name="P242"><text:span text:style-name="MathematicaFormatStandardForm"><text:span text:style-name="T92"/></text:span></text:p>
      <text:p text:style-name="P242"><text:span text:style-name="MathematicaFormatStandardForm"><text:span text:style-name="T1"><draw:frame draw:style-name="fr2" draw:name="Object449" text:anchor-type="as-char" svg:y="-0.2252in" svg:width="1.2646in" svg:height="0.389in" draw:z-index="455"><draw:object xlink:href="./Object 451" xlink:type="simple" xlink:show="embed" xlink:actuate="onLoad"/><draw:image xlink:href="./ObjectReplacements/Object 451" xlink:type="simple" xlink:show="embed" xlink:actuate="onLoad"/><svg:desc>formula</svg:desc></draw:frame></text:span></text:span></text:p>
      <text:p text:style-name="P242"><text:span text:style-name="MathematicaFormatStandardForm"><text:span text:style-name="T68"/></text:span></text:p>
      <text:p text:style-name="P242"><text:span text:style-name="MathematicaFormatStandardForm"><text:span text:style-name="T57">then</text:span></text:span></text:p>
      <text:p text:style-name="P242"><text:span text:style-name="MathematicaFormatStandardForm"><text:span text:style-name="T68"/></text:span></text:p>
      <text:p text:style-name="P242"><text:span text:style-name="MathematicaFormatStandardForm"><text:span text:style-name="T1"><draw:frame draw:style-name="fr2" draw:name="Object448" text:anchor-type="as-char" svg:y="-0.2547in" svg:width="1.322in" svg:height="0.4307in" draw:z-index="408"><draw:object xlink:href="./Object 450" xlink:type="simple" xlink:show="embed" xlink:actuate="onLoad"/><draw:image xlink:href="./ObjectReplacements/Object 450" xlink:type="simple" xlink:show="embed" xlink:actuate="onLoad"/><svg:desc>formula</svg:desc></draw:frame></text:span></text:span></text:p>
      <text:p text:style-name="P242"><text:span text:style-name="MathematicaFormatStandardForm"><text:span text:style-name="T68"/></text:span></text:p>
      <text:p text:style-name="P243"><text:span text:style-name="MathematicaFormatStandardForm"><text:span text:style-name="T58">which is to say,</text:span></text:span></text:p>
      <text:p text:style-name="P243"><text:span text:style-name="MathematicaFormatStandardForm"><text:span text:style-name="T93"/></text:span></text:p>
      <text:p text:style-name="P449"><text:span text:style-name="MathematicaFormatStandardForm"><text:span text:style-name="T1"><draw:frame draw:style-name="fr2" draw:name="Object450" text:anchor-type="as-char" svg:y="-0.2547in" svg:width="2.2382in" svg:height="0.4165in" draw:z-index="410"><draw:object xlink:href="./Object 452" xlink:type="simple" xlink:show="embed" xlink:actuate="onLoad"/><draw:image xlink:href="./ObjectReplacements/Object 452" xlink:type="simple" xlink:show="embed" xlink:actuate="onLoad"/><svg:desc>formula</svg:desc></draw:frame></text:span></text:span><text:span text:style-name="MathematicaFormatStandardForm"><text:span text:style-name="T1"><draw:frame draw:style-name="fr3" draw:name="Object610" text:anchor-type="as-char" svg:y="-0.1626in" svg:width="1.6299in" svg:height="0.2862in" draw:z-index="613"><draw:object xlink:href="./Object 614" xlink:type="simple" xlink:show="embed" xlink:actuate="onLoad"/><draw:image xlink:href="./ObjectReplacements/Object 614" xlink:type="simple" xlink:show="embed" xlink:actuate="onLoad"/><svg:desc>formula</svg:desc></draw:frame></text:span></text:span></text:p>
      <text:p text:style-name="P243"><text:span text:style-name="MathematicaFormatStandardForm"><text:span text:style-name="T68"/></text:span></text:p>
      <text:p text:style-name="P244"><text:span text:style-name="MathematicaFormatStandardForm"><text:span text:style-name="T59">and</text:span></text:span></text:p>
      <text:p text:style-name="P244"><text:span text:style-name="MathematicaFormatStandardForm"><text:span text:style-name="T79"/></text:span></text:p>
      <text:p text:style-name="P449"><text:span text:style-name="MathematicaFormatStandardForm"><text:span text:style-name="T1"><draw:frame draw:style-name="fr2" draw:name="Object451" text:anchor-type="as-char" svg:y="-0.2571in" svg:width="1.8134in" svg:height="0.4161in" draw:z-index="411"><draw:object xlink:href="./Object 453" xlink:type="simple" xlink:show="embed" xlink:actuate="onLoad"/><draw:image xlink:href="./ObjectReplacements/Object 453" xlink:type="simple" xlink:show="embed" xlink:actuate="onLoad"/><svg:desc>formula</svg:desc></draw:frame></text:span></text:span><text:span text:style-name="MathematicaFormatStandardForm"><text:span text:style-name="T1"><draw:frame draw:style-name="fr3" draw:name="Object611" text:anchor-type="as-char" svg:y="-0.1783in" svg:width="1.661in" svg:height="0.2953in" draw:z-index="614"><draw:object xlink:href="./Object 615" xlink:type="simple" xlink:show="embed" xlink:actuate="onLoad"/><draw:image xlink:href="./ObjectReplacements/Object 615" xlink:type="simple" xlink:show="embed" xlink:actuate="onLoad"/><svg:desc>formula</svg:desc></draw:frame></text:span></text:span></text:p>
      <text:p text:style-name="P244"><text:span text:style-name="MathematicaFormatStandardForm"><text:span text:style-name="T68"/></text:span></text:p>
      <text:p text:style-name="P245"><text:span text:style-name="MathematicaFormatStandardForm"><text:span text:style-name="T60">at[n_, t_] := 1/n Sum[ MoebiusMu[n/d] t^d, {d, Divisors[n]}]</text:span></text:span></text:p>
      <text:p text:style-name="P244"><text:span text:style-name="MathematicaFormatStandardForm"><text:span text:style-name="T68"/></text:span></text:p>
      <text:p text:style-name="P246"><text:span text:style-name="MathematicaFormatStandardForm"><text:span text:style-name="T60">(compare to </text:span></text:span><text:span text:style-name="MathematicaFormatStandardForm"><text:span text:style-name="T60"><draw:frame draw:style-name="fr1" draw:name="Object1092" text:anchor-type="as-char" svg:y="-0.2083in" svg:width="1.8744in" svg:height="0.3492in" draw:z-index="456"><draw:object xlink:href="./Object 455" xlink:type="simple" xlink:show="embed" xlink:actuate="onLoad"/><draw:image xlink:href="./ObjectReplacements/Object 455" xlink:type="simple" xlink:show="embed" xlink:actuate="onLoad"/><svg:desc>formula</svg:desc></draw:frame></text:span></text:span><text:span text:style-name="MathematicaFormatStandardForm"><text:span text:style-name="T60"> </text:span></text:span><text:span text:style-name="MathematicaFormatStandardForm"><text:span text:style-name="T61">and</text:span></text:span><text:span text:style-name="MathematicaFormatStandardForm"><text:span text:style-name="T175"><draw:frame draw:style-name="fr1" draw:name="Object1085" text:anchor-type="as-char" svg:y="-0.2228in" svg:width="1.3752in" svg:height="0.3618in" draw:z-index="412"><draw:object xlink:href="./Object 454" xlink:type="simple" xlink:show="embed" xlink:actuate="onLoad"/><draw:image xlink:href="./ObjectReplacements/Object 454" xlink:type="simple" xlink:show="embed" xlink:actuate="onLoad"/><svg:desc>formula</svg:desc></draw:frame></text:span></text:span><text:span text:style-name="MathematicaFormatStandardForm"><text:span text:style-name="T175"> </text:span></text:span><text:span text:style-name="MathematicaFormatStandardForm"><text:span text:style-name="T173">and </text:span></text:span><text:span text:style-name="MathematicaFormatStandardForm"><text:span text:style-name="T175"><draw:frame draw:style-name="fr1" draw:name="Object452" text:anchor-type="as-char" svg:y="-0.2402in" svg:width="1.2075in" svg:height="0.3791in" draw:z-index="414"><draw:object xlink:href="./Object 456" xlink:type="simple" xlink:show="embed" xlink:actuate="onLoad"/><draw:image xlink:href="./ObjectReplacements/Object 456" xlink:type="simple" xlink:show="embed" xlink:actuate="onLoad"/><svg:desc>formula</svg:desc></draw:frame></text:span></text:span><text:span text:style-name="MathematicaFormatStandardForm"><text:span text:style-name="T172">)</text:span></text:span></text:p>
      <text:p text:style-name="P246"><text:span text:style-name="MathematicaFormatStandardForm"><text:span text:style-name="T104"/></text:span></text:p>
      <text:p text:style-name="P247"><text:span text:style-name="MathematicaFormatStandardForm"><text:span text:style-name="T174">so, in theory,</text:span></text:span></text:p>
      <text:p text:style-name="P247"><text:span text:style-name="MathematicaFormatStandardForm"><text:span text:style-name="T105"/></text:span></text:p>
      <text:p text:style-name="P247"><text:span text:style-name="MathematicaFormatStandardForm"><text:span text:style-name="T175"><draw:frame draw:style-name="fr1" draw:name="Object453" text:anchor-type="as-char" svg:y="-0.2043in" svg:width="1.6035in" svg:height="0.348in" draw:z-index="415"><draw:object xlink:href="./Object 457" xlink:type="simple" xlink:show="embed" xlink:actuate="onLoad"/><draw:image xlink:href="./ObjectReplacements/Object 457" xlink:type="simple" xlink:show="embed" xlink:actuate="onLoad"/><svg:desc>formula</svg:desc></draw:frame></text:span></text:span></text:p>
      <text:p text:style-name="P247"><text:span text:style-name="MathematicaFormatStandardForm"><text:span text:style-name="T105"/></text:span></text:p>
      <text:p text:style-name="P247"><text:span text:style-name="MathematicaFormatStandardForm"><text:span text:style-name="T174">right? <text:s/></text:span></text:span><text:span text:style-name="MathematicaFormatStandardForm"><text:span text:style-name="T176">Yep!!!</text:span></text:span></text:p>
      <text:p text:style-name="P247"><text:span text:style-name="MathematicaFormatStandardForm"><text:span text:style-name="T122"/></text:span></text:p>
      <text:p text:style-name="P248">…</text:p>
      <text:p text:style-name="P248"/>
      <text:p text:style-name="P450"><text:span text:style-name="MathematicaFormatStandardForm"><text:span text:style-name="T1"><draw:frame draw:style-name="fr1" draw:name="Object456" text:anchor-type="as-char" svg:y="-0.2362in" svg:width="1.5575in" svg:height="0.3744in" draw:z-index="416"><draw:object xlink:href="./Object 460" xlink:type="simple" xlink:show="embed" xlink:actuate="onLoad"/><draw:image xlink:href="./ObjectReplacements/Object 460" xlink:type="simple" xlink:show="embed" xlink:actuate="onLoad"/><svg:desc>formula</svg:desc></draw:frame></text:span></text:span><text:span text:style-name="MathematicaFormatStandardForm"><text:span text:style-name="T1"><draw:frame draw:style-name="fr3" draw:name="Object612" text:anchor-type="as-char" svg:y="-0.1783in" svg:width="1.4937in" svg:height="0.2953in" draw:z-index="615"><draw:object xlink:href="./Object 616" xlink:type="simple" xlink:show="embed" xlink:actuate="onLoad"/><draw:image xlink:href="./ObjectReplacements/Object 616" xlink:type="simple" xlink:show="embed" xlink:actuate="onLoad"/><svg:desc>formula</svg:desc></draw:frame></text:span></text:span></text:p>
      <text:p text:style-name="P249"><text:span text:style-name="MathematicaFormatStandardForm"><text:span text:style-name="T68"/></text:span></text:p>
      <text:p text:style-name="P250"><text:span text:style-name="MathematicaFormatStandardForm"><text:span text:style-name="T1">…</text:span></text:span></text:p>
      <text:p text:style-name="P250"><text:span text:style-name="MathematicaFormatStandardForm"><text:span text:style-name="T68"/></text:span></text:p>
      <text:p text:style-name="P450"><text:span text:style-name="MathematicaFormatStandardForm"><text:span text:style-name="T1"><draw:frame draw:style-name="fr1" draw:name="Object457" text:anchor-type="as-char" svg:y="-0.2547in" svg:width="1.2807in" svg:height="0.389in" draw:z-index="417"><draw:object xlink:href="./Object 461" xlink:type="simple" xlink:show="embed" xlink:actuate="onLoad"/><draw:image xlink:href="./ObjectReplacements/Object 461" xlink:type="simple" xlink:show="embed" xlink:actuate="onLoad"/><svg:desc>formula</svg:desc></draw:frame></text:span></text:span><text:span text:style-name="MathematicaFormatStandardForm"><text:span text:style-name="T1"><draw:frame draw:style-name="fr3" draw:name="Object613" text:anchor-type="as-char" svg:y="-0.1626in" svg:width="1.9283in" svg:height="0.2783in" draw:z-index="616"><draw:object xlink:href="./Object 617" xlink:type="simple" xlink:show="embed" xlink:actuate="onLoad"/><draw:image xlink:href="./ObjectReplacements/Object 617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oft-page-break/><text:span text:style-name="MathematicaFormatStandardForm"><text:span text:style-name="T1"><draw:frame draw:style-name="fr1" draw:name="Object458" text:anchor-type="as-char" svg:y="-0.3382in" svg:width="1.3193in" svg:height="0.4783in" draw:z-index="418"><draw:object xlink:href="./Object 462" xlink:type="simple" xlink:show="embed" xlink:actuate="onLoad"/><draw:image xlink:href="./ObjectReplacements/Object 462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pan text:style-name="MathematicaFormatStandardForm"><text:span text:style-name="T1"><draw:frame draw:style-name="fr1" draw:name="Object459" text:anchor-type="as-char" svg:y="-0.2339in" svg:width="1.2118in" svg:height="0.3752in" draw:z-index="419"><draw:object xlink:href="./Object 463" xlink:type="simple" xlink:show="embed" xlink:actuate="onLoad"/><draw:image xlink:href="./ObjectReplacements/Object 463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pan text:style-name="MathematicaFormatStandardForm"><text:span text:style-name="T1"><draw:frame draw:style-name="fr1" draw:name="Object460" text:anchor-type="as-char" svg:y="-0.2252in" svg:width="1.2228in" svg:height="0.3472in" draw:z-index="420"><draw:object xlink:href="./Object 464" xlink:type="simple" xlink:show="embed" xlink:actuate="onLoad"/><draw:image xlink:href="./ObjectReplacements/Object 464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pan text:style-name="MathematicaFormatStandardForm"><text:span text:style-name="T1"><draw:frame draw:style-name="fr1" draw:name="Object461" text:anchor-type="as-char" svg:y="-0.228in" svg:width="1.1898in" svg:height="0.3689in" draw:z-index="421"><draw:object xlink:href="./Object 465" xlink:type="simple" xlink:show="embed" xlink:actuate="onLoad"/><draw:image xlink:href="./ObjectReplacements/Object 465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pan text:style-name="MathematicaFormatStandardForm"><text:span text:style-name="T1"><draw:frame draw:style-name="fr1" draw:name="Object462" text:anchor-type="as-char" svg:y="-0.2339in" svg:width="1.611in" svg:height="0.3752in" draw:z-index="422"><draw:object xlink:href="./Object 466" xlink:type="simple" xlink:show="embed" xlink:actuate="onLoad"/><draw:image xlink:href="./ObjectReplacements/Object 466" xlink:type="simple" xlink:show="embed" xlink:actuate="onLoad"/><svg:desc>formula</svg:desc></draw:frame></text:span></text:span></text:p>
      <text:p text:style-name="P251"><text:span text:style-name="MathematicaFormatStandardForm"><text:span text:style-name="T68"/></text:span></text:p>
      <text:p text:style-name="P251"><text:span text:style-name="MathematicaFormatStandardForm"><text:span text:style-name="T175"/></text:span></text:p>
      <text:p text:style-name="P352"><text:span text:style-name="MathematicaFormatStandardForm"><text:span text:style-name="T175"><draw:frame draw:style-name="fr1" draw:name="Object463" text:anchor-type="as-char" svg:y="-0.2043in" svg:width="1.6035in" svg:height="0.348in" draw:z-index="423"><draw:object xlink:href="./Object 467" xlink:type="simple" xlink:show="embed" xlink:actuate="onLoad"/><draw:image xlink:href="./ObjectReplacements/Object 467" xlink:type="simple" xlink:show="embed" xlink:actuate="onLoad"/><svg:desc>formula</svg:desc></draw:frame></text:span></text:span></text:p>
      <text:p text:style-name="P252"><text:span text:style-name="MathematicaFormatStandardForm"><text:span text:style-name="T107"/></text:span></text:p>
      <text:p text:style-name="P252"><text:span text:style-name="MathematicaFormatStandardForm"><text:span text:style-name="T175"><draw:frame draw:style-name="fr1" draw:name="Object465" text:anchor-type="as-char" svg:y="-0.2043in" svg:width="2.898in" svg:height="0.348in" draw:z-index="424"><draw:object xlink:href="./Object 468" xlink:type="simple" xlink:show="embed" xlink:actuate="onLoad"/><draw:image xlink:href="./ObjectReplacements/Object 468" xlink:type="simple" xlink:show="embed" xlink:actuate="onLoad"/><svg:desc>formula</svg:desc></draw:frame></text:span></text:span></text:p>
      <text:p text:style-name="P252"><text:span text:style-name="MathematicaFormatStandardForm"><text:span text:style-name="T107"/></text:span></text:p>
      <text:p text:style-name="P252"><text:span text:style-name="MathematicaFormatStandardForm"><text:span text:style-name="T177">To understand this better…</text:span></text:span></text:p>
      <text:p text:style-name="P252"><text:span text:style-name="MathematicaFormatStandardForm"><text:span text:style-name="T111"/></text:span></text:p>
      <text:p text:style-name="P252"><text:span text:style-name="MathematicaFormatStandardForm"><text:span text:style-name="T175"><draw:frame draw:style-name="fr1" draw:name="Object466" text:anchor-type="as-char" svg:y="-0.2043in" svg:width="2.4799in" svg:height="0.348in" draw:z-index="425"><draw:object xlink:href="./Object 469" xlink:type="simple" xlink:show="embed" xlink:actuate="onLoad"/><draw:image xlink:href="./ObjectReplacements/Object 469" xlink:type="simple" xlink:show="embed" xlink:actuate="onLoad"/><svg:desc>formula</svg:desc></draw:frame></text:span></text:span></text:p>
      <text:p text:style-name="P252"><text:span text:style-name="MathematicaFormatStandardForm"><text:span text:style-name="T107"/></text:span></text:p>
      <text:p text:style-name="P253"><text:span text:style-name="MathematicaFormatStandardForm"><text:span text:style-name="T178">and so at the limit it is</text:span></text:span></text:p>
      <text:p text:style-name="P253"><text:span text:style-name="MathematicaFormatStandardForm"><text:span text:style-name="T112"/></text:span></text:p>
      <text:p text:style-name="P253"><text:span text:style-name="MathematicaFormatStandardForm"><text:span text:style-name="T175"><draw:frame draw:style-name="fr1" draw:name="Object467" text:anchor-type="as-char" svg:y="-0.2043in" svg:width="3.8118in" svg:height="0.348in" draw:z-index="426"><draw:object xlink:href="./Object 470" xlink:type="simple" xlink:show="embed" xlink:actuate="onLoad"/><draw:image xlink:href="./ObjectReplacements/Object 470" xlink:type="simple" xlink:show="embed" xlink:actuate="onLoad"/><svg:desc>formula</svg:desc></draw:frame></text:span></text:span></text:p>
      <text:p text:style-name="P253"><text:span text:style-name="MathematicaFormatStandardForm"><text:span text:style-name="T107"/></text:span></text:p>
      <text:p text:style-name="P254"><text:span text:style-name="MathematicaFormatStandardForm"><text:span text:style-name="T179">Meanwhile,</text:span></text:span></text:p>
      <text:p text:style-name="P254"><text:span text:style-name="MathematicaFormatStandardForm"><text:span text:style-name="T113"/></text:span></text:p>
      <text:p text:style-name="P254"><text:span text:style-name="MathematicaFormatStandardForm"><text:span text:style-name="T175"><draw:frame draw:style-name="fr1" draw:name="Object468" text:anchor-type="as-char" svg:y="-0.1626in" svg:width="3.3307in" svg:height="0.3035in" draw:z-index="427"><draw:object xlink:href="./Object 471" xlink:type="simple" xlink:show="embed" xlink:actuate="onLoad"/><draw:image xlink:href="./ObjectReplacements/Object 471" xlink:type="simple" xlink:show="embed" xlink:actuate="onLoad"/><svg:desc>formula</svg:desc></draw:frame></text:span></text:span></text:p>
      <text:p text:style-name="P254"><text:span text:style-name="MathematicaFormatStandardForm"><text:span text:style-name="T107"/></text:span></text:p>
      <text:p text:style-name="P254"><text:span text:style-name="MathematicaFormatStandardForm"><text:span text:style-name="T179">Now, because</text:span></text:span><text:span text:style-name="MathematicaFormatStandardForm"><text:span text:style-name="T171"><draw:frame draw:style-name="fr1" draw:name="Object469" text:anchor-type="as-char" svg:y="-0.1244in" svg:width="0.5799in" svg:height="0.1752in" draw:z-index="428"><draw:object xlink:href="./Object 472" xlink:type="simple" xlink:show="embed" xlink:actuate="onLoad"/><draw:image xlink:href="./ObjectReplacements/Object 472" xlink:type="simple" xlink:show="embed" xlink:actuate="onLoad"/><svg:desc>formula</svg:desc></draw:frame></text:span></text:span><text:span text:style-name="MathematicaFormatStandardForm"><text:span text:style-name="T179">and</text:span></text:span><text:span text:style-name="MathematicaFormatStandardForm"><text:span text:style-name="T179"><draw:frame draw:style-name="fr1" draw:name="Object471" text:anchor-type="as-char" svg:y="-0.2083in" svg:width="1.2075in" svg:height="0.3335in" draw:z-index="457"><draw:object xlink:href="./Object 474" xlink:type="simple" xlink:show="embed" xlink:actuate="onLoad"/><draw:image xlink:href="./ObjectReplacements/Object 474" xlink:type="simple" xlink:show="embed" xlink:actuate="onLoad"/><svg:desc>formula</svg:desc></draw:frame></text:span></text:span></text:p>
      <text:p text:style-name="P254"><text:span text:style-name="MathematicaFormatStandardForm"><text:span text:style-name="T103"/></text:span></text:p>
      <text:p text:style-name="P254"><text:span text:style-name="MathematicaFormatStandardForm"><text:span text:style-name="T175"><draw:frame draw:style-name="fr1" draw:name="Object470" text:anchor-type="as-char" svg:y="-0.2083in" svg:width="4.1835in" svg:height="0.352in" draw:z-index="429"><draw:object xlink:href="./Object 473" xlink:type="simple" xlink:show="embed" xlink:actuate="onLoad"/><draw:image xlink:href="./ObjectReplacements/Object 473" xlink:type="simple" xlink:show="embed" xlink:actuate="onLoad"/><svg:desc>formula</svg:desc></draw:frame></text:span></text:span></text:p>
      <text:p text:style-name="P254"><text:span text:style-name="MathematicaFormatStandardForm"><text:span text:style-name="T107"/></text:span></text:p>
      <text:p text:style-name="P255"><text:span text:style-name="MathematicaFormatStandardForm"><text:span text:style-name="T180">There other way to get here is</text:span></text:span></text:p>
      <text:p text:style-name="P255"><text:span text:style-name="MathematicaFormatStandardForm"><text:span text:style-name="T171"><draw:frame draw:style-name="fr1" draw:name="Object454" text:anchor-type="as-char" svg:y="-0.2547in" svg:width="2.1965in" svg:height="0.3752in" draw:z-index="431"><draw:object xlink:href="./Object 458" xlink:type="simple" xlink:show="embed" xlink:actuate="onLoad"/><draw:image xlink:href="./ObjectReplacements/Object 458" xlink:type="simple" xlink:show="embed" xlink:actuate="onLoad"/><svg:desc>formula</svg:desc></draw:frame></text:span></text:span></text:p>
      <text:p text:style-name="P255"><text:span text:style-name="MathematicaFormatStandardForm"><text:span text:style-name="T103"/></text:span></text:p>
      <text:p text:style-name="P255"><text:span text:style-name="MathematicaFormatStandardForm"><text:span text:style-name="T180">Then, because</text:span></text:span><text:span text:style-name="MathematicaFormatStandardForm"><text:span text:style-name="T179"><draw:frame draw:style-name="fr1" draw:name="Object455" text:anchor-type="as-char" svg:y="-0.2083in" svg:width="1.2075in" svg:height="0.3335in" draw:z-index="432"><draw:object xlink:href="./Object 459" xlink:type="simple" xlink:show="embed" xlink:actuate="onLoad"/><draw:image xlink:href="./ObjectReplacements/Object 459" xlink:type="simple" xlink:show="embed" xlink:actuate="onLoad"/><svg:desc>formula</svg:desc></draw:frame></text:span></text:span><text:span text:style-name="MathematicaFormatStandardForm"><text:span text:style-name="T179">,</text:span></text:span></text:p>
      <text:p text:style-name="P255"><text:span text:style-name="MathematicaFormatStandardForm"><text:span text:style-name="T113"/></text:span></text:p>
      <text:p text:style-name="P255"><text:span text:style-name="MathematicaFormatStandardForm"><text:span text:style-name="T171"><draw:frame draw:style-name="fr1" draw:name="Object472" text:anchor-type="as-char" svg:y="-0.2339in" svg:width="3.4362in" svg:height="0.3752in" draw:z-index="433"><draw:object xlink:href="./Object 475" xlink:type="simple" xlink:show="embed" xlink:actuate="onLoad"/><draw:image xlink:href="./ObjectReplacements/Object 475" xlink:type="simple" xlink:show="embed" xlink:actuate="onLoad"/><svg:desc>formula</svg:desc></draw:frame></text:span></text:span></text:p>
      <text:p text:style-name="P255"><text:span text:style-name="MathematicaFormatStandardForm"><text:span text:style-name="T103"/></text:span></text:p>
      <text:p text:style-name="P255"><text:span text:style-name="MathematicaFormatStandardForm"><text:span text:style-name="T171">…</text:span></text:span></text:p>
      <text:p text:style-name="P255"><text:span text:style-name="MathematicaFormatStandardForm"><text:span text:style-name="T103"/></text:span></text:p>
      <text:p text:style-name="P256"><text:span text:style-name="MathematicaFormatStandardForm"><text:span text:style-name="T181"/></text:span></text:p>
      <text:p text:style-name="P350"><text:span text:style-name="MathematicaFormatStandardForm"><text:span text:style-name="T181">Different attempt→</text:span></text:span></text:p>
      <text:p text:style-name="P256"><text:span text:style-name="MathematicaFormatStandardForm"><text:span text:style-name="T114"/></text:span></text:p>
      <text:p text:style-name="P256"><text:span text:style-name="MathematicaFormatStandardForm"><text:span text:style-name="T171"><draw:frame draw:style-name="fr1" draw:name="Object473" text:anchor-type="as-char" svg:y="-0.2339in" svg:width="2.461in" svg:height="0.3752in" draw:z-index="434"><draw:object xlink:href="./Object 476" xlink:type="simple" xlink:show="embed" xlink:actuate="onLoad"/><draw:image xlink:href="./ObjectReplacements/Object 476" xlink:type="simple" xlink:show="embed" xlink:actuate="onLoad"/><svg:desc>formula</svg:desc></draw:frame></text:span></text:span></text:p>
      <text:p text:style-name="P256"><text:span text:style-name="MathematicaFormatStandardForm"><text:span text:style-name="T103"/></text:span></text:p>
      <text:p text:style-name="P256"><text:span text:style-name="MathematicaFormatStandardForm"><text:span text:style-name="T171"><draw:frame draw:style-name="fr1" draw:name="Object474" text:anchor-type="as-char" svg:y="-0.2339in" svg:width="2.7555in" svg:height="0.3752in" draw:z-index="435"><draw:object xlink:href="./Object 477" xlink:type="simple" xlink:show="embed" xlink:actuate="onLoad"/><draw:image xlink:href="./ObjectReplacements/Object 477" xlink:type="simple" xlink:show="embed" xlink:actuate="onLoad"/><svg:desc>formula</svg:desc></draw:frame></text:span></text:span></text:p>
      <text:p text:style-name="P256"><text:span text:style-name="MathematicaFormatStandardForm"><text:span text:style-name="T103"/></text:span></text:p>
      <text:p text:style-name="P256"><text:span text:style-name="MathematicaFormatStandardForm"><text:span text:style-name="T171"><draw:frame draw:style-name="fr1" draw:name="Object475" text:anchor-type="as-char" svg:y="-0.2043in" svg:width="2.4689in" svg:height="0.3445in" draw:z-index="436"><draw:object xlink:href="./Object 478" xlink:type="simple" xlink:show="embed" xlink:actuate="onLoad"/><draw:image xlink:href="./ObjectReplacements/Object 478" xlink:type="simple" xlink:show="embed" xlink:actuate="onLoad"/><svg:desc>formula</svg:desc></draw:frame></text:span></text:span></text:p>
      <text:p text:style-name="P256"><text:span text:style-name="MathematicaFormatStandardForm"><text:span text:style-name="T103"/></text:span></text:p>
      <text:p text:style-name="P256"><text:span text:style-name="MathematicaFormatStandardForm"><text:span text:style-name="T171">???</text:span></text:span></text:p>
      <text:p text:style-name="P256"><text:span text:style-name="MathematicaFormatStandardForm"><text:span text:style-name="T103"/></text:span></text:p>
      <text:p text:style-name="P256"><text:span text:style-name="MathematicaFormatStandardForm"><text:span text:style-name="T171">…</text:span></text:span></text:p>
      <text:p text:style-name="P256"><text:span text:style-name="MathematicaFormatStandardForm"><text:span text:style-name="T103"/></text:span></text:p>
      <text:p text:style-name="P351"><text:span text:style-name="MathematicaFormatStandardForm"><text:span text:style-name="T182">Meanwhile, (assuming additive discrete convolution), start with</text:span></text:span></text:p>
      <text:p text:style-name="P183"><text:span text:style-name="MathematicaFormatStandardForm"><text:span text:style-name="T103"/></text:span></text:p>
      <text:p text:style-name="P375"><text:span text:style-name="MathematicaFormatStandardForm"><text:span text:style-name="T103"><draw:frame draw:style-name="fr1" draw:name="Object479" text:anchor-type="as-char" svg:y="-0.1244in" svg:width="0.589in" svg:height="0.1752in" draw:z-index="437"><draw:object xlink:href="./Object 479" xlink:type="simple" xlink:show="embed" xlink:actuate="onLoad"/><draw:image xlink:href="./ObjectReplacements/Object 479" xlink:type="simple" xlink:show="embed" xlink:actuate="onLoad"/><svg:desc>formula</svg:desc></draw:frame></text:span></text:span></text:p>
      <text:p text:style-name="P375"><text:span text:style-name="MathematicaFormatStandardForm"><text:span text:style-name="T103"/></text:span></text:p>
      <text:p text:style-name="P375"><text:span text:style-name="MathematicaFormatStandardForm"><text:span text:style-name="T103"><draw:frame draw:style-name="fr1" draw:name="Object476" text:anchor-type="as-char" svg:y="-0.2339in" svg:width="1.7217in" svg:height="0.389in" draw:z-index="438"><draw:object xlink:href="./Object 480" xlink:type="simple" xlink:show="embed" xlink:actuate="onLoad"/><draw:image xlink:href="./ObjectReplacements/Object 480" xlink:type="simple" xlink:show="embed" xlink:actuate="onLoad"/><svg:desc>formula</svg:desc></draw:frame></text:span></text:span></text:p>
      <text:p text:style-name="P375"><text:span text:style-name="MathematicaFormatStandardForm"><text:span text:style-name="T103"/></text:span></text:p>
      <text:p text:style-name="P375"><text:span text:style-name="MathematicaFormatStandardForm"><text:span text:style-name="T103"><draw:frame draw:style-name="fr1" draw:name="Object477" text:anchor-type="as-char" svg:y="-0.2374in" svg:width="0.9736in" svg:height="0.3925in" draw:z-index="439"><draw:object xlink:href="./Object 481" xlink:type="simple" xlink:show="embed" xlink:actuate="onLoad"/><draw:image xlink:href="./ObjectReplacements/Object 481" xlink:type="simple" xlink:show="embed" xlink:actuate="onLoad"/><svg:desc>formula</svg:desc></draw:frame></text:span></text:span></text:p>
      <text:p text:style-name="P375"><text:span text:style-name="MathematicaFormatStandardForm"><text:span text:style-name="T103"/></text:span></text:p>
      <text:p text:style-name="P375"><text:span text:style-name="MathematicaFormatStandardForm"><text:span text:style-name="T103"><draw:frame draw:style-name="fr1" draw:name="Object480" text:anchor-type="as-char" svg:y="-0.2374in" svg:width="1.1827in" svg:height="0.3925in" draw:z-index="440"><draw:object xlink:href="./Object 483" xlink:type="simple" xlink:show="embed" xlink:actuate="onLoad"/><draw:image xlink:href="./ObjectReplacements/Object 483" xlink:type="simple" xlink:show="embed" xlink:actuate="onLoad"/><svg:desc>formula</svg:desc></draw:frame></text:span></text:span></text:p>
      <text:p text:style-name="P375"><text:span text:style-name="MathematicaFormatStandardForm"><text:span text:style-name="T103"/></text:span></text:p>
      <text:p text:style-name="P376"><text:span text:style-name="MathematicaFormatStandardForm"><text:span text:style-name="T106">(inverse of </text:span></text:span></text:p>
      <text:p text:style-name="P376"><text:span text:style-name="MathematicaFormatStandardForm"><text:span text:style-name="T106"/></text:span></text:p>
      <text:p text:style-name="P376"><text:span text:style-name="MathematicaFormatStandardForm"><text:span text:style-name="T106"><draw:frame draw:style-name="fr1" draw:name="Object484" text:anchor-type="as-char" svg:y="-0.2083in" svg:width="1.8098in" svg:height="0.3492in" draw:z-index="458"><draw:object xlink:href="./Object 487" xlink:type="simple" xlink:show="embed" xlink:actuate="onLoad"/><draw:image xlink:href="./ObjectReplacements/Object 487" xlink:type="simple" xlink:show="embed" xlink:actuate="onLoad"/><svg:desc>formula</svg:desc></draw:frame></text:span></text:span></text:p>
      <text:p text:style-name="P376"><text:span text:style-name="MathematicaFormatStandardForm"><text:span text:style-name="T106"/></text:span></text:p>
      <text:p text:style-name="P376"><text:span text:style-name="MathematicaFormatStandardForm"><text:span text:style-name="T108">and</text:span></text:span></text:p>
      <text:p text:style-name="P376"><text:span text:style-name="MathematicaFormatStandardForm"><text:span text:style-name="T106"/></text:span></text:p>
      <text:p text:style-name="P376"><text:span text:style-name="MathematicaFormatStandardForm"><text:span text:style-name="T106"><draw:frame draw:style-name="fr1" draw:name="Object478" text:anchor-type="as-char" svg:y="-0.2228in" svg:width="1.3752in" svg:height="0.3618in" draw:z-index="459"><draw:object xlink:href="./Object 482" xlink:type="simple" xlink:show="embed" xlink:actuate="onLoad"/><draw:image xlink:href="./ObjectReplacements/Object 482" xlink:type="simple" xlink:show="embed" xlink:actuate="onLoad"/><svg:desc>formula</svg:desc></draw:frame></text:span></text:span><text:span text:style-name="MathematicaFormatStandardForm"><text:span text:style-name="T106">)</text:span></text:span></text:p>
      <text:p text:style-name="P375"><text:span text:style-name="MathematicaFormatStandardForm"><text:span text:style-name="T106"/></text:span></text:p>
      <text:p text:style-name="P375"><text:span text:style-name="MathematicaFormatStandardForm"><text:span text:style-name="T106">…. Right. <text:s/></text:span></text:span><text:span text:style-name="MathematicaFormatStandardForm"><text:span text:style-name="T108">Now, this should generalize in a straightforward way to</text:span></text:span></text:p>
      <text:p text:style-name="P375"><text:span text:style-name="MathematicaFormatStandardForm"><text:span text:style-name="T108"/></text:span></text:p>
      <text:p text:style-name="P500"><text:span text:style-name="MathematicaFormatStandardForm"><text:span text:style-name="T103"><draw:frame draw:style-name="fr2" draw:name="Object481" text:anchor-type="as-char" svg:y="-0.2547in" svg:width="2.078in" svg:height="0.4307in" draw:z-index="441"><draw:object xlink:href="./Object 484" xlink:type="simple" xlink:show="embed" xlink:actuate="onLoad"/><draw:image xlink:href="./ObjectReplacements/Object 484" xlink:type="simple" xlink:show="embed" xlink:actuate="onLoad"/><svg:desc>formula</svg:desc></draw:frame></text:span></text:span><text:span text:style-name="MathematicaFormatStandardForm"><text:span text:style-name="T110"><draw:frame draw:style-name="fr3" draw:name="Object614" text:anchor-type="as-char" svg:y="-0.1783in" svg:width="1.0661in" svg:height="0.2917in" draw:z-index="617"><draw:object xlink:href="./Object 618" xlink:type="simple" xlink:show="embed" xlink:actuate="onLoad"/><draw:image xlink:href="./ObjectReplacements/Object 618" xlink:type="simple" xlink:show="embed" xlink:actuate="onLoad"/><svg:desc>formula</svg:desc></draw:frame></text:span></text:span></text:p>
      <text:p text:style-name="P376"><text:span text:style-name="MathematicaFormatStandardForm"><text:span text:style-name="T103"/></text:span></text:p>
      <text:p text:style-name="P500"><text:span text:style-name="MathematicaFormatStandardForm"><text:span text:style-name="T103"><draw:frame draw:style-name="fr2" draw:name="Object483" text:anchor-type="as-char" svg:y="-0.2701in" svg:width="1.2898in" svg:height="0.4457in" draw:z-index="442"><draw:object xlink:href="./Object 486" xlink:type="simple" xlink:show="embed" xlink:actuate="onLoad"/><draw:image xlink:href="./ObjectReplacements/Object 486" xlink:type="simple" xlink:show="embed" xlink:actuate="onLoad"/><svg:desc>formula</svg:desc></draw:frame></text:span></text:span><text:span text:style-name="MathematicaFormatStandardForm"><text:span text:style-name="T110"><draw:frame draw:style-name="fr3" draw:name="Object615" text:anchor-type="as-char" svg:y="-0.1992in" svg:width="0.9374in" svg:height="0.3102in" draw:z-index="618"><draw:object xlink:href="./Object 619" xlink:type="simple" xlink:show="embed" xlink:actuate="onLoad"/><draw:image xlink:href="./ObjectReplacements/Object 619" xlink:type="simple" xlink:show="embed" xlink:actuate="onLoad"/><svg:desc>formula</svg:desc></draw:frame></text:span></text:span></text:p>
      <text:p text:style-name="P376"><text:span text:style-name="MathematicaFormatStandardForm"><text:span text:style-name="T103"/></text:span></text:p>
      <text:p text:style-name="P501"><text:span text:style-name="MathematicaFormatStandardForm"><text:span text:style-name="T103"><draw:frame draw:style-name="fr2" draw:name="Object482" text:anchor-type="as-char" svg:y="-0.2583in" svg:width="1.3862in" svg:height="0.4339in" draw:z-index="443"><draw:object xlink:href="./Object 485" xlink:type="simple" xlink:show="embed" xlink:actuate="onLoad"/><draw:image xlink:href="./ObjectReplacements/Object 485" xlink:type="simple" xlink:show="embed" xlink:actuate="onLoad"/><svg:desc>formula</svg:desc></draw:frame></text:span></text:span><text:span text:style-name="MathematicaFormatStandardForm"><text:span text:style-name="T110"><draw:frame draw:style-name="fr3" draw:name="Object616" text:anchor-type="as-char" svg:y="-0.1992in" svg:width="1.1047in" svg:height="0.3102in" draw:z-index="619"><draw:object xlink:href="./Object 620" xlink:type="simple" xlink:show="embed" xlink:actuate="onLoad"/><draw:image xlink:href="./ObjectReplacements/Object 620" xlink:type="simple" xlink:show="embed" xlink:actuate="onLoad"/><svg:desc>formula</svg:desc></draw:frame></text:span></text:span></text:p>
      <text:p text:style-name="P376"><text:span text:style-name="MathematicaFormatStandardForm"><text:span text:style-name="T103"/></text:span></text:p>
      <text:p text:style-name="P377"><text:span text:style-name="MathematicaFormatStandardForm"><text:span text:style-name="T109">Inversion? <text:s/></text:span></text:span><text:span text:style-name="MathematicaFormatStandardForm"><text:span text:style-name="T116">Slightly more tricky...</text:span></text:span></text:p>
      <text:p text:style-name="P377"><text:span text:style-name="MathematicaFormatStandardForm"><text:span text:style-name="T109"/></text:span></text:p>
      <text:p text:style-name="P502"><text:span text:style-name="MathematicaFormatStandardForm"><text:span text:style-name="T106"><draw:frame draw:style-name="fr2" draw:name="Object485" text:anchor-type="as-char" svg:y="-0.2291in" svg:width="2.2047in" svg:height="0.3909in" draw:z-index="446"><draw:object xlink:href="./Object 488" xlink:type="simple" xlink:show="embed" xlink:actuate="onLoad"/><draw:image xlink:href="./ObjectReplacements/Object 488" xlink:type="simple" xlink:show="embed" xlink:actuate="onLoad"/><svg:desc>formula</svg:desc></draw:frame></text:span></text:span><text:span text:style-name="MathematicaFormatStandardForm"><text:span text:style-name="T110"><draw:frame draw:style-name="fr3" draw:name="Object617" text:anchor-type="as-char" svg:y="-0.1665in" svg:width="1.5291in" svg:height="0.2835in" draw:z-index="620"><draw:object xlink:href="./Object 621" xlink:type="simple" xlink:show="embed" xlink:actuate="onLoad"/><draw:image xlink:href="./ObjectReplacements/Object 621" xlink:type="simple" xlink:show="embed" xlink:actuate="onLoad"/><svg:desc>formula</svg:desc></draw:frame></text:span></text:span></text:p>
      <text:p text:style-name="P378"><text:span text:style-name="MathematicaFormatStandardForm"><text:span text:style-name="T106"/></text:span></text:p>
      <text:p text:style-name="P378"><text:span text:style-name="MathematicaFormatStandardForm"><text:span text:style-name="T115">and</text:span></text:span></text:p>
      <text:p text:style-name="P378"><text:span text:style-name="MathematicaFormatStandardForm"><text:span text:style-name="T115"/></text:span></text:p>
      <text:p text:style-name="P502"><text:span text:style-name="MathematicaFormatStandardForm"><text:span text:style-name="T106"><draw:frame draw:style-name="fr2" draw:name="Object486" text:anchor-type="as-char" svg:y="-0.2228in" svg:width="1.6291in" svg:height="0.4035in" draw:z-index="447"><draw:object xlink:href="./Object 489" xlink:type="simple" xlink:show="embed" xlink:actuate="onLoad"/><draw:image xlink:href="./ObjectReplacements/Object 489" xlink:type="simple" xlink:show="embed" xlink:actuate="onLoad"/><svg:desc>formula</svg:desc></draw:frame></text:span></text:span><text:span text:style-name="MathematicaFormatStandardForm"><text:span text:style-name="T110"><draw:frame draw:style-name="fr3" draw:name="Object618" text:anchor-type="as-char" svg:y="-0.1783in" svg:width="1.2244in" svg:height="0.2953in" draw:z-index="621"><draw:object xlink:href="./Object 622" xlink:type="simple" xlink:show="embed" xlink:actuate="onLoad"/><draw:image xlink:href="./ObjectReplacements/Object 622" xlink:type="simple" xlink:show="embed" xlink:actuate="onLoad"/><svg:desc>formula</svg:desc></draw:frame></text:span></text:span></text:p>
      <text:p text:style-name="P378"><text:span text:style-name="MathematicaFormatStandardForm"><text:span text:style-name="T106"/></text:span></text:p>
      <text:p text:style-name="P378"><text:span text:style-name="MathematicaFormatStandardForm"><text:span text:style-name="T115">(Hey! <text:s/>I knew this! <text:s/>This is the same thing from when I was doing prime summing before, a few years back!)</text:span></text:span></text:p>
      <text:p text:style-name="P378"><text:span text:style-name="MathematicaFormatStandardForm"><text:span text:style-name="T115"/></text:span></text:p>
      <text:p text:style-name="P388"><text:span text:style-name="MathematicaFormatStandardForm"><text:span text:style-name="T128">Strongly suggests that I might want to rethink the x”*”1/k notation.</text:span></text:span></text:p>
      <text:p text:style-name="P378"><text:span text:style-name="MathematicaFormatStandardForm"><text:span text:style-name="T115"/></text:span></text:p>
      <text:p text:style-name="P379"><text:span text:style-name="MathematicaFormatStandardForm"><text:span text:style-name="T117">Raises an interesting question about what happens at t=0.</text:span></text:span></text:p>
      <text:p text:style-name="P379"><text:span text:style-name="MathematicaFormatStandardForm"><text:span text:style-name="T117"/></text:span></text:p>
      <text:p text:style-name="P380"><text:span text:style-name="MathematicaFormatStandardForm"><text:span text:style-name="T118">Thus</text:span></text:span></text:p>
      <text:p text:style-name="P380"><text:span text:style-name="MathematicaFormatStandardForm"><text:span text:style-name="T118"/></text:span></text:p>
      <text:p text:style-name="P380"><text:span text:style-name="MathematicaFormatStandardForm"><text:span text:style-name="T106"/></text:span></text:p>
      <text:p text:style-name="P389"><text:soft-page-break/><text:span text:style-name="MathematicaFormatStandardForm"><text:span text:style-name="T106"><draw:frame draw:style-name="fr1" draw:name="Object426" text:anchor-type="as-char" svg:y="-0.3382in" svg:width="4.4236in" svg:height="0.4783in" draw:z-index="460"><draw:object xlink:href="./Object 428" xlink:type="simple" xlink:show="embed" xlink:actuate="onLoad"/><draw:image xlink:href="./ObjectReplacements/Object 428" xlink:type="simple" xlink:show="embed" xlink:actuate="onLoad"/><svg:desc>formula</svg:desc></draw:frame></text:span></text:span></text:p>
      <text:p text:style-name="P389"><text:span text:style-name="MathematicaFormatStandardForm"><text:span text:style-name="T129">so</text:span></text:span></text:p>
      <text:p text:style-name="P389"><text:span text:style-name="MathematicaFormatStandardForm"><text:span text:style-name="T106"><draw:frame draw:style-name="fr1" draw:name="Object427" text:anchor-type="as-char" svg:y="-0.3382in" svg:width="1.5181in" svg:height="0.4783in" draw:z-index="461"><draw:object xlink:href="./Object 429" xlink:type="simple" xlink:show="embed" xlink:actuate="onLoad"/><draw:image xlink:href="./ObjectReplacements/Object 429" xlink:type="simple" xlink:show="embed" xlink:actuate="onLoad"/><svg:desc>formula</svg:desc></draw:frame></text:span></text:span></text:p>
      <text:p text:style-name="P380"><text:span text:style-name="MathematicaFormatStandardForm"><text:span text:style-name="T106"/></text:span></text:p>
      <text:p text:style-name="P389"><text:span text:style-name="MathematicaFormatStandardForm"><text:span text:style-name="T129">and (given </text:span></text:span><text:span text:style-name="MathematicaFormatStandardForm"><text:span text:style-name="T106"><draw:frame draw:style-name="fr1" draw:name="Object428" text:anchor-type="as-char" svg:y="-0.2339in" svg:width="0.7063in" svg:height="0.3752in" draw:z-index="463"><draw:object xlink:href="./Object 430" xlink:type="simple" xlink:show="embed" xlink:actuate="onLoad"/><draw:image xlink:href="./ObjectReplacements/Object 430" xlink:type="simple" xlink:show="embed" xlink:actuate="onLoad"/><svg:desc>formula</svg:desc></draw:frame></text:span></text:span><text:span text:style-name="MathematicaFormatStandardForm"><text:span text:style-name="T129">and</text:span></text:span><text:span text:style-name="MathematicaFormatStandardForm"><text:span text:style-name="T110"><draw:frame draw:style-name="fr3" draw:name="Object429" text:anchor-type="as-char" svg:y="-0.2339in" svg:width="1.3516in" svg:height="0.3752in" draw:z-index="465"><draw:object xlink:href="./Object 431" xlink:type="simple" xlink:show="embed" xlink:actuate="onLoad"/><draw:image xlink:href="./ObjectReplacements/Object 431" xlink:type="simple" xlink:show="embed" xlink:actuate="onLoad"/><svg:desc>formula</svg:desc></draw:frame></text:span></text:span><text:span text:style-name="MathematicaFormatStandardForm"><text:span text:style-name="T129">)</text:span></text:span></text:p>
      <text:p text:style-name="P380"><text:span text:style-name="MathematicaFormatStandardForm"><text:span text:style-name="T106"/></text:span></text:p>
      <text:p text:style-name="P380"><text:span text:style-name="MathematicaFormatStandardForm"><text:span text:style-name="T106"><draw:frame draw:style-name="fr1" draw:name="Object487" text:anchor-type="as-char" svg:y="-0.2228in" svg:width="4.6839in" svg:height="0.3638in" draw:z-index="448"><draw:object xlink:href="./Object 490" xlink:type="simple" xlink:show="embed" xlink:actuate="onLoad"/><draw:image xlink:href="./ObjectReplacements/Object 490" xlink:type="simple" xlink:show="embed" xlink:actuate="onLoad"/><svg:desc>formula</svg:desc></draw:frame></text:span></text:span></text:p>
      <text:p text:style-name="P380"><text:span text:style-name="MathematicaFormatStandardForm"><text:span text:style-name="T106"/></text:span></text:p>
      <text:p text:style-name="P380"><text:span text:style-name="MathematicaFormatStandardForm"><text:span text:style-name="T118">and</text:span></text:span></text:p>
      <text:p text:style-name="P380"><text:span text:style-name="MathematicaFormatStandardForm"><text:span text:style-name="T118"/></text:span></text:p>
      <text:p text:style-name="P380"><text:span text:style-name="MathematicaFormatStandardForm"><text:span text:style-name="T106"><draw:frame draw:style-name="fr1" draw:name="Object488" text:anchor-type="as-char" svg:y="-0.2228in" svg:width="1.711in" svg:height="0.3618in" draw:z-index="449"><draw:object xlink:href="./Object 491" xlink:type="simple" xlink:show="embed" xlink:actuate="onLoad"/><draw:image xlink:href="./ObjectReplacements/Object 491" xlink:type="simple" xlink:show="embed" xlink:actuate="onLoad"/><svg:desc>formula</svg:desc></draw:frame></text:span></text:span></text:p>
      <text:p text:style-name="P380"><text:span text:style-name="MathematicaFormatStandardForm"><text:span text:style-name="T106"/></text:span></text:p>
      <text:p text:style-name="P380"><text:span text:style-name="MathematicaFormatStandardForm"><text:span text:style-name="T106">...</text:span></text:span></text:p>
      <text:p text:style-name="P380"><text:span text:style-name="MathematicaFormatStandardForm"><text:span text:style-name="T106"/></text:span></text:p>
      <text:p text:style-name="P257"><text:span text:style-name="MathematicaFormatStandardForm"><text:span text:style-name="T63">So, because</text:span></text:span><text:span text:style-name="MathematicaFormatStandardForm"><text:span text:style-name="T46">, if <text:s/>-1 &lt; </text:span></text:span><text:span text:style-name="MathematicaFormatStandardForm"><text:span text:style-name="T62">t</text:span></text:span><text:span text:style-name="MathematicaFormatStandardForm"><text:span text:style-name="T46"> &lt; 1, </text:span></text:span><text:span text:style-name="MathematicaFormatStandardForm"><text:span text:style-name="T63">for discrete additive convolution, then</text:span></text:span></text:p>
      <text:p text:style-name="P257"><text:span text:style-name="MathematicaFormatStandardForm"><text:span text:style-name="T68"/></text:span></text:p>
      <text:p text:style-name="P257"><text:span text:style-name="MathematicaFormatStandardForm"><text:span text:style-name="T171"><draw:frame draw:style-name="fr3" draw:name="Object489" text:anchor-type="as-char" svg:y="-0.2228in" svg:width="1.389in" svg:height="0.348in" draw:z-index="450"><draw:object xlink:href="./Object 492" xlink:type="simple" xlink:show="embed" xlink:actuate="onLoad"/><draw:image xlink:href="./ObjectReplacements/Object 492" xlink:type="simple" xlink:show="embed" xlink:actuate="onLoad"/><svg:desc>formula</svg:desc></draw:frame></text:span></text:span></text:p>
      <text:p text:style-name="P264"><text:span text:style-name="MathematicaFormatStandardForm"><text:span text:style-name="T171"><draw:frame draw:style-name="fr3" draw:name="Object409" text:anchor-type="as-char" svg:y="-0.2228in" svg:width="1.4866in" svg:height="0.3665in" draw:z-index="469"><draw:object xlink:href="./Object 411" xlink:type="simple" xlink:show="embed" xlink:actuate="onLoad"/><draw:image xlink:href="./ObjectReplacements/Object 411" xlink:type="simple" xlink:show="embed" xlink:actuate="onLoad"/><svg:desc>formula</svg:desc></draw:frame></text:span></text:span></text:p>
      <text:p text:style-name="P264"><text:span text:style-name="MathematicaFormatStandardForm"><text:span text:style-name="T171"><draw:frame draw:style-name="fr3" draw:name="Object410" text:anchor-type="as-char" svg:y="-0.2043in" svg:width="1.7035in" svg:height="0.3283in" draw:z-index="471"><draw:object xlink:href="./Object 412" xlink:type="simple" xlink:show="embed" xlink:actuate="onLoad"/><draw:image xlink:href="./ObjectReplacements/Object 412" xlink:type="simple" xlink:show="embed" xlink:actuate="onLoad"/><svg:desc>formula</svg:desc></draw:frame></text:span></text:span></text:p>
      <text:p text:style-name="P264"><text:span text:style-name="MathematicaFormatStandardForm"><text:span text:style-name="T171"><draw:frame draw:style-name="fr3" draw:name="Object411" text:anchor-type="as-char" svg:y="-0.2043in" svg:width="1.802in" svg:height="0.348in" draw:z-index="472"><draw:object xlink:href="./Object 413" xlink:type="simple" xlink:show="embed" xlink:actuate="onLoad"/><draw:image xlink:href="./ObjectReplacements/Object 413" xlink:type="simple" xlink:show="embed" xlink:actuate="onLoad"/><svg:desc>formula</svg:desc></draw:frame></text:span></text:span></text:p>
      <text:p text:style-name="P257"><text:span text:style-name="MathematicaFormatStandardForm"><text:span text:style-name="T110"/></text:span></text:p>
      <text:p text:style-name="P264"><text:span text:style-name="MathematicaFormatStandardForm"><text:span text:style-name="T186">Thus, for the limit of</text:span></text:span></text:p>
      <text:p text:style-name="P264"><text:span text:style-name="MathematicaFormatStandardForm"><text:span text:style-name="T119"/></text:span></text:p>
      <text:p text:style-name="P381"><text:span text:style-name="MathematicaFormatStandardForm"><text:span text:style-name="T106"><draw:frame draw:style-name="fr1" draw:name="Object412" text:anchor-type="as-char" svg:y="-0.2083in" svg:width="2.6299in" svg:height="0.3492in" draw:z-index="474"><draw:object xlink:href="./Object 414" xlink:type="simple" xlink:show="embed" xlink:actuate="onLoad"/><draw:image xlink:href="./ObjectReplacements/Object 414" xlink:type="simple" xlink:show="embed" xlink:actuate="onLoad"/><svg:desc>formula</svg:desc></draw:frame></text:span></text:span></text:p>
      <text:p text:style-name="P264"><text:span text:style-name="MathematicaFormatStandardForm"><text:span text:style-name="T186">gives</text:span></text:span></text:p>
      <text:p text:style-name="P257"><text:span text:style-name="MathematicaFormatStandardForm"><text:span text:style-name="T110"/></text:span></text:p>
      <text:p text:style-name="P258"><text:span text:style-name="MathematicaFormatStandardForm"><text:span text:style-name="T171"><draw:frame draw:style-name="fr3" draw:name="Object490" text:anchor-type="as-char" svg:y="-0.2083in" svg:width="1.5382in" svg:height="0.352in" draw:z-index="451"><draw:object xlink:href="./Object 493" xlink:type="simple" xlink:show="embed" xlink:actuate="onLoad"/><draw:image xlink:href="./ObjectReplacements/Object 493" xlink:type="simple" xlink:show="embed" xlink:actuate="onLoad"/><svg:desc>formula</svg:desc></draw:frame></text:span></text:span></text:p>
      <text:p text:style-name="P264"><text:span text:style-name="MathematicaFormatStandardForm"><text:span text:style-name="T119"/></text:span></text:p>
      <text:p text:style-name="P264"><text:span text:style-name="MathematicaFormatStandardForm"><text:span text:style-name="T186">Thus, too, taking the limit as x approaches infinity of</text:span></text:span></text:p>
      <text:p text:style-name="P264"><text:span text:style-name="MathematicaFormatStandardForm"><text:span text:style-name="T119"/></text:span></text:p>
      <text:p text:style-name="P381"><text:span text:style-name="MathematicaFormatStandardForm"><text:span text:style-name="T106"><draw:frame draw:style-name="fr1" draw:name="Object413" text:anchor-type="as-char" svg:y="-0.2228in" svg:width="1.5874in" svg:height="0.3618in" draw:z-index="476"><draw:object xlink:href="./Object 415" xlink:type="simple" xlink:show="embed" xlink:actuate="onLoad"/><draw:image xlink:href="./ObjectReplacements/Object 415" xlink:type="simple" xlink:show="embed" xlink:actuate="onLoad"/><svg:desc>formula</svg:desc></draw:frame></text:span></text:span></text:p>
      <text:p text:style-name="P381"><text:span text:style-name="MathematicaFormatStandardForm"><text:span text:style-name="T119">gives</text:span></text:span></text:p>
      <text:p text:style-name="P258"><text:span text:style-name="MathematicaFormatStandardForm"><text:span text:style-name="T103"/></text:span></text:p>
      <text:p text:style-name="P259"><text:span text:style-name="MathematicaFormatStandardForm"><text:span text:style-name="T171"><draw:frame draw:style-name="fr3" draw:name="Object491" text:anchor-type="as-char" svg:y="-0.2228in" svg:width="1.139in" svg:height="0.3665in" draw:z-index="452"><draw:object xlink:href="./Object 494" xlink:type="simple" xlink:show="embed" xlink:actuate="onLoad"/><draw:image xlink:href="./ObjectReplacements/Object 494" xlink:type="simple" xlink:show="embed" xlink:actuate="onLoad"/><svg:desc>formula</svg:desc></draw:frame></text:span></text:span></text:p>
      <text:p text:style-name="P264"><text:span text:style-name="MathematicaFormatStandardForm"><text:span text:style-name="T186">and</text:span></text:span></text:p>
      <text:p text:style-name="P259"><text:span text:style-name="MathematicaFormatStandardForm"><text:span text:style-name="T103"/></text:span></text:p>
      <text:p text:style-name="P259"><text:span text:style-name="MathematicaFormatStandardForm"><text:span text:style-name="T171"><draw:frame draw:style-name="fr3" draw:name="Object492" text:anchor-type="as-char" svg:y="-0.2228in" svg:width="1.252in" svg:height="0.3665in" draw:z-index="453"><draw:object xlink:href="./Object 495" xlink:type="simple" xlink:show="embed" xlink:actuate="onLoad"/><draw:image xlink:href="./ObjectReplacements/Object 495" xlink:type="simple" xlink:show="embed" xlink:actuate="onLoad"/><svg:desc>formula</svg:desc></draw:frame></text:span></text:span></text:p>
      <text:p text:style-name="P259"><text:span text:style-name="MathematicaFormatStandardForm"><text:span text:style-name="T103"/></text:span></text:p>
      <text:p text:style-name="P260"><text:span text:style-name="MathematicaFormatStandardForm"><text:span text:style-name="T183">which also means, where it converges, that</text:span></text:span></text:p>
      <text:p text:style-name="P260"><text:span text:style-name="MathematicaFormatStandardForm"><text:span text:style-name="T120"/></text:span></text:p>
      <text:p text:style-name="P260"><text:soft-page-break/><text:span text:style-name="MathematicaFormatStandardForm"><text:span text:style-name="T171"><draw:frame draw:style-name="fr3" draw:name="Object493" text:anchor-type="as-char" svg:y="-0.2402in" svg:width="1.1161in" svg:height="0.3791in" draw:z-index="454"><draw:object xlink:href="./Object 496" xlink:type="simple" xlink:show="embed" xlink:actuate="onLoad"/><draw:image xlink:href="./ObjectReplacements/Object 496" xlink:type="simple" xlink:show="embed" xlink:actuate="onLoad"/><svg:desc>formula</svg:desc></draw:frame></text:span></text:span></text:p>
      <text:p text:style-name="P260"><text:span text:style-name="MathematicaFormatStandardForm"><text:span text:style-name="T119"/></text:span></text:p>
      <text:p text:style-name="P261"><text:span text:style-name="MathematicaFormatStandardForm"><text:span text:style-name="T184">(this is that know</text:span></text:span><text:span text:style-name="MathematicaFormatStandardForm"><text:span text:style-name="T185">n</text:span></text:span><text:span text:style-name="MathematicaFormatStandardForm"><text:span text:style-name="T184"> identity, I think)</text:span></text:span></text:p>
      <text:p text:style-name="P261"><text:span text:style-name="MathematicaFormatStandardForm"><text:span text:style-name="T121"/></text:span></text:p>
      <text:p text:style-name="P262"><text:span text:style-name="MathematicaFormatStandardForm"><text:span text:style-name="T185">AND this generalizes the previous identity I was playing with before, because 1^k = 1, hence the lack of a ^k factor previously.</text:span></text:span></text:p>
      <text:p text:style-name="P262"><text:span text:style-name="MathematicaFormatStandardForm"><text:span text:style-name="T123"/></text:span></text:p>
      <text:p text:style-name="P262"><text:span text:style-name="MathematicaFormatStandardForm"><text:span text:style-name="T185">…</text:span></text:span></text:p>
      <text:p text:style-name="P262"><text:span text:style-name="MathematicaFormatStandardForm"><text:span text:style-name="T123"/></text:span></text:p>
      <text:p text:style-name="P265"><text:span text:style-name="MathematicaFormatStandardForm"><text:span text:style-name="T187">Given</text:span></text:span></text:p>
      <text:p text:style-name="P265"><text:span text:style-name="MathematicaFormatStandardForm"><text:span text:style-name="T124"/></text:span></text:p>
      <text:p text:style-name="P270"><text:span text:style-name="MathematicaFormatStandardForm"><text:span text:style-name="T171"><draw:frame draw:style-name="fr3" draw:name="Object419" text:anchor-type="as-char" svg:y="-0.2083in" svg:width="1.3819in" svg:height="0.352in" draw:z-index="482"><draw:object xlink:href="./Object 421" xlink:type="simple" xlink:show="embed" xlink:actuate="onLoad"/><draw:image xlink:href="./ObjectReplacements/Object 421" xlink:type="simple" xlink:show="embed" xlink:actuate="onLoad"/><svg:desc>formula</svg:desc></draw:frame></text:span></text:span></text:p>
      <text:p text:style-name="P270"><text:span text:style-name="MathematicaFormatStandardForm"><text:span text:style-name="T192">and</text:span></text:span></text:p>
      <text:p text:style-name="P265"><text:span text:style-name="MathematicaFormatStandardForm"><text:span text:style-name="T171"><draw:frame draw:style-name="fr3" draw:name="Object415" text:anchor-type="as-char" svg:y="-0.2228in" svg:width="1.0827in" svg:height="0.3665in" draw:z-index="470"><draw:object xlink:href="./Object 417" xlink:type="simple" xlink:show="embed" xlink:actuate="onLoad"/><draw:image xlink:href="./ObjectReplacements/Object 417" xlink:type="simple" xlink:show="embed" xlink:actuate="onLoad"/><svg:desc>formula</svg:desc></draw:frame></text:span></text:span></text:p>
      <text:p text:style-name="P265"><text:span text:style-name="MathematicaFormatStandardForm"><text:span text:style-name="T124"/></text:span></text:p>
      <text:p text:style-name="P265"><text:span text:style-name="MathematicaFormatStandardForm"><text:span text:style-name="T190">SO, </text:span></text:span><text:span text:style-name="MathematicaFormatStandardForm"><text:span text:style-name="T187">it </text:span></text:span><text:span text:style-name="MathematicaFormatStandardForm"><text:span text:style-name="T191">is </text:span></text:span><text:span text:style-name="MathematicaFormatStandardForm"><text:span text:style-name="T187">also the case that</text:span></text:span></text:p>
      <text:p text:style-name="P265"><text:span text:style-name="MathematicaFormatStandardForm"><text:span text:style-name="T124"/></text:span></text:p>
      <text:p text:style-name="P387"><text:span text:style-name="MathematicaFormatStandardForm"><text:span text:style-name="T106"><draw:frame draw:style-name="fr2" draw:name="Object414" text:anchor-type="as-char" svg:y="-0.2437in" svg:width="1.5492in" svg:height="0.4035in" draw:z-index="462"><draw:object xlink:href="./Object 416" xlink:type="simple" xlink:show="embed" xlink:actuate="onLoad"/><draw:image xlink:href="./ObjectReplacements/Object 416" xlink:type="simple" xlink:show="embed" xlink:actuate="onLoad"/><svg:desc>formula</svg:desc></draw:frame></text:span></text:span></text:p>
      <text:p text:style-name="P382"><text:span text:style-name="MathematicaFormatStandardForm"><text:span text:style-name="T106"/></text:span></text:p>
      <text:p text:style-name="P390"><text:span text:style-name="MathematicaFormatStandardForm"><text:span text:style-name="T130">ez[n_,t_,k_]:=If[k&gt;n,1,Sum[ <text:s/>t^( j k) Pochhammer[MoebiusMu[k]/k,j]/j! ez[n-k j,t,k+1],{j,0,n/k}]]</text:span></text:span></text:p>
      <text:p text:style-name="P382"><text:span text:style-name="MathematicaFormatStandardForm"><text:span text:style-name="T106"/></text:span></text:p>
      <text:p text:style-name="P390"><text:span text:style-name="MathematicaFormatStandardForm"><text:span text:style-name="T130">Call with k = 1.</text:span></text:span></text:p>
      <text:p text:style-name="P382"><text:span text:style-name="MathematicaFormatStandardForm"><text:span text:style-name="T106"/></text:span></text:p>
      <text:p text:style-name="P383"><text:span text:style-name="MathematicaFormatStandardForm"><text:span text:style-name="T125"/></text:span></text:p>
      <text:p text:style-name="P384"><text:span text:style-name="MathematicaFormatStandardForm"><text:span text:style-name="T125">…</text:span></text:span></text:p>
      <text:p text:style-name="P384"><text:span text:style-name="MathematicaFormatStandardForm"><text:span text:style-name="T125"/></text:span></text:p>
      <text:p text:style-name="P384"><text:span text:style-name="MathematicaFormatStandardForm"><text:span text:style-name="T125">For previous inverting,</text:span></text:span></text:p>
      <text:p text:style-name="P384"><text:span text:style-name="MathematicaFormatStandardForm"><text:span text:style-name="T125"/></text:span></text:p>
      <text:p text:style-name="P384"><text:span text:style-name="MathematicaFormatStandardForm"><text:span text:style-name="T103"><draw:frame draw:style-name="fr1" draw:name="Object424" text:anchor-type="as-char" svg:y="-0.2339in" svg:width="2.1398in" svg:height="0.389in" draw:z-index="473"><draw:object xlink:href="./Object 426" xlink:type="simple" xlink:show="embed" xlink:actuate="onLoad"/><draw:image xlink:href="./ObjectReplacements/Object 426" xlink:type="simple" xlink:show="embed" xlink:actuate="onLoad"/><svg:desc>formula</svg:desc></draw:frame></text:span></text:span></text:p>
      <text:p text:style-name="P384"><text:span text:style-name="MathematicaFormatStandardForm"><text:span text:style-name="T125"/></text:span></text:p>
      <text:p text:style-name="P384"><text:span text:style-name="MathematicaFormatStandardForm"><text:span text:style-name="T125">and</text:span></text:span></text:p>
      <text:p text:style-name="P384"><text:span text:style-name="MathematicaFormatStandardForm"><text:span text:style-name="T125"/></text:span></text:p>
      <text:p text:style-name="P384"><text:span text:style-name="MathematicaFormatStandardForm"><text:span text:style-name="T106"><draw:frame draw:style-name="fr1" draw:name="Object422" text:anchor-type="as-char" svg:y="-0.2083in" svg:width="2.1634in" svg:height="0.3492in" draw:z-index="464"><draw:object xlink:href="./Object 424" xlink:type="simple" xlink:show="embed" xlink:actuate="onLoad"/><draw:image xlink:href="./ObjectReplacements/Object 424" xlink:type="simple" xlink:show="embed" xlink:actuate="onLoad"/><svg:desc>formula</svg:desc></draw:frame></text:span></text:span></text:p>
      <text:p text:style-name="P384"><text:span text:style-name="MathematicaFormatStandardForm"><text:span text:style-name="T106"/></text:span></text:p>
      <text:p text:style-name="P384"><text:span text:style-name="MathematicaFormatStandardForm"><text:span text:style-name="T125">So</text:span></text:span></text:p>
      <text:p text:style-name="P384"><text:span text:style-name="MathematicaFormatStandardForm"><text:span text:style-name="T125"/></text:span></text:p>
      <text:p text:style-name="P503"><text:span text:style-name="MathematicaFormatStandardForm"><text:span text:style-name="T103"><draw:frame draw:style-name="fr2" draw:name="Object423" text:anchor-type="as-char" svg:y="-0.2228in" svg:width="2.9811in" svg:height="0.4055in" draw:z-index="466"><draw:object xlink:href="./Object 425" xlink:type="simple" xlink:show="embed" xlink:actuate="onLoad"/><draw:image xlink:href="./ObjectReplacements/Object 425" xlink:type="simple" xlink:show="embed" xlink:actuate="onLoad"/><svg:desc>formula</svg:desc></draw:frame></text:span></text:span><text:span text:style-name="MathematicaFormatStandardForm"><text:span text:style-name="T110"><draw:frame draw:style-name="fr3" draw:name="Object619" text:anchor-type="as-char" svg:y="-0.1783in" svg:width="2.2252in" svg:height="0.2953in" draw:z-index="622"><draw:object xlink:href="./Object 623" xlink:type="simple" xlink:show="embed" xlink:actuate="onLoad"/><draw:image xlink:href="./ObjectReplacements/Object 623" xlink:type="simple" xlink:show="embed" xlink:actuate="onLoad"/><svg:desc>formula</svg:desc></draw:frame></text:span></text:span></text:p>
      <text:p text:style-name="P385"><text:span text:style-name="MathematicaFormatStandardForm"><text:span text:style-name="T103"/></text:span></text:p>
      <text:p text:style-name="P386"><text:span text:style-name="MathematicaFormatStandardForm"><text:span text:style-name="T126">Now, I want something similar to </text:span></text:span><text:span text:style-name="MathematicaFormatStandardForm"><text:span text:style-name="T127">the special case of t = 1.</text:span></text:span></text:p>
      <text:p text:style-name="P386"><text:span text:style-name="MathematicaFormatStandardForm"><text:span text:style-name="T126"/></text:span></text:p>
      <text:p text:style-name="P266"><text:span text:style-name="MathematicaFormatStandardForm"><text:span text:style-name="T171"><draw:frame draw:style-name="fr1" draw:name="Object421" text:anchor-type="as-char" svg:y="-0.2339in" svg:width="2.698in" svg:height="0.378in" draw:z-index="467"><draw:object xlink:href="./Object 423" xlink:type="simple" xlink:show="embed" xlink:actuate="onLoad"/><draw:image xlink:href="./ObjectReplacements/Object 423" xlink:type="simple" xlink:show="embed" xlink:actuate="onLoad"/><svg:desc>formula</svg:desc></draw:frame></text:span></text:span></text:p>
      <text:p text:style-name="P266"><text:span text:style-name="MathematicaFormatStandardForm"><text:span text:style-name="T110"/></text:span></text:p>
      <text:p text:style-name="P266"><text:span text:style-name="MathematicaFormatStandardForm"><text:span text:style-name="T171">…</text:span></text:span><text:span text:style-name="MathematicaFormatStandardForm"><text:span text:style-name="T188">is this possible?</text:span></text:span></text:p>
      <text:p text:style-name="P266"><text:span text:style-name="MathematicaFormatStandardForm"><text:span text:style-name="T188"/></text:span></text:p>
      <text:p text:style-name="P267"><text:span text:style-name="MathematicaFormatStandardForm"><text:span text:style-name="T189">Meanwhile, for the special case of </text:span></text:span><text:span text:style-name="MathematicaFormatStandardForm"><text:span text:style-name="T193">s</text:span></text:span><text:span text:style-name="MathematicaFormatStandardForm"><text:span text:style-name="T189"> = 1,</text:span></text:span></text:p>
      <text:p text:style-name="P267"><text:span text:style-name="MathematicaFormatStandardForm"><text:span text:style-name="T127"/></text:span></text:p>
      <text:p text:style-name="P391"><text:soft-page-break/><text:span text:style-name="MathematicaFormatStandardForm"><text:span text:style-name="T103"><draw:frame draw:style-name="fr2" draw:name="Object425" text:anchor-type="as-char" svg:y="-0.2291in" svg:width="2.7752in" svg:height="0.3909in" draw:z-index="468"><draw:object xlink:href="./Object 427" xlink:type="simple" xlink:show="embed" xlink:actuate="onLoad"/><draw:image xlink:href="./ObjectReplacements/Object 427" xlink:type="simple" xlink:show="embed" xlink:actuate="onLoad"/><svg:desc>formula</svg:desc></draw:frame></text:span></text:span></text:p>
      <text:p text:style-name="P391"><text:span text:style-name="MathematicaFormatStandardForm"><text:span text:style-name="T107"/></text:span></text:p>
      <text:p text:style-name="P396"><text:span text:style-name="MathematicaFormatStandardForm"><text:span text:style-name="T133">Previously I noted that</text:span></text:span><text:span text:style-name="MathematicaFormatStandardForm"><text:span text:style-name="T103"><draw:frame draw:style-name="fr1" draw:name="Object539" text:anchor-type="as-char" svg:y="-0.2043in" svg:width="1.6035in" svg:height="0.348in" draw:z-index="502"><draw:object xlink:href="./Object 543" xlink:type="simple" xlink:show="embed" xlink:actuate="onLoad"/><draw:image xlink:href="./ObjectReplacements/Object 543" xlink:type="simple" xlink:show="embed" xlink:actuate="onLoad"/><svg:desc>formula</svg:desc></draw:frame></text:span></text:span><text:span text:style-name="MathematicaFormatStandardForm"><text:span text:style-name="T103">. <text:s/></text:span></text:span><text:span text:style-name="MathematicaFormatStandardForm"><text:span text:style-name="T133">Can the above be used to give some identity for the zeta function as a product of something more interesting?</text:span></text:span></text:p>
      <text:p text:style-name="P396"><text:span text:style-name="MathematicaFormatStandardForm"><text:span text:style-name="T133"/></text:span></text:p>
      <text:p text:style-name="P397"><text:span text:style-name="MathematicaFormatStandardForm"><text:span text:style-name="T103"/></text:span></text:p>
      <text:p text:style-name="P391"><text:span text:style-name="MathematicaFormatStandardForm"><text:span text:style-name="T103">…</text:span></text:span></text:p>
      <text:p text:style-name="P391"><text:span text:style-name="MathematicaFormatStandardForm"><text:span text:style-name="T103"/></text:span></text:p>
      <text:p text:style-name="P269"><text:span text:style-name="MathematicaFormatStandardForm"><text:span text:style-name="T171"><draw:frame draw:style-name="fr1" draw:name="Object418" text:anchor-type="as-char" svg:y="-0.2374in" svg:width="2.9098in" svg:height="0.3925in" draw:z-index="475"><draw:object xlink:href="./Object 420" xlink:type="simple" xlink:show="embed" xlink:actuate="onLoad"/><draw:image xlink:href="./ObjectReplacements/Object 420" xlink:type="simple" xlink:show="embed" xlink:actuate="onLoad"/><svg:desc>formula</svg:desc></draw:frame></text:span></text:span></text:p>
      <text:p text:style-name="P269"><text:span text:style-name="MathematicaFormatStandardForm"><text:span text:style-name="T110"/></text:span></text:p>
      <text:p text:style-name="P269"><text:span text:style-name="MathematicaFormatStandardForm"><text:span text:style-name="T171">…</text:span></text:span></text:p>
      <text:p text:style-name="P269"><text:span text:style-name="MathematicaFormatStandardForm"><text:span text:style-name="T103"/></text:span></text:p>
      <text:p text:style-name="P457"><text:span text:style-name="MathematicaFormatStandardForm"><text:span text:style-name="T223">(Done later) Re-examine the </text:span></text:span><text:span text:style-name="MathematicaFormatStandardForm"><text:span text:style-name="T224">c</text:span></text:span><text:span text:style-name="MathematicaFormatStandardForm"><text:span text:style-name="T223">ase of -</text:span></text:span><text:span text:style-name="MathematicaFormatStandardForm"><text:span text:style-name="T225">1</text:span></text:span><text:span text:style-name="MathematicaFormatStandardForm"><text:span text:style-name="T223"> vs </text:span></text:span><text:span text:style-name="MathematicaFormatStandardForm"><text:span text:style-name="T225">1</text:span></text:span><text:span text:style-name="MathematicaFormatStandardForm"><text:span text:style-name="T223">.</text:span></text:span></text:p>
      <text:p text:style-name="P457"><text:span text:style-name="MathematicaFormatStandardForm"><text:span text:style-name="T223"/></text:span></text:p>
      <text:p text:style-name="P505"><text:span text:style-name="MathematicaFormatStandardForm"><text:span text:style-name="T171"><draw:frame draw:style-name="fr2" draw:name="Object636" text:anchor-type="as-char" svg:y="-0.2228in" svg:width="2.9811in" svg:height="0.4055in" draw:z-index="639"><draw:object xlink:href="./Object 640" xlink:type="simple" xlink:show="embed" xlink:actuate="onLoad"/><draw:image xlink:href="./ObjectReplacements/Object 640" xlink:type="simple" xlink:show="embed" xlink:actuate="onLoad"/><svg:desc>formula</svg:desc></draw:frame></text:span></text:span><text:span text:style-name="MathematicaFormatStandardForm"><text:span text:style-name="T171"><draw:frame draw:style-name="fr3" draw:name="Object637" text:anchor-type="as-char" svg:y="-0.1783in" svg:width="2.2252in" svg:height="0.2953in" draw:z-index="640"><draw:object xlink:href="./Object 641" xlink:type="simple" xlink:show="embed" xlink:actuate="onLoad"/><draw:image xlink:href="./ObjectReplacements/Object 641" xlink:type="simple" xlink:show="embed" xlink:actuate="onLoad"/><svg:desc>formula</svg:desc></draw:frame></text:span></text:span></text:p>
      <text:p text:style-name="P505"><text:span text:style-name="MathematicaFormatStandardForm"><text:span text:style-name="T171"/></text:span></text:p>
      <text:p text:style-name="P505"><text:span text:style-name="MathematicaFormatStandardForm"><text:span text:style-name="T171">...</text:span></text:span></text:p>
      <text:p text:style-name="P505"><text:span text:style-name="MathematicaFormatStandardForm"><text:span text:style-name="T171"/></text:span></text:p>
      <text:p text:style-name="P458"><text:span text:style-name="MathematicaFormatStandardForm"><text:span text:style-name="T1"><draw:frame draw:style-name="fr2" draw:name="Object640" text:anchor-type="as-char" svg:y="-0.2252in" svg:width="1.2646in" svg:height="0.389in" draw:z-index="643"><draw:object xlink:href="./Object 644" xlink:type="simple" xlink:show="embed" xlink:actuate="onLoad"/><draw:image xlink:href="./ObjectReplacements/Object 644" xlink:type="simple" xlink:show="embed" xlink:actuate="onLoad"/><svg:desc>formula</svg:desc></draw:frame></text:span></text:span></text:p>
      <text:p text:style-name="P458"><text:span text:style-name="MathematicaFormatStandardForm"><text:span text:style-name="T93"/></text:span></text:p>
      <text:p text:style-name="P458"><text:span text:style-name="MathematicaFormatStandardForm"><text:span text:style-name="T1"><draw:frame draw:style-name="fr2" draw:name="Object642" text:anchor-type="as-char" svg:y="-0.2252in" svg:width="2.5618in" svg:height="0.3701in" draw:z-index="644"><draw:object xlink:href="./Object 646" xlink:type="simple" xlink:show="embed" xlink:actuate="onLoad"/><draw:image xlink:href="./ObjectReplacements/Object 646" xlink:type="simple" xlink:show="embed" xlink:actuate="onLoad"/><svg:desc>formula</svg:desc></draw:frame></text:span></text:span><text:span text:style-name="MathematicaFormatStandardForm"><text:span text:style-name="T1"><draw:frame draw:style-name="fr3" draw:name="Object643" text:anchor-type="as-char" svg:y="-0.1626in" svg:width="1.9598in" svg:height="0.2783in" draw:z-index="645"><draw:object xlink:href="./Object 647" xlink:type="simple" xlink:show="embed" xlink:actuate="onLoad"/><draw:image xlink:href="./ObjectReplacements/Object 647" xlink:type="simple" xlink:show="embed" xlink:actuate="onLoad"/><svg:desc>formula</svg:desc></draw:frame></text:span></text:span></text:p>
      <text:p text:style-name="P458"><text:span text:style-name="MathematicaFormatStandardForm"><text:span text:style-name="T68"/></text:span></text:p>
      <text:p text:style-name="P458"><text:span text:style-name="MathematicaFormatStandardForm"><text:span text:style-name="T59">and</text:span></text:span></text:p>
      <text:p text:style-name="P458"><text:span text:style-name="MathematicaFormatStandardForm"><text:span text:style-name="T79"/></text:span></text:p>
      <text:p text:style-name="P458"><text:span text:style-name="MathematicaFormatStandardForm"><text:span text:style-name="T171"><draw:frame draw:style-name="fr2" draw:name="Object638" text:anchor-type="as-char" svg:y="-0.4181in" svg:width="1.5346in" svg:height="0.5634in" draw:z-index="641"><draw:object xlink:href="./Object 642" xlink:type="simple" xlink:show="embed" xlink:actuate="onLoad"/><draw:image xlink:href="./ObjectReplacements/Object 642" xlink:type="simple" xlink:show="embed" xlink:actuate="onLoad"/><svg:desc>formula</svg:desc></draw:frame></text:span></text:span><text:span text:style-name="MathematicaFormatStandardForm"><text:span text:style-name="T171"><draw:frame draw:style-name="fr3" draw:name="Object639" text:anchor-type="as-char" svg:y="-0.1783in" svg:width="1.4492in" svg:height="0.2783in" draw:z-index="642"><draw:object xlink:href="./Object 643" xlink:type="simple" xlink:show="embed" xlink:actuate="onLoad"/><draw:image xlink:href="./ObjectReplacements/Object 643" xlink:type="simple" xlink:show="embed" xlink:actuate="onLoad"/><svg:desc>formula</svg:desc></draw:frame></text:span></text:span></text:p>
      <text:p text:style-name="P458"><text:span text:style-name="MathematicaFormatStandardForm"><text:span text:style-name="T110"/></text:span></text:p>
      <text:p text:style-name="P458"><text:span text:style-name="MathematicaFormatStandardForm"><text:span text:style-name="T172">at[n_, t_] := 1/n Sum[ MoebiusMu[n/d] t^d, {d, Divisors[n]}]</text:span></text:span></text:p>
      <text:p text:style-name="P458"><text:span text:style-name="MathematicaFormatStandardForm"><text:span text:style-name="T104"/></text:span></text:p>
      <text:p text:style-name="P458"><text:span text:style-name="MathematicaFormatStandardForm"><text:span text:style-name="T172">…</text:span></text:span></text:p>
      <text:p text:style-name="P458"><text:span text:style-name="MathematicaFormatStandardForm"><text:span text:style-name="T104"/></text:span></text:p>
      <text:p text:style-name="P459"><text:span text:style-name="MathematicaFormatStandardForm"><text:span text:style-name="T225">Invert? <text:s/></text:span></text:span><text:span text:style-name="MathematicaFormatStandardForm"><text:span text:style-name="T226">I already did this earlier by getting infinity in terms of 2, so that was</text:span></text:span></text:p>
      <text:p text:style-name="P459"><text:span text:style-name="MathematicaFormatStandardForm"><text:span text:style-name="T160"/></text:span></text:p>
      <text:p text:style-name="P419"><text:span text:style-name="MathematicaFormatStandardForm"><text:span text:style-name="T68"><draw:frame draw:style-name="fr1" draw:name="Object645" text:anchor-type="as-char" svg:y="-0.2272in" svg:width="1.7626in" svg:height="0.5256in" draw:z-index="646"><draw:object xlink:href="./Object 649" xlink:type="simple" xlink:show="embed" xlink:actuate="onLoad"/><draw:image xlink:href="./ObjectReplacements/Object 649" xlink:type="simple" xlink:show="embed" xlink:actuate="onLoad"/><svg:desc>formula</svg:desc></draw:frame></text:span></text:span></text:p>
      <text:p text:style-name="P419"><text:span text:style-name="MathematicaFormatStandardForm"><text:span text:style-name="T68"/></text:span></text:p>
      <text:p text:style-name="P419"><text:span text:style-name="MathematicaFormatStandardForm"><text:span text:style-name="T95">means</text:span></text:span></text:p>
      <text:p text:style-name="P419"><text:span text:style-name="MathematicaFormatStandardForm"><text:span text:style-name="T95"/></text:span></text:p>
      <text:p text:style-name="P419"><text:span text:style-name="MathematicaFormatStandardForm"><text:span text:style-name="T68"><draw:frame draw:style-name="fr1" draw:name="Object641" text:anchor-type="as-char" svg:y="-0.2043in" svg:width="2.1752in" svg:height="0.348in" draw:z-index="647"><draw:object xlink:href="./Object 645" xlink:type="simple" xlink:show="embed" xlink:actuate="onLoad"/><draw:image xlink:href="./ObjectReplacements/Object 645" xlink:type="simple" xlink:show="embed" xlink:actuate="onLoad"/><svg:desc>formula</svg:desc></draw:frame></text:span></text:span></text:p>
      <text:p text:style-name="P460"><text:span text:style-name="MathematicaFormatStandardForm"><text:span text:style-name="T227"/></text:span></text:p>
      <text:p text:style-name="P460"><text:span text:style-name="MathematicaFormatStandardForm"><text:span text:style-name="T227">and</text:span></text:span></text:p>
      <text:p text:style-name="P460"><text:span text:style-name="MathematicaFormatStandardForm"><text:span text:style-name="T227"/></text:span></text:p>
      <text:p text:style-name="P460"><text:span text:style-name="MathematicaFormatStandardForm"><text:span text:style-name="T171"><draw:frame draw:style-name="fr1" draw:name="Object644" text:anchor-type="as-char" svg:y="-0.2228in" svg:width="1.9366in" svg:height="0.3665in" draw:z-index="648"><draw:object xlink:href="./Object 648" xlink:type="simple" xlink:show="embed" xlink:actuate="onLoad"/><draw:image xlink:href="./ObjectReplacements/Object 648" xlink:type="simple" xlink:show="embed" xlink:actuate="onLoad"/><svg:desc>formula</svg:desc></draw:frame></text:span></text:span></text:p>
      <text:p text:style-name="P459"><text:span text:style-name="MathematicaFormatStandardForm"><text:span text:style-name="T225">…</text:span></text:span></text:p>
      <text:p text:style-name="P459"><text:soft-page-break/><text:span text:style-name="MathematicaFormatStandardForm"><text:span text:style-name="T160"/></text:span></text:p>
      <text:p text:style-name="P459"><text:span text:style-name="MathematicaFormatStandardForm"><text:span text:style-name="T225">And th</text:span></text:span><text:span text:style-name="MathematicaFormatStandardForm"><text:span text:style-name="T228">is generalizes to the</text:span></text:span><text:span text:style-name="MathematicaFormatStandardForm"><text:span text:style-name="T225"> case of -t and t</text:span></text:span></text:p>
      <text:p text:style-name="P459"><text:span text:style-name="MathematicaFormatStandardForm"><text:span text:style-name="T225"/></text:span></text:p>
      <text:p text:style-name="P420"><text:span text:style-name="MathematicaFormatStandardForm"><text:span text:style-name="T103"><draw:frame draw:style-name="fr1" draw:name="Object648" text:anchor-type="as-char" svg:y="-0.2272in" svg:width="1.7311in" svg:height="0.5256in" draw:z-index="649"><draw:object xlink:href="./Object 652" xlink:type="simple" xlink:show="embed" xlink:actuate="onLoad"/><draw:image xlink:href="./ObjectReplacements/Object 652" xlink:type="simple" xlink:show="embed" xlink:actuate="onLoad"/><svg:desc>formula</svg:desc></draw:frame></text:span></text:span><text:span text:style-name="MathematicaFormatStandardForm"><text:span text:style-name="T110"><draw:frame draw:style-name="fr3" draw:name="Object646" text:anchor-type="as-char" svg:y="-0.1783in" svg:width="1.072in" svg:height="0.2783in" draw:z-index="650"><draw:object xlink:href="./Object 650" xlink:type="simple" xlink:show="embed" xlink:actuate="onLoad"/><draw:image xlink:href="./ObjectReplacements/Object 650" xlink:type="simple" xlink:show="embed" xlink:actuate="onLoad"/><svg:desc>formula</svg:desc></draw:frame></text:span></text:span></text:p>
      <text:p text:style-name="P422"><text:span text:style-name="MathematicaFormatStandardForm"><text:span text:style-name="T103"><draw:frame draw:style-name="fr1" draw:name="Object647" text:anchor-type="as-char" svg:y="-0.2043in" svg:width="2.7744in" svg:height="0.3283in" draw:z-index="651"><draw:object xlink:href="./Object 651" xlink:type="simple" xlink:show="embed" xlink:actuate="onLoad"/><draw:image xlink:href="./ObjectReplacements/Object 651" xlink:type="simple" xlink:show="embed" xlink:actuate="onLoad"/><svg:desc>formula</svg:desc></draw:frame></text:span></text:span><text:span text:style-name="MathematicaFormatStandardForm"><text:span text:style-name="T110"><draw:frame draw:style-name="fr3" draw:name="Object651" text:anchor-type="as-char" svg:y="-0.1626in" svg:width="1.8799in" svg:height="0.2783in" draw:z-index="654"><draw:object xlink:href="./Object 655" xlink:type="simple" xlink:show="embed" xlink:actuate="onLoad"/><draw:image xlink:href="./ObjectReplacements/Object 655" xlink:type="simple" xlink:show="embed" xlink:actuate="onLoad"/><svg:desc>formula</svg:desc></draw:frame></text:span></text:span></text:p>
      <text:p text:style-name="P420"><text:span text:style-name="MathematicaFormatStandardForm"><text:span text:style-name="T110"/></text:span></text:p>
      <text:p text:style-name="P421"><text:span text:style-name="MathematicaFormatStandardForm"><text:span text:style-name="T161">and so</text:span></text:span></text:p>
      <text:p text:style-name="P421"><text:span text:style-name="MathematicaFormatStandardForm"><text:span text:style-name="T161"/></text:span></text:p>
      <text:p text:style-name="P422"><text:span text:style-name="MathematicaFormatStandardForm"><text:span text:style-name="T103"><draw:frame draw:style-name="fr1" draw:name="Object649" text:anchor-type="as-char" svg:y="-0.2043in" svg:width="2.3217in" svg:height="0.348in" draw:z-index="652"><draw:object xlink:href="./Object 653" xlink:type="simple" xlink:show="embed" xlink:actuate="onLoad"/><draw:image xlink:href="./ObjectReplacements/Object 653" xlink:type="simple" xlink:show="embed" xlink:actuate="onLoad"/><svg:desc>formula</svg:desc></draw:frame></text:span></text:span><text:span text:style-name="MathematicaFormatStandardForm"><text:span text:style-name="T110"><draw:frame draw:style-name="fr3" draw:name="Object652" text:anchor-type="as-char" svg:y="-0.1626in" svg:width="1.5146in" svg:height="0.2752in" draw:z-index="655"><draw:object xlink:href="./Object 656" xlink:type="simple" xlink:show="embed" xlink:actuate="onLoad"/><draw:image xlink:href="./ObjectReplacements/Object 656" xlink:type="simple" xlink:show="embed" xlink:actuate="onLoad"/><svg:desc>formula</svg:desc></draw:frame></text:span></text:span></text:p>
      <text:p text:style-name="P422"><text:span text:style-name="MathematicaFormatStandardForm"><text:span text:style-name="T103"/></text:span></text:p>
      <text:p text:style-name="P422"><text:span text:style-name="MathematicaFormatStandardForm"><text:span text:style-name="T162">and</text:span></text:span></text:p>
      <text:p text:style-name="P422"><text:span text:style-name="MathematicaFormatStandardForm"><text:span text:style-name="T162"/></text:span></text:p>
      <text:p text:style-name="P461"><text:span text:style-name="MathematicaFormatStandardForm"><text:span text:style-name="T171"><draw:frame draw:style-name="fr1" draw:name="Object650" text:anchor-type="as-char" svg:y="-0.2228in" svg:width="2.0835in" svg:height="0.3665in" draw:z-index="653"><draw:object xlink:href="./Object 654" xlink:type="simple" xlink:show="embed" xlink:actuate="onLoad"/><draw:image xlink:href="./ObjectReplacements/Object 654" xlink:type="simple" xlink:show="embed" xlink:actuate="onLoad"/><svg:desc>formula</svg:desc></draw:frame></text:span></text:span><text:span text:style-name="MathematicaFormatStandardForm"><text:span text:style-name="T171"><draw:frame draw:style-name="fr3" draw:name="Object653" text:anchor-type="as-char" svg:y="-0.1783in" svg:width="1.2764in" svg:height="0.2898in" draw:z-index="656"><draw:object xlink:href="./Object 657" xlink:type="simple" xlink:show="embed" xlink:actuate="onLoad"/><draw:image xlink:href="./ObjectReplacements/Object 657" xlink:type="simple" xlink:show="embed" xlink:actuate="onLoad"/><svg:desc>formula</svg:desc></draw:frame></text:span></text:span></text:p>
      <text:p text:style-name="P461"><text:span text:style-name="MathematicaFormatStandardForm"><text:span text:style-name="T171"/></text:span></text:p>
      <text:p text:style-name="P462"><text:span text:style-name="MathematicaFormatStandardForm"><text:span text:style-name="T229">This is something special about the case of t and -t.</text:span></text:span></text:p>
      <text:p text:style-name="P461"><text:span text:style-name="MathematicaFormatStandardForm"><text:span text:style-name="T103"/></text:span></text:p>
      <text:p text:style-name="P425"><text:span text:style-name="MathematicaFormatStandardForm"><text:span text:style-name="T163"/></text:span></text:p>
      <text:p text:style-name="P496"><text:span text:style-name="MathematicaFormatStandardForm"><text:span text:style-name="T171"><draw:frame draw:style-name="fr1" draw:name="Object430" text:anchor-type="as-char" svg:y="-0.2339in" svg:width="1.0701in" svg:height="0.3752in" draw:z-index="477"><draw:object xlink:href="./Object 432" xlink:type="simple" xlink:show="embed" xlink:actuate="onLoad"/><draw:image xlink:href="./ObjectReplacements/Object 432" xlink:type="simple" xlink:show="embed" xlink:actuate="onLoad"/><svg:desc>formula</svg:desc></draw:frame></text:span></text:span><text:span text:style-name="MathematicaFormatStandardForm"><text:span text:style-name="T171"><draw:frame draw:style-name="fr3" draw:name="Object620" text:anchor-type="as-char" svg:y="-0.1626in" svg:width="0.5654in" svg:height="0.2626in" draw:z-index="623"><draw:object xlink:href="./Object 624" xlink:type="simple" xlink:show="embed" xlink:actuate="onLoad"/><draw:image xlink:href="./ObjectReplacements/Object 624" xlink:type="simple" xlink:show="embed" xlink:actuate="onLoad"/><svg:desc>formula</svg:desc></draw:frame></text:span></text:span></text:p>
      <text:p text:style-name="P271"><text:span text:style-name="MathematicaFormatStandardForm"><text:span text:style-name="T103"/></text:span></text:p>
      <text:p text:style-name="P451"><text:span text:style-name="MathematicaFormatStandardForm"><text:span text:style-name="T171"><draw:frame draw:style-name="fr1" draw:name="Object431" text:anchor-type="as-char" svg:y="-0.2339in" svg:width="1.5484in" svg:height="0.3752in" draw:z-index="478"><draw:object xlink:href="./Object 433" xlink:type="simple" xlink:show="embed" xlink:actuate="onLoad"/><draw:image xlink:href="./ObjectReplacements/Object 433" xlink:type="simple" xlink:show="embed" xlink:actuate="onLoad"/><svg:desc>formula</svg:desc></draw:frame></text:span></text:span><text:span text:style-name="MathematicaFormatStandardForm"><text:span text:style-name="T171"><draw:frame draw:style-name="fr3" draw:name="Object621" text:anchor-type="as-char" svg:y="-0.1626in" svg:width="0.678in" svg:height="0.2835in" draw:z-index="624"><draw:object xlink:href="./Object 625" xlink:type="simple" xlink:show="embed" xlink:actuate="onLoad"/><draw:image xlink:href="./ObjectReplacements/Object 625" xlink:type="simple" xlink:show="embed" xlink:actuate="onLoad"/><svg:desc>formula</svg:desc></draw:frame></text:span></text:span></text:p>
      <text:p text:style-name="P271"><text:span text:style-name="MathematicaFormatStandardForm"><text:span text:style-name="T103"/></text:span></text:p>
      <text:p text:style-name="P451"><text:span text:style-name="MathematicaFormatStandardForm"><text:span text:style-name="T171"><draw:frame draw:style-name="fr1" draw:name="Object506" text:anchor-type="as-char" svg:y="-0.2339in" svg:width="1.9866in" svg:height="0.378in" draw:z-index="509"><draw:object xlink:href="./Object 510" xlink:type="simple" xlink:show="embed" xlink:actuate="onLoad"/><draw:image xlink:href="./ObjectReplacements/Object 510" xlink:type="simple" xlink:show="embed" xlink:actuate="onLoad"/><svg:desc>formula</svg:desc></draw:frame></text:span></text:span><text:span text:style-name="MathematicaFormatStandardForm"><text:span text:style-name="T171"><draw:frame draw:style-name="fr3" draw:name="Object622" text:anchor-type="as-char" svg:y="-0.1626in" svg:width="0.7583in" svg:height="0.2835in" draw:z-index="625"><draw:object xlink:href="./Object 626" xlink:type="simple" xlink:show="embed" xlink:actuate="onLoad"/><draw:image xlink:href="./ObjectReplacements/Object 626" xlink:type="simple" xlink:show="embed" xlink:actuate="onLoad"/><svg:desc>formula</svg:desc></draw:frame></text:span></text:span></text:p>
      <text:p text:style-name="P271"><text:span text:style-name="MathematicaFormatStandardForm"><text:span text:style-name="T103"/></text:span></text:p>
      <text:p text:style-name="P271"><text:span text:style-name="MathematicaFormatStandardForm"><text:span text:style-name="T171"><draw:frame draw:style-name="fr1" draw:name="Object432" text:anchor-type="as-char" svg:y="-0.1626in" svg:width="1.3717in" svg:height="0.2866in" draw:z-index="479"><draw:object xlink:href="./Object 434" xlink:type="simple" xlink:show="embed" xlink:actuate="onLoad"/><draw:image xlink:href="./ObjectReplacements/Object 434" xlink:type="simple" xlink:show="embed" xlink:actuate="onLoad"/><svg:desc>formula</svg:desc></draw:frame></text:span></text:span></text:p>
      <text:p text:style-name="P271"><text:span text:style-name="MathematicaFormatStandardForm"><text:span text:style-name="T103"/></text:span></text:p>
      <text:p text:style-name="P272"><text:span text:style-name="MathematicaFormatStandardForm"><text:span text:style-name="T171"><draw:frame draw:style-name="fr1" draw:name="Object433" text:anchor-type="as-char" svg:y="-0.202in" svg:width="1.4953in" svg:height="0.3457in" draw:z-index="480"><draw:object xlink:href="./Object 435" xlink:type="simple" xlink:show="embed" xlink:actuate="onLoad"/><draw:image xlink:href="./ObjectReplacements/Object 435" xlink:type="simple" xlink:show="embed" xlink:actuate="onLoad"/><svg:desc>formula</svg:desc></draw:frame></text:span></text:span></text:p>
      <text:p text:style-name="P269"><text:span text:style-name="MathematicaFormatStandardForm"><text:span text:style-name="T171"/></text:span></text:p>
      <text:p text:style-name="P285"><text:span text:style-name="MathematicaFormatStandardForm"><text:span text:style-name="T202">This means the expansion is, unsurprisingly,</text:span></text:span></text:p>
      <text:p text:style-name="P269"><text:span text:style-name="MathematicaFormatStandardForm"><text:span text:style-name="T171"/></text:span></text:p>
      <text:p text:style-name="P285"><text:span text:style-name="MathematicaFormatStandardForm"><text:span text:style-name="T171"><draw:frame draw:style-name="fr1" draw:name="Object508" text:anchor-type="as-char" svg:y="-0.2339in" svg:width="1.4382in" svg:height="0.3752in" draw:z-index="512"><draw:object xlink:href="./Object 512" xlink:type="simple" xlink:show="embed" xlink:actuate="onLoad"/><draw:image xlink:href="./ObjectReplacements/Object 512" xlink:type="simple" xlink:show="embed" xlink:actuate="onLoad"/><svg:desc>formula</svg:desc></draw:frame></text:span></text:span></text:p>
      <text:p text:style-name="P269"><text:span text:style-name="MathematicaFormatStandardForm"><text:span text:style-name="T171"/></text:span></text:p>
      <text:p text:style-name="P271"><text:span text:style-name="MathematicaFormatStandardForm"><text:span text:style-name="T171"/></text:span></text:p>
      <text:p text:style-name="P451"><text:span text:style-name="MathematicaFormatStandardForm"><text:span text:style-name="T222">(meanwhile, none of the following converge except if t =0)</text:span></text:span></text:p>
      <text:p text:style-name="P271"><text:span text:style-name="MathematicaFormatStandardForm"><text:span text:style-name="T171"/></text:span></text:p>
      <text:p text:style-name="P273"><text:span text:style-name="MathematicaFormatStandardForm"><text:span text:style-name="T171"><draw:frame draw:style-name="fr1" draw:name="Object435" text:anchor-type="as-char" svg:y="-0.2339in" svg:width="1.1972in" svg:height="0.3752in" draw:z-index="483"><draw:object xlink:href="./Object 437" xlink:type="simple" xlink:show="embed" xlink:actuate="onLoad"/><draw:image xlink:href="./ObjectReplacements/Object 437" xlink:type="simple" xlink:show="embed" xlink:actuate="onLoad"/><svg:desc>formula</svg:desc></draw:frame></text:span></text:span></text:p>
      <text:p text:style-name="P273"><text:span text:style-name="MathematicaFormatStandardForm"><text:span text:style-name="T171"/></text:span></text:p>
      <text:p text:style-name="P273"><text:span text:style-name="MathematicaFormatStandardForm"><text:span text:style-name="T171"><draw:frame draw:style-name="fr1" draw:name="Object436" text:anchor-type="as-char" svg:y="-0.2339in" svg:width="1.8917in" svg:height="0.3752in" draw:z-index="493"><draw:object xlink:href="./Object 438" xlink:type="simple" xlink:show="embed" xlink:actuate="onLoad"/><draw:image xlink:href="./ObjectReplacements/Object 438" xlink:type="simple" xlink:show="embed" xlink:actuate="onLoad"/><svg:desc>formula</svg:desc></draw:frame></text:span></text:span></text:p>
      <text:p text:style-name="P271"><text:span text:style-name="MathematicaFormatStandardForm"><text:span text:style-name="T171"/></text:span></text:p>
      <text:p text:style-name="P272"><text:span text:style-name="MathematicaFormatStandardForm"><text:span text:style-name="T171"><draw:frame draw:style-name="fr1" draw:name="Object434" text:anchor-type="as-char" svg:y="-0.2339in" svg:width="2.1008in" svg:height="0.378in" draw:z-index="481"><draw:object xlink:href="./Object 436" xlink:type="simple" xlink:show="embed" xlink:actuate="onLoad"/><draw:image xlink:href="./ObjectReplacements/Object 436" xlink:type="simple" xlink:show="embed" xlink:actuate="onLoad"/><svg:desc>formula</svg:desc></draw:frame></text:span></text:span></text:p>
      <text:p text:style-name="P272"><text:span text:style-name="MathematicaFormatStandardForm"><text:span text:style-name="T171"/></text:span></text:p>
      <text:p text:style-name="P273"><text:span text:style-name="MathematicaFormatStandardForm"><text:span text:style-name="T171"><draw:frame draw:style-name="fr1" draw:name="Object420" text:anchor-type="as-char" svg:y="-0.1626in" svg:width="1.5953in" svg:height="0.2866in" draw:z-index="484"><draw:object xlink:href="./Object 422" xlink:type="simple" xlink:show="embed" xlink:actuate="onLoad"/><draw:image xlink:href="./ObjectReplacements/Object 422" xlink:type="simple" xlink:show="embed" xlink:actuate="onLoad"/><svg:desc>formula</svg:desc></draw:frame></text:span></text:span></text:p>
      <text:p text:style-name="P273"><text:span text:style-name="MathematicaFormatStandardForm"><text:span text:style-name="T171"/></text:span></text:p>
      <text:p text:style-name="P284"><text:span text:style-name="MathematicaFormatStandardForm"><text:span text:style-name="T171"><draw:frame draw:style-name="fr1" draw:name="Object507" text:anchor-type="as-char" svg:y="-0.2339in" svg:width="2.0217in" svg:height="0.3752in" draw:z-index="528"><draw:object xlink:href="./Object 511" xlink:type="simple" xlink:show="embed" xlink:actuate="onLoad"/><draw:image xlink:href="./ObjectReplacements/Object 511" xlink:type="simple" xlink:show="embed" xlink:actuate="onLoad"/><svg:desc>formula</svg:desc></draw:frame></text:span></text:span></text:p>
      <text:p text:style-name="P273"><text:span text:style-name="MathematicaFormatStandardForm"><text:span text:style-name="T171"/></text:span></text:p>
      <text:p text:style-name="P286"><text:span text:style-name="MathematicaFormatStandardForm"><text:span text:style-name="T171"><draw:frame draw:style-name="fr1" draw:name="Object509" text:anchor-type="as-char" svg:y="-0.1563in" svg:width="1.2075in" svg:height="0.2071in" draw:z-index="529"><draw:object xlink:href="./Object 513" xlink:type="simple" xlink:show="embed" xlink:actuate="onLoad"/><draw:image xlink:href="./ObjectReplacements/Object 513" xlink:type="simple" xlink:show="embed" xlink:actuate="onLoad"/><svg:desc>formula</svg:desc></draw:frame></text:span></text:span></text:p>
      <text:p text:style-name="P349"><text:span text:style-name="MathematicaFormatStandardForm"><text:span text:style-name="T194">Trig equivalents?</text:span></text:span></text:p>
      <text:p text:style-name="P274"><text:span text:style-name="MathematicaFormatStandardForm"><text:span text:style-name="T171"/></text:span></text:p>
      <text:p text:style-name="P274"><text:span text:style-name="MathematicaFormatStandardForm"><text:span text:style-name="T171"><draw:frame draw:style-name="fr3" draw:name="Object437" text:anchor-type="as-char" svg:y="-0.2083in" svg:width="1.3819in" svg:height="0.352in" draw:z-index="485"><draw:object xlink:href="./Object 439" xlink:type="simple" xlink:show="embed" xlink:actuate="onLoad"/><draw:image xlink:href="./ObjectReplacements/Object 439" xlink:type="simple" xlink:show="embed" xlink:actuate="onLoad"/><svg:desc>formula</svg:desc></draw:frame></text:span></text:span></text:p>
      <text:p text:style-name="P274"><text:span text:style-name="MathematicaFormatStandardForm"><text:span text:style-name="T192">and</text:span></text:span></text:p>
      <text:p text:style-name="P274"><text:span text:style-name="MathematicaFormatStandardForm"><text:span text:style-name="T171"><draw:frame draw:style-name="fr3" draw:name="Object438" text:anchor-type="as-char" svg:y="-0.2228in" svg:width="1.0827in" svg:height="0.3665in" draw:z-index="486"><draw:object xlink:href="./Object 440" xlink:type="simple" xlink:show="embed" xlink:actuate="onLoad"/><draw:image xlink:href="./ObjectReplacements/Object 440" xlink:type="simple" xlink:show="embed" xlink:actuate="onLoad"/><svg:desc>formula</svg:desc></draw:frame></text:span></text:span></text:p>
      <text:p text:style-name="P274"><text:span text:style-name="MathematicaFormatStandardForm"><text:span text:style-name="T124"/></text:span></text:p>
      <text:p text:style-name="P274"><text:span text:style-name="MathematicaFormatStandardForm"><text:span text:style-name="T190">SO, </text:span></text:span><text:span text:style-name="MathematicaFormatStandardForm"><text:span text:style-name="T187">it </text:span></text:span><text:span text:style-name="MathematicaFormatStandardForm"><text:span text:style-name="T191">is </text:span></text:span><text:span text:style-name="MathematicaFormatStandardForm"><text:span text:style-name="T187">also the case that</text:span></text:span></text:p>
      <text:p text:style-name="P274"><text:span text:style-name="MathematicaFormatStandardForm"><text:span text:style-name="T124"/></text:span></text:p>
      <text:p text:style-name="P392"><text:span text:style-name="MathematicaFormatStandardForm"><text:span text:style-name="T106"><draw:frame draw:style-name="fr1" draw:name="Object439" text:anchor-type="as-char" svg:y="-0.2437in" svg:width="1.5075in" svg:height="0.3618in" draw:z-index="487"><draw:object xlink:href="./Object 441" xlink:type="simple" xlink:show="embed" xlink:actuate="onLoad"/><draw:image xlink:href="./ObjectReplacements/Object 441" xlink:type="simple" xlink:show="embed" xlink:actuate="onLoad"/><svg:desc>formula</svg:desc></draw:frame></text:span></text:span></text:p>
      <text:p text:style-name="P392"><text:span text:style-name="MathematicaFormatStandardForm"><text:span text:style-name="T106"/></text:span></text:p>
      <text:p text:style-name="P392"><text:span text:style-name="MathematicaFormatStandardForm"><text:span text:style-name="T130">ez[n_,t_,k_]:=If[k&gt;n,1,Sum[ <text:s/>t^( j k) Pochhammer[MoebiusMu[k]/k,j]/j! ez[n-k j,t,k+1],{j,0,n/k}]]</text:span></text:span></text:p>
      <text:p text:style-name="P392"><text:span text:style-name="MathematicaFormatStandardForm"><text:span text:style-name="T106"/></text:span></text:p>
      <text:p text:style-name="P392"><text:span text:style-name="MathematicaFormatStandardForm"><text:span text:style-name="T130">Call with k = 1.</text:span></text:span></text:p>
      <text:p text:style-name="P392"><text:span text:style-name="MathematicaFormatStandardForm"><text:span text:style-name="T130"/></text:span></text:p>
      <text:p text:style-name="P275"><text:span text:style-name="MathematicaFormatStandardForm"><text:span text:style-name="T171"><draw:frame draw:style-name="fr3" draw:name="Object440" text:anchor-type="as-char" svg:y="-0.2339in" svg:width="0.7217in" svg:height="0.3752in" draw:z-index="488"><draw:object xlink:href="./Object 442" xlink:type="simple" xlink:show="embed" xlink:actuate="onLoad"/><draw:image xlink:href="./ObjectReplacements/Object 442" xlink:type="simple" xlink:show="embed" xlink:actuate="onLoad"/><svg:desc>formula</svg:desc></draw:frame></text:span></text:span></text:p>
      <text:p text:style-name="P275"><text:span text:style-name="MathematicaFormatStandardForm"><text:span text:style-name="T110"/></text:span></text:p>
      <text:p text:style-name="P275"><text:span text:style-name="MathematicaFormatStandardForm"><text:span text:style-name="T171"><draw:frame draw:style-name="fr3" draw:name="Object441" text:anchor-type="as-char" svg:y="-0.3382in" svg:width="1.4272in" svg:height="0.4783in" draw:z-index="489"><draw:object xlink:href="./Object 443" xlink:type="simple" xlink:show="embed" xlink:actuate="onLoad"/><draw:image xlink:href="./ObjectReplacements/Object 443" xlink:type="simple" xlink:show="embed" xlink:actuate="onLoad"/><svg:desc>formula</svg:desc></draw:frame></text:span></text:span></text:p>
      <text:p text:style-name="P275"><text:span text:style-name="MathematicaFormatStandardForm"><text:span text:style-name="T171"/></text:span></text:p>
      <text:p text:style-name="P275"><text:span text:style-name="MathematicaFormatStandardForm"><text:span text:style-name="T171"><draw:frame draw:style-name="fr3" draw:name="Object442" text:anchor-type="as-char" svg:y="-0.2043in" svg:width="1.4098in" svg:height="0.3283in" draw:z-index="490"><draw:object xlink:href="./Object 444" xlink:type="simple" xlink:show="embed" xlink:actuate="onLoad"/><draw:image xlink:href="./ObjectReplacements/Object 444" xlink:type="simple" xlink:show="embed" xlink:actuate="onLoad"/><svg:desc>formula</svg:desc></draw:frame></text:span></text:span></text:p>
      <text:p text:style-name="P275"><text:span text:style-name="MathematicaFormatStandardForm"><text:span text:style-name="T171"/></text:span></text:p>
      <text:p text:style-name="P277"><text:span text:style-name="MathematicaFormatStandardForm"><text:span text:style-name="T196">(</text:span></text:span><text:span text:style-name="MathematicaFormatStandardForm"><text:span text:style-name="T197">the following product </text:span></text:span><text:span text:style-name="MathematicaFormatStandardForm"><text:span text:style-name="T196">only </text:span></text:span><text:span text:style-name="MathematicaFormatStandardForm"><text:span text:style-name="T197">works </text:span></text:span><text:span text:style-name="MathematicaFormatStandardForm"><text:span text:style-name="T196">for -1 &lt; t &lt; 1 , </text:span></text:span><text:span text:style-name="MathematicaFormatStandardForm"><text:span text:style-name="T197">whereas the convolution version works for all t)</text:span></text:span></text:p>
      <text:p text:style-name="P277"><text:span text:style-name="MathematicaFormatStandardForm"><text:span text:style-name="T196"/></text:span></text:p>
      <text:p text:style-name="P277"><text:span text:style-name="MathematicaFormatStandardForm"><text:span text:style-name="T171"><draw:frame draw:style-name="fr3" draw:name="Object446" text:anchor-type="as-char" svg:y="-0.2228in" svg:width="1.0827in" svg:height="0.3665in" draw:z-index="503"><draw:object xlink:href="./Object 448" xlink:type="simple" xlink:show="embed" xlink:actuate="onLoad"/><draw:image xlink:href="./ObjectReplacements/Object 448" xlink:type="simple" xlink:show="embed" xlink:actuate="onLoad"/><svg:desc>formula</svg:desc></draw:frame></text:span></text:span></text:p>
      <text:p text:style-name="P275"><text:span text:style-name="MathematicaFormatStandardForm"><text:span text:style-name="T171"/></text:span></text:p>
      <text:p text:style-name="P276"><text:span text:style-name="MathematicaFormatStandardForm"><text:span text:style-name="T171"><draw:frame draw:style-name="fr3" draw:name="Object443" text:anchor-type="as-char" svg:y="-0.2228in" svg:width="2.8417in" svg:height="0.3717in" draw:z-index="491"><draw:object xlink:href="./Object 445" xlink:type="simple" xlink:show="embed" xlink:actuate="onLoad"/><draw:image xlink:href="./ObjectReplacements/Object 445" xlink:type="simple" xlink:show="embed" xlink:actuate="onLoad"/><svg:desc>formula</svg:desc></draw:frame></text:span></text:span></text:p>
      <text:p text:style-name="P276"><text:span text:style-name="MathematicaFormatStandardForm"><text:span text:style-name="T171"/></text:span></text:p>
      <text:p text:style-name="P276"><text:span text:style-name="MathematicaFormatStandardForm"><text:span text:style-name="T195">If t is real, this is</text:span></text:span></text:p>
      <text:p text:style-name="P276"><text:span text:style-name="MathematicaFormatStandardForm"><text:span text:style-name="T195"/></text:span></text:p>
      <text:p text:style-name="P276"><text:span text:style-name="MathematicaFormatStandardForm"><text:span text:style-name="T171"><draw:frame draw:style-name="fr3" draw:name="Object444" text:anchor-type="as-char" svg:y="-0.2228in" svg:width="1.7008in" svg:height="0.3665in" draw:z-index="492"><draw:object xlink:href="./Object 446" xlink:type="simple" xlink:show="embed" xlink:actuate="onLoad"/><draw:image xlink:href="./ObjectReplacements/Object 446" xlink:type="simple" xlink:show="embed" xlink:actuate="onLoad"/><svg:desc>formula</svg:desc></draw:frame></text:span></text:span></text:p>
      <text:p text:style-name="P353"><text:span text:style-name="MathematicaFormatStandardForm"><text:span text:style-name="T198">q analogs. <text:s/>Worth thinking about.</text:span></text:span></text:p>
      <text:p text:style-name="P278"><text:span text:style-name="MathematicaFormatStandardForm"><text:span text:style-name="T198"/></text:span></text:p>
      <text:p text:style-name="P279"><text:span text:style-name="MathematicaFormatStandardForm"><text:span text:style-name="T171"><draw:frame draw:style-name="fr3" draw:name="Object445" text:anchor-type="as-char" svg:y="-0.1827in" svg:width="1.6035in" svg:height="0.3154in" draw:z-index="494"><draw:object xlink:href="./Object 447" xlink:type="simple" xlink:show="embed" xlink:actuate="onLoad"/><draw:image xlink:href="./ObjectReplacements/Object 447" xlink:type="simple" xlink:show="embed" xlink:actuate="onLoad"/><svg:desc>formula</svg:desc></draw:frame></text:span></text:span></text:p>
      <text:p text:style-name="P279"><text:span text:style-name="MathematicaFormatStandardForm"><text:span text:style-name="T171"/></text:span></text:p>
      <text:p text:style-name="P279"><text:span text:style-name="MathematicaFormatStandardForm"><text:span text:style-name="T199">Given</text:span></text:span></text:p>
      <text:p text:style-name="P279"><text:span text:style-name="MathematicaFormatStandardForm"><text:span text:style-name="T171"/></text:span></text:p>
      <text:p text:style-name="P453"><text:span text:style-name="MathematicaFormatStandardForm"><text:span text:style-name="T171"><draw:frame draw:style-name="fr1" draw:name="Object447" text:anchor-type="as-char" svg:y="-0.2228in" svg:width="0.7035in" svg:height="0.5217in" draw:z-index="495"><draw:object xlink:href="./Object 449" xlink:type="simple" xlink:show="embed" xlink:actuate="onLoad"/><draw:image xlink:href="./ObjectReplacements/Object 449" xlink:type="simple" xlink:show="embed" xlink:actuate="onLoad"/><svg:desc>formula</svg:desc></draw:frame></text:span></text:span><text:span text:style-name="MathematicaFormatStandardForm"><text:span text:style-name="T171"><draw:frame draw:style-name="fr3" draw:name="Object623" text:anchor-type="as-char" svg:y="-0.1154in" svg:width="0.4484in" svg:height="0.1398in" draw:z-index="626"><draw:object xlink:href="./Object 627" xlink:type="simple" xlink:show="embed" xlink:actuate="onLoad"/><draw:image xlink:href="./ObjectReplacements/Object 627" xlink:type="simple" xlink:show="embed" xlink:actuate="onLoad"/><svg:desc>formula</svg:desc></draw:frame></text:span></text:span></text:p>
      <text:p text:style-name="P279"><text:span text:style-name="MathematicaFormatStandardForm"><text:span text:style-name="T171"/></text:span></text:p>
      <text:p text:style-name="P279"><text:span text:style-name="MathematicaFormatStandardForm"><text:span text:style-name="T171"><draw:frame draw:style-name="fr1" draw:name="Object494" text:anchor-type="as-char" svg:y="-0.3382in" svg:width="1.7189in" svg:height="0.4783in" draw:z-index="496"><draw:object xlink:href="./Object 497" xlink:type="simple" xlink:show="embed" xlink:actuate="onLoad"/><draw:image xlink:href="./ObjectReplacements/Object 497" xlink:type="simple" xlink:show="embed" xlink:actuate="onLoad"/><svg:desc>formula</svg:desc></draw:frame></text:span></text:span></text:p>
      <text:p text:style-name="P279"><text:span text:style-name="MathematicaFormatStandardForm"><text:span text:style-name="T171"/></text:span></text:p>
      <text:p text:style-name="P279"><text:span text:style-name="MathematicaFormatStandardForm"><text:span text:style-name="T171"><draw:frame draw:style-name="fr1" draw:name="Object691" text:anchor-type="as-char" svg:y="-0.3382in" svg:width="1.1835in" svg:height="0.4783in" draw:z-index="497"><draw:object xlink:href="./Object 498" xlink:type="simple" xlink:show="embed" xlink:actuate="onLoad"/><draw:image xlink:href="./ObjectReplacements/Object 498" xlink:type="simple" xlink:show="embed" xlink:actuate="onLoad"/><svg:desc>formula</svg:desc></draw:frame></text:span></text:span></text:p>
      <text:p text:style-name="P279"><text:span text:style-name="MathematicaFormatStandardForm"><text:span text:style-name="T171"/></text:span></text:p>
      <text:p text:style-name="P279"><text:span text:style-name="MathematicaFormatStandardForm"><text:span text:style-name="T199">this becomes</text:span></text:span></text:p>
      <text:p text:style-name="P279"><text:span text:style-name="MathematicaFormatStandardForm"><text:span text:style-name="T199"/></text:span></text:p>
      <text:p text:style-name="P453"><text:span text:style-name="MathematicaFormatStandardForm"><text:span text:style-name="T171"><draw:frame draw:style-name="fr1" draw:name="Object495" text:anchor-type="as-char" svg:y="-0.2272in" svg:width="0.9311in" svg:height="0.5256in" draw:z-index="498"><draw:object xlink:href="./Object 499" xlink:type="simple" xlink:show="embed" xlink:actuate="onLoad"/><draw:image xlink:href="./ObjectReplacements/Object 499" xlink:type="simple" xlink:show="embed" xlink:actuate="onLoad"/><svg:desc>formula</svg:desc></draw:frame></text:span></text:span><text:span text:style-name="MathematicaFormatStandardForm"><text:span text:style-name="T171"><draw:frame draw:style-name="fr3" draw:name="Object624" text:anchor-type="as-char" svg:y="-0.1783in" svg:width="1.1319in" svg:height="0.2783in" draw:z-index="627"><draw:object xlink:href="./Object 628" xlink:type="simple" xlink:show="embed" xlink:actuate="onLoad"/><draw:image xlink:href="./ObjectReplacements/Object 628" xlink:type="simple" xlink:show="embed" xlink:actuate="onLoad"/><svg:desc>formula</svg:desc></draw:frame></text:span></text:span></text:p>
      <text:p text:style-name="P279"><text:span text:style-name="MathematicaFormatStandardForm"><text:span text:style-name="T171"/></text:span></text:p>
      <text:p text:style-name="P279"><text:span text:style-name="MathematicaFormatStandardForm"><text:span text:style-name="T199">(but I maybe would prefer</text:span></text:span><text:span text:style-name="MathematicaFormatStandardForm"><text:span text:style-name="T171"><draw:frame draw:style-name="fr1" draw:name="Object496" text:anchor-type="as-char" svg:y="-0.2272in" svg:width="0.8839in" svg:height="0.3756in" draw:z-index="499"><draw:object xlink:href="./Object 500" xlink:type="simple" xlink:show="embed" xlink:actuate="onLoad"/><draw:image xlink:href="./ObjectReplacements/Object 500" xlink:type="simple" xlink:show="embed" xlink:actuate="onLoad"/><svg:desc>formula</svg:desc></draw:frame></text:span></text:span><text:span text:style-name="MathematicaFormatStandardForm"><text:span text:style-name="T171">?</text:span></text:span><text:span text:style-name="MathematicaFormatStandardForm"><text:span text:style-name="T199">)</text:span></text:span></text:p>
      <text:p text:style-name="P279"><text:span text:style-name="MathematicaFormatStandardForm"><text:span text:style-name="T199"/></text:span></text:p>
      <text:p text:style-name="P281"><text:span text:style-name="MathematicaFormatStandardForm"><text:span text:style-name="T171"><draw:frame draw:style-name="fr1" draw:name="Object498" text:anchor-type="as-char" svg:y="-0.3382in" svg:width="2.1319in" svg:height="0.4783in" draw:z-index="511"><draw:object xlink:href="./Object 502" xlink:type="simple" xlink:show="embed" xlink:actuate="onLoad"/><draw:image xlink:href="./ObjectReplacements/Object 502" xlink:type="simple" xlink:show="embed" xlink:actuate="onLoad"/><svg:desc>formula</svg:desc></draw:frame></text:span></text:span></text:p>
      <text:p text:style-name="P281"><text:span text:style-name="MathematicaFormatStandardForm"><text:span text:style-name="T171"/></text:span></text:p>
      <text:p text:style-name="P281"><text:span text:style-name="MathematicaFormatStandardForm"><text:span text:style-name="T171"><draw:frame draw:style-name="fr1" draw:name="Object497" text:anchor-type="as-char" svg:y="-0.3382in" svg:width="1.4917in" svg:height="0.4783in" draw:z-index="505"><draw:object xlink:href="./Object 501" xlink:type="simple" xlink:show="embed" xlink:actuate="onLoad"/><draw:image xlink:href="./ObjectReplacements/Object 501" xlink:type="simple" xlink:show="embed" xlink:actuate="onLoad"/><svg:desc>formula</svg:desc></draw:frame></text:span></text:span></text:p>
      <text:p text:style-name="P281"><text:span text:style-name="MathematicaFormatStandardForm"><text:span text:style-name="T171"/></text:span></text:p>
      <text:p text:style-name="P280"><text:span text:style-name="MathematicaFormatStandardForm"><text:span text:style-name="T200">More generalized, </text:span></text:span><text:span text:style-name="MathematicaFormatStandardForm"><text:span text:style-name="T199">this becomes</text:span></text:span></text:p>
      <text:p text:style-name="P280"><text:span text:style-name="MathematicaFormatStandardForm"><text:span text:style-name="T199"/></text:span></text:p>
      <text:p text:style-name="P454"><text:span text:style-name="MathematicaFormatStandardForm"><text:span text:style-name="T171"><draw:frame draw:style-name="fr1" draw:name="Object500" text:anchor-type="as-char" svg:y="-0.2272in" svg:width="0.9492in" svg:height="0.5256in" draw:z-index="500"><draw:object xlink:href="./Object 504" xlink:type="simple" xlink:show="embed" xlink:actuate="onLoad"/><draw:image xlink:href="./ObjectReplacements/Object 504" xlink:type="simple" xlink:show="embed" xlink:actuate="onLoad"/><svg:desc>formula</svg:desc></draw:frame></text:span></text:span><text:span text:style-name="MathematicaFormatStandardForm"><text:span text:style-name="T171"><draw:frame draw:style-name="fr3" draw:name="Object625" text:anchor-type="as-char" svg:y="-0.1783in" svg:width="1.6453in" svg:height="0.2783in" draw:z-index="628"><draw:object xlink:href="./Object 629" xlink:type="simple" xlink:show="embed" xlink:actuate="onLoad"/><draw:image xlink:href="./ObjectReplacements/Object 629" xlink:type="simple" xlink:show="embed" xlink:actuate="onLoad"/><svg:desc>formula</svg:desc></draw:frame></text:span></text:span></text:p>
      <text:p text:style-name="P280"><text:span text:style-name="MathematicaFormatStandardForm"><text:span text:style-name="T171"/></text:span></text:p>
      <text:p text:style-name="P280"><text:span text:style-name="MathematicaFormatStandardForm"><text:span text:style-name="T199">(but I maybe would prefer</text:span></text:span><text:span text:style-name="MathematicaFormatStandardForm"><text:span text:style-name="T171"><draw:frame draw:style-name="fr1" draw:name="Object501" text:anchor-type="as-char" svg:y="-0.2272in" svg:width="0.8902in" svg:height="0.3756in" draw:z-index="501"><draw:object xlink:href="./Object 505" xlink:type="simple" xlink:show="embed" xlink:actuate="onLoad"/><draw:image xlink:href="./ObjectReplacements/Object 505" xlink:type="simple" xlink:show="embed" xlink:actuate="onLoad"/><svg:desc>formula</svg:desc></draw:frame></text:span></text:span><text:span text:style-name="MathematicaFormatStandardForm"><text:span text:style-name="T171">?</text:span></text:span><text:span text:style-name="MathematicaFormatStandardForm"><text:span text:style-name="T199">)</text:span></text:span></text:p>
      <text:p text:style-name="P280"><text:span text:style-name="MathematicaFormatStandardForm"><text:span text:style-name="T199"/></text:span></text:p>
      <text:p text:style-name="P281"><text:span text:style-name="MathematicaFormatStandardForm"><text:span text:style-name="T171"><draw:frame draw:style-name="fr1" draw:name="Object502" text:anchor-type="as-char" svg:y="-0.3382in" svg:width="2.139in" svg:height="0.4783in" draw:z-index="508"><draw:object xlink:href="./Object 506" xlink:type="simple" xlink:show="embed" xlink:actuate="onLoad"/><draw:image xlink:href="./ObjectReplacements/Object 506" xlink:type="simple" xlink:show="embed" xlink:actuate="onLoad"/><svg:desc>formula</svg:desc></draw:frame></text:span></text:span></text:p>
      <text:p text:style-name="P281"><text:span text:style-name="MathematicaFormatStandardForm"><text:span text:style-name="T171"/></text:span></text:p>
      <text:p text:style-name="P281"><text:span text:style-name="MathematicaFormatStandardForm"><text:span text:style-name="T171"><draw:frame draw:style-name="fr1" draw:name="Object499" text:anchor-type="as-char" svg:y="-0.3382in" svg:width="1.4953in" svg:height="0.4783in" draw:z-index="504"><draw:object xlink:href="./Object 503" xlink:type="simple" xlink:show="embed" xlink:actuate="onLoad"/><draw:image xlink:href="./ObjectReplacements/Object 503" xlink:type="simple" xlink:show="embed" xlink:actuate="onLoad"/><svg:desc>formula</svg:desc></draw:frame></text:span></text:span></text:p>
      <text:p text:style-name="P281"><text:span text:style-name="MathematicaFormatStandardForm"><text:span text:style-name="T171"/></text:span></text:p>
      <text:p text:style-name="P282"><text:span text:style-name="MathematicaFormatStandardForm"><text:span text:style-name="T201">This actually looks like it’s mostly a straight forward extension of</text:span></text:span></text:p>
      <text:p text:style-name="P282"><text:span text:style-name="MathematicaFormatStandardForm"><text:span text:style-name="T201"/></text:span></text:p>
      <text:p text:style-name="P283"><text:soft-page-break/><text:span text:style-name="MathematicaFormatStandardForm"><text:span text:style-name="T171"><draw:frame draw:style-name="fr1" draw:name="Object503" text:anchor-type="as-char" svg:y="-0.2228in" svg:width="0.7035in" svg:height="0.5217in" draw:z-index="510"><draw:object xlink:href="./Object 507" xlink:type="simple" xlink:show="embed" xlink:actuate="onLoad"/><draw:image xlink:href="./ObjectReplacements/Object 507" xlink:type="simple" xlink:show="embed" xlink:actuate="onLoad"/><svg:desc>formula</svg:desc></draw:frame></text:span></text:span></text:p>
      <text:p text:style-name="P282"><text:span text:style-name="MathematicaFormatStandardForm"><text:span text:style-name="T171"/></text:span></text:p>
      <text:p text:style-name="P282"><text:span text:style-name="MathematicaFormatStandardForm"><text:span text:style-name="T201">For example,</text:span></text:span></text:p>
      <text:p text:style-name="P282"><text:span text:style-name="MathematicaFormatStandardForm"><text:span text:style-name="T201"/></text:span></text:p>
      <text:p text:style-name="P455"><text:span text:style-name="MathematicaFormatStandardForm"><text:span text:style-name="T171"><draw:frame draw:style-name="fr1" draw:name="Object504" text:anchor-type="as-char" svg:y="-0.2339in" svg:width="1.9618in" svg:height="0.5327in" draw:z-index="506"><draw:object xlink:href="./Object 508" xlink:type="simple" xlink:show="embed" xlink:actuate="onLoad"/><draw:image xlink:href="./ObjectReplacements/Object 508" xlink:type="simple" xlink:show="embed" xlink:actuate="onLoad"/><svg:desc>formula</svg:desc></draw:frame></text:span></text:span><text:span text:style-name="MathematicaFormatStandardForm"><text:span text:style-name="T171"><draw:frame draw:style-name="fr3" draw:name="Object626" text:anchor-type="as-char" svg:y="-0.0992in" svg:width="0.7874in" svg:height="0.128in" draw:z-index="629"><draw:object xlink:href="./Object 630" xlink:type="simple" xlink:show="embed" xlink:actuate="onLoad"/><draw:image xlink:href="./ObjectReplacements/Object 630" xlink:type="simple" xlink:show="embed" xlink:actuate="onLoad"/><svg:desc>formula</svg:desc></draw:frame></text:span></text:span></text:p>
      <text:p text:style-name="P282"><text:span text:style-name="MathematicaFormatStandardForm"><text:span text:style-name="T171"/></text:span></text:p>
      <text:p text:style-name="P282"><text:span text:style-name="MathematicaFormatStandardForm"><text:span text:style-name="T201">and</text:span></text:span></text:p>
      <text:p text:style-name="P282"><text:span text:style-name="MathematicaFormatStandardForm"><text:span text:style-name="T201"/></text:span></text:p>
      <text:p text:style-name="P455"><text:span text:style-name="MathematicaFormatStandardForm"><text:span text:style-name="T171"><draw:frame draw:style-name="fr1" draw:name="Object505" text:anchor-type="as-char" svg:y="-0.2075in" svg:width="3.028in" svg:height="0.5063in" draw:z-index="507"><draw:object xlink:href="./Object 509" xlink:type="simple" xlink:show="embed" xlink:actuate="onLoad"/><draw:image xlink:href="./ObjectReplacements/Object 509" xlink:type="simple" xlink:show="embed" xlink:actuate="onLoad"/><svg:desc>formula</svg:desc></draw:frame></text:span></text:span><text:span text:style-name="MathematicaFormatStandardForm"><text:span text:style-name="T171"><draw:frame draw:style-name="fr3" draw:name="Object627" text:anchor-type="as-char" svg:y="-0.1626in" svg:width="1.9252in" svg:height="0.2783in" draw:z-index="630"><draw:object xlink:href="./Object 631" xlink:type="simple" xlink:show="embed" xlink:actuate="onLoad"/><draw:image xlink:href="./ObjectReplacements/Object 631" xlink:type="simple" xlink:show="embed" xlink:actuate="onLoad"/><svg:desc>formula</svg:desc></draw:frame></text:span></text:span></text:p>
      <text:p text:style-name="P282"><text:span text:style-name="MathematicaFormatStandardForm"><text:span text:style-name="T171"/></text:span></text:p>
      <text:p text:style-name="P282"><text:span text:style-name="MathematicaFormatStandardForm"><text:span text:style-name="T171">…</text:span></text:span></text:p>
      <text:p text:style-name="P282"><text:span text:style-name="MathematicaFormatStandardForm"><text:span text:style-name="T171"/></text:span></text:p>
      <text:p text:style-name="P287"><text:span text:style-name="MathematicaFormatStandardForm"><text:span text:style-name="T203">Get back to this… but…</text:span></text:span></text:p>
      <text:p text:style-name="P287"><text:span text:style-name="MathematicaFormatStandardForm"><text:span text:style-name="T203"/></text:span></text:p>
      <text:p text:style-name="P287"><text:span text:style-name="MathematicaFormatStandardForm"><text:span text:style-name="T203">New game. <text:s/>Add a t or q parameter to </text:span></text:span><text:span text:style-name="MathematicaFormatStandardForm"><text:span text:style-name="T204">the discrete multiplicative version </text:span></text:span><text:span text:style-name="MathematicaFormatStandardForm"><text:span text:style-name="T203">things. <text:s/>Then take its derivative at 0.</text:span></text:span></text:p>
      <text:p text:style-name="P287"><text:span text:style-name="MathematicaFormatStandardForm"><text:span text:style-name="T203"/></text:span></text:p>
      <text:p text:style-name="P288"><text:span text:style-name="MathematicaFormatStandardForm"><text:span text:style-name="T171"><draw:frame draw:style-name="fr3" draw:name="Object510" text:anchor-type="as-char" svg:y="-0.1555in" svg:width="1.6563in" svg:height="0.2063in" draw:z-index="513"><draw:object xlink:href="./Object 514" xlink:type="simple" xlink:show="embed" xlink:actuate="onLoad"/><draw:image xlink:href="./ObjectReplacements/Object 514" xlink:type="simple" xlink:show="embed" xlink:actuate="onLoad"/><svg:desc>formula</svg:desc></draw:frame></text:span></text:span></text:p>
      <text:p text:style-name="P288"><text:span text:style-name="MathematicaFormatStandardForm"><text:span text:style-name="T171"/></text:span></text:p>
      <text:p text:style-name="P288"><text:span text:style-name="MathematicaFormatStandardForm"><text:span text:style-name="T171"><draw:frame draw:style-name="fr3" draw:name="Object511" text:anchor-type="as-char" svg:y="-0.1555in" svg:width="1.372in" svg:height="0.2063in" draw:z-index="514"><draw:object xlink:href="./Object 515" xlink:type="simple" xlink:show="embed" xlink:actuate="onLoad"/><draw:image xlink:href="./ObjectReplacements/Object 515" xlink:type="simple" xlink:show="embed" xlink:actuate="onLoad"/><svg:desc>formula</svg:desc></draw:frame></text:span></text:span></text:p>
      <text:p text:style-name="P288"><text:span text:style-name="MathematicaFormatStandardForm"><text:span text:style-name="T171"/></text:span></text:p>
      <text:p text:style-name="P288"><text:span text:style-name="MathematicaFormatStandardForm"><text:span text:style-name="T171"><draw:frame draw:style-name="fr3" draw:name="Object512" text:anchor-type="as-char" svg:y="-0.1555in" svg:width="1.789in" svg:height="0.2063in" draw:z-index="515"><draw:object xlink:href="./Object 516" xlink:type="simple" xlink:show="embed" xlink:actuate="onLoad"/><draw:image xlink:href="./ObjectReplacements/Object 516" xlink:type="simple" xlink:show="embed" xlink:actuate="onLoad"/><svg:desc>formula</svg:desc></draw:frame></text:span></text:span></text:p>
      <text:p text:style-name="P288"><text:span text:style-name="MathematicaFormatStandardForm"><text:span text:style-name="T171"/></text:span></text:p>
      <text:p text:style-name="P289"><text:span text:style-name="MathematicaFormatStandardForm"><text:span text:style-name="T171"><draw:frame draw:style-name="fr1" draw:name="Object513" text:anchor-type="as-char" svg:y="-0.2075in" svg:width="0.7437in" svg:height="0.5063in" draw:z-index="516"><draw:object xlink:href="./Object 517" xlink:type="simple" xlink:show="embed" xlink:actuate="onLoad"/><draw:image xlink:href="./ObjectReplacements/Object 517" xlink:type="simple" xlink:show="embed" xlink:actuate="onLoad"/><svg:desc>formula</svg:desc></draw:frame></text:span></text:span></text:p>
      <text:p text:style-name="P289"><text:span text:style-name="MathematicaFormatStandardForm"><text:span text:style-name="T171"/></text:span></text:p>
      <text:p text:style-name="P289"><text:span text:style-name="MathematicaFormatStandardForm"><text:span text:style-name="T171"><draw:frame draw:style-name="fr1" draw:name="Object514" text:anchor-type="as-char" svg:y="-0.35in" svg:width="2.0374in" svg:height="0.4902in" draw:z-index="517"><draw:object xlink:href="./Object 518" xlink:type="simple" xlink:show="embed" xlink:actuate="onLoad"/><draw:image xlink:href="./ObjectReplacements/Object 518" xlink:type="simple" xlink:show="embed" xlink:actuate="onLoad"/><svg:desc>formula</svg:desc></draw:frame></text:span></text:span></text:p>
      <text:p text:style-name="P289"><text:span text:style-name="MathematicaFormatStandardForm"><text:span text:style-name="T171"/></text:span></text:p>
      <text:p text:style-name="P289"><text:span text:style-name="MathematicaFormatStandardForm"><text:span text:style-name="T171"><draw:frame draw:style-name="fr1" draw:name="Object515" text:anchor-type="as-char" svg:y="-0.35in" svg:width="1.3453in" svg:height="0.4902in" draw:z-index="518"><draw:object xlink:href="./Object 519" xlink:type="simple" xlink:show="embed" xlink:actuate="onLoad"/><draw:image xlink:href="./ObjectReplacements/Object 519" xlink:type="simple" xlink:show="embed" xlink:actuate="onLoad"/><svg:desc>formula</svg:desc></draw:frame></text:span></text:span></text:p>
      <text:p text:style-name="P289"><text:span text:style-name="MathematicaFormatStandardForm"><text:span text:style-name="T171"/></text:span></text:p>
      <text:p text:style-name="P289"><text:span text:style-name="MathematicaFormatStandardForm"><text:span text:style-name="T205">And, in fact, exactly as expected,</text:span></text:span></text:p>
      <text:p text:style-name="P289"><text:span text:style-name="MathematicaFormatStandardForm"><text:span text:style-name="T205"/></text:span></text:p>
      <text:p text:style-name="P289"><text:span text:style-name="MathematicaFormatStandardForm"><text:span text:style-name="T171"><draw:frame draw:style-name="fr1" draw:name="Object516" text:anchor-type="as-char" svg:y="-0.2374in" svg:width="2.0307in" svg:height="0.5362in" draw:z-index="519"><draw:object xlink:href="./Object 520" xlink:type="simple" xlink:show="embed" xlink:actuate="onLoad"/><draw:image xlink:href="./ObjectReplacements/Object 520" xlink:type="simple" xlink:show="embed" xlink:actuate="onLoad"/><svg:desc>formula</svg:desc></draw:frame></text:span></text:span></text:p>
      <text:p text:style-name="P289"><text:span text:style-name="MathematicaFormatStandardForm"><text:span text:style-name="T171"/></text:span></text:p>
      <text:p text:style-name="P290"><text:span text:style-name="MathematicaFormatStandardForm"><text:span text:style-name="T206">and, more generally,</text:span></text:span></text:p>
      <text:p text:style-name="P290"><text:span text:style-name="MathematicaFormatStandardForm"><text:span text:style-name="T206"/></text:span></text:p>
      <text:p text:style-name="P290"><text:span text:style-name="MathematicaFormatStandardForm"><text:span text:style-name="T171"><draw:frame draw:style-name="fr1" draw:name="Object517" text:anchor-type="as-char" svg:y="-0.2374in" svg:width="2.0457in" svg:height="0.5362in" draw:z-index="520"><draw:object xlink:href="./Object 521" xlink:type="simple" xlink:show="embed" xlink:actuate="onLoad"/><draw:image xlink:href="./ObjectReplacements/Object 521" xlink:type="simple" xlink:show="embed" xlink:actuate="onLoad"/><svg:desc>formula</svg:desc></draw:frame></text:span></text:span></text:p>
      <text:p text:style-name="P290"><text:span text:style-name="MathematicaFormatStandardForm"><text:span text:style-name="T171"/></text:span></text:p>
      <text:p text:style-name="P290"><text:span text:style-name="MathematicaFormatStandardForm"><text:span text:style-name="T206">(Should the q in the denomenator be raised to a power? <text:s/>A little confused at this notation…)</text:span></text:span></text:p>
      <text:p text:style-name="P290"><text:span text:style-name="MathematicaFormatStandardForm"><text:span text:style-name="T206"/></text:span></text:p>
      <text:p text:style-name="P290"><text:span text:style-name="MathematicaFormatStandardForm"><text:span text:style-name="T206">…</text:span></text:span></text:p>
      <text:p text:style-name="P290"><text:span text:style-name="MathematicaFormatStandardForm"><text:span text:style-name="T206"/></text:span></text:p>
      <text:p text:style-name="P291"><text:soft-page-break/><text:span text:style-name="MathematicaFormatStandardForm"><text:span text:style-name="T171"><draw:frame draw:style-name="fr1" draw:name="Object518" text:anchor-type="as-char" svg:y="-0.1244in" svg:width="1.2008in" svg:height="0.1591in" draw:z-index="521"><draw:object xlink:href="./Object 522" xlink:type="simple" xlink:show="embed" xlink:actuate="onLoad"/><draw:image xlink:href="./ObjectReplacements/Object 522" xlink:type="simple" xlink:show="embed" xlink:actuate="onLoad"/><svg:desc>formula</svg:desc></draw:frame></text:span></text:span></text:p>
      <text:p text:style-name="P291"><text:span text:style-name="MathematicaFormatStandardForm"><text:span text:style-name="T171"/></text:span></text:p>
      <text:p text:style-name="P291"><text:span text:style-name="MathematicaFormatStandardForm"><text:span text:style-name="T171"><draw:frame draw:style-name="fr1" draw:name="Object519" text:anchor-type="as-char" svg:y="-0.3047in" svg:width="2.0102in" svg:height="0.4453in" draw:z-index="522"><draw:object xlink:href="./Object 523" xlink:type="simple" xlink:show="embed" xlink:actuate="onLoad"/><draw:image xlink:href="./ObjectReplacements/Object 523" xlink:type="simple" xlink:show="embed" xlink:actuate="onLoad"/><svg:desc>formula</svg:desc></draw:frame></text:span></text:span></text:p>
      <text:p text:style-name="P291"><text:span text:style-name="MathematicaFormatStandardForm"><text:span text:style-name="T103"/></text:span></text:p>
      <text:p text:style-name="P291"><text:span text:style-name="MathematicaFormatStandardForm"><text:span text:style-name="T171"><draw:frame draw:style-name="fr1" draw:name="Object520" text:anchor-type="as-char" svg:y="-0.3047in" svg:width="1.1028in" svg:height="0.4453in" draw:z-index="523"><draw:object xlink:href="./Object 524" xlink:type="simple" xlink:show="embed" xlink:actuate="onLoad"/><draw:image xlink:href="./ObjectReplacements/Object 524" xlink:type="simple" xlink:show="embed" xlink:actuate="onLoad"/><svg:desc>formula</svg:desc></draw:frame></text:span></text:span></text:p>
      <text:p text:style-name="P291"><text:span text:style-name="MathematicaFormatStandardForm"><text:span text:style-name="T103"/></text:span></text:p>
      <text:p text:style-name="P292"><text:span text:style-name="MathematicaFormatStandardForm"><text:span text:style-name="T171"><draw:frame draw:style-name="fr1" draw:name="Object521" text:anchor-type="as-char" svg:y="-0.1626in" svg:width="2.402in" svg:height="0.2866in" draw:z-index="524"><draw:object xlink:href="./Object 525" xlink:type="simple" xlink:show="embed" xlink:actuate="onLoad"/><draw:image xlink:href="./ObjectReplacements/Object 525" xlink:type="simple" xlink:show="embed" xlink:actuate="onLoad"/><svg:desc>formula</svg:desc></draw:frame></text:span></text:span></text:p>
      <text:p text:style-name="P292"><text:span text:style-name="MathematicaFormatStandardForm"><text:span text:style-name="T103"/></text:span></text:p>
      <text:p text:style-name="P292"><text:span text:style-name="MathematicaFormatStandardForm"><text:span text:style-name="T171"><draw:frame draw:style-name="fr1" draw:name="Object522" text:anchor-type="as-char" svg:y="-0.2083in" svg:width="1.8744in" svg:height="0.3374in" draw:z-index="525"><draw:object xlink:href="./Object 526" xlink:type="simple" xlink:show="embed" xlink:actuate="onLoad"/><draw:image xlink:href="./ObjectReplacements/Object 526" xlink:type="simple" xlink:show="embed" xlink:actuate="onLoad"/><svg:desc>formula</svg:desc></draw:frame></text:span></text:span></text:p>
      <text:p text:style-name="P497"><text:span text:style-name="MathematicaFormatStandardForm"><text:span text:style-name="T171"><draw:frame draw:style-name="fr3" draw:name="Object526" text:anchor-type="as-char" svg:y="-0.2228in" svg:width="1.0827in" svg:height="0.3665in" draw:z-index="537"><draw:object xlink:href="./Object 530" xlink:type="simple" xlink:show="embed" xlink:actuate="onLoad"/><draw:image xlink:href="./ObjectReplacements/Object 530" xlink:type="simple" xlink:show="embed" xlink:actuate="onLoad"/><svg:desc>formula</svg:desc></draw:frame></text:span></text:span></text:p>
      <text:p text:style-name="P293"><text:span text:style-name="MathematicaFormatStandardForm"><text:span text:style-name="T110"/></text:span></text:p>
      <text:p text:style-name="P293"><text:span text:style-name="MathematicaFormatStandardForm"><text:span text:style-name="T171"><draw:frame draw:style-name="fr3" draw:name="Object527" text:anchor-type="as-char" svg:y="-0.2417in" svg:width="1.128in" svg:height="0.3819in" draw:z-index="539"><draw:object xlink:href="./Object 531" xlink:type="simple" xlink:show="embed" xlink:actuate="onLoad"/><draw:image xlink:href="./ObjectReplacements/Object 531" xlink:type="simple" xlink:show="embed" xlink:actuate="onLoad"/><svg:desc>formula</svg:desc></draw:frame></text:span></text:span></text:p>
      <text:p text:style-name="P393"><text:span text:style-name="MathematicaFormatStandardForm"><text:span text:style-name="T106"/></text:span></text:p>
      <text:p text:style-name="P393"><text:span text:style-name="MathematicaFormatStandardForm"><text:span text:style-name="T106"><draw:frame draw:style-name="fr1" draw:name="Object523" text:anchor-type="as-char" svg:y="-0.2437in" svg:width="1.5075in" svg:height="0.3618in" draw:z-index="526"><draw:object xlink:href="./Object 527" xlink:type="simple" xlink:show="embed" xlink:actuate="onLoad"/><draw:image xlink:href="./ObjectReplacements/Object 527" xlink:type="simple" xlink:show="embed" xlink:actuate="onLoad"/><svg:desc>formula</svg:desc></draw:frame></text:span></text:span></text:p>
      <text:p text:style-name="P395"><text:span text:style-name="MathematicaFormatStandardForm"><text:span text:style-name="T106"/></text:span></text:p>
      <text:p text:style-name="P393"><text:span text:style-name="MathematicaFormatStandardForm"><text:span text:style-name="T131">This works for the multiplicative version. <text:s/></text:span></text:span><text:span text:style-name="MathematicaFormatStandardForm"><text:span text:style-name="T132">What does that even mean?</text:span></text:span></text:p>
      <text:p text:style-name="P393"><text:span text:style-name="MathematicaFormatStandardForm"><text:span text:style-name="T132"/></text:span></text:p>
      <text:p text:style-name="P395"><text:span text:style-name="MathematicaFormatStandardForm"><text:span text:style-name="T106"><draw:frame draw:style-name="fr1" draw:name="Object524" text:anchor-type="as-char" svg:y="-0.2339in" svg:width="1.3744in" svg:height="0.3874in" draw:z-index="527"><draw:object xlink:href="./Object 528" xlink:type="simple" xlink:show="embed" xlink:actuate="onLoad"/><draw:image xlink:href="./ObjectReplacements/Object 528" xlink:type="simple" xlink:show="embed" xlink:actuate="onLoad"/><svg:desc>formula</svg:desc></draw:frame></text:span></text:span></text:p>
      <text:p text:style-name="P395"><text:span text:style-name="MathematicaFormatStandardForm"><text:span text:style-name="T106"/></text:span></text:p>
      <text:p text:style-name="P395"><text:span text:style-name="MathematicaFormatStandardForm"><text:span text:style-name="T106"><draw:frame draw:style-name="fr1" draw:name="Object525" text:anchor-type="as-char" svg:y="-0.2228in" svg:width="1.5846in" svg:height="0.3756in" draw:z-index="530"><draw:object xlink:href="./Object 529" xlink:type="simple" xlink:show="embed" xlink:actuate="onLoad"/><draw:image xlink:href="./ObjectReplacements/Object 529" xlink:type="simple" xlink:show="embed" xlink:actuate="onLoad"/><svg:desc>formula</svg:desc></draw:frame></text:span></text:span></text:p>
      <text:p text:style-name="P394"><text:span text:style-name="MathematicaFormatStandardForm"><text:span text:style-name="T132"/></text:span></text:p>
      <text:p text:style-name="P300"><text:span text:style-name="MathematicaFormatStandardForm"><text:span text:style-name="T110"><draw:frame draw:style-name="fr3" draw:name="Object538" text:anchor-type="as-char" svg:y="-0.2043in" svg:width="1.5319in" svg:height="0.348in" draw:z-index="548"><draw:object xlink:href="./Object 542" xlink:type="simple" xlink:show="embed" xlink:actuate="onLoad"/><draw:image xlink:href="./ObjectReplacements/Object 542" xlink:type="simple" xlink:show="embed" xlink:actuate="onLoad"/><svg:desc>formula</svg:desc></draw:frame></text:span></text:span></text:p>
      <text:p text:style-name="P394"><text:span text:style-name="MathematicaFormatStandardForm"><text:span text:style-name="T132"/></text:span></text:p>
      <text:p text:style-name="P294"><text:span text:style-name="MathematicaFormatStandardForm"><text:span text:style-name="T171"><draw:frame draw:style-name="fr1" draw:name="Object528" text:anchor-type="as-char" svg:y="-0.2043in" svg:width="1.6035in" svg:height="0.348in" draw:z-index="531"><draw:object xlink:href="./Object 532" xlink:type="simple" xlink:show="embed" xlink:actuate="onLoad"/><draw:image xlink:href="./ObjectReplacements/Object 532" xlink:type="simple" xlink:show="embed" xlink:actuate="onLoad"/><svg:desc>formula</svg:desc></draw:frame></text:span></text:span></text:p>
      <text:p text:style-name="P294"><text:span text:style-name="MathematicaFormatStandardForm"><text:span text:style-name="T103"/></text:span></text:p>
      <text:p text:style-name="P294"><text:span text:style-name="MathematicaFormatStandardForm"><text:span text:style-name="T175"><draw:frame draw:style-name="fr1" draw:name="Object529" text:anchor-type="as-char" svg:y="-0.2228in" svg:width="1.3071in" svg:height="0.3665in" draw:z-index="532"><draw:object xlink:href="./Object 533" xlink:type="simple" xlink:show="embed" xlink:actuate="onLoad"/><draw:image xlink:href="./ObjectReplacements/Object 533" xlink:type="simple" xlink:show="embed" xlink:actuate="onLoad"/><svg:desc>formula</svg:desc></draw:frame></text:span></text:span></text:p>
      <text:p text:style-name="P294"><text:span text:style-name="MathematicaFormatStandardForm"><text:span text:style-name="T175"/></text:span></text:p>
      <text:p text:style-name="P295"><text:span text:style-name="MathematicaFormatStandardForm"><text:span text:style-name="T175"><draw:frame draw:style-name="fr1" draw:name="Object530" text:anchor-type="as-char" svg:y="-0.1437in" svg:width="5.7571in" svg:height="0.1783in" draw:z-index="533"><draw:object xlink:href="./Object 534" xlink:type="simple" xlink:show="embed" xlink:actuate="onLoad"/><draw:image xlink:href="./ObjectReplacements/Object 534" xlink:type="simple" xlink:show="embed" xlink:actuate="onLoad"/><svg:desc>formula</svg:desc></draw:frame></text:span></text:span></text:p>
      <text:p text:style-name="P295"><text:span text:style-name="MathematicaFormatStandardForm"><text:span text:style-name="T175"/></text:span></text:p>
      <text:p text:style-name="P296"><text:span text:style-name="MathematicaFormatStandardForm"><text:span text:style-name="T175"><draw:frame draw:style-name="fr1" draw:name="Object531" text:anchor-type="as-char" svg:y="-0.228in" svg:width="5.2063in" svg:height="0.352in" draw:z-index="534"><draw:object xlink:href="./Object 535" xlink:type="simple" xlink:show="embed" xlink:actuate="onLoad"/><draw:image xlink:href="./ObjectReplacements/Object 535" xlink:type="simple" xlink:show="embed" xlink:actuate="onLoad"/><svg:desc>formula</svg:desc></draw:frame></text:span></text:span></text:p>
      <text:p text:style-name="P296"><text:span text:style-name="MathematicaFormatStandardForm"><text:span text:style-name="T175"/></text:span></text:p>
      <text:p text:style-name="P296"><text:span text:style-name="MathematicaFormatStandardForm"><text:span text:style-name="T207">Hmm.</text:span></text:span></text:p>
      <text:p text:style-name="P296"><text:span text:style-name="MathematicaFormatStandardForm"><text:span text:style-name="T153"/></text:span></text:p>
      <text:p text:style-name="P296"><text:span text:style-name="MathematicaFormatStandardForm"><text:span text:style-name="T207">So, the mechanism looks something like this.</text:span></text:span></text:p>
      <text:p text:style-name="P296"><text:span text:style-name="MathematicaFormatStandardForm"><text:span text:style-name="T153"/></text:span></text:p>
      <text:p text:style-name="P296"><text:span text:style-name="MathematicaFormatStandardForm"><text:span text:style-name="T175"><draw:frame draw:style-name="fr1" draw:name="Object534" text:anchor-type="as-char" svg:y="-0.2228in" svg:width="1.2807in" svg:height="0.3638in" draw:z-index="541"><draw:object xlink:href="./Object 538" xlink:type="simple" xlink:show="embed" xlink:actuate="onLoad"/><draw:image xlink:href="./ObjectReplacements/Object 538" xlink:type="simple" xlink:show="embed" xlink:actuate="onLoad"/><svg:desc>formula</svg:desc></draw:frame></text:span></text:span></text:p>
      <text:p text:style-name="P296"><text:span text:style-name="MathematicaFormatStandardForm"><text:span text:style-name="T153"/></text:span></text:p>
      <text:p text:style-name="P296"><text:span text:style-name="MathematicaFormatStandardForm"><text:span text:style-name="T175"><draw:frame draw:style-name="fr1" draw:name="Object532" text:anchor-type="as-char" svg:y="-0.1555in" svg:width="0.9138in" svg:height="0.2937in" draw:z-index="535"><draw:object xlink:href="./Object 536" xlink:type="simple" xlink:show="embed" xlink:actuate="onLoad"/><draw:image xlink:href="./ObjectReplacements/Object 536" xlink:type="simple" xlink:show="embed" xlink:actuate="onLoad"/><svg:desc>formula</svg:desc></draw:frame></text:span></text:span></text:p>
      <text:p text:style-name="P296"><text:span text:style-name="MathematicaFormatStandardForm"><text:span text:style-name="T107"/></text:span></text:p>
      <text:p text:style-name="P298"><text:span text:style-name="MathematicaFormatStandardForm"><text:span text:style-name="T175"><draw:frame draw:style-name="fr1" draw:name="Object536" text:anchor-type="as-char" svg:y="-0.2228in" svg:width="1.3236in" svg:height="0.3764in" draw:z-index="542"><draw:object xlink:href="./Object 540" xlink:type="simple" xlink:show="embed" xlink:actuate="onLoad"/><draw:image xlink:href="./ObjectReplacements/Object 540" xlink:type="simple" xlink:show="embed" xlink:actuate="onLoad"/><svg:desc>formula</svg:desc></draw:frame></text:span></text:span></text:p>
      <text:p text:style-name="P296"><text:span text:style-name="MathematicaFormatStandardForm"><text:span text:style-name="T107"/></text:span></text:p>
      <text:p text:style-name="P296"><text:span text:style-name="MathematicaFormatStandardForm"><text:span text:style-name="T207">Here, </text:span></text:span><text:span text:style-name="MathematicaFormatStandardForm"><text:span text:style-name="T175"><draw:frame draw:style-name="fr1" draw:name="Object533" text:anchor-type="as-char" svg:y="-0.1244in" svg:width="0.361in" svg:height="0.1591in" draw:z-index="536"><draw:object xlink:href="./Object 537" xlink:type="simple" xlink:show="embed" xlink:actuate="onLoad"/><draw:image xlink:href="./ObjectReplacements/Object 537" xlink:type="simple" xlink:show="embed" xlink:actuate="onLoad"/><svg:desc>formula</svg:desc></draw:frame></text:span></text:span><text:span text:style-name="MathematicaFormatStandardForm"><text:span text:style-name="T207">is the prime zeta function. <text:s/>And so</text:span></text:span></text:p>
      <text:p text:style-name="P296"><text:span text:style-name="MathematicaFormatStandardForm"><text:span text:style-name="T153"/></text:span></text:p>
      <text:p text:style-name="P297"><text:span text:style-name="MathematicaFormatStandardForm"><text:span text:style-name="T175"><draw:frame draw:style-name="fr1" draw:name="Object535" text:anchor-type="as-char" svg:y="-0.1626in" svg:width="1.1681in" svg:height="0.2866in" draw:z-index="538"><draw:object xlink:href="./Object 539" xlink:type="simple" xlink:show="embed" xlink:actuate="onLoad"/><draw:image xlink:href="./ObjectReplacements/Object 539" xlink:type="simple" xlink:show="embed" xlink:actuate="onLoad"/><svg:desc>formula</svg:desc></draw:frame></text:span></text:span></text:p>
      <text:p text:style-name="P297"><text:span text:style-name="MathematicaFormatStandardForm"><text:span text:style-name="T107"/></text:span></text:p>
      <text:p text:style-name="P299"><text:span text:style-name="MathematicaFormatStandardForm"><text:span text:style-name="T208">But meanwhile,</text:span></text:span></text:p>
      <text:p text:style-name="P297"><text:span text:style-name="MathematicaFormatStandardForm"><text:span text:style-name="T107"/></text:span></text:p>
      <text:p text:style-name="P299"><text:span text:style-name="MathematicaFormatStandardForm"><text:span text:style-name="T175"><draw:frame draw:style-name="fr1" draw:name="Object537" text:anchor-type="as-char" svg:y="-0.2043in" svg:width="1.5717in" svg:height="0.348in" draw:z-index="540"><draw:object xlink:href="./Object 541" xlink:type="simple" xlink:show="embed" xlink:actuate="onLoad"/><draw:image xlink:href="./ObjectReplacements/Object 541" xlink:type="simple" xlink:show="embed" xlink:actuate="onLoad"/><svg:desc>formula</svg:desc></draw:frame></text:span></text:span></text:p>
      <text:p text:style-name="P299"><text:span text:style-name="MathematicaFormatStandardForm"><text:span text:style-name="T107"/></text:span></text:p>
      <text:p text:style-name="P300"><text:span text:style-name="MathematicaFormatStandardForm"><text:span text:style-name="T209">Huh.</text:span></text:span></text:p>
      <text:p text:style-name="P300"><text:soft-page-break/><text:span text:style-name="MathematicaFormatStandardForm"><text:span text:style-name="T154"/></text:span></text:p>
      <text:p text:style-name="P504"><text:span text:style-name="MathematicaFormatStandardForm"><text:span text:style-name="T106"><draw:frame draw:style-name="fr1" draw:name="Object540" text:anchor-type="as-char" svg:y="-0.2339in" svg:width="2.3244in" svg:height="0.3866in" draw:z-index="543"><draw:object xlink:href="./Object 544" xlink:type="simple" xlink:show="embed" xlink:actuate="onLoad"/><draw:image xlink:href="./ObjectReplacements/Object 544" xlink:type="simple" xlink:show="embed" xlink:actuate="onLoad"/><svg:desc>formula</svg:desc></draw:frame></text:span></text:span></text:p>
      <text:p text:style-name="P398"><text:span text:style-name="MathematicaFormatStandardForm"><text:span text:style-name="T106"/></text:span></text:p>
      <text:p text:style-name="P504"><text:span text:style-name="MathematicaFormatStandardForm"><text:span text:style-name="T106"><draw:frame draw:style-name="fr1" draw:name="Object541" text:anchor-type="as-char" svg:y="-0.2339in" svg:width="3.3126in" svg:height="0.3866in" draw:z-index="544"><draw:object xlink:href="./Object 545" xlink:type="simple" xlink:show="embed" xlink:actuate="onLoad"/><draw:image xlink:href="./ObjectReplacements/Object 545" xlink:type="simple" xlink:show="embed" xlink:actuate="onLoad"/><svg:desc>formula</svg:desc></draw:frame></text:span></text:span><text:span text:style-name="MathematicaFormatStandardForm"><text:span text:style-name="T110"><draw:frame draw:style-name="fr3" draw:name="Object628" text:anchor-type="as-char" svg:y="-0.1783in" svg:width="1.3374in" svg:height="0.2953in" draw:z-index="631"><draw:object xlink:href="./Object 632" xlink:type="simple" xlink:show="embed" xlink:actuate="onLoad"/><draw:image xlink:href="./ObjectReplacements/Object 632" xlink:type="simple" xlink:show="embed" xlink:actuate="onLoad"/><svg:desc>formula</svg:desc></draw:frame></text:span></text:span></text:p>
      <text:p text:style-name="P493"><text:span text:style-name="MathematicaFormatStandardForm"><text:span text:style-name="T155">Okay. So I get here, and this is where I feel like I’m going off the rails. <text:s/>Specifically my uncertainty about notation.</text:span></text:span></text:p>
      <text:p text:style-name="P184"><text:span text:style-name="MathematicaFormatStandardForm"><text:span text:style-name="T103"/></text:span></text:p>
      <text:p text:style-name="P184"><text:span text:style-name="MathematicaFormatStandardForm"><text:span text:style-name="T103"/></text:span></text:p>
      <text:p text:style-name="P184"><text:span text:style-name="MathematicaFormatStandardForm"><text:span text:style-name="T103"><draw:frame draw:style-name="fr1" draw:name="Object542" text:anchor-type="as-char" svg:y="-0.2228in" svg:width="3.6in" svg:height="0.5217in" draw:z-index="545"><draw:object xlink:href="./Object 547" xlink:type="simple" xlink:show="embed" xlink:actuate="onLoad"/><draw:image xlink:href="./ObjectReplacements/Object 547" xlink:type="simple" xlink:show="embed" xlink:actuate="onLoad"/><svg:desc>formula</svg:desc></draw:frame></text:span></text:span></text:p>
      <text:p text:style-name="P184"><text:span text:style-name="MathematicaFormatStandardForm"><text:span text:style-name="T103"><draw:frame draw:style-name="fr1" draw:name="Object543" text:anchor-type="as-char" svg:y="-0.2228in" svg:width="1.8602in" svg:height="0.348in" draw:z-index="546"><draw:object xlink:href="./Object 548" xlink:type="simple" xlink:show="embed" xlink:actuate="onLoad"/><draw:image xlink:href="./ObjectReplacements/Object 548" xlink:type="simple" xlink:show="embed" xlink:actuate="onLoad"/><svg:desc>formula</svg:desc></draw:frame></text:span></text:span><text:span text:style-name="MathematicaFormatStandardForm"><text:span text:style-name="T103">???</text:span></text:span></text:p>
      <text:p text:style-name="P184"><text:span text:style-name="MathematicaFormatStandardForm"><text:span text:style-name="T103"/></text:span></text:p>
      <text:p text:style-name="P456"><text:span text:style-name="MathematicaFormatStandardForm"><text:span text:style-name="T171"><draw:frame draw:style-name="fr3" draw:name="Object544" text:anchor-type="as-char" svg:y="-0.2339in" svg:width="1.1555in" svg:height="0.3752in" draw:z-index="547"><draw:object xlink:href="./Object 546" xlink:type="simple" xlink:show="embed" xlink:actuate="onLoad"/><draw:image xlink:href="./ObjectReplacements/Object 546" xlink:type="simple" xlink:show="embed" xlink:actuate="onLoad"/><svg:desc>formula</svg:desc></draw:frame></text:span></text:span><text:span text:style-name="MathematicaFormatStandardForm"><text:span text:style-name="T171"><draw:frame draw:style-name="fr3" draw:name="Object629" text:anchor-type="as-char" svg:y="-0.1783in" svg:width="0.6807in" svg:height="0.2783in" draw:z-index="632"><draw:object xlink:href="./Object 633" xlink:type="simple" xlink:show="embed" xlink:actuate="onLoad"/><draw:image xlink:href="./ObjectReplacements/Object 633" xlink:type="simple" xlink:show="embed" xlink:actuate="onLoad"/><svg:desc>formula</svg:desc></draw:frame></text:span></text:span></text:p>
      <text:p text:style-name="P301"><text:span text:style-name="MathematicaFormatStandardForm"><text:span text:style-name="T103"/></text:span></text:p>
      <text:p text:style-name="P456"><text:span text:style-name="MathematicaFormatStandardForm"><text:span text:style-name="T171"><draw:frame draw:style-name="fr3" draw:name="Object547" text:anchor-type="as-char" svg:y="-0.3382in" svg:width="1.6311in" svg:height="0.4783in" draw:z-index="550"><draw:object xlink:href="./Object 551" xlink:type="simple" xlink:show="embed" xlink:actuate="onLoad"/><draw:image xlink:href="./ObjectReplacements/Object 551" xlink:type="simple" xlink:show="embed" xlink:actuate="onLoad"/><svg:desc>formula</svg:desc></draw:frame></text:span></text:span><text:span text:style-name="MathematicaFormatStandardForm"><text:span text:style-name="T171"><draw:frame draw:style-name="fr3" draw:name="Object631" text:anchor-type="as-char" svg:y="-0.1783in" svg:width="0.7311in" svg:height="0.2953in" draw:z-index="634"><draw:object xlink:href="./Object 635" xlink:type="simple" xlink:show="embed" xlink:actuate="onLoad"/><draw:image xlink:href="./ObjectReplacements/Object 635" xlink:type="simple" xlink:show="embed" xlink:actuate="onLoad"/><svg:desc>formula</svg:desc></draw:frame></text:span></text:span></text:p>
      <text:p text:style-name="P301"><text:span text:style-name="MathematicaFormatStandardForm"><text:span text:style-name="T103"/></text:span></text:p>
      <text:p text:style-name="P456"><text:span text:style-name="MathematicaFormatStandardForm"><text:span text:style-name="T171"><draw:frame draw:style-name="fr3" draw:name="Object546" text:anchor-type="as-char" svg:y="-0.2339in" svg:width="1.3535in" svg:height="0.3752in" draw:z-index="549"><draw:object xlink:href="./Object 550" xlink:type="simple" xlink:show="embed" xlink:actuate="onLoad"/><draw:image xlink:href="./ObjectReplacements/Object 550" xlink:type="simple" xlink:show="embed" xlink:actuate="onLoad"/><svg:desc>formula</svg:desc></draw:frame></text:span></text:span><text:span text:style-name="MathematicaFormatStandardForm"><text:span text:style-name="T171"><draw:frame draw:style-name="fr3" draw:name="Object630" text:anchor-type="as-char" svg:y="-0.1783in" svg:width="0.6772in" svg:height="0.2783in" draw:z-index="633"><draw:object xlink:href="./Object 634" xlink:type="simple" xlink:show="embed" xlink:actuate="onLoad"/><draw:image xlink:href="./ObjectReplacements/Object 634" xlink:type="simple" xlink:show="embed" xlink:actuate="onLoad"/><svg:desc>formula</svg:desc></draw:frame></text:span></text:span></text:p>
      <text:p text:style-name="P301"><text:span text:style-name="MathematicaFormatStandardForm"><text:span text:style-name="T103"/></text:span></text:p>
      <text:p text:style-name="P456"><text:span text:style-name="MathematicaFormatStandardForm"><text:span text:style-name="T171"><draw:frame draw:style-name="fr3" draw:name="Object550" text:anchor-type="as-char" svg:y="-0.3382in" svg:width="1.7339in" svg:height="0.4783in" draw:z-index="552"><draw:object xlink:href="./Object 554" xlink:type="simple" xlink:show="embed" xlink:actuate="onLoad"/><draw:image xlink:href="./ObjectReplacements/Object 554" xlink:type="simple" xlink:show="embed" xlink:actuate="onLoad"/><svg:desc>formula</svg:desc></draw:frame></text:span></text:span><text:span text:style-name="MathematicaFormatStandardForm"><text:span text:style-name="T171"><draw:frame draw:style-name="fr3" draw:name="Object632" text:anchor-type="as-char" svg:y="-0.1783in" svg:width="0.728in" svg:height="0.2953in" draw:z-index="635"><draw:object xlink:href="./Object 636" xlink:type="simple" xlink:show="embed" xlink:actuate="onLoad"/><draw:image xlink:href="./ObjectReplacements/Object 636" xlink:type="simple" xlink:show="embed" xlink:actuate="onLoad"/><svg:desc>formula</svg:desc></draw:frame></text:span></text:span></text:p>
      <text:p text:style-name="P301"><text:span text:style-name="MathematicaFormatStandardForm"><text:span text:style-name="T103"/></text:span></text:p>
      <text:p text:style-name="P302"><text:span text:style-name="MathematicaFormatStandardForm"><text:span text:style-name="T210">(Note: <text:s/>The notation suggests the alternative of</text:span></text:span></text:p>
      <text:p text:style-name="P302"><text:span text:style-name="MathematicaFormatStandardForm"><text:span text:style-name="T156"/></text:span></text:p>
      <text:p text:style-name="P302"><text:span text:style-name="MathematicaFormatStandardForm"><text:span text:style-name="T171"><draw:frame draw:style-name="fr3" draw:name="Object549" text:anchor-type="as-char" svg:y="-0.3382in" svg:width="1.6783in" svg:height="0.4783in" draw:z-index="553"><draw:object xlink:href="./Object 553" xlink:type="simple" xlink:show="embed" xlink:actuate="onLoad"/><draw:image xlink:href="./ObjectReplacements/Object 553" xlink:type="simple" xlink:show="embed" xlink:actuate="onLoad"/><svg:desc>formula</svg:desc></draw:frame></text:span></text:span></text:p>
      <text:p text:style-name="P302"><text:span text:style-name="MathematicaFormatStandardForm"><text:span text:style-name="T103"/></text:span></text:p>
      <text:p text:style-name="P302"><text:span text:style-name="MathematicaFormatStandardForm"><text:span text:style-name="T171"><draw:frame draw:style-name="fr3" draw:name="Object548" text:anchor-type="as-char" svg:y="-0.2339in" svg:width="1.3535in" svg:height="0.3752in" draw:z-index="551"><draw:object xlink:href="./Object 552" xlink:type="simple" xlink:show="embed" xlink:actuate="onLoad"/><draw:image xlink:href="./ObjectReplacements/Object 552" xlink:type="simple" xlink:show="embed" xlink:actuate="onLoad"/><svg:desc>formula</svg:desc></draw:frame></text:span></text:span></text:p>
      <text:p text:style-name="P302"><text:span text:style-name="MathematicaFormatStandardForm"><text:span text:style-name="T171"/></text:span></text:p>
      <text:p text:style-name="P303"><text:span text:style-name="MathematicaFormatStandardForm"><text:span text:style-name="T212">This seems to work, maybe?</text:span></text:span><text:span text:style-name="MathematicaFormatStandardForm"><text:span text:style-name="T211"> <text:s/></text:span></text:span><text:span text:style-name="MathematicaFormatStandardForm"><text:span text:style-name="T212">But w</text:span></text:span><text:span text:style-name="MathematicaFormatStandardForm"><text:span text:style-name="T211">hatever it is that it’s summing up to, it’s </text:span></text:span><text:span text:style-name="MathematicaFormatStandardForm"><text:span text:style-name="T212">a notational mess.</text:span></text:span></text:p>
      <text:p text:style-name="P302"><text:span text:style-name="MathematicaFormatStandardForm"><text:span text:style-name="T171"/></text:span></text:p>
      <text:p text:style-name="P303"><text:span text:style-name="MathematicaFormatStandardForm"><text:span text:style-name="T211">As one data point,</text:span></text:span></text:p>
      <text:p text:style-name="P303"><text:span text:style-name="MathematicaFormatStandardForm"><text:span text:style-name="T211"/></text:span></text:p>
      <text:p text:style-name="P303"><text:span text:style-name="MathematicaFormatStandardForm"><text:span text:style-name="T171"><draw:frame draw:style-name="fr3" draw:name="Object551" text:anchor-type="as-char" svg:y="-0.2228in" svg:width="1.2563in" svg:height="0.3638in" draw:z-index="554"><draw:object xlink:href="./Object 555" xlink:type="simple" xlink:show="embed" xlink:actuate="onLoad"/><draw:image xlink:href="./ObjectReplacements/Object 555" xlink:type="simple" xlink:show="embed" xlink:actuate="onLoad"/><svg:desc>formula</svg:desc></draw:frame></text:span></text:span></text:p>
      <text:p text:style-name="P302"><text:span text:style-name="MathematicaFormatStandardForm"><text:span text:style-name="T171"/></text:span></text:p>
      <text:p text:style-name="P303"><text:span text:style-name="MathematicaFormatStandardForm"><text:span text:style-name="T211">and</text:span></text:span></text:p>
      <text:p text:style-name="P302"><text:span text:style-name="MathematicaFormatStandardForm"><text:span text:style-name="T171"/></text:span></text:p>
      <text:p text:style-name="P303"><text:span text:style-name="MathematicaFormatStandardForm"><text:span text:style-name="T171"><draw:frame draw:style-name="fr3" draw:name="Object552" text:anchor-type="as-char" svg:y="-0.2228in" svg:width="1.3535in" svg:height="0.3665in" draw:z-index="555"><draw:object xlink:href="./Object 556" xlink:type="simple" xlink:show="embed" xlink:actuate="onLoad"/><draw:image xlink:href="./ObjectReplacements/Object 556" xlink:type="simple" xlink:show="embed" xlink:actuate="onLoad"/><svg:desc>formula</svg:desc></draw:frame></text:span></text:span></text:p>
      <text:p text:style-name="P303"><text:span text:style-name="MathematicaFormatStandardForm"><text:span text:style-name="T171"/></text:span></text:p>
      <text:p text:style-name="P303"><text:span text:style-name="MathematicaFormatStandardForm"><text:span text:style-name="T211">BUT</text:span></text:span></text:p>
      <text:p text:style-name="P303"><text:span text:style-name="MathematicaFormatStandardForm"><text:span text:style-name="T211"/></text:span></text:p>
      <text:p text:style-name="P303"><text:span text:style-name="MathematicaFormatStandardForm"><text:span text:style-name="T171"><draw:frame draw:style-name="fr3" draw:name="Object553" text:anchor-type="as-char" svg:y="-0.2228in" svg:width="2.6228in" svg:height="0.3665in" draw:z-index="556"><draw:object xlink:href="./Object 557" xlink:type="simple" xlink:show="embed" xlink:actuate="onLoad"/><draw:image xlink:href="./ObjectReplacements/Object 557" xlink:type="simple" xlink:show="embed" xlink:actuate="onLoad"/><svg:desc>formula</svg:desc></draw:frame></text:span></text:span></text:p>
      <text:p text:style-name="P302"><text:span text:style-name="MathematicaFormatStandardForm"><text:span text:style-name="T171"/></text:span></text:p>
      <text:p text:style-name="P302"><text:span text:style-name="MathematicaFormatStandardForm"><text:span text:style-name="T210">)</text:span></text:span></text:p>
      <text:p text:style-name="P302"><text:span text:style-name="MathematicaFormatStandardForm"><text:span text:style-name="T210"/></text:span></text:p>
      <text:p text:style-name="P303"><text:span text:style-name="MathematicaFormatStandardForm"><text:span text:style-name="T1"><draw:frame draw:style-name="fr3" draw:name="Object555" text:anchor-type="as-char" svg:y="-0.2339in" svg:width="1.228in" svg:height="0.3752in" draw:z-index="558"><draw:object xlink:href="./Object 559" xlink:type="simple" xlink:show="embed" xlink:actuate="onLoad"/><draw:image xlink:href="./ObjectReplacements/Object 559" xlink:type="simple" xlink:show="embed" xlink:actuate="onLoad"/><svg:desc>formula</svg:desc></draw:frame></text:span></text:span></text:p>
      <text:p text:style-name="P303"><text:span text:style-name="MathematicaFormatStandardForm"><text:span text:style-name="T68"/></text:span></text:p>
      <text:p text:style-name="P303"><text:soft-page-break/><text:span text:style-name="MathematicaFormatStandardForm"><text:span text:style-name="T1"><draw:frame draw:style-name="fr3" draw:name="Object556" text:anchor-type="as-char" svg:y="-0.2339in" svg:width="1.5138in" svg:height="0.3752in" draw:z-index="559"><draw:object xlink:href="./Object 560" xlink:type="simple" xlink:show="embed" xlink:actuate="onLoad"/><draw:image xlink:href="./ObjectReplacements/Object 560" xlink:type="simple" xlink:show="embed" xlink:actuate="onLoad"/><svg:desc>formula</svg:desc></draw:frame></text:span></text:span></text:p>
      <text:p text:style-name="P303"><text:span text:style-name="MathematicaFormatStandardForm"><text:span text:style-name="T68"/></text:span></text:p>
      <text:p text:style-name="P303"><text:span text:style-name="MathematicaFormatStandardForm"><text:span text:style-name="T171"><draw:frame draw:style-name="fr3" draw:name="Object554" text:anchor-type="as-char" svg:y="-0.2339in" svg:width="1.9016in" svg:height="0.3752in" draw:z-index="557"><draw:object xlink:href="./Object 558" xlink:type="simple" xlink:show="embed" xlink:actuate="onLoad"/><draw:image xlink:href="./ObjectReplacements/Object 558" xlink:type="simple" xlink:show="embed" xlink:actuate="onLoad"/><svg:desc>formula</svg:desc></draw:frame></text:span></text:span></text:p>
      <text:p text:style-name="P304"><text:span text:style-name="MathematicaFormatStandardForm"><text:span text:style-name="T171"/></text:span></text:p>
      <text:p text:style-name="P304"><text:span text:style-name="MathematicaFormatStandardForm"><text:span text:style-name="T171"><draw:frame draw:style-name="fr3" draw:name="Object557" text:anchor-type="as-char" svg:y="-0.2339in" svg:width="1.589in" svg:height="0.3752in" draw:z-index="560"><draw:object xlink:href="./Object 561" xlink:type="simple" xlink:show="embed" xlink:actuate="onLoad"/><draw:image xlink:href="./ObjectReplacements/Object 561" xlink:type="simple" xlink:show="embed" xlink:actuate="onLoad"/><svg:desc>formula</svg:desc></draw:frame></text:span></text:span></text:p>
      <text:p text:style-name="P304"><text:span text:style-name="MathematicaFormatStandardForm"><text:span text:style-name="T171"/></text:span></text:p>
      <text:p text:style-name="P304"><text:span text:style-name="MathematicaFormatStandardForm"><text:span text:style-name="T171"><draw:frame draw:style-name="fr3" draw:name="Object558" text:anchor-type="as-char" svg:y="-0.3382in" svg:width="1.9827in" svg:height="0.4783in" draw:z-index="561"><draw:object xlink:href="./Object 562" xlink:type="simple" xlink:show="embed" xlink:actuate="onLoad"/><draw:image xlink:href="./ObjectReplacements/Object 562" xlink:type="simple" xlink:show="embed" xlink:actuate="onLoad"/><svg:desc>formula</svg:desc></draw:frame></text:span></text:span></text:p>
      <text:p text:style-name="P304"><text:span text:style-name="MathematicaFormatStandardForm"><text:span text:style-name="T171"/></text:span></text:p>
      <text:p text:style-name="P305"><text:span text:style-name="MathematicaFormatStandardForm"><text:span text:style-name="T212">(put this away for now:</text:span></text:span></text:p>
      <text:p text:style-name="P305"><text:span text:style-name="MathematicaFormatStandardForm"><text:span text:style-name="T212"/></text:span></text:p>
      <text:p text:style-name="P305"><text:span text:style-name="MathematicaFormatStandardForm"><text:span text:style-name="T171"><draw:frame draw:style-name="fr3" draw:name="Object560" text:anchor-type="as-char" svg:y="-0.3382in" svg:width="4.0673in" svg:height="0.4783in" draw:z-index="563"><draw:object xlink:href="./Object 564" xlink:type="simple" xlink:show="embed" xlink:actuate="onLoad"/><draw:image xlink:href="./ObjectReplacements/Object 564" xlink:type="simple" xlink:show="embed" xlink:actuate="onLoad"/><svg:desc>formula</svg:desc></draw:frame></text:span></text:span></text:p>
      <text:p text:style-name="P305"><text:span text:style-name="MathematicaFormatStandardForm"><text:span text:style-name="T171"/></text:span></text:p>
      <text:p text:style-name="P305"><text:span text:style-name="MathematicaFormatStandardForm"><text:span text:style-name="T171"><draw:frame draw:style-name="fr3" draw:name="Object559" text:anchor-type="as-char" svg:y="-0.3382in" svg:width="3.1866in" svg:height="0.4783in" draw:z-index="562"><draw:object xlink:href="./Object 563" xlink:type="simple" xlink:show="embed" xlink:actuate="onLoad"/><draw:image xlink:href="./ObjectReplacements/Object 563" xlink:type="simple" xlink:show="embed" xlink:actuate="onLoad"/><svg:desc>formula</svg:desc></draw:frame></text:span></text:span></text:p>
      <text:p text:style-name="P305"><text:span text:style-name="MathematicaFormatStandardForm"><text:span text:style-name="T171"/></text:span></text:p>
      <text:p text:style-name="P305"><text:span text:style-name="MathematicaFormatStandardForm"><text:span text:style-name="T212">Actually, this works… maybe?</text:span></text:span></text:p>
      <text:p text:style-name="P305"><text:span text:style-name="MathematicaFormatStandardForm"><text:span text:style-name="T212"/></text:span></text:p>
      <text:p text:style-name="P305"><text:span text:style-name="MathematicaFormatStandardForm"><text:span text:style-name="T212">Anyway. <text:s/>Revisit. <text:s/>Think about notation.</text:span></text:span></text:p>
      <text:p text:style-name="P305"><text:span text:style-name="MathematicaFormatStandardForm"><text:span text:style-name="T171"/></text:span></text:p>
      <text:p text:style-name="P305"><text:span text:style-name="MathematicaFormatStandardForm"><text:span text:style-name="T212">)</text:span></text:span></text:p>
      <text:p text:style-name="P305"><text:span text:style-name="MathematicaFormatStandardForm"><text:span text:style-name="T212"/></text:span></text:p>
      <text:p text:style-name="P306"><text:span text:style-name="MathematicaFormatStandardForm"><text:span text:style-name="T213">So, to restate, I want </text:span></text:span><text:span text:style-name="MathematicaFormatStandardForm"><text:span text:style-name="T214">to see if</text:span></text:span></text:p>
      <text:p text:style-name="P185"><text:span text:style-name="MathematicaFormatStandardForm"><text:span text:style-name="T134"/></text:span></text:p>
      <text:p text:style-name="P185"><draw:frame draw:style-name="fr1" draw:name="Object562" text:anchor-type="as-char" svg:y="-0.2228in" svg:width="2.2807in" svg:height="0.5217in" draw:z-index="564"><draw:object xlink:href="./Object 565" xlink:type="simple" xlink:show="embed" xlink:actuate="onLoad"/><draw:image xlink:href="./ObjectReplacements/Object 565" xlink:type="simple" xlink:show="embed" xlink:actuate="onLoad"/><svg:desc>formula</svg:desc></draw:frame></text:p>
      <text:p text:style-name="P307"><text:span text:style-name="MathematicaFormatStandardForm"><text:span text:style-name="T215">or something like that.</text:span></text:span></text:p>
      <text:p text:style-name="P307"><text:span text:style-name="MathematicaFormatStandardForm"><text:span text:style-name="T215"/></text:span></text:p>
      <text:p text:style-name="P308"><text:span text:style-name="MathematicaFormatStandardForm"><text:span text:style-name="T216">As an aside, all of the following are, though kind of trivially obvious (they’re just substituting x with other more complicated values):</text:span></text:span></text:p>
      <text:p text:style-name="P308"><text:span text:style-name="MathematicaFormatStandardForm"><text:span text:style-name="T216"/></text:span></text:p>
      <text:p text:style-name="P308"><text:span text:style-name="MathematicaFormatStandardForm"><text:span text:style-name="T171"><draw:frame draw:style-name="fr3" draw:name="Object561" text:anchor-type="as-char" svg:y="-0.1839in" svg:width="1.0811in" svg:height="0.3252in" draw:z-index="565"><draw:object xlink:href="./Object 566" xlink:type="simple" xlink:show="embed" xlink:actuate="onLoad"/><draw:image xlink:href="./ObjectReplacements/Object 566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8"><text:span text:style-name="MathematicaFormatStandardForm"><text:span text:style-name="T171"><draw:frame draw:style-name="fr3" draw:name="Object563" text:anchor-type="as-char" svg:y="-0.1839in" svg:width="1.6138in" svg:height="0.3252in" draw:z-index="566"><draw:object xlink:href="./Object 567" xlink:type="simple" xlink:show="embed" xlink:actuate="onLoad"/><draw:image xlink:href="./ObjectReplacements/Object 567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8"><text:span text:style-name="MathematicaFormatStandardForm"><text:span text:style-name="T171"><draw:frame draw:style-name="fr3" draw:name="Object564" text:anchor-type="as-char" svg:y="-0.1839in" svg:width="2.0465in" svg:height="0.3252in" draw:z-index="567"><draw:object xlink:href="./Object 568" xlink:type="simple" xlink:show="embed" xlink:actuate="onLoad"/><draw:image xlink:href="./ObjectReplacements/Object 568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8"><text:span text:style-name="MathematicaFormatStandardForm"><text:span text:style-name="T171"><draw:frame draw:style-name="fr3" draw:name="Object566" text:anchor-type="as-char" svg:y="-0.1839in" svg:width="1.4307in" svg:height="0.3252in" draw:z-index="569"><draw:object xlink:href="./Object 570" xlink:type="simple" xlink:show="embed" xlink:actuate="onLoad"/><draw:image xlink:href="./ObjectReplacements/Object 570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8"><text:span text:style-name="MathematicaFormatStandardForm"><text:span text:style-name="T171"><draw:frame draw:style-name="fr3" draw:name="Object567" text:anchor-type="as-char" svg:y="-0.1839in" svg:width="1.9839in" svg:height="0.3252in" draw:z-index="570"><draw:object xlink:href="./Object 571" xlink:type="simple" xlink:show="embed" xlink:actuate="onLoad"/><draw:image xlink:href="./ObjectReplacements/Object 571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8"><text:span text:style-name="MathematicaFormatStandardForm"><text:span text:style-name="T171"><draw:frame draw:style-name="fr3" draw:name="Object565" text:anchor-type="as-char" svg:y="-0.1839in" svg:width="2.5846in" svg:height="0.3252in" draw:z-index="568"><draw:object xlink:href="./Object 569" xlink:type="simple" xlink:show="embed" xlink:actuate="onLoad"/><draw:image xlink:href="./ObjectReplacements/Object 569" xlink:type="simple" xlink:show="embed" xlink:actuate="onLoad"/><svg:desc>formula</svg:desc></draw:frame></text:span></text:span></text:p>
      <text:p text:style-name="P308"><text:span text:style-name="MathematicaFormatStandardForm"><text:span text:style-name="T171"/></text:span></text:p>
      <text:p text:style-name="P309"><text:soft-page-break/><text:span text:style-name="MathematicaFormatStandardForm"><text:span text:style-name="T217">Eh. <text:s/>Muddled. <text:s/>Restate.</text:span></text:span></text:p>
      <text:p text:style-name="P354"><text:span text:style-name="MathematicaFormatStandardForm"><text:span text:style-name="T171"><draw:frame draw:style-name="fr3" draw:name="Object568" text:anchor-type="as-char" svg:y="-0.3382in" svg:width="4.0673in" svg:height="0.4783in" draw:z-index="571"><draw:object xlink:href="./Object 572" xlink:type="simple" xlink:show="embed" xlink:actuate="onLoad"/><draw:image xlink:href="./ObjectReplacements/Object 572" xlink:type="simple" xlink:show="embed" xlink:actuate="onLoad"/><svg:desc>formula</svg:desc></draw:frame></text:span></text:span></text:p>
      <text:p text:style-name="P309"><text:span text:style-name="MathematicaFormatStandardForm"><text:span text:style-name="T171"/></text:span></text:p>
      <text:p text:style-name="P309"><text:span text:style-name="MathematicaFormatStandardForm"><text:span text:style-name="T171"><draw:frame draw:style-name="fr3" draw:name="Object569" text:anchor-type="as-char" svg:y="-0.3382in" svg:width="4.7693in" svg:height="0.4783in" draw:z-index="572"><draw:object xlink:href="./Object 573" xlink:type="simple" xlink:show="embed" xlink:actuate="onLoad"/><draw:image xlink:href="./ObjectReplacements/Object 573" xlink:type="simple" xlink:show="embed" xlink:actuate="onLoad"/><svg:desc>formula</svg:desc></draw:frame></text:span></text:span></text:p>
      <text:p text:style-name="P310"><text:span text:style-name="MathematicaFormatStandardForm"><text:span text:style-name="T171"/></text:span></text:p>
      <text:p text:style-name="P311"><text:span text:style-name="MathematicaFormatStandardForm"><text:span text:style-name="T218">AH HA!</text:span></text:span></text:p>
      <text:p text:style-name="P310"><text:span text:style-name="MathematicaFormatStandardForm"><text:span text:style-name="T171"/></text:span></text:p>
      <text:p text:style-name="P310"><text:span text:style-name="MathematicaFormatStandardForm"><text:span text:style-name="T171"><draw:frame draw:style-name="fr3" draw:name="Object570" text:anchor-type="as-char" svg:y="-0.3382in" svg:width="4.7508in" svg:height="0.4783in" draw:z-index="573"><draw:object xlink:href="./Object 574" xlink:type="simple" xlink:show="embed" xlink:actuate="onLoad"/><draw:image xlink:href="./ObjectReplacements/Object 574" xlink:type="simple" xlink:show="embed" xlink:actuate="onLoad"/><svg:desc>formula</svg:desc></draw:frame></text:span></text:span></text:p>
      <text:p text:style-name="P310"><text:span text:style-name="MathematicaFormatStandardForm"><text:span text:style-name="T171"/></text:span></text:p>
      <text:p text:style-name="P311"><text:span text:style-name="MathematicaFormatStandardForm"><text:span text:style-name="T171"><draw:frame draw:style-name="fr2" draw:name="Object571" text:anchor-type="as-char" svg:y="-0.2547in" svg:width="2.3291in" svg:height="0.4165in" draw:z-index="574"><draw:object xlink:href="./Object 575" xlink:type="simple" xlink:show="embed" xlink:actuate="onLoad"/><draw:image xlink:href="./ObjectReplacements/Object 575" xlink:type="simple" xlink:show="embed" xlink:actuate="onLoad"/><svg:desc>formula</svg:desc></draw:frame></text:span></text:span></text:p>
      <text:p text:style-name="P311"><text:span text:style-name="MathematicaFormatStandardForm"><text:span text:style-name="T171"/></text:span></text:p>
      <text:p text:style-name="P311"><text:span text:style-name="MathematicaFormatStandardForm"><text:span text:style-name="T218">Okay! <text:s/>Pochhammer as negative binomial (or really, vice versa).</text:span></text:span></text:p>
      <text:p text:style-name="P311"><text:span text:style-name="MathematicaFormatStandardForm"><text:span text:style-name="T218"/></text:span></text:p>
      <text:p text:style-name="P312"><text:span text:style-name="MathematicaFormatStandardForm"><text:span text:style-name="T219">SO.</text:span></text:span></text:p>
      <text:p text:style-name="P312"><text:span text:style-name="MathematicaFormatStandardForm"><text:span text:style-name="T219"/></text:span></text:p>
      <text:p text:style-name="P186"><text:span text:style-name="MathematicaFormatStandardForm"><text:span text:style-name="T171"><draw:frame draw:style-name="fr2" draw:name="Object572" text:anchor-type="as-char" svg:y="-0.248in" svg:width="1.802in" svg:height="0.5673in" draw:z-index="575"><draw:object xlink:href="./Object 576" xlink:type="simple" xlink:show="embed" xlink:actuate="onLoad"/><draw:image xlink:href="./ObjectReplacements/Object 576" xlink:type="simple" xlink:show="embed" xlink:actuate="onLoad"/><svg:desc>formula</svg:desc></draw:frame></text:span></text:span></text:p>
      <text:p text:style-name="P186"><text:span text:style-name="MathematicaFormatStandardForm"><text:span text:style-name="T237"/></text:span></text:p>
      <text:p text:style-name="P186"><text:span text:style-name="MathematicaFormatStandardForm"><text:span text:style-name="T219">Ok.</text:span></text:span></text:p>
      <text:p text:style-name="P186"><text:span text:style-name="MathematicaFormatStandardForm"><text:span text:style-name="T219"/></text:span></text:p>
      <text:p text:style-name="P187"><text:span text:style-name="MathematicaFormatStandardForm"><text:span text:style-name="T171"><draw:frame draw:style-name="fr1" draw:name="Object573" text:anchor-type="as-char" svg:y="-0.378in" svg:width="1.1972in" svg:height="0.502in" draw:z-index="576"><draw:object xlink:href="./Object 577" xlink:type="simple" xlink:show="embed" xlink:actuate="onLoad"/><draw:image xlink:href="./ObjectReplacements/Object 577" xlink:type="simple" xlink:show="embed" xlink:actuate="onLoad"/><svg:desc>formula</svg:desc></draw:frame></text:span></text:span></text:p>
      <text:p text:style-name="P355"><text:span text:style-name="MathematicaFormatStandardForm"><text:span text:style-name="T220">Drawing from this</text:span></text:span></text:p>
      <text:p text:style-name="P313"><text:span text:style-name="MathematicaFormatStandardForm"><text:span text:style-name="T171"/></text:span></text:p>
      <text:p text:style-name="P313"><text:span text:style-name="MathematicaFormatStandardForm"><text:span text:style-name="T171"><draw:frame draw:style-name="fr3" draw:name="Object574" text:anchor-type="as-char" svg:y="-0.2228in" svg:width="1.6319in" svg:height="0.348in" draw:z-index="577"><draw:object xlink:href="./Object 578" xlink:type="simple" xlink:show="embed" xlink:actuate="onLoad"/><draw:image xlink:href="./ObjectReplacements/Object 578" xlink:type="simple" xlink:show="embed" xlink:actuate="onLoad"/><svg:desc>formula</svg:desc></draw:frame></text:span></text:span></text:p>
      <text:p text:style-name="P313"><text:span text:style-name="MathematicaFormatStandardForm"><text:span text:style-name="T110"/></text:span></text:p>
      <text:p text:style-name="P314"><text:span text:style-name="MathematicaFormatStandardForm"><text:span text:style-name="T220">And revisiting this</text:span></text:span></text:p>
      <text:p text:style-name="P313"><text:span text:style-name="MathematicaFormatStandardForm"><text:span text:style-name="T110"/></text:span></text:p>
      <text:p text:style-name="P188"><text:span text:style-name="MathematicaFormatStandardForm"><text:span text:style-name="T103"><draw:frame draw:style-name="fr1" draw:name="Object575" text:anchor-type="as-char" svg:y="-0.378in" svg:width="1.1972in" svg:height="0.502in" draw:z-index="578"><draw:object xlink:href="./Object 579" xlink:type="simple" xlink:show="embed" xlink:actuate="onLoad"/><draw:image xlink:href="./ObjectReplacements/Object 579" xlink:type="simple" xlink:show="embed" xlink:actuate="onLoad"/><svg:desc>formula</svg:desc></draw:frame></text:span></text:span></text:p>
      <text:p text:style-name="P188"><text:span text:style-name="MathematicaFormatStandardForm"><text:span text:style-name="T103"/></text:span></text:p>
      <text:p text:style-name="P189"><text:span text:style-name="MathematicaFormatStandardForm"><text:span text:style-name="T135">speculate:</text:span></text:span></text:p>
      <text:p text:style-name="P189"><text:span text:style-name="MathematicaFormatStandardForm"><text:span text:style-name="T135"/></text:span></text:p>
      <text:p text:style-name="P415"><text:span text:style-name="MathematicaFormatStandardForm"><text:span text:style-name="T103"><draw:frame draw:style-name="fr2" draw:name="Object576" text:anchor-type="as-char" svg:y="-0.2437in" svg:width="2.3228in" svg:height="0.3898in" draw:z-index="579"><draw:object xlink:href="./Object 580" xlink:type="simple" xlink:show="embed" xlink:actuate="onLoad"/><draw:image xlink:href="./ObjectReplacements/Object 580" xlink:type="simple" xlink:show="embed" xlink:actuate="onLoad"/><svg:desc>formula</svg:desc></draw:frame></text:span></text:span><text:span text:style-name="MathematicaFormatStandardForm"><text:span text:style-name="T110"><draw:frame draw:style-name="fr3" draw:name="Object633" text:anchor-type="as-char" svg:y="-0.1783in" svg:width="1.4217in" svg:height="0.2953in" draw:z-index="636"><draw:object xlink:href="./Object 637" xlink:type="simple" xlink:show="embed" xlink:actuate="onLoad"/><draw:image xlink:href="./ObjectReplacements/Object 637" xlink:type="simple" xlink:show="embed" xlink:actuate="onLoad"/><svg:desc>formula</svg:desc></draw:frame></text:span></text:span></text:p>
      <text:p text:style-name="P189"><text:span text:style-name="MathematicaFormatStandardForm"><text:span text:style-name="T103"/></text:span></text:p>
      <text:p text:style-name="P189"><text:span text:style-name="MathematicaFormatStandardForm"><text:span text:style-name="T135">Yep! <text:s/>True!</text:span></text:span></text:p>
      <text:p text:style-name="P189"><text:span text:style-name="MathematicaFormatStandardForm"><text:span text:style-name="T135"/></text:span></text:p>
      <text:p text:style-name="P190"><text:span text:style-name="MathematicaFormatStandardForm"><text:span text:style-name="T136">Then… huh. <text:s/></text:span></text:span><text:span text:style-name="MathematicaFormatStandardForm"><text:span text:style-name="T137">The notation does not make this obvious.</text:span></text:span></text:p>
      <text:p text:style-name="P190"><text:span text:style-name="MathematicaFormatStandardForm"><text:span text:style-name="T137"/></text:span></text:p>
      <text:p text:style-name="P191"><text:span text:style-name="MathematicaFormatStandardForm"><text:span text:style-name="T138">Back in the old days, after fiddling, I arrived at the following three equivalent forms.</text:span></text:span></text:p>
      <text:p text:style-name="P190"><text:span text:style-name="MathematicaFormatStandardForm"><text:span text:style-name="T137"/></text:span></text:p>
      <text:p text:style-name="P191"><text:span text:style-name="MathematicaFormatStandardForm"><text:span text:style-name="T103"><draw:frame draw:style-name="fr1" draw:name="Object578" text:anchor-type="as-char" svg:y="-0.1437in" svg:width="1.9535in" svg:height="0.1783in" draw:z-index="580"><draw:object xlink:href="./Object 582" xlink:type="simple" xlink:show="embed" xlink:actuate="onLoad"/><draw:image xlink:href="./ObjectReplacements/Object 582" xlink:type="simple" xlink:show="embed" xlink:actuate="onLoad"/><svg:desc>formula</svg:desc></draw:frame></text:span></text:span></text:p>
      <text:p text:style-name="P191"><text:span text:style-name="MathematicaFormatStandardForm"><text:span text:style-name="T103"/></text:span></text:p>
      <text:p text:style-name="P191"><text:span text:style-name="MathematicaFormatStandardForm"><text:span text:style-name="T138">Works great.</text:span></text:span></text:p>
      <text:p text:style-name="P191"><text:span text:style-name="MathematicaFormatStandardForm"><text:span text:style-name="T138"/></text:span></text:p>
      <text:p text:style-name="P191"><text:span text:style-name="MathematicaFormatStandardForm"><text:span text:style-name="T138">Here, though, I have… um...</text:span></text:span></text:p>
      <text:p text:style-name="P191"><text:span text:style-name="MathematicaFormatStandardForm"><text:span text:style-name="T103"/></text:span></text:p>
      <text:p text:style-name="P191"><text:span text:style-name="MathematicaFormatStandardForm"><text:span text:style-name="T103"><draw:frame draw:style-name="fr1" draw:name="Object577" text:anchor-type="as-char" svg:y="-0.2043in" svg:width="3.0689in" svg:height="0.3283in" draw:z-index="581"><draw:object xlink:href="./Object 581" xlink:type="simple" xlink:show="embed" xlink:actuate="onLoad"/><draw:image xlink:href="./ObjectReplacements/Object 581" xlink:type="simple" xlink:show="embed" xlink:actuate="onLoad"/><svg:desc>formula</svg:desc></draw:frame></text:span></text:span></text:p>
      <text:p text:style-name="P190"><text:span text:style-name="MathematicaFormatStandardForm"><text:span text:style-name="T103"/></text:span></text:p>
      <text:p text:style-name="P191"><text:span text:style-name="MathematicaFormatStandardForm"><text:span text:style-name="T138">Now, without brackets, this would be</text:span></text:span></text:p>
      <text:p text:style-name="P191"><text:span text:style-name="MathematicaFormatStandardForm"><text:span text:style-name="T138"/></text:span></text:p>
      <text:p text:style-name="P191"><text:span text:style-name="MathematicaFormatStandardForm"><text:span text:style-name="T103"><draw:frame draw:style-name="fr1" draw:name="Object579" text:anchor-type="as-char" svg:y="-0.1437in" svg:width="2.0339in" svg:height="0.1783in" draw:z-index="582"><draw:object xlink:href="./Object 583" xlink:type="simple" xlink:show="embed" xlink:actuate="onLoad"/><draw:image xlink:href="./ObjectReplacements/Object 583" xlink:type="simple" xlink:show="embed" xlink:actuate="onLoad"/><svg:desc>formula</svg:desc></draw:frame></text:span></text:span></text:p>
      <text:p text:style-name="P191"><text:span text:style-name="MathematicaFormatStandardForm"><text:span text:style-name="T103"/></text:span></text:p>
      <text:p text:style-name="P191"><text:span text:style-name="MathematicaFormatStandardForm"><text:span text:style-name="T138">Hmm.</text:span></text:span></text:p>
      <text:p text:style-name="P191"><text:span text:style-name="MathematicaFormatStandardForm"><text:span text:style-name="T138"/></text:span></text:p>
      <text:p text:style-name="P315"><text:span text:style-name="MathematicaFormatStandardForm"><text:span text:style-name="T171"><draw:frame draw:style-name="fr3" draw:name="Object580" text:anchor-type="as-char" svg:y="-0.3382in" svg:width="4.0634in" svg:height="0.4783in" draw:z-index="583"><draw:object xlink:href="./Object 584" xlink:type="simple" xlink:show="embed" xlink:actuate="onLoad"/><draw:image xlink:href="./ObjectReplacements/Object 584" xlink:type="simple" xlink:show="embed" xlink:actuate="onLoad"/><svg:desc>formula</svg:desc></draw:frame></text:span></text:span></text:p>
      <text:p text:style-name="P315"><text:span text:style-name="MathematicaFormatStandardForm"><text:span text:style-name="T110"/></text:span></text:p>
      <text:p text:style-name="P315"><text:span text:style-name="MathematicaFormatStandardForm"><text:span text:style-name="T171">…</text:span></text:span></text:p>
      <text:p text:style-name="P315"><text:span text:style-name="MathematicaFormatStandardForm"><text:span text:style-name="T171"/></text:span></text:p>
      <text:p text:style-name="P316"><text:span text:style-name="MathematicaFormatStandardForm"><text:span text:style-name="T221">best just to try a few more?</text:span></text:span></text:p>
      <text:p text:style-name="P316"><text:span text:style-name="MathematicaFormatStandardForm"><text:span text:style-name="T139"/></text:span></text:p>
      <text:p text:style-name="P416"><text:span text:style-name="MathematicaFormatStandardForm"><text:span text:style-name="T103"><draw:frame draw:style-name="fr2" draw:name="Object581" text:anchor-type="as-char" svg:y="-0.2252in" svg:width="3.7929in" svg:height="0.3701in" draw:z-index="584"><draw:object xlink:href="./Object 585" xlink:type="simple" xlink:show="embed" xlink:actuate="onLoad"/><draw:image xlink:href="./ObjectReplacements/Object 585" xlink:type="simple" xlink:show="embed" xlink:actuate="onLoad"/><svg:desc>formula</svg:desc></draw:frame></text:span></text:span><text:span text:style-name="MathematicaFormatStandardForm"><text:span text:style-name="T110"><draw:frame draw:style-name="fr3" draw:name="Object634" text:anchor-type="as-char" svg:y="-0.1626in" svg:width="2.5398in" svg:height="0.2783in" draw:z-index="637"><draw:object xlink:href="./Object 638" xlink:type="simple" xlink:show="embed" xlink:actuate="onLoad"/><draw:image xlink:href="./ObjectReplacements/Object 638" xlink:type="simple" xlink:show="embed" xlink:actuate="onLoad"/><svg:desc>formula</svg:desc></draw:frame></text:span></text:span></text:p>
      <text:p text:style-name="P192"><text:span text:style-name="MathematicaFormatStandardForm"><text:span text:style-name="T107"/></text:span></text:p>
      <text:p text:style-name="P192"><text:span text:style-name="MathematicaFormatStandardForm"><text:span text:style-name="T140">HRM. </text:span></text:span><text:span text:style-name="MathematicaFormatStandardForm"><text:span text:style-name="T141">Unlike in the more familiar case, </text:span></text:span><text:span text:style-name="MathematicaFormatStandardForm"><text:span text:style-name="T103"><draw:frame draw:style-name="fr1" draw:name="Object582" text:anchor-type="as-char" svg:y="-0.1244in" svg:width="0.9744in" svg:height="0.1583in" draw:z-index="585"><draw:object xlink:href="./Object 586" xlink:type="simple" xlink:show="embed" xlink:actuate="onLoad"/><draw:image xlink:href="./ObjectReplacements/Object 586" xlink:type="simple" xlink:show="embed" xlink:actuate="onLoad"/><svg:desc>formula</svg:desc></draw:frame></text:span></text:span><text:span text:style-name="MathematicaFormatStandardForm"><text:span text:style-name="T103">. <text:s/></text:span></text:span><text:span text:style-name="MathematicaFormatStandardForm"><text:span text:style-name="T142">And, thus,</text:span></text:span><text:span text:style-name="MathematicaFormatStandardForm"><text:span text:style-name="T103"><draw:frame draw:style-name="fr1" draw:name="Object583" text:anchor-type="as-char" svg:y="-0.2043in" svg:width="1.3437in" svg:height="0.3283in" draw:z-index="586"><draw:object xlink:href="./Object 587" xlink:type="simple" xlink:show="embed" xlink:actuate="onLoad"/><draw:image xlink:href="./ObjectReplacements/Object 587" xlink:type="simple" xlink:show="embed" xlink:actuate="onLoad"/><svg:desc>formula</svg:desc></draw:frame></text:span></text:span><text:span text:style-name="MathematicaFormatStandardForm"><text:span text:style-name="T103">.</text:span></text:span></text:p>
      <text:p text:style-name="P192"><text:span text:style-name="MathematicaFormatStandardForm"><text:span text:style-name="T103"/></text:span></text:p>
      <text:p text:style-name="P402"><text:span text:style-name="MathematicaFormatStandardForm"><text:span text:style-name="T143">How far can this go? <text:s/>It doesn’t seem like lots of other normal identities hold.</text:span></text:span></text:p>
      <text:p text:style-name="P492"><text:span text:style-name="MathematicaFormatStandardForm"><text:span text:style-name="T151">I need to think more clearly, much more, about this notation.</text:span></text:span></text:p>
      <text:p text:style-name="P403"><text:span text:style-name="MathematicaFormatStandardForm"><text:span text:style-name="T103"/></text:span></text:p>
      <text:p text:style-name="P403"><text:span text:style-name="MathematicaFormatStandardForm"><text:span text:style-name="T103"><draw:frame draw:style-name="fr1" draw:name="Object584" text:anchor-type="as-char" svg:y="-0.2437in" svg:width="1.8835in" svg:height="0.348in" draw:z-index="587"><draw:object xlink:href="./Object 588" xlink:type="simple" xlink:show="embed" xlink:actuate="onLoad"/><draw:image xlink:href="./ObjectReplacements/Object 588" xlink:type="simple" xlink:show="embed" xlink:actuate="onLoad"/><svg:desc>formula</svg:desc></draw:frame></text:span></text:span></text:p>
      <text:p text:style-name="P403"><text:span text:style-name="MathematicaFormatStandardForm"><text:span text:style-name="T103"/></text:span></text:p>
      <text:p text:style-name="P403"><text:span text:style-name="MathematicaFormatStandardForm"><text:span text:style-name="T137">The notation does not make this obvious.</text:span></text:span></text:p>
      <text:p text:style-name="P403"><text:span text:style-name="MathematicaFormatStandardForm"><text:span text:style-name="T137"/></text:span></text:p>
      <text:p text:style-name="P403"><text:span text:style-name="MathematicaFormatStandardForm"><text:span text:style-name="T144">Meanwhile,</text:span></text:span></text:p>
      <text:p text:style-name="P403"><text:span text:style-name="MathematicaFormatStandardForm"><text:span text:style-name="T137"/></text:span></text:p>
      <text:p text:style-name="P403"><text:span text:style-name="MathematicaFormatStandardForm"><text:span text:style-name="T103"><draw:frame draw:style-name="fr1" draw:name="Object585" text:anchor-type="as-char" svg:y="-0.1437in" svg:width="1.9535in" svg:height="0.1783in" draw:z-index="588"><draw:object xlink:href="./Object 589" xlink:type="simple" xlink:show="embed" xlink:actuate="onLoad"/><draw:image xlink:href="./ObjectReplacements/Object 589" xlink:type="simple" xlink:show="embed" xlink:actuate="onLoad"/><svg:desc>formula</svg:desc></draw:frame></text:span></text:span></text:p>
      <text:p text:style-name="P403"><text:span text:style-name="MathematicaFormatStandardForm"><text:span text:style-name="T103"/></text:span></text:p>
      <text:p text:style-name="P405"><text:span text:style-name="MathematicaFormatStandardForm"><text:span text:style-name="T146">and</text:span></text:span></text:p>
      <text:p text:style-name="P405"><text:span text:style-name="MathematicaFormatStandardForm"><text:span text:style-name="T146"/></text:span></text:p>
      <text:p text:style-name="P405"><text:span text:style-name="MathematicaFormatStandardForm"><text:span text:style-name="T103"><draw:frame draw:style-name="fr1" draw:name="Object586" text:anchor-type="as-char" svg:y="-0.1437in" svg:width="3.3516in" svg:height="0.1783in" draw:z-index="589"><draw:object xlink:href="./Object 590" xlink:type="simple" xlink:show="embed" xlink:actuate="onLoad"/><draw:image xlink:href="./ObjectReplacements/Object 590" xlink:type="simple" xlink:show="embed" xlink:actuate="onLoad"/><svg:desc>formula</svg:desc></draw:frame></text:span></text:span></text:p>
      <text:p text:style-name="P403"><text:span text:style-name="MathematicaFormatStandardForm"><text:span text:style-name="T103"/></text:span></text:p>
      <text:p text:style-name="P403"><text:span text:style-name="MathematicaFormatStandardForm"><text:span text:style-name="T144">Is there some other way to write the first thing that WOULD make it obvious?</text:span></text:span></text:p>
      <text:p text:style-name="P403"><text:span text:style-name="MathematicaFormatStandardForm"><text:span text:style-name="T144"/></text:span></text:p>
      <text:p text:style-name="P404"><text:span text:style-name="MathematicaFormatStandardForm"><text:span text:style-name="T145">Probably worth thinking about what the limits of these things, in relation to n, look like.</text:span></text:span></text:p>
      <text:p text:style-name="P404"><text:span text:style-name="MathematicaFormatStandardForm"><text:span text:style-name="T145"/></text:span></text:p>
      <text:p text:style-name="P406"><text:span text:style-name="MathematicaFormatStandardForm"><text:span text:style-name="T147">What is that limit?</text:span></text:span></text:p>
      <text:p text:style-name="P406"><text:span text:style-name="MathematicaFormatStandardForm"><text:span text:style-name="T147"/></text:span></text:p>
      <text:p text:style-name="P406"><text:span text:style-name="MathematicaFormatStandardForm"><text:span text:style-name="T103"><draw:frame draw:style-name="fr1" draw:name="Object587" text:anchor-type="as-char" svg:y="-0.2339in" svg:width="1.4638in" svg:height="0.3752in" draw:z-index="590"><draw:object xlink:href="./Object 591" xlink:type="simple" xlink:show="embed" xlink:actuate="onLoad"/><draw:image xlink:href="./ObjectReplacements/Object 591" xlink:type="simple" xlink:show="embed" xlink:actuate="onLoad"/><svg:desc>formula</svg:desc></draw:frame></text:span></text:span></text:p>
      <text:p text:style-name="P406"><text:span text:style-name="MathematicaFormatStandardForm"><text:span text:style-name="T103"/></text:span></text:p>
      <text:p text:style-name="P406"><text:span text:style-name="MathematicaFormatStandardForm"><text:span text:style-name="T103"><draw:frame draw:style-name="fr1" draw:name="Object588" text:anchor-type="as-char" svg:y="-0.3382in" svg:width="1.798in" svg:height="0.4783in" draw:z-index="591"><draw:object xlink:href="./Object 592" xlink:type="simple" xlink:show="embed" xlink:actuate="onLoad"/><draw:image xlink:href="./ObjectReplacements/Object 592" xlink:type="simple" xlink:show="embed" xlink:actuate="onLoad"/><svg:desc>formula</svg:desc></draw:frame></text:span></text:span></text:p>
      <text:p text:style-name="P406"><text:span text:style-name="MathematicaFormatStandardForm"><text:span text:style-name="T103"/></text:span></text:p>
      <text:p text:style-name="P407"><text:span text:style-name="MathematicaFormatStandardForm"><text:span text:style-name="T103"><draw:frame draw:style-name="fr1" draw:name="Object589" text:anchor-type="as-char" svg:y="-0.2228in" svg:width="1.4992in" svg:height="0.348in" draw:z-index="592"><draw:object xlink:href="./Object 593" xlink:type="simple" xlink:show="embed" xlink:actuate="onLoad"/><draw:image xlink:href="./ObjectReplacements/Object 593" xlink:type="simple" xlink:show="embed" xlink:actuate="onLoad"/><svg:desc>formula</svg:desc></draw:frame></text:span></text:span></text:p>
      <text:p text:style-name="P407"><text:span text:style-name="MathematicaFormatStandardForm"><text:span text:style-name="T103"/></text:span></text:p>
      <text:p text:style-name="P407"><text:span text:style-name="MathematicaFormatStandardForm"><text:span text:style-name="T103"><draw:frame draw:style-name="fr1" draw:name="Object590" text:anchor-type="as-char" svg:y="-0.2228in" svg:width="1.7083in" svg:height="0.348in" draw:z-index="593"><draw:object xlink:href="./Object 594" xlink:type="simple" xlink:show="embed" xlink:actuate="onLoad"/><draw:image xlink:href="./ObjectReplacements/Object 594" xlink:type="simple" xlink:show="embed" xlink:actuate="onLoad"/><svg:desc>formula</svg:desc></draw:frame></text:span></text:span></text:p>
      <text:p text:style-name="P407"><text:span text:style-name="MathematicaFormatStandardForm"><text:span text:style-name="T103"/></text:span></text:p>
      <text:p text:style-name="P407"><text:span text:style-name="MathematicaFormatStandardForm"><text:span text:style-name="T103"><draw:frame draw:style-name="fr1" draw:name="Object591" text:anchor-type="as-char" svg:y="-0.2228in" svg:width="1.8071in" svg:height="0.3665in" draw:z-index="594"><draw:object xlink:href="./Object 595" xlink:type="simple" xlink:show="embed" xlink:actuate="onLoad"/><draw:image xlink:href="./ObjectReplacements/Object 595" xlink:type="simple" xlink:show="embed" xlink:actuate="onLoad"/><svg:desc>formula</svg:desc></draw:frame></text:span></text:span></text:p>
      <text:p text:style-name="P407"><text:span text:style-name="MathematicaFormatStandardForm"><text:span text:style-name="T103"/></text:span></text:p>
      <text:p text:style-name="P417"><text:span text:style-name="MathematicaFormatStandardForm"><text:span text:style-name="T157">NOTE! <text:s/>Do I have any cases of</text:span></text:span><text:span text:style-name="MathematicaFormatStandardForm"><text:span text:style-name="T103"><draw:frame draw:style-name="fr1" draw:name="Object635" text:anchor-type="as-char" svg:y="-0.2228in" svg:width="0.9457in" svg:height="0.348in" draw:z-index="638"><draw:object xlink:href="./Object 639" xlink:type="simple" xlink:show="embed" xlink:actuate="onLoad"/><draw:image xlink:href="./ObjectReplacements/Object 639" xlink:type="simple" xlink:show="embed" xlink:actuate="onLoad"/><svg:desc>formula</svg:desc></draw:frame></text:span></text:span><text:span text:style-name="MathematicaFormatStandardForm"><text:span text:style-name="T103">, </text:span></text:span><text:span text:style-name="MathematicaFormatStandardForm"><text:span text:style-name="T157">where j and k differ?</text:span></text:span></text:p>
      <text:p text:style-name="P417"><text:span text:style-name="MathematicaFormatStandardForm"><text:span text:style-name="T157"/></text:span></text:p>
      <text:p text:style-name="P418"><text:span text:style-name="MathematicaFormatStandardForm"><text:span text:style-name="T158">Also, pretty clearly, (-1) is a very special case. <text:s/></text:span></text:span><text:span text:style-name="MathematicaFormatStandardForm"><text:span text:style-name="T159">In fact, worth reexaming.</text:span></text:span></text:p>
      <text:p text:style-name="P407"><text:span text:style-name="MathematicaFormatStandardForm"><text:span text:style-name="T103"/></text:span></text:p>
      <text:p text:style-name="P407"><text:span text:style-name="MathematicaFormatStandardForm"><text:span text:style-name="T148">Meaning</text:span></text:span></text:p>
      <text:p text:style-name="P407"><text:span text:style-name="MathematicaFormatStandardForm"><text:span text:style-name="T148"/></text:span></text:p>
      <text:p text:style-name="P407"><text:span text:style-name="MathematicaFormatStandardForm"><text:span text:style-name="T103"><draw:frame draw:style-name="fr1" draw:name="Object592" text:anchor-type="as-char" svg:y="-0.2228in" svg:width="1.8835in" svg:height="0.348in" draw:z-index="595"><draw:object xlink:href="./Object 596" xlink:type="simple" xlink:show="embed" xlink:actuate="onLoad"/><draw:image xlink:href="./ObjectReplacements/Object 596" xlink:type="simple" xlink:show="embed" xlink:actuate="onLoad"/><svg:desc>formula</svg:desc></draw:frame></text:span></text:span></text:p>
      <text:p text:style-name="P407"><text:span text:style-name="MathematicaFormatStandardForm"><text:span text:style-name="T103"/></text:span></text:p>
      <text:p text:style-name="P407"><text:span text:style-name="MathematicaFormatStandardForm"><text:span text:style-name="T148">is better thought of as</text:span></text:span></text:p>
      <text:p text:style-name="P407"><text:span text:style-name="MathematicaFormatStandardForm"><text:span text:style-name="T148"/></text:span></text:p>
      <text:p text:style-name="P407"><text:span text:style-name="MathematicaFormatStandardForm"><text:span text:style-name="T103"><draw:frame draw:style-name="fr1" draw:name="Object593" text:anchor-type="as-char" svg:y="-0.2228in" svg:width="2.4189in" svg:height="0.348in" draw:z-index="596"><draw:object xlink:href="./Object 597" xlink:type="simple" xlink:show="embed" xlink:actuate="onLoad"/><draw:image xlink:href="./ObjectReplacements/Object 597" xlink:type="simple" xlink:show="embed" xlink:actuate="onLoad"/><svg:desc>formula</svg:desc></draw:frame></text:span></text:span></text:p>
      <text:p text:style-name="P407"><text:span text:style-name="MathematicaFormatStandardForm"><text:span text:style-name="T103"/></text:span></text:p>
      <text:p text:style-name="P407"><text:span text:style-name="MathematicaFormatStandardForm"><text:span text:style-name="T148">with a limit of</text:span></text:span></text:p>
      <text:p text:style-name="P407"><text:span text:style-name="MathematicaFormatStandardForm"><text:span text:style-name="T148"/></text:span></text:p>
      <text:p text:style-name="P407"><text:span text:style-name="MathematicaFormatStandardForm"><text:span text:style-name="T103"><draw:frame draw:style-name="fr1" draw:name="Object594" text:anchor-type="as-char" svg:y="-0.2228in" svg:width="1.8598in" svg:height="0.3665in" draw:z-index="597"><draw:object xlink:href="./Object 598" xlink:type="simple" xlink:show="embed" xlink:actuate="onLoad"/><draw:image xlink:href="./ObjectReplacements/Object 598" xlink:type="simple" xlink:show="embed" xlink:actuate="onLoad"/><svg:desc>formula</svg:desc></draw:frame></text:span></text:span></text:p>
      <text:p text:style-name="P407"><text:soft-page-break/><text:span text:style-name="MathematicaFormatStandardForm"><text:span text:style-name="T103"/></text:span></text:p>
      <text:p text:style-name="P413"><text:span text:style-name="MathematicaFormatStandardForm"><text:span text:style-name="T152">Is there some sensible way to see this in the original notation?</text:span></text:span></text:p>
      <text:p text:style-name="P413"><text:span text:style-name="MathematicaFormatStandardForm"><text:span text:style-name="T152"/></text:span></text:p>
      <text:p text:style-name="P413"><text:span text:style-name="MathematicaFormatStandardForm"><text:span text:style-name="T103"><draw:frame draw:style-name="fr1" draw:name="Object599" text:anchor-type="as-char" svg:y="-0.1437in" svg:width="1.5516in" svg:height="0.1783in" draw:z-index="602"><draw:object xlink:href="./Object 603" xlink:type="simple" xlink:show="embed" xlink:actuate="onLoad"/><draw:image xlink:href="./ObjectReplacements/Object 603" xlink:type="simple" xlink:show="embed" xlink:actuate="onLoad"/><svg:desc>formula</svg:desc></draw:frame></text:span></text:span></text:p>
      <text:p text:style-name="P413"><text:span text:style-name="MathematicaFormatStandardForm"><text:span text:style-name="T103"/></text:span></text:p>
      <text:p text:style-name="P413"><text:span text:style-name="MathematicaFormatStandardForm"><text:span text:style-name="T152">vs</text:span></text:span></text:p>
      <text:p text:style-name="P413"><text:span text:style-name="MathematicaFormatStandardForm"><text:span text:style-name="T152"/></text:span></text:p>
      <text:p text:style-name="P413"><text:span text:style-name="MathematicaFormatStandardForm"><text:span text:style-name="T103"><draw:frame draw:style-name="fr1" draw:name="Object600" text:anchor-type="as-char" svg:y="-0.2043in" svg:width="2.1929in" svg:height="0.3283in" draw:z-index="603"><draw:object xlink:href="./Object 604" xlink:type="simple" xlink:show="embed" xlink:actuate="onLoad"/><draw:image xlink:href="./ObjectReplacements/Object 604" xlink:type="simple" xlink:show="embed" xlink:actuate="onLoad"/><svg:desc>formula</svg:desc></draw:frame></text:span></text:span></text:p>
      <text:p text:style-name="P413"><text:span text:style-name="MathematicaFormatStandardForm"><text:span text:style-name="T103"/></text:span></text:p>
      <text:p text:style-name="P413"><text:span text:style-name="MathematicaFormatStandardForm"><text:span text:style-name="T103">...</text:span></text:span></text:p>
      <text:p text:style-name="P491"><text:span text:style-name="MathematicaFormatStandardForm"><text:span text:style-name="T103"><draw:frame draw:style-name="fr1" draw:name="Object595" text:anchor-type="as-char" svg:y="-0.2374in" svg:width="1.8528in" svg:height="0.2681in" draw:z-index="598"><draw:object xlink:href="./Object 599" xlink:type="simple" xlink:show="embed" xlink:actuate="onLoad"/><draw:image xlink:href="./ObjectReplacements/Object 599" xlink:type="simple" xlink:show="embed" xlink:actuate="onLoad"/><svg:desc>formula</svg:desc></draw:frame></text:span></text:span></text:p>
      <text:p text:style-name="P408"><text:span text:style-name="MathematicaFormatStandardForm"><text:span text:style-name="T103"/></text:span></text:p>
      <text:p text:style-name="P409"><text:span text:style-name="MathematicaFormatStandardForm"><text:span text:style-name="T103"><draw:frame draw:style-name="fr1" draw:name="Object596" text:anchor-type="as-char" svg:y="-0.1437in" svg:width="1.7043in" svg:height="0.1783in" draw:z-index="599"><draw:object xlink:href="./Object 600" xlink:type="simple" xlink:show="embed" xlink:actuate="onLoad"/><draw:image xlink:href="./ObjectReplacements/Object 600" xlink:type="simple" xlink:show="embed" xlink:actuate="onLoad"/><svg:desc>formula</svg:desc></draw:frame></text:span></text:span></text:p>
      <text:p text:style-name="P409"><text:span text:style-name="MathematicaFormatStandardForm"><text:span text:style-name="T103"/></text:span></text:p>
      <text:p text:style-name="P410"><text:span text:style-name="MathematicaFormatStandardForm"><text:span text:style-name="T149">Is there a convolution equivalent of this?</text:span></text:span></text:p>
      <text:p text:style-name="P410"><text:span text:style-name="MathematicaFormatStandardForm"><text:span text:style-name="T149"/></text:span></text:p>
      <text:p text:style-name="P411"><text:span text:style-name="MathematicaFormatStandardForm"><text:span text:style-name="T150">For additive discrete,</text:span></text:span></text:p>
      <text:p text:style-name="P411"><text:span text:style-name="MathematicaFormatStandardForm"><text:span text:style-name="T150"/></text:span></text:p>
      <text:p text:style-name="P426"><text:span text:style-name="MathematicaFormatStandardForm"><text:span text:style-name="T103"><draw:frame draw:style-name="fr1" draw:name="Object597" text:anchor-type="as-char" svg:y="-0.3382in" svg:width="1.5146in" svg:height="0.4783in" draw:z-index="600"><draw:object xlink:href="./Object 601" xlink:type="simple" xlink:show="embed" xlink:actuate="onLoad"/><draw:image xlink:href="./ObjectReplacements/Object 601" xlink:type="simple" xlink:show="embed" xlink:actuate="onLoad"/><svg:desc>formula</svg:desc></draw:frame></text:span></text:span></text:p>
      <text:p text:style-name="P411"><text:span text:style-name="MathematicaFormatStandardForm"><text:span text:style-name="T103"/></text:span></text:p>
      <text:p text:style-name="P412"><text:span text:style-name="MathematicaFormatStandardForm"><text:span text:style-name="T103"><draw:frame draw:style-name="fr1" draw:name="Object598" text:anchor-type="as-char" svg:y="-0.3382in" svg:width="2.1252in" svg:height="0.4783in" draw:z-index="601"><draw:object xlink:href="./Object 602" xlink:type="simple" xlink:show="embed" xlink:actuate="onLoad"/><draw:image xlink:href="./ObjectReplacements/Object 602" xlink:type="simple" xlink:show="embed" xlink:actuate="onLoad"/><svg:desc>formula</svg:desc></draw:frame></text:span></text:span></text:p>
      <text:p text:style-name="P412"><text:span text:style-name="MathematicaFormatStandardForm"><text:span text:style-name="T103"/></text:span></text:p>
      <text:p text:style-name="P494"><text:span text:style-name="MathematicaFormatStandardForm"><text:span text:style-name="T164">Scaling factor for the other convolution types? <text:s/>Take a look at</text:span></text:span></text:p>
      <text:p text:style-name="P426"><text:span text:style-name="MathematicaFormatStandardForm"><text:span text:style-name="T164"/></text:span></text:p>
      <text:p text:style-name="P463"><text:span text:style-name="MathematicaFormatStandardForm"><text:span text:style-name="T1"><draw:frame draw:style-name="fr3" draw:name="Object656" text:anchor-type="as-char" svg:y="-0.2339in" svg:width="1.228in" svg:height="0.3752in" draw:z-index="657"><draw:object xlink:href="./Object 660" xlink:type="simple" xlink:show="embed" xlink:actuate="onLoad"/><draw:image xlink:href="./ObjectReplacements/Object 660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"><draw:frame draw:style-name="fr3" draw:name="Object657" text:anchor-type="as-char" svg:y="-0.2339in" svg:width="1.5138in" svg:height="0.3752in" draw:z-index="658"><draw:object xlink:href="./Object 661" xlink:type="simple" xlink:show="embed" xlink:actuate="onLoad"/><draw:image xlink:href="./ObjectReplacements/Object 661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"><draw:frame draw:style-name="fr3" draw:name="Object658" text:anchor-type="as-char" svg:y="-0.2339in" svg:width="1.9016in" svg:height="0.3752in" draw:z-index="659"><draw:object xlink:href="./Object 662" xlink:type="simple" xlink:show="embed" xlink:actuate="onLoad"/><draw:image xlink:href="./ObjectReplacements/Object 662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"><draw:frame draw:style-name="fr3" draw:name="Object659" text:anchor-type="as-char" svg:y="-0.2339in" svg:width="1.1555in" svg:height="0.3752in" draw:z-index="660"><draw:object xlink:href="./Object 663" xlink:type="simple" xlink:show="embed" xlink:actuate="onLoad"/><draw:image xlink:href="./ObjectReplacements/Object 66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3" draw:name="Object660" text:anchor-type="as-char" svg:y="-0.178in" svg:width="0.6799in" svg:height="0.278in" draw:z-index="661"><draw:object xlink:href="./Object 664" xlink:type="simple" xlink:show="embed" xlink:actuate="onLoad"/><draw:image xlink:href="./ObjectReplacements/Object 664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"><draw:frame draw:style-name="fr3" draw:name="Object665" text:anchor-type="as-char" svg:y="-0.2339in" svg:width="1.7874in" svg:height="0.3752in" draw:z-index="662"><draw:object xlink:href="./Object 669" xlink:type="simple" xlink:show="embed" xlink:actuate="onLoad"/><draw:image xlink:href="./ObjectReplacements/Object 669" xlink:type="simple" xlink:show="embed" xlink:actuate="onLoad"/><svg:desc>formula</svg:desc></draw:frame></text:span></text:span><text:span text:style-name="MathematicaFormatStandardForm"><text:span text:style-name="T1"><draw:frame draw:style-name="fr3" draw:name="Object666" text:anchor-type="as-char" svg:y="-0.1783in" svg:width="1.3992in" svg:height="0.2917in" draw:z-index="663"><draw:object xlink:href="./Object 670" xlink:type="simple" xlink:show="embed" xlink:actuate="onLoad"/><draw:image xlink:href="./ObjectReplacements/Object 670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71"><draw:frame draw:style-name="fr3" draw:name="Object654" text:anchor-type="as-char" svg:y="-0.2339in" svg:width="1.3535in" svg:height="0.3752in" draw:z-index="664"><draw:object xlink:href="./Object 658" xlink:type="simple" xlink:show="embed" xlink:actuate="onLoad"/><draw:image xlink:href="./ObjectReplacements/Object 658" xlink:type="simple" xlink:show="embed" xlink:actuate="onLoad"/><svg:desc>formula</svg:desc></draw:frame></text:span></text:span><text:span text:style-name="MathematicaFormatStandardForm"><text:span text:style-name="T171"><draw:frame draw:style-name="fr3" draw:name="Object655" text:anchor-type="as-char" svg:y="-0.1783in" svg:width="0.6772in" svg:height="0.2783in" draw:z-index="665"><draw:object xlink:href="./Object 659" xlink:type="simple" xlink:show="embed" xlink:actuate="onLoad"/><draw:image xlink:href="./ObjectReplacements/Object 659" xlink:type="simple" xlink:show="embed" xlink:actuate="onLoad"/><svg:desc>formula</svg:desc></draw:frame></text:span></text:span></text:p>
      <text:p text:style-name="P463"><text:span text:style-name="MathematicaFormatStandardForm"><text:span text:style-name="T110"/></text:span></text:p>
      <text:p text:style-name="P463"><text:span text:style-name="MathematicaFormatStandardForm"><text:span text:style-name="T171">…</text:span></text:span></text:p>
      <text:p text:style-name="P463"><text:span text:style-name="MathematicaFormatStandardForm"><text:span text:style-name="T171"/></text:span></text:p>
      <text:p text:style-name="P464"><text:span text:style-name="MathematicaFormatStandardForm"><text:span text:style-name="T171"><draw:frame draw:style-name="fr3" draw:name="Object661" text:anchor-type="as-char" svg:y="-0.2437in" svg:width="1.2299in" svg:height="0.3929in" draw:z-index="666"><draw:object xlink:href="./Object 665" xlink:type="simple" xlink:show="embed" xlink:actuate="onLoad"/><draw:image xlink:href="./ObjectReplacements/Object 665" xlink:type="simple" xlink:show="embed" xlink:actuate="onLoad"/><svg:desc>formula</svg:desc></draw:frame></text:span></text:span><text:span text:style-name="MathematicaFormatStandardForm"><text:span text:style-name="T171"><draw:frame draw:style-name="fr3" draw:name="Object673" text:anchor-type="as-char" svg:y="-0.1626in" svg:width="0.6126in" svg:height="0.402in" draw:z-index="675"><draw:object xlink:href="./Object 677" xlink:type="simple" xlink:show="embed" xlink:actuate="onLoad"/><draw:image xlink:href="./ObjectReplacements/Object 677" xlink:type="simple" xlink:show="embed" xlink:actuate="onLoad"/><svg:desc>formula</svg:desc></draw:frame></text:span></text:span></text:p>
      <text:p text:style-name="P463"><text:span text:style-name="MathematicaFormatStandardForm"><text:span text:style-name="T171"/></text:span></text:p>
      <text:p text:style-name="P464"><text:span text:style-name="MathematicaFormatStandardForm"><text:span text:style-name="T1"><draw:frame draw:style-name="fr3" draw:name="Object664" text:anchor-type="as-char" svg:y="-0.2437in" svg:width="2.1772in" svg:height="0.3929in" draw:z-index="669"><draw:object xlink:href="./Object 668" xlink:type="simple" xlink:show="embed" xlink:actuate="onLoad"/><draw:image xlink:href="./ObjectReplacements/Object 668" xlink:type="simple" xlink:show="embed" xlink:actuate="onLoad"/><svg:desc>formula</svg:desc></draw:frame></text:span></text:span><text:span text:style-name="MathematicaFormatStandardForm"><text:span text:style-name="T171"><draw:frame draw:style-name="fr3" draw:name="Object674" text:anchor-type="as-char" svg:y="-0.1626in" svg:width="0.648in" svg:height="0.402in" draw:z-index="676"><draw:object xlink:href="./Object 678" xlink:type="simple" xlink:show="embed" xlink:actuate="onLoad"/><draw:image xlink:href="./ObjectReplacements/Object 678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4"><text:span text:style-name="MathematicaFormatStandardForm"><text:span text:style-name="T1"><draw:frame draw:style-name="fr3" draw:name="Object667" text:anchor-type="as-char" svg:y="-0.2437in" svg:width="3.2102in" svg:height="0.3929in" draw:z-index="670"><draw:object xlink:href="./Object 671" xlink:type="simple" xlink:show="embed" xlink:actuate="onLoad"/><draw:image xlink:href="./ObjectReplacements/Object 671" xlink:type="simple" xlink:show="embed" xlink:actuate="onLoad"/><svg:desc>formula</svg:desc></draw:frame></text:span></text:span><text:span text:style-name="MathematicaFormatStandardForm"><text:span text:style-name="T171"><draw:frame draw:style-name="fr3" draw:name="Object675" text:anchor-type="as-char" svg:y="-0.1626in" svg:width="0.6465in" svg:height="0.402in" draw:z-index="677"><draw:object xlink:href="./Object 679" xlink:type="simple" xlink:show="embed" xlink:actuate="onLoad"/><draw:image xlink:href="./ObjectReplacements/Object 679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3"><text:span text:style-name="MathematicaFormatStandardForm"><text:span text:style-name="T171"><draw:frame draw:style-name="fr3" draw:name="Object662" text:anchor-type="as-char" svg:y="-0.2339in" svg:width="3.3575in" svg:height="0.378in" draw:z-index="667"><draw:object xlink:href="./Object 666" xlink:type="simple" xlink:show="embed" xlink:actuate="onLoad"/><draw:image xlink:href="./ObjectReplacements/Object 666" xlink:type="simple" xlink:show="embed" xlink:actuate="onLoad"/><svg:desc>formula</svg:desc></draw:frame></text:span></text:span><text:span text:style-name="MathematicaFormatStandardForm"><text:span text:style-name="T171"><text:tab/></text:span></text:span><text:span text:style-name="MathematicaFormatStandardForm"><text:span text:style-name="T171"><draw:frame draw:style-name="fr3" draw:name="Object663" text:anchor-type="as-char" svg:y="-0.1626in" svg:width="0.6508in" svg:height="0.402in" draw:z-index="668"><draw:object xlink:href="./Object 667" xlink:type="simple" xlink:show="embed" xlink:actuate="onLoad"/><draw:image xlink:href="./ObjectReplacements/Object 667" xlink:type="simple" xlink:show="embed" xlink:actuate="onLoad"/><svg:desc>formula</svg:desc></draw:frame></text:span></text:span></text:p>
      <text:p text:style-name="P463"><text:span text:style-name="MathematicaFormatStandardForm"><text:span text:style-name="T171"/></text:span></text:p>
      <text:p text:style-name="P463"><text:span text:style-name="MathematicaFormatStandardForm"><text:span text:style-name="T171">…</text:span></text:span></text:p>
      <text:p text:style-name="P463"><text:span text:style-name="MathematicaFormatStandardForm"><text:span text:style-name="T171"/></text:span></text:p>
      <text:p text:style-name="P427"><text:span text:style-name="MathematicaFormatStandardForm"><text:span text:style-name="T171"><draw:frame draw:style-name="fr3" draw:name="Object687" text:anchor-type="as-char" svg:y="-0.2437in" svg:width="1.4957in" svg:height="0.3929in" draw:z-index="689"><draw:object xlink:href="./Object 690" xlink:type="simple" xlink:show="embed" xlink:actuate="onLoad"/><draw:image xlink:href="./ObjectReplacements/Object 690" xlink:type="simple" xlink:show="embed" xlink:actuate="onLoad"/><svg:desc>formula</svg:desc></draw:frame></text:span></text:span><text:span text:style-name="MathematicaFormatStandardForm"><text:span text:style-name="T102"><draw:frame draw:style-name="fr1" draw:name="Object688" text:anchor-type="as-char" svg:y="-0.2043in" svg:width="0.702in" svg:height="0.3283in" draw:z-index="690"><draw:object xlink:href="./Object 691" xlink:type="simple" xlink:show="embed" xlink:actuate="onLoad"/><draw:image xlink:href="./ObjectReplacements/Object 691" xlink:type="simple" xlink:show="embed" xlink:actuate="onLoad"/><svg:desc>formula</svg:desc></draw:frame></text:span></text:span></text:p>
      <text:p text:style-name="P427"><text:span text:style-name="MathematicaFormatStandardForm"><text:span text:style-name="T103"><draw:frame draw:style-name="fr3" draw:name="Object689" text:anchor-type="as-char" svg:y="-0.2437in" svg:width="0.8638in" svg:height="0.3929in" draw:z-index="691"><draw:object xlink:href="./Object 692" xlink:type="simple" xlink:show="embed" xlink:actuate="onLoad"/><draw:image xlink:href="./ObjectReplacements/Object 692" xlink:type="simple" xlink:show="embed" xlink:actuate="onLoad"/><svg:desc>formula</svg:desc></draw:frame></text:span></text:span></text:p>
      <text:p text:style-name="P427"><text:span text:style-name="MathematicaFormatStandardForm"><text:span text:style-name="T103"><draw:frame draw:style-name="fr1" draw:name="Object690" text:anchor-type="as-char" svg:y="-0.348in" svg:width="2.6717in" svg:height="0.4972in" draw:z-index="692"><draw:object xlink:href="./Object 693" xlink:type="simple" xlink:show="embed" xlink:actuate="onLoad"/><draw:image xlink:href="./ObjectReplacements/Object 693" xlink:type="simple" xlink:show="embed" xlink:actuate="onLoad"/><svg:desc>formula</svg:desc></draw:frame></text:span></text:span><text:span text:style-name="MathematicaFormatStandardForm"><text:span text:style-name="T102"><draw:frame draw:style-name="fr1" draw:name="Object693" text:anchor-type="as-char" svg:y="-0.2043in" svg:width="0.8417in" svg:height="0.352in" draw:z-index="694"><draw:object xlink:href="./Object 695" xlink:type="simple" xlink:show="embed" xlink:actuate="onLoad"/><draw:image xlink:href="./ObjectReplacements/Object 695" xlink:type="simple" xlink:show="embed" xlink:actuate="onLoad"/><svg:desc>formula</svg:desc></draw:frame></text:span></text:span></text:p>
      <text:p text:style-name="P427"><text:span text:style-name="MathematicaFormatStandardForm"><text:span text:style-name="T103"><draw:frame draw:style-name="fr1" draw:name="Object692" text:anchor-type="as-char" svg:y="-0.348in" svg:width="1.6492in" svg:height="0.4972in" draw:z-index="693"><draw:object xlink:href="./Object 694" xlink:type="simple" xlink:show="embed" xlink:actuate="onLoad"/><draw:image xlink:href="./ObjectReplacements/Object 694" xlink:type="simple" xlink:show="embed" xlink:actuate="onLoad"/><svg:desc>formula</svg:desc></draw:frame></text:span></text:span></text:p>
      <text:p text:style-name="P427"><text:span text:style-name="MathematicaFormatStandardForm"><text:span text:style-name="T103"/></text:span></text:p>
      <text:p text:style-name="P427"><text:span text:style-name="MathematicaFormatStandardForm"><text:span text:style-name="T102"><draw:frame draw:style-name="fr1" draw:name="Object694" text:anchor-type="as-char" svg:y="-0.348in" svg:width="3.1465in" svg:height="0.4972in" draw:z-index="697"><draw:object xlink:href="./Object 696" xlink:type="simple" xlink:show="embed" xlink:actuate="onLoad"/><draw:image xlink:href="./ObjectReplacements/Object 696" xlink:type="simple" xlink:show="embed" xlink:actuate="onLoad"/><svg:desc>formula</svg:desc></draw:frame></text:span></text:span><text:span text:style-name="MathematicaFormatStandardForm"><text:span text:style-name="T102"><draw:frame draw:style-name="fr1" draw:name="Object696" text:anchor-type="as-char" svg:y="-0.2043in" svg:width="0.8398in" svg:height="0.352in" draw:z-index="696"><draw:object xlink:href="./Object 698" xlink:type="simple" xlink:show="embed" xlink:actuate="onLoad"/><draw:image xlink:href="./ObjectReplacements/Object 698" xlink:type="simple" xlink:show="embed" xlink:actuate="onLoad"/><svg:desc>formula</svg:desc></draw:frame></text:span></text:span></text:p>
      <text:p text:style-name="P427"><text:soft-page-break/><text:span text:style-name="MathematicaFormatStandardForm"><text:span text:style-name="T103"><draw:frame draw:style-name="fr1" draw:name="Object695" text:anchor-type="as-char" svg:y="-0.348in" svg:width="2.1311in" svg:height="0.4972in" draw:z-index="695"><draw:object xlink:href="./Object 697" xlink:type="simple" xlink:show="embed" xlink:actuate="onLoad"/><draw:image xlink:href="./ObjectReplacements/Object 697" xlink:type="simple" xlink:show="embed" xlink:actuate="onLoad"/><svg:desc>formula</svg:desc></draw:frame></text:span></text:span></text:p>
      <text:p text:style-name="P427"><text:span text:style-name="MathematicaFormatStandardForm"><text:span text:style-name="T103"/></text:span></text:p>
      <text:p text:style-name="P428"><text:span text:style-name="MathematicaFormatStandardForm"><text:span text:style-name="T103"><draw:frame draw:style-name="fr1" draw:name="Object697" text:anchor-type="as-char" svg:y="-0.2083in" svg:width="1.5571in" svg:height="0.3571in" draw:z-index="698"><draw:object xlink:href="./Object 699" xlink:type="simple" xlink:show="embed" xlink:actuate="onLoad"/><draw:image xlink:href="./ObjectReplacements/Object 699" xlink:type="simple" xlink:show="embed" xlink:actuate="onLoad"/><svg:desc>formula</svg:desc></draw:frame></text:span></text:span><text:span text:style-name="MathematicaFormatStandardForm"><text:span text:style-name="T102"><draw:frame draw:style-name="fr1" draw:name="Object698" text:anchor-type="as-char" svg:y="-0.2043in" svg:width="0.8453in" svg:height="0.352in" draw:z-index="700"><draw:object xlink:href="./Object 700" xlink:type="simple" xlink:show="embed" xlink:actuate="onLoad"/><draw:image xlink:href="./ObjectReplacements/Object 700" xlink:type="simple" xlink:show="embed" xlink:actuate="onLoad"/><svg:desc>formula</svg:desc></draw:frame></text:span></text:span></text:p>
      <text:p text:style-name="P428"><text:span text:style-name="MathematicaFormatStandardForm"><text:span text:style-name="T103"><draw:frame draw:style-name="fr1" draw:name="Object699" text:anchor-type="as-char" svg:y="-0.228in" svg:width="0.5244in" svg:height="0.352in" draw:z-index="699"><draw:object xlink:href="./Object 701" xlink:type="simple" xlink:show="embed" xlink:actuate="onLoad"/><draw:image xlink:href="./ObjectReplacements/Object 701" xlink:type="simple" xlink:show="embed" xlink:actuate="onLoad"/><svg:desc>formula</svg:desc></draw:frame></text:span></text:span></text:p>
      <text:p text:style-name="P428"><text:span text:style-name="MathematicaFormatStandardForm"><text:span text:style-name="T103"/></text:span></text:p>
      <text:p text:style-name="P428"><text:span text:style-name="MathematicaFormatStandardForm"><text:span text:style-name="T103"/></text:span></text:p>
      <text:p text:style-name="P428"><text:span text:style-name="MathematicaFormatStandardForm"><text:span text:style-name="T103"><draw:frame draw:style-name="fr1" draw:name="Object886" text:anchor-type="as-char" svg:y="-0.2193in" svg:width="1.2484in" svg:height="0.3543in" draw:z-index="702"><draw:object xlink:href="./Object 703" xlink:type="simple" xlink:show="embed" xlink:actuate="onLoad"/><draw:image xlink:href="./ObjectReplacements/Object 703" xlink:type="simple" xlink:show="embed" xlink:actuate="onLoad"/><svg:desc>formula</svg:desc></draw:frame></text:span></text:span></text:p>
      <text:p text:style-name="P428"><text:span text:style-name="MathematicaFormatStandardForm"><text:span text:style-name="T165"/></text:span></text:p>
      <text:p text:style-name="P428"><text:span text:style-name="MathematicaFormatStandardForm"><text:span text:style-name="T103"><draw:frame draw:style-name="fr1" draw:name="Object700" text:anchor-type="as-char" svg:y="-0.2228in" svg:width="1.5465in" svg:height="0.3638in" draw:z-index="701"><draw:object xlink:href="./Object 702" xlink:type="simple" xlink:show="embed" xlink:actuate="onLoad"/><draw:image xlink:href="./ObjectReplacements/Object 702" xlink:type="simple" xlink:show="embed" xlink:actuate="onLoad"/><svg:desc>formula</svg:desc></draw:frame></text:span></text:span></text:p>
      <text:p text:style-name="P463"><text:span text:style-name="MathematicaFormatStandardForm"><text:span text:style-name="T171"/></text:span></text:p>
      <text:p text:style-name="P463"><text:span text:style-name="MathematicaFormatStandardForm"><text:span text:style-name="T171"/></text:span></text:p>
      <text:p text:style-name="P463"><text:span text:style-name="MathematicaFormatStandardForm"><text:span text:style-name="T171">…</text:span></text:span></text:p>
      <text:p text:style-name="P463"><text:span text:style-name="MathematicaFormatStandardForm"><text:span text:style-name="T171"/></text:span></text:p>
      <text:p text:style-name="P471"><text:span text:style-name="MathematicaFormatStandardForm"><text:span text:style-name="T1"><draw:frame draw:style-name="fr3" draw:name="Object702" text:anchor-type="as-char" svg:y="-0.2339in" svg:width="1.1925in" svg:height="0.3752in" draw:z-index="704"><draw:object xlink:href="./Object 705" xlink:type="simple" xlink:show="embed" xlink:actuate="onLoad"/><draw:image xlink:href="./ObjectReplacements/Object 705" xlink:type="simple" xlink:show="embed" xlink:actuate="onLoad"/><svg:desc>formula</svg:desc></draw:frame></text:span></text:span><text:span text:style-name="MathematicaFormatStandardForm"><text:span text:style-name="T171"><draw:frame draw:style-name="fr3" draw:name="Object705" text:anchor-type="as-char" svg:y="-0.0992in" svg:width="0.7752in" svg:height="0.128in" draw:z-index="707"><draw:object xlink:href="./Object 708" xlink:type="simple" xlink:show="embed" xlink:actuate="onLoad"/><draw:image xlink:href="./ObjectReplacements/Object 708" xlink:type="simple" xlink:show="embed" xlink:actuate="onLoad"/><svg:desc>formula</svg:desc></draw:frame></text:span></text:span></text:p>
      <text:p text:style-name="P470"><text:span text:style-name="MathematicaFormatStandardForm"><text:span text:style-name="T68"/></text:span></text:p>
      <text:p text:style-name="P471"><text:span text:style-name="MathematicaFormatStandardForm"><text:span text:style-name="T1"><draw:frame draw:style-name="fr3" draw:name="Object703" text:anchor-type="as-char" svg:y="-0.3382in" svg:width="1.598in" svg:height="0.4783in" draw:z-index="705"><draw:object xlink:href="./Object 706" xlink:type="simple" xlink:show="embed" xlink:actuate="onLoad"/><draw:image xlink:href="./ObjectReplacements/Object 706" xlink:type="simple" xlink:show="embed" xlink:actuate="onLoad"/><svg:desc>formula</svg:desc></draw:frame></text:span></text:span><text:span text:style-name="MathematicaFormatStandardForm"><text:span text:style-name="T171"><draw:frame draw:style-name="fr3" draw:name="Object706" text:anchor-type="as-char" svg:y="-0.1154in" svg:width="0.8874in" svg:height="0.1437in" draw:z-index="708"><draw:object xlink:href="./Object 709" xlink:type="simple" xlink:show="embed" xlink:actuate="onLoad"/><draw:image xlink:href="./ObjectReplacements/Object 709" xlink:type="simple" xlink:show="embed" xlink:actuate="onLoad"/><svg:desc>formula</svg:desc></draw:frame></text:span></text:span></text:p>
      <text:p text:style-name="P470"><text:span text:style-name="MathematicaFormatStandardForm"><text:span text:style-name="T68"/></text:span></text:p>
      <text:p text:style-name="P471"><text:span text:style-name="MathematicaFormatStandardForm"><text:span text:style-name="T171"><draw:frame draw:style-name="fr3" draw:name="Object701" text:anchor-type="as-char" svg:y="-0.3382in" svg:width="1.8319in" svg:height="0.4783in" draw:z-index="703"><draw:object xlink:href="./Object 704" xlink:type="simple" xlink:show="embed" xlink:actuate="onLoad"/><draw:image xlink:href="./ObjectReplacements/Object 704" xlink:type="simple" xlink:show="embed" xlink:actuate="onLoad"/><svg:desc>formula</svg:desc></draw:frame></text:span></text:span><text:span text:style-name="MathematicaFormatStandardForm"><text:span text:style-name="T171"><draw:frame draw:style-name="fr3" draw:name="Object707" text:anchor-type="as-char" svg:y="-0.1154in" svg:width="0.8862in" svg:height="0.1437in" draw:z-index="709"><draw:object xlink:href="./Object 710" xlink:type="simple" xlink:show="embed" xlink:actuate="onLoad"/><draw:image xlink:href="./ObjectReplacements/Object 710" xlink:type="simple" xlink:show="embed" xlink:actuate="onLoad"/><svg:desc>formula</svg:desc></draw:frame></text:span></text:span></text:p>
      <text:p text:style-name="P470"><text:span text:style-name="MathematicaFormatStandardForm"><text:span text:style-name="T171"/></text:span></text:p>
      <text:p text:style-name="P429"><text:span text:style-name="MathematicaFormatStandardForm"><text:span text:style-name="T234"><draw:frame draw:style-name="fr1" draw:name="Object704" text:anchor-type="as-char" svg:y="-0.2339in" svg:width="1.9181in" svg:height="0.3752in" draw:z-index="706"><draw:object xlink:href="./Object 707" xlink:type="simple" xlink:show="embed" xlink:actuate="onLoad"/><draw:image xlink:href="./ObjectReplacements/Object 707" xlink:type="simple" xlink:show="embed" xlink:actuate="onLoad"/><svg:desc>formula</svg:desc></draw:frame></text:span></text:span><text:span text:style-name="MathematicaFormatStandardForm"><text:span text:style-name="T110"><draw:frame draw:style-name="fr3" draw:name="Object708" text:anchor-type="as-char" svg:y="-0.1154in" svg:width="0.661in" svg:height="0.1437in" draw:z-index="710"><draw:object xlink:href="./Object 711" xlink:type="simple" xlink:show="embed" xlink:actuate="onLoad"/><draw:image xlink:href="./ObjectReplacements/Object 711" xlink:type="simple" xlink:show="embed" xlink:actuate="onLoad"/><svg:desc>formula</svg:desc></draw:frame></text:span></text:span></text:p>
      <text:p text:style-name="P463"><text:span text:style-name="MathematicaFormatStandardForm"><text:span text:style-name="T171"/></text:span></text:p>
      <text:p text:style-name="P463"><text:span text:style-name="MathematicaFormatStandardForm"><text:span text:style-name="T171">…</text:span></text:span></text:p>
      <text:p text:style-name="P463"><text:span text:style-name="MathematicaFormatStandardForm"><text:span text:style-name="T171"/></text:span></text:p>
      <text:p text:style-name="P465"><text:span text:style-name="MathematicaFormatStandardForm"><text:span text:style-name="T171"><draw:frame draw:style-name="fr3" draw:name="Object670" text:anchor-type="as-char" svg:y="-0.2437in" svg:width="0.872in" svg:height="0.3929in" draw:z-index="674"><draw:object xlink:href="./Object 674" xlink:type="simple" xlink:show="embed" xlink:actuate="onLoad"/><draw:image xlink:href="./ObjectReplacements/Object 674" xlink:type="simple" xlink:show="embed" xlink:actuate="onLoad"/><svg:desc>formula</svg:desc></draw:frame></text:span></text:span><text:span text:style-name="MathematicaFormatStandardForm"><text:span text:style-name="T171"><draw:frame draw:style-name="fr3" draw:name="Object676" text:anchor-type="as-char" svg:y="-0.1626in" svg:width="0.6126in" svg:height="0.402in" draw:z-index="678"><draw:object xlink:href="./Object 680" xlink:type="simple" xlink:show="embed" xlink:actuate="onLoad"/><draw:image xlink:href="./ObjectReplacements/Object 680" xlink:type="simple" xlink:show="embed" xlink:actuate="onLoad"/><svg:desc>formula</svg:desc></draw:frame></text:span></text:span></text:p>
      <text:p text:style-name="P463"><text:span text:style-name="MathematicaFormatStandardForm"><text:span text:style-name="T171"/></text:span></text:p>
      <text:p text:style-name="P465"><text:span text:style-name="MathematicaFormatStandardForm"><text:span text:style-name="T171"><draw:frame draw:style-name="fr3" draw:name="Object671" text:anchor-type="as-char" svg:y="-0.2437in" svg:width="1.1917in" svg:height="0.3929in" draw:z-index="682"><draw:object xlink:href="./Object 675" xlink:type="simple" xlink:show="embed" xlink:actuate="onLoad"/><draw:image xlink:href="./ObjectReplacements/Object 675" xlink:type="simple" xlink:show="embed" xlink:actuate="onLoad"/><svg:desc>formula</svg:desc></draw:frame></text:span></text:span><text:span text:style-name="MathematicaFormatStandardForm"><text:span text:style-name="T171"><draw:frame draw:style-name="fr3" draw:name="Object678" text:anchor-type="as-char" svg:y="-0.1626in" svg:width="0.648in" svg:height="0.402in" draw:z-index="679"><draw:object xlink:href="./Object 681" xlink:type="simple" xlink:show="embed" xlink:actuate="onLoad"/><draw:image xlink:href="./ObjectReplacements/Object 681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5"><text:span text:style-name="MathematicaFormatStandardForm"><text:span text:style-name="T1"><draw:frame draw:style-name="fr3" draw:name="Object672" text:anchor-type="as-char" svg:y="-0.2437in" svg:width="1.7717in" svg:height="0.3929in" draw:z-index="673"><draw:object xlink:href="./Object 676" xlink:type="simple" xlink:show="embed" xlink:actuate="onLoad"/><draw:image xlink:href="./ObjectReplacements/Object 676" xlink:type="simple" xlink:show="embed" xlink:actuate="onLoad"/><svg:desc>formula</svg:desc></draw:frame></text:span></text:span><text:span text:style-name="MathematicaFormatStandardForm"><text:span text:style-name="T171"><draw:frame draw:style-name="fr3" draw:name="Object679" text:anchor-type="as-char" svg:y="-0.1626in" svg:width="0.6465in" svg:height="0.402in" draw:z-index="680"><draw:object xlink:href="./Object 682" xlink:type="simple" xlink:show="embed" xlink:actuate="onLoad"/><draw:image xlink:href="./ObjectReplacements/Object 682" xlink:type="simple" xlink:show="embed" xlink:actuate="onLoad"/><svg:desc>formula</svg:desc></draw:frame></text:span></text:span></text:p>
      <text:p text:style-name="P463"><text:span text:style-name="MathematicaFormatStandardForm"><text:span text:style-name="T68"/></text:span></text:p>
      <text:p text:style-name="P465"><text:span text:style-name="MathematicaFormatStandardForm"><text:span text:style-name="T171"><draw:frame draw:style-name="fr3" draw:name="Object668" text:anchor-type="as-char" svg:y="-0.2228in" svg:width="0.9547in" svg:height="0.348in" draw:z-index="671"><draw:object xlink:href="./Object 672" xlink:type="simple" xlink:show="embed" xlink:actuate="onLoad"/><draw:image xlink:href="./ObjectReplacements/Object 672" xlink:type="simple" xlink:show="embed" xlink:actuate="onLoad"/><svg:desc>formula</svg:desc></draw:frame></text:span></text:span><text:span text:style-name="MathematicaFormatStandardForm"><text:span text:style-name="T171"><text:tab/></text:span></text:span><text:span text:style-name="MathematicaFormatStandardForm"><text:span text:style-name="T171"><draw:frame draw:style-name="fr3" draw:name="Object669" text:anchor-type="as-char" svg:y="-0.178in" svg:width="0.6799in" svg:height="0.278in" draw:z-index="672"><draw:object xlink:href="./Object 673" xlink:type="simple" xlink:show="embed" xlink:actuate="onLoad"/><draw:image xlink:href="./ObjectReplacements/Object 673" xlink:type="simple" xlink:show="embed" xlink:actuate="onLoad"/><svg:desc>formula</svg:desc></draw:frame></text:span></text:span><text:span text:style-name="MathematicaFormatStandardForm"><text:span text:style-name="T171"><draw:frame draw:style-name="fr3" draw:name="Object680" text:anchor-type="as-char" svg:y="-0.1626in" svg:width="0.6508in" svg:height="0.402in" draw:z-index="681"><draw:object xlink:href="./Object 683" xlink:type="simple" xlink:show="embed" xlink:actuate="onLoad"/><draw:image xlink:href="./ObjectReplacements/Object 683" xlink:type="simple" xlink:show="embed" xlink:actuate="onLoad"/><svg:desc>formula</svg:desc></draw:frame></text:span></text:span></text:p>
      <text:p text:style-name="P465"><text:span text:style-name="MathematicaFormatStandardForm"><text:span text:style-name="T171"/></text:span></text:p>
      <text:p text:style-name="P466"><text:span text:style-name="MathematicaFormatStandardForm"><text:span text:style-name="T171"><draw:frame draw:style-name="fr3" draw:name="Object681" text:anchor-type="as-char" svg:y="-0.2228in" svg:width="0.698in" svg:height="0.348in" draw:z-index="684"><draw:object xlink:href="./Object 684" xlink:type="simple" xlink:show="embed" xlink:actuate="onLoad"/><draw:image xlink:href="./ObjectReplacements/Object 684" xlink:type="simple" xlink:show="embed" xlink:actuate="onLoad"/><svg:desc>formula</svg:desc></draw:frame></text:span></text:span><text:span text:style-name="MathematicaFormatStandardForm"><text:span text:style-name="T171"><text:tab/></text:span></text:span><text:span text:style-name="MathematicaFormatStandardForm"><text:span text:style-name="T171"><draw:frame draw:style-name="fr3" draw:name="Object682" text:anchor-type="as-char" svg:y="-0.1783in" svg:width="0.9335in" svg:height="0.4181in" draw:z-index="683"><draw:object xlink:href="./Object 685" xlink:type="simple" xlink:show="embed" xlink:actuate="onLoad"/><draw:image xlink:href="./ObjectReplacements/Object 685" xlink:type="simple" xlink:show="embed" xlink:actuate="onLoad"/><svg:desc>formula</svg:desc></draw:frame></text:span></text:span></text:p>
      <text:p text:style-name="P466"><text:span text:style-name="MathematicaFormatStandardForm"><text:span text:style-name="T171"/></text:span></text:p>
      <text:p text:style-name="P467"><text:span text:style-name="MathematicaFormatStandardForm"><text:span text:style-name="T230">This is pretty interesting because</text:span></text:span></text:p>
      <text:p text:style-name="P467"><text:span text:style-name="MathematicaFormatStandardForm"><text:span text:style-name="T230"/></text:span></text:p>
      <text:p text:style-name="P467"><text:soft-page-break/><text:span text:style-name="MathematicaFormatStandardForm"><text:span text:style-name="T171"><draw:frame draw:style-name="fr3" draw:name="Object683" text:anchor-type="as-char" svg:y="-0.2228in" svg:width="1.0382in" svg:height="0.348in" draw:z-index="685"><draw:object xlink:href="./Object 686" xlink:type="simple" xlink:show="embed" xlink:actuate="onLoad"/><draw:image xlink:href="./ObjectReplacements/Object 686" xlink:type="simple" xlink:show="embed" xlink:actuate="onLoad"/><svg:desc>formula</svg:desc></draw:frame></text:span></text:span></text:p>
      <text:p text:style-name="P467"><text:span text:style-name="MathematicaFormatStandardForm"><text:span text:style-name="T230"/></text:span></text:p>
      <text:p text:style-name="P467"><text:span text:style-name="MathematicaFormatStandardForm"><text:span text:style-name="T230">and</text:span></text:span></text:p>
      <text:p text:style-name="P467"><text:span text:style-name="MathematicaFormatStandardForm"><text:span text:style-name="T230"/></text:span></text:p>
      <text:p text:style-name="P467"><text:span text:style-name="MathematicaFormatStandardForm"><text:span text:style-name="T171"><draw:frame draw:style-name="fr3" draw:name="Object684" text:anchor-type="as-char" svg:y="-0.2228in" svg:width="1.4535in" svg:height="0.348in" draw:z-index="686"><draw:object xlink:href="./Object 687" xlink:type="simple" xlink:show="embed" xlink:actuate="onLoad"/><draw:image xlink:href="./ObjectReplacements/Object 687" xlink:type="simple" xlink:show="embed" xlink:actuate="onLoad"/><svg:desc>formula</svg:desc></draw:frame></text:span></text:span></text:p>
      <text:p text:style-name="P467"><text:span text:style-name="MathematicaFormatStandardForm"><text:span text:style-name="T171"/></text:span></text:p>
      <text:p text:style-name="P467"><text:span text:style-name="MathematicaFormatStandardForm"><text:span text:style-name="T230">and, particularly</text:span></text:span></text:p>
      <text:p text:style-name="P467"><text:span text:style-name="MathematicaFormatStandardForm"><text:span text:style-name="T230"/></text:span></text:p>
      <text:p text:style-name="P467"><text:span text:style-name="MathematicaFormatStandardForm"><text:span text:style-name="T171"><draw:frame draw:style-name="fr3" draw:name="Object685" text:anchor-type="as-char" svg:y="-0.2228in" svg:width="0.8484in" svg:height="0.348in" draw:z-index="687"><draw:object xlink:href="./Object 688" xlink:type="simple" xlink:show="embed" xlink:actuate="onLoad"/><draw:image xlink:href="./ObjectReplacements/Object 688" xlink:type="simple" xlink:show="embed" xlink:actuate="onLoad"/><svg:desc>formula</svg:desc></draw:frame></text:span></text:span></text:p>
      <text:p text:style-name="P467"><text:span text:style-name="MathematicaFormatStandardForm"><text:span text:style-name="T171"/></text:span></text:p>
      <text:p text:style-name="P468"><text:span text:style-name="MathematicaFormatStandardForm"><text:span text:style-name="T231">which is to say, it’s quite similar to the q- analog</text:span></text:span></text:p>
      <text:p text:style-name="P468"><text:span text:style-name="MathematicaFormatStandardForm"><text:span text:style-name="T231"/></text:span></text:p>
      <text:p text:style-name="P468"><text:span text:style-name="MathematicaFormatStandardForm"><text:span text:style-name="T171"><draw:frame draw:style-name="fr3" draw:name="Object686" text:anchor-type="as-char" svg:y="-0.2228in" svg:width="0.8484in" svg:height="0.348in" draw:z-index="688"><draw:object xlink:href="./Object 689" xlink:type="simple" xlink:show="embed" xlink:actuate="onLoad"/><draw:image xlink:href="./ObjectReplacements/Object 689" xlink:type="simple" xlink:show="embed" xlink:actuate="onLoad"/><svg:desc>formula</svg:desc></draw:frame></text:span></text:span></text:p>
      <text:p text:style-name="P468"><text:span text:style-name="MathematicaFormatStandardForm"><text:span text:style-name="T171"/></text:span></text:p>
      <text:p text:style-name="P469"><text:span text:style-name="MathematicaFormatStandardForm"><text:span text:style-name="T232">How are they related? <text:s/></text:span></text:span><text:span text:style-name="MathematicaFormatStandardForm"><text:span text:style-name="T233">Just by the simple factor of log q / (1-q), of course.</text:span></text:span></text:p>
      <text:p text:style-name="P498"><text:span text:style-name="MathematicaFormatStandardForm"><text:span text:style-name="T235">Rewrite attempt on the multiplicative forms with a scaling factor.</text:span></text:span></text:p>
      <text:p text:style-name="P472"><text:span text:style-name="MathematicaFormatStandardForm"><text:span text:style-name="T235"/></text:span></text:p>
      <text:p text:style-name="P472"><text:span text:style-name="MathematicaFormatStandardForm"><text:span text:style-name="T171"/></text:span></text:p>
      <text:p text:style-name="P430"><text:span text:style-name="MathematicaFormatStandardForm"><text:span text:style-name="T171"><draw:frame draw:style-name="fr3" draw:name="Object711" text:anchor-type="as-char" svg:y="-0.2437in" svg:width="1.3134in" svg:height="0.3929in" draw:z-index="713"><draw:object xlink:href="./Object 714" xlink:type="simple" xlink:show="embed" xlink:actuate="onLoad"/><draw:image xlink:href="./ObjectReplacements/Object 714" xlink:type="simple" xlink:show="embed" xlink:actuate="onLoad"/><svg:desc>formula</svg:desc></draw:frame></text:span></text:span><text:span text:style-name="MathematicaFormatStandardForm"><text:span text:style-name="T102"><draw:frame draw:style-name="fr1" draw:name="Object712" text:anchor-type="as-char" svg:y="-0.2043in" svg:width="1.0335in" svg:height="0.502in" draw:z-index="714"><draw:object xlink:href="./Object 715" xlink:type="simple" xlink:show="embed" xlink:actuate="onLoad"/><draw:image xlink:href="./ObjectReplacements/Object 715" xlink:type="simple" xlink:show="embed" xlink:actuate="onLoad"/><svg:desc>formula</svg:desc></draw:frame></text:span></text:span></text:p>
      <text:p text:style-name="P430"><text:span text:style-name="MathematicaFormatStandardForm"><text:span text:style-name="T103"><draw:frame draw:style-name="fr3" draw:name="Object713" text:anchor-type="as-char" svg:y="-0.2437in" svg:width="1.1075in" svg:height="0.3929in" draw:z-index="715"><draw:object xlink:href="./Object 716" xlink:type="simple" xlink:show="embed" xlink:actuate="onLoad"/><draw:image xlink:href="./ObjectReplacements/Object 716" xlink:type="simple" xlink:show="embed" xlink:actuate="onLoad"/><svg:desc>formula</svg:desc></draw:frame></text:span></text:span></text:p>
      <text:p text:style-name="P431"><text:span text:style-name="MathematicaFormatStandardForm"><text:span text:style-name="T103"><draw:frame draw:style-name="fr1" draw:name="Object714" text:anchor-type="as-char" svg:y="-0.348in" svg:width="3.2217in" svg:height="0.4972in" draw:z-index="716"><draw:object xlink:href="./Object 717" xlink:type="simple" xlink:show="embed" xlink:actuate="onLoad"/><draw:image xlink:href="./ObjectReplacements/Object 717" xlink:type="simple" xlink:show="embed" xlink:actuate="onLoad"/><svg:desc>formula</svg:desc></draw:frame></text:span></text:span><text:span text:style-name="MathematicaFormatStandardForm"><text:span text:style-name="T102"><draw:frame draw:style-name="fr1" draw:name="Object715" text:anchor-type="as-char" svg:y="-0.2043in" svg:width="1.1256in" svg:height="0.352in" draw:z-index="731"><draw:object xlink:href="./Object 718" xlink:type="simple" xlink:show="embed" xlink:actuate="onLoad"/><draw:image xlink:href="./ObjectReplacements/Object 718" xlink:type="simple" xlink:show="embed" xlink:actuate="onLoad"/><svg:desc>formula</svg:desc></draw:frame></text:span></text:span></text:p>
      <text:p text:style-name="P430"><text:span text:style-name="MathematicaFormatStandardForm"><text:span text:style-name="T103"><draw:frame draw:style-name="fr1" draw:name="Object716" text:anchor-type="as-char" svg:y="-0.348in" svg:width="1.7689in" svg:height="0.4972in" draw:z-index="717"><draw:object xlink:href="./Object 719" xlink:type="simple" xlink:show="embed" xlink:actuate="onLoad"/><draw:image xlink:href="./ObjectReplacements/Object 719" xlink:type="simple" xlink:show="embed" xlink:actuate="onLoad"/><svg:desc>formula</svg:desc></draw:frame></text:span></text:span></text:p>
      <text:p text:style-name="P430"><text:span text:style-name="MathematicaFormatStandardForm"><text:span text:style-name="T103"/></text:span></text:p>
      <text:p text:style-name="P430"><text:span text:style-name="MathematicaFormatStandardForm"><text:span text:style-name="T102"><draw:frame draw:style-name="fr1" draw:name="Object717" text:anchor-type="as-char" svg:y="-0.348in" svg:width="3.7453in" svg:height="0.4972in" draw:z-index="718"><draw:object xlink:href="./Object 720" xlink:type="simple" xlink:show="embed" xlink:actuate="onLoad"/><draw:image xlink:href="./ObjectReplacements/Object 720" xlink:type="simple" xlink:show="embed" xlink:actuate="onLoad"/><svg:desc>formula</svg:desc></draw:frame></text:span></text:span><text:span text:style-name="MathematicaFormatStandardForm"><text:span text:style-name="T102"><draw:frame draw:style-name="fr1" draw:name="Object718" text:anchor-type="as-char" svg:y="-0.2043in" svg:width="1.1236in" svg:height="0.352in" draw:z-index="719"><draw:object xlink:href="./Object 721" xlink:type="simple" xlink:show="embed" xlink:actuate="onLoad"/><draw:image xlink:href="./ObjectReplacements/Object 721" xlink:type="simple" xlink:show="embed" xlink:actuate="onLoad"/><svg:desc>formula</svg:desc></draw:frame></text:span></text:span></text:p>
      <text:p text:style-name="P432"><text:span text:style-name="MathematicaFormatStandardForm"><text:span text:style-name="T103"><draw:frame draw:style-name="fr1" draw:name="Object719" text:anchor-type="as-char" svg:y="-0.348in" svg:width="2.278in" svg:height="0.4972in" draw:z-index="732"><draw:object xlink:href="./Object 722" xlink:type="simple" xlink:show="embed" xlink:actuate="onLoad"/><draw:image xlink:href="./ObjectReplacements/Object 722" xlink:type="simple" xlink:show="embed" xlink:actuate="onLoad"/><svg:desc>formula</svg:desc></draw:frame></text:span></text:span></text:p>
      <text:p text:style-name="P430"><text:span text:style-name="MathematicaFormatStandardForm"><text:span text:style-name="T103"/></text:span></text:p>
      <text:p text:style-name="P430"><text:span text:style-name="MathematicaFormatStandardForm"><text:span text:style-name="T103"><draw:frame draw:style-name="fr1" draw:name="Object720" text:anchor-type="as-char" svg:y="-0.2083in" svg:width="2.1244in" svg:height="0.3571in" draw:z-index="720"><draw:object xlink:href="./Object 723" xlink:type="simple" xlink:show="embed" xlink:actuate="onLoad"/><draw:image xlink:href="./ObjectReplacements/Object 723" xlink:type="simple" xlink:show="embed" xlink:actuate="onLoad"/><svg:desc>formula</svg:desc></draw:frame></text:span></text:span><text:span text:style-name="MathematicaFormatStandardForm"><text:span text:style-name="T102"><draw:frame draw:style-name="fr1" draw:name="Object721" text:anchor-type="as-char" svg:y="-0.2043in" svg:width="1.1291in" svg:height="0.352in" draw:z-index="721"><draw:object xlink:href="./Object 724" xlink:type="simple" xlink:show="embed" xlink:actuate="onLoad"/><draw:image xlink:href="./ObjectReplacements/Object 724" xlink:type="simple" xlink:show="embed" xlink:actuate="onLoad"/><svg:desc>formula</svg:desc></draw:frame></text:span></text:span></text:p>
      <text:p text:style-name="P430"><text:span text:style-name="MathematicaFormatStandardForm"><text:span text:style-name="T103"><draw:frame draw:style-name="fr1" draw:name="Object722" text:anchor-type="as-char" svg:y="-0.228in" svg:width="0.5244in" svg:height="0.352in" draw:z-index="722"><draw:object xlink:href="./Object 725" xlink:type="simple" xlink:show="embed" xlink:actuate="onLoad"/><draw:image xlink:href="./ObjectReplacements/Object 725" xlink:type="simple" xlink:show="embed" xlink:actuate="onLoad"/><svg:desc>formula</svg:desc></draw:frame></text:span></text:span></text:p>
      <text:p text:style-name="P430"><text:span text:style-name="MathematicaFormatStandardForm"><text:span text:style-name="T103"/></text:span></text:p>
      <text:p text:style-name="P430"><text:span text:style-name="MathematicaFormatStandardForm"><text:span text:style-name="T103"/></text:span></text:p>
      <text:p text:style-name="P430"><text:span text:style-name="MathematicaFormatStandardForm"><text:span text:style-name="T103"><draw:frame draw:style-name="fr1" draw:name="Object723" text:anchor-type="as-char" svg:y="-0.2193in" svg:width="1.2484in" svg:height="0.3543in" draw:z-index="723"><draw:object xlink:href="./Object 726" xlink:type="simple" xlink:show="embed" xlink:actuate="onLoad"/><draw:image xlink:href="./ObjectReplacements/Object 726" xlink:type="simple" xlink:show="embed" xlink:actuate="onLoad"/><svg:desc>formula</svg:desc></draw:frame></text:span></text:span><text:span text:style-name="MathematicaFormatStandardForm"><text:span text:style-name="T166">(?)</text:span></text:span></text:p>
      <text:p text:style-name="P430"><text:span text:style-name="MathematicaFormatStandardForm"><text:span text:style-name="T165"/></text:span></text:p>
      <text:p text:style-name="P430"><text:span text:style-name="MathematicaFormatStandardForm"><text:span text:style-name="T103"><draw:frame draw:style-name="fr1" draw:name="Object724" text:anchor-type="as-char" svg:y="-0.2228in" svg:width="1.5465in" svg:height="0.3638in" draw:z-index="724"><draw:object xlink:href="./Object 727" xlink:type="simple" xlink:show="embed" xlink:actuate="onLoad"/><draw:image xlink:href="./ObjectReplacements/Object 727" xlink:type="simple" xlink:show="embed" xlink:actuate="onLoad"/><svg:desc>formula</svg:desc></draw:frame></text:span></text:span></text:p>
      <text:p text:style-name="P472"><text:span text:style-name="MathematicaFormatStandardForm"><text:span text:style-name="T171"/></text:span></text:p>
      <text:p text:style-name="P472"><text:span text:style-name="MathematicaFormatStandardForm"><text:span text:style-name="T171"/></text:span></text:p>
      <text:p text:style-name="P472"><text:span text:style-name="MathematicaFormatStandardForm"><text:span text:style-name="T171">…</text:span></text:span></text:p>
      <text:p text:style-name="P472"><text:span text:style-name="MathematicaFormatStandardForm"><text:span text:style-name="T171"/></text:span></text:p>
      <text:p text:style-name="P472"><text:span text:style-name="MathematicaFormatStandardForm"><text:span text:style-name="T1"><draw:frame draw:style-name="fr3" draw:name="Object725" text:anchor-type="as-char" svg:y="-0.2339in" svg:width="1.4138in" svg:height="0.3752in" draw:z-index="725"><draw:object xlink:href="./Object 728" xlink:type="simple" xlink:show="embed" xlink:actuate="onLoad"/><draw:image xlink:href="./ObjectReplacements/Object 728" xlink:type="simple" xlink:show="embed" xlink:actuate="onLoad"/><svg:desc>formula</svg:desc></draw:frame></text:span></text:span><text:span text:style-name="MathematicaFormatStandardForm"><text:span text:style-name="T171"><draw:frame draw:style-name="fr3" draw:name="Object726" text:anchor-type="as-char" svg:y="-0.0992in" svg:width="0.9339in" svg:height="0.128in" draw:z-index="726"><draw:object xlink:href="./Object 729" xlink:type="simple" xlink:show="embed" xlink:actuate="onLoad"/><draw:image xlink:href="./ObjectReplacements/Object 729" xlink:type="simple" xlink:show="embed" xlink:actuate="onLoad"/><svg:desc>formula</svg:desc></draw:frame></text:span></text:span></text:p>
      <text:p text:style-name="P472"><text:span text:style-name="MathematicaFormatStandardForm"><text:span text:style-name="T68"/></text:span></text:p>
      <text:p text:style-name="P472"><text:span text:style-name="MathematicaFormatStandardForm"><text:span text:style-name="T1"><draw:frame draw:style-name="fr3" draw:name="Object727" text:anchor-type="as-char" svg:y="-0.3382in" svg:width="1.8244in" svg:height="0.4783in" draw:z-index="727"><draw:object xlink:href="./Object 730" xlink:type="simple" xlink:show="embed" xlink:actuate="onLoad"/><draw:image xlink:href="./ObjectReplacements/Object 730" xlink:type="simple" xlink:show="embed" xlink:actuate="onLoad"/><svg:desc>formula</svg:desc></draw:frame></text:span></text:span><text:span text:style-name="MathematicaFormatStandardForm"><text:span text:style-name="T171"><draw:frame draw:style-name="fr3" draw:name="Object728" text:anchor-type="as-char" svg:y="-0.1154in" svg:width="1.0465in" svg:height="0.1437in" draw:z-index="728"><draw:object xlink:href="./Object 731" xlink:type="simple" xlink:show="embed" xlink:actuate="onLoad"/><draw:image xlink:href="./ObjectReplacements/Object 731" xlink:type="simple" xlink:show="embed" xlink:actuate="onLoad"/><svg:desc>formula</svg:desc></draw:frame></text:span></text:span></text:p>
      <text:p text:style-name="P472"><text:span text:style-name="MathematicaFormatStandardForm"><text:span text:style-name="T68"/></text:span></text:p>
      <text:p text:style-name="P472"><text:span text:style-name="MathematicaFormatStandardForm"><text:span text:style-name="T171"><draw:frame draw:style-name="fr3" draw:name="Object729" text:anchor-type="as-char" svg:y="-0.3382in" svg:width="2.222in" svg:height="0.4783in" draw:z-index="729"><draw:object xlink:href="./Object 732" xlink:type="simple" xlink:show="embed" xlink:actuate="onLoad"/><draw:image xlink:href="./ObjectReplacements/Object 732" xlink:type="simple" xlink:show="embed" xlink:actuate="onLoad"/><svg:desc>formula</svg:desc></draw:frame></text:span></text:span><text:span text:style-name="MathematicaFormatStandardForm"><text:span text:style-name="T171"><draw:frame draw:style-name="fr3" draw:name="Object730" text:anchor-type="as-char" svg:y="-0.1154in" svg:width="1.0453in" svg:height="0.1437in" draw:z-index="730"><draw:object xlink:href="./Object 733" xlink:type="simple" xlink:show="embed" xlink:actuate="onLoad"/><draw:image xlink:href="./ObjectReplacements/Object 733" xlink:type="simple" xlink:show="embed" xlink:actuate="onLoad"/><svg:desc>formula</svg:desc></draw:frame></text:span></text:span></text:p>
      <text:p text:style-name="P472"><text:span text:style-name="MathematicaFormatStandardForm"><text:span text:style-name="T171"/></text:span></text:p>
      <text:p text:style-name="P430"><text:span text:style-name="MathematicaFormatStandardForm"><text:span text:style-name="T171"><draw:frame draw:style-name="fr1" draw:name="Object709" text:anchor-type="as-char" svg:y="-0.2339in" svg:width="2.1354in" svg:height="0.3752in" draw:z-index="711"><draw:object xlink:href="./Object 712" xlink:type="simple" xlink:show="embed" xlink:actuate="onLoad"/><draw:image xlink:href="./ObjectReplacements/Object 712" xlink:type="simple" xlink:show="embed" xlink:actuate="onLoad"/><svg:desc>formula</svg:desc></draw:frame></text:span></text:span><text:span text:style-name="MathematicaFormatStandardForm"><text:span text:style-name="T171"><draw:frame draw:style-name="fr3" draw:name="Object710" text:anchor-type="as-char" svg:y="-0.1154in" svg:width="0.8201in" svg:height="0.1437in" draw:z-index="712"><draw:object xlink:href="./Object 713" xlink:type="simple" xlink:show="embed" xlink:actuate="onLoad"/><draw:image xlink:href="./ObjectReplacements/Object 713" xlink:type="simple" xlink:show="embed" xlink:actuate="onLoad"/><svg:desc>formula</svg:desc></draw:frame></text:span></text:span></text:p>
      <text:p text:style-name="P495"><text:span text:style-name="MathematicaFormatStandardForm"><text:span text:style-name="T167">Now, compare continuous additive and multiplicative</text:span></text:span></text:p>
      <text:p text:style-name="P433"><text:span text:style-name="MathematicaFormatStandardForm"><text:span text:style-name="T167"/></text:span></text:p>
      <text:p text:style-name="P473"><text:span text:style-name="MathematicaFormatStandardForm"><text:span text:style-name="T171"/></text:span></text:p>
      <text:p text:style-name="P473"><text:span text:style-name="MathematicaFormatStandardForm"><text:span text:style-name="T171"/></text:span></text:p>
      <text:p text:style-name="P473"><text:span text:style-name="MathematicaFormatStandardForm"><text:span text:style-name="T171"><draw:frame draw:style-name="fr3" draw:name="Object733" text:anchor-type="as-char" svg:y="-0.2437in" svg:width="1.2299in" svg:height="0.3929in" draw:z-index="735"><draw:object xlink:href="./Object 736" xlink:type="simple" xlink:show="embed" xlink:actuate="onLoad"/><draw:image xlink:href="./ObjectReplacements/Object 736" xlink:type="simple" xlink:show="embed" xlink:actuate="onLoad"/><svg:desc>formula</svg:desc></draw:frame></text:span></text:span><text:span text:style-name="MathematicaFormatStandardForm"><text:span text:style-name="T171"><draw:frame draw:style-name="fr3" draw:name="Object734" text:anchor-type="as-char" svg:y="-0.1626in" svg:width="0.6126in" svg:height="0.402in" draw:z-index="736"><draw:object xlink:href="./Object 737" xlink:type="simple" xlink:show="embed" xlink:actuate="onLoad"/><draw:image xlink:href="./ObjectReplacements/Object 737" xlink:type="simple" xlink:show="embed" xlink:actuate="onLoad"/><svg:desc>formula</svg:desc></draw:frame></text:span></text:span></text:p>
      <text:p text:style-name="P473"><text:span text:style-name="MathematicaFormatStandardForm"><text:span text:style-name="T171"/></text:span></text:p>
      <text:p text:style-name="P473"><text:span text:style-name="MathematicaFormatStandardForm"><text:span text:style-name="T1"><draw:frame draw:style-name="fr3" draw:name="Object735" text:anchor-type="as-char" svg:y="-0.2437in" svg:width="2.1772in" svg:height="0.3929in" draw:z-index="737"><draw:object xlink:href="./Object 738" xlink:type="simple" xlink:show="embed" xlink:actuate="onLoad"/><draw:image xlink:href="./ObjectReplacements/Object 738" xlink:type="simple" xlink:show="embed" xlink:actuate="onLoad"/><svg:desc>formula</svg:desc></draw:frame></text:span></text:span><text:span text:style-name="MathematicaFormatStandardForm"><text:span text:style-name="T171"><draw:frame draw:style-name="fr3" draw:name="Object736" text:anchor-type="as-char" svg:y="-0.1626in" svg:width="0.648in" svg:height="0.402in" draw:z-index="738"><draw:object xlink:href="./Object 739" xlink:type="simple" xlink:show="embed" xlink:actuate="onLoad"/><draw:image xlink:href="./ObjectReplacements/Object 739" xlink:type="simple" xlink:show="embed" xlink:actuate="onLoad"/><svg:desc>formula</svg:desc></draw:frame></text:span></text:span></text:p>
      <text:p text:style-name="P473"><text:span text:style-name="MathematicaFormatStandardForm"><text:span text:style-name="T68"/></text:span></text:p>
      <text:p text:style-name="P473"><text:span text:style-name="MathematicaFormatStandardForm"><text:span text:style-name="T1"><draw:frame draw:style-name="fr3" draw:name="Object737" text:anchor-type="as-char" svg:y="-0.2437in" svg:width="3.2102in" svg:height="0.3929in" draw:z-index="739"><draw:object xlink:href="./Object 740" xlink:type="simple" xlink:show="embed" xlink:actuate="onLoad"/><draw:image xlink:href="./ObjectReplacements/Object 740" xlink:type="simple" xlink:show="embed" xlink:actuate="onLoad"/><svg:desc>formula</svg:desc></draw:frame></text:span></text:span><text:span text:style-name="MathematicaFormatStandardForm"><text:span text:style-name="T171"><draw:frame draw:style-name="fr3" draw:name="Object738" text:anchor-type="as-char" svg:y="-0.1626in" svg:width="0.6465in" svg:height="0.402in" draw:z-index="740"><draw:object xlink:href="./Object 741" xlink:type="simple" xlink:show="embed" xlink:actuate="onLoad"/><draw:image xlink:href="./ObjectReplacements/Object 741" xlink:type="simple" xlink:show="embed" xlink:actuate="onLoad"/><svg:desc>formula</svg:desc></draw:frame></text:span></text:span></text:p>
      <text:p text:style-name="P473"><text:span text:style-name="MathematicaFormatStandardForm"><text:span text:style-name="T68"/></text:span></text:p>
      <text:p text:style-name="P473"><text:span text:style-name="MathematicaFormatStandardForm"><text:span text:style-name="T171"><draw:frame draw:style-name="fr3" draw:name="Object731" text:anchor-type="as-char" svg:y="-0.2339in" svg:width="3.3575in" svg:height="0.378in" draw:z-index="733"><draw:object xlink:href="./Object 734" xlink:type="simple" xlink:show="embed" xlink:actuate="onLoad"/><draw:image xlink:href="./ObjectReplacements/Object 734" xlink:type="simple" xlink:show="embed" xlink:actuate="onLoad"/><svg:desc>formula</svg:desc></draw:frame></text:span></text:span><text:span text:style-name="MathematicaFormatStandardForm"><text:span text:style-name="T171"><text:tab/></text:span></text:span><text:span text:style-name="MathematicaFormatStandardForm"><text:span text:style-name="T171"><draw:frame draw:style-name="fr3" draw:name="Object732" text:anchor-type="as-char" svg:y="-0.1626in" svg:width="0.6508in" svg:height="0.402in" draw:z-index="734"><draw:object xlink:href="./Object 735" xlink:type="simple" xlink:show="embed" xlink:actuate="onLoad"/><draw:image xlink:href="./ObjectReplacements/Object 735" xlink:type="simple" xlink:show="embed" xlink:actuate="onLoad"/><svg:desc>formula</svg:desc></draw:frame></text:span></text:span></text:p>
      <text:p text:style-name="P473"><text:span text:style-name="MathematicaFormatStandardForm"><text:span text:style-name="T110"/></text:span></text:p>
      <text:p text:style-name="P473"><text:span text:style-name="MathematicaFormatStandardForm"><text:span text:style-name="T171">…</text:span></text:span></text:p>
      <text:p text:style-name="P473"><text:span text:style-name="MathematicaFormatStandardForm"><text:span text:style-name="T171"/></text:span></text:p>
      <text:p text:style-name="P433"><text:span text:style-name="MathematicaFormatStandardForm"><text:span text:style-name="T171"><draw:frame draw:style-name="fr3" draw:name="Object740" text:anchor-type="as-char" svg:y="-0.2437in" svg:width="1.3134in" svg:height="0.3929in" draw:z-index="741"><draw:object xlink:href="./Object 743" xlink:type="simple" xlink:show="embed" xlink:actuate="onLoad"/><draw:image xlink:href="./ObjectReplacements/Object 743" xlink:type="simple" xlink:show="embed" xlink:actuate="onLoad"/><svg:desc>formula</svg:desc></draw:frame></text:span></text:span><text:span text:style-name="MathematicaFormatStandardForm"><text:span text:style-name="T102"><draw:frame draw:style-name="fr1" draw:name="Object741" text:anchor-type="as-char" svg:y="-0.2043in" svg:width="1.0335in" svg:height="0.502in" draw:z-index="742"><draw:object xlink:href="./Object 744" xlink:type="simple" xlink:show="embed" xlink:actuate="onLoad"/><draw:image xlink:href="./ObjectReplacements/Object 744" xlink:type="simple" xlink:show="embed" xlink:actuate="onLoad"/><svg:desc>formula</svg:desc></draw:frame></text:span></text:span></text:p>
      <text:p text:style-name="P433"><text:span text:style-name="MathematicaFormatStandardForm"><text:span text:style-name="T103"><draw:frame draw:style-name="fr1" draw:name="Object743" text:anchor-type="as-char" svg:y="-0.348in" svg:width="3.2217in" svg:height="0.4972in" draw:z-index="743"><draw:object xlink:href="./Object 746" xlink:type="simple" xlink:show="embed" xlink:actuate="onLoad"/><draw:image xlink:href="./ObjectReplacements/Object 746" xlink:type="simple" xlink:show="embed" xlink:actuate="onLoad"/><svg:desc>formula</svg:desc></draw:frame></text:span></text:span><text:span text:style-name="MathematicaFormatStandardForm"><text:span text:style-name="T102"><draw:frame draw:style-name="fr1" draw:name="Object744" text:anchor-type="as-char" svg:y="-0.2043in" svg:width="1.1256in" svg:height="0.352in" draw:z-index="744"><draw:object xlink:href="./Object 747" xlink:type="simple" xlink:show="embed" xlink:actuate="onLoad"/><draw:image xlink:href="./ObjectReplacements/Object 747" xlink:type="simple" xlink:show="embed" xlink:actuate="onLoad"/><svg:desc>formula</svg:desc></draw:frame></text:span></text:span></text:p>
      <text:p text:style-name="P433"><text:span text:style-name="MathematicaFormatStandardForm"><text:span text:style-name="T103"/></text:span></text:p>
      <text:p text:style-name="P433"><text:span text:style-name="MathematicaFormatStandardForm"><text:span text:style-name="T102"><draw:frame draw:style-name="fr1" draw:name="Object746" text:anchor-type="as-char" svg:y="-0.348in" svg:width="3.7453in" svg:height="0.4972in" draw:z-index="745"><draw:object xlink:href="./Object 749" xlink:type="simple" xlink:show="embed" xlink:actuate="onLoad"/><draw:image xlink:href="./ObjectReplacements/Object 749" xlink:type="simple" xlink:show="embed" xlink:actuate="onLoad"/><svg:desc>formula</svg:desc></draw:frame></text:span></text:span><text:span text:style-name="MathematicaFormatStandardForm"><text:span text:style-name="T102"><draw:frame draw:style-name="fr1" draw:name="Object747" text:anchor-type="as-char" svg:y="-0.2043in" svg:width="1.1236in" svg:height="0.352in" draw:z-index="746"><draw:object xlink:href="./Object 750" xlink:type="simple" xlink:show="embed" xlink:actuate="onLoad"/><draw:image xlink:href="./ObjectReplacements/Object 750" xlink:type="simple" xlink:show="embed" xlink:actuate="onLoad"/><svg:desc>formula</svg:desc></draw:frame></text:span></text:span></text:p>
      <text:p text:style-name="P433"><text:span text:style-name="MathematicaFormatStandardForm"><text:span text:style-name="T103"/></text:span></text:p>
      <text:p text:style-name="P433"><text:span text:style-name="MathematicaFormatStandardForm"><text:span text:style-name="T103"><draw:frame draw:style-name="fr1" draw:name="Object749" text:anchor-type="as-char" svg:y="-0.2083in" svg:width="2.1244in" svg:height="0.3571in" draw:z-index="747"><draw:object xlink:href="./Object 752" xlink:type="simple" xlink:show="embed" xlink:actuate="onLoad"/><draw:image xlink:href="./ObjectReplacements/Object 752" xlink:type="simple" xlink:show="embed" xlink:actuate="onLoad"/><svg:desc>formula</svg:desc></draw:frame></text:span></text:span><text:span text:style-name="MathematicaFormatStandardForm"><text:span text:style-name="T102"><draw:frame draw:style-name="fr1" draw:name="Object750" text:anchor-type="as-char" svg:y="-0.2043in" svg:width="1.1291in" svg:height="0.352in" draw:z-index="748"><draw:object xlink:href="./Object 753" xlink:type="simple" xlink:show="embed" xlink:actuate="onLoad"/><draw:image xlink:href="./ObjectReplacements/Object 753" xlink:type="simple" xlink:show="embed" xlink:actuate="onLoad"/><svg:desc>formula</svg:desc></draw:frame></text:span></text:span></text:p>
      <text:p text:style-name="P433"><text:span text:style-name="MathematicaFormatStandardForm"><text:span text:style-name="T234"/></text:span></text:p>
      <text:p text:style-name="P433"><text:span text:style-name="MathematicaFormatStandardForm"><text:span text:style-name="T234"/></text:span></text:p>
      <text:p text:style-name="P433"><text:span text:style-name="MathematicaFormatStandardForm"><text:span text:style-name="T171">…</text:span></text:span></text:p>
      <text:p text:style-name="P433"><text:span text:style-name="MathematicaFormatStandardForm"><text:span text:style-name="T171"/></text:span></text:p>
      <text:p text:style-name="P473"><text:span text:style-name="MathematicaFormatStandardForm"><text:span text:style-name="T171"><draw:frame draw:style-name="fr3" draw:name="Object739" text:anchor-type="as-char" svg:y="-0.2083in" svg:width="1.8319in" svg:height="0.3374in" draw:z-index="749"><draw:object xlink:href="./Object 742" xlink:type="simple" xlink:show="embed" xlink:actuate="onLoad"/><draw:image xlink:href="./ObjectReplacements/Object 742" xlink:type="simple" xlink:show="embed" xlink:actuate="onLoad"/><svg:desc>formula</svg:desc></draw:frame></text:span></text:span></text:p>
      <text:p text:style-name="P473"><text:span text:style-name="MathematicaFormatStandardForm"><text:span text:style-name="T171"/></text:span></text:p>
      <text:p text:style-name="P474"><text:span text:style-name="MathematicaFormatStandardForm"><text:span text:style-name="T171"/></text:span></text:p>
      <text:p text:style-name="P433"><text:span text:style-name="MathematicaFormatStandardForm"><text:span text:style-name="T171"><draw:frame draw:style-name="fr1" draw:name="Object742" text:anchor-type="as-char" svg:y="-0.2083in" svg:width="2.128in" svg:height="0.3571in" draw:z-index="750"><draw:object xlink:href="./Object 745" xlink:type="simple" xlink:show="embed" xlink:actuate="onLoad"/><draw:image xlink:href="./ObjectReplacements/Object 745" xlink:type="simple" xlink:show="embed" xlink:actuate="onLoad"/><svg:desc>formula</svg:desc></draw:frame></text:span></text:span></text:p>
      <text:p text:style-name="P433"><text:span text:style-name="MathematicaFormatStandardForm"><text:span text:style-name="T234"/></text:span></text:p>
      <text:p text:style-name="P434"><text:span text:style-name="MathematicaFormatStandardForm"><text:span text:style-name="T171">…</text:span></text:span></text:p>
      <text:p text:style-name="P434"><text:span text:style-name="MathematicaFormatStandardForm"><text:span text:style-name="T171"/></text:span></text:p>
      <text:p text:style-name="P475"><text:span text:style-name="MathematicaFormatStandardForm"><text:span text:style-name="T171"><draw:frame draw:style-name="fr3" draw:name="Object748" text:anchor-type="as-char" svg:y="-0.2083in" svg:width="1.8319in" svg:height="0.3374in" draw:z-index="752"><draw:object xlink:href="./Object 751" xlink:type="simple" xlink:show="embed" xlink:actuate="onLoad"/><draw:image xlink:href="./ObjectReplacements/Object 751" xlink:type="simple" xlink:show="embed" xlink:actuate="onLoad"/><svg:desc>formula</svg:desc></draw:frame></text:span></text:span></text:p>
      <text:p text:style-name="P475"><text:span text:style-name="MathematicaFormatStandardForm"><text:span text:style-name="T171"/></text:span></text:p>
      <text:p text:style-name="P475"><text:span text:style-name="MathematicaFormatStandardForm"><text:span text:style-name="T171"/></text:span></text:p>
      <text:p text:style-name="P434"><text:span text:style-name="MathematicaFormatStandardForm"><text:span text:style-name="T171"><draw:frame draw:style-name="fr1" draw:name="Object745" text:anchor-type="as-char" svg:y="-0.2083in" svg:width="2.4417in" svg:height="0.3374in" draw:z-index="751"><draw:object xlink:href="./Object 748" xlink:type="simple" xlink:show="embed" xlink:actuate="onLoad"/><draw:image xlink:href="./ObjectReplacements/Object 748" xlink:type="simple" xlink:show="embed" xlink:actuate="onLoad"/><svg:desc>formula</svg:desc></draw:frame></text:span></text:span></text:p>
      <text:p text:style-name="P499"><text:span text:style-name="MathematicaFormatStandardForm"><text:span text:style-name="T171"><draw:frame draw:style-name="fr3" draw:name="Object751" text:anchor-type="as-char" svg:y="-0.2437in" svg:width="0.4457in" svg:height="0.3929in" draw:z-index="787"><draw:object xlink:href="./Object 760" xlink:type="simple" xlink:show="embed" xlink:actuate="onLoad"/><draw:image xlink:href="./ObjectReplacements/Object 760" xlink:type="simple" xlink:show="embed" xlink:actuate="onLoad"/><svg:desc>formula</svg:desc></draw:frame></text:span></text:span></text:p>
      <text:p text:style-name="P486"/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437"><text:span text:style-name="MathematicaFormatStandardForm"><text:span text:style-name="T98"/></text:span></text:p>
          </table:table-cell>
          <table:table-cell table:style-name="Table72.A1" office:value-type="string">
            <text:p text:style-name="P441"><text:span text:style-name="MathematicaFormatStandardForm"><text:span text:style-name="T96"><draw:frame draw:style-name="fr1" draw:name="Object1004" text:anchor-type="as-char" svg:y="-0.1516in" svg:width="0.2264in" svg:height="0.2091in" draw:z-index="753"><draw:object xlink:href="./Object 754" xlink:type="simple" xlink:show="embed" xlink:actuate="onLoad"/><draw:image xlink:href="./ObjectReplacements/Object 754" xlink:type="simple" xlink:show="embed" xlink:actuate="onLoad"/><svg:desc>formula</svg:desc></draw:frame></text:span></text:span></text:p>
          </table:table-cell>
          <table:table-cell table:style-name="Table72.C1" office:value-type="string">
            <text:p text:style-name="P441"><text:span text:style-name="MathematicaFormatStandardForm"><text:span text:style-name="T168"><draw:frame draw:style-name="fr1" draw:name="Object1005" text:anchor-type="as-char" svg:y="-0.1425in" svg:width="0.2898in" svg:height="0.1902in" draw:z-index="754"><draw:object xlink:href="./Object 755" xlink:type="simple" xlink:show="embed" xlink:actuate="onLoad"/><draw:image xlink:href="./ObjectReplacements/Object 755" xlink:type="simple" xlink:show="embed" xlink:actuate="onLoad"/><svg:desc>formula</svg:desc></draw:frame></text:span></text:span></text:p>
          </table:table-cell>
        </table:table-row>
        <table:table-row table:style-name="Table72.2">
          <table:table-cell table:style-name="Table72.A2" office:value-type="string">
            <text:p text:style-name="P441"><text:span text:style-name="MathematicaFormatStandardForm"><text:span text:style-name="T97">+</text:span></text:span></text:p>
          </table:table-cell>
          <table:table-cell table:style-name="Table72.B2" office:value-type="string">
            <text:p text:style-name="P476"><text:span text:style-name="MathematicaFormatStandardForm"><text:span text:style-name="T171"><draw:frame draw:style-name="fr3" draw:name="Object764" text:anchor-type="as-char" svg:y="-0.2437in" svg:width="0.4457in" svg:height="0.3929in" draw:z-index="761"><draw:object xlink:href="./Object 756" xlink:type="simple" xlink:show="embed" xlink:actuate="onLoad"/><draw:image xlink:href="./ObjectReplacements/Object 756" xlink:type="simple" xlink:show="embed" xlink:actuate="onLoad"/><svg:desc>formula</svg:desc></draw:frame></text:span></text:span></text:p>
          </table:table-cell>
          <table:table-cell table:style-name="Table72.C2" office:value-type="string">
            <text:p text:style-name="P476"><text:span text:style-name="MathematicaFormatStandardForm"><text:span text:style-name="T171"><draw:frame draw:style-name="fr3" draw:name="Object765" text:anchor-type="as-char" svg:y="-0.2339in" svg:width="0.3543in" svg:height="0.3752in" draw:z-index="765"><draw:object xlink:href="./Object 757" xlink:type="simple" xlink:show="embed" xlink:actuate="onLoad"/><draw:image xlink:href="./ObjectReplacements/Object 757" xlink:type="simple" xlink:show="embed" xlink:actuate="onLoad"/><svg:desc>formula</svg:desc></draw:frame></text:span></text:span></text:p>
          </table:table-cell>
        </table:table-row>
        <table:table-row>
          <table:table-cell table:style-name="Table72.A3" office:value-type="string">
            <text:p text:style-name="P506">*</text:p>
          </table:table-cell>
          <table:table-cell table:style-name="Table72.B3" office:value-type="string">
            <text:p text:style-name="P435"><text:span text:style-name="MathematicaFormatStandardForm"><text:span text:style-name="T238"><draw:frame draw:style-name="fr3" draw:name="Object761" text:anchor-type="as-char" svg:y="-0.2437in" svg:width="0.5646in" svg:height="0.3929in" draw:z-index="764"><draw:object xlink:href="./Object 758" xlink:type="simple" xlink:show="embed" xlink:actuate="onLoad"/><draw:image xlink:href="./ObjectReplacements/Object 758" xlink:type="simple" xlink:show="embed" xlink:actuate="onLoad"/><svg:desc>formula</svg:desc></draw:frame></text:span></text:span></text:p>
          </table:table-cell>
          <table:table-cell table:style-name="Table72.C3" office:value-type="string">
            <text:p text:style-name="P476"><text:span text:style-name="MathematicaFormatStandardForm"><text:span text:style-name="T171"><draw:frame draw:style-name="fr3" draw:name="Object758" text:anchor-type="as-char" svg:y="-0.2339in" svg:width="0.472in" svg:height="0.3752in" draw:z-index="760"><draw:object xlink:href="./Object 759" xlink:type="simple" xlink:show="embed" xlink:actuate="onLoad"/><draw:image xlink:href="./ObjectReplacements/Object 759" xlink:type="simple" xlink:show="embed" xlink:actuate="onLoad"/><svg:desc>formula</svg:desc></draw:frame></text:span></text:span></text:p>
          </table:table-cell>
        </table:table-row>
      </table:table>
      <text:p text:style-name="P480"><text:span text:style-name="MathematicaFormatStandardForm"><text:span text:style-name="T171"/></text:span></text:p>
      <text:p text:style-name="P480"><text:span text:style-name="MathematicaFormatStandardForm"><text:span text:style-name="T171"><draw:frame draw:style-name="fr3" draw:name="Object785" text:anchor-type="as-char" svg:y="-0.2437in" svg:width="0.8307in" svg:height="0.3929in" draw:z-index="788"><draw:object xlink:href="./Object 790" xlink:type="simple" xlink:show="embed" xlink:actuate="onLoad"/><draw:image xlink:href="./ObjectReplacements/Object 790" xlink:type="simple" xlink:show="embed" xlink:actuate="onLoad"/><svg:desc>formula</svg:desc></draw:frame></text:span></text:span></text:p>
      <text:p text:style-name="P48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8"><text:span text:style-name="MathematicaFormatStandardForm"><text:span text:style-name="T98"/></text:span></text:p>
          </table:table-cell>
          <table:table-cell table:style-name="Table3.A1" office:value-type="string">
            <text:p text:style-name="P442"><text:span text:style-name="MathematicaFormatStandardForm"><text:span text:style-name="T96"><draw:frame draw:style-name="fr1" draw:name="Object767" text:anchor-type="as-char" svg:y="-0.1516in" svg:width="0.2264in" svg:height="0.2091in" draw:z-index="769"><draw:object xlink:href="./Object 772" xlink:type="simple" xlink:show="embed" xlink:actuate="onLoad"/><draw:image xlink:href="./ObjectReplacements/Object 772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442"><text:span text:style-name="MathematicaFormatStandardForm"><text:span text:style-name="T168"><draw:frame draw:style-name="fr1" draw:name="Object768" text:anchor-type="as-char" svg:y="-0.1425in" svg:width="0.2898in" svg:height="0.1902in" draw:z-index="770"><draw:object xlink:href="./Object 773" xlink:type="simple" xlink:show="embed" xlink:actuate="onLoad"/><draw:image xlink:href="./ObjectReplacements/Object 773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442"><text:span text:style-name="MathematicaFormatStandardForm"><text:span text:style-name="T97">+</text:span></text:span></text:p>
          </table:table-cell>
          <table:table-cell table:style-name="Table3.B2" office:value-type="string">
            <text:p text:style-name="P477"><text:span text:style-name="MathematicaFormatStandardForm"><text:span text:style-name="T171"><draw:frame draw:style-name="fr3" draw:name="Object769" text:anchor-type="as-char" svg:y="-0.2437in" svg:width="0.8925in" svg:height="0.3929in" draw:z-index="773"><draw:object xlink:href="./Object 774" xlink:type="simple" xlink:show="embed" xlink:actuate="onLoad"/><draw:image xlink:href="./ObjectReplacements/Object 774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77"><text:span text:style-name="MathematicaFormatStandardForm"><text:span text:style-name="T171"><draw:frame draw:style-name="fr3" draw:name="Object780" text:anchor-type="as-char" svg:y="-0.2339in" svg:width="0.6398in" svg:height="0.3752in" draw:z-index="779"><draw:object xlink:href="./Object 775" xlink:type="simple" xlink:show="embed" xlink:actuate="onLoad"/><draw:image xlink:href="./ObjectReplacements/Object 775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507">*</text:p>
          </table:table-cell>
          <table:table-cell table:style-name="Table3.B3" office:value-type="string">
            <text:p text:style-name="P436"><text:span text:style-name="MathematicaFormatStandardForm"><text:span text:style-name="T171"><draw:frame draw:style-name="fr1" draw:name="Object771" text:anchor-type="as-char" svg:y="-0.348in" svg:width="0.9008in" svg:height="0.4972in" draw:z-index="774"><draw:object xlink:href="./Object 776" xlink:type="simple" xlink:show="embed" xlink:actuate="onLoad"/><draw:image xlink:href="./ObjectReplacements/Object 776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477"><text:span text:style-name="MathematicaFormatStandardForm"><text:span text:style-name="T171"><draw:frame draw:style-name="fr3" draw:name="Object772" text:anchor-type="as-char" svg:y="-0.3382in" svg:width="0.7134in" svg:height="0.4783in" draw:z-index="777"><draw:object xlink:href="./Object 777" xlink:type="simple" xlink:show="embed" xlink:actuate="onLoad"/><draw:image xlink:href="./ObjectReplacements/Object 777" xlink:type="simple" xlink:show="embed" xlink:actuate="onLoad"/><svg:desc>formula</svg:desc></draw:frame></text:span></text:span></text:p>
          </table:table-cell>
        </table:table-row>
      </table:table>
      <text:p text:style-name="P488"/>
      <text:p text:style-name="P480"><text:span text:style-name="MathematicaFormatStandardForm"><text:span text:style-name="T171"><draw:frame draw:style-name="fr3" draw:name="Object786" text:anchor-type="as-char" svg:y="-0.2437in" svg:width="1.2071in" svg:height="0.3929in" draw:z-index="789"><draw:object xlink:href="./Object 791" xlink:type="simple" xlink:show="embed" xlink:actuate="onLoad"/><draw:image xlink:href="./ObjectReplacements/Object 791" xlink:type="simple" xlink:show="embed" xlink:actuate="onLoad"/><svg:desc>formula</svg:desc></draw:frame></text:span></text:span></text:p>
      <text:p text:style-name="P48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8"><text:span text:style-name="MathematicaFormatStandardForm"><text:span text:style-name="T98"/></text:span></text:p>
          </table:table-cell>
          <table:table-cell table:style-name="Table4.A1" office:value-type="string">
            <text:p text:style-name="P442"><text:span text:style-name="MathematicaFormatStandardForm"><text:span text:style-name="T96"><draw:frame draw:style-name="fr1" draw:name="Object773" text:anchor-type="as-char" svg:y="-0.1516in" svg:width="0.2264in" svg:height="0.2091in" draw:z-index="771"><draw:object xlink:href="./Object 778" xlink:type="simple" xlink:show="embed" xlink:actuate="onLoad"/><draw:image xlink:href="./ObjectReplacements/Object 778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442"><text:span text:style-name="MathematicaFormatStandardForm"><text:span text:style-name="T168"><draw:frame draw:style-name="fr1" draw:name="Object774" text:anchor-type="as-char" svg:y="-0.1425in" svg:width="0.2898in" svg:height="0.1902in" draw:z-index="772"><draw:object xlink:href="./Object 779" xlink:type="simple" xlink:show="embed" xlink:actuate="onLoad"/><draw:image xlink:href="./ObjectReplacements/Object 779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442"><text:span text:style-name="MathematicaFormatStandardForm"><text:span text:style-name="T97">+</text:span></text:span></text:p>
          </table:table-cell>
          <table:table-cell table:style-name="Table4.B2" office:value-type="string">
            <text:p text:style-name="P477"><text:span text:style-name="MathematicaFormatStandardForm"><text:span text:style-name="T171"><draw:frame draw:style-name="fr3" draw:name="Object775" text:anchor-type="as-char" svg:y="-0.2437in" svg:width="1.4453in" svg:height="0.3929in" draw:z-index="776"><draw:object xlink:href="./Object 780" xlink:type="simple" xlink:show="embed" xlink:actuate="onLoad"/><draw:image xlink:href="./ObjectReplacements/Object 780" xlink:type="simple" xlink:show="embed" xlink:actuate="onLoad"/><svg:desc>formula</svg:desc></draw:frame></text:span></text:span></text:p>
          </table:table-cell>
          <table:table-cell table:style-name="Table4.C2" office:value-type="string">
            <text:p text:style-name="P477"><text:span text:style-name="MathematicaFormatStandardForm"><text:span text:style-name="T171"><draw:frame draw:style-name="fr3" draw:name="Object779" text:anchor-type="as-char" svg:y="-0.2339in" svg:width="1.0366in" svg:height="0.3752in" draw:z-index="780"><draw:object xlink:href="./Object 781" xlink:type="simple" xlink:show="embed" xlink:actuate="onLoad"/><draw:image xlink:href="./ObjectReplacements/Object 781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507">*</text:p>
          </table:table-cell>
          <table:table-cell table:style-name="Table4.B3" office:value-type="string">
            <text:p text:style-name="P436"><text:span text:style-name="MathematicaFormatStandardForm"><text:span text:style-name="T171"><draw:frame draw:style-name="fr1" draw:name="Object777" text:anchor-type="as-char" svg:y="-0.348in" svg:width="1.2634in" svg:height="0.4972in" draw:z-index="775"><draw:object xlink:href="./Object 782" xlink:type="simple" xlink:show="embed" xlink:actuate="onLoad"/><draw:image xlink:href="./ObjectReplacements/Object 782" xlink:type="simple" xlink:show="embed" xlink:actuate="onLoad"/><svg:desc>formula</svg:desc></draw:frame></text:span></text:span></text:p>
          </table:table-cell>
          <table:table-cell table:style-name="Table4.C3" office:value-type="string">
            <text:p text:style-name="P477"><text:span text:style-name="MathematicaFormatStandardForm"><text:span text:style-name="T171"><draw:frame draw:style-name="fr3" draw:name="Object778" text:anchor-type="as-char" svg:y="-0.3382in" svg:width="0.9484in" svg:height="0.4783in" draw:z-index="778"><draw:object xlink:href="./Object 783" xlink:type="simple" xlink:show="embed" xlink:actuate="onLoad"/><draw:image xlink:href="./ObjectReplacements/Object 783" xlink:type="simple" xlink:show="embed" xlink:actuate="onLoad"/><svg:desc>formula</svg:desc></draw:frame></text:span></text:span></text:p>
          </table:table-cell>
        </table:table-row>
      </table:table>
      <text:p text:style-name="P477"><text:span text:style-name="MathematicaFormatStandardForm"><text:span text:style-name="T1"/></text:span></text:p>
      <text:p text:style-name="P489"/>
      <text:p text:style-name="P480"><text:span text:style-name="MathematicaFormatStandardForm"><text:span text:style-name="T171"><draw:frame draw:style-name="fr3" draw:name="Object787" text:anchor-type="as-char" svg:y="-0.2437in" svg:width="1.8299in" svg:height="0.3929in" draw:z-index="792"><draw:object xlink:href="./Object 792" xlink:type="simple" xlink:show="embed" xlink:actuate="onLoad"/><draw:image xlink:href="./ObjectReplacements/Object 792" xlink:type="simple" xlink:show="embed" xlink:actuate="onLoad"/><svg:desc>formula</svg:desc></draw:frame></text:span></text:span></text:p>
      <text:p text:style-name="P48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9"><text:span text:style-name="MathematicaFormatStandardForm"><text:span text:style-name="T98"/></text:span></text:p>
          </table:table-cell>
          <table:table-cell table:style-name="Table5.A1" office:value-type="string">
            <text:p text:style-name="P443"><text:span text:style-name="MathematicaFormatStandardForm"><text:span text:style-name="T96"><draw:frame draw:style-name="fr1" draw:name="Object770" text:anchor-type="as-char" svg:y="-0.1516in" svg:width="0.2264in" svg:height="0.2091in" draw:z-index="781"><draw:object xlink:href="./Object 784" xlink:type="simple" xlink:show="embed" xlink:actuate="onLoad"/><draw:image xlink:href="./ObjectReplacements/Object 784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443"><text:span text:style-name="MathematicaFormatStandardForm"><text:span text:style-name="T168"><draw:frame draw:style-name="fr1" draw:name="Object776" text:anchor-type="as-char" svg:y="-0.1425in" svg:width="0.2898in" svg:height="0.1902in" draw:z-index="782"><draw:object xlink:href="./Object 785" xlink:type="simple" xlink:show="embed" xlink:actuate="onLoad"/><draw:image xlink:href="./ObjectReplacements/Object 785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443"><text:span text:style-name="MathematicaFormatStandardForm"><text:span text:style-name="T97">+</text:span></text:span></text:p>
          </table:table-cell>
          <table:table-cell table:style-name="Table5.B2" office:value-type="string">
            <text:p text:style-name="P478"><text:span text:style-name="MathematicaFormatStandardForm"><text:span text:style-name="T171"><draw:frame draw:style-name="fr3" draw:name="Object781" text:anchor-type="as-char" svg:y="-0.2437in" svg:width="0.9382in" svg:height="0.3929in" draw:z-index="783"><draw:object xlink:href="./Object 786" xlink:type="simple" xlink:show="embed" xlink:actuate="onLoad"/><draw:image xlink:href="./ObjectReplacements/Object 786" xlink:type="simple" xlink:show="embed" xlink:actuate="onLoad"/><svg:desc>formula</svg:desc></draw:frame></text:span></text:span></text:p>
          </table:table-cell>
          <table:table-cell table:style-name="Table5.C2" office:value-type="string">
            <text:p text:style-name="P478"><draw:frame draw:style-name="fr3" draw:name="Object782" text:anchor-type="as-char" svg:y="-0.2339in" svg:width="0.7701in" svg:height="0.3752in" draw:z-index="784"><draw:object xlink:href="./Object 787" xlink:type="simple" xlink:show="embed" xlink:actuate="onLoad"/><draw:image xlink:href="./ObjectReplacements/Object 787" xlink:type="simple" xlink:show="embed" xlink:actuate="onLoad"/><svg:desc>formula</svg:desc></draw:frame></text:p>
          </table:table-cell>
        </table:table-row>
        <table:table-row>
          <table:table-cell table:style-name="Table5.A3" office:value-type="string">
            <text:p text:style-name="P508">*</text:p>
          </table:table-cell>
          <table:table-cell table:style-name="Table5.B3" office:value-type="string">
            <text:p text:style-name="P479"><text:span text:style-name="MathematicaFormatStandardForm"><text:span text:style-name="T110"><draw:frame draw:style-name="fr3" draw:name="Object783" text:anchor-type="as-char" svg:y="-0.2437in" svg:width="1.0646in" svg:height="0.3929in" draw:z-index="786"><draw:object xlink:href="./Object 788" xlink:type="simple" xlink:show="embed" xlink:actuate="onLoad"/><draw:image xlink:href="./ObjectReplacements/Object 788" xlink:type="simple" xlink:show="embed" xlink:actuate="onLoad"/><svg:desc>formula</svg:desc></draw:frame></text:span></text:span></text:p>
          </table:table-cell>
          <table:table-cell table:style-name="Table5.C3" office:value-type="string">
            <text:p text:style-name="P478"><text:span text:style-name="MathematicaFormatStandardForm"><text:span text:style-name="T171"><draw:frame draw:style-name="fr3" draw:name="Object784" text:anchor-type="as-char" svg:y="-0.2339in" svg:width="0.911in" svg:height="0.3752in" draw:z-index="785"><draw:object xlink:href="./Object 789" xlink:type="simple" xlink:show="embed" xlink:actuate="onLoad"/><draw:image xlink:href="./ObjectReplacements/Object 789" xlink:type="simple" xlink:show="embed" xlink:actuate="onLoad"/><svg:desc>formula</svg:desc></draw:frame></text:span></text:span></text:p>
          </table:table-cell>
        </table:table-row>
      </table:table>
      <text:p text:style-name="P489"/>
      <text:p text:style-name="P480"><text:span text:style-name="MathematicaFormatStandardForm"><text:span text:style-name="T171"><draw:frame draw:style-name="fr3" draw:name="Object791" text:anchor-type="as-char" svg:y="-0.2228in" svg:width="0.5374in" svg:height="0.348in" draw:z-index="791"><draw:object xlink:href="./Object 796" xlink:type="simple" xlink:show="embed" xlink:actuate="onLoad"/><draw:image xlink:href="./ObjectReplacements/Object 796" xlink:type="simple" xlink:show="embed" xlink:actuate="onLoad"/><svg:desc>formula</svg:desc></draw:frame></text:span></text:span></text:p>
      <text:p text:style-name="P48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7"><text:span text:style-name="MathematicaFormatStandardForm"><text:span text:style-name="T98"/></text:span></text:p>
          </table:table-cell>
          <table:table-cell table:style-name="Table1.A1" office:value-type="string">
            <text:p text:style-name="P441"><text:span text:style-name="MathematicaFormatStandardForm"><text:span text:style-name="T96"><draw:frame draw:style-name="fr1" draw:name="Object753" text:anchor-type="as-char" svg:y="-0.1516in" svg:width="0.2264in" svg:height="0.2091in" draw:z-index="755"><draw:object xlink:href="./Object 762" xlink:type="simple" xlink:show="embed" xlink:actuate="onLoad"/><draw:image xlink:href="./ObjectReplacements/Object 762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441"><text:span text:style-name="MathematicaFormatStandardForm"><text:span text:style-name="T168"><draw:frame draw:style-name="fr1" draw:name="Object754" text:anchor-type="as-char" svg:y="-0.1425in" svg:width="0.2898in" svg:height="0.1902in" draw:z-index="756"><draw:object xlink:href="./Object 763" xlink:type="simple" xlink:show="embed" xlink:actuate="onLoad"/><draw:image xlink:href="./ObjectReplacements/Object 763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441"><text:span text:style-name="MathematicaFormatStandardForm"><text:span text:style-name="T97">+</text:span></text:span></text:p>
          </table:table-cell>
          <table:table-cell table:style-name="Table1.B2" office:value-type="string">
            <text:p text:style-name="P476"><text:span text:style-name="MathematicaFormatStandardForm"><text:span text:style-name="T171"><draw:frame draw:style-name="fr3" draw:name="Object755" text:anchor-type="as-char" svg:y="-0.2083in" svg:width="1.5016in" svg:height="0.3374in" draw:z-index="762"><draw:object xlink:href="./Object 764" xlink:type="simple" xlink:show="embed" xlink:actuate="onLoad"/><draw:image xlink:href="./ObjectReplacements/Object 764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476"/>
          </table:table-cell>
        </table:table-row>
        <text:soft-page-break/>
        <table:table-row>
          <table:table-cell table:style-name="Table1.A3" office:value-type="string">
            <text:p text:style-name="P506">*</text:p>
          </table:table-cell>
          <table:table-cell table:style-name="Table1.B3" office:value-type="string">
            <text:p text:style-name="P435"><text:span text:style-name="MathematicaFormatStandardForm"><text:span text:style-name="T238"><draw:frame draw:style-name="fr1" draw:name="Object757" text:anchor-type="as-char" svg:y="-0.2083in" svg:width="2.1756in" svg:height="0.3374in" draw:z-index="763"><draw:object xlink:href="./Object 766" xlink:type="simple" xlink:show="embed" xlink:actuate="onLoad"/><draw:image xlink:href="./ObjectReplacements/Object 766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476"><text:span text:style-name="MathematicaFormatStandardForm"><text:span text:style-name="T171"/></text:span></text:p>
          </table:table-cell>
        </table:table-row>
      </table:table>
      <text:p text:style-name="P487"/>
      <text:p text:style-name="P480"><text:span text:style-name="MathematicaFormatStandardForm"><text:span text:style-name="T171"><draw:frame draw:style-name="fr3" draw:name="Object790" text:anchor-type="as-char" svg:y="-0.222in" svg:width="0.548in" svg:height="0.5193in" draw:z-index="790"><draw:object xlink:href="./Object 795" xlink:type="simple" xlink:show="embed" xlink:actuate="onLoad"/><draw:image xlink:href="./ObjectReplacements/Object 795" xlink:type="simple" xlink:show="embed" xlink:actuate="onLoad"/><svg:desc>formula</svg:desc></draw:frame></text:span></text:span></text:p>
      <text:p text:style-name="P480"><text:span text:style-name="MathematicaFormatStandardForm"><text:span text:style-name="T17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7"><text:span text:style-name="MathematicaFormatStandardForm"><text:span text:style-name="T98"/></text:span></text:p>
          </table:table-cell>
          <table:table-cell table:style-name="Table2.A1" office:value-type="string">
            <text:p text:style-name="P441"><text:span text:style-name="MathematicaFormatStandardForm"><text:span text:style-name="T96"><draw:frame draw:style-name="fr1" draw:name="Object759" text:anchor-type="as-char" svg:y="-0.1516in" svg:width="0.2264in" svg:height="0.2091in" draw:z-index="757"><draw:object xlink:href="./Object 768" xlink:type="simple" xlink:show="embed" xlink:actuate="onLoad"/><draw:image xlink:href="./ObjectReplacements/Object 768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441"><text:span text:style-name="MathematicaFormatStandardForm"><text:span text:style-name="T168"><draw:frame draw:style-name="fr1" draw:name="Object760" text:anchor-type="as-char" svg:y="-0.1425in" svg:width="0.2898in" svg:height="0.1902in" draw:z-index="758"><draw:object xlink:href="./Object 769" xlink:type="simple" xlink:show="embed" xlink:actuate="onLoad"/><draw:image xlink:href="./ObjectReplacements/Object 769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441"><text:span text:style-name="MathematicaFormatStandardForm"><text:span text:style-name="T97">+</text:span></text:span></text:p>
          </table:table-cell>
          <table:table-cell table:style-name="Table2.B2" office:value-type="string">
            <text:p text:style-name="P476"><text:span text:style-name="MathematicaFormatStandardForm"><text:span text:style-name="T171"><draw:frame draw:style-name="fr3" draw:name="Object766" text:anchor-type="as-char" svg:y="-0.222in" svg:width="0.548in" svg:height="0.5193in" draw:z-index="768"><draw:object xlink:href="./Object 767" xlink:type="simple" xlink:show="embed" xlink:actuate="onLoad"/><draw:image xlink:href="./ObjectReplacements/Object 767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476"><text:span text:style-name="MathematicaFormatStandardForm"><text:span text:style-name="T171"><draw:frame draw:style-name="fr3" draw:name="Object762" text:anchor-type="as-char" svg:y="-0.222in" svg:width="0.5346in" svg:height="0.5193in" draw:z-index="766"><draw:object xlink:href="./Object 771" xlink:type="simple" xlink:show="embed" xlink:actuate="onLoad"/><draw:image xlink:href="./ObjectReplacements/Object 771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506">*</text:p>
          </table:table-cell>
          <table:table-cell table:style-name="Table2.B3" office:value-type="string">
            <text:p text:style-name="P435"><text:span text:style-name="MathematicaFormatStandardForm"><text:span text:style-name="T102"><draw:frame draw:style-name="fr1" draw:name="Object763" text:anchor-type="as-char" svg:y="-0.2228in" svg:width="0.7362in" svg:height="0.5217in" draw:z-index="767"><draw:object xlink:href="./Object 770" xlink:type="simple" xlink:show="embed" xlink:actuate="onLoad"/><draw:image xlink:href="./ObjectReplacements/Object 770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476"><text:span text:style-name="MathematicaFormatStandardForm"><text:span text:style-name="T171"><draw:frame draw:style-name="fr3" draw:name="Object752" text:anchor-type="as-char" svg:y="-0.1429in" svg:width="0.9453in" svg:height="0.178in" draw:z-index="759"><draw:object xlink:href="./Object 761" xlink:type="simple" xlink:show="embed" xlink:actuate="onLoad"/><draw:image xlink:href="./ObjectReplacements/Object 761" xlink:type="simple" xlink:show="embed" xlink:actuate="onLoad"/><svg:desc>formula</svg:desc></draw:frame></text:span></text:span></text:p>
          </table:table-cell>
        </table:table-row>
      </table:table>
      <text:p text:style-name="P487"/>
      <text:p text:style-name="P484"/>
      <text:p text:style-name="P476"><text:span text:style-name="MathematicaFormatStandardForm"><text:span text:style-name="T171">…</text:span></text:span></text:p>
      <text:p text:style-name="P476"><text:span text:style-name="MathematicaFormatStandardForm"><text:span text:style-name="T171"/></text:span></text:p>
      <text:p text:style-name="P481"><text:span text:style-name="MathematicaFormatStandardForm"><text:span text:style-name="T171"><draw:frame draw:style-name="fr3" draw:name="Object756" text:anchor-type="as-char" svg:y="-0.2228in" svg:width="1.6453in" svg:height="0.3638in" draw:z-index="793"><draw:object xlink:href="./Object 765" xlink:type="simple" xlink:show="embed" xlink:actuate="onLoad"/><draw:image xlink:href="./ObjectReplacements/Object 765" xlink:type="simple" xlink:show="embed" xlink:actuate="onLoad"/><svg:desc>formula</svg:desc></draw:frame></text:span></text:span></text:p>
      <text:p text:style-name="P481"><text:span text:style-name="MathematicaFormatStandardForm"><text:span text:style-name="T171"/></text:span></text:p>
      <text:p text:style-name="P49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40"><text:span text:style-name="MathematicaFormatStandardForm"><text:span text:style-name="T98"/></text:span></text:p>
          </table:table-cell>
          <table:table-cell table:style-name="Table7.A1" office:value-type="string">
            <text:p text:style-name="P444"><text:span text:style-name="MathematicaFormatStandardForm"><text:span text:style-name="T96"><draw:frame draw:style-name="fr1" draw:name="Object798" text:anchor-type="as-char" svg:y="-0.1516in" svg:width="0.2264in" svg:height="0.2091in" draw:z-index="801"><draw:object xlink:href="./Object 803" xlink:type="simple" xlink:show="embed" xlink:actuate="onLoad"/><draw:image xlink:href="./ObjectReplacements/Object 803" xlink:type="simple" xlink:show="embed" xlink:actuate="onLoad"/><svg:desc>formula</svg:desc></draw:frame></text:span></text:span></text:p>
          </table:table-cell>
          <table:table-cell table:style-name="Table7.C1" office:value-type="string">
            <text:p text:style-name="P444"><text:span text:style-name="MathematicaFormatStandardForm"><text:span text:style-name="T168"><draw:frame draw:style-name="fr1" draw:name="Object799" text:anchor-type="as-char" svg:y="-0.1425in" svg:width="0.2898in" svg:height="0.1902in" draw:z-index="802"><draw:object xlink:href="./Object 804" xlink:type="simple" xlink:show="embed" xlink:actuate="onLoad"/><draw:image xlink:href="./ObjectReplacements/Object 804" xlink:type="simple" xlink:show="embed" xlink:actuate="onLoad"/><svg:desc>formula</svg:desc></draw:frame></text:span></text:span></text:p>
          </table:table-cell>
        </table:table-row>
        <table:table-row table:style-name="Table7.2">
          <table:table-cell table:style-name="Table7.A2" office:value-type="string">
            <text:p text:style-name="P444"><text:span text:style-name="MathematicaFormatStandardForm"><text:span text:style-name="T97">+</text:span></text:span></text:p>
          </table:table-cell>
          <table:table-cell table:style-name="Table7.B2" office:value-type="string">
            <text:p text:style-name="P482"><text:span text:style-name="MathematicaFormatStandardForm"><text:span text:style-name="T171"/></text:span></text:p>
          </table:table-cell>
          <table:table-cell table:style-name="Table7.C2" office:value-type="string">
            <text:p text:style-name="P482"><draw:frame draw:style-name="fr3" draw:name="Object801" text:anchor-type="as-char" svg:y="-0.2339in" svg:width="0.6772in" svg:height="0.3752in" draw:z-index="803"><draw:object xlink:href="./Object 806" xlink:type="simple" xlink:show="embed" xlink:actuate="onLoad"/><draw:image xlink:href="./ObjectReplacements/Object 806" xlink:type="simple" xlink:show="embed" xlink:actuate="onLoad"/><svg:desc>formula</svg:desc></draw:frame></text:p>
          </table:table-cell>
        </table:table-row>
        <table:table-row>
          <table:table-cell table:style-name="Table7.A3" office:value-type="string">
            <text:p text:style-name="P509">*</text:p>
          </table:table-cell>
          <table:table-cell table:style-name="Table7.B3" office:value-type="string">
            <text:p text:style-name="P482"><text:span text:style-name="MathematicaFormatStandardForm"><text:span text:style-name="T171"/></text:span></text:p>
          </table:table-cell>
          <table:table-cell table:style-name="Table7.C3" office:value-type="string">
            <text:p text:style-name="P482"><text:span text:style-name="MathematicaFormatStandardForm"><text:span text:style-name="T171"><draw:frame draw:style-name="fr3" draw:name="Object803" text:anchor-type="as-char" svg:y="-0.2339in" svg:width="1.002in" svg:height="0.3874in" draw:z-index="804"><draw:object xlink:href="./Object 808" xlink:type="simple" xlink:show="embed" xlink:actuate="onLoad"/><draw:image xlink:href="./ObjectReplacements/Object 808" xlink:type="simple" xlink:show="embed" xlink:actuate="onLoad"/><svg:desc>formula</svg:desc></draw:frame></text:span></text:span></text:p>
          </table:table-cell>
        </table:table-row>
      </table:table>
      <text:p text:style-name="P490"><text:span text:style-name="MathematicaFormatStandardForm"><text:span text:style-name="T241"/></text:span></text:p>
      <text:p text:style-name="P481"><text:span text:style-name="MathematicaFormatStandardForm"><text:span text:style-name="T171"/></text:span></text:p>
      <text:p text:style-name="P481"><text:span text:style-name="MathematicaFormatStandardForm"><text:span text:style-name="T171"/></text:span></text:p>
      <text:p text:style-name="P481"><text:span text:style-name="MathematicaFormatStandardForm"><text:span text:style-name="T171"/></text:span></text:p>
      <text:p text:style-name="P482"><text:span text:style-name="MathematicaFormatStandardForm"><text:span text:style-name="T171"><draw:frame draw:style-name="fr3" draw:name="Object788" text:anchor-type="as-char" svg:y="-0.2228in" svg:width="0.7102in" svg:height="0.5217in" draw:z-index="794"><draw:object xlink:href="./Object 793" xlink:type="simple" xlink:show="embed" xlink:actuate="onLoad"/><draw:image xlink:href="./ObjectReplacements/Object 793" xlink:type="simple" xlink:show="embed" xlink:actuate="onLoad"/><svg:desc>formula</svg:desc></draw:frame></text:span></text:span></text:p>
      <text:p text:style-name="P482"><text:span text:style-name="MathematicaFormatStandardForm"><text:span text:style-name="T171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40"><text:span text:style-name="MathematicaFormatStandardForm"><text:span text:style-name="T98"/></text:span></text:p>
          </table:table-cell>
          <table:table-cell table:style-name="Table6.A1" office:value-type="string">
            <text:p text:style-name="P444"><text:span text:style-name="MathematicaFormatStandardForm"><text:span text:style-name="T96"><draw:frame draw:style-name="fr1" draw:name="Object789" text:anchor-type="as-char" svg:y="-0.1516in" svg:width="0.2264in" svg:height="0.2091in" draw:z-index="795"><draw:object xlink:href="./Object 794" xlink:type="simple" xlink:show="embed" xlink:actuate="onLoad"/><draw:image xlink:href="./ObjectReplacements/Object 794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444"><text:span text:style-name="MathematicaFormatStandardForm"><text:span text:style-name="T168"><draw:frame draw:style-name="fr1" draw:name="Object792" text:anchor-type="as-char" svg:y="-0.1425in" svg:width="0.2898in" svg:height="0.1902in" draw:z-index="796"><draw:object xlink:href="./Object 797" xlink:type="simple" xlink:show="embed" xlink:actuate="onLoad"/><draw:image xlink:href="./ObjectReplacements/Object 797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444"><text:span text:style-name="MathematicaFormatStandardForm"><text:span text:style-name="T97">+</text:span></text:span></text:p>
          </table:table-cell>
          <table:table-cell table:style-name="Table6.B2" office:value-type="string">
            <text:p text:style-name="P482"><text:span text:style-name="MathematicaFormatStandardForm"><text:span text:style-name="T171"><draw:frame draw:style-name="fr3" draw:name="Object793" text:anchor-type="as-char" svg:y="-0.2228in" svg:width="0.7102in" svg:height="0.5217in" draw:z-index="799"><draw:object xlink:href="./Object 798" xlink:type="simple" xlink:show="embed" xlink:actuate="onLoad"/><draw:image xlink:href="./ObjectReplacements/Object 798" xlink:type="simple" xlink:show="embed" xlink:actuate="onLoad"/><svg:desc>formula</svg:desc></draw:frame></text:span></text:span></text:p>
          </table:table-cell>
          <table:table-cell table:style-name="Table6.C2" office:value-type="string">
            <text:p text:style-name="P482"><text:span text:style-name="MathematicaFormatStandardForm"><text:span text:style-name="T171"><draw:frame draw:style-name="fr3" draw:name="Object794" text:anchor-type="as-char" svg:y="-0.2228in" svg:width="0.4862in" svg:height="0.348in" draw:z-index="797"><draw:object xlink:href="./Object 799" xlink:type="simple" xlink:show="embed" xlink:actuate="onLoad"/><draw:image xlink:href="./ObjectReplacements/Object 799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509">*</text:p>
          </table:table-cell>
          <table:table-cell table:style-name="Table6.B3" office:value-type="string">
            <text:p text:style-name="P482"><text:span text:style-name="MathematicaFormatStandardForm"><text:span text:style-name="T110"><draw:frame draw:style-name="fr3" draw:name="Object795" text:anchor-type="as-char" svg:y="-0.2228in" svg:width="0.8957in" svg:height="0.5217in" draw:z-index="800"><draw:object xlink:href="./Object 800" xlink:type="simple" xlink:show="embed" xlink:actuate="onLoad"/><draw:image xlink:href="./ObjectReplacements/Object 800" xlink:type="simple" xlink:show="embed" xlink:actuate="onLoad"/><svg:desc>formula</svg:desc></draw:frame></text:span></text:span></text:p>
          </table:table-cell>
          <table:table-cell table:style-name="Table6.C3" office:value-type="string">
            <text:p text:style-name="P482"><text:span text:style-name="MathematicaFormatStandardForm"><text:span text:style-name="T171"><draw:frame draw:style-name="fr3" draw:name="Object796" text:anchor-type="as-char" svg:y="-0.1437in" svg:width="0.6583in" svg:height="0.1783in" draw:z-index="798"><draw:object xlink:href="./Object 801" xlink:type="simple" xlink:show="embed" xlink:actuate="onLoad"/><draw:image xlink:href="./ObjectReplacements/Object 801" xlink:type="simple" xlink:show="embed" xlink:actuate="onLoad"/><svg:desc>formula</svg:desc></draw:frame></text:span></text:span></text:p>
          </table:table-cell>
        </table:table-row>
      </table:table>
      <text:p text:style-name="P490"/>
      <text:p text:style-name="P485"><text:span text:style-name="MathematicaFormatStandardForm"><text:span text:style-name="T2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loext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2.5.1$Windows_x86 LibreOffice_project/0312e1a284a7d50ca85a365c316c7abbf20a4d22</meta:generator>
    <dc:date>2017-02-19T12:00:33.883000000</dc:date>
    <meta:editing-duration>P17DT14H39M18S</meta:editing-duration>
    <meta:editing-cycles>782</meta:editing-cycles>
    <meta:document-statistic meta:table-count="9" meta:image-count="0" meta:object-count="805" meta:page-count="71" meta:paragraph-count="985" meta:word-count="1484" meta:character-count="8091" meta:non-whitespace-character-count="683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z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nabla_k (1+bold{k})^z""^{""+sum""} = nabla_n (1+bold{n})^{z+1}""^{""+sum""} = (1+bold{n})^z""^{""+sum""}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tyle mathvariant="bold">
              <msup>
                <mi mathvariant="normal">∞</mi>
                <mrow>
                  <mo stretchy="false">−</mo>
                  <mi>z</mi>
                </mrow>
              </msup>
            </mstyle>
          </mrow>
          <mo fence="true" stretchy="false">]</mo>
        </mrow>
        <mrow>
          <mn>2</mn>
          <mi>k</mi>
        </mrow>
      </msub>
    </mrow>
    <annotation encoding="StarMath 5.0">[bold{2}^z]_k = sum from k = 0 to n nabla [bold{2}^z]_k 

=

sum from k = 0 to n (-1)^k nabla [bold{infty}^-z]_k 

= 

nabla [bold{infty}^{-z+1}]_n - 2 sum from k = 0 to n over 2 nabla [bold{infty}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(1+bold{n})^z""^{""+sum""}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&lt;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j</mi>
                  </mstyle>
                </mrow>
              </mrow>
              <mo fence="true" stretchy="false">)</mo>
            </mrow>
            <mi>a</mi>
          </msup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b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+1}""^{""+sum""} = sum from j+k=n (1+bold{j})^a""^{""+sum""} cdot (1+bold{k})^b""^{""+sum""}</annotation>
  </semantics>
</math>
</file>

<file path=Object 120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[</mo>
          <mrow>
            <msup>
              <mi>x</mi>
              <mi>k</mi>
            </msup>
          </mrow>
          <mo fence="true" stretchy="false">]</mo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infty_n} ^z = 

( 1+bold{n} )^z

sum from k = 0 to n [x^k](1 over {1-x})^z</annotation>
  </semantics>
</math>
</file>

<file path=Object 121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i>m</mi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i>m</mi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m_n}^z = 

( {1+bold{n}} over {1+bold{n "*" 1 over m}} )^z = 

sum from k = 0 to n [x^k]({1-x^m} over {1-x})^z</annotation>
  </semantics>
</math>
</file>

<file path=Object 122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bold{2_n} ^z = 

( {1+bold{n}} over {1+bold{n "*" 1 over 2}} )^z = 

sum from k = 0 to n [x^k](1+x)^z</annotation>
  </semantics>
</math>
</file>

<file path=Object 123/content.xml><?xml version="1.0" encoding="utf-8"?>
<math xmlns="http://www.w3.org/1998/Math/MathML" display="block">
  <semantics>
    <mrow>
      <mrow>
        <mstyle mathvariant="bold">
          <msup>
            <msub>
              <mn>0</mn>
              <mi>n</mi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o stretchy="false">−</mo>
            <mi>z</mi>
          </mrow>
        </msup>
      </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[</mo>
          <mrow>
            <msup>
              <mi>x</mi>
              <mi>k</mi>
            </msup>
          </mrow>
          <mo fence="true" stretchy="false">]</mo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bold{0_n} ^z = 

( 1+bold{n} )^-z

sum from k = 0 to n [x^k]({1-x})^z</annotation>
  </semantics>
</math>
</file>

<file path=Object 124/content.xml><?xml version="1.0" encoding="utf-8"?>
<math xmlns="http://www.w3.org/1998/Math/MathML" display="block">
  <semantics>
    <mrow>
      <mrow>
        <mstyle mathvariant="bold">
          <msup>
            <msub>
              <mn>3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3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3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3_n}^z = 

( {1+bold{n}} over {1+bold{n "*" 1 over 3}} )^z = 

sum from k = 0 to n [x^k]({1-x^3}over{1-x})^z = 

sum from k = 0 to n [x^k](1+x+x^2)^z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i>x</mi>
                          </mrow>
                        </mfrac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  <mo fence="true" stretchy="false">]</mo>
            </mrow>
            <mi>b</mi>
          </msub>
        </mrow>
      </mrow>
    </mrow>
    <annotation encoding="StarMath 5.0">[(1+x)^z]_n = sum from {a+2b&lt;=n} { nabla[(1 over {1-x})^z]_a cdot nabla[(1 over {1-x^2})^-z]_b}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})^2]_n = sum from {a+b&lt;=n} { nabla[(1 over {1-x})]_a cdot nabla[1 over {1-x}]_b}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n>2</mn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^2})^2]_n = sum from {2a+2b&lt;=n} { nabla[(1 over {1-x^2})]_a cdot nabla[1 over {1-x^2}]_b}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n>1</mn>
                    <mo stretchy="false">+</mo>
                    <mi>x</mi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row>
                  <mn>1</mn>
                  <mo stretchy="false">+</mo>
                  <mi>x</mi>
                </mrow>
              </mrow>
              <mo fence="true" stretchy="false">]</mo>
            </mrow>
            <mi>b</mi>
          </msub>
        </mrow>
      </mrow>
    </mrow>
    <annotation encoding="StarMath 5.0">[(1+x)^2]_n = sum from {a+b&lt;=n} { nabla[1+x]_a cdot nabla[1+x]_b}</annotation>
  </semantics>
</math>
</file>

<file path=Object 1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+1}""^{""+sum""} = sum from j+k&lt;=n nabla_j (1+bold{j})^a""^{""+sum""} cdot nabla_k (1+bold{k})^b""^{""+sum""}</annotation>
  </semantics>
</math>
</file>

<file path=Object 13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</mrow>
            </mrow>
            <mo fence="true" stretchy="false">]</mo>
          </mrow>
          <mi>n</mi>
        </msub>
        <mo stretchy="false">=</mo>
        <mtext>{</mtext>
      </mrow>
      <mn>1,1,0,0,0,0,0.</mn>
      <mn>..</mn>
      <mtext>}</mtext>
    </mrow>
    <annotation encoding="StarMath 5.0">[1+x]_n = "{"1,1,0,0,0,0,0..."}"</annotation>
  </semantics>
</math>
</file>

<file path=Object 1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]</mo>
          </mrow>
          <mi>n</mi>
        </msub>
        <mo stretchy="false">=</mo>
        <mtext>{</mtext>
      </mrow>
      <mn>1,1,1,0,0,0,0.</mn>
      <mn>..</mn>
      <mtext>}</mtext>
    </mrow>
    <annotation encoding="StarMath 5.0">[1+x+x^2]_n = "{"1,1,1,0,0,0,0..."}"</annotation>
  </semantics>
</math>
</file>

<file path=Object 132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n>1,1,1,1,1,1,1.</mn>
      <mn>..</mn>
      <mtext>}</mtext>
    </mrow>
    <annotation encoding="StarMath 5.0">[1 over {1-x}]_n = "{"1,1,1,1,1,1,1..."}"</annotation>
  </semantics>
</math>
</file>

<file path=Object 133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]</mo>
          </mrow>
          <mi>n</mi>
        </msub>
        <mo stretchy="false">=</mo>
        <mtext>{</mtext>
      </mrow>
      <mn>1,0,1,0,1,0,1,0.</mn>
      <mn>..</mn>
      <mtext>}</mtext>
    </mrow>
    <annotation encoding="StarMath 5.0">[1 over {1-x^2}]_n = "{"1,0,1,0,1,0,1,0..."}"</annotation>
  </semantics>
</math>
</file>

<file path=Object 1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−</mo>
                <mi>x</mi>
              </mrow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0,0,0,0,0.</mn>
      </mrow>
      <mn>..</mn>
      <mtext>}</mtext>
    </mrow>
    <annotation encoding="StarMath 5.0">[1-x]_n = "{"1,-1,0,0,0,0,0..."}"</annotation>
  </semantics>
</math>
</file>

<file path=Object 135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[1 over {1+x}]_n = "{"1,-1,1,-1,1,-1,1..."}"</annotation>
  </semantics>
</math>
</file>

<file path=Object 13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37/content.xml><?xml version="1.0" encoding="utf-8"?>
<math xmlns="http://www.w3.org/1998/Math/MathML" display="block">
  <semantics>
    <mrow>
      <mrow>
        <mstyle mathvariant="bold">
          <msup>
            <msub>
              <mi>m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i>k</mi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row>
                          <mi>m</mi>
                          <mo stretchy="false">⋅</mo>
                          <mi>k</mi>
                        </mrow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i>k</mi>
                    <mo stretchy="false">⋅</mo>
                    <mi>m</mi>
                  </mrow>
                </msup>
              </mrow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m_{n "*" 1 over k}} ^z = 

( {1+bold{n "*" 1 over k}} over {1+bold{n "*" 1 over {m cdot k}}} )^z = 

sum from k = 0 to n [x^k]({1-x^{k cdot m}} over {1-x^k})^z</annotation>
  </semantics>
</math>
</file>

<file path=Object 138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4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2_{n "*" 1 over 2}} ^z = 

( {1+bold{n "*" 1 over 2}} over {1+bold{n "*" 1 over 4}} )^z = 

sum from k = 0 to n [x^k](1+x^2)^z</annotation>
  </semantics>
</math>
</file>

<file path=Object 139/content.xml><?xml version="1.0" encoding="utf-8"?>
<math xmlns="http://www.w3.org/1998/Math/MathML" display="block">
  <semantics>
    <mrow>
      <mrow>
        <mstyle mathvariant="bold">
          <msup>
            <msub>
              <mn>3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6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6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  <mo stretchy="false">+</mo>
              <msup>
                <mi>x</mi>
                <mn>4</mn>
              </msup>
            </mrow>
          </mrow>
          <mo fence="true" stretchy="false">)</mo>
        </mrow>
        <mi>z</mi>
      </msup>
    </mrow>
    <annotation encoding="StarMath 5.0">bold{3_{n "*" 1 over 2}}^z = 

( {1+bold{n "*" 1 over 2}} over {1+bold{n "*" 1 over 6}} )^z = 

sum from k = 0 to n [x^k]({1-x^6}over{1-x^2})^z =

sum from k = 0 to n [x^k](1+x^2+x^4)^z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i>m</mi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m]_k = {t_m(k)} over k</annotation>
  </semantics>
</math>
</file>

<file path=Object 14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2</mn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2_n} ^z = 

( {1+bold{n}} over {1+bold{n "*" 1 over 2}} )^z = 

sum from k = 0 to n [x^k]({1-x^2}over{1-x})^z</annotation>
  </semantics>
</math>
</file>

<file path=Object 141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4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4</mn>
                </msup>
              </mrow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bold{2_{n "*" 1 over 2}}^z = 

( {1+bold{n "*" 1 over 2}} over {1+bold{n "*" 1 over 4}} )^z = 

sum from k = 0 to n [x^k]({1-x^4}over{1-x^2})^z</annotation>
  </semantics>
</math>
</file>

<file path=Object 142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infty_{n "*" 1 over k}}^z = 

( 1+bold{n "*" 1 over k} )^z =

sum from k = 0 to n [x^k](1 over {1-x^k})^z</annotation>
  </semantics>
</math>
</file>

<file path=Object 143/content.xml><?xml version="1.0" encoding="utf-8"?>
<math xmlns="http://www.w3.org/1998/Math/MathML" display="block">
  <semantics>
    <mrow>
      <mrow>
        <mstyle mathvariant="bold">
          <msup>
            <msub>
              <mn>0</mn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i>k</mi>
              </msup>
            </mrow>
          </mrow>
          <mo fence="true" stretchy="false">)</mo>
        </mrow>
        <mi>z</mi>
      </msup>
    </mrow>
    <annotation encoding="StarMath 5.0">bold{0_{n "*" 1 over k}}^z = 

( 1+bold{n "*" 1 over k} )^z =

sum from k = 0 to n [x^k]({1-x^k})^z</annotation>
  </semantics>
</math>
</file>

<file path=Object 144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_{n "*" 1 over 2^k}}}^z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2</mn>
                        <mi>k</mi>
                      </msup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2^k}) ]_n</annotation>
  </semantics>
</math>
</file>

<file path=Object 14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3</mn>
                        <mi>k</mi>
                      </msup>
                    </msup>
                    <mo stretchy="false">+</mo>
                    <msup>
                      <mi>x</mi>
                      <mrow>
                        <mn>2</mn>
                        <mo stretchy="false">⋅</mo>
                        <msup>
                          <mn>3</mn>
                          <mi>k</mi>
                        </msup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3^k}+x^{2 cdot 3^k}) ]_n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frac>
              <mrow>
                <mo stretchy="false">−</mo>
                <mi>s</mi>
              </mrow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</mrow>
    <annotation encoding="StarMath 5.0">[bold{infty(s)}]_n = lim from {x rightarrow 1}{}[{-s} over {1-x}]_n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bold{infty(s)}^z]_n = lim from {x rightarrow 1}{}[({-s} over {1-x})^z]_n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row>
                        <mo stretchy="false">−</mo>
                        <mi>s</mi>
                      </mrow>
                      <mrow>
                        <mn>1</mn>
                        <mo stretchy="false">−</mo>
                        <mi>x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bold{infty(s)}-1)^k]_n = lim from {x rightarrow 1}{}[({-s} over {1-x} - 1)^k]_n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sub>
          <mrow>
            <mo fence="true" stretchy="false">[</mo>
            <mrow>
              <mrow>
                <mi>log</mi>
                <mstyle mathvariant="bold">
                  <mfrac>
                    <mi>a</mi>
                    <mi>b</mi>
                  </mfrac>
                </mstyle>
              </mrow>
            </mrow>
            <mo fence="true" stretchy="false">]</mo>
          </mrow>
          <mi>k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o stretchy="false">∇</mo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i>b</mi>
                      </msup>
                    </mrow>
                    <mrow>
                      <mn>1</mn>
                      <mo stretchy="false">−</mo>
                      <msup>
                        <mi>x</mi>
                        <mi>a</mi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t_{a over b}( n ) =  nabla [log bold{a over b}]_k=lim from {x rightarrow 1}{}nabla[log({1-x^b} over {1-x^a})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infty(s)}]_n = lim from {x rightarrow 1}{}[log ({-s} over {1-x})]_n</annotation>
  </semantics>
</math>
</file>

<file path=Object 151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i>t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i>m</mi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sum from m = 1 to t [bold{m}^z]_n = sum from m = 1 to t  sum from k = 0 to {lfloor n over m rfloor} {{(z+1)^{"("n-m cdot k")"}}over{(n-m cdot k)!}} cdot {{(-z)^{"("k")"}}over{k!}}</annotation>
  </semantics>
</math>
</file>

<file path=Object 15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154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t</mi>
          </munderov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row>
          <munderover>
            <mo stretchy="false">∑</mo>
            <mrow>
              <mi>m</mi>
              <mo stretchy="false">=</mo>
              <mn>1</mn>
            </mrow>
            <mfrac>
              <mi>t</mi>
              <mi>k</mi>
            </mfrac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  <mtext>)</mtext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</mrow>
      </mrow>
    </mrow>
    <annotation encoding="StarMath 5.0">sum from m = 1 to t [bold{m}^z]_n = sum from k = 0 to t {{(-z)^{"("k")"}}over{k!}} cdot sum from m = 1 to {t over k}  {{(z+1)^{"("n-m cdot k")"}}over{(n-m cdot k)!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n>3</mn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frac>
              <mi>t</mi>
              <mn>0</mn>
            </mfrac>
          </munderover>
          <mfrac>
            <msup>
              <mrow>
                <mo fence="true" stretchy="false">(</mo>
                <mrow>
                  <mrow>
                    <mn>3</mn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row>
                <mo fence="true" stretchy="false">(</mo>
                <mrow>
                  <mi>n</mi>
                </mrow>
                <mo fence="true" stretchy="false">)</mo>
              </mrow>
              <mi>!</mi>
            </mrow>
          </mfrac>
        </mrow>
        <mo stretchy="false">+</mo>
        <mrow>
          <mrow>
            <mo stretchy="false">−</mo>
            <mn>3</mn>
          </mrow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i>t</mi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i>m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i>m</mi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n>3</mn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2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2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2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o stretchy="false">−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3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3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3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m = 1 to t [bold{m}^3]_n = 

sum from m = 1 to {t over 0}  {{(3+1)^{"("n")"}}over{(n)!}}

+

-3 cdot sum from m = 1 to {t}  {{(3+1)^{"("n-m")"}}over{(n-m)!}}

+

3 cdot sum from m = 1 to {t over 2}  {{(3+1)^{"("n-m cdot 2")"}}over{(n-m cdot 2)!}}

+

- sum from m = 1 to {t over 3}  {{(3+1)^{"("n-m cdot 3")"}}over{(n-m cdot 3)!}}</annotation>
  </semantics>
</math>
</file>

<file path=Object 156/content.xml><?xml version="1.0" encoding="utf-8"?>
<math xmlns="http://www.w3.org/1998/Math/MathML" display="block">
  <semantics>
    <mrow>
      <mtext>{</mtext>
      <mn>1,1,0,0,0,0,0.</mn>
      <mn>..</mn>
      <mtext>}</mtext>
    </mrow>
    <annotation encoding="StarMath 5.0"> "{"1,1,0,0,0,0,0..."}"</annotation>
  </semantics>
</math>
</file>

<file path=Object 15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i>z</mi>
    </msup>
    <annotation encoding="StarMath 5.0">(1+x)^z</annotation>
  </semantics>
</math>
</file>

<file path=Object 158/content.xml><?xml version="1.0" encoding="utf-8"?>
<math xmlns="http://www.w3.org/1998/Math/MathML" display="block">
  <semantics>
    <mrow>
      <mtext>{</mtext>
      <mn>1,1,1,0,0,0,0.</mn>
      <mn>..</mn>
      <mtext>}</mtext>
    </mrow>
    <annotation encoding="StarMath 5.0">"{"1,1,1,0,0,0,0..."}"</annotation>
  </semantics>
</math>
</file>

<file path=Object 159/content.xml><?xml version="1.0" encoding="utf-8"?>
<math xmlns="http://www.w3.org/1998/Math/MathML" display="block">
  <semantics>
    <mrow>
      <mtext>{</mtext>
      <mn>1,1,1,1,1,1,1.</mn>
      <mn>..</mn>
      <mtext>}</mtext>
    </mrow>
    <annotation encoding="StarMath 5.0">"{"1,1,1,1,1,1,1..."}"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60/content.xml><?xml version="1.0" encoding="utf-8"?>
<math xmlns="http://www.w3.org/1998/Math/MathML" display="block">
  <semantics>
    <mrow>
      <mtext>{</mtext>
      <mn>1,0,1,0,1,0,1,0.</mn>
      <mn>..</mn>
      <mtext>}</mtext>
    </mrow>
    <annotation encoding="StarMath 5.0">"{"1,0,1,0,1,0,1,0..."}"</annotation>
  </semantics>
</math>
</file>

<file path=Object 161/content.xml><?xml version="1.0" encoding="utf-8"?>
<math xmlns="http://www.w3.org/1998/Math/MathML" display="block">
  <semantics>
    <mrow>
      <mtext>{</mtext>
      <mrow>
        <mn>1,</mn>
        <mo stretchy="false">−</mo>
        <mn>1,0,0,0,0,0.</mn>
      </mrow>
      <mn>..</mn>
      <mtext>}</mtext>
    </mrow>
    <annotation encoding="StarMath 5.0">"{"1,-1,0,0,0,0,0..."}"</annotation>
  </semantics>
</math>
</file>

<file path=Object 162/content.xml><?xml version="1.0" encoding="utf-8"?>
<math xmlns="http://www.w3.org/1998/Math/MathML" display="block">
  <semantics>
    <mrow>
      <mtext>{</mtext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"{"1,-1,1,-1,1,-1,1..."}"</annotation>
  </semantics>
</math>
</file>

<file path=Object 16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  <mo stretchy="false">+</mo>
            <msup>
              <mi>x</mi>
              <mn>2</mn>
            </msup>
          </mrow>
        </mrow>
        <mo fence="true" stretchy="false">)</mo>
      </mrow>
      <mi>z</mi>
    </msup>
    <annotation encoding="StarMath 5.0">(1+x+x^2)^z</annotation>
  </semantics>
</math>
</file>

<file path=Object 164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1 over {1-x})^z</annotation>
  </semantics>
</math>
</file>

<file path=Object 16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  <mo fence="true" stretchy="false">)</mo>
      </mrow>
      <mi>z</mi>
    </msup>
    <annotation encoding="StarMath 5.0">(1 over {1-x^2})^z</annotation>
  </semantics>
</math>
</file>

<file path=Object 166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i>z</mi>
    </msup>
    <annotation encoding="StarMath 5.0">(1-x)^z</annotation>
  </semantics>
</math>
</file>

<file path=Object 1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+</mo>
              <mi>x</mi>
            </mrow>
          </mfrac>
        </mrow>
        <mo fence="true" stretchy="false">)</mo>
      </mrow>
      <mi>z</mi>
    </msup>
    <annotation encoding="StarMath 5.0">(1 over {1+x})^z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n</mi>
            </mtd>
          </mtr>
        </mtable>
      </mrow>
      <mo fence="true" stretchy="false">)</mo>
    </mrow>
    <annotation encoding="StarMath 5.0">(binom{ z }{ n })</annotation>
  </semantics>
</math>
</file>

<file path=Object 169/content.xml><?xml version="1.0" encoding="utf-8"?>
<math xmlns="http://www.w3.org/1998/Math/MathML" display="block">
  <semantics>
    <mfrac>
      <msup>
        <mi>z</mi>
        <mrow>
          <mo fence="true" stretchy="false">(</mo>
          <mrow>
            <mi>n</mi>
          </mrow>
          <mo fence="true" stretchy="false">)</mo>
        </mrow>
      </msup>
      <mrow>
        <mi>n</mi>
        <mi>!</mi>
      </mrow>
    </mfrac>
    <annotation encoding="StarMath 5.0">{z^(n)}over{ n! }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7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71/content.xml><?xml version="1.0" encoding="utf-8"?>
<math xmlns="http://www.w3.org/1998/Math/MathML" display="block">
  <semantics>
    <msub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n>2</mn>
    </msub>
    <annotation encoding="StarMath 5.0">(binom{ z }{ n })_2</annotation>
  </semantics>
</math>
</file>

<file path=Object 172/content.xml><?xml version="1.0" encoding="utf-8"?>
<math xmlns="http://www.w3.org/1998/Math/MathML" display="block">
  <semantics>
    <mfrac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  <mi>n</mi>
    </mfrac>
    <annotation encoding="StarMath 5.0">( -1 )^{ n+1 } over n</annotation>
  </semantics>
</math>
</file>

<file path=Object 173/content.xml><?xml version="1.0" encoding="utf-8"?>
<math xmlns="http://www.w3.org/1998/Math/MathML" display="block">
  <semantics>
    <mfrac>
      <mrow>
        <msub>
          <mi>t</mi>
          <mn>3</mn>
        </msub>
        <mrow>
          <mo fence="true" stretchy="false">(</mo>
          <mrow>
            <mi>n</mi>
          </mrow>
          <mo fence="true" stretchy="false">)</mo>
        </mrow>
      </mrow>
      <mi>n</mi>
    </mfrac>
    <annotation encoding="StarMath 5.0">{t_3(n)} over n</annotation>
  </semantics>
</math>
</file>

<file path=Object 174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75/content.xml><?xml version="1.0" encoding="utf-8"?>
<math xmlns="http://www.w3.org/1998/Math/MathML" display="block">
  <semantics>
    <mfrac>
      <mrow>
        <mi mathvariant="normal">κ</mi>
        <mrow>
          <mo fence="true" stretchy="false">(</mo>
          <mrow>
            <mi>n</mi>
          </mrow>
          <mo fence="true" stretchy="false">)</mo>
        </mrow>
      </mrow>
      <mi>n</mi>
    </mfrac>
    <annotation encoding="StarMath 5.0">{%kappa(n)} over n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text>*</mtext>
        </msup>
        <mo stretchy="false">=</mo>
        <mrow>
          <mfrac>
            <mn>1</mn>
            <msup>
              <mn>1</mn>
              <mi>s</mi>
            </msup>
          </mfrac>
          <mo stretchy="false">+</mo>
          <mfrac>
            <mi>z</mi>
            <msup>
              <mn>2</mn>
              <mi>s</mi>
            </msup>
          </mfrac>
          <mo stretchy="false">+</mo>
          <mfrac>
            <mi>z</mi>
            <msup>
              <mn>3</mn>
              <mi>s</mi>
            </msup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i>z</mi>
            <msup>
              <mn>5</mn>
              <mi>s</mi>
            </msup>
          </mfrac>
          <mo stretchy="false">+</mo>
          <mfrac>
            <msup>
              <mi>z</mi>
              <mn>2</mn>
            </msup>
            <msup>
              <mn>6</mn>
              <mi>s</mi>
            </msup>
          </mfrac>
          <mo stretchy="false">+</mo>
          <mfrac>
            <mi>z</mi>
            <msup>
              <mn>7</mn>
              <mi>s</mi>
            </msup>
          </mfrac>
          <mo stretchy="false">+</mo>
          <mfrac>
            <msup>
              <mi>z</mi>
              <mn>3</mn>
            </msup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sup>
              <mi>z</mi>
              <mn>2</mn>
            </msup>
            <msup>
              <mn>10</mn>
              <mi>s</mi>
            </msup>
          </mfrac>
          <mo stretchy="false">+</mo>
          <mn>..</mn>
        </mrow>
      </mrow>
      <mi>.</mi>
    </mrow>
    <annotation encoding="StarMath 5.0">[e^{z cdot x^-s}]^"*"= 1 over 1^s + z over 2^s + z over 3^s + z^2 over {2 cdot 4^s} + z over 5^s 

+ z^2 over 6^s + z over 7^s + z^3 over {6 cdot 8^s} + z^2 over {2 cdot 9^s}+ z^2 over {10^s}
+...</annotation>
  </semantics>
</math>
</file>

<file path=Object 177/content.xml><?xml version="1.0" encoding="utf-8"?>
<math xmlns="http://www.w3.org/1998/Math/MathML" display="block">
  <semantics>
    <mrow>
      <mrow>
        <mi>n</mi>
        <mo stretchy="false">=</mo>
        <msup>
          <mn>2</mn>
          <mi>k</mi>
        </msup>
      </mrow>
      <mi>?</mi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  <mi>k</mi>
      </mfrac>
      <mi mathvariant="normal">:</mi>
      <mn>0</mn>
    </mrow>
    <annotation encoding="StarMath 5.0">n = 2^k ? {(-1)^{k+1} over k} : 0</annotation>
  </semantics>
</math>
</file>

<file path=Object 178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text>*</mtext>
        </msup>
        <mo stretchy="false">=</mo>
        <mrow>
          <mn>1</mn>
          <mo stretchy="false">+</mo>
          <mi>z</mi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i>z</mi>
          <mo stretchy="false">+</mo>
          <msup>
            <mi>z</mi>
            <mn>2</mn>
          </msup>
          <mo stretchy="false">+</mo>
          <mi>z</mi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2</mn>
            </msup>
            <mn>2</mn>
          </mfrac>
          <mo stretchy="false">+</mo>
          <msup>
            <mi>z</mi>
            <mn>2</mn>
          </msup>
          <mo stretchy="false">+</mo>
          <mn>..</mn>
        </mrow>
      </mrow>
      <mi>.</mi>
    </mrow>
    <annotation encoding="StarMath 5.0">[e^{z }]^"*"= 1 + z + z + z^2 over {2} + z 

+ z^2 + z + z^3 over {6} + z^2 over {2}+ z^2
+...</annotation>
  </semantics>
</math>
</file>

<file path=Object 179/content.xml><?xml version="1.0" encoding="utf-8"?>
<math xmlns="http://www.w3.org/1998/Math/MathML" display="block">
  <semantics>
    <mrow>
      <mtext>{</mtext>
      <mn>1,</mn>
      <mfrac>
        <mn>1</mn>
        <mn>2</mn>
      </mfrac>
      <mi>,</mi>
      <mfrac>
        <mn>1</mn>
        <mn>6</mn>
      </mfrac>
      <mi>,</mi>
      <mfrac>
        <mn>1</mn>
        <mn>24</mn>
      </mfrac>
      <mi>,</mi>
      <mn>...</mn>
      <mtext>}</mtext>
    </mrow>
    <annotation encoding="StarMath 5.0">"{"1,{1 over 2},{1 over 6},{1 over 24},..."}"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80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81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 "*"( s ) = prod from k = 1 %zeta(k s)^{{{%mu(k)} over k}}</annotation>
  </semantics>
</math>
</file>

<file path=Object 182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"*"(s)=sum from j = 1 {prod from p^k divides j {{p^{-s k}}over{k!}}} = prod from p e^{ p^-s }</annotation>
  </semantics>
</math>
</file>

<file path=Object 183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sup>
              <mn>1</mn>
              <mi>s</mi>
            </msup>
          </mfrac>
          <mo stretchy="false">+</mo>
          <mfrac>
            <mn>1</mn>
            <msup>
              <mn>2</mn>
              <mi>s</mi>
            </msup>
          </mfrac>
          <mo stretchy="false">+</mo>
          <mfrac>
            <mn>1</mn>
            <msup>
              <mn>3</mn>
              <mi>s</mi>
            </msup>
          </mfrac>
          <mo stretchy="false">+</mo>
          <mfrac>
            <mn>1</mn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n>1</mn>
            <msup>
              <mn>5</mn>
              <mi>s</mi>
            </msup>
          </mfrac>
          <mo stretchy="false">+</mo>
          <mfrac>
            <mn>1</mn>
            <msup>
              <mn>6</mn>
              <mi>s</mi>
            </msup>
          </mfrac>
          <mo stretchy="false">+</mo>
          <mfrac>
            <mn>1</mn>
            <msup>
              <mn>7</mn>
              <mi>s</mi>
            </msup>
          </mfrac>
          <mo stretchy="false">+</mo>
          <mfrac>
            <mn>1</mn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n>1</mn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n>1</mn>
            <msup>
              <mn>10</mn>
              <mi>s</mi>
            </msup>
          </mfrac>
          <mo stretchy="false">+</mo>
          <mfrac>
            <mn>1</mn>
            <msup>
              <mn>11</mn>
              <mi>s</mi>
            </msup>
          </mfrac>
          <mo stretchy="false">+</mo>
          <mfrac>
            <mn>1</mn>
            <mrow>
              <mn>2</mn>
              <mo stretchy="false">⋅</mo>
              <msup>
                <mn>12</mn>
                <mi>s</mi>
              </msup>
            </mrow>
          </mfrac>
          <mo stretchy="false">+</mo>
          <mfrac>
            <mn>1</mn>
            <msup>
              <mn>13</mn>
              <mi>s</mi>
            </msup>
          </mfrac>
          <mo stretchy="false">+</mo>
          <mfrac>
            <mn>1</mn>
            <msup>
              <mn>14</mn>
              <mi>s</mi>
            </msup>
          </mfrac>
          <mo stretchy="false">+</mo>
          <mfrac>
            <mn>1</mn>
            <msup>
              <mn>15</mn>
              <mi>s</mi>
            </msup>
          </mfrac>
          <mo stretchy="false">+</mo>
          <mfrac>
            <mn>1</mn>
            <mrow>
              <mn>24</mn>
              <mo stretchy="false">⋅</mo>
              <msup>
                <mn>16</mn>
                <mi>s</mi>
              </msup>
            </mrow>
          </mfrac>
          <mo stretchy="false">+</mo>
          <mn>..</mn>
        </mrow>
      </mrow>
      <mi>.</mi>
    </mrow>
    <annotation encoding="StarMath 5.0">e"*"(s)= 1 over 1^s + 1 over 2^s + 1 over 3^s + 1 over {2 cdot 4^s} + 1 over 5^s 

+ 1 over 6^s + 1 over 7^s + 1 over {6 cdot 8^s} + 1 over {2 cdot 9^s}+ 1 over {10^s}

+ 1 over 11^s + 1 over {2 cdot 12^s} + 1 over {13^s} + 1 over {14^s}+ 1 over {15^s}+ 1 over {24 cdot 16^s}+...</annotation>
  </semantics>
</math>
</file>

<file path=Object 184/content.xml><?xml version="1.0" encoding="utf-8"?>
<math xmlns="http://www.w3.org/1998/Math/MathML" display="block">
  <semantics>
    <mrow>
      <mrow>
        <mi>n</mi>
        <mo stretchy="false">=</mo>
        <mn>1</mn>
      </mrow>
      <mi>?</mi>
      <mn>1</mn>
      <mi mathvariant="normal">:</mi>
      <mn>0</mn>
    </mrow>
    <annotation encoding="StarMath 5.0">n = 1 ? 1:0</annotation>
  </semantics>
</math>
</file>

<file path=Object 18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186/content.xml><?xml version="1.0" encoding="utf-8"?>
<math xmlns="http://www.w3.org/1998/Math/MathML" display="block">
  <semantics>
    <mfrac>
      <msup>
        <mi>z</mi>
        <mi>n</mi>
      </msup>
      <mrow>
        <mi>n</mi>
        <mi>!</mi>
      </mrow>
    </mfrac>
    <annotation encoding="StarMath 5.0">{z^n}over{ n! }</annotation>
  </semantics>
</math>
</file>

<file path=Object 187/content.xml><?xml version="1.0" encoding="utf-8"?>
<math xmlns="http://www.w3.org/1998/Math/MathML" display="block">
  <semantics>
    <mrow>
      <mrow>
        <mi>n</mi>
        <mo stretchy="false">=</mo>
        <mi>p</mi>
      </mrow>
      <mi>?</mi>
      <mn>1</mn>
      <mi mathvariant="normal">:</mi>
      <mn>0</mn>
    </mrow>
    <annotation encoding="StarMath 5.0">n = p ? 1:0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1 over {1-x})^z]_n = [ prod from k = 0 (1+x^(2^k))^z ]_n</annotation>
  </semantics>
</math>
</file>

<file path=Object 189/content.xml><?xml version="1.0" encoding="utf-8"?>
<math xmlns="http://www.w3.org/1998/Math/MathML" display="block">
  <semantics>
    <mrow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>z</mi>
              <mo stretchy="false">⋅</mo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i>k</mi>
          </mfrac>
        </msup>
      </mrow>
    </mrow>
    <annotation encoding="StarMath 5.0">e^z = prod from k = 1 ( 1 over {1-x} )^{ z cdot {%mu(k)} over k 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o fence="true" stretchy="false">(</mo>
                        <mrow>
                          <msup>
                            <mn>2</mn>
                            <mi>k</mi>
                          </msup>
                        </mrow>
                        <mo fence="true" stretchy="false">)</mo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1 over {1-x}]_n = [ prod from k = 0 (1+x^(2^k)) ]_n</annotation>
  </semantics>
</math>
</file>

<file path=Object 191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 = prod from k = 1 ( 1 over {1-x} )^{{%mu(k)} over k }</annotation>
  </semantics>
</math>
</file>

<file path=Object 192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sup>
      </mrow>
    </mrow>
    <annotation encoding="StarMath 5.0">e = prod from j = 1 (prod from k = 0 (1+x^(2^k)))^{{%mu(j)} over j }</annotation>
  </semantics>
</math>
</file>

<file path=Object 1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9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(1 over {1-x})^z]_n = sum from {a+2b+4c+8d+... = n} { nabla[bold{2}^z]_a cdot nabla[bold{2}^z]_b cdot nabla[bold{2}^z]_c ... }</annotation>
  </semantics>
</math>
</file>

<file path=Object 1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row>
                  <mo stretchy="false">−</mo>
                  <mi>z</mi>
                </mrow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4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{1-x})^z]_n = prod from { a+2b+3c+4d+... &lt;= n } nabla [e^-z]_a cdot nabla [e^-{z over 2}]_b cdot nabla [e^-{z over 3}]_c cdot nabla [e^-{z over 4}]_d cdot  ...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row>
              <mrow>
                <mo stretchy="false">−</mo>
                <mi>z</mi>
              </mrow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1 }{ }prod from k = 1 ( {1-x} )^{ -z cdot {{%mu(k)} over k} } = e^z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a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x rightarrow 1 }{ }( {1-x^a}over{1-x} )^z = a^z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99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2/content.xml><?xml version="1.0" encoding="utf-8"?>
<math xmlns="http://www.w3.org/1998/Math/MathML" display="block">
  <semantics>
    <mrow>
      <msub>
        <mo stretchy="false">∇</mo>
        <mi>k</mi>
      </msub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n>1</mn>
          <mi>k</mi>
        </mfrac>
      </mrow>
    </mrow>
    <annotation encoding="StarMath 5.0">nabla_k log(1+bold{n})""^{""+sum""}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01/content.xml><?xml version="1.0" encoding="utf-8"?>
<math xmlns="http://www.w3.org/1998/Math/MathML" display="block">
  <semantics>
    <mrow>
      <mi mathvariant="italic">lh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[</mo>
            <mrow>
              <mrow>
                <mfrac>
                  <mn>1</mn>
                  <mi>k</mi>
                </mfrac>
                <mo stretchy="false">⋅</mo>
                <mrow>
                  <mi mathvariant="italic">l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lh(n) = sum from k = 1 to n [{1 over k} cdot {lf(k)}]</annotation>
  </semantics>
</math>
</file>

<file path=Object 20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p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n>1</mn>
                  <mo stretchy="false">/</mo>
                  <mi>k</mi>
                </mrow>
              </msup>
            </mrow>
          </mrow>
          <mo fence="true" stretchy="false">]</mo>
        </mrow>
      </mrow>
    </mrow>
    <annotation encoding="StarMath 5.0">h(n) = [prod from k = 1 to n {{f(k)} ^{1/k}}]</annotation>
  </semantics>
</math>
</file>

<file path=Object 203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</mrow>
          <mo stretchy="false">⋅</mo>
          <mrow>
            <mo fence="true" stretchy="false">[</mo>
            <mrow>
              <mrow>
                <mi mathvariant="italic">lh</mi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lf(n) = sum from k = 1 to n {{%mu(j)} over j} cdot [lh( n over j )]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h</mi>
              </mrow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i>j</mi>
                </mfrac>
              </msup>
            </mrow>
          </mrow>
          <mo fence="true" stretchy="false">]</mo>
        </mrow>
      </mrow>
    </mrow>
    <annotation encoding="StarMath 5.0">f(n) = [prod from k = 1 to n h( k )^{ {%mu(j)} over j }]</annotation>
  </semantics>
</math>
</file>

<file path=Object 20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0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1 over {1-x})^z]_n = prod from { a+2b+3c+4d+... &lt;= n } nabla [e^z]_a cdot nabla [e^{z over 2}]_b cdot nabla [e^{z over 3}]_c cdot nabla [e^{z over 4}]_d cdot  ...</annotation>
  </semantics>
</math>
</file>

<file path=Object 20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20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20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bold{m}^z]_k = nabla [(1 over m)^-z]_k</annotation>
  </semantics>
</math>
</file>

<file path=Object 2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212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213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⋅</mo>
        <mrow>
          <mo fence="true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stretchy="false">)</mo>
        </mrow>
      </mrow>
      <mi>n</mi>
    </mfrac>
    <annotation encoding="StarMath 5.0">{( -1 )^{ n+1 } cdot (2^n-1)} over n</annotation>
  </semantics>
</math>
</file>

<file path=Object 2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6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21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2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2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{{{log n} over {log 2}}} {{z^{"("a")"}}over{a!}}cdot 
sum from b= 0 to {{log n - a log 2} over {log 3}}{{z^{"("b")"}}over{b!}} cdot

sum from c= 0 to {{log n - a log 2 - b log 3}over{log 5}}{{z^{"("c")"}}over{c!}} cdot

sum from d= 0 to {{log n - a log 2 - b log 3 - c log 5}over{log 7}}{{z^{"("d")"}}over{d!}}cdot 
...

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2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22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(1)})^z]_n = sum from k = 0 to n {z^{(k)} over {k!}} = {(z+1)^{"("n")"} over {n!}}</annotation>
  </semantics>
</math>
</file>

<file path=Object 222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  <mo stretchy="false">=</mo>
      <mfrac>
        <mrow>
          <mrow>
            <msup>
              <mi>e</mi>
              <mi>z</mi>
            </msup>
            <mo stretchy="false">⋅</mo>
            <mi mathvariant="normal">γ</mi>
          </mrow>
          <mrow>
            <mo fence="true" stretchy="false">(</mo>
            <mrow>
              <mrow>
                <mrow>
                  <mi>n</mi>
                  <mo stretchy="false">+</mo>
                  <mn>1,</mn>
                </mrow>
                <mi>z</mi>
              </mrow>
            </mrow>
            <mo fence="true" stretchy="false">)</mo>
          </mrow>
        </mrow>
        <mrow>
          <mi>n</mi>
          <mi>!</mi>
        </mrow>
      </mfrac>
    </mrow>
    <annotation encoding="StarMath 5.0">[e^z]_n = sum from k = 0 to n {{z^k}over{ k! }} = { {e^z cdot %gamma(n+1,z)}over{n!} }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>z</mi>
                <mo stretchy="false">⋅</mo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i>k</mi>
            </mfrac>
          </msup>
        </mrow>
        <mo stretchy="false">=</mo>
        <msup>
          <mi>e</mi>
          <mi>z</mi>
        </msup>
      </mrow>
    </mrow>
    <annotation encoding="StarMath 5.0">lim from {x rightarrow 1 }{ }prod from k = 1 ( 1 over {1-x} )^{ z cdot {%mu(k)} over k } = e^z</annotation>
  </semantics>
</math>
</file>

<file path=Object 224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i>z</mi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prod from {k = 1}  e^{z over k} =  lim from {x rightarrow 1 }{ }( 1 over {1-x} )^z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26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

<file path=Object 2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  <mtext>*</mtext>
        </msubsup>
        <mo stretchy="false">⋅</mo>
        <mn>..</mn>
      </mrow>
      <mi>.</mi>
    </mrow>
    <annotation encoding="StarMath 5.0">[%zeta(s)^z]_n = sum from { a cdot b^2 cdot c^3 cdot d^5 cdot... &lt;= n } nabla [e^z]^{"*"}_a cdot nabla [e^{z over 2}]^{"*"}_b cdot nabla [e^{z over 3}]^{"*"}_c cdot nabla [e^{z over 4}]^{"*"}_d cdot  ...</annotation>
  </semantics>
</math>
</file>

<file path=Object 22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i mathvariant="normal">ζ</mi>
                  <mrow>
                    <mo fence="true" stretchy="false">(</mo>
                    <mrow>
                      <mrow>
                        <mi>k</mi>
                        <mo stretchy="false">⋅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?</mi>
      </mrow>
      <mi>?</mi>
      <mi>?</mi>
    </mrow>
    <annotation encoding="StarMath 5.0">prod from k = 1 ( %zeta(k cdot s) )^{ {%mu(k)} over k } = ???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3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e</mi>
              <mtext>*</mtext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%zeta_{1 / k}(k s)^{{{%mu(k)} over k}})^z]_n = [e "*"( s )]_n</annotation>
  </semantics>
</math>
</file>

<file path=Object 231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i>e</mi>
                  </mrow>
                  <msub>
                    <mtext>*</mtext>
                    <mrow>
                      <mn>1</mn>
                      <mo stretchy="false">/</mo>
                      <mi>k</mi>
                    </mrow>
                  </msub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n>1</mn>
                      <mi>k</mi>
                    </mfrac>
                  </msup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e"*"_{1 / k}(k s)^{{1 over k}})]_n = [%zeta( s )]_n</annotation>
  </semantics>
</math>
</file>

<file path=Object 232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3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  <mo stretchy="false">=</mo>
        <mi>e</mi>
      </mrow>
      <mtext>*</mtext>
      <mrow>
        <mo fence="true" stretchy="false">(</mo>
        <mrow>
          <mi>s</mi>
        </mrow>
        <mo fence="true" stretchy="false">)</mo>
      </mrow>
    </mrow>
    <annotation encoding="StarMath 5.0">prod from k = 1 %zeta(k s)^{{{%mu(k)} over k}} = e "*"( s )</annotation>
  </semantics>
</math>
</file>

<file path=Object 234/content.xml><?xml version="1.0" encoding="utf-8"?>
<math xmlns="http://www.w3.org/1998/Math/MathML" display="block">
  <semantics>
    <mrow>
      <mo fence="true" stretchy="false">[</mo>
      <mrow>
        <mrow>
          <mi>e</mi>
          <mtext>*</mtext>
          <msup>
            <mrow>
              <mo fence="true" stretchy="false">(</mo>
              <mrow>
                <mi>s</mi>
              </mrow>
              <mo fence="true" stretchy="false">)</mo>
            </mrow>
            <mi>z</mi>
          </msup>
        </mrow>
      </mrow>
      <mo fence="true" stretchy="false">]</mo>
    </mrow>
    <annotation encoding="StarMath 5.0">[e "*"( s )^z]</annotation>
  </semantics>
</math>
</file>

<file path=Object 23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236/content.xml><?xml version="1.0" encoding="utf-8"?>
<math xmlns="http://www.w3.org/1998/Math/MathML" display="block">
  <semantics>
    <mrow>
      <mi>e</mi>
      <mtext>*</mtext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row>
              <msup>
                <mi>p</mi>
                <mrow>
                  <mo stretchy="false">−</mo>
                  <mi>s</mi>
                </mrow>
              </msup>
              <mo stretchy="false">⋅</mo>
              <mi>z</mi>
            </mrow>
          </msup>
        </mrow>
      </mrow>
    </mrow>
    <annotation encoding="StarMath 5.0">e"*"(s)^z=sum from j = 1 {prod from p^k divides j {{p^{-s k}}over{k!}}} = prod from p e^{ p^-s cdot z}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2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41/content.xml><?xml version="1.0" encoding="utf-8"?>
<math xmlns="http://www.w3.org/1998/Math/MathML" display="block">
  <semantics>
    <mrow>
      <mrow>
        <msup>
          <mi>e</mi>
          <mrow>
            <msup>
              <mn>2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3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5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7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11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n>..</mn>
      </mrow>
      <mi>.</mi>
    </mrow>
    <annotation encoding="StarMath 5.0">e^{ 2^-s cdot z} cdot e^{ 3^-s cdot z}cdot e^{ 5^-s cdot z}cdot e^{ 7^-s cdot z}cdot e^{ 11^-s cdot z} cdot ...</annotation>
  </semantics>
</math>
</file>

<file path=Object 242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i>s</mi>
            </mrow>
          </msup>
        </msup>
        <mo stretchy="false">⋅</mo>
        <msup>
          <mi>e</mi>
          <msup>
            <mn>3</mn>
            <mrow>
              <mo stretchy="false">−</mo>
              <mi>s</mi>
            </mrow>
          </msup>
        </msup>
        <mo stretchy="false">⋅</mo>
        <msup>
          <mi>e</mi>
          <msup>
            <mn>5</mn>
            <mrow>
              <mo stretchy="false">−</mo>
              <mi>s</mi>
            </mrow>
          </msup>
        </msup>
        <mo stretchy="false">⋅</mo>
        <msup>
          <mi>e</mi>
          <msup>
            <mn>7</mn>
            <mrow>
              <mo stretchy="false">−</mo>
              <mi>s</mi>
            </mrow>
          </msup>
        </msup>
        <mo stretchy="false">⋅</mo>
        <msup>
          <mi>e</mi>
          <msup>
            <mn>11</mn>
            <mrow>
              <mo stretchy="false">−</mo>
              <mi>s</mi>
            </mrow>
          </msup>
        </msup>
        <mo stretchy="false">⋅</mo>
        <mn>..</mn>
      </mrow>
      <mi>.</mi>
    </mrow>
    <annotation encoding="StarMath 5.0">e^{ 2^-s} cdot e^{ 3^-s}cdot e^{ 5^-s}cdot e^{ 7^-s}cdot e^{ 11^-s} cdot ...</annotation>
  </semantics>
</math>
</file>

<file path=Object 243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n>2</mn>
            </mrow>
          </msup>
        </msup>
        <mo stretchy="false">⋅</mo>
        <msup>
          <mi>e</mi>
          <msup>
            <mn>3</mn>
            <mrow>
              <mo stretchy="false">−</mo>
              <mn>2</mn>
            </mrow>
          </msup>
        </msup>
        <mo stretchy="false">⋅</mo>
        <msup>
          <mi>e</mi>
          <msup>
            <mn>5</mn>
            <mrow>
              <mo stretchy="false">−</mo>
              <mn>2</mn>
            </mrow>
          </msup>
        </msup>
        <mo stretchy="false">⋅</mo>
        <msup>
          <mi>e</mi>
          <msup>
            <mn>7</mn>
            <mrow>
              <mo stretchy="false">−</mo>
              <mn>2</mn>
            </mrow>
          </msup>
        </msup>
        <mo stretchy="false">⋅</mo>
        <msup>
          <mi>e</mi>
          <msup>
            <mn>11</mn>
            <mrow>
              <mo stretchy="false">−</mo>
              <mn>2</mn>
            </mrow>
          </msup>
        </msup>
        <mo stretchy="false">⋅</mo>
        <mn>..</mn>
      </mrow>
      <mi>.</mi>
    </mrow>
    <annotation encoding="StarMath 5.0">e^{ 2^-2} cdot e^{ 3^-2}cdot e^{ 5^-2}cdot e^{ 7^-2}cdot e^{ 11^-2} cdot ...</annotation>
  </semantics>
</math>
</file>

<file path=Object 244/content.xml><?xml version="1.0" encoding="utf-8"?>
<math xmlns="http://www.w3.org/1998/Math/MathML" display="block">
  <semantics>
    <mrow>
      <mrow>
        <msup>
          <mi>e</mi>
          <mfrac>
            <mn>1</mn>
            <mn>4</mn>
          </mfrac>
        </msup>
        <mo stretchy="false">⋅</mo>
        <msup>
          <mi>e</mi>
          <mfrac>
            <mn>1</mn>
            <mn>9</mn>
          </mfrac>
        </msup>
        <mo stretchy="false">⋅</mo>
        <msup>
          <mi>e</mi>
          <mfrac>
            <mn>1</mn>
            <mn>25</mn>
          </mfrac>
        </msup>
        <mo stretchy="false">⋅</mo>
        <msup>
          <mi>e</mi>
          <mfrac>
            <mn>1</mn>
            <mn>49</mn>
          </mfrac>
        </msup>
        <mo stretchy="false">⋅</mo>
        <msup>
          <mi>e</mi>
          <mfrac>
            <mn>1</mn>
            <mn>121</mn>
          </mfrac>
        </msup>
        <mo stretchy="false">⋅</mo>
        <mn>..</mn>
      </mrow>
      <mi>.</mi>
    </mrow>
    <annotation encoding="StarMath 5.0">e^{1 over 4} cdot e^{ 1 over 9}cdot e^{ 1 over 25}cdot e^{ 1 over 49}cdot e^{ 1 over 121} cdot ...</annotation>
  </semantics>
</math>
</file>

<file path=Object 245/content.xml><?xml version="1.0" encoding="utf-8"?>
<math xmlns="http://www.w3.org/1998/Math/MathML" display="block">
  <semantics>
    <mrow>
      <mrow>
        <msup>
          <mi>e</mi>
          <mi>z</mi>
        </msup>
        <mo stretchy="false">=</mo>
        <mrow>
          <mn>1</mn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4</mn>
            </msup>
            <mn>24</mn>
          </mfrac>
          <mo stretchy="false">+</mo>
          <mn>..</mn>
        </mrow>
      </mrow>
      <mi>.</mi>
    </mrow>
    <annotation encoding="StarMath 5.0">e^z = 1 + z + z^2 over 2 + z^3 over 6 + z^4 over 24 +...</annotation>
  </semantics>
</math>
</file>

<file path=Object 24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/</mo>
            <mi>k</mi>
          </mrow>
        </msub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</mrow>
          <mo fence="true" stretchy="false">]</mo>
        </mrow>
        <mi>n</mi>
      </msub>
    </mrow>
    <annotation encoding="StarMath 5.0">sum from k = 1 to n [%zeta(0)^z]_{n/k} = [%zeta(0)^{z+1}]_n</annotation>
  </semantics>
</math>
</file>

<file path=Object 247/content.xml><?xml version="1.0" encoding="utf-8"?>
<math xmlns="http://www.w3.org/1998/Math/MathML" display="block">
  <semantics>
    <mrow>
      <mrow>
        <munderover>
          <mo stretchy="false">∫</mo>
          <mn>0</mn>
          <mi>z</mi>
        </munderover>
        <msup>
          <mi>e</mi>
          <mi>x</mi>
        </msup>
      </mrow>
      <mrow>
        <mi mathvariant="italic">dx</mi>
        <mo stretchy="false">=</mo>
        <mrow>
          <msup>
            <mi>e</mi>
            <mi>z</mi>
          </msup>
          <mo stretchy="false">−</mo>
          <mn>1</mn>
        </mrow>
      </mrow>
    </mrow>
    <annotation encoding="StarMath 5.0">int from 0 to z e^x dx = e^z-1</annotation>
  </semantics>
</math>
</file>

<file path=Object 24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-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+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(sum from a = 0 to 0 1+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5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zeta(s) = lim from {n rightarrow infinity }{ } f( n,s )+

sum from a=1 to {{lfloor{log n} over {log 2}rfloor}} 2^{ -a s } cdot f(n over 2^a,s) </annotation>
  </semantics>
</math>
</file>

<file path=Object 2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2,</mn>
            </mfrac>
            <mi>s</mi>
          </mrow>
        </mrow>
        <mo fence="true" stretchy="false">)</mo>
      </mrow>
    </mrow>
    <annotation encoding="StarMath 5.0">lim from {n rightarrow infinity }{ } f( n,s )=

2^{ 1-s } cdot f(n over 2,s) </annotation>
  </semantics>
</math>
</file>

<file path=Object 25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4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4,</mn>
            </mfrac>
            <mi>s</mi>
          </mrow>
        </mrow>
        <mo fence="true" stretchy="false">)</mo>
      </mrow>
    </mrow>
    <annotation encoding="StarMath 5.0">lim from {n rightarrow infinity }{ } f( n,s )=

4^{ 1-s } cdot f(n over 4,s) </annotation>
  </semantics>
</math>
</file>

<file path=Object 2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n>4</mn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n>2</mn>
                    <mrow>
                      <mi>j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lim from {n rightarrow infinity }{ } sum from j = 1 to lfloor (n+1) over 2 rfloor ( 2 j-1 )^-s=

2^{ 1-s } cdot sum from j = 1 to lfloor (n+1) over 4 rfloor ( 2 j-1 )^-s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4</mn>
                </mfrac>
              </mrow>
              <mo fence="true" stretchy="false">⌋</mo>
            </mrow>
          </munderover>
          <msup>
            <mn>2</mn>
            <mrow>
              <mn>1</mn>
              <mo stretchy="false">−</mo>
              <mi>s</mi>
            </mrow>
          </msup>
        </mrow>
      </mrow>
      <msup>
        <mrow>
          <mo fence="true" stretchy="false">(</mo>
          <mrow>
            <mrow>
              <mn>2</mn>
              <mrow>
                <mi>j</mi>
                <mo stretchy="false">−</mo>
                <mn>1</mn>
              </mrow>
            </mrow>
          </mrow>
          <mo fence="true" stretchy="false">)</mo>
        </mrow>
        <mrow>
          <mo stretchy="false">−</mo>
          <mi>s</mi>
        </mrow>
      </msup>
    </mrow>
    <annotation encoding="StarMath 5.0">lim from {n rightarrow infinity }{ } sum from j = 1 to lfloor (n+1) over 2 rfloor ( 2 j-1 )^-s=

sum from j = 1 to lfloor (n+1) over 4 rfloor 2^{ 1-s } ( 2 j-1 )^-s</annotation>
  </semantics>
</math>
</file>

<file path=Object 2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n>2</mn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n>4</mn>
              </mfrac>
            </mrow>
            <mo fence="true" stretchy="false">⌋</mo>
          </mrow>
        </munderover>
        <msup>
          <mrow>
            <mo fence="true" stretchy="false">(</mo>
            <mrow>
              <mrow>
                <mn>4</mn>
                <mrow>
                  <mi>j</mi>
                  <mo stretchy="false">−</mo>
                  <mn>2</mn>
                </mrow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lim from {n rightarrow infinity }{ } sum from j = 1 to lfloor (n+1) over 2 rfloor ( 2 j-1 )^-s=

2 sum from j = 1 to lfloor (n+1) over 4 rfloor ( 4 j-2 )^-s</annotation>
  </semantics>
</math>
</file>

<file path=Object 25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60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sum from a = 1 to {{lfloor{log n} over {log 2}rfloor}} 2^-a f( n,s )-

sum from a=1 to {{lfloor{log n} over {log 2}rfloor}} 2^{ -a s } cdot f(n over 2^a,s) </annotation>
  </semantics>
</math>
</file>

<file path=Object 26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 f( n,s )-2^{ -a s } cdot f(n over 2^a,s) </annotation>
  </semantics>
</math>
</file>

<file path=Object 262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  <mo stretchy="false">−</mo>
              <mrow>
                <msup>
                  <mn>2</mn>
                  <mi>s</mi>
                </msup>
                <mo stretchy="false">⋅</mo>
                <mi>f</mi>
              </mrow>
            </mrow>
            <mrow>
              <mo fence="true" stretchy="false">(</mo>
              <mrow>
                <mrow>
                  <mfrac>
                    <mi>n</mi>
                    <msup>
                      <mn>2</mn>
                      <mi>a</mi>
                    </msup>
                  </mfrac>
                  <mi>,</mi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( f( n,s )-2^{ s } cdot f(n over 2^a,s) )</annotation>
  </semantics>
</math>
</file>

<file path=Object 263/content.xml><?xml version="1.0" encoding="utf-8"?>
<math xmlns="http://www.w3.org/1998/Math/MathML" display="block">
  <semantics>
    <mrow>
      <mtext/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frac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  <mrow>
                  <mi>a</mi>
                  <mi>!</mi>
                </mrow>
              </mfrac>
            </mrow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"*"}(s) = lim from {n rightarrow infinity}

sum from a=0 to {{{log n} over {log 2}}} {{2^{ -a s } }over{a!}}cdot 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6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a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sum from a=0 to {{lfloor{log n} over {log 2}rfloor}} 2^{ -a s }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65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row>
                              <mi>k</mi>
                              <mi>s</mi>
                            </mrow>
                          </mrow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</msub>
    </mrow>
    <annotation encoding="StarMath 5.0">[prod from k = 1 ( 1 over {1-x^-{k s}} )^{ {%mu(k)} over k }]_n = [e^{ x^-s }]_n</annotation>
  </semantics>
</math>
</file>

<file path=Object 2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i>x</mi>
          <mrow>
            <mrow>
              <mo stretchy="false">−</mo>
              <mi>s</mi>
            </mrow>
            <mi>k</mi>
          </mrow>
        </msup>
      </mrow>
      <mo stretchy="false">=</mo>
      <mfrac>
        <mn>1</mn>
        <mrow>
          <mn>1</mn>
          <mo stretchy="false">−</mo>
          <msup>
            <mi>x</mi>
            <mrow>
              <mo stretchy="false">−</mo>
              <mi>s</mi>
            </mrow>
          </msup>
        </mrow>
      </mfrac>
    </mrow>
    <annotation encoding="StarMath 5.0">sum from k = 0 to infinity {x^{-s k}} = 1 over {1-x^-s}</annotation>
  </semantics>
</math>
</file>

<file path=Object 26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i>e</mi>
          <mtext>*</mtext>
        </msup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^"*"(k s)^{{1 over k}} = %zeta( s )</annotation>
  </semantics>
</math>
</file>

<file path=Object 2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x</mi>
            <mrow>
              <mrow>
                <mo stretchy="false">−</mo>
                <mi>s</mi>
              </mrow>
              <mi>k</mi>
            </mrow>
          </msup>
          <mrow>
            <mi>k</mi>
            <mi>!</mi>
          </mrow>
        </mfrac>
      </mrow>
      <mo stretchy="false">=</mo>
      <msup>
        <mi>e</mi>
        <msup>
          <mi>x</mi>
          <mrow>
            <mo stretchy="false">−</mo>
            <mi>s</mi>
          </mrow>
        </msup>
      </msup>
    </mrow>
    <annotation encoding="StarMath 5.0">sum from k = 0 to infinity {{x^{-s k}} over {k!}}  = e^{ x^-s }</annotation>
  </semantics>
</math>
</file>

<file path=Object 269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i>e</mi>
                <mfrac>
                  <msup>
                    <mi>x</mi>
                    <mrow>
                      <mo stretchy="false">−</mo>
                      <mi>s</mi>
                    </mrow>
                  </msup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</msub>
    </mrow>
    <annotation encoding="StarMath 5.0">[prod from {k = 1}  e^{x^-s over k}]_n =  [1 over {1-x^-s}]_n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70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27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stretchy="false">=</mo>
        <mrow>
          <munder>
            <mo stretchy="false">∏</mo>
            <mi>p</mi>
          </munder>
          <mfrac>
            <mn>1</mn>
            <mrow>
              <mn>1</mn>
              <mo stretchy="false">−</mo>
              <msup>
                <mi>p</mi>
                <mrow>
                  <mo stretchy="false">−</mo>
                  <mi>s</mi>
                </mrow>
              </msup>
            </mrow>
          </mfrac>
        </mrow>
      </mrow>
    </mrow>
    <annotation encoding="StarMath 5.0">%zeta(s)=sum from j = 1 {prod from p^k divides j p^{-s k}} = prod from p {1 over {1-p^-s}}</annotation>
  </semantics>
</math>
</file>

<file path=Object 272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^"*"(s)=sum from j = 1 {prod from p^k divides j {{p^{-s k}}over{k!}}} = prod from p e^{ p^-s }</annotation>
  </semantics>
</math>
</file>

<file path=Object 273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 - 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74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i>e</mi>
                <mi mathvariant="normal">η</mi>
              </msup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i mathvariant="normal">η</mi>
              </mrow>
              <msup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</mrow>
    <annotation encoding="StarMath 5.0">[e^%eta( s )]_n = [ prod from k = 1 %eta(k s)^{{{%mu(k)} over k}} ]_n</annotation>
  </semantics>
</math>
</file>

<file path=Object 275/content.xml><?xml version="1.0" encoding="utf-8"?>
<math xmlns="http://www.w3.org/1998/Math/MathML" display="block">
  <semantics>
    <mrow>
      <mtext/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</mrow>
          <mo stretchy="false">⋅</mo>
          <mfrac>
            <msup>
              <mn>2</mn>
              <mrow>
                <mrow>
                  <mo stretchy="false">−</mo>
                  <mi>a</mi>
                </mrow>
                <mi>s</mi>
              </mrow>
            </msup>
            <mrow>
              <mi>a</mi>
              <mi>!</mi>
            </mrow>
          </mfrac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%eta}(s) = lim from {n rightarrow infinity}

sum from a=0 to {{{log n} over {log 2}}} (-1)^a cdot {{2^{ -a s } } over {a!}}cdot 

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27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{ nabla[bold{infty}^{z+1}]_{n - m cdot k} cdot nabla[bold{infty}^-z]_k}</annotation>
  </semantics>
</math>
</file>

<file path=Object 27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i mathvariant="normal">η</mi>
          </msup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n>1</mn>
          <mi>k</mi>
        </mfrac>
      </msup>
    </mrow>
    <annotation encoding="StarMath 5.0">%eta( s ) = prod from k = 1 e^%eta(k s)^{{1 over k}}</annotation>
  </semantics>
</math>
</file>

<file path=Object 27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</mrow>
      <mrow>
        <munder>
          <mo stretchy="false">∏</mo>
          <mi>p</mi>
        </munder>
        <mfrac>
          <mn>1</mn>
          <mrow>
            <mn>1</mn>
            <mo stretchy="false">−</mo>
            <msup>
              <mi>p</mi>
              <mrow>
                <mo stretchy="false">−</mo>
                <mi>s</mi>
              </mrow>
            </msup>
          </mrow>
        </mfrac>
      </mrow>
    </mrow>
    <annotation encoding="StarMath 5.0">%eta(s)=({1-2^{1-s}})prod from {p} {1 over {1-p^-s}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80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sup>
            <mi>e</mi>
            <mrow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i>p</mi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  <mo stretchy="false">=</mo>
        <mrow>
          <msup>
            <mi>e</mi>
            <mrow>
              <mo stretchy="false">−</mo>
              <msup>
                <mn>2</mn>
                <mrow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row>
                <mi>p</mi>
                <mi>,</mi>
                <mrow>
                  <mi>p</mi>
                  <mo stretchy="false">&gt;</mo>
                  <mn>2</mn>
                </mrow>
              </mrow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</mrow>
    </mrow>
    <annotation encoding="StarMath 5.0">e^%eta(s)={e^{-2^{1-s}}} cdot prod from {p} e^{ p^-s } = {e^{-2^{-s}}} cdot prod from {p, p&gt;2} e^{ p^-s }</annotation>
  </semantics>
</math>
</file>

<file path=Object 281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η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%eta( s ) = prod from k = 1 %eta(k s)^{{{%mu(k)} over k}}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2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-s]_n = sum from k = 0 { nabla[bold{infty}^{1-s}]_{n - m cdot k} cdot nabla[bold{infty}^s]_k}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j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j}^-s]_n = sum from k = 0 { nabla[bold{infty}^{1-s}]_{n - j cdot k} cdot nabla[bold{infty}^s]_k}</annotation>
  </semantics>
</math>
</file>

<file path=Object 28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j = 1 to infinity sum from k = 0 to infinity { {(1-s)^(n-j cdot k)}over{(n-j cdot k)!}  cdot {{s^(k)}over{k!}}}</annotation>
  </semantics>
</math>
</file>

<file path=Object 28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p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i>s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bold{j}^-s]_n = sum from k = 0 { {(1-s)^(n-j cdot k)}over{(n-j cdot k)!}  cdot {{s^(k)}over{k!}}}</annotation>
  </semantics>
</math>
</file>

<file path=Object 28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k = 0 to infinity sum from j = 1 to infinity { {(1-s)^(n-j cdot k)}over{(n-j cdot k)!}  cdot {{s^(k)}over{k!}}}</annotation>
  </semantics>
</math>
</file>

<file path=Object 2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290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29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293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bold{3_n}^z = ({1+bold{n}}over{1+bold{{n "*" 1 over 3}}})^z</annotation>
  </semantics>
</math>
</file>

<file path=Object 294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3</mn>
                  <mi>k</mi>
                </msup>
              </msup>
              <mo stretchy="false">+</mo>
              <msup>
                <mi>x</mi>
                <mrow>
                  <mn>2</mn>
                  <mo stretchy="false">⋅</mo>
                  <msup>
                    <mn>3</mn>
                    <mi>k</mi>
                  </msup>
                </mrow>
              </msup>
            </mrow>
          </mrow>
          <mo fence="true" stretchy="false">)</mo>
        </mrow>
      </mrow>
    </mrow>
    <annotation encoding="StarMath 5.0">1 over {1-x} = prod from k = 0 (1+x^{3^k}+x^{2 cdot 3^k})</annotation>
  </semantics>
</math>
</file>

<file path=Object 295/content.xml><?xml version="1.0" encoding="utf-8"?>
<math xmlns="http://www.w3.org/1998/Math/MathML" display="block">
  <semantics>
    <mrow>
      <mi>log</mi>
      <mrow>
        <mstyle mathvariant="bold">
          <msub>
            <mrow>
              <mo fence="true" stretchy="false">(</mo>
              <mrow>
                <mrow>
                  <mi>x</mi>
                  <mi>!</mi>
                </mrow>
              </mrow>
              <mo fence="true" stretchy="false">)</mo>
            </mrow>
            <mi>n</mi>
          </msub>
        </mstyle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i>log</mi>
        </mrow>
      </mrow>
      <mstyle mathvariant="bold">
        <msub>
          <mi>k</mi>
          <mi>n</mi>
        </msub>
      </mstyle>
    </mrow>
    <annotation encoding="StarMath 5.0">log bold{(x!)_n} = sum from k = 1 to x log bold{k_n}</annotation>
  </semantics>
</math>
</file>

<file path=Object 296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297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298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4</mn>
            </mrow>
            <mrow>
              <mi>c</mi>
              <mo stretchy="false">+</mo>
              <mn>8</mn>
            </mrow>
            <mrow>
              <mrow>
                <mi>d</mi>
                <mo stretchy="false">+</mo>
                <mn>...</mn>
              </mrow>
              <mo stretchy="false">≤</mo>
              <mi>n</mi>
            </mrow>
          </mrow>
        </munder>
        <mrow>
          <msub>
            <mo stretchy="false">∇</mo>
            <mi>a</mi>
          </msub>
          <mrow>
            <mstyle mathvariant="bold">
              <msup>
                <msub>
                  <mn>2</mn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row>
            <mstyle mathvariant="bold">
              <msup>
                <msub>
                  <mn>2</mn>
                  <mi>b</mi>
                </msub>
                <mi>z</mi>
              </msup>
            </mstyle>
            <mo stretchy="false">⋅</mo>
            <msub>
              <mo stretchy="false">∇</mo>
              <mi>c</mi>
            </msub>
          </mrow>
          <mstyle mathvariant="bold">
            <msup>
              <msub>
                <mn>2</mn>
                <mi>c</mi>
              </msub>
              <mi>z</mi>
            </msup>
          </mstyle>
          <mn>...</mn>
        </mrow>
      </mrow>
    </mrow>
    <annotation encoding="StarMath 5.0">bold{infty_n}^z = sum from {a+2b+4c+8d+...&lt;=n} { 

nabla_a bold{2_a}^z cdot 
nabla_b bold{2_b}^z cdot 
nabla_c bold{2_c}^z ... }</annotation>
  </semantics>
</math>
</file>

<file path=Object 299/content.xml><?xml version="1.0" encoding="utf-8"?>
<math xmlns="http://www.w3.org/1998/Math/MathML" display="block">
  <semantics>
    <mrow>
      <mstyle mathvariant="bold">
        <msub>
          <mrow>
            <mo fence="true" stretchy="false">(</mo>
            <mrow>
              <mrow>
                <mi>x</mi>
                <mi>!</mi>
              </mrow>
            </mrow>
            <mo fence="true" stretchy="false">)</mo>
          </mrow>
          <mi>n</mi>
        </msub>
      </mstyle>
      <mo stretchy="false">=</mo>
      <mrow>
        <munder>
          <mo stretchy="false">∑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  <mo stretchy="false">+</mo>
              <mn>...</mn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b>
                <mn>2</mn>
                <mi>a</mi>
              </msub>
            </mstyle>
            <mo stretchy="false">⋅</mo>
            <msub>
              <mo stretchy="false">∇</mo>
              <mi>b</mi>
            </msub>
          </mrow>
          <mrow>
            <mstyle mathvariant="bold">
              <msub>
                <mn>3</mn>
                <mi>b</mi>
              </msub>
            </mstyle>
            <mo stretchy="false">⋅</mo>
            <msub>
              <mo stretchy="false">∇</mo>
              <mi>c</mi>
            </msub>
          </mrow>
          <mstyle mathvariant="bold">
            <msub>
              <mn>4</mn>
              <mi>c</mi>
            </msub>
          </mstyle>
          <mn>...</mn>
        </mrow>
      </mrow>
    </mrow>
    <annotation encoding="StarMath 5.0">bold{(x!)_n} = sum from {a+b+c+d+...&lt;=n} { 

nabla_a bold{2_a} cdot 
nabla_b bold{3_b} cdot 
nabla_c bold{4_c} ... }</annotation>
  </semantics>
</math>
</file>

<file path=Object 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_n (1+bold{n})^z""^{""+sum""}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00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301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n>2</mn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2_n}^z = sum from t =0 to x sum from u = 0 to lfloor {x - t} over 2 rfloor nabla_t (1+bold{t})^z cdot nabla_u (1+bold{u})^-z</annotation>
  </semantics>
</math>
</file>

<file path=Object 302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t =0 to x sum from u = 0 to lfloor {x - t} over m rfloor nabla_t (1+bold{t})^z cdot nabla_u (1+bold{u})^-z</annotation>
  </semantics>
</math>
</file>

<file path=Object 303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{t+m cdot u &lt;= n} nabla_t (1+bold{t})^z cdot nabla_u (1+bold{u})^-z</annotation>
  </semantics>
</math>
</file>

<file path=Object 304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n</mi>
              </msub>
              <mi>z</mi>
            </msup>
          </mstyle>
          <mo stretchy="false">⋅</mo>
          <mstyle mathvariant="bold">
            <msup>
              <msub>
                <mi>o</mi>
                <mi>n</mi>
              </msub>
              <mi>z</mi>
            </msup>
          </mstyle>
        </mrow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  <mo stretchy="false">+</mo>
                <mi>v</mi>
                <mo stretchy="false">+</mo>
                <mrow>
                  <mi>o</mi>
                  <mo stretchy="false">⋅</mo>
                  <mi>w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cdot bold{o_n}^z = sum from {t+m cdot u+v+o cdot w &lt;= n} 

nabla_t (1+bold{t})^z cdot nabla_u (1+bold{u})^-z

cdot

nabla_v (1+bold{v})^z cdot nabla_w (1+bold{w})^-z</annotation>
  </semantics>
</math>
</file>

<file path=Object 305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x</mi>
              </msub>
              <mi>z</mi>
            </msup>
          </mstyle>
          <mo stretchy="false">⋅</mo>
          <mstyle mathvariant="bold">
            <msup>
              <msub>
                <mi>o</mi>
                <mi>x</mi>
              </msub>
              <mi>z</mi>
            </msup>
          </mstyle>
        </mrow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sub>
                  <mo stretchy="false">∇</mo>
                  <mi>t</mi>
                </msub>
              </mrow>
            </mrow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x}^z cdot bold{o_x}^z =

sum from t =0 to x 
sum from u = 0 to lfloor {x - t} over m rfloor 
sum from v = 0 to {x - t - m u}
sum from w = 0 to lfloor {x - t - m cdot u - v} over o rfloor 


nabla_t (1+bold{t})^z cdot nabla_u (1+bold{u})^-z

cdot

nabla_v (1+bold{v})^z cdot nabla_w (1+bold{w})^-z</annotation>
  </semantics>
</math>
</file>

<file path=Object 306/content.xml><?xml version="1.0" encoding="utf-8"?>
<math xmlns="http://www.w3.org/1998/Math/MathML" display="block">
  <semantics>
    <mrow>
      <mrow>
        <mstyle mathvariant="bold">
          <msup>
            <msub>
              <mi>m</mi>
              <mi>x</mi>
            </msub>
            <mi>z</mi>
          </msup>
        </mstyle>
        <mo stretchy="false">⋅</mo>
        <mstyle mathvariant="bold">
          <msup>
            <msub>
              <mi>o</mi>
              <mi>x</mi>
            </msub>
            <mi>z</mi>
          </msup>
        </mstyle>
      </mrow>
      <mo stretchy="false">=</mo>
      <mrow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row>
                      <mo fence="true" stretchy="false">(</mo>
                      <mrow>
                        <mtable>
                          <mtr>
                            <mtd>
                              <mi>z</mi>
                            </mtd>
                          </mtr>
                          <mtr>
                            <mtd>
                              <mi>t</mi>
                            </mtd>
                          </mtr>
                        </mtable>
                      </mrow>
                      <mo fence="true" stretchy="false">)</mo>
                    </mrow>
                  </mrow>
                  <mo fence="true" stretchy="false">)</mo>
                </mrow>
              </mrow>
            </mrow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u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v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w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bold{m_x}^z cdot bold{o_x}^z =

sum from t =0 to x 
sum from u = 0 to lfloor {x - t} over m rfloor 
sum from v = 0 to {x - t - m u}
sum from w = 0 to lfloor {x - t - m cdot u - v} over o rfloor 


((binom{z}{t})) cdot ((binom{-z}{u}))

cdot

((binom{z}{v})) cdot ((binom{-z}{w}))</annotation>
  </semantics>
</math>
</file>

<file path=Object 307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308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309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2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</mfrac>
    </mrow>
    <annotation encoding="StarMath 5.0">log {{1+bold{n}}over{1+bold{n "*" 1 over 4}}} = 
log {{1+bold{n}} over {1+bold{n"*"1 over 2}}} + 
log {{1+bold{n "*" 1 over 2}} over {1+bold{n"*"1 over 4}}}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10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8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8</mn>
              </mfrac>
            </mrow>
          </mstyle>
        </mrow>
      </mfrac>
    </mrow>
    <annotation encoding="StarMath 5.0">log {{1+bold{n}}over{1+bold{n "*" 1 over 8}}} = 
log {{1+bold{n}} over {1+bold{n"*"1 over 2}}} + 
log {{1+bold{n "*" 1 over 2}} over {1+bold{n"*"1 over 4}}} + 
log {{1+bold{n "*" 1 over 4}} over {1+bold{n"*"1 over 8}}}</annotation>
  </semantics>
</math>
</file>

<file path=Object 311/content.xml><?xml version="1.0" encoding="utf-8"?>
<math xmlns="http://www.w3.org/1998/Math/MathML" display="block">
  <semantics>
    <mrow>
      <mi>log</mi>
      <mrow>
        <mstyle mathvariant="bold">
          <msub>
            <mn>6</mn>
            <mi>n</mi>
          </msub>
        </mstyle>
        <mo stretchy="false">=</mo>
        <mi>?</mi>
      </mrow>
      <mi>?</mi>
      <mi>?</mi>
    </mrow>
    <annotation encoding="StarMath 5.0">log bold{6_n} = ???</annotation>
  </semantics>
</math>
</file>

<file path=Object 312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313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3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row>
                      <mi>k</mi>
                      <mo stretchy="false">+</mo>
                      <mn>1</mn>
                    </mrow>
                  </msup>
                </mfrac>
              </mrow>
            </mstyle>
          </mrow>
        </mfrac>
        <mo stretchy="false">−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i>k</mi>
                  </msup>
                </mrow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3}}} = 
sum from k = 0 log {{1+bold{n "*" 1 over 2^k}} over {1+bold{n"*"1 over 2^{k+1}}}} - 
log {{1+bold{n "*" 1 over {3 cdot 2^k}}} over {1+bold{n"*"1 over {3 cdot 2^{k+1}}}}}</annotation>
  </semantics>
</math>
</file>

<file path=Object 314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315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4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2}}} = 
sum from k = 0 (-1)^k log {{1+bold{n "*" 1 over 2^k}} over {1+bold{n"*"1 over {4 cdot 2^{k+1}}}}}</annotation>
  </semantics>
</math>
</file>

<file path=Object 316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317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2^k}} over {1+bold{n"*"1 over {2^{k+1}}}}}</annotation>
  </semantics>
</math>
</file>

<file path=Object 318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319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3^k}} over {1+bold{n"*"1 over {3^{k+1}}}}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2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21/content.xml><?xml version="1.0" encoding="utf-8"?>
<math xmlns="http://www.w3.org/1998/Math/MathML" display="block">
  <semantics>
    <mrow>
      <msub>
        <mi>H</mi>
        <mn>1</mn>
      </msub>
      <mo stretchy="false">=</mo>
      <mn>1</mn>
    </mrow>
    <annotation encoding="StarMath 5.0">H_1 = 1</annotation>
  </semantics>
</math>
</file>

<file path=Object 322/content.xml><?xml version="1.0" encoding="utf-8"?>
<math xmlns="http://www.w3.org/1998/Math/MathML" display="block">
  <semantics>
    <mrow>
      <msub>
        <mi>H</mi>
        <mn>2</mn>
      </msub>
      <mo stretchy="false">=</mo>
      <mrow>
        <mn>1</mn>
        <mo stretchy="false">+</mo>
        <mfrac>
          <mn>1</mn>
          <mn>2</mn>
        </mfrac>
      </mrow>
    </mrow>
    <annotation encoding="StarMath 5.0">H_2 = 1 + 1 over 2</annotation>
  </semantics>
</math>
</file>

<file path=Object 323/content.xml><?xml version="1.0" encoding="utf-8"?>
<math xmlns="http://www.w3.org/1998/Math/MathML" display="block">
  <semantics>
    <mrow>
      <mrow>
        <msub>
          <mi>H</mi>
          <mn>2</mn>
        </msub>
        <mo stretchy="false">−</mo>
        <mfrac>
          <mn>1</mn>
          <mn>2</mn>
        </mfrac>
      </mrow>
      <mrow>
        <msub>
          <mi>H</mi>
          <mn>1</mn>
        </msub>
        <mo stretchy="false">=</mo>
        <mn>1</mn>
      </mrow>
    </mrow>
    <annotation encoding="StarMath 5.0">H_2 - {1 over 2}H_1 = 1</annotation>
  </semantics>
</math>
</file>

<file path=Object 324/content.xml><?xml version="1.0" encoding="utf-8"?>
<math xmlns="http://www.w3.org/1998/Math/MathML" display="block">
  <semantics>
    <mrow>
      <msub>
        <mi>H</mi>
        <mn>3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</mrow>
    </mrow>
    <annotation encoding="StarMath 5.0">H_3 = 1 + 1 over 2 + 1 over 3</annotation>
  </semantics>
</math>
</file>

<file path=Object 325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=</mo>
        <mrow>
          <mn>1</mn>
          <mo stretchy="false">+</mo>
          <mfrac>
            <mn>1</mn>
            <mn>3</mn>
          </mfrac>
        </mrow>
      </mrow>
    </mrow>
    <annotation encoding="StarMath 5.0">H_3 - {1 over 2}(H_2-1 over 2 H_1)= 1 + 1 over 3</annotation>
  </semantics>
</math>
</file>

<file path=Object 326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sub>
          <mi>H</mi>
          <mn>1</mn>
        </msub>
        <mo stretchy="false">=</mo>
        <mn>1</mn>
      </mrow>
    </mrow>
    <annotation encoding="StarMath 5.0">H_3 - {1 over 2}(H_2-1 over 2 H_1) - 1 over 3 H_1= 1</annotation>
  </semantics>
</math>
</file>

<file path=Object 327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sub>
          <mi>H</mi>
          <mn>2</mn>
        </msub>
        <mo stretchy="false">−</mo>
        <mfrac>
          <mn>1</mn>
          <mn>12</mn>
        </mfrac>
      </mrow>
      <mrow>
        <msub>
          <mi>H</mi>
          <mn>1</mn>
        </msub>
        <mo stretchy="false">=</mo>
        <mn>1</mn>
      </mrow>
    </mrow>
    <annotation encoding="StarMath 5.0">H_3 - {1 over 2}H_2- 1 over 12 H_1= 1</annotation>
  </semantics>
</math>
</file>

<file path=Object 328/content.xml><?xml version="1.0" encoding="utf-8"?>
<math xmlns="http://www.w3.org/1998/Math/MathML" display="block">
  <semantics>
    <mrow>
      <msub>
        <mi>H</mi>
        <mn>4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</mrow>
    </mrow>
    <annotation encoding="StarMath 5.0">H_4 = 1 + 1 over 2 + 1 over 3 + 1 over 4</annotation>
  </semantics>
</math>
</file>

<file path=Object 329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3</mn>
                </msub>
                <mo stretchy="false">−</mo>
                <mfrac>
                  <mn>1</mn>
                  <mn>2</mn>
                </mfrac>
              </mrow>
              <mrow>
                <msub>
                  <mi>H</mi>
                  <mn>2</mn>
                </msub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-{1 over 2}(H_3 - {1 over 2}H_2- 1 over 12 H_1)-{1 over 3}(H_2 - {1 over 2}H_1)-{1 over 4}H_1= 1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30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sub>
              <mi>H</mi>
              <mn>3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2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sub>
              <mi>H</mi>
              <mn>2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

-{1 over 2}(H_3)

-{1 over 2}( - {1 over 2}H_2)
-{1 over 3}(H_2)


-{1 over 2}( - {1 over 12} H_1)
-{1 over 3}(- {1 over 2}H_1)
-{1 over 4}H_1


= 1</annotation>
  </semantics>
</math>
</file>

<file path=Object 331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sub>
          <mi>H</mi>
          <mn>3</mn>
        </msub>
        <mo stretchy="false">−</mo>
        <mfrac>
          <mn>1</mn>
          <mn>12</mn>
        </mfrac>
      </mrow>
      <mrow>
        <msub>
          <mi>H</mi>
          <mn>2</mn>
        </msub>
        <mo stretchy="false">−</mo>
        <mfrac>
          <mn>1</mn>
          <mn>24</mn>
        </mfrac>
      </mrow>
      <mrow>
        <msub>
          <mi>H</mi>
          <mn>1</mn>
        </msub>
        <mo stretchy="false">=</mo>
        <mn>1</mn>
      </mrow>
    </mrow>
    <annotation encoding="StarMath 5.0">H_4 

-{1 over 2} H_3

-{1 over 12} H_2

-{1 over 24}H_1

= 1</annotation>
  </semantics>
</math>
</file>

<file path=Object 332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33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3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</mrow>
          </munderover>
          <mfrac>
            <mn>1</mn>
            <mi>j</mi>
          </mfrac>
        </mrow>
      </mrow>
      <mo stretchy="false">=</mo>
      <mn>1</mn>
    </mrow>
    <annotation encoding="StarMath 5.0">sum from k = 1 to {n-1} C_{k-1} cdot sum from j = 1 to {n-k}{1 over j} =1</annotation>
  </semantics>
</math>
</file>

<file path=Object 33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o stretchy="false">−</mo>
                <mi>k</mi>
              </mrow>
            </munderover>
            <msub>
              <mi>C</mi>
              <mrow>
                <mi>k</mi>
                <mo stretchy="false">−</mo>
                <mn>1</mn>
              </mrow>
            </msub>
          </mrow>
        </mrow>
        <mo stretchy="false">⋅</mo>
        <mfrac>
          <mn>1</mn>
          <mi>j</mi>
        </mfrac>
      </mrow>
      <mo stretchy="false">=</mo>
      <mn>1</mn>
    </mrow>
    <annotation encoding="StarMath 5.0">sum from k = 1 to {n-1} sum from j = 1 to {n-k} C_{k-1} cdot {1 over j} =1</annotation>
  </semantics>
</math>
</file>

<file path=Object 336/content.xml><?xml version="1.0" encoding="utf-8"?>
<math xmlns="http://www.w3.org/1998/Math/MathML" display="block">
  <semantics>
    <mrow>
      <mrow>
        <msub>
          <mi>C</mi>
          <mrow>
            <mi>n</mi>
            <mo stretchy="false">−</mo>
            <mn>2</mn>
          </mrow>
        </msub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n>2</mn>
              </mrow>
            </munderover>
            <msub>
              <mi>C</mi>
              <mrow>
                <mi>k</mi>
                <mo stretchy="false">−</mo>
                <mn>1</mn>
              </mrow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</mrow>
      <mo stretchy="false">=</mo>
      <mn>1</mn>
    </mrow>
    <annotation encoding="StarMath 5.0">C_{n-2} + sum from k = 1 to {n-2} C_{k-1} cdot H_{ n-k } =1</annotation>
  </semantics>
</math>
</file>

<file path=Object 337/content.xml><?xml version="1.0" encoding="utf-8"?>
<math xmlns="http://www.w3.org/1998/Math/MathML" display="block">
  <semantics>
    <mrow>
      <msub>
        <mi>C</mi>
        <mi>n</mi>
      </msub>
      <mo stretchy="false">=</mo>
      <mrow>
        <mn>1</mn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row>
                <mi>k</mi>
                <mo stretchy="false">−</mo>
                <mn>1</mn>
              </mrow>
            </msub>
          </mrow>
          <mo stretchy="false">⋅</mo>
          <msub>
            <mi>H</mi>
            <mrow>
              <mi>n</mi>
              <mo stretchy="false">−</mo>
              <mi>k</mi>
              <mo stretchy="false">+</mo>
              <mn>2</mn>
            </mrow>
          </msub>
        </mrow>
      </mrow>
    </mrow>
    <annotation encoding="StarMath 5.0">C_{n} =1 - sum from k = 1 to {n} C_{k-1} cdot H_{ n-k+2 }</annotation>
  </semantics>
</math>
</file>

<file path=Object 338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6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row>
          <mfrac>
            <mn>1</mn>
            <mrow>
              <mi>n</mi>
              <mi>!</mi>
            </mrow>
          </mfrac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/>
          </mrow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  <mo stretchy="false">+</mo>
                <msup>
                  <mi>x</mi>
                  <mn>4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6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6}over{1-x^2})^z =

{1 over {n!}} cdot lim from { x rightarrow 0 }{  } partial^n  over { partial x^n }(1+x^2+x^4)^z

= nabla_n ( {1+bold{n "*" 1 over 2}} over {1+bold{n "*" 1 over 6}} )^z</annotation>
  </semantics>
</math>
</file>

<file path=Object 33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-x})^z

= nabla_n ( 1+bold{n} )^z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4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x</mi>
                    <mi>k</mi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

(1 over {1-x^k})^z

= nabla_n ( 1+bold{n "*" 1 over k} )^z </annotation>
  </semantics>
</math>
</file>

<file path=Object 341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{1 over {n!}} cdot lim from { x rightarrow 0 }{  } partial^n  over { partial x^n } ({1-x})^z

= nabla_n ( 1+bold{n} )^-z</annotation>
  </semantics>
</math>
</file>

<file path=Object 342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−</mo>
                <msup>
                  <mi>x</mi>
                  <mi>k</mi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i>z</mi>
      </msup>
    </mrow>
    <annotation encoding="StarMath 5.0">{1 over {n!}} cdot lim from { x rightarrow 0 }{  } partial^k  over { partial x^n }({1-x^k})^z

= nabla_n ( 1+bold{n "*" 1 over k} )^z </annotation>
  </semantics>
</math>
</file>

<file path=Object 343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m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m</mi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m} over {1-x})^z

= nabla_n ( {1+bold{n}} over {1+bold{n "*" 1 over m}} )^z</annotation>
  </semantics>
</math>
</file>

<file path=Object 344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i>k</mi>
                      <mo stretchy="false">⋅</mo>
                      <mi>m</mi>
                    </mrow>
                  </msup>
                </mrow>
                <mrow>
                  <mn>1</mn>
                  <mo stretchy="false">−</mo>
                  <msup>
                    <mi>x</mi>
                    <mi>k</mi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row>
                        <mi>m</mi>
                        <mo stretchy="false">⋅</mo>
                        <mi>k</mi>
                      </mrow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{k cdot m}} over {1-x^k})^z

= nabla_n ( {1+bold{n "*" 1 over k}} over {1+bold{n "*" 1 over {m cdot k}}} )^z </annotation>
  </semantics>
</math>
</file>

<file path=Object 345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2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2}over{1-x})^z

= nabla_n ( {1+bold{n}} over {1+bold{n "*" 1 over 2}} )^z</annotation>
  </semantics>
</math>
</file>

<file path=Object 346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1+x)^z

= nabla_n ( {1+bold{n}} over {1+bold{n "*" 1 over 2}} )^z</annotation>
  </semantics>
</math>
</file>

<file path=Object 347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4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4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4}over{1-x^2})^z

= nabla_n ( {1+bold{n "*" 1 over 2}} over {1+bold{n "*" 1 over 4}} )^z</annotation>
  </semantics>
</math>
</file>

<file path=Object 348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4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1+x^2)^z

= nabla_n ( {1+bold{n "*" 1 over 2}} over {1+bold{n "*" 1 over 4}} )^z</annotation>
  </semantics>
</math>
</file>

<file path=Object 34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3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frac>
            <mn>1</mn>
            <mrow>
              <mi>n</mi>
              <mi>!</mi>
            </mrow>
          </mfrac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/>
          </mrow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3}over{1-x})^z = 

{1 over {n!}} cdot lim from { x rightarrow 0 }{  } partial^n  over { partial x^n }(1+x+x^2)^z

= nabla_n ( {1+bold{n}} over {1+bold{n "*" 1 over 3}} )^z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5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i>log</mi>
      <mrow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o stretchy="false">=</mo>
        <msub>
          <mo stretchy="false">∇</mo>
          <mi>n</mi>
        </msub>
      </mrow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</mrow>
    <annotation encoding="StarMath 5.0">{1 over {n!}} cdot lim from { x rightarrow 0 }{  } partial^n  over { partial x^n }log( 1 over {1-x} )

= nabla_n log( 1+bold{n} )</annotation>
  </semantics>
</math>
</file>

<file path=Object 351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)</mo>
          </mrow>
          <mi>z</mi>
        </msup>
        <mo stretchy="false">≠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−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+x})^z

 &lt;&gt;  nabla_n ( 1-bold{n} )^z</annotation>
  </semantics>
</math>
</file>

<file path=Object 352/content.xml><?xml version="1.0" encoding="utf-8"?>
<math xmlns="http://www.w3.org/1998/Math/MathML" display="block">
  <semantics>
    <mrow>
      <msub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  <mi>d</mi>
      </msub>
      <mo stretchy="false">=</mo>
      <mrow>
        <mfrac>
          <mi>z</mi>
          <mi>k</mi>
        </mfrac>
        <mo stretchy="false">⋅</mo>
        <mfrac>
          <mrow>
            <mi>z</mi>
            <mo stretchy="false">+</mo>
            <mi>d</mi>
          </mrow>
          <mrow>
            <mi>k</mi>
            <mo stretchy="false">+</mo>
            <mn>1</mn>
          </mrow>
        </mfrac>
        <mo stretchy="false">⋅</mo>
        <mfrac>
          <mrow>
            <mrow>
              <mi>z</mi>
              <mo stretchy="false">+</mo>
              <mn>2</mn>
            </mrow>
            <mi>d</mi>
          </mrow>
          <mrow>
            <mi>k</mi>
            <mo stretchy="false">+</mo>
            <mn>2</mn>
          </mrow>
        </mfrac>
        <mo stretchy="false">⋅</mo>
        <mn>...</mn>
        <mo stretchy="false">⋅</mo>
        <mfrac>
          <mrow>
            <mrow>
              <mi>z</mi>
              <mo stretchy="false">+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i>d</mi>
          </mrow>
          <mi>k</mi>
        </mfrac>
      </mrow>
    </mrow>
    <annotation encoding="StarMath 5.0">((binom{z}{k}))_d = { z over k } cdot { {z+d}over{k+1} } cdot { {z+2d}over{k+2} } cdot ... cdot { {z+(k-1)d}over{k} } </annotation>
  </semantics>
</math>
</file>

<file path=Object 35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  <mo stretchy="false">=</mo>
        <mrow>
          <msup>
            <mrow>
              <mo fence="true" stretchy="false">(</mo>
              <mrow>
                <mrow>
                  <mn>1</mn>
                  <mo stretchy="false">−</mo>
                  <mi>d</mi>
                </mrow>
              </mrow>
              <mo fence="true" stretchy="false">)</mo>
            </mrow>
            <mrow>
              <mo stretchy="false">−</mo>
              <mi>z</mi>
            </mrow>
          </msup>
          <mo stretchy="false">−</mo>
          <mrow>
            <msup>
              <mi>d</mi>
              <mrow>
                <mi>n</mi>
                <mo stretchy="false">+</mo>
                <mn>1</mn>
              </mrow>
            </msup>
            <mo stretchy="false">⋅</mo>
            <mfrac>
              <mrow>
                <mrow>
                  <mo fence="true" stretchy="false">(</mo>
                  <mrow>
                    <mrow>
                      <mi>n</mi>
                      <mo stretchy="false">+</mo>
                      <mi>z</mi>
                    </mrow>
                  </mrow>
                  <mo fence="true" stretchy="false">)</mo>
                </mrow>
                <mi>!</mi>
              </mrow>
              <mrow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row>
                <msub>
                  <mtext/>
                  <mn>2</mn>
                </msub>
                <msub>
                  <mi>F</mi>
                  <mn>1</mn>
                </msub>
                <mrow>
                  <mo fence="true" stretchy="false">(</mo>
                  <mrow>
                    <mrow>
                      <mn>1</mn>
                      <mi>,</mi>
                      <mrow>
                        <mi>n</mi>
                        <mo stretchy="false">+</mo>
                        <mi>z</mi>
                        <mo stretchy="false">+</mo>
                        <mn>1</mn>
                      </mrow>
                      <mi>,</mi>
                      <mrow>
                        <mi>n</mi>
                        <mo stretchy="false">+</mo>
                        <mn>2</mn>
                      </mrow>
                      <mi>,</mi>
                      <mi>d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k = 0 to n d^n cdot nabla_k ( 1+bold{k} )^z

= ( 1-d )^-z - d^{ n+1 } cdot { {(n+z)!}over{(z-1)!} } cdot { {""_2 F_1(1,n+z+1,n+2,d)}over{(n+1)!} }</annotation>
  </semantics>
</math>
</file>

<file path=Object 35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o stretchy="false">=</mo>
        <mfrac>
          <mrow>
            <mn>1</mn>
            <mo stretchy="false">−</mo>
            <msup>
              <mi>d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d</mi>
          </mrow>
        </mfrac>
      </mrow>
    </mrow>
    <annotation encoding="StarMath 5.0">sum from k = 0 to n d^n cdot nabla_k ( 1+bold{k} )

= { {1-d^{n+1}}over{1-d} }</annotation>
  </semantics>
</math>
</file>

<file path=Object 35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n>1</mn>
          <mo stretchy="false">−</mo>
          <mi>d</mi>
        </mrow>
      </mrow>
    </mrow>
    <annotation encoding="StarMath 5.0">sum from k = 0 to n d^n cdot nabla_k ( 1+bold{k} )^-1

= 1-d</annotation>
  </semantics>
</math>
</file>

<file path=Object 356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d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d</mi>
                          <mo stretchy="false">⋅</mo>
                          <mi>z</mi>
                        </mrow>
                      </mtd>
                    </mtr>
                    <mtr>
                      <mtd>
                        <mi>n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  <mi>d</mi>
        </msub>
        <mo stretchy="false">=</mo>
        <msup>
          <mi>d</mi>
          <mi>n</mi>
        </msup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sup>
              <mi>d</mi>
              <mi>n</mi>
            </msup>
          </mrow>
          <mo stretchy="false">⋅</mo>
          <mrow>
            <mo fence="true" stretchy="false">(</mo>
            <mrow>
              <mtable>
                <mtr>
                  <mtd>
                    <mrow>
                      <mi>z</mi>
                      <mo stretchy="false">−</mo>
                      <mn>1</mn>
                    </mrow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</mrow>
    <annotation encoding="StarMath 5.0">{1 over {n!}} cdot lim from { x rightarrow 0 }{  } partial^n  over { partial x^n }(1 over {1-d x})^z

 =  (( binom{d cdot z}{n} ))_d

 =  d^n (( binom{z}{n} ))
 
 = sum from k = 0 to infinity d^n cdot ( binom{z-1}{k} ) cdot ( binom{n}{k} )
</annotation>
  </semantics>
</math>
</file>

<file path=Object 357/content.xml><?xml version="1.0" encoding="utf-8"?>
<math xmlns="http://www.w3.org/1998/Math/MathML" display="block">
  <semantics>
    <mrow>
      <msub>
        <mo stretchy="false">∇</mo>
        <mi>x</mi>
      </msub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frac>
            <mn>1</mn>
            <mi>x</mi>
          </mfrac>
        </mrow>
      </mrow>
    </mrow>
    <annotation encoding="StarMath 5.0">nabla_x log (1+bold{ [t]x })

=

t^x cdot {1 over x}</annotation>
  </semantics>
</math>
</file>

<file path=Object 35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t]x })

=

sum from k = 1 to x t^k cdot {1 over k}</annotation>
  </semantics>
</math>
</file>

<file path=Object 35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−</mo>
        <msup>
          <mi>t</mi>
          <mrow>
            <mn>1</mn>
            <mo stretchy="false">+</mo>
            <mi>x</mi>
          </mrow>
        </msup>
      </mrow>
      <mi mathvariant="normal">Φ</mi>
      <mrow>
        <mo fence="true" stretchy="false">(</mo>
        <mrow>
          <mrow>
            <mi>t</mi>
            <mi>,</mi>
            <mrow>
              <mn>1,1</mn>
              <mo stretchy="false">+</mo>
              <mi>x</mi>
            </mrow>
          </mrow>
        </mrow>
        <mo fence="true" stretchy="false">)</mo>
      </mrow>
    </mrow>
    <annotation encoding="StarMath 5.0">log (1+bold{ [t]x })

=

log( 1 over {1-t} ) - t^{ 1+x } %PHI( t,1,1+x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60/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i>t</mi>
            <mi>,</mi>
            <mrow>
              <mn>1,1</mn>
              <mo stretchy="false">+</mo>
              <mi>x</mi>
            </mrow>
          </mrow>
        </mrow>
        <mo fence="true" stretchy="false">)</mo>
      </mrow>
    </mrow>
    <annotation encoding="StarMath 5.0">%PHI( t,1,1+x )</annotation>
  </semantics>
</math>
</file>

<file path=Object 361/content.xml><?xml version="1.0" encoding="utf-8"?>
<math xmlns="http://www.w3.org/1998/Math/MathML" display="block">
  <semantics>
    <mrow>
      <mrow>
        <msub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d</mi>
                          <mo stretchy="false">⋅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  <mi>d</mi>
        </msub>
        <mo stretchy="false">=</mo>
        <mrow>
          <mfrac>
            <mi>z</mi>
            <mi>k</mi>
          </mfrac>
          <mo stretchy="false">⋅</mo>
          <mfrac>
            <mrow>
              <mi>z</mi>
              <mo stretchy="false">+</mo>
              <mi>d</mi>
            </mrow>
            <mrow>
              <mi>k</mi>
              <mo stretchy="false">+</mo>
              <mn>1</mn>
            </mrow>
          </mfrac>
          <mo stretchy="false">⋅</mo>
          <mfrac>
            <mrow>
              <mrow>
                <mi>z</mi>
                <mo stretchy="false">+</mo>
                <mn>2</mn>
              </mrow>
              <mi>d</mi>
            </mrow>
            <mrow>
              <mi>k</mi>
              <mo stretchy="false">+</mo>
              <mn>2</mn>
            </mrow>
          </mfrac>
          <mo stretchy="false">⋅</mo>
          <mn>...</mn>
          <mo stretchy="false">⋅</mo>
          <mfrac>
            <mrow>
              <mrow>
                <mi>z</mi>
                <mo stretchy="false">+</mo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</mrow>
              <mi>d</mi>
            </mrow>
            <mi>k</mi>
          </mfrac>
        </mrow>
        <mo stretchy="false">=</mo>
        <mrow>
          <msup>
            <mi>d</mi>
            <mi>k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sup>
          <mi>d</mi>
          <mi>k</mi>
        </msup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i>k</mi>
                        <mo stretchy="false">+</mo>
                        <mn>1</mn>
                      </mrow>
                    </mtd>
                  </mtr>
                  <mtr>
                    <mtd>
                      <mrow>
                        <mi>z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sup>
            <mi>d</mi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row>
                  <mi>z</mi>
                  <mo stretchy="false">−</mo>
                  <mn>1</mn>
                </mrow>
              </mtd>
            </mtr>
            <mtr>
              <mtd>
                <mi>j</mi>
              </mtd>
            </mtr>
          </mtable>
        </mrow>
        <mo fence="true" stretchy="false">)</mo>
      </mrow>
    </mrow>
    <annotation encoding="StarMath 5.0">((binom{d cdot z}{k}))_d = { z over k } cdot { {z+d}over{k+1} } cdot { {z+2d}over{k+2} } cdot ... cdot { {z+(k-1)d}over{k} } = d^k cdot ( (binom{z}{k}) ) = d^k( (binom{k+1}{z-1}) ) = sum from j = 0 to infinity d^k ( binom{k}{j} )( binom{z-1}{j} )</annotation>
  </semantics>
</math>
</file>

<file path=Object 36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2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2</mn>
        </msup>
      </mrow>
    </mrow>
    <annotation encoding="StarMath 5.0">sum from k = 0 to n d^n cdot nabla_k ( 1+bold{k} )^-2

= (1-d)^2</annotation>
  </semantics>
</math>
</file>

<file path=Object 36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3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3</mn>
        </msup>
      </mrow>
    </mrow>
    <annotation encoding="StarMath 5.0">sum from k = 0 to n d^n cdot nabla_k ( 1+bold{k} )^-3

= (1-d)^3</annotation>
  </semantics>
</math>
</file>

<file path=Object 364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m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z</mi>
        </msub>
      </mrow>
      <msup>
        <mrow>
          <mo fence="true" stretchy="false">(</mo>
          <mrow>
            <mrow>
              <mi>d</mi>
              <mo stretchy="false">+</mo>
              <mrow>
                <mi>d</mi>
                <mo stretchy="false">⋅</mo>
                <mrow>
                  <mo fence="true" stretchy="false">(</mo>
                  <mrow>
                    <mstyle mathvariant="bold">
                      <mrow>
                        <mi>n</mi>
                        <mo stretchy="false">−</mo>
                        <mn>1</mn>
                      </mrow>
                    </mstyle>
                  </mrow>
                  <mo fence="true" stretchy="false">)</mo>
                </mrow>
              </mrow>
            </mrow>
          </mrow>
          <mo fence="true" stretchy="false">)</mo>
        </mrow>
        <mrow>
          <mi>z</mi>
          <mo stretchy="false">+</mo>
          <mn>1</mn>
        </mrow>
      </msup>
    </mrow>
    <annotation encoding="StarMath 5.0">{1 over {n!}} cdot lim from { x rightarrow 0 }{  } partial^n  over { partial x^n }(1 over {1- m x})^z

 
  =  nabla_z ( d+d cdot (bold{n-1}) )^{z+1}</annotation>
  </semantics>
</math>
</file>

<file path=Object 36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4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4</mn>
        </msup>
      </mrow>
    </mrow>
    <annotation encoding="StarMath 5.0">sum from k = 0 to n d^n cdot nabla_k ( 1+bold{k} )^-4

= (1-d)^4</annotation>
  </semantics>
</math>
</file>

<file path=Object 366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n>1</mn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  <mo stretchy="false">=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+</mo>
                        <mi>z</mi>
                      </mrow>
                    </mtd>
                  </mtr>
                  <mtr>
                    <mtd>
                      <mi>n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k = 0 to n 1^n cdot nabla_k ( 1+bold{k} )^z

= (( binom{1+z}{n}) )</annotation>
  </semantics>
</math>
</file>

<file path=Object 367/content.xml><?xml version="1.0" encoding="utf-8"?>
<math xmlns="http://www.w3.org/1998/Math/MathML" display="block">
  <semantics>
    <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row>
        <mrow/>
        <mo stretchy="false">+</mo>
        <mrow/>
      </mrow>
      <mn>...</mn>
    </mrow>
    <annotation encoding="StarMath 5.0">1
{}+{} ""(binom{z}{1})sum from t=1 to x d^t
{}+{} ""(binom{z}{2})sum from t=1 to x sum from u=1 to {x - t } d^{ t+u }
{}+{} ""(binom{z}{3})sum from t=1 to x sum from u=1 to {x - t } sum from v=1 to {x - t - u} d^{ t+u+v }
{}+{}...
</annotation>
  </semantics>
</math>
</file>

<file path=Object 368/content.xml><?xml version="1.0" encoding="utf-8"?>
<math xmlns="http://www.w3.org/1998/Math/MathML" display="block">
  <semantics>
    <mrow>
      <mrow>
        <mrow>
          <mn>1</mn>
          <mo stretchy="false">−</mo>
          <mi>d</mi>
        </mrow>
        <mo stretchy="false">=</mo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row>
        <mrow/>
        <mo stretchy="false">+</mo>
        <mrow/>
      </mrow>
      <mn>...</mn>
    </mrow>
    <annotation encoding="StarMath 5.0">1-d

=

1
{}+{} ""(binom{-1}{1})sum from t=1 to x d^t
{}+{} ""(binom{-1}{2})sum from t=1 to x sum from u=1 to {x - t } d^{ t+u }
{}+{} ""(binom{-1}{3})sum from t=1 to x sum from u=1 to {x - t } sum from v=1 to {x - t - u} d^{ t+u+v }
{}+{}...
</annotation>
  </semantics>
</math>
</file>

<file path=Object 36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</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+x})^z

 
  =  (-1)^n nabla_n ( 1+bold{n} )^z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7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d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row>
        <msup>
          <mi>d</mi>
          <mi>n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</mrow>
    <annotation encoding="StarMath 5.0">{1 over {n!}} cdot lim from { x rightarrow 0 }{  } partial^n  over { partial x^n }(1 over {1- d x})^z

 
  =  nabla_n d^n cdot( 1+bold{n} )^z</annotation>
  </semantics>
</math>
</file>

<file path=Object 371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sup>
            <mi>d</mi>
            <mi>t</mi>
          </msup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1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1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1</mn>
          <mo stretchy="false">−</mo>
          <mn>1</mn>
        </mrow>
      </msup>
    </mrow>
    <annotation encoding="StarMath 5.0">sum from t=1 to x d^t

=

sum from j = 0 to { x-1+1 } ( (binom{j}{1-1}) )d^{ j+1-1 }</annotation>
  </semantics>
</math>
</file>

<file path=Object 372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p>
              <mi>d</mi>
              <mrow>
                <mi>t</mi>
                <mo stretchy="false">+</mo>
                <mi>u</mi>
              </mrow>
            </msup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2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2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2</mn>
          <mo stretchy="false">−</mo>
          <mn>1</mn>
        </mrow>
      </msup>
    </mrow>
    <annotation encoding="StarMath 5.0">sum from t=1 to x sum from u=1 to {x - t } d^{ t+u }
=

sum from j = 0 to { x-2+1 } ( (binom{j}{2-1}) )d^{ j+2-1 }</annotation>
  </semantics>
</math>
</file>

<file path=Object 373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sup>
                <mi>d</mi>
                <mrow>
                  <mi>t</mi>
                  <mo stretchy="false">+</mo>
                  <mi>u</mi>
                  <mo stretchy="false">+</mo>
                  <mi>v</mi>
                </mrow>
              </msup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3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3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3</mn>
          <mo stretchy="false">−</mo>
          <mn>1</mn>
        </mrow>
      </msup>
    </mrow>
    <annotation encoding="StarMath 5.0">sum from t=1 to x sum from u=1 to {x - t } sum from v=1 to {x - t - u} d^{ t+u+v }

=

sum from j = 0 to { x-3+1 } ( (binom{j}{3-1}) )d^{ j+3-1 }</annotation>
  </semantics>
</math>
</file>

<file path=Object 374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i>k</mi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i>k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t</mi>
        <mrow>
          <mi>j</mi>
          <mo stretchy="false">+</mo>
          <mi>k</mi>
          <mo stretchy="false">−</mo>
          <mn>1</mn>
        </mrow>
      </msup>
    </mrow>
    <annotation encoding="StarMath 5.0">bold{ [t]x }^k

=

sum from j = 0 to { x-k+1 } ( (binom{j}{k-1}) )t^{ j+k-1 }</annotation>
  </semantics>
</math>
</file>

<file path=Object 375/content.xml><?xml version="1.0" encoding="utf-8"?>
<math xmlns="http://www.w3.org/1998/Math/MathML" display="block">
  <semantics>
    <mrow>
      <mstyle mathvariant="bold">
        <msup>
          <mrow>
            <mrow>
              <mo fence="true" stretchy="false">[</mo>
              <mrow>
                <mi>d</mi>
              </mrow>
              <mo fence="true" stretchy="false">]</mo>
            </mrow>
            <mi>x</mi>
          </mrow>
          <mi>k</mi>
        </msup>
      </mstyle>
      <mo stretchy="false">=</mo>
      <mrow>
        <msup>
          <mrow>
            <mo fence="true" stretchy="false">(</mo>
            <mrow>
              <mfrac>
                <mi>d</mi>
                <mrow>
                  <mn>1</mn>
                  <mo stretchy="false">−</mo>
                  <mi>d</mi>
                </mrow>
              </mfrac>
            </mrow>
            <mo fence="true" stretchy="false">)</mo>
          </mrow>
          <mi>k</mi>
        </msup>
        <mo stretchy="false">−</mo>
        <mrow>
          <msup>
            <mi>d</mi>
            <mrow>
              <mi>x</mi>
              <mo stretchy="false">+</mo>
              <mn>1</mn>
            </mrow>
          </msup>
          <mo stretchy="false">⋅</mo>
          <mfrac>
            <mrow>
              <mi>x</mi>
              <mi>!</mi>
            </mrow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frac>
            <mrow>
              <msub>
                <mtext/>
                <mn>2</mn>
              </msub>
              <msub>
                <mi>F</mi>
                <mn>1</mn>
              </msub>
              <mrow>
                <mo fence="true" stretchy="false">(</mo>
                <mrow>
                  <mrow>
                    <mn>1</mn>
                    <mi>,</mi>
                    <mrow>
                      <mi>x</mi>
                      <mo stretchy="false">+</mo>
                      <mn>1</mn>
                    </mrow>
                    <mi>,</mi>
                    <mrow>
                      <mi>x</mi>
                      <mo stretchy="false">−</mo>
                      <mi>k</mi>
                      <mo stretchy="false">+</mo>
                      <mn>2</mn>
                    </mrow>
                    <mi>,</mi>
                    <mi>d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</mrow>
        <mo stretchy="false">+</mo>
        <mrow>
          <msup>
            <mi>d</mi>
            <mrow>
              <mi>k</mi>
              <mo stretchy="false">−</mo>
              <mn>1</mn>
            </mrow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i>k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bold{ [d]x }^k

=

( d over {1-d} )^k - d^{ x+1 } cdot { {x!}over{(k-1)!} } cdot { {""_2 F_1(1,x+1,x-k+2,d)}over{(x-k+1)!} } + d^{ k-1 } cdot ((binom{0}{k-1}))</annotation>
  </semantics>
</math>
</file>

<file path=Object 37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0</mn>
          </mrow>
          <mrow>
            <mi>x</mi>
            <mo stretchy="false">−</mo>
            <mi>k</mi>
            <mo stretchy="false">+</mo>
            <mn>1</mn>
          </mrow>
        </munderover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j</mi>
                    </mtd>
                  </mtr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  <msup>
        <mi>t</mi>
        <mrow>
          <mi>j</mi>
          <mo stretchy="false">+</mo>
          <mi>k</mi>
          <mo stretchy="false">−</mo>
          <mn>1</mn>
        </mrow>
      </msup>
    </mrow>
    <annotation encoding="StarMath 5.0">(1+bold{ [t]x })^z

=

sum from k = 0 to infinity (binom{z}{k}) sum from j = 0 to { x-k+1 } ( (binom{j}{k-1}) )t^{ j+k-1 }</annotation>
  </semantics>
</math>
</file>

<file path=Object 37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1</mn>
          </mrow>
          <mi>x</mi>
        </munderover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  <msup>
        <mi>t</mi>
        <mi>j</mi>
      </msup>
    </mrow>
    <annotation encoding="StarMath 5.0">(1+bold{ [t]x })^z

=

sum from k = 0 to infinity (binom{z}{k}) sum from j = 1 to { x } (binom{j-1}{k-1}) t^j</annotation>
  </semantics>
</math>
</file>

<file path=Object 37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⋅</mo>
        <mrow>
          <mo fence="true" stretchy="false">(</mo>
          <mrow>
            <mrow>
              <mn>1</mn>
              <mo stretchy="false">−</mo>
              <mrow>
                <mrow>
                  <mrow>
                    <mo fence="true" stretchy="false">(</mo>
                    <mrow>
                      <mrow>
                        <mi>z</mi>
                        <mo stretchy="false">+</mo>
                        <mi>x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o fence="true" stretchy="false">(</mo>
                        <mrow>
                          <mtable>
                            <mtr>
                              <mtd>
                                <mi>z</mi>
                              </mtd>
                            </mtr>
                            <mtr>
                              <mtd>
                                <mi>x</mi>
                              </mtd>
                            </mtr>
                          </mtable>
                        </mrow>
                        <mo fence="true" stretchy="false">)</mo>
                      </mrow>
                    </mrow>
                    <mo fence="true" stretchy="false">)</mo>
                  </mrow>
                  <mo stretchy="false">⋅</mo>
                  <msub>
                    <mi mathvariant="normal">β</mi>
                    <mi>t</mi>
                  </msub>
                </mrow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x</mi>
                      </mrow>
                      <mi>,</mi>
                      <mi>z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(1+bold{ [t]x })^z

=

( 1 over {1-t} )^z cdot ( 1-{(z+x) cdot ((binom{z}{x})) cdot %beta_t(1+x,z)} )</annotation>
  </semantics>
</math>
</file>

<file path=Object 379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3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sum from v=1 to {x - t - u} d^{ t+u+v }

=

sum from j = 1 to { x } d^j cdot ( binom{j-1}{3-1}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80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1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d^t

=

sum from j = 1 to x d^j cdot (binom{j-1}{1-1})</annotation>
  </semantics>
</math>
</file>

<file path=Object 38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2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d^{ t+u }
=

sum from j = 1 to x d^j cdot (binom{j-1}{2-1})</annotation>
  </semantics>
</math>
</file>

<file path=Object 382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i>t</mi>
      </mrow>
      <mrow>
        <mo fence="true" stretchy="false">(</mo>
        <mrow>
          <mtable>
            <mtr>
              <mtd>
                <mn>0</mn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text/>
        <mn>2</mn>
      </msub>
      <msub>
        <mi>F</mi>
        <mn>1</mn>
      </msub>
      <mrow>
        <mrow>
          <mo fence="true" stretchy="false">(</mo>
          <mrow>
            <mrow>
              <mn>1,1</mn>
              <mi>;</mi>
              <mrow>
                <mn>2</mn>
                <mo stretchy="false">−</mo>
                <mi>k</mi>
              </mrow>
              <mi>,</mi>
              <mi>t</mi>
            </mrow>
          </mrow>
          <mo fence="true" stretchy="false">)</mo>
        </mrow>
        <mo stretchy="false">−</mo>
        <msup>
          <mi>t</mi>
          <mrow>
            <mi>x</mi>
            <mo stretchy="false">+</mo>
            <mn>1</mn>
          </mrow>
        </msup>
      </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row>
                    <mi>k</mi>
                    <mo stretchy="false">+</mo>
                    <mn>1</mn>
                  </mrow>
                </mtd>
              </mtr>
            </mtable>
          </mrow>
          <mo fence="true" stretchy="false">)</mo>
        </mrow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n>1,1</mn>
              <mo stretchy="false">+</mo>
              <mi>x</mi>
            </mrow>
            <mi>;</mi>
            <mrow>
              <mi>x</mi>
              <mo stretchy="false">−</mo>
              <mi>k</mi>
              <mo stretchy="false">+</mo>
              <mn>2</mn>
            </mrow>
            <mi>;</mi>
            <mi>t</mi>
          </mrow>
        </mrow>
        <mo fence="true" stretchy="false">)</mo>
      </mrow>
    </mrow>
    <annotation encoding="StarMath 5.0">bold{ [t]x }^k

=

t ( binom{0}{k-1} ) ""_2 F_1( 1,1; 2-k,t ) - t^{x+1} ( binom{x}{k+1} ) cdot ""_2 F_1( 1,1+x; x-k+2; t )</annotation>
  </semantics>
</math>
</file>

<file path=Object 383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i>j</mi>
      </msup>
    </mrow>
    <annotation encoding="StarMath 5.0">bold{ [t]x }^k

=
sum from j = 1 to x (binom{j-1}{k-1})t^j</annotation>
  </semantics>
</math>
</file>

<file path=Object 384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sup>
            <mi>t</mi>
            <mi>x</mi>
          </msup>
          <mo stretchy="false">⋅</mo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</mrow>
    <annotation encoding="StarMath 5.0">nabla_x bold{ [t]x }^k

=

t^x cdot (binom{x-1}{k-1})</annotation>
  </semantics>
</math>
</file>

<file path=Object 385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x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nabla_x (1+bold{ [t]x })^z

=

t^x cdot ( (binom{z}{x}) )</annotation>
  </semantics>
</math>
</file>

<file path=Object 386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tyle mathvariant="bold">
        <msup>
          <mi>x</mi>
          <mi>k</mi>
        </msup>
      </mstyle>
    </mrow>
    <annotation encoding="StarMath 5.0">nabla_x bold{ [t]x }^k

=

t^x cdot nabla_x bold{ x }^k</annotation>
  </semantics>
</math>
</file>

<file path=Object 387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nabla_x (1+bold{ [t]x })^z

=

t^x cdot nabla_x (1+bold{ x })^z</annotation>
  </semantics>
</math>
</file>

<file path=Object 38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sup>
          <mrow>
            <mo fence="true" stretchy="false">(</mo>
            <mrow>
              <mfrac>
                <mi>t</mi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k</mi>
        </msup>
      </mrow>
    </mrow>
    <annotation encoding="StarMath 5.0">lim from {x rightarrow infinity}{} bold{ [t]x }^k

=

( t over {1-t} )^k</annotation>
  </semantics>
</math>
</file>

<file path=Object 38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]x })^z

=

( 1 over {1-t} )^z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39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 from {x rightarrow infinity}{} log (1+bold{ [t]x })

=

log( 1 over {1-t} )</annotation>
  </semantics>
</math>
</file>

<file path=Object 391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sup>
          <mo stretchy="false">∂</mo>
          <mi>r</mi>
        </msup>
        <mrow>
          <mo stretchy="false">∂</mo>
          <msup>
            <mi>z</mi>
            <mi>r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i>log</mi>
          <mi>r</mi>
        </msup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row>
            <mrow>
              <munder>
                <mi>lim</mi>
                <mrow>
                  <mi>y</mi>
                  <mo stretchy="false">→</mo>
                  <mn>0</mn>
                </mrow>
              </munder>
              <mrow/>
            </mrow>
            <mfrac>
              <msup>
                <mo stretchy="false">∂</mo>
                <mi>k</mi>
              </msup>
              <mrow>
                <mo stretchy="false">∂</mo>
                <msup>
                  <mi>y</mi>
                  <mi>k</mi>
                </msup>
              </mrow>
            </mfrac>
            <msup>
              <mi>log</mi>
              <mi>r</mi>
            </msup>
            <mrow>
              <mo fence="true" stretchy="false">(</mo>
              <mrow>
                <mrow>
                  <mn>1</mn>
                  <mo stretchy="false">+</mo>
                  <mi>y</mi>
                </mrow>
              </mrow>
              <mo fence="true" stretchy="false">)</mo>
            </mrow>
          </mrow>
        </mrow>
      </mrow>
    </mrow>
    <annotation encoding="StarMath 5.0">lim from {z rightarrow 0}{} {{partial^r} over {partial z^r } } ( 1+bold{[t]x} )^z = 

log^r (1+bold{ [t]x })

=

sum from k = 1 to x t^k cdot {lim from {y rightarrow 0}{}{{partial^k}over{partial y^k}}log^r(1+y)}</annotation>
  </semantics>
</math>
</file>

<file path=Object 39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p>
            <mi>log</mi>
            <mi>k</mi>
          </msup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( 1+bold{[t]x} )^z = 

sum from k = 0 to infinity {z^k over { k! }} cdot log^k( 1+bold{[t]x} )</annotation>
  </semantics>
</math>
</file>

<file path=Object 393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x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p>
              <mi>t</mi>
              <mi>a</mi>
            </msup>
          </mrow>
        </mrow>
      </mrow>
    </mrow>
    <annotation encoding="StarMath 5.0">(1+bold{ [t]x })""^{ ""*sum"" }

=

sum from j = 1 to n prod from p^a divides j nabla_x (1+bold{ [t]x })^{ ""+sum"" }

=

sum from j = 1 to n prod from p^a divides j t^a</annotation>
  </semantics>
</math>
</file>

<file path=Object 39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x</mi>
            </msub>
          </mrow>
        </mrow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under>
                <mo stretchy="false">∏</mo>
                <mrow>
                  <msup>
                    <mi>p</mi>
                    <mi>a</mi>
                  </msup>
                  <mo stretchy="false">∣</mo>
                  <mi>j</mi>
                </mrow>
              </munder>
              <msup>
                <mi>t</mi>
                <mi>a</mi>
              </msup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(1+bold{ [t]x })^z""^{ ""*sum"" }

=

sum from j = 1 to n prod from p^a divides j nabla_x (1+bold{ [t]x })^z""^{ ""+sum"" }

=

sum from j = 1 to n prod from p^a divides j t^a cdot ( (binom{z}{a}) )</annotation>
  </semantics>
</math>
</file>

<file path=Object 39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i mathvariant="normal">π</mi>
      </mrow>
      <mrow>
        <mo fence="true" stretchy="false">(</mo>
        <mrow>
          <mi>x</mi>
        </mrow>
        <mo fence="true" stretchy="false">)</mo>
      </mrow>
    </mrow>
    <annotation encoding="StarMath 5.0">lim from {t rightarrow 0}{} {{partial}over{partial t}}(1+bold{ [t]x })""^{ ""*sum"" }

=

%pi( x )</annotation>
  </semantics>
</math>
</file>

<file path=Object 396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[t]x })""^{ ""*sum"" }
</annotation>
  </semantics>
</math>
</file>

<file path=Object 397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n>100</mn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n>1</mn>
          <mo stretchy="false">+</mo>
          <mn>25</mn>
        </mrow>
      </mrow>
      <mrow>
        <mi>t</mi>
        <mo stretchy="false">+</mo>
        <mn>34</mn>
      </mrow>
      <mrow>
        <msup>
          <mi>t</mi>
          <mn>2</mn>
        </msup>
        <mo stretchy="false">+</mo>
        <mn>22</mn>
      </mrow>
      <mrow>
        <msup>
          <mi>t</mi>
          <mn>3</mn>
        </msup>
        <mo stretchy="false">+</mo>
        <mn>12</mn>
      </mrow>
      <mrow>
        <msup>
          <mi>t</mi>
          <mn>4</mn>
        </msup>
        <mo stretchy="false">+</mo>
        <mn>4</mn>
      </mrow>
      <mrow>
        <msup>
          <mi>t</mi>
          <mn>5</mn>
        </msup>
        <mo stretchy="false">+</mo>
        <mn>2</mn>
      </mrow>
      <msup>
        <mi>t</mi>
        <mn>6</mn>
      </msup>
    </mrow>
    <annotation encoding="StarMath 5.0">(1+bold{ [t]100 })""^{ ""*sum"" }

=

1 + 25 t + 34 t^2 + 22 t^3 + 12 t^4 + 4 t^5 + 2 t^6</annotation>
  </semantics>
</math>
</file>

<file path=Object 39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i>z</mi>
          <mo stretchy="false">⋅</mo>
          <mi mathvariant="normal">π</mi>
        </mrow>
      </mrow>
      <mrow>
        <mo fence="true" stretchy="false">(</mo>
        <mrow>
          <mi>x</mi>
        </mrow>
        <mo fence="true" stretchy="false">)</mo>
      </mrow>
    </mrow>
    <annotation encoding="StarMath 5.0">lim from {t rightarrow 0}{} {{partial}over{partial t}}(1+bold{ [t]x })^z""^{ ""*sum"" }

=

z cdot %pi( x )</annotation>
  </semantics>
</math>
</file>

<file path=Object 39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[t]x })^z""^{ ""*sum"" }
</annotation>
  </semantics>
</math>
</file>

<file path=Object 4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}""^{""+sum""} = sum from j+k=n nabla_j (1+bold{j})^a""^{""+sum""} cdot nabla_k (1+bold{k})^b""^{""+sum""}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00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x })^z""^{ ""*sum"" }
</annotation>
  </semantics>
</math>
</file>

<file path=Object 401/content.xml><?xml version="1.0" encoding="utf-8"?>
<math xmlns="http://www.w3.org/1998/Math/MathML" display="block">
  <semantics>
    <mrow>
      <munder>
        <mo stretchy="false">∏</mo>
        <mi>p</mi>
      </munder>
      <mfrac>
        <mn>1</mn>
        <mrow>
          <mn>1</mn>
          <mo stretchy="false">−</mo>
          <mrow>
            <mi>t</mi>
            <mo stretchy="false">⋅</mo>
            <msup>
              <mi>p</mi>
              <mrow>
                <mo stretchy="false">−</mo>
                <mi>s</mi>
              </mrow>
            </msup>
          </mrow>
        </mrow>
      </mfrac>
    </mrow>
    <annotation encoding="StarMath 5.0">prod from p { 1 over {1 - t cdot p^-s} }
</annotation>
  </semantics>
</math>
</file>

<file path=Object 402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nabla_x (1+bold{ [t]x })^z

=

t^x cdot nabla_x (1+bold{ x })^z</annotation>
  </semantics>
</math>
</file>

<file path=Object 403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x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nabla_x (1+bold{ [t]x })^z

=

t^x cdot ( (binom{z}{x}) )</annotation>
  </semantics>
</math>
</file>

<file path=Object 404/content.xml><?xml version="1.0" encoding="utf-8"?>
<math xmlns="http://www.w3.org/1998/Math/MathML" display="block">
  <semantics>
    <mrow>
      <msub>
        <mo stretchy="false">∇</mo>
        <mi>x</mi>
      </msub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nabla_x (1+bold{ [t]x })

=

t^x cdot nabla_x (1+bold{ x })</annotation>
  </semantics>
</math>
</file>

<file path=Object 405/content.xml><?xml version="1.0" encoding="utf-8"?>
<math xmlns="http://www.w3.org/1998/Math/MathML" display="block">
  <semantics>
    <mrow>
      <msub>
        <mo stretchy="false">∇</mo>
        <mi>x</mi>
      </msub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n>1</mn>
      </mrow>
    </mrow>
    <annotation encoding="StarMath 5.0">nabla_x (1+bold{ x })

=

1</annotation>
  </semantics>
</math>
</file>

<file path=Object 40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t]x })

=

sum from k = 1 to x t^k cdot {1 over k}</annotation>
  </semantics>
</math>
</file>

<file path=Object 407/content.xml><?xml version="1.0" encoding="utf-8"?>
<math xmlns="http://www.w3.org/1998/Math/MathML" display="block">
  <semantics>
    <mrow>
      <msub>
        <mo stretchy="false">∇</mo>
        <mi>x</mi>
      </msub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frac>
            <mn>1</mn>
            <mi>x</mi>
          </mfrac>
        </mrow>
      </mrow>
    </mrow>
    <annotation encoding="StarMath 5.0">nabla_x log (1+bold{ [t]x })

=

t^x cdot {1 over x}</annotation>
  </semantics>
</math>
</file>

<file path=Object 40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n>1</mn>
            <mi>k</mi>
          </mfrac>
        </mrow>
      </mrow>
    </mrow>
    <annotation encoding="StarMath 5.0">log (1+bold{ x })

=

sum from k = 1 to x {1 over k}</annotation>
  </semantics>
</math>
</file>

<file path=Object 40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-1]x })

=

sum from k = 1 to x (-1)^k cdot {1 over k}

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1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o stretchy="false">−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n>2</mn>
                </mfrac>
              </mrow>
            </mstyle>
          </mrow>
        </mrow>
        <mo fence="true" stretchy="false">)</mo>
      </mrow>
    </mrow>
    <annotation encoding="StarMath 5.0">log (1+bold{ [-1]x })

=
-log (1+bold{ x }) + log (1+bold{ x "*" 1 over 2 })</annotation>
  </semantics>
</math>
</file>

<file path=Object 4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^k]x })^z

=

( 1 over {1-t^k} )^z</annotation>
  </semantics>
</math>
</file>

<file path=Object 4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 from {x rightarrow infinity}{} log(1+bold{ [t]x })

=

log( 1 over {1-t} )</annotation>
  </semantics>
</math>
</file>

<file path=Object 41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lim from {x rightarrow infinity}{} log(1+bold{ [t^k]x })

=

log( 1 over {1-t^k} )</annotation>
  </semantics>
</math>
</file>

<file path=Object 41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frac>
          <mn>1</mn>
          <mi>t</mi>
        </mfrac>
        <mo stretchy="false">⋅</mo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i mathvariant="normal">∞</mi>
            </mrow>
          </munder>
          <mrow/>
        </mrow>
      </mrow>
      <mi>log</mi>
      <mstyle mathvariant="bold">
        <msub>
          <mi>e</mi>
          <mi>x</mi>
        </msub>
      </mstyle>
    </mrow>
    <annotation encoding="StarMath 5.0">lim from{x rightarrow infinity}{} 

1 over t cdot sum from k = 1 {{{%mu(k)} over k}} cdot log(1+bold{[t^k]x "*" 1 over k})

=

lim from{x rightarrow infinity}{} 

log bold{ e_x }

</annotation>
  </semantics>
</math>
</file>

<file path=Object 415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>t</mi>
                <mo stretchy="false">⋅</mo>
                <mi>k</mi>
              </mrow>
            </mfrac>
          </mrow>
        </msup>
      </mrow>
      <mo stretchy="false">=</mo>
      <mstyle mathvariant="bold">
        <msup>
          <msub>
            <mi>e</mi>
            <mi>x</mi>
          </msub>
          <mi>z</mi>
        </msup>
      </mstyle>
    </mrow>
    <annotation encoding="StarMath 5.0">prod from k = 1 (1+bold{[t^k]x "*" 1 over k})^{z cdot {{%mu(k)} over {t cdot k}}}

=

bold{ e_x }^z

</annotation>
  </semantics>
</math>
</file>

<file path=Object 416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bold{ e_x }^t = prod from k = 1 (1+bold{[t^k]x "*" 1 over k})^{{{%mu(k)} over {k}}}

</annotation>
  </semantics>
</math>
</file>

<file path=Object 417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1 over {1-t^k})^{ {%mu(k)} over k }</annotation>
  </semantics>
</math>
</file>

<file path=Object 4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lim from {x rightarrow infinity}{} log (1+bold{ [t^k]x"*" 1 over k })

=

log( 1 over {1-t^k} )</annotation>
  </semantics>
</math>
</file>

<file path=Object 4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^k]x"*"1 over k })^z

=

( 1 over {1-t^k} )^z</annotation>
  </semantics>
</math>
</file>

<file path=Object 4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2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2_n}^z = ({bold{infty_n}}over{bold{infty_{n "*" 1 over 2}}})^z</annotation>
  </semantics>
</math>
</file>

<file path=Object 420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sup>
                <mi>t</mi>
                <mi>k</mi>
              </msup>
              <mi>k</mi>
            </mfrac>
          </mrow>
          <mo stretchy="false">⋅</mo>
          <mi>log</mi>
        </mrow>
      </mrow>
      <mstyle mathvariant="bold">
        <msub>
          <mi>e</mi>
          <mrow>
            <mi>x</mi>
            <mtext>*</mtext>
            <mfrac>
              <mn>1</mn>
              <mi>k</mi>
            </mfrac>
          </mrow>
        </msub>
      </mstyle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sup>
                <mi>t</mi>
                <mi>k</mi>
              </msup>
              <mi>k</mi>
            </mfrac>
          </mrow>
          <mo stretchy="false">⋅</mo>
          <mi mathvariant="normal">π</mi>
        </mrow>
      </mrow>
      <mrow>
        <mo fence="true" stretchy="false">(</mo>
        <mrow>
          <msup>
            <mi>x</mi>
            <mfrac>
              <mn>1</mn>
              <mi>k</mi>
            </mfrac>
          </msup>
        </mrow>
        <mo fence="true" stretchy="false">)</mo>
      </mrow>
    </mrow>
    <annotation encoding="StarMath 5.0">log (1+bold{ [t]x })""^{""*sum""  }

=

sum from k = 1 to x {t^k over k } cdot log bold{ e_{x "*" 1 over k} } ""^{""*sum""  }

=

sum from k = 1 to x {t^k over k} cdot %pi( x^{1 over k} )</annotation>
  </semantics>
</math>
</file>

<file path=Object 421/content.xml><?xml version="1.0" encoding="utf-8"?>
<math xmlns="http://www.w3.org/1998/Math/MathML" display="block">
  <semantics>
    <mrow>
      <mrow>
        <mi>t</mi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t = sum from k = 1 to infinity  { {%mu(k)} over k } cdot log(1 over {1-t^k})</annotation>
  </semantics>
</math>
</file>

<file path=Object 422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i mathvariant="normal">π</mi>
      </mrow>
      <mrow>
        <mo fence="true" stretchy="false">(</mo>
        <mrow>
          <mi>x</mi>
        </mrow>
        <mo fence="true" stretchy="false">)</mo>
      </mrow>
    </mrow>
    <annotation encoding="StarMath 5.0">lim from {t rightarrow 0}{} {{partial}over{partial t}}(1+bold{ [t]x })""^{ ""*sum"" }

=

%pi( x )</annotation>
  </semantics>
</math>
</file>

<file path=Object 42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r</mi>
                <mo stretchy="false">=</mo>
                <mn>1</mn>
              </mrow>
              <mi>x</mi>
            </munderover>
            <mrow>
              <mo fence="true" stretchy="false">(</mo>
              <mrow>
                <mrow>
                  <mfrac>
                    <mn>1</mn>
                    <mi>r</mi>
                  </mfrac>
                  <mrow>
                    <munder>
                      <mo stretchy="false">∑</mo>
                      <mrow>
                        <mi>d</mi>
                        <mo stretchy="false">∣</mo>
                        <mi>r</mi>
                      </mrow>
                    </munder>
                    <mi mathvariant="normal">μ</mi>
                  </mrow>
                  <mrow>
                    <mo fence="true" stretchy="false">(</mo>
                    <mrow>
                      <mfrac>
                        <mi>r</mi>
                        <mi>d</mi>
                      </mfrac>
                    </mrow>
                    <mo fence="true" stretchy="false">)</mo>
                  </mrow>
                  <msup>
                    <mi>t</mi>
                    <mi>d</mi>
                  </msup>
                </mrow>
              </mrow>
              <mo fence="true" stretchy="false">)</mo>
            </mrow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r</mi>
                </mfrac>
              </mrow>
            </mstyle>
          </mrow>
        </mrow>
        <mo fence="true" stretchy="false">)</mo>
      </mrow>
    </mrow>
    <annotation encoding="StarMath 5.0">log (1+bold{ [t]x })

=

sum from r = 1 to x ({ 1 over r } sum from { d divides r }%mu( r over d )t^d) cdot log( 1+bold{x"*" 1 over r} )</annotation>
  </semantics>
</math>
</file>

<file path=Object 424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k</mi>
                    </msup>
                  </mrow>
                  <mo fence="true" stretchy="false">]</mo>
                </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1 over t cdot sum from k = 1 {{{%mu(k)} over k}} cdot log(1+bold{[t^k]x "*" 1 over k})

</annotation>
  </semantics>
</math>
</file>

<file path=Object 42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s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row>
                  <mi>j</mi>
                  <mo stretchy="false">⋅</mo>
                  <mi>k</mi>
                </mrow>
                <mo stretchy="false">≤</mo>
                <mi>x</mi>
              </mrow>
            </munder>
            <mfrac>
              <msup>
                <mi>s</mi>
                <mi>k</mi>
              </msup>
              <mi>k</mi>
            </mfrac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j</mi>
                    </msup>
                  </mrow>
                  <mo fence="true" stretchy="false">]</mo>
                </mrow>
                <mi>x</mi>
                <mtext>*</mtext>
                <mfrac>
                  <mn>1</mn>
                  <mrow>
                    <mi>j</mi>
                    <mo stretchy="false">⋅</mo>
                    <mi>k</mi>
                  </mrow>
                </mfrac>
              </mrow>
            </mstyle>
          </mrow>
        </mrow>
        <mo fence="true" stretchy="false">)</mo>
      </mrow>
    </mrow>
    <annotation encoding="StarMath 5.0">log( 1+bold{[s]x} )

={ 1 over t } cdot sum from {j cdot k &lt;= x}

{s^k over k } cdot {{{%mu(j)} over j}} cdot log(1+bold{[t^{j}]x "*" 1 over {j cdot k}})

</annotation>
  </semantics>
</math>
</file>

<file path=Object 42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sup>
              <mi>t</mi>
              <mi>k</mi>
            </msup>
            <mi>k</mi>
          </mfrac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sup>
                <mi>t</mi>
                <mi>k</mi>
              </msup>
              <mi>k</mi>
            </mfrac>
          </mrow>
          <mo stretchy="false">⋅</mo>
          <mi>log</mi>
        </mrow>
      </mrow>
      <mstyle mathvariant="bold">
        <msub>
          <mi>e</mi>
          <mrow>
            <mi>x</mi>
            <mtext>*</mtext>
            <mfrac>
              <mn>1</mn>
              <mi>k</mi>
            </mfrac>
          </mrow>
        </msub>
      </mstyle>
    </mrow>
    <annotation encoding="StarMath 5.0">log( 1+bold{[t]x} )

=sum from k = 1 to x {t^k over k}

=sum from k = 1 to x {t^k over k } cdot log bold{ e_{x "*" 1 over k} } </annotation>
  </semantics>
</math>
</file>

<file path=Object 42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row>
                  <mi>j</mi>
                  <mo stretchy="false">⋅</mo>
                  <mi>k</mi>
                </mrow>
                <mo stretchy="false">≤</mo>
                <mi>x</mi>
              </mrow>
            </munder>
            <mfrac>
              <mn>1</mn>
              <mi>k</mi>
            </mfrac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j</mi>
                    </msup>
                  </mrow>
                  <mo fence="true" stretchy="false">]</mo>
                </mrow>
                <mi>x</mi>
                <mtext>*</mtext>
                <mfrac>
                  <mn>1</mn>
                  <mrow>
                    <mi>j</mi>
                    <mo stretchy="false">⋅</mo>
                    <mi>k</mi>
                  </mrow>
                </mfrac>
              </mrow>
            </mstyle>
          </mrow>
        </mrow>
        <mo fence="true" stretchy="false">)</mo>
      </mrow>
    </mrow>
    <annotation encoding="StarMath 5.0">log( 1+bold{x} )

={ 1 over t } cdot sum from {j cdot k &lt;= x}

{1 over k } cdot {{{%mu(j)} over j}} cdot log(1+bold{[t^{j}]x "*" 1 over {j cdot k}})

</annotation>
  </semantics>
</math>
</file>

<file path=Object 428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frac>
            <mn>1</mn>
            <mi>t</mi>
          </mfrac>
          <mo stretchy="false">⋅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frac>
            <mn>1</mn>
            <mi>t</mi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i>k</mi>
                </mrow>
              </msup>
              <mi>j</mi>
            </mfrac>
          </mrow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row>
                    <mi>k</mi>
                    <mo stretchy="false">−</mo>
                    <mn>1</mn>
                  </mrow>
                </mrow>
              </msup>
              <mi>j</mi>
            </mfrac>
          </mrow>
        </mrow>
      </mrow>
    </mrow>
    <annotation encoding="StarMath 5.0">log bold{ e_x } = 

sum from k = 1 {{{%mu(k)} over k}} cdot {1 over t }cdot  log(1+bold{[t^k]x "*" 1 over k})

=

sum from k = 1 {{{%mu(k)} over k}} cdot {1 over t }cdot  {sum from j = 1 to {x over k}{{t^{j k}}over{j}}}

=

sum from k = 1 {{{%mu(k)} over k}} cdot {sum from j = 1 to {x over k}{{t^{j k-1}}over{j}}}</annotation>
  </semantics>
</math>
</file>

<file path=Object 429/content.xml><?xml version="1.0" encoding="utf-8"?>
<math xmlns="http://www.w3.org/1998/Math/MathML" display="block">
  <semantics>
    <mrow>
      <mrow>
        <munder>
          <mi>lim</mi>
          <mrow>
            <mi>t</mi>
            <mrow>
              <mo stretchy="false">→</mo>
              <mo stretchy="false">=</mo>
              <mn>0</mn>
            </mrow>
          </mrow>
        </munder>
        <mrow/>
      </mrow>
      <mrow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row>
                    <mi>k</mi>
                    <mo stretchy="false">−</mo>
                    <mn>1</mn>
                  </mrow>
                </mrow>
              </msup>
              <mi>j</mi>
            </mfrac>
          </mrow>
        </mrow>
        <mo stretchy="false">=</mo>
        <mn>1</mn>
      </mrow>
    </mrow>
    <annotation encoding="StarMath 5.0">lim from {t rightarrow = 0}{} sum from k = 1 {{{%mu(k)} over k}} cdot {sum from j = 1 to {x over k}{{t^{j k-1}}over{j}}}

=

1</annotation>
  </semantics>
</math>
</file>

<file path=Object 43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430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over>
          <mo stretchy="false">∑</mo>
          <mrow>
            <mi>j</mi>
            <mo stretchy="false">=</mo>
            <mn>1</mn>
          </mrow>
          <mi>x</mi>
        </munderover>
        <mfrac>
          <msup>
            <mi>t</mi>
            <mi>j</mi>
          </msup>
          <mrow>
            <mi>j</mi>
            <mi>!</mi>
          </mrow>
        </mfrac>
      </mrow>
    </mrow>
    <annotation encoding="StarMath 5.0">bold{ e_x }^t = sum from j = 1 to x {t^j over {j!}}</annotation>
  </semantics>
</math>
</file>

<file path=Object 43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1 to x t^j cdot ( (binom{z}{j}) )</annotation>
  </semantics>
</math>
</file>

<file path=Object 432/content.xml><?xml version="1.0" encoding="utf-8"?>
<math xmlns="http://www.w3.org/1998/Math/MathML" display="block">
  <semantics>
    <mrow>
      <mrow>
        <mn>1</mn>
        <mo stretchy="false">+</mo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row>
              <mtext/>
              <mo stretchy="false">+</mo>
              <mrow>
                <mo stretchy="false">∑</mo>
                <mtext/>
              </mrow>
            </mrow>
          </msup>
        </mstyle>
      </mrow>
      <mo stretchy="false">=</mo>
      <mrow>
        <munderover>
          <mo stretchy="false">∑</mo>
          <mrow>
            <mi>j</mi>
            <mo stretchy="false">=</mo>
            <mn>0</mn>
          </mrow>
          <mi>x</mi>
        </munderover>
        <msup>
          <mi>t</mi>
          <mi>j</mi>
        </msup>
      </mrow>
    </mrow>
    <annotation encoding="StarMath 5.0">1+bold{[t]x}^{""+sum""} = sum from j = 0 to x {{t^j}}</annotation>
  </semantics>
</math>
</file>

<file path=Object 433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row>
          <mo fence="true" stretchy="false">(</mo>
          <mrow>
            <mrow>
              <mn>1</mn>
              <mo stretchy="false">+</mo>
              <mstyle mathvariant="bold">
                <msup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  <mrow>
                    <mtext/>
                    <mo stretchy="false">+</mo>
                    <mrow>
                      <mo stretchy="false">∑</mo>
                      <mtext/>
                    </mrow>
                  </mrow>
                </msup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i>j</mi>
            <msup>
              <mi>t</mi>
              <mrow>
                <mi>j</mi>
                <mo stretchy="false">−</mo>
                <mn>1</mn>
              </mrow>
            </msup>
          </mrow>
        </mrow>
      </mrow>
    </mrow>
    <annotation encoding="StarMath 5.0">{partial}over{partial t}(1+bold{[t]x}^{""+sum""}) = sum from j = 0 to x {{j t^{j-1}}}</annotation>
  </semantics>
</math>
</file>

<file path=Object 434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row>
          <mo fence="true" stretchy="false">(</mo>
          <mrow>
            <mrow>
              <mn>1</mn>
              <mo stretchy="false">+</mo>
              <mstyle mathvariant="bold">
                <msup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  <mrow>
                    <mtext/>
                    <mo stretchy="false">+</mo>
                    <mrow>
                      <mo stretchy="false">∑</mo>
                      <mtext/>
                    </mrow>
                  </mrow>
                </msup>
              </mstyle>
            </mrow>
          </mrow>
          <mo fence="true" stretchy="false">)</mo>
        </mrow>
        <mo stretchy="false">=</mo>
        <mn>1</mn>
      </mrow>
    </mrow>
    <annotation encoding="StarMath 5.0">lim from {t rightarrow 0}{} {partial}over{partial t}(1+bold{[t]x}^{""+sum""}) 

= 

1</annotation>
  </semantics>
</math>
</file>

<file path=Object 43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sup>
          <mo stretchy="false">∂</mo>
          <mi>k</mi>
        </msup>
        <mrow>
          <mo stretchy="false">∂</mo>
          <msup>
            <mi>t</mi>
            <mi>k</mi>
          </msup>
        </mrow>
      </mfrac>
      <mrow>
        <mrow>
          <mo fence="true" stretchy="false">(</mo>
          <mrow>
            <mrow>
              <mn>1</mn>
              <mo stretchy="false">+</mo>
              <mstyle mathvariant="bold">
                <msup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  <mrow>
                    <mtext/>
                    <mo stretchy="false">+</mo>
                    <mrow>
                      <mo stretchy="false">∑</mo>
                      <mtext/>
                    </mrow>
                  </mrow>
                </msup>
              </mstyle>
            </mrow>
          </mrow>
          <mo fence="true" stretchy="false">)</mo>
        </mrow>
        <mo stretchy="false">=</mo>
        <mi>k</mi>
      </mrow>
      <mi>!</mi>
    </mrow>
    <annotation encoding="StarMath 5.0">lim from {t rightarrow 0}{} {partial^k}over{partial t^k}(1+bold{[t]x}^{""+sum""}) 

= 

k!</annotation>
  </semantics>
</math>
</file>

<file path=Object 436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sup>
          <mo stretchy="false">∂</mo>
          <mi>k</mi>
        </msup>
        <mrow>
          <mo stretchy="false">∂</mo>
          <msup>
            <mi>t</mi>
            <mi>k</mi>
          </msup>
        </mrow>
      </mfrac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sub>
            <mn>1</mn>
            <mrow>
              <mi mathvariant="normal">Ω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=</mo>
                <mi>k</mi>
              </mrow>
            </mrow>
          </msub>
        </mrow>
      </mrow>
      <mrow>
        <mo fence="true" stretchy="false">(</mo>
        <mrow>
          <mi>j</mi>
        </mrow>
        <mo fence="true" stretchy="false">)</mo>
      </mrow>
    </mrow>
    <annotation encoding="StarMath 5.0">lim from {t rightarrow 0}{} {{partial^k}over{partial t^k}}(1+bold{ [t]x })""^{ ""*sum"" }

=

sum from j = 1 to x 1_{ %OMEGA(j)=k }( j )</annotation>
  </semantics>
</math>
</file>

<file path=Object 437/content.xml><?xml version="1.0" encoding="utf-8"?>
<math xmlns="http://www.w3.org/1998/Math/MathML" display="block">
  <semantics>
    <mrow>
      <mrow>
        <mn>1</mn>
        <mo stretchy="false">+</mo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row>
              <mtext/>
              <mo stretchy="false">∗</mo>
              <mrow>
                <mo stretchy="false">∑</mo>
                <mtext/>
              </mrow>
            </mrow>
          </msup>
        </mstyle>
      </mrow>
      <mo stretchy="false">=</mo>
      <mrow>
        <munderover>
          <mo stretchy="false">∑</mo>
          <mrow>
            <mi>j</mi>
            <mo stretchy="false">=</mo>
            <mn>1</mn>
          </mrow>
          <mi>x</mi>
        </munderover>
        <msup>
          <mi>t</mi>
          <mrow>
            <mi mathvariant="normal">Ω</mi>
            <mrow>
              <mo fence="true" stretchy="false">(</mo>
              <mrow>
                <mi>j</mi>
              </mrow>
              <mo fence="true" stretchy="false">)</mo>
            </mrow>
          </mrow>
        </msup>
      </mrow>
    </mrow>
    <annotation encoding="StarMath 5.0">1+bold{[t]x}^{""*sum""} = sum from j = 1 to x {{t^{%OMEGA(j)}}}</annotation>
  </semantics>
</math>
</file>

<file path=Object 438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row>
          <mo fence="true" stretchy="false">(</mo>
          <mrow>
            <mrow>
              <mn>1</mn>
              <mo stretchy="false">+</mo>
              <mstyle mathvariant="bold">
                <msup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  <mrow>
                    <mtext/>
                    <mo stretchy="false">+</mo>
                    <mrow>
                      <mo stretchy="false">∑</mo>
                      <mtext/>
                    </mrow>
                  </mrow>
                </msup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i mathvariant="normal">Ω</mi>
            <mrow>
              <mo fence="true" stretchy="false">(</mo>
              <mrow>
                <mi>j</mi>
              </mrow>
              <mo fence="true" stretchy="false">)</mo>
            </mrow>
            <msup>
              <mi>t</mi>
              <mrow>
                <mi mathvariant="normal">Ω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−</mo>
                  <mn>1</mn>
                </mrow>
              </mrow>
            </msup>
          </mrow>
        </mrow>
      </mrow>
    </mrow>
    <annotation encoding="StarMath 5.0">{partial}over{partial t}(1+bold{[t]x}^{""+sum""}) = sum from j = 0 to x {{%OMEGA(j) t^{%OMEGA(j)-1}}}</annotation>
  </semantics>
</math>
</file>

<file path=Object 439/content.xml><?xml version="1.0" encoding="utf-8"?>
<math xmlns="http://www.w3.org/1998/Math/MathML" display="block">
  <semantics>
    <mrow>
      <mrow>
        <mi>t</mi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t = sum from k = 1 to infinity  { {%mu(k)} over k } cdot log(1 over {1-t^k})</annotation>
  </semantics>
</math>
</file>

<file path=Object 44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2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2</mn>
                  <mi>c</mi>
                </msub>
                <mi>z</mi>
              </msup>
            </mstyle>
            <mn>...</mn>
          </mrow>
        </mrow>
      </mrow>
    </mrow>
    <annotation encoding="StarMath 5.0">nabla bold{infty_n}^z = sum from {a+2b+4c+8d+...=n} { 

nabla_a bold{2_a}^z cdot 
nabla_b bold{2_b}^z cdot 
nabla_c bold{2_c}^z ... }</annotation>
  </semantics>
</math>
</file>

<file path=Object 440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1 over {1-t^k})^{ {%mu(k)} over k }</annotation>
  </semantics>
</math>
</file>

<file path=Object 441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bold{ e_x }^t = prod from k = 1 (1+bold{[t^k]x "*" 1 over k})^{{{%mu(k)} over {k}}}

</annotation>
  </semantics>
</math>
</file>

<file path=Object 442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over>
          <mo stretchy="false">∑</mo>
          <mrow>
            <mi>k</mi>
            <mo stretchy="false">=</mo>
            <mn>1</mn>
          </mrow>
          <mi>x</mi>
        </munderover>
        <mfrac>
          <msup>
            <mi>z</mi>
            <mi>k</mi>
          </msup>
          <mrow>
            <mi>k</mi>
            <mi>!</mi>
          </mrow>
        </mfrac>
      </mrow>
    </mrow>
    <annotation encoding="StarMath 5.0">bold{e_x}^z = sum from k = 1 to x {z^k over { k! }}</annotation>
  </semantics>
</math>
</file>

<file path=Object 443/content.xml><?xml version="1.0" encoding="utf-8"?>
<math xmlns="http://www.w3.org/1998/Math/MathML" display="block">
  <semantics>
    <mrow>
      <mstyle mathvariant="bold">
        <mrow>
          <mi>cos</mi>
          <msub>
            <mrow>
              <mo fence="true" stretchy="false">(</mo>
              <mrow>
                <mi>z</mi>
              </mrow>
              <mo fence="true" stretchy="false">)</mo>
            </mrow>
            <mi>x</mi>
          </msub>
        </mrow>
      </mstyle>
      <mo stretchy="false">=</mo>
      <mrow>
        <mrow>
          <munderover>
            <mo stretchy="false">∑</mo>
            <mrow>
              <mi>k</mi>
              <mo stretchy="false">=</mo>
              <mn>1</mn>
            </mrow>
            <mfrac>
              <mi>x</mi>
              <mn>2</mn>
            </mfrac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frac>
          <msup>
            <mi>z</mi>
            <mrow>
              <mn>2</mn>
              <mi>k</mi>
            </mrow>
          </msup>
          <mrow>
            <mrow>
              <mn>2</mn>
              <mi>k</mi>
            </mrow>
            <mi>!</mi>
          </mrow>
        </mfrac>
      </mrow>
    </mrow>
    <annotation encoding="StarMath 5.0">bold{cos(z)_x} = sum from k = 1 to {x over 2} (-1)^k cdot {z^{2k} over { {2k}! }}</annotation>
  </semantics>
</math>
</file>

<file path=Object 444/content.xml><?xml version="1.0" encoding="utf-8"?>
<math xmlns="http://www.w3.org/1998/Math/MathML" display="block">
  <semantics>
    <mrow>
      <mrow>
        <mstyle mathvariant="bold">
          <mrow>
            <mi>cos</mi>
            <msub>
              <mrow>
                <mo fence="true" stretchy="false">(</mo>
                <mrow>
                  <mi>z</mi>
                </mrow>
                <mo fence="true" stretchy="false">)</mo>
              </mrow>
              <mi>x</mi>
            </msub>
          </mrow>
        </mstyle>
        <mo stretchy="false">=</mo>
        <mfrac>
          <mn>1</mn>
          <mn>2</mn>
        </mfrac>
      </mrow>
      <mrow>
        <mo fence="true" stretchy="false">(</mo>
        <mrow>
          <mrow>
            <mstyle mathvariant="bold">
              <msup>
                <msub>
                  <mi>e</mi>
                  <mi>x</mi>
                </msub>
                <mrow>
                  <mi>z</mi>
                  <mi>i</mi>
                </mrow>
              </msup>
            </mstyle>
            <mo stretchy="false">+</mo>
            <mstyle mathvariant="bold">
              <msup>
                <msub>
                  <mi>e</mi>
                  <mi>x</mi>
                </msub>
                <mrow>
                  <mrow>
                    <mo stretchy="false">−</mo>
                    <mi>z</mi>
                  </mrow>
                  <mi>i</mi>
                </mrow>
              </msup>
            </mstyle>
          </mrow>
        </mrow>
        <mo fence="true" stretchy="false">)</mo>
      </mrow>
    </mrow>
    <annotation encoding="StarMath 5.0">bold{cos(z)_x} = {1 over 2}(bold{ e_x }^{z i} + bold{ e_x}^{-z i })</annotation>
  </semantics>
</math>
</file>

<file path=Object 445/content.xml><?xml version="1.0" encoding="utf-8"?>
<math xmlns="http://www.w3.org/1998/Math/MathML" display="block">
  <semantics>
    <mrow>
      <mi>co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 mathvariant="normal">∞</mi>
              </munderov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i>t</mi>
                                <mi>i</mi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  <mo stretchy="false">+</mo>
            <mrow>
              <munderover>
                <mo stretchy="false">∏</mo>
                <mrow>
                  <mi>k</mi>
                  <mo stretchy="false">=</mo>
                  <mn>1</mn>
                </mrow>
                <mi mathvariant="normal">∞</mi>
              </munderov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t</mi>
                                </mrow>
                                <mi>i</mi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</mrow>
        <mo fence="true" stretchy="false">)</mo>
      </mrow>
    </mrow>
    <annotation encoding="StarMath 5.0">cos(t) = {1 over 2}(
 prod from k = 1 to infinity  (1 over {1-(t i)^k})^{ {%mu(k)} over k }
 +
 prod from k = 1 to infinity  (1 over {1-(-t i)^k})^{ {%mu(k)} over k }
 )</annotation>
  </semantics>
</math>
</file>

<file path=Object 446/content.xml><?xml version="1.0" encoding="utf-8"?>
<math xmlns="http://www.w3.org/1998/Math/MathML" display="block">
  <semantics>
    <mrow>
      <mi>cos</mi>
      <mrow>
        <mrow>
          <mo fence="true" stretchy="false">(</mo>
          <mrow>
            <mi>t</mi>
          </mrow>
          <mo fence="true" stretchy="false">)</mo>
        </mrow>
        <mo stretchy="false">=</mo>
        <mi mathvariant="normal">ℜ</mi>
      </mrow>
      <mrow>
        <mo fence="true" stretchy="false">(</mo>
        <mrow>
          <mrow>
            <munderover>
              <mo stretchy="false">∏</mo>
              <mrow>
                <mi>k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sup>
                          <mi>t</mi>
                          <mi>k</mi>
                        </msup>
                        <mo stretchy="false">⋅</mo>
                        <msup>
                          <mi>i</mi>
                          <mi>k</mi>
                        </msup>
                      </mrow>
                    </mrow>
                  </mfrac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</mrow>
        <mo fence="true" stretchy="false">)</mo>
      </mrow>
    </mrow>
    <annotation encoding="StarMath 5.0">cos(t) = Re(
 prod from k = 1 to infinity  (1 over {1-t^k cdot i^k})^{ {%mu(k)} over k }
 )</annotation>
  </semantics>
</math>
</file>

<file path=Object 447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p>
            <mi>q</mi>
            <mi>x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x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nabla_x (1+bold{ [q]x })^z""^{ ""+sum"" }

=

q^x cdot ( (binom{z}{x}) )</annotation>
  </semantics>
</math>
</file>

<file path=Object 448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1 over {1-t^k})^{ {%mu(k)} over k }</annotation>
  </semantics>
</math>
</file>

<file path=Object 449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i>x</mi>
              </mstyle>
            </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n>2</mn>
                  </mfrac>
                </mrow>
              </mstyle>
            </mrow>
          </mfrac>
        </mrow>
        <mo fence="true" stretchy="false">)</mo>
      </mrow>
      <mi>z</mi>
    </msup>
    <annotation encoding="StarMath 5.0">({1+bold{x}}over{1+bold{x "*" 1 over 2 }})^z</annotation>
  </semantics>
</math>
</file>

<file path=Object 45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3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3</mn>
                  <mi>c</mi>
                </msub>
                <mi>z</mi>
              </msup>
            </mstyle>
            <mn>...</mn>
          </mrow>
        </mrow>
      </mrow>
    </mrow>
    <annotation encoding="StarMath 5.0">nabla_n bold{infty_n}^z = sum from {a+3b+9c+27d+...=n} { 

nabla_a bold{3_a}^z cdot 
nabla_b bold{3_b}^z cdot 
nabla_c bold{3_c}^z ... }</annotation>
  </semantics>
</math>
</file>

<file path=Object 450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k</mi>
              </mfrac>
            </mrow>
            <mo fence="true" stretchy="false">⌋</mo>
          </mrow>
        </msub>
      </mrow>
    </mrow>
    <annotation encoding="StarMath 5.0">sum from {j = 1} to n {t^j over j} = sum from k = 1 to n a_t( k ) cdot H_{ lfloor n over k rfloor }</annotation>
  </semantics>
</math>
</file>

<file path=Object 451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i>k</mi>
        </mfrac>
      </mrow>
      <mrow>
        <munder>
          <mo stretchy="false">∑</mo>
          <mrow>
            <mi>d</mi>
            <mo stretchy="false">∣</mo>
            <mi>k</mi>
          </mrow>
        </munder>
        <mi mathvariant="normal">μ</mi>
      </mrow>
      <mrow>
        <mo fence="true" stretchy="false">(</mo>
        <mrow>
          <mfrac>
            <mi>k</mi>
            <mi>d</mi>
          </mfrac>
        </mrow>
        <mo fence="true" stretchy="false">)</mo>
      </mrow>
      <msup>
        <mi>t</mi>
        <mi>d</mi>
      </msup>
    </mrow>
    <annotation encoding="StarMath 5.0">a_t( k ) = { 1 over k } sum from { d divides k }%mu( k over d )t^d</annotation>
  </semantics>
</math>
</file>

<file path=Object 45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(1+bold{ [t]x })

=

sum from k = 1 to x a_t(k) cdot log( 1+bold{x"*" 1 over k} )</annotation>
  </semantics>
</math>
</file>

<file path=Object 453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underover>
          <mo stretchy="false">∏</mo>
          <mrow>
            <mi>k</mi>
            <mo stretchy="false">=</mo>
            <mn>1</mn>
          </mrow>
          <mi>x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row>
              <mi>z</mi>
              <mo stretchy="false">⋅</mo>
              <msub>
                <mi>a</mi>
                <mi>t</mi>
              </msub>
            </mrow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(1+bold{ [t]x })^z

=

prod from k = 1 to x ( 1+bold{x"*" 1 over k} )^{ z cdot a_t(k) }</annotation>
  </semantics>
</math>
</file>

<file path=Object 454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</mrow>
    <annotation encoding="StarMath 5.0">bold{ e_x }^z = prod from k = 1 (1+bold{x "*" 1 over k})^{z cdot {{%mu(k)} over k}}

</annotation>
  </semantics>
</math>
</file>

<file path=Object 455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</mrow>
      <mi>log</mi>
      <mrow>
        <mo fence="true" stretchy="false">(</mo>
        <mrow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</mrow>
        <mo fence="true" stretchy="false">)</mo>
      </mrow>
    </mrow>
    <annotation encoding="StarMath 5.0">log bold{e_x} =

sum from k = 1 {{{%mu(k)} over k}} log((1+bold{x "*" 1 over k}))</annotation>
  </semantics>
</math>
</file>

<file path=Object 456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457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45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(1+bold{ [t]x })

=

sum from k = 1 to x a_t(k) cdot log( 1+bold{x"*" 1 over k} )</annotation>
  </semantics>
</math>
</file>

<file path=Object 459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lim from {t rightarrow 0}{} {{partial } over {partial t}}a_t( k ) = {%mu( k )} over k</annotation>
  </semantics>
</math>
</file>

<file path=Object 46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2_n}^z = sum from {a+2b=n} { 

nabla_a bold{infty_a}^z cdot nabla_b bold{infty_b}^-z}</annotation>
  </semantics>
</math>
</file>

<file path=Object 460/content.xml><?xml version="1.0" encoding="utf-8"?>
<math xmlns="http://www.w3.org/1998/Math/MathML" display="block">
  <semantics>
    <mrow>
      <mrow>
        <mn>1</mn>
        <mo stretchy="false">+</mo>
        <mstyle mathvariant="bold"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</mstyle>
      </mrow>
      <mo stretchy="false">=</mo>
      <mrow>
        <munderover>
          <mo stretchy="false">∏</mo>
          <mrow>
            <mi>k</mi>
            <mo stretchy="false">=</mo>
            <mn>1</mn>
          </mrow>
          <mi>x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1+bold{ [t]x }

=

prod from k = 1 to x ( 1+bold{x"*" 1 over k} )^{ a_t(k) }</annotation>
  </semantics>
</math>
</file>

<file path=Object 46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k</mi>
              </mfrac>
            </mrow>
            <mo fence="true" stretchy="false">⌋</mo>
          </mrow>
        </msub>
      </mrow>
    </mrow>
    <annotation encoding="StarMath 5.0">sum from {j = 1} to n {t^j over j} = sum from k = 1 to n a_t( k ) cdot H_{ lfloor n over k rfloor }</annotation>
  </semantics>
</math>
</file>

<file path=Object 462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frac>
                <mi>n</mi>
                <mi>k</mi>
              </mfrac>
            </munderover>
            <msub>
              <mi>a</mi>
              <mi>t</mi>
            </msub>
          </mrow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frac>
          <mn>1</mn>
          <mi>j</mi>
        </mfrac>
      </mrow>
    </mrow>
    <annotation encoding="StarMath 5.0">sum from {j = 1} to n {t^j over j} = sum from k = 1 to n sum from j = 1 to n over k  a_t( k ) cdot {1 over j}</annotation>
  </semantics>
</math>
</file>

<file path=Object 46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frac>
          <mn>1</mn>
          <mi>j</mi>
        </mfrac>
      </mrow>
    </mrow>
    <annotation encoding="StarMath 5.0">sum from {j = 1} to n {t^j over j} = sum from {j cdot k &lt;= n} a_t( k ) cdot {1 over j}</annotation>
  </semantics>
</math>
</file>

<file path=Object 464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i>k</mi>
        </mfrac>
      </mrow>
      <mrow>
        <munder>
          <mo stretchy="false">∑</mo>
          <mrow>
            <mi>d</mi>
            <mo stretchy="false">∣</mo>
            <mi>k</mi>
          </mrow>
        </munder>
        <mi mathvariant="normal">μ</mi>
      </mrow>
      <mrow>
        <mo fence="true" stretchy="false">(</mo>
        <mrow>
          <mfrac>
            <mi>k</mi>
            <mi>d</mi>
          </mfrac>
        </mrow>
        <mo fence="true" stretchy="false">)</mo>
      </mrow>
      <msup>
        <mi>t</mi>
        <mi>d</mi>
      </msup>
    </mrow>
    <annotation encoding="StarMath 5.0">a_t( k ) = { 1 over k } sum from { d divides k }%mu( k over d )t^d</annotation>
  </semantics>
</math>
</file>

<file path=Object 465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>
            <mo stretchy="false">∑</mo>
            <mrow>
              <mrow>
                <mi>a</mi>
                <mo stretchy="false">⋅</mo>
                <mi>b</mi>
              </mrow>
              <mo stretchy="false">=</mo>
              <mi>k</mi>
            </mrow>
          </munder>
          <mfrac>
            <mrow>
              <mi mathvariant="normal">μ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⋅</mo>
                <msup>
                  <mi>t</mi>
                  <mi>b</mi>
                </msup>
              </mrow>
            </mrow>
            <mi>k</mi>
          </mfrac>
        </mrow>
      </mrow>
    </mrow>
    <annotation encoding="StarMath 5.0">a_t( k ) = sum from { a cdot b = k } {{%mu( a ) cdot t^b} over k}</annotation>
  </semantics>
</math>
</file>

<file path=Object 46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t</mi>
            <mi>j</mi>
          </msup>
          <mi>j</mi>
        </mfrac>
      </mrow>
      <mo stretchy="false">=</mo>
      <mrow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row>
            <munder>
              <mo stretchy="false">∑</mo>
              <mrow>
                <mrow>
                  <mi>a</mi>
                  <mo stretchy="false">⋅</mo>
                  <mi>b</mi>
                </mrow>
                <mo stretchy="false">=</mo>
                <mi>k</mi>
              </mrow>
            </munder>
            <mfrac>
              <mrow>
                <mi mathvariant="normal">μ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⋅</mo>
                  <msup>
                    <mi>t</mi>
                    <mi>b</mi>
                  </msup>
                </mrow>
              </mrow>
              <mi>k</mi>
            </mfrac>
          </mrow>
        </mrow>
        <mo stretchy="false">⋅</mo>
        <mfrac>
          <mn>1</mn>
          <mi>j</mi>
        </mfrac>
      </mrow>
    </mrow>
    <annotation encoding="StarMath 5.0">sum from {j = 1} to n {t^j over j} = sum from {j cdot k &lt;= n} sum from { a cdot b = k } {{%mu( a ) cdot t^b} over k} cdot {1 over j}</annotation>
  </semantics>
</math>
</file>

<file path=Object 467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46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i>lim</mi>
            <mrow>
              <mi>t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t</mi>
        </mrow>
      </mfrac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}{}{partial over {partial t}} prod from p {1 over {1- t p^-s }}

 = lim from {t rightarrow 0}{}{partial over {partial t}} prod from k = 1 %zeta(k s)^{{{a_t(k)}}}
 
 = sum from p { 1 over p^s }</annotation>
  </semantics>
</math>
</file>

<file path=Object 469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row>
                      <mn>1</mn>
                      <mo stretchy="false">−</mo>
                      <mi>t</mi>
                    </mrow>
                    <msup>
                      <mi>p</mi>
                      <mrow>
                        <mo stretchy="false">−</mo>
                        <mi>s</mi>
                      </mrow>
                    </msup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i>t</mi>
                  </mrow>
                </mfrac>
              </mrow>
            </mrow>
            <mo fence="true" stretchy="false">)</mo>
          </mrow>
        </mrow>
      </mrow>
    </mrow>
    <annotation encoding="StarMath 5.0">{partial over {partial t}} prod from p {1 over {1- t p^-s }}

 = (prod from p {1 over {1- t p^-s }}) cdot ( sum from p { 1 over {p^s-t} })</annotation>
  </semantics>
</math>
</file>

<file path=Object 4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3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3_n}^z = sum from {a+3b=n} { nabla_a bold{infty_a}^z cdot nabla_b bold{infty_b}^-z}</annotation>
  </semantics>
</math>
</file>

<file path=Object 470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row>
                      <mn>1</mn>
                      <mo stretchy="false">−</mo>
                      <mi>t</mi>
                    </mrow>
                    <msup>
                      <mi>p</mi>
                      <mrow>
                        <mo stretchy="false">−</mo>
                        <mi>s</mi>
                      </mrow>
                    </msup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i>t</mi>
                  </mrow>
                </mfrac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n>1</mn>
                    <mo stretchy="false">−</mo>
                    <mrow>
                      <mn>0</mn>
                      <mo stretchy="false">⋅</mo>
                      <msup>
                        <mi>p</mi>
                        <mrow>
                          <mo stretchy="false">−</mo>
                          <mi>s</mi>
                        </mrow>
                      </msup>
                    </mrow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n>0</mn>
                  </mrow>
                </mfrac>
              </mrow>
            </mrow>
            <mo fence="true" stretchy="false">)</mo>
          </mrow>
        </mrow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}{} (prod from p {1 over {1- t p^-s }}) cdot ( sum from p { 1 over {p^s-t} })

=

(prod from p {1 over {1- 0 cdot p^-s }}) cdot ( sum from p { 1 over {p^s-0} })

=

sum from p { 1 over {p^s} }</annotation>
  </semantics>
</math>
</file>

<file path=Object 471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  <mo stretchy="false">=</mo>
        <mrow>
          <mrow>
            <mo fence="true" stretchy="false">(</mo>
            <mrow>
              <mrow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  <msub>
                  <mi>a</mi>
                  <mi>t</mi>
                </msub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under>
                    <mo stretchy="false">∏</mo>
                    <mrow>
                      <mi>k</mi>
                      <mo stretchy="false">=</mo>
                      <mn>1</mn>
                    </mrow>
                  </munder>
                  <mi mathvariant="normal">ζ</mi>
                </mrow>
                <msup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  <mrow>
                    <msub>
                      <mi>a</mi>
                      <mi>t</mi>
                    </msub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{partial over {partial t}}prod from k = 1 %zeta(k s)^{{{a_t(k)}}}

=

( sum from k = 1 {partial over {partial t}}a_t(k) cdot log %zeta(k s) ) cdot ( prod from k = 1 %zeta(k s)^{{{a_t(k)}}} )</annotation>
  </semantics>
</math>
</file>

<file path=Object 472/content.xml><?xml version="1.0" encoding="utf-8"?>
<math xmlns="http://www.w3.org/1998/Math/MathML" display="block">
  <semantics>
    <mrow>
      <msub>
        <mi>a</mi>
        <mn>0</mn>
      </msub>
      <mrow>
        <mrow>
          <mo fence="true" stretchy="false">(</mo>
          <mrow>
            <mi>k</mi>
          </mrow>
          <mo fence="true" stretchy="false">)</mo>
        </mrow>
        <mo stretchy="false">=</mo>
        <mn>0</mn>
      </mrow>
    </mrow>
    <annotation encoding="StarMath 5.0">a_0( k ) = 0</annotation>
  </semantics>
</math>
</file>

<file path=Object 473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  <msub>
                  <mi>a</mi>
                  <mi>t</mi>
                </msub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under>
                    <mo stretchy="false">∏</mo>
                    <mrow>
                      <mi>k</mi>
                      <mo stretchy="false">=</mo>
                      <mn>1</mn>
                    </mrow>
                  </munder>
                  <mi mathvariant="normal">ζ</mi>
                </mrow>
                <msup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  <mrow>
                    <msub>
                      <mi>a</mi>
                      <mi>t</mi>
                    </msub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i mathvariant="normal">ζ</mi>
      <mrow>
        <mrow>
          <mo fence="true" stretchy="false">(</mo>
          <mrow>
            <mrow>
              <mi>k</mi>
              <mi>s</mi>
            </mrow>
          </mrow>
          <mo fence="true" stretchy="false">)</mo>
        </mrow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 }{ }

( sum from k = 1 {partial over {partial t}}a_t(k) cdot log %zeta(k s) ) cdot ( prod from k = 1 %zeta(k s)^{{{a_t(k)}}} )

=

 sum from k = 1 {{%mu(k)} over k} cdot log %zeta(k s) 
 
=

sum from p {1 over { p^s }}</annotation>
  </semantics>
</math>
</file>

<file path=Object 474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lim from {t rightarrow 0}{} {{partial } over {partial t}}a_t( k ) = {%mu( k )} over k</annotation>
  </semantics>
</math>
</file>

<file path=Object 47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i>log</mi>
      </mrow>
      <mrow>
        <mstyle mathvariant="bold">
          <msub>
            <mi>e</mi>
            <mi>x</mi>
          </msub>
        </mstyle>
        <mo stretchy="false">=</mo>
        <mrow>
          <munder>
            <mo stretchy="false">∑</mo>
            <mrow>
              <mi>p</mi>
              <mo stretchy="false">≤</mo>
              <mi>x</mi>
            </mrow>
          </munder>
          <mn>1</mn>
        </mrow>
      </mrow>
    </mrow>
    <annotation encoding="StarMath 5.0">lim from {t rightarrow 0 }{} {partial over {partial t}} log (1+bold{ [t]x })

=

sum from k = 1 to x {{%mu(k)} over k } cdot log( 1+bold{x"*" 1 over k} )

=

log bold{ e_x }

=

sum from p &lt;= x  1</annotation>
  </semantics>
</math>
</file>

<file path=Object 476/content.xml><?xml version="1.0" encoding="utf-8"?>
<math xmlns="http://www.w3.org/1998/Math/MathML" display="block">
  <semantics>
    <mrow>
      <mi>log</mi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row>
          <mtext/>
          <mo stretchy="false">∗</mo>
          <mrow>
            <mo stretchy="false">∫</mo>
            <mtext/>
          </mrow>
        </mrow>
      </msup>
    </mrow>
    <annotation encoding="StarMath 5.0">log (1+bold{ [t]x })^{ ""*int"" }

=

sum from k = 1 to x a_t(k) cdot log( 1+bold{x"*" 1 over k} )^{ ""*int"" }</annotation>
  </semantics>
</math>
</file>

<file path=Object 477/content.xml><?xml version="1.0" encoding="utf-8"?>
<math xmlns="http://www.w3.org/1998/Math/MathML" display="block">
  <semantics>
    <mrow>
      <mi>log</mi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o stretchy="false">+</mo>
                <mi>log</mi>
              </mrow>
              <mrow>
                <mi>x</mi>
                <mo stretchy="false">+</mo>
                <mi mathvariant="normal">γ</mi>
              </mrow>
            </mrow>
          </mrow>
          <mo fence="true" stretchy="false">)</mo>
        </mrow>
      </mrow>
    </mrow>
    <annotation encoding="StarMath 5.0">log (1+bold{ [t]x })^{ ""*int"" }

=

sum from k = 1 to x a_t(k) cdot (-Ei( -x )+ log x + %gamma)</annotation>
  </semantics>
</math>
</file>

<file path=Object 478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≈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o stretchy="false">+</mo>
                <mi>log</mi>
              </mrow>
              <mrow>
                <mi>x</mi>
                <mo stretchy="false">+</mo>
                <mi mathvariant="normal">γ</mi>
              </mrow>
            </mrow>
          </mrow>
          <mo fence="true" stretchy="false">)</mo>
        </mrow>
      </mrow>
    </mrow>
    <annotation encoding="StarMath 5.0">log( 1 over {1-t} )

approx

sum from k = 1 to infinity a_t(k) cdot (-Ei( -x )+ log x + %gamma)</annotation>
  </semantics>
</math>
</file>

<file path=Object 479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n>1</mn>
      </mrow>
    </mrow>
    <annotation encoding="StarMath 5.0">log bold{ e_x } =1</annotation>
  </semantics>
</math>
</file>

<file path=Object 48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2</mn>
                  <mi>k</mi>
                </msup>
              </msup>
            </mrow>
          </mrow>
          <mo fence="true" stretchy="false">)</mo>
        </mrow>
      </mrow>
    </mrow>
    <annotation encoding="StarMath 5.0">1 over {1-x} = prod from k = 0 (1+x^{2^k})</annotation>
  </semantics>
</math>
</file>

<file path=Object 48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n>1</mn>
            <mi>k</mi>
          </mfrac>
        </mrow>
        <mo stretchy="false">⋅</mo>
        <mi>log</mi>
      </mrow>
      <mrow>
        <mstyle mathvariant="bold">
          <msub>
            <mi>e</mi>
            <mfrac>
              <mi>x</mi>
              <mi>k</mi>
            </mfrac>
          </msub>
        </mstyle>
        <mo stretchy="false">=</mo>
        <msub>
          <mi>H</mi>
          <mi>x</mi>
        </msub>
        <mo stretchy="false">=</mo>
        <mi>log</mi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sum from k = 1 to x {1 over k } cdot log bold{ e_{x over k} } =H_x = log( 1+bold{x} )</annotation>
  </semantics>
</math>
</file>

<file path=Object 481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frac>
              <mn>1</mn>
              <mi>k</mi>
            </mfrac>
          </msup>
        </mstyle>
      </mrow>
      <mo stretchy="false">=</mo>
      <mrow>
        <mn>1</mn>
        <mo stretchy="false">+</mo>
        <mstyle mathvariant="bold">
          <mi>x</mi>
        </mstyle>
      </mrow>
    </mrow>
    <annotation encoding="StarMath 5.0">prod from k = 1 to x bold{ e_{x "*" 1 over k} }^{1 over k} =1+bold{x}</annotation>
  </semantics>
</math>
</file>

<file path=Object 482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</mrow>
    <annotation encoding="StarMath 5.0">bold{ e_x }^z = prod from k = 1 (1+bold{x "*" 1 over k})^{z cdot {{%mu(k)} over k}}

</annotation>
  </semantics>
</math>
</file>

<file path=Object 483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row>
              <mi>z</mi>
              <mo stretchy="false">⋅</mo>
              <mfrac>
                <mn>1</mn>
                <mi>k</mi>
              </mfrac>
            </mrow>
          </msup>
        </mstyle>
      </mrow>
      <mo stretchy="false">=</mo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prod from k = 1 to x bold{ e_{x "*" 1 over k} }^{z cdot {1 over k}} =( 1+bold{x} )^z</annotation>
  </semantics>
</math>
</file>

<file path=Object 48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sup>
              <mi>t</mi>
              <mi>k</mi>
            </msup>
            <mi>k</mi>
          </mfrac>
        </mrow>
        <mo stretchy="false">⋅</mo>
        <mi>log</mi>
      </mrow>
      <mrow>
        <mstyle mathvariant="bold">
          <msub>
            <mi>e</mi>
            <mfrac>
              <mi>x</mi>
              <mi>k</mi>
            </mfrac>
          </msub>
        </mstyle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sup>
              <mi>t</mi>
              <mi>k</mi>
            </msup>
            <mi>k</mi>
          </mfrac>
        </mrow>
        <mo stretchy="false">=</mo>
        <mi>log</mi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sum from k = 1 to x {t^k over k } cdot log bold{ e_{x over k} } =sum from k = 1 to x {t^k over k} = log( 1+bold{[t]x} )</annotation>
  </semantics>
</math>
</file>

<file path=Object 485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i>t</mi>
                  <mi>k</mi>
                </mfrac>
              </mrow>
            </msub>
            <mrow>
              <mi>z</mi>
              <mo stretchy="false">⋅</mo>
              <mfrac>
                <mn>1</mn>
                <mi>k</mi>
              </mfrac>
            </mrow>
          </msup>
        </mstyle>
      </mrow>
      <mo stretchy="false">=</mo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</mrow>
    <annotation encoding="StarMath 5.0">prod from k = 1 to x bold{ e_{x "*" t over k} }^{z cdot {1 over k}} =( 1+bold{[t]x} )^z</annotation>
  </semantics>
</math>
</file>

<file path=Object 486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frac>
              <msup>
                <mi>t</mi>
                <mi>k</mi>
              </msup>
              <mi>k</mi>
            </mfrac>
          </msup>
        </mstyle>
      </mrow>
      <mo stretchy="false">=</mo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prod from k = 1 to x bold{ e_{x "*" 1 over k} }^{{t^k} over k} =( 1+bold{[t]x} )</annotation>
  </semantics>
</math>
</file>

<file path=Object 487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sum from k = 1 {{{%mu(k)} over k}} cdot log(1+bold{x "*" 1 over k})

</annotation>
  </semantics>
</math>
</file>

<file path=Object 488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k</mi>
                    </msup>
                  </mrow>
                  <mo fence="true" stretchy="false">]</mo>
                </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1 over t cdot sum from k = 1 {{{%mu(k)} over k}} cdot log(1+bold{[t^k]x "*" 1 over k})

</annotation>
  </semantics>
</math>
</file>

<file path=Object 489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>t</mi>
                <mo stretchy="false">⋅</mo>
                <mi>k</mi>
              </mrow>
            </mfrac>
          </mrow>
        </msup>
      </mrow>
    </mrow>
    <annotation encoding="StarMath 5.0">bold{ e_x }^z = prod from k = 1 (1+bold{[t^k]x "*" 1 over k})^{z cdot {{%mu(k)} over {t cdot k}}}

</annotation>
  </semantics>
</math>
</file>

<file path=Object 49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490/content.xml><?xml version="1.0" encoding="utf-8"?>
<math xmlns="http://www.w3.org/1998/Math/MathML" display="block">
  <semantics>
    <mrow>
      <mrow>
        <mstyle mathvariant="bold">
          <msup>
            <msub>
              <mi>e</mi>
              <mi>x</mi>
            </msub>
            <mi>z</mi>
          </msup>
        </mstyle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row>
                      <mrow>
                        <mo fence="true" stretchy="false">[</mo>
                        <mrow>
                          <msup>
                            <mi>t</mi>
                            <mi>k</mi>
                          </msup>
                        </mrow>
                        <mo fence="true" stretchy="false">]</mo>
                      </mrow>
                      <mi>x</mi>
                      <mtext>*</mtext>
                      <mfrac>
                        <mn>1</mn>
                        <mi>k</mi>
                      </mfrac>
                    </mrow>
                  </mstyle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i>t</mi>
                  <mo stretchy="false">⋅</mo>
                  <mi>k</mi>
                </mrow>
              </mfrac>
            </mrow>
          </msup>
        </mrow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row>
                  <mi>c</mi>
                  <mo stretchy="false">+</mo>
                  <mn>...</mn>
                </mrow>
                <mo stretchy="false">≤</mo>
                <mi>x</mi>
              </mrow>
            </mrow>
          </munder>
          <msup>
            <mi>t</mi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...</mn>
              </mrow>
            </mrow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i>z</mi>
                        <mo stretchy="false">/</mo>
                        <mi>t</mi>
                      </mrow>
                    </mtd>
                  </mtr>
                  <mtr>
                    <mtd>
                      <mi>a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  <mo stretchy="false">/</mo>
                        <mi>t</mi>
                        <mo stretchy="false">/</mo>
                        <mn>2</mn>
                      </mrow>
                    </mtd>
                  </mtr>
                  <mtr>
                    <mtd>
                      <mi>b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  <mo stretchy="false">/</mo>
                        <mi>t</mi>
                        <mo stretchy="false">/</mo>
                        <mn>3</mn>
                      </mrow>
                    </mtd>
                  </mtr>
                  <mtr>
                    <mtd>
                      <mi>c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n>..</mn>
      </mrow>
      <mi>.</mi>
    </mrow>
    <annotation encoding="StarMath 5.0">bold{ e_x }^z = 

prod from k = 1 (1+bold{[t^k]x "*" 1 over k})^{z cdot {{%mu(k)} over {t cdot k}}}

=

sum from { a + 2b + 3 c + ... &lt;= x } 

 t^{a+2b+3c+...} ((binom{z/t}{a}))  cdot
 ((binom{-z/t/2}{b}))  cdot
 ((binom{-z/t/3}{c})) cdot ...</annotation>
  </semantics>
</math>
</file>

<file path=Object 491/content.xml><?xml version="1.0" encoding="utf-8"?>
<math xmlns="http://www.w3.org/1998/Math/MathML" display="block">
  <semantics>
    <mrow>
      <mrow>
        <mstyle mathvariant="bold">
          <msub>
            <mi>e</mi>
            <mi>x</mi>
          </msub>
        </mstyle>
        <mo stretchy="false">=</mo>
        <mrow>
          <munder>
            <mi>lim</mi>
            <mrow>
              <mi>t</mi>
              <mo stretchy="false">→</mo>
              <mn>0</mn>
            </mrow>
          </munder>
          <mrow/>
        </mrow>
      </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row>
              <mi>t</mi>
              <mo stretchy="false">⋅</mo>
              <mi>k</mi>
            </mrow>
          </mfrac>
        </msup>
      </mrow>
    </mrow>
    <annotation encoding="StarMath 5.0">bold{ e_x } = lim from {t rightarrow 0}{} prod from k = 1 (1+bold{[t^k]x "*" 1 over k})^{{{%mu(k)} over {t cdot k}}}

</annotation>
  </semantics>
</math>
</file>

<file path=Object 49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]x })^z

=

( 1 over {1-t} )^z</annotation>
  </semantics>
</math>
</file>

<file path=Object 493/content.xml><?xml version="1.0" encoding="utf-8"?>
<math xmlns="http://www.w3.org/1998/Math/MathML" display="block">
  <semantics>
    <mrow>
      <mrow>
        <mfrac>
          <mn>1</mn>
          <mi>t</mi>
        </mfrac>
        <mo stretchy="false">⋅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sup>
                  <mi>t</mi>
                  <mi>k</mi>
                </msup>
              </mrow>
            </mfrac>
          </mrow>
          <mo fence="true" stretchy="false">)</mo>
        </mrow>
        <mo stretchy="false">=</mo>
        <mn>1</mn>
      </mrow>
    </mrow>
    <annotation encoding="StarMath 5.0">1 over t cdot sum from k = 1 to infinity {{ %mu(k) } over k} cdot log( 1 over {1-t^k} ) = 1</annotation>
  </semantics>
</math>
</file>

<file path=Object 494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row>
            <mfrac>
              <mn>1</mn>
              <mi>t</mi>
            </mfrac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  <mo stretchy="false">=</mo>
      <mi>e</mi>
    </mrow>
    <annotation encoding="StarMath 5.0">prod from k = 1 to infinity  (1 over {1-t^k})^{ 1 over t cdot {{%mu(k)} over k} } = e</annotation>
  </semantics>
</math>
</file>

<file path=Object 495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row>
            <mi>z</mi>
            <mo stretchy="false">⋅</mo>
            <mfrac>
              <mn>1</mn>
              <mi>t</mi>
            </mfrac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  <mo stretchy="false">=</mo>
      <msup>
        <mi>e</mi>
        <mi>z</mi>
      </msup>
    </mrow>
    <annotation encoding="StarMath 5.0">prod from k = 1 to infinity  (1 over {1-t^k})^{ z cdot {1 over t} cdot {{%mu(k)} over k} } = e^z</annotation>
  </semantics>
</math>
</file>

<file path=Object 496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row>
                <mn>1</mn>
                <mo stretchy="false">−</mo>
                <msup>
                  <mi>t</mi>
                  <mi>k</mi>
                </msup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  <mo stretchy="false">=</mo>
      <msup>
        <mi>e</mi>
        <mrow>
          <mo stretchy="false">−</mo>
          <mi>t</mi>
        </mrow>
      </msup>
    </mrow>
    <annotation encoding="StarMath 5.0">prod from k = 1 to infinity  ({1-t^k})^{{{%mu(k)} over k} } = e^-t</annotation>
  </semantics>
</math>
</file>

<file path=Object 497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n>2</mn>
                </mfrac>
              </mrow>
              <mo fence="true" stretchy="false">⌋</mo>
            </mrow>
          </munderov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sum from t =0 to x sum from u = 0 to lfloor {x - t} over 2 rfloor nabla_t (1+bold{t})^z cdot nabla_u (1+bold{u})^-z</annotation>
  </semantics>
</math>
</file>

<file path=Object 498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n>2</mn>
                </mfrac>
              </mrow>
              <mo fence="true" stretchy="false">⌋</mo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t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o stretchy="false">⋅</mo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o stretchy="false">−</mo>
                      <mi>z</mi>
                    </mrow>
                  </mtd>
                </mtr>
                <mtr>
                  <mtd>
                    <mi>u</mi>
                  </mtd>
                </mtr>
              </mtable>
            </mrow>
            <mo fence="true" stretchy="false">)</mo>
          </mrow>
        </mrow>
        <mo fence="true" stretchy="false">)</mo>
      </mrow>
    </mrow>
    <annotation encoding="StarMath 5.0">sum from t =0 to x sum from u = 0 to lfloor {x - t} over 2 rfloor ((binom{z}{t})) cdot ((binom{-z}{u}))</annotation>
  </semantics>
</math>
</file>

<file path=Object 499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q</mi>
                        <mn>2</mn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n>2</mn>
                  </mfrac>
                </mrow>
              </mstyle>
            </mrow>
          </mfrac>
        </mrow>
        <mo fence="true" stretchy="false">)</mo>
      </mrow>
      <mi>z</mi>
    </msup>
    <annotation encoding="StarMath 5.0">({1+bold{[q]x}}over{1+bold{[q^2]x "*" 1 over 2 }})^z</annotation>
  </semantics>
</math>
</file>

<file path=Object 5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i>H</mi>
          <mi>n</mi>
        </msub>
      </mrow>
    </mrow>
    <annotation encoding="StarMath 5.0">log(1+bold{n})""^{""+sum""} = H_n</annotation>
  </semantics>
</math>
</file>

<file path=Object 50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500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  <mrow>
              <mn>1</mn>
              <mo stretchy="false">+</mo>
              <mstyle mathvariant="bold">
                <msup>
                  <mrow>
                    <mo fence="true" stretchy="false">(</mo>
                    <mrow>
                      <mrow>
                        <mrow>
                          <mo fence="true" stretchy="false">[</mo>
                          <mrow>
                            <mi>q</mi>
                          </mrow>
                          <mo fence="true" stretchy="false">]</mo>
                        </mrow>
                        <mi>x</mi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</mstyle>
            </mrow>
          </mfrac>
        </mrow>
        <mo fence="true" stretchy="false">)</mo>
      </mrow>
      <mi>z</mi>
    </msup>
    <annotation encoding="StarMath 5.0">({1+bold{[q]x}}over{1+bold{([q]x)^{"*"2} }})^z</annotation>
  </semantics>
</math>
</file>

<file path=Object 50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n>2</mn>
                </mfrac>
              </mrow>
              <mo fence="true" stretchy="false">⌋</mo>
            </mrow>
          </munderover>
          <msup>
            <mi>q</mi>
            <mi>t</mi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t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sup>
          <mi>q</mi>
          <mrow>
            <mn>2</mn>
            <mi>u</mi>
          </mrow>
        </msup>
      </mrow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o stretchy="false">−</mo>
                      <mi>z</mi>
                    </mrow>
                  </mtd>
                </mtr>
                <mtr>
                  <mtd>
                    <mi>u</mi>
                  </mtd>
                </mtr>
              </mtable>
            </mrow>
            <mo fence="true" stretchy="false">)</mo>
          </mrow>
        </mrow>
        <mo fence="true" stretchy="false">)</mo>
      </mrow>
    </mrow>
    <annotation encoding="StarMath 5.0">sum from t =0 to x sum from u = 0 to lfloor {x - t} over 2 rfloor 

q^t ((binom{z}{t})) cdot q^{2 u}((binom{-z}{u}))</annotation>
  </semantics>
</math>
</file>

<file path=Object 502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n>2</mn>
                </mfrac>
              </mrow>
              <mo fence="true" stretchy="false">⌋</mo>
            </mrow>
          </munderov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t</mi>
                  </mrow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q</mi>
                        <mn>2</mn>
                      </msup>
                    </mrow>
                    <mo fence="true" stretchy="false">]</mo>
                  </mrow>
                  <mi>u</mi>
                </mrow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sum from t =0 to x sum from u = 0 to lfloor {x - t} over 2 rfloor nabla_t (1+bold{[q]t})^z cdot nabla_u (1+bold{[q^2]u})^-z</annotation>
  </semantics>
</math>
</file>

<file path=Object 503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i>k</mi>
                </mfrac>
              </mrow>
              <mo fence="true" stretchy="false">⌋</mo>
            </mrow>
          </munderover>
          <msup>
            <mi>q</mi>
            <mi>t</mi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t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sup>
          <mi>q</mi>
          <mrow>
            <mi>k</mi>
            <mi>u</mi>
          </mrow>
        </msup>
      </mrow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o stretchy="false">−</mo>
                      <mi>z</mi>
                    </mrow>
                  </mtd>
                </mtr>
                <mtr>
                  <mtd>
                    <mi>u</mi>
                  </mtd>
                </mtr>
              </mtable>
            </mrow>
            <mo fence="true" stretchy="false">)</mo>
          </mrow>
        </mrow>
        <mo fence="true" stretchy="false">)</mo>
      </mrow>
    </mrow>
    <annotation encoding="StarMath 5.0">sum from t =0 to x sum from u = 0 to lfloor {x - t} over k rfloor 

q^t ((binom{z}{t})) cdot q^{k u}((binom{-z}{u}))</annotation>
  </semantics>
</math>
</file>

<file path=Object 504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q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frac>
        </mrow>
        <mo fence="true" stretchy="false">)</mo>
      </mrow>
      <mi>z</mi>
    </msup>
    <annotation encoding="StarMath 5.0">({1+bold{[q]x}}over{1+bold{[q^k]x "*" 1 over k }})^z</annotation>
  </semantics>
</math>
</file>

<file path=Object 505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  <mrow>
              <mn>1</mn>
              <mo stretchy="false">+</mo>
              <mstyle mathvariant="bold">
                <msup>
                  <mrow>
                    <mo fence="true" stretchy="false">(</mo>
                    <mrow>
                      <mrow>
                        <mrow>
                          <mo fence="true" stretchy="false">[</mo>
                          <mrow>
                            <mi>q</mi>
                          </mrow>
                          <mo fence="true" stretchy="false">]</mo>
                        </mrow>
                        <mi>x</mi>
                      </mrow>
                    </mrow>
                    <mo fence="true" stretchy="false">)</mo>
                  </mrow>
                  <mrow>
                    <mtext>*</mtext>
                    <mi>k</mi>
                  </mrow>
                </msup>
              </mstyle>
            </mrow>
          </mfrac>
        </mrow>
        <mo fence="true" stretchy="false">)</mo>
      </mrow>
      <mi>z</mi>
    </msup>
    <annotation encoding="StarMath 5.0">({1+bold{[q]x}}over{1+bold{([q]x)^{"*"k} }})^z</annotation>
  </semantics>
</math>
</file>

<file path=Object 506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o fence="true" stretchy="false">⌊</mo>
              <mrow>
                <mfrac>
                  <mrow>
                    <mi>x</mi>
                    <mo stretchy="false">−</mo>
                    <mi>t</mi>
                  </mrow>
                  <mi>k</mi>
                </mfrac>
              </mrow>
              <mo fence="true" stretchy="false">⌋</mo>
            </mrow>
          </munderov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t</mi>
                  </mrow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q</mi>
                        <mi>k</mi>
                      </msup>
                    </mrow>
                    <mo fence="true" stretchy="false">]</mo>
                  </mrow>
                  <mi>u</mi>
                </mrow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sum from t =0 to x sum from u = 0 to lfloor {x - t} over k rfloor nabla_t (1+bold{[q]t})^z cdot nabla_u (1+bold{[q^k]u})^-z</annotation>
  </semantics>
</math>
</file>

<file path=Object 507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+</mo>
              <mstyle mathvariant="bold">
                <mi>x</mi>
              </mstyle>
            </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n>2</mn>
                  </mfrac>
                </mrow>
              </mstyle>
            </mrow>
          </mfrac>
        </mrow>
        <mo fence="true" stretchy="false">)</mo>
      </mrow>
      <mi>z</mi>
    </msup>
    <annotation encoding="StarMath 5.0">({1+bold{x}}over{1+bold{x "*" 1 over 2 }})^z</annotation>
  </semantics>
</math>
</file>

<file path=Object 508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x</mi>
                  </mrow>
                </mstyle>
              </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q</mi>
                          <mn>2</mn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sup>
                <mi>q</mi>
                <mi>k</mi>
              </msup>
            </mrow>
            <mi>k</mi>
          </mfrac>
        </mrow>
      </mrow>
    </mrow>
    <annotation encoding="StarMath 5.0">log ({1+bold{[q]x}}over{1+bold{[q^2]x "*" 1 over 2 }}) = sum from k = 1 to x { {(-1)^{k+1}q^k}over{k} }</annotation>
  </semantics>
</math>
</file>

<file path=Object 509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x</mi>
                  </mrow>
                </mstyle>
              </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q</mi>
                          <mn>2</mn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q</mi>
                      <mn>2</mn>
                    </msup>
                  </mrow>
                  <mo fence="true" stretchy="false">]</mo>
                </mrow>
                <mi>x</mi>
                <mtext>*</mtext>
                <mfrac>
                  <mn>1</mn>
                  <mn>2</mn>
                </mfrac>
              </mrow>
            </mstyle>
          </mrow>
        </mrow>
        <mo fence="true" stretchy="false">)</mo>
      </mrow>
    </mrow>
    <annotation encoding="StarMath 5.0">log ({1+bold{[q]x}}over{1+bold{[q^2]x "*" 1 over 2 }}) = log ({1+bold{[q]x}}) - log ({1+bold{[q^2]x "*" 1 over 2 }})</annotation>
  </semantics>
</math>
</file>

<file path=Object 51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3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3_n}^z = ({bold{infty_n}}over{bold{infty_{n "*" 1 over 3}}})^z</annotation>
  </semantics>
</math>
</file>

<file path=Object 510/content.xml><?xml version="1.0" encoding="utf-8"?>
<math xmlns="http://www.w3.org/1998/Math/MathML" display="block">
  <semantics>
    <mrow>
      <mfrac>
        <msup>
          <mo stretchy="false">∂</mo>
          <mi>k</mi>
        </msup>
        <mrow>
          <msup>
            <mo stretchy="false">∂</mo>
            <mi>k</mi>
          </msup>
          <mi>t</mi>
        </mrow>
      </mfrac>
      <mrow>
        <mrow>
          <mo fence="true" stretchy="false">(</mo>
          <mrow>
            <mrow>
              <mn>1</mn>
              <mo stretchy="false">+</mo>
              <mstyle mathvariant="bold">
                <msup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  <mrow>
                    <mtext/>
                    <mo stretchy="false">+</mo>
                    <mrow>
                      <mo stretchy="false">∑</mo>
                      <mtext/>
                    </mrow>
                  </mrow>
                </msup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frac>
              <mrow>
                <mi>j</mi>
                <mi>!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sup>
              <mi>t</mi>
              <mrow>
                <mi>j</mi>
                <mo stretchy="false">−</mo>
                <mi>k</mi>
              </mrow>
            </msup>
          </mrow>
        </mrow>
      </mrow>
    </mrow>
    <annotation encoding="StarMath 5.0">{partial^k}over{partial^k t}(1+bold{[t]x}^{""+sum""}) = sum from j = 0 to x {{{{j!}over{(j-k)!}} t^{j-k}}}</annotation>
  </semantics>
</math>
</file>

<file path=Object 511/content.xml><?xml version="1.0" encoding="utf-8"?>
<math xmlns="http://www.w3.org/1998/Math/MathML" display="block">
  <semantics>
    <mrow>
      <mrow>
        <mn>1</mn>
        <mo stretchy="false">+</mo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row>
              <mtext/>
              <mo stretchy="false">∗</mo>
              <mrow>
                <mo stretchy="false">∑</mo>
                <mtext/>
              </mrow>
            </mrow>
          </msup>
        </mstyle>
      </mrow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t</mi>
              <mi>k</mi>
            </msup>
            <mrow>
              <mi>k</mi>
              <mi>!</mi>
            </mrow>
          </mfrac>
        </mrow>
        <mo stretchy="false">⋅</mo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x</mi>
                </munderover>
                <msub>
                  <mn>1</mn>
                  <mrow>
                    <mi mathvariant="normal">Ω</mi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=</mo>
                      <mi>k</mi>
                    </mrow>
                  </mrow>
                </msub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1+bold{[t]x}^{""*sum""} = sum from k = 0 {t^k over { k! }} cdot 

(sum from j = 1 to x 1_{ %OMEGA(j)=k }( j ))</annotation>
  </semantics>
</math>
</file>

<file path=Object 512/content.xml><?xml version="1.0" encoding="utf-8"?>
<math xmlns="http://www.w3.org/1998/Math/MathML" display="block">
  <semantics>
    <mrow>
      <mrow>
        <mn>1</mn>
        <mo stretchy="false">+</mo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row>
              <mtext/>
              <mo stretchy="false">+</mo>
              <mrow>
                <mo stretchy="false">∑</mo>
                <mtext/>
              </mrow>
            </mrow>
          </msup>
        </mstyle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x</mi>
          </munderover>
          <mfrac>
            <msup>
              <mi>t</mi>
              <mi>k</mi>
            </msup>
            <mrow>
              <mi>k</mi>
              <mi>!</mi>
            </mrow>
          </mfrac>
        </mrow>
        <mo stretchy="false">⋅</mo>
        <mrow>
          <mo fence="true" stretchy="false">(</mo>
          <mrow>
            <mrow>
              <mi>k</mi>
              <mi>!</mi>
            </mrow>
          </mrow>
          <mo fence="true" stretchy="false">)</mo>
        </mrow>
      </mrow>
    </mrow>
    <annotation encoding="StarMath 5.0">1+bold{[t]x}^{""+sum""} = sum from k = 0 to x {t^k over { k! }} cdot 

(k!)</annotation>
  </semantics>
</math>
</file>

<file path=Object 513/content.xml><?xml version="1.0" encoding="utf-8"?>
<math xmlns="http://www.w3.org/1998/Math/MathML" display="block">
  <semantics>
    <mrow>
      <msub>
        <mo stretchy="false">∇</mo>
        <mi>x</mi>
      </msub>
      <mrow>
        <mrow>
          <mn>1</mn>
          <mo stretchy="false">+</mo>
          <mstyle mathvariant="bold">
            <msup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  <mrow>
                <mtext/>
                <mo stretchy="false">∗</mo>
                <mrow>
                  <mo stretchy="false">∑</mo>
                  <mtext/>
                </mrow>
              </mrow>
            </msup>
          </mstyle>
        </mrow>
        <mo stretchy="false">=</mo>
        <msup>
          <mi>t</mi>
          <mrow>
            <mi mathvariant="normal">Ω</mi>
            <mrow>
              <mo fence="true" stretchy="false">(</mo>
              <mrow>
                <mi>x</mi>
              </mrow>
              <mo fence="true" stretchy="false">)</mo>
            </mrow>
          </mrow>
        </msup>
      </mrow>
    </mrow>
    <annotation encoding="StarMath 5.0">nabla_x 1+bold{[t]x}^{""*sum""} = {{t^{%OMEGA(x)}}}</annotation>
  </semantics>
</math>
</file>

<file path=Object 514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p>
            <mi>q</mi>
            <mi>x</mi>
          </msup>
          <mo stretchy="false">⋅</mo>
          <msub>
            <mi>d</mi>
            <mi>z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nabla_x (1+bold{ [q]x })^z""^{ ""+sum"" }

=

q^x cdot d_z( x )</annotation>
  </semantics>
</math>
</file>

<file path=Object 515/content.xml><?xml version="1.0" encoding="utf-8"?>
<math xmlns="http://www.w3.org/1998/Math/MathML" display="block">
  <semantics>
    <mrow>
      <msub>
        <mo stretchy="false">∇</mo>
        <mi>x</mi>
      </msub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i>q</mi>
          <mrow>
            <mi mathvariant="normal">Ω</mi>
            <mrow>
              <mo fence="true" stretchy="false">(</mo>
              <mrow>
                <mi>x</mi>
              </mrow>
              <mo fence="true" stretchy="false">)</mo>
            </mrow>
          </mrow>
        </msup>
      </mrow>
    </mrow>
    <annotation encoding="StarMath 5.0">nabla_x (1+bold{ [q]x })""^{ ""+sum"" }

=

q^{%OMEGA(x)}</annotation>
  </semantics>
</math>
</file>

<file path=Object 516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row>
          <mo stretchy="false">−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p>
            <mi>q</mi>
            <mrow>
              <mi mathvariant="normal">Ω</mi>
              <mrow>
                <mo fence="true" stretchy="false">(</mo>
                <mrow>
                  <mi>x</mi>
                </mrow>
                <mo fence="true" stretchy="false">)</mo>
              </mrow>
            </mrow>
          </msup>
          <mo stretchy="false">⋅</mo>
          <mi mathvariant="normal">μ</mi>
        </mrow>
      </mrow>
      <mrow>
        <mo fence="true" stretchy="false">(</mo>
        <mrow>
          <mi>x</mi>
        </mrow>
        <mo fence="true" stretchy="false">)</mo>
      </mrow>
    </mrow>
    <annotation encoding="StarMath 5.0">nabla_x (1+bold{ [q]x })^-1""^{ ""+sum"" }

=

q^{%OMEGA(x)} cdot %mu( x )</annotation>
  </semantics>
</math>
</file>

<file path=Object 517/content.xml><?xml version="1.0" encoding="utf-8"?>
<math xmlns="http://www.w3.org/1998/Math/MathML" display="block">
  <semantics>
    <mfrac>
      <mrow>
        <mn>1</mn>
        <mo stretchy="false">+</mo>
        <mstyle mathvariant="bold">
          <mrow>
            <mrow>
              <mo fence="true" stretchy="false">[</mo>
              <mrow>
                <mi>q</mi>
              </mrow>
              <mo fence="true" stretchy="false">]</mo>
            </mrow>
            <mi>x</mi>
          </mrow>
        </mstyle>
      </mrow>
      <mrow>
        <mn>1</mn>
        <mo stretchy="false">+</mo>
        <mstyle mathvariant="bold">
          <mrow>
            <mrow>
              <mo fence="true" stretchy="false">[</mo>
              <mrow>
                <mi>q</mi>
              </mrow>
              <mo fence="true" stretchy="false">]</mo>
            </mrow>
            <mi>x</mi>
            <mtext>*</mtext>
            <mfrac>
              <mn>1</mn>
              <mn>2</mn>
            </mfrac>
          </mrow>
        </mstyle>
      </mrow>
    </mfrac>
    <annotation encoding="StarMath 5.0">{1+bold{[q]x}}over{1+bold{[q]x "*" 1 over 2 }}</annotation>
  </semantics>
</math>
</file>

<file path=Object 518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sup>
                  <mrow>
                    <mo fence="true" stretchy="false">(</mo>
                    <mrow>
                      <mfrac>
                        <mi>x</mi>
                        <mi>t</mi>
                      </mfrac>
                    </mrow>
                    <mo fence="true" stretchy="false">)</mo>
                  </mrow>
                  <mfrac>
                    <mn>1</mn>
                    <mn>2</mn>
                  </mfrac>
                </msup>
              </mrow>
              <mo fence="true" stretchy="false">⌋</mo>
            </mrow>
          </munderover>
          <msub>
            <mo stretchy="false">∇</mo>
            <mi>t</mi>
          </msub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t</mi>
                </mrow>
              </mstyle>
            </mrow>
          </mrow>
          <mo fence="true" stretchy="false">)</mo>
        </mrow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u</mi>
                </mrow>
              </mstyle>
            </mrow>
          </mrow>
          <mo fence="true" stretchy="false">)</mo>
        </mrow>
        <mrow>
          <mo stretchy="false">−</mo>
          <mn>1</mn>
        </mrow>
      </msup>
    </mrow>
    <annotation encoding="StarMath 5.0">sum from t =1 to x sum from u = 1 to lfloor ({x over t})^{1 over 2} rfloor nabla_t (1+bold{[q]t}) cdot nabla_u (1+bold{[q]u})^-1</annotation>
  </semantics>
</math>
</file>

<file path=Object 519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o fence="true" stretchy="false">⌊</mo>
                <mrow>
                  <msup>
                    <mrow>
                      <mo fence="true" stretchy="false">(</mo>
                      <mrow>
                        <mfrac>
                          <mi>x</mi>
                          <mi>t</mi>
                        </mfrac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sup>
              <mi>q</mi>
              <mrow>
                <mi mathvariant="normal">Ω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up>
          </mrow>
        </mrow>
        <mo stretchy="false">⋅</mo>
        <msup>
          <mi>q</mi>
          <mrow>
            <mi mathvariant="normal">Ω</mi>
            <mrow>
              <mo fence="true" stretchy="false">(</mo>
              <mrow>
                <mi>u</mi>
              </mrow>
              <mo fence="true" stretchy="false">)</mo>
            </mrow>
          </mrow>
        </msup>
        <mo stretchy="false">⋅</mo>
        <mi mathvariant="normal">μ</mi>
      </mrow>
      <mrow>
        <mo fence="true" stretchy="false">(</mo>
        <mrow>
          <mi>u</mi>
        </mrow>
        <mo fence="true" stretchy="false">)</mo>
      </mrow>
    </mrow>
    <annotation encoding="StarMath 5.0">sum from t =1 to x sum from u = 1 to lfloor ({x over t})^{1 over 2} rfloor q^{%OMEGA(t)} cdot q^{%OMEGA(u)} cdot %mu( u )</annotation>
  </semantics>
</math>
</file>

<file path=Object 52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2</mn>
            </mfrac>
          </mrow>
        </msub>
      </mstyle>
    </mrow>
    <annotation encoding="StarMath 5.0">log bold{2_n} = log bold{infty_n} - log bold{infty_{n "*" 1 over 2}}</annotation>
  </semantics>
</math>
</file>

<file path=Object 520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0</mn>
          </mrow>
        </munder>
        <mrow/>
      </mrow>
      <mfrac>
        <mo stretchy="false">∂</mo>
        <mrow>
          <mo stretchy="false">∂</mo>
          <mi>q</mi>
        </mrow>
      </mfrac>
      <mrow>
        <mfrac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</mrow>
            </mstyle>
          </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  <mtext>*</mtext>
                <mfrac>
                  <mn>1</mn>
                  <mn>2</mn>
                </mfrac>
              </mrow>
            </mstyle>
          </mrow>
        </mfrac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o fence="true" stretchy="false">(</mo>
        <mrow>
          <msup>
            <mi>x</mi>
            <mfrac>
              <mn>1</mn>
              <mn>2</mn>
            </mfrac>
          </msup>
        </mrow>
        <mo fence="true" stretchy="false">)</mo>
      </mrow>
    </mrow>
    <annotation encoding="StarMath 5.0">lim from {q rightarrow 0 }{} {partial over {partial q}} {1+bold{[q]x}}over{1+bold{[q]x "*" 1 over 2 }} = %pi( x ) - %pi( x^{1 over 2} )</annotation>
  </semantics>
</math>
</file>

<file path=Object 521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0</mn>
          </mrow>
        </munder>
        <mrow/>
      </mrow>
      <mfrac>
        <mo stretchy="false">∂</mo>
        <mrow>
          <mo stretchy="false">∂</mo>
          <mi>q</mi>
        </mrow>
      </mfrac>
      <mrow>
        <mfrac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</mrow>
            </mstyle>
          </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  <mtext>*</mtext>
                <mfrac>
                  <mn>1</mn>
                  <mi>k</mi>
                </mfrac>
              </mrow>
            </mstyle>
          </mrow>
        </mfrac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o fence="true" stretchy="false">(</mo>
        <mrow>
          <msup>
            <mi>x</mi>
            <mfrac>
              <mn>1</mn>
              <mi>k</mi>
            </mfrac>
          </msup>
        </mrow>
        <mo fence="true" stretchy="false">)</mo>
      </mrow>
    </mrow>
    <annotation encoding="StarMath 5.0">lim from {q rightarrow 0 }{} {partial over {partial q}} {1+bold{[q]x}}over{1+bold{[q]x "*" 1 over k }} = %pi( x ) - %pi( x^{1 over k} )</annotation>
  </semantics>
</math>
</file>

<file path=Object 52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o stretchy="false">⋅</mo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y</mi>
              </mrow>
            </mstyle>
          </mrow>
        </mrow>
        <mo fence="true" stretchy="false">)</mo>
      </mrow>
    </mrow>
    <annotation encoding="StarMath 5.0">({1+bold{[q]x}} )cdot ({1+bold{[q]y}})</annotation>
  </semantics>
</math>
</file>

<file path=Object 523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sup>
                  <mi>y</mi>
                  <mrow>
                    <mn>1</mn>
                    <mo stretchy="false">−</mo>
                    <mfrac>
                      <mrow>
                        <mi>log</mi>
                        <mi>t</mi>
                      </mrow>
                      <mrow>
                        <mi>log</mi>
                        <mi>x</mi>
                      </mrow>
                    </mfrac>
                  </mrow>
                </msup>
              </mrow>
              <mo fence="true" stretchy="false">⌋</mo>
            </mrow>
          </munderover>
          <msub>
            <mo stretchy="false">∇</mo>
            <mi>t</mi>
          </msub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q</mi>
                    </mrow>
                    <mo fence="true" stretchy="false">]</mo>
                  </mrow>
                  <mi>t</mi>
                </mrow>
              </mstyle>
            </mrow>
          </mrow>
          <mo fence="true" stretchy="false">)</mo>
        </mrow>
        <mo stretchy="false">⋅</mo>
        <msub>
          <mo stretchy="false">∇</mo>
          <mi>u</mi>
        </msub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q</mi>
                  </mrow>
                  <mo fence="true" stretchy="false">]</mo>
                </mrow>
                <mi>u</mi>
              </mrow>
            </mstyle>
          </mrow>
        </mrow>
        <mo fence="true" stretchy="false">)</mo>
      </mrow>
    </mrow>
    <annotation encoding="StarMath 5.0">sum from t =1 to x sum from u = 1 to lfloor y^{1-{log t} over {log x}} rfloor 


nabla_t (1+bold{[q]t}) cdot nabla_u (1+bold{[q]u})</annotation>
  </semantics>
</math>
</file>

<file path=Object 524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sup>
                  <mi>y</mi>
                  <mrow>
                    <mn>1</mn>
                    <mo stretchy="false">−</mo>
                    <mfrac>
                      <mrow>
                        <mi>log</mi>
                        <mi>t</mi>
                      </mrow>
                      <mrow>
                        <mi>log</mi>
                        <mi>x</mi>
                      </mrow>
                    </mfrac>
                  </mrow>
                </msup>
              </mrow>
              <mo fence="true" stretchy="false">⌋</mo>
            </mrow>
          </munderover>
          <msup>
            <mi>q</mi>
            <mrow>
              <mi mathvariant="normal">Ω</mi>
              <mrow>
                <mo fence="true" stretchy="false">(</mo>
                <mrow>
                  <mi>t</mi>
                </mrow>
                <mo fence="true" stretchy="false">)</mo>
              </mrow>
            </mrow>
          </msup>
        </mrow>
      </mrow>
      <mo stretchy="false">⋅</mo>
      <msup>
        <mi>q</mi>
        <mrow>
          <mi mathvariant="normal">Ω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sum from t =1 to x sum from u = 1 to lfloor y^{1-{log t} over {log x}} rfloor 


q^{ %OMEGA(t) } cdot q^{ %OMEGA(u) }</annotation>
  </semantics>
</math>
</file>

<file path=Object 525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0</mn>
          </mrow>
        </munder>
        <mrow/>
      </mrow>
      <mfrac>
        <mo stretchy="false">∂</mo>
        <mrow>
          <mo stretchy="false">∂</mo>
          <mi>q</mi>
        </mrow>
      </mfrac>
      <mrow>
        <mrow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y</mi>
                  </mrow>
                </mstyle>
              </mrow>
            </mrow>
            <mo fence="true" stretchy="false">)</mo>
          </mrow>
        </mrow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+</mo>
        <mi mathvariant="normal">π</mi>
      </mrow>
      <mrow>
        <mo fence="true" stretchy="false">(</mo>
        <mrow>
          <mi>y</mi>
        </mrow>
        <mo fence="true" stretchy="false">)</mo>
      </mrow>
    </mrow>
    <annotation encoding="StarMath 5.0">lim from {q rightarrow 0 }{} {partial over {partial q}} ({1+bold{[q]x}} )cdot ({1+bold{[q]y}}) = %pi( x ) + %pi( y )</annotation>
  </semantics>
</math>
</file>

<file path=Object 526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0</mn>
          </mrow>
        </munder>
        <mrow/>
      </mrow>
      <mfrac>
        <mo stretchy="false">∂</mo>
        <mrow>
          <mo stretchy="false">∂</mo>
          <mi>q</mi>
        </mrow>
      </mfrac>
      <mrow>
        <mfrac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q</mi>
                      </mrow>
                      <mo fence="true" stretchy="false">]</mo>
                    </mrow>
                    <mi>y</mi>
                  </mrow>
                </mstyle>
              </mrow>
            </mrow>
            <mo fence="true" stretchy="false">)</mo>
          </mrow>
        </mfrac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o fence="true" stretchy="false">(</mo>
        <mrow>
          <mi>y</mi>
        </mrow>
        <mo fence="true" stretchy="false">)</mo>
      </mrow>
    </mrow>
    <annotation encoding="StarMath 5.0">lim from {q rightarrow 0 }{} {partial over {partial q}} ({1+bold{[q]x}} )over({1+bold{[q]y}}) = %pi( x ) - %pi( y )</annotation>
  </semantics>
</math>
</file>

<file path=Object 527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bold{ e_x }^t = prod from k = 1 (1+bold{[t^k]x "*" 1 over k})^{{{%mu(k)} over {k}}}

</annotation>
  </semantics>
</math>
</file>

<file path=Object 528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sup>
              <mi>t</mi>
              <mrow>
                <mi mathvariant="normal">Ω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</msup>
          </mrow>
          <mo stretchy="false">⋅</mo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frac>
              <mn>1</mn>
              <mrow>
                <mi>a</mi>
                <mi>!</mi>
              </mrow>
            </mfrac>
          </mrow>
        </mrow>
      </mrow>
    </mrow>
    <annotation encoding="StarMath 5.0">bold{ e_x }^t""^{""*sum""} = sum from j = 1 to x t^{ %OMEGA(j) } cdot prod from p^a divides j {1 over { a! }}</annotation>
  </semantics>
</math>
</file>

<file path=Object 529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row>
          <munder>
            <mo stretchy="false">∑</mo>
            <mrow>
              <mrow>
                <msup>
                  <mn>2</mn>
                  <mi>a</mi>
                </msup>
                <mo stretchy="false">⋅</mo>
                <msup>
                  <mn>3</mn>
                  <mi>b</mi>
                </msup>
                <mo stretchy="false">⋅</mo>
                <msup>
                  <mn>5</mn>
                  <mi>c</mi>
                </msup>
                <mo stretchy="false">⋅</mo>
                <mn>...</mn>
              </mrow>
              <mo stretchy="false">≤</mo>
              <mi>x</mi>
            </mrow>
          </munder>
          <mfrac>
            <msup>
              <mi>t</mi>
              <mi>a</mi>
            </msup>
            <mrow>
              <mi>a</mi>
              <mi>!</mi>
            </mrow>
          </mfrac>
        </mrow>
        <mo stretchy="false">⋅</mo>
        <mfrac>
          <msup>
            <mi>t</mi>
            <mi>b</mi>
          </msup>
          <mrow>
            <mi>b</mi>
            <mi>!</mi>
          </mrow>
        </mfrac>
        <mo stretchy="false">⋅</mo>
        <mfrac>
          <msup>
            <mi>t</mi>
            <mi>c</mi>
          </msup>
          <mrow>
            <mi>c</mi>
            <mi>!</mi>
          </mrow>
        </mfrac>
        <mo stretchy="false">⋅</mo>
        <mn>...</mn>
      </mrow>
    </mrow>
    <annotation encoding="StarMath 5.0">bold{ e_x }^t = sum from { 2^a cdot 3^b cdot 5^c cdot ... &lt;= x } {t^a over {a!}} cdot {t^b over {b!}}cdot {t^c over {c!}} cdot ...

</annotation>
  </semantics>
</math>
</file>

<file path=Object 53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3</mn>
            </mfrac>
          </mrow>
        </msub>
      </mstyle>
    </mrow>
    <annotation encoding="StarMath 5.0">log bold{3_n} = log bold{infty_n} - log bold{infty_{n "*" 1 over 3}}</annotation>
  </semantics>
</math>
</file>

<file path=Object 530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1 over {1-t^k})^{ {%mu(k)} over k }</annotation>
  </semantics>
</math>
</file>

<file path=Object 531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sup>
                  <mi>t</mi>
                  <mrow>
                    <mi>j</mi>
                    <mo stretchy="false">⋅</mo>
                    <mi>k</mi>
                  </mrow>
                </msup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sum from j = 0 to infinity t^{j cdot k})^{ {%mu(k)} over k }</annotation>
  </semantics>
</math>
</file>

<file path=Object 532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533/content.xml><?xml version="1.0" encoding="utf-8"?>
<math xmlns="http://www.w3.org/1998/Math/MathML" display="block">
  <semantics>
    <mrow>
      <mrow>
        <munder>
          <mo stretchy="false">∏</mo>
          <mi>p</mi>
        </munder>
        <mfrac>
          <mn>1</mn>
          <mrow>
            <mrow>
              <mn>1</mn>
              <mo stretchy="false">−</mo>
              <mi>t</mi>
            </mrow>
            <msup>
              <mi>p</mi>
              <mrow>
                <mo stretchy="false">−</mo>
                <mi>s</mi>
              </mrow>
            </msup>
          </mrow>
        </mfrac>
      </mrow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frac>
          <msup>
            <mi>t</mi>
            <mrow>
              <mi mathvariant="normal">Ω</mi>
              <mrow>
                <mo fence="true" stretchy="false">(</mo>
                <mrow>
                  <mi>j</mi>
                </mrow>
                <mo fence="true" stretchy="false">)</mo>
              </mrow>
            </mrow>
          </msup>
          <msup>
            <mi>j</mi>
            <mi>s</mi>
          </msup>
        </mfrac>
      </mrow>
    </mrow>
    <annotation encoding="StarMath 5.0">prod from p {1 over {1- t p^-s }} = sum from j = 1 to infinity { {t^{%OMEGA(j)}}over{j^s} }</annotation>
  </semantics>
</math>
</file>

<file path=Object 534/content.xml><?xml version="1.0" encoding="utf-8"?>
<math xmlns="http://www.w3.org/1998/Math/MathML" display="block">
  <semantics>
    <mrow>
      <mrow>
        <mo fence="true" stretchy="false">(</mo>
        <mrow>
          <mrow>
            <mrow>
              <mn>1</mn>
              <mo stretchy="false">+</mo>
              <mn>2</mn>
            </mrow>
            <mrow>
              <mi>t</mi>
              <mo stretchy="false">+</mo>
              <msup>
                <mrow>
                  <mo fence="true" stretchy="false">(</mo>
                  <mrow>
                    <mrow>
                      <mn>2</mn>
                      <mi>t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n>2</mn>
                      <mi>t</mi>
                    </mrow>
                  </mrow>
                  <mo fence="true" stretchy="false">)</mo>
                </mrow>
                <mn>3</mn>
              </msup>
              <mo stretchy="false">+</mo>
              <mn>...</mn>
            </mrow>
          </mrow>
        </mrow>
        <mo fence="true" stretchy="false">)</mo>
      </mrow>
      <mrow>
        <mo fence="true" stretchy="false">(</mo>
        <mrow>
          <mrow>
            <mrow>
              <mn>1</mn>
              <mo stretchy="false">+</mo>
              <mn>3</mn>
            </mrow>
            <mrow>
              <mi>t</mi>
              <mo stretchy="false">+</mo>
              <msup>
                <mrow>
                  <mo fence="true" stretchy="false">(</mo>
                  <mrow>
                    <mrow>
                      <mn>3</mn>
                      <mi>t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n>3</mn>
                      <mi>t</mi>
                    </mrow>
                  </mrow>
                  <mo fence="true" stretchy="false">)</mo>
                </mrow>
                <mn>3</mn>
              </msup>
              <mo stretchy="false">+</mo>
              <mn>...</mn>
            </mrow>
          </mrow>
        </mrow>
        <mo fence="true" stretchy="false">)</mo>
      </mrow>
      <mrow>
        <mrow>
          <mo fence="true" stretchy="false">(</mo>
          <mrow>
            <mrow>
              <mrow>
                <mn>1</mn>
                <mo stretchy="false">+</mo>
                <mn>5</mn>
              </mrow>
              <mrow>
                <mi>t</mi>
                <mo stretchy="false">+</mo>
                <msup>
                  <mrow>
                    <mo fence="true" stretchy="false">(</mo>
                    <mrow>
                      <mrow>
                        <mn>5</mn>
                        <mi>t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i>t</mi>
                      </mrow>
                    </mrow>
                    <mo fence="true" stretchy="false">)</mo>
                  </mrow>
                  <mn>3</mn>
                </msup>
                <mo stretchy="false">+</mo>
                <mn>...</mn>
              </mrow>
            </mrow>
          </mrow>
          <mo fence="true" stretchy="false">)</mo>
        </mrow>
        <mo stretchy="false">=</mo>
        <mrow>
          <mn>1</mn>
          <mo stretchy="false">+</mo>
          <mn>2</mn>
        </mrow>
      </mrow>
      <mrow>
        <mi>t</mi>
        <mo stretchy="false">+</mo>
        <mn>3</mn>
      </mrow>
      <mrow>
        <mi>t</mi>
        <mo stretchy="false">+</mo>
        <mn>4</mn>
      </mrow>
      <mrow>
        <msup>
          <mi>t</mi>
          <mn>2</mn>
        </msup>
        <mo stretchy="false">+</mo>
        <mn>5</mn>
      </mrow>
      <mrow>
        <mi>t</mi>
        <mo stretchy="false">+</mo>
        <mn>6</mn>
      </mrow>
      <mrow>
        <msup>
          <mi>t</mi>
          <mn>2</mn>
        </msup>
        <mo stretchy="false">+</mo>
        <mn>..</mn>
      </mrow>
      <mi>.</mi>
    </mrow>
    <annotation encoding="StarMath 5.0">(1+2t+(2t)^2+( 2t )^3+...)
(1+3t+(3t)^2+( 3t )^3+...)
(1+5t+(5t)^2+( 5t )^3+...)

=
1 + 2t + 3t + 4t^2 + 5t + 6t^2+...</annotation>
  </semantics>
</math>
</file>

<file path=Object 535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frac>
              <msup>
                <mn>2</mn>
                <mn>1</mn>
              </msup>
              <mn>1</mn>
            </mfrac>
            <mo stretchy="false">+</mo>
            <mfrac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  <mn>2</mn>
            </mfrac>
            <mo stretchy="false">+</mo>
            <mfrac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3</mn>
              </msup>
              <mn>6</mn>
            </mfrac>
            <mo stretchy="false">+</mo>
            <mn>...</mn>
          </mrow>
        </mrow>
        <mo fence="true" stretchy="false">)</mo>
      </mrow>
      <mrow>
        <mo fence="true" stretchy="false">(</mo>
        <mrow>
          <mrow>
            <mn>1</mn>
            <mo stretchy="false">+</mo>
            <mfrac>
              <msup>
                <mn>3</mn>
                <mn>1</mn>
              </msup>
              <mn>1</mn>
            </mfrac>
            <mo stretchy="false">+</mo>
            <mfrac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  <mn>2</mn>
            </mfrac>
            <mo stretchy="false">+</mo>
            <mfrac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3</mn>
              </msup>
              <mn>6</mn>
            </mfrac>
            <mo stretchy="false">+</mo>
            <mn>...</mn>
          </mrow>
        </mrow>
        <mo fence="true" stretchy="false">)</mo>
      </mrow>
      <mrow>
        <mrow>
          <mo fence="true" stretchy="false">(</mo>
          <mrow>
            <mrow>
              <mn>1</mn>
              <mo stretchy="false">+</mo>
              <mfrac>
                <msup>
                  <mn>5</mn>
                  <mn>1</mn>
                </msup>
                <mn>1</mn>
              </mfrac>
              <mo stretchy="false">+</mo>
              <mfrac>
                <msup>
                  <mrow>
                    <mo fence="true" stretchy="false">(</mo>
                    <mrow>
                      <mn>5</mn>
                    </mrow>
                    <mo fence="true" stretchy="false">)</mo>
                  </mrow>
                  <mn>2</mn>
                </msup>
                <mn>2</mn>
              </mfrac>
              <mo stretchy="false">+</mo>
              <mfrac>
                <msup>
                  <mrow>
                    <mo fence="true" stretchy="false">(</mo>
                    <mrow>
                      <mn>5</mn>
                    </mrow>
                    <mo fence="true" stretchy="false">)</mo>
                  </mrow>
                  <mn>3</mn>
                </msup>
                <mn>6</mn>
              </mfrac>
              <mo stretchy="false">+</mo>
              <mn>...</mn>
            </mrow>
          </mrow>
          <mo fence="true" stretchy="false">)</mo>
        </mrow>
        <mo stretchy="false">=</mo>
        <mrow>
          <mn>1</mn>
          <mo stretchy="false">+</mo>
          <mn>2</mn>
          <mo stretchy="false">+</mo>
          <mn>3</mn>
          <mo stretchy="false">+</mo>
          <mfrac>
            <mn>4</mn>
            <mn>2</mn>
          </mfrac>
          <mo stretchy="false">+</mo>
          <mn>5</mn>
          <mo stretchy="false">+</mo>
          <mfrac>
            <mn>6</mn>
            <mn>2</mn>
          </mfrac>
          <mo stretchy="false">+</mo>
          <mn>..</mn>
        </mrow>
      </mrow>
      <mi>.</mi>
    </mrow>
    <annotation encoding="StarMath 5.0">(1+2^1 over 1+(2)^2 over 2 +( 2 )^3 over 6+...)
(1+3^1 over 1+(3)^2 over 2 +( 3 )^3 over 6+...)
(1+5^1 over 1+(5)^2 over 2 +( 5 )^3 over 6+...)

=

1 + 2 + 3 + 4 over 2 + 5 + 6 over 2+...</annotation>
  </semantics>
</math>
</file>

<file path=Object 536/content.xml><?xml version="1.0" encoding="utf-8"?>
<math xmlns="http://www.w3.org/1998/Math/MathML" display="block">
  <semantics>
    <mrow>
      <msup>
        <mi>e</mi>
        <mrow>
          <mi>t</mi>
          <mi>P</mi>
          <mrow>
            <mo fence="true" stretchy="false">(</mo>
            <mrow>
              <mi>s</mi>
            </mrow>
            <mo fence="true" stretchy="false">)</mo>
          </mrow>
        </mrow>
      </msup>
      <mo stretchy="false">=</mo>
      <mrow>
        <munder>
          <mo stretchy="false">∏</mo>
          <mi>p</mi>
        </munder>
        <msup>
          <mi>e</mi>
          <mrow>
            <mi>t</mi>
            <mo stretchy="false">⋅</mo>
            <msup>
              <mi>p</mi>
              <mrow>
                <mo stretchy="false">−</mo>
                <mi>s</mi>
              </mrow>
            </msup>
          </mrow>
        </msup>
      </mrow>
    </mrow>
    <annotation encoding="StarMath 5.0">e^{ t P(s) } = prod from p e^{ t cdot p^{-s} }</annotation>
  </semantics>
</math>
</file>

<file path=Object 537/content.xml><?xml version="1.0" encoding="utf-8"?>
<math xmlns="http://www.w3.org/1998/Math/MathML" display="block">
  <semantics>
    <mrow>
      <mi>P</mi>
      <mrow>
        <mo fence="true" stretchy="false">(</mo>
        <mrow>
          <mi>s</mi>
        </mrow>
        <mo fence="true" stretchy="false">)</mo>
      </mrow>
    </mrow>
    <annotation encoding="StarMath 5.0">P(s)</annotation>
  </semantics>
</math>
</file>

<file path=Object 538/content.xml><?xml version="1.0" encoding="utf-8"?>
<math xmlns="http://www.w3.org/1998/Math/MathML" display="block">
  <semantics>
    <mrow>
      <msup>
        <mi>e</mi>
        <mrow>
          <mi>t</mi>
          <mi>P</mi>
          <mrow>
            <mo fence="true" stretchy="false">(</mo>
            <mrow>
              <mi>s</mi>
            </mrow>
            <mo fence="true" stretchy="false">)</mo>
          </mrow>
        </mrow>
      </msup>
      <mo stretchy="false">=</mo>
      <mrow>
        <munder>
          <mo stretchy="false">∏</mo>
          <mi>p</mi>
        </mund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row>
              <msup>
                <mi>t</mi>
                <mi>k</mi>
              </msup>
              <mo stretchy="false">⋅</mo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</mrow>
            <mrow>
              <mi>k</mi>
              <mi>!</mi>
            </mrow>
          </mfrac>
        </mrow>
      </mrow>
    </mrow>
    <annotation encoding="StarMath 5.0">e^{ t P(s) } = prod from p sum from k = 0 to infinity { {t^k cdot p^{-s k}} over {k!} }</annotation>
  </semantics>
</math>
</file>

<file path=Object 539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sup>
          <mi>e</mi>
          <mrow>
            <mi>t</mi>
            <mi>P</mi>
            <mrow>
              <mo fence="true" stretchy="false">(</mo>
              <mrow>
                <mi>s</mi>
              </mrow>
              <mo fence="true" stretchy="false">)</mo>
            </mrow>
          </mrow>
        </msup>
        <mo stretchy="false">=</mo>
        <mi>P</mi>
      </mrow>
      <mrow>
        <mo fence="true" stretchy="false">(</mo>
        <mrow>
          <mi>s</mi>
        </mrow>
        <mo fence="true" stretchy="false">)</mo>
      </mrow>
    </mrow>
    <annotation encoding="StarMath 5.0">lim from {t rightarrow 0 }{} {partial over {partial t}} e^{ t P(s) } = P( s )</annotation>
  </semantics>
</math>
</file>

<file path=Object 54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540/content.xml><?xml version="1.0" encoding="utf-8"?>
<math xmlns="http://www.w3.org/1998/Math/MathML" display="block">
  <semantics>
    <mrow>
      <msup>
        <mi>e</mi>
        <mrow>
          <mi>t</mi>
          <mi>P</mi>
          <mrow>
            <mo fence="true" stretchy="false">(</mo>
            <mrow>
              <mi>s</mi>
            </mrow>
            <mo fence="true" stretchy="false">)</mo>
          </mrow>
        </mrow>
      </msup>
      <mo stretchy="false">=</mo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sup>
              <mi>t</mi>
              <mrow>
                <mi mathvariant="normal">Ω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</msup>
            <msup>
              <mi>j</mi>
              <mi>s</mi>
            </msup>
          </mfrac>
        </mrow>
        <mo stretchy="false">⋅</mo>
        <mrow>
          <munder>
            <mo stretchy="false">∏</mo>
            <mrow>
              <msup>
                <mi>p</mi>
                <mi>a</mi>
              </msup>
              <mo stretchy="false">∣</mo>
              <mi>j</mi>
            </mrow>
          </munder>
          <mfrac>
            <mn>1</mn>
            <mrow>
              <mi>a</mi>
              <mi>!</mi>
            </mrow>
          </mfrac>
        </mrow>
      </mrow>
    </mrow>
    <annotation encoding="StarMath 5.0">e^{ t P(s) } = sum from j = 1 to infinity { {t^{%OMEGA(j)} }over{j^s} }cdot {prod from p^a divides j {1 over {a!}} }</annotation>
  </semantics>
</math>
</file>

<file path=Object 541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i>P</mi>
      </mrow>
      <mrow>
        <mo fence="true" stretchy="false">(</mo>
        <mrow>
          <mi>s</mi>
        </mrow>
        <mo fence="true" stretchy="false">)</mo>
      </mrow>
    </mrow>
    <annotation encoding="StarMath 5.0">lim from {t rightarrow 0 }{} {partial over {partial t}} prod from p {1 over {1- t p^-s }} = P( s )</annotation>
  </semantics>
</math>
</file>

<file path=Object 542/content.xml><?xml version="1.0" encoding="utf-8"?>
<math xmlns="http://www.w3.org/1998/Math/MathML" display="block">
  <semantics>
    <mrow>
      <mrow>
        <munder>
          <mo stretchy="false">∏</mo>
          <mi>p</mi>
        </munder>
        <mfrac>
          <mn>1</mn>
          <mrow>
            <mrow>
              <mn>1</mn>
              <mo stretchy="false">−</mo>
              <mi>t</mi>
            </mrow>
            <msup>
              <mi>p</mi>
              <mrow>
                <mo stretchy="false">−</mo>
                <mi>s</mi>
              </mrow>
            </msup>
          </mrow>
        </mfrac>
      </mrow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i mathvariant="normal">∞</mi>
              </munderover>
              <msup>
                <mi>t</mi>
                <mrow>
                  <mi>j</mi>
                  <mo stretchy="false">⋅</mo>
                  <mi>k</mi>
                </mrow>
              </msup>
            </mrow>
          </mrow>
          <mo fence="true" stretchy="false">)</mo>
        </mrow>
      </mrow>
    </mrow>
    <annotation encoding="StarMath 5.0">prod from p {1 over {1- t p^-s }}  = prod from k = 1 to infinity  (sum from j = 0 to infinity t^{j cdot k})</annotation>
  </semantics>
</math>
</file>

<file path=Object 543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5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row>
            <munder>
              <mo stretchy="false">∑</mo>
              <mrow>
                <mrow>
                  <msup>
                    <mn>2</mn>
                    <mi>a</mi>
                  </msup>
                  <mo stretchy="false">⋅</mo>
                  <msup>
                    <mn>3</mn>
                    <mi>b</mi>
                  </msup>
                  <mo stretchy="false">⋅</mo>
                  <msup>
                    <mn>5</mn>
                    <mi>c</mi>
                  </msup>
                  <mo stretchy="false">⋅</mo>
                  <mn>...</mn>
                </mrow>
                <mo stretchy="false">≤</mo>
                <mi>x</mi>
              </mrow>
            </munder>
            <msup>
              <mi>t</mi>
              <mi>a</mi>
            </msup>
          </mrow>
          <mo stretchy="false">⋅</mo>
          <msup>
            <mi>t</mi>
            <mi>b</mi>
          </msup>
          <mo stretchy="false">⋅</mo>
          <msup>
            <mi>t</mi>
            <mi>c</mi>
          </msup>
          <mo stretchy="false">⋅</mo>
          <mn>...</mn>
        </mrow>
      </mrow>
      <mrow>
        <munderover>
          <mo stretchy="false">∑</mo>
          <mrow>
            <mi>j</mi>
            <mo stretchy="false">=</mo>
            <mn>1</mn>
          </mrow>
          <mi>x</mi>
        </munderover>
        <msup>
          <mi>t</mi>
          <mrow>
            <mi mathvariant="normal">Ω</mi>
            <mrow>
              <mo fence="true" stretchy="false">(</mo>
              <mrow>
                <mi>j</mi>
              </mrow>
              <mo fence="true" stretchy="false">)</mo>
            </mrow>
          </mrow>
        </msup>
      </mrow>
    </mrow>
    <annotation encoding="StarMath 5.0">(1+bold{[t]x})^{""*sum""} = 

sum from { 2^a cdot 3^b cdot 5^c cdot ... &lt;= x } {t^a} cdot {t^b}cdot {t^c} cdot ... 

sum from j = 1 to x t^{ %OMEGA(j) }</annotation>
  </semantics>
</math>
</file>

<file path=Object 5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i>t</mi>
                          <mo stretchy="false">⋅</mo>
                          <msup>
                            <mi>p</mi>
                            <mrow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row>
            <munder>
              <mo stretchy="false">∑</mo>
              <mrow>
                <mrow>
                  <msup>
                    <mn>2</mn>
                    <mi>a</mi>
                  </msup>
                  <mo stretchy="false">⋅</mo>
                  <msup>
                    <mn>3</mn>
                    <mi>b</mi>
                  </msup>
                  <mo stretchy="false">⋅</mo>
                  <msup>
                    <mn>5</mn>
                    <mi>c</mi>
                  </msup>
                  <mo stretchy="false">⋅</mo>
                  <mn>...</mn>
                </mrow>
                <mo stretchy="false">≤</mo>
                <mi>x</mi>
              </mrow>
            </munder>
            <msup>
              <mi>t</mi>
              <mrow>
                <mi>a</mi>
                <mo stretchy="false">+</mo>
                <mi>b</mi>
                <mo stretchy="false">+</mo>
                <mi>c</mi>
                <mo stretchy="false">+</mo>
                <mn>...</mn>
              </mrow>
            </msup>
          </mrow>
          <mo stretchy="false">⋅</mo>
          <msup>
            <mrow>
              <mo fence="true" stretchy="false">(</mo>
              <mrow>
                <mrow>
                  <msup>
                    <mn>2</mn>
                    <mi>a</mi>
                  </msup>
                  <mo stretchy="false">⋅</mo>
                  <msup>
                    <mn>3</mn>
                    <mi>b</mi>
                  </msup>
                  <mo stretchy="false">⋅</mo>
                  <msup>
                    <mn>5</mn>
                    <mi>c</mi>
                  </msup>
                  <mo stretchy="false">⋅</mo>
                  <mn>...</mn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row>
        <munderover>
          <mo stretchy="false">∑</mo>
          <mrow>
            <mi>j</mi>
            <mo stretchy="false">=</mo>
            <mn>1</mn>
          </mrow>
          <mi>x</mi>
        </munderover>
        <mfrac>
          <msup>
            <mi>t</mi>
            <mrow>
              <mi mathvariant="normal">Ω</mi>
              <mrow>
                <mo fence="true" stretchy="false">(</mo>
                <mrow>
                  <mi>j</mi>
                </mrow>
                <mo fence="true" stretchy="false">)</mo>
              </mrow>
            </mrow>
          </msup>
          <msup>
            <mi>j</mi>
            <mi>s</mi>
          </msup>
        </mfrac>
      </mrow>
    </mrow>
    <annotation encoding="StarMath 5.0">(1+bold{[t cdot p^-s]x})^{""*sum""} = 

sum from { 2^a cdot 3^b cdot 5^c cdot ... &lt;= x } {t^{a+b+c+...}} cdot (2^a cdot 3^b cdot 5^c cdot ...)^-s

sum from j = 1 to x {t^{ %OMEGA(j) } over { j^s }}</annotation>
  </semantics>
</math>
</file>

<file path=Object 546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i>j</mi>
      </msup>
    </mrow>
    <annotation encoding="StarMath 5.0">bold{ [t]x }^k

=
sum from j = 1 to x (binom{j-1}{k-1})t^j</annotation>
  </semantics>
</math>
</file>

<file path=Object 547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3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frac>
            <mn>1</mn>
            <mrow>
              <mi>n</mi>
              <mi>!</mi>
            </mrow>
          </mfrac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/>
          </mrow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3}over{1-x})^z = 

{1 over {n!}} cdot lim from { x rightarrow 0 }{  } partial^n  over { partial x^n }(1+x+x^2)^z

= nabla_n ( {1+bold{n}} over {1+bold{n "*" 1 over 3}} )^z</annotation>
  </semantics>
</math>
</file>

<file path=Object 548/content.xml><?xml version="1.0" encoding="utf-8"?>
<math xmlns="http://www.w3.org/1998/Math/MathML" display="block">
  <semantics>
    <mrow>
      <mrow>
        <mtext/>
        <mo stretchy="false">=</mo>
        <msub>
          <mo stretchy="false">∇</mo>
          <mi>n</mi>
        </msub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row>
                      <mo stretchy="false">−</mo>
                      <mn>1</mn>
                    </mrow>
                  </mrow>
                  <mo fence="true" stretchy="false">]</mo>
                </mrow>
                <mi>n</mi>
              </mrow>
            </mstyle>
            <mo stretchy="false">+</mo>
            <msup>
              <mrow>
                <mo fence="true" stretchy="false">(</mo>
                <mrow>
                  <mstyle mathvariant="bold">
                    <mrow>
                      <mrow>
                        <mo fence="true" stretchy="false">[</mo>
                        <mrow>
                          <mrow>
                            <mo stretchy="false">−</mo>
                            <msup>
                              <mn>1</mn>
                              <mn>2</mn>
                            </msup>
                          </mrow>
                        </mrow>
                        <mo fence="true" stretchy="false">]</mo>
                      </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o fence="true" stretchy="false">)</mo>
              </mrow>
              <mn>2</mn>
            </msup>
          </mrow>
        </mrow>
        <mo fence="true" stretchy="false">)</mo>
      </mrow>
    </mrow>
    <annotation encoding="StarMath 5.0">""=nabla_n ( 1+bold{[-1]n} +(bold{[-1^2]n "*" 1 over 2})^2)</annotation>
  </semantics>
</math>
</file>

<file path=Object 54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0 to x t^j cdot ( (binom{z}{j}) )</annotation>
  </semantics>
</math>
</file>

<file path=Object 55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550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0 to x t^j cdot ( (binom{z}{j}) )</annotation>
  </semantics>
</math>
</file>

<file path=Object 551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sup>
                        <mi>t</mi>
                        <mi>m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m</mi>
                  </mfrac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i>m</mi>
            </mfrac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row>
          <mi>j</mi>
          <mi>m</mi>
        </mrow>
      </msup>
    </mrow>
    <annotation encoding="StarMath 5.0">(bold{ [t^m]x "*" 1 over m})^k

=
sum from j = 1 to {x over m} (binom{j-1}{k-1})t^{j m}</annotation>
  </semantics>
</math>
</file>

<file path=Object 55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0 to x t^j cdot ( (binom{z}{j}) )</annotation>
  </semantics>
</math>
</file>

<file path=Object 553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  <mtext>*</mtext>
                  <mfrac>
                    <mn>1</mn>
                    <mi>m</mi>
                  </mfrac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i>m</mi>
            </mfrac>
          </munderover>
          <mrow>
            <mo fence="true" stretchy="false">(</mo>
            <mrow>
              <mtable>
                <mtr>
                  <mtd>
                    <mrow>
                      <mi>j</mi>
                      <mrow>
                        <mi>m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row>
          <mi>j</mi>
          <mi>m</mi>
        </mrow>
      </msup>
    </mrow>
    <annotation encoding="StarMath 5.0">(bold{ [t]x "*" 1 over m})^k

=
sum from j = 1 to {x over m} (binom{j m-1}{k-1})t^{j m}</annotation>
  </semantics>
</math>
</file>

<file path=Object 55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m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m</mi>
                  </mfrac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frac>
              <mi>x</mi>
              <mi>m</mi>
            </mfrac>
          </munderover>
          <msup>
            <mi>t</mi>
            <mrow>
              <mi>j</mi>
              <mi>m</mi>
            </mrow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^m]x "*" 1 over m})^z

=

sum from j = 0 to {x over m} t^{j m} cdot ( (binom{z}{j}) )</annotation>
  </semantics>
</math>
</file>

<file path=Object 55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sup>
          <mi>x</mi>
          <mi>k</mi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sum from k = 0 to infinity ( (binom{z}{k}) ) cdot x^k  = (1 over {1-x} )^z</annotation>
  </semantics>
</math>
</file>

<file path=Object 556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sup>
          <mi>x</mi>
          <mrow>
            <mn>2</mn>
            <mi>k</mi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sum from k = 0 to infinity ( (binom{z}{k}) ) cdot x^{2k}  = (1 over {1-x^2} )^z</annotation>
  </semantics>
</math>
</file>

<file path=Object 557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row>
                            <mn>2</mn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sup>
            <mi>x</mi>
            <mrow>
              <mn>2</mn>
              <mi>k</mi>
            </mrow>
          </msup>
        </mrow>
        <mo stretchy="false">=</mo>
        <mrow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)</mo>
            </mrow>
            <mfrac>
              <mi>z</mi>
              <mn>2</mn>
            </mfrac>
          </msup>
          <mo stretchy="false">⋅</mo>
          <mi>cosh</mi>
        </mrow>
      </mrow>
      <mrow>
        <mo fence="true" stretchy="false">(</mo>
        <mrow>
          <mrow>
            <mrow>
              <mi>z</mi>
              <mo stretchy="false">⋅</mo>
              <mi mathvariant="italic">arctanh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sum from k = 0 to infinity ( (binom{z}{2k}) ) cdot x^{2k}  = (1 over {1-x^2} )^{z over 2} cdot cosh( z cdot arctanh( x) )</annotation>
  </semantics>
</math>
</file>

<file path=Object 558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3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sum from v=1 to {x - t - u} d^{ t+u+v }

=

sum from j = 1 to { x } d^j cdot ( binom{j-1}{3-1} )</annotation>
  </semantics>
</math>
</file>

<file path=Object 559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1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d^t

=

sum from j = 1 to x d^j cdot (binom{j-1}{1-1})</annotation>
  </semantics>
</math>
</file>

<file path=Object 56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560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2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d^{ t+u }
=

sum from j = 1 to x d^j cdot (binom{j-1}{2-1})</annotation>
  </semantics>
</math>
</file>

<file path=Object 561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row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</mrow>
    <annotation encoding="StarMath 5.0">(bold{ [-1]x})^k

=

sum from j = 1 to {x} (-1)^{j}(binom{j-1}{k-1})
</annotation>
  </semantics>
</math>
</file>

<file path=Object 562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n>2</mn>
                  </mfrac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n>2</mn>
            </mfrac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n>2</mn>
              <mi>j</mi>
            </mrow>
          </msup>
        </mrow>
      </mrow>
      <mrow>
        <mo fence="true" stretchy="false">(</mo>
        <mrow>
          <mtable>
            <mtr>
              <mtd>
                <mrow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</mrow>
    <annotation encoding="StarMath 5.0">(bold{ [(-1)^2]x "*" 1 over 2})^k

=
sum from j = 1 to {x over 2} (-1)^{2 j }(binom{j-1}{k-1})
</annotation>
  </semantics>
</math>
</file>

<file path=Object 563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n>2</mn>
                  </mfrac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n>2</mn>
            </mfrac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n>2</mn>
              <mi>j</mi>
            </mrow>
          </msup>
        </mrow>
      </mrow>
      <mrow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n>2</mn>
            </mfrac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=</mo>
        <msup>
          <mrow>
            <mo fence="true" stretchy="false">(</mo>
            <mrow>
              <mstyle mathvariant="bold">
                <mrow>
                  <mi>x</mi>
                  <mtext>*</mtext>
                  <mfrac>
                    <mn>1</mn>
                    <mn>2</mn>
                  </mfrac>
                </mrow>
              </mstyle>
            </mrow>
            <mo fence="true" stretchy="false">)</mo>
          </mrow>
          <mi>k</mi>
        </msup>
      </mrow>
    </mrow>
    <annotation encoding="StarMath 5.0">(bold{ [(-1)^2]x "*" 1 over 2})^k

=
sum from j = 1 to {x over 2} (-1)^{2 j }(binom{j-1}{k-1})

=

sum from j = 1 to {x over 2} (binom{j-1}{k-1})

=

(bold{ x "*" 1 over 2})^k
</annotation>
  </semantics>
</math>
</file>

<file path=Object 564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row>
              <mo fence="true" stretchy="false">(</mo>
              <mrow>
                <mtable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1</mn>
            </mrow>
            <mfrac>
              <mi>x</mi>
              <mn>2</mn>
            </mfrac>
          </munderover>
          <mrow>
            <mo fence="true" stretchy="false">(</mo>
            <mrow>
              <mtable>
                <mtr>
                  <mtd>
                    <mrow>
                      <mn>2</mn>
                      <mrow>
                        <mi>j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=</mo>
        <mrow>
          <mstyle mathvariant="bold">
            <msup>
              <mi>x</mi>
              <mi>k</mi>
            </msup>
          </mstyle>
          <mo stretchy="false">−</mo>
          <mn>2</mn>
        </mrow>
      </mrow>
      <msup>
        <mrow>
          <mo fence="true" stretchy="false">(</mo>
          <mrow>
            <mstyle mathvariant="bold">
              <mrow>
                <msup>
                  <mi>x</mi>
                  <mrow>
                    <mtext>*</mtext>
                    <mn>2</mn>
                  </mrow>
                </msup>
                <mtext>*</mtext>
                <mfrac>
                  <mn>1</mn>
                  <mn>2</mn>
                </mfrac>
              </mrow>
            </mstyle>
          </mrow>
          <mo fence="true" stretchy="false">)</mo>
        </mrow>
        <mi>k</mi>
      </msup>
    </mrow>
    <annotation encoding="StarMath 5.0">(bold{ [-1]x})^k

=

sum from j = 1 to {x} (-1)^{j}(binom{j-1}{k-1})

=

sum from j = 1 to {x} (binom{j-1}{k-1})

-

2 sum from j = 1 to {x over 2} (binom{2j-1}{k-1})

= bold{x}^k - 2 (bold{ x^{"*"2}"*" 1 over 2})^k</annotation>
  </semantics>
</math>
</file>

<file path=Object 565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n</mi>
                </mrow>
              </mstyle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sup>
                    <mrow>
                      <mo fence="true" stretchy="false">(</mo>
                      <mrow>
                        <mrow>
                          <mi>n</mi>
                          <mtext>*</mtext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  <mn>2</mn>
                  </msup>
                </mrow>
              </mstyle>
            </mrow>
          </mrow>
          <mo fence="true" stretchy="false">)</mo>
        </mrow>
        <mi>z</mi>
      </msup>
    </mrow>
    <annotation encoding="StarMath 5.0">( {1+bold{n}} over {1+bold{n "*" 1 over 3}} )^z

=

(1+bold{[-1]n} +bold{[-1](n "*" 1 over 2)^2})^z</annotation>
  </semantics>
</math>
</file>

<file path=Object 5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sup>
          <mi>x</mi>
          <mi>k</mi>
        </msup>
        <mo stretchy="false">=</mo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</mrow>
    </mrow>
    <annotation encoding="StarMath 5.0">sum from k = 0 to infinity ( binom{z}{k} )x^k = ( 1+x )^z</annotation>
  </semantics>
</math>
</file>

<file path=Object 56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sup>
          <mrow>
            <mo fence="true" stretchy="false">(</mo>
            <mrow>
              <mrow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k</mi>
        </msup>
        <mo stretchy="false">=</mo>
        <msup>
          <mrow>
            <mo fence="true" stretchy="false">(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</mrow>
    </mrow>
    <annotation encoding="StarMath 5.0">sum from k = 0 to infinity ( binom{z}{k} )(x+x^2)^k = ( 1+x+x^2 )^z</annotation>
  </semantics>
</math>
</file>

<file path=Object 5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sup>
          <mrow>
            <mo fence="true" stretchy="false">(</mo>
            <mrow>
              <mrow>
                <mi>x</mi>
                <mo stretchy="false">+</mo>
                <msup>
                  <mi>x</mi>
                  <mn>2</mn>
                </msup>
                <mo stretchy="false">+</mo>
                <msup>
                  <mi>x</mi>
                  <mn>3</mn>
                </msup>
              </mrow>
            </mrow>
            <mo fence="true" stretchy="false">)</mo>
          </mrow>
          <mi>k</mi>
        </msup>
        <mo stretchy="false">=</mo>
        <msup>
          <mrow>
            <mo fence="true" stretchy="false">(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  <mo stretchy="false">+</mo>
                <msup>
                  <mi>x</mi>
                  <mn>3</mn>
                </msup>
              </mrow>
            </mrow>
            <mo fence="true" stretchy="false">)</mo>
          </mrow>
          <mi>z</mi>
        </msup>
      </mrow>
    </mrow>
    <annotation encoding="StarMath 5.0">sum from k = 0 to infinity ( binom{z}{k} )(x+x^2+x^3)^k = ( 1+x+x^2+x^3 )^z</annotation>
  </semantics>
</math>
</file>

<file path=Object 56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sup>
          <mrow>
            <mo fence="true" stretchy="false">(</mo>
            <mrow>
              <mrow>
                <mi>x</mi>
                <mo stretchy="false">+</mo>
                <msup>
                  <mi>x</mi>
                  <mn>2</mn>
                </msup>
                <mo stretchy="false">+</mo>
                <msup>
                  <mi>x</mi>
                  <mn>3</mn>
                </msup>
              </mrow>
            </mrow>
            <mo fence="true" stretchy="false">)</mo>
          </mrow>
          <mi>k</mi>
        </msup>
        <mo stretchy="false">=</mo>
        <msup>
          <mrow>
            <mo fence="true" stretchy="false">(</mo>
            <mrow>
              <mrow>
                <mn>1</mn>
                <mo stretchy="false">−</mo>
                <mi>x</mi>
                <mo stretchy="false">−</mo>
                <mi>x</mi>
                <mo stretchy="false">−</mo>
                <mn>2</mn>
                <mo stretchy="false">−</mo>
                <msup>
                  <mi>x</mi>
                  <mn>3</mn>
                </msup>
              </mrow>
            </mrow>
            <mo fence="true" stretchy="false">)</mo>
          </mrow>
          <mi>z</mi>
        </msup>
      </mrow>
    </mrow>
    <annotation encoding="StarMath 5.0">sum from k = 0 to infinity ( binom{z}{k} )(-1)^k(x+x^2+x^3)^k = ( 1-x-x-2-x^3 )^z</annotation>
  </semantics>
</math>
</file>

<file path=Object 5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4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</mrow>
        </mrow>
      </mrow>
    </mrow>
    <annotation encoding="StarMath 5.0">nabla_n bold{4_n}^z

= sum from {a+2b=n} { 

nabla_a bold{2_a}^z cdot nabla_b bold{2_b}^z}</annotation>
  </semantics>
</math>
</file>

<file path=Object 57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sup>
          <mi>x</mi>
          <mi>k</mi>
        </msup>
        <mo stretchy="false">=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</mrow>
    </mrow>
    <annotation encoding="StarMath 5.0">sum from k = 0 to infinity ( binom{z}{k} )(-1)^k x^k = ( 1-x )^z</annotation>
  </semantics>
</math>
</file>

<file path=Object 5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sup>
          <mrow>
            <mo fence="true" stretchy="false">(</mo>
            <mrow>
              <mrow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k</mi>
        </msup>
        <mo stretchy="false">=</mo>
        <msup>
          <mrow>
            <mo fence="true" stretchy="false">(</mo>
            <mrow>
              <mrow>
                <mn>1</mn>
                <mo stretchy="false">−</mo>
                <mi>x</mi>
                <mo stretchy="false">−</mo>
                <msup>
                  <mi>x</mi>
                  <mn>2</mn>
                </msup>
              </mrow>
            </mrow>
            <mo fence="true" stretchy="false">)</mo>
          </mrow>
          <mi>z</mi>
        </msup>
      </mrow>
    </mrow>
    <annotation encoding="StarMath 5.0">sum from k = 0 to infinity ( binom{z}{k} )(-1)^k(x+x^2)^k = ( 1-x-x^2 )^z</annotation>
  </semantics>
</math>
</file>

<file path=Object 572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row>
              <mo fence="true" stretchy="false">(</mo>
              <mrow>
                <mtable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1</mn>
            </mrow>
            <mfrac>
              <mi>x</mi>
              <mn>2</mn>
            </mfrac>
          </munderover>
          <mrow>
            <mo fence="true" stretchy="false">(</mo>
            <mrow>
              <mtable>
                <mtr>
                  <mtd>
                    <mrow>
                      <mn>2</mn>
                      <mrow>
                        <mi>j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=</mo>
        <mrow>
          <mstyle mathvariant="bold">
            <msup>
              <mi>x</mi>
              <mi>k</mi>
            </msup>
          </mstyle>
          <mo stretchy="false">−</mo>
          <mn>2</mn>
        </mrow>
      </mrow>
      <msup>
        <mrow>
          <mo fence="true" stretchy="false">(</mo>
          <mrow>
            <mstyle mathvariant="bold">
              <mrow>
                <msup>
                  <mi>x</mi>
                  <mrow>
                    <mtext>*</mtext>
                    <mn>2</mn>
                  </mrow>
                </msup>
                <mtext>*</mtext>
                <mfrac>
                  <mn>1</mn>
                  <mn>2</mn>
                </mfrac>
              </mrow>
            </mstyle>
          </mrow>
          <mo fence="true" stretchy="false">)</mo>
        </mrow>
        <mi>k</mi>
      </msup>
    </mrow>
    <annotation encoding="StarMath 5.0">(bold{ [-1]x})^k

=

sum from j = 1 to {x} (-1)^{j}(binom{j-1}{k-1})

=

sum from j = 1 to {x} (binom{j-1}{k-1})

-

2 sum from j = 1 to {x over 2} (binom{2j-1}{k-1})

= bold{x}^k - 2 (bold{ x^{"*"2}"*" 1 over 2})^k</annotation>
  </semantics>
</math>
</file>

<file path=Object 573/content.xml><?xml version="1.0" encoding="utf-8"?>
<math xmlns="http://www.w3.org/1998/Math/MathML" display="block">
  <semantics>
    <mrow>
      <mrow>
        <msup>
          <mrow>
            <mo fence="true" stretchy="false">(</mo>
            <mrow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  <mtext>*</mtext>
                  <mfrac>
                    <mn>1</mn>
                    <mi>m</mi>
                  </mfrac>
                </mrow>
              </mstyle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frac>
              <mi>x</mi>
              <mi>m</mi>
            </mfrac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m</mi>
              </mfrac>
            </munderover>
            <mrow>
              <mo fence="true" stretchy="false">(</mo>
              <mrow>
                <mtable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1</mn>
            </mrow>
            <mfrac>
              <mi>x</mi>
              <mrow>
                <mn>2</mn>
                <mi>m</mi>
              </mrow>
            </mfrac>
          </munderover>
          <mrow>
            <mo fence="true" stretchy="false">(</mo>
            <mrow>
              <mtable>
                <mtr>
                  <mtd>
                    <mrow>
                      <mn>2</mn>
                      <mrow>
                        <mi>j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=</mo>
        <mrow>
          <msup>
            <mrow>
              <mo fence="true" stretchy="false">(</mo>
              <mrow>
                <mstyle mathvariant="bold">
                  <mrow>
                    <mi>x</mi>
                    <mtext>*</mtext>
                    <mfrac>
                      <mn>1</mn>
                      <mi>m</mi>
                    </mfrac>
                  </mrow>
                </mstyle>
              </mrow>
              <mo fence="true" stretchy="false">)</mo>
            </mrow>
            <mi>k</mi>
          </msup>
          <mo stretchy="false">−</mo>
          <mn>2</mn>
        </mrow>
      </mrow>
      <msup>
        <mrow>
          <mo fence="true" stretchy="false">(</mo>
          <mrow>
            <mstyle mathvariant="bold">
              <mrow>
                <msup>
                  <mi>x</mi>
                  <mrow>
                    <mtext>*</mtext>
                    <mn>2</mn>
                  </mrow>
                </msup>
                <mtext>*</mtext>
                <mfrac>
                  <mn>1</mn>
                  <mrow>
                    <mn>2</mn>
                    <mi>m</mi>
                  </mrow>
                </mfrac>
              </mrow>
            </mstyle>
          </mrow>
          <mo fence="true" stretchy="false">)</mo>
        </mrow>
        <mi>k</mi>
      </msup>
    </mrow>
    <annotation encoding="StarMath 5.0">(bold{ [-1]x "*" 1 over m})^k

=

sum from j = 1 to {x over m} (-1)^{j}(binom{j-1}{k-1})

=

sum from j = 1 to {x over m} (binom{j-1}{k-1})

-

2 sum from j = 1 to {x over {2 m}} (binom{2j-1}{k-1})

= (bold{x"*" 1 over m})^k - 2 (bold{ x^{"*"2}"*" 1 over {2m}})^k</annotation>
  </semantics>
</math>
</file>

<file path=Object 5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x</mi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o stretchy="false">−</mo>
                            <mi>z</mi>
                          </mrow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0</mn>
            </mrow>
            <mfrac>
              <mi>x</mi>
              <mn>2</mn>
            </mfrac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row>
                          <mn>2</mn>
                          <mi>j</mi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row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o stretchy="false">−</mo>
              <mi>z</mi>
            </mrow>
          </msup>
          <mo stretchy="false">−</mo>
          <mn>2</mn>
        </mrow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sup>
                    <mi>x</mi>
                    <mrow>
                      <mtext>*</mtext>
                      <mn>2</mn>
                    </mrow>
                  </msup>
                  <mtext>*</mtext>
                  <mfrac>
                    <mn>1</mn>
                    <mn>2</mn>
                  </mfrac>
                </mrow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(1+bold{ [-1]x})^-z

=

sum from j = 0 to {x} (-1)^{j}((binom{-z}{j}))

=

sum from j = 0 to {x} ((binom{-z}{j}))

-

2 sum from j = 0 to {x over 2} ((binom{-z}{2 j}))

= (1+bold{x})^-z - 2 (1+bold{ x^{"*"2}"*" 1 over 2})^-z

</annotation>
  </semantics>
</math>
</file>

<file path=Object 57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</mrow>
    <annotation encoding="StarMath 5.0">(1+bold{ [-1]x})^-z

=

sum from j = 0 to {x} (-1)^{j}((binom{-z}{j}))

=sum from j = 0 to {x} (binom{z}{j})</annotation>
  </semantics>
</math>
</file>

<file path=Object 576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n</mi>
                  </mrow>
                </mstyle>
              </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n>1</mn>
                          <mn>2</mn>
                        </msup>
                      </mrow>
                      <mo fence="true" stretchy="false">]</mo>
                    </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( {1+bold{[1]n}} over {1+bold{[1^2]n "*" 1 over 2}} )^z

=

(1+bold{[-1]n} )^-z</annotation>
  </semantics>
</math>
</file>

<file path=Object 577/content.xml><?xml version="1.0" encoding="utf-8"?>
<math xmlns="http://www.w3.org/1998/Math/MathML" display="block">
  <semantics>
    <mrow>
      <mfrac>
        <mrow>
          <mn>1</mn>
          <mo stretchy="false">+</mo>
          <mstyle mathvariant="bold">
            <mrow>
              <mi>n</mi>
              <mtext>*</mtext>
              <mfrac>
                <mn>1</mn>
                <mn>2</mn>
              </mfrac>
            </mrow>
          </mstyle>
        </mrow>
        <mrow>
          <mn>1</mn>
          <mo stretchy="false">+</mo>
          <mstyle mathvariant="bold">
            <mi>n</mi>
          </mstyle>
        </mrow>
      </mfrac>
      <mo stretchy="false">=</mo>
      <mrow>
        <mn>1</mn>
        <mo stretchy="false">+</mo>
        <mstyle mathvariant="bold">
          <mrow>
            <mrow>
              <mo fence="true" stretchy="false">[</mo>
              <mrow>
                <mrow>
                  <mo stretchy="false">−</mo>
                  <mn>1</mn>
                </mrow>
              </mrow>
              <mo fence="true" stretchy="false">]</mo>
            </mrow>
            <mi>n</mi>
          </mrow>
        </mstyle>
      </mrow>
    </mrow>
    <annotation encoding="StarMath 5.0">{1+bold{n"*"1 over 2}} over {1+bold{n}}

=

1+bold{[-1]n}</annotation>
  </semantics>
</math>
</file>

<file path=Object 578/content.xml><?xml version="1.0" encoding="utf-8"?>
<math xmlns="http://www.w3.org/1998/Math/MathML" display="block">
  <semantics>
    <mrow>
      <mfrac>
        <mrow>
          <mn>1</mn>
          <mo stretchy="false">−</mo>
          <msup>
            <mi>x</mi>
            <mn>2</mn>
          </msup>
        </mrow>
        <mrow>
          <mn>1</mn>
          <mo stretchy="false">−</mo>
          <mi>x</mi>
        </mrow>
      </mfrac>
      <mo stretchy="false">=</mo>
      <mfrac>
        <mrow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  <mrow>
          <mn>1</mn>
          <mo stretchy="false">−</mo>
          <mi>x</mi>
        </mrow>
      </mfrac>
      <mo stretchy="false">=</mo>
      <mrow>
        <mn>1</mn>
        <mo stretchy="false">+</mo>
        <mi>x</mi>
      </mrow>
    </mrow>
    <annotation encoding="StarMath 5.0">{1-x^2} over { 1-x } = { (1-x)(1+x) }over{ 1-x } = 1 + x</annotation>
  </semantics>
</math>
</file>

<file path=Object 579/content.xml><?xml version="1.0" encoding="utf-8"?>
<math xmlns="http://www.w3.org/1998/Math/MathML" display="block">
  <semantics>
    <mrow>
      <mfrac>
        <mrow>
          <mn>1</mn>
          <mo stretchy="false">+</mo>
          <mstyle mathvariant="bold">
            <mrow>
              <mi>n</mi>
              <mtext>*</mtext>
              <mfrac>
                <mn>1</mn>
                <mn>2</mn>
              </mfrac>
            </mrow>
          </mstyle>
        </mrow>
        <mrow>
          <mn>1</mn>
          <mo stretchy="false">+</mo>
          <mstyle mathvariant="bold">
            <mi>n</mi>
          </mstyle>
        </mrow>
      </mfrac>
      <mo stretchy="false">=</mo>
      <mrow>
        <mn>1</mn>
        <mo stretchy="false">+</mo>
        <mstyle mathvariant="bold">
          <mrow>
            <mrow>
              <mo fence="true" stretchy="false">[</mo>
              <mrow>
                <mrow>
                  <mo stretchy="false">−</mo>
                  <mn>1</mn>
                </mrow>
              </mrow>
              <mo fence="true" stretchy="false">]</mo>
            </mrow>
            <mi>n</mi>
          </mrow>
        </mstyle>
      </mrow>
    </mrow>
    <annotation encoding="StarMath 5.0">{1+bold{n"*"1 over 2}} over {1+bold{n}}

=

1+bold{[-1]n}</annotation>
  </semantics>
</math>
</file>

<file path=Object 58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580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n>1</mn>
                        <mn>2</mn>
                      </msup>
                    </mrow>
                    <mo fence="true" stretchy="false">]</mo>
                  </mrow>
                  <mi>n</mi>
                  <mtext>*</mtext>
                  <mfrac>
                    <mn>1</mn>
                    <mn>2</mn>
                  </mfrac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</mrow>
    </mrow>
    <annotation encoding="StarMath 5.0">({1+bold{[1^2]n"*"1 over 2}})^z

=

(1+bold{[-1]n})^z cdot (1+bold{[1]n})^z</annotation>
  </semantics>
</math>
</file>

<file path=Object 581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</mrow>
      <mo stretchy="false">=</mo>
      <mrow>
        <mn>1</mn>
        <mo stretchy="false">+</mo>
        <mstyle mathvariant="bold">
          <mrow>
            <mrow>
              <mo fence="true" stretchy="false">[</mo>
              <mrow>
                <mrow>
                  <mo stretchy="false">−</mo>
                  <mn>1</mn>
                </mrow>
              </mrow>
              <mo fence="true" stretchy="false">]</mo>
            </mrow>
            <mi>n</mi>
          </mrow>
        </mstyle>
        <mo stretchy="false">+</mo>
        <mstyle mathvariant="bold">
          <mi>n</mi>
        </mstyle>
        <mo stretchy="false">+</mo>
        <mrow>
          <mstyle mathvariant="bold">
            <mi>n</mi>
          </mstyle>
          <mo stretchy="false">⋅</mo>
          <mstyle mathvariant="bold">
            <mrow>
              <mrow>
                <mo fence="true" stretchy="false">[</mo>
                <mrow>
                  <mrow>
                    <mo stretchy="false">−</mo>
                    <mn>1</mn>
                  </mrow>
                </mrow>
                <mo fence="true" stretchy="false">]</mo>
              </mrow>
              <mi>n</mi>
            </mrow>
          </mstyle>
        </mrow>
      </mrow>
      <mo stretchy="false">=</mo>
      <mrow>
        <mn>1</mn>
        <mo stretchy="false">+</mo>
        <mstyle mathvariant="bold">
          <mrow>
            <mi>n</mi>
            <mtext>*</mtext>
            <mfrac>
              <mn>1</mn>
              <mn>2</mn>
            </mfrac>
          </mrow>
        </mstyle>
      </mrow>
    </mrow>
    <annotation encoding="StarMath 5.0">(1+bold{[-1]n}) cdot (1+bold{n})

=

1+bold{ [-1]n }+bold{ n }+bold{ n }cdot bold{ [-1]n }

=

{1+bold{n"*"1 over 2}}</annotation>
  </semantics>
</math>
</file>

<file path=Object 58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</mrow>
        <mo stretchy="false">=</mo>
        <mrow>
          <mn>1</mn>
          <mo stretchy="false">+</mo>
          <mn>2</mn>
        </mrow>
      </mrow>
      <mrow>
        <mrow>
          <mstyle mathvariant="bold">
            <mi>n</mi>
          </mstyle>
          <mo stretchy="false">+</mo>
          <mstyle mathvariant="bold">
            <mi>n</mi>
          </mstyle>
        </mrow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n>2</mn>
        </msup>
      </mrow>
    </mrow>
    <annotation encoding="StarMath 5.0">(1+bold{n}) cdot (1+bold{n}) = 

1 + 2 bold{ n } + bold{ n } =

( 1+bold{n} )^2</annotation>
  </semantics>
</math>
</file>

<file path=Object 583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−</mo>
              <mstyle mathvariant="bold">
                <mi>n</mi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</mrow>
      <mo stretchy="false">=</mo>
      <mrow>
        <mn>1</mn>
        <mo stretchy="false">−</mo>
        <mstyle mathvariant="bold">
          <mi>n</mi>
        </mstyle>
        <mo stretchy="false">+</mo>
        <mstyle mathvariant="bold">
          <mi>n</mi>
        </mstyle>
        <mo stretchy="false">+</mo>
        <mstyle mathvariant="bold">
          <msup>
            <mi>n</mi>
            <mn>2</mn>
          </msup>
        </mstyle>
      </mrow>
      <mo stretchy="false">=</mo>
      <mrow>
        <mn>1</mn>
        <mo stretchy="false">+</mo>
        <mstyle mathvariant="bold">
          <msup>
            <mi>n</mi>
            <mn>2</mn>
          </msup>
        </mstyle>
      </mrow>
    </mrow>
    <annotation encoding="StarMath 5.0">(1-bold{n}) cdot (1+bold{n})

=

1-bold{ n }+bold{ n }+bold{ n^2 }

=

{1+bold{n}^2}</annotation>
  </semantics>
</math>
</file>

<file path=Object 584/content.xml><?xml version="1.0" encoding="utf-8"?>
<math xmlns="http://www.w3.org/1998/Math/MathML" display="block">
  <semantics>
    <mrow>
      <mrow>
        <mrow>
          <mstyle mathvariant="bold">
            <mi>n</mi>
          </mstyle>
          <mo stretchy="false">⋅</mo>
          <mstyle mathvariant="bold">
            <mrow>
              <mrow>
                <mo fence="true" stretchy="false">[</mo>
                <mrow>
                  <mrow>
                    <mo stretchy="false">−</mo>
                    <mn>1</mn>
                  </mrow>
                </mrow>
                <mo fence="true" stretchy="false">]</mo>
              </mrow>
              <mi>n</mi>
            </mrow>
          </mstyle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fence="true" stretchy="false">(</mo>
            <mrow>
              <mrow>
                <mrow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row>
                        <mi>n</mi>
                        <mo stretchy="false">−</mo>
                        <mi>j</mi>
                      </mrow>
                    </munderover>
                    <mn>1</mn>
                  </mrow>
                  <mo stretchy="false">−</mo>
                  <mn>2</mn>
                </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i>j</mi>
                          </mrow>
                          <mn>2</mn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  <mo fence="true" stretchy="false">)</mo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n</mi>
                  <mo stretchy="false">−</mo>
                  <mi>j</mi>
                </mrow>
              </munderover>
              <mn>1</mn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n</mi>
                      <mo stretchy="false">−</mo>
                      <mi>j</mi>
                    </mrow>
                    <mn>2</mn>
                  </mfrac>
                </mrow>
                <mo fence="true" stretchy="false">⌋</mo>
              </mrow>
            </munderover>
            <mn>1</mn>
          </mrow>
        </mrow>
        <mo stretchy="false">=</mo>
        <mn>..</mn>
      </mrow>
      <mi>.</mi>
    </mrow>
    <annotation encoding="StarMath 5.0">bold{ n } cdot bold{ [-1]n }

= sum from j = 1 to n sum from k = 1 to { n-j } ( -1 )^k

= sum from j = 1 to n (sum from k = 1 to { n-j } 1  - 2 sum from k = 1 to { lfloor {n-j} over 2 rfloor } 1)

= sum from j = 1 to n sum from k = 1 to { n-j } 1  
- 2 sum from j = 1 to n sum from k = 1 to { lfloor {n-j} over 2 rfloor } 1

=

...</annotation>
  </semantics>
</math>
</file>

<file path=Object 585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i>t</mi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n>1</mn>
                <mo stretchy="false">+</mo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  <mstyle mathvariant="bold">
                <mi>x</mi>
              </mstyle>
            </mrow>
          </mrow>
          <mo fence="true" stretchy="false">)</mo>
        </mrow>
      </mrow>
      <mo stretchy="false">=</mo>
      <mrow>
        <mn>1</mn>
        <mo stretchy="false">+</mo>
        <mstyle mathvariant="bold">
          <mrow>
            <mrow>
              <mo fence="true" stretchy="false">[</mo>
              <mrow>
                <mrow>
                  <mo stretchy="false">−</mo>
                  <mi>t</mi>
                </mrow>
              </mrow>
              <mo fence="true" stretchy="false">]</mo>
            </mrow>
            <mi>x</mi>
          </mrow>
        </mstyle>
        <mo stretchy="false">+</mo>
        <mstyle mathvariant="bold"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</mstyle>
        <mo stretchy="false">+</mo>
        <mrow>
          <mstyle mathvariant="bold"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</mstyle>
          <mo stretchy="false">⋅</mo>
          <mstyle mathvariant="bold">
            <mrow>
              <mrow>
                <mo fence="true" stretchy="false">[</mo>
                <mrow>
                  <mrow>
                    <mo stretchy="false">−</mo>
                    <mi>t</mi>
                  </mrow>
                </mrow>
                <mo fence="true" stretchy="false">]</mo>
              </mrow>
              <mi>x</mi>
            </mrow>
          </mstyle>
        </mrow>
      </mrow>
      <mo stretchy="false">=</mo>
      <mrow>
        <mn>1</mn>
        <mo stretchy="false">+</mo>
        <mstyle mathvariant="bold">
          <mrow>
            <mrow>
              <mo fence="true" stretchy="false">[</mo>
              <mrow>
                <msup>
                  <mi>t</mi>
                  <mn>2</mn>
                </msup>
              </mrow>
              <mo fence="true" stretchy="false">]</mo>
            </mrow>
            <mi>x</mi>
            <mtext>*</mtext>
            <mfrac>
              <mn>1</mn>
              <mn>2</mn>
            </mfrac>
          </mrow>
        </mstyle>
      </mrow>
    </mrow>
    <annotation encoding="StarMath 5.0">(1+bold{[-t]x}) cdot (1+[t]bold{x})

=

1+bold{ [-t]x }+bold{ [t]x }+bold{ [t]x }cdot bold{ [-t]x }

=

{1+bold{[t^2]x"*"1 over 2}}</annotation>
  </semantics>
</math>
</file>

<file path=Object 586/content.xml><?xml version="1.0" encoding="utf-8"?>
<math xmlns="http://www.w3.org/1998/Math/MathML" display="block">
  <semantics>
    <mrow>
      <mrow>
        <mstyle mathvariant="bold">
          <mrow>
            <mrow>
              <mo fence="true" stretchy="false">[</mo>
              <mrow>
                <mrow>
                  <mo stretchy="false">−</mo>
                  <mi>t</mi>
                </mrow>
              </mrow>
              <mo fence="true" stretchy="false">]</mo>
            </mrow>
            <mi>x</mi>
          </mrow>
        </mstyle>
        <mo stretchy="false">+</mo>
        <mstyle mathvariant="bold"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</mstyle>
      </mrow>
      <mo stretchy="false">≠</mo>
      <mn>0</mn>
    </mrow>
    <annotation encoding="StarMath 5.0">bold{ [-t]x }+bold{ [t]x } &lt;&gt; 0</annotation>
  </semantics>
</math>
</file>

<file path=Object 587/content.xml><?xml version="1.0" encoding="utf-8"?>
<math xmlns="http://www.w3.org/1998/Math/MathML" display="block">
  <semantics>
    <mrow>
      <mrow>
        <mstyle mathvariant="bold"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</mstyle>
        <mo stretchy="false">⋅</mo>
        <mstyle mathvariant="bold">
          <mrow>
            <mrow>
              <mo fence="true" stretchy="false">[</mo>
              <mrow>
                <mrow>
                  <mo stretchy="false">−</mo>
                  <mi>t</mi>
                </mrow>
              </mrow>
              <mo fence="true" stretchy="false">]</mo>
            </mrow>
            <mi>x</mi>
          </mrow>
        </mstyle>
      </mrow>
      <mo stretchy="false">≠</mo>
      <mstyle mathvariant="bold">
        <mrow>
          <mrow>
            <mo fence="true" stretchy="false">[</mo>
            <mrow>
              <msup>
                <mi>t</mi>
                <mn>2</mn>
              </msup>
            </mrow>
            <mo fence="true" stretchy="false">]</mo>
          </mrow>
          <mi>x</mi>
          <mtext>*</mtext>
          <mfrac>
            <mn>1</mn>
            <mn>2</mn>
          </mfrac>
        </mrow>
      </mstyle>
    </mrow>
    <annotation encoding="StarMath 5.0">bold{ [t]x }cdot bold{ [-t]x } &lt;&gt; {bold{[t^2]x"*"1 over 2}}</annotation>
  </semantics>
</math>
</file>

<file path=Object 58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n>2</mn>
                  </mfrac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</mrow>
    <annotation encoding="StarMath 5.0">({1+bold{n"*"1 over 2}})^z

=

(1+bold{[-1]n})^z cdot (1+bold{n})^z</annotation>
  </semantics>
</math>
</file>

<file path=Object 58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</mrow>
        <mo stretchy="false">=</mo>
        <mrow>
          <mn>1</mn>
          <mo stretchy="false">+</mo>
          <mn>2</mn>
        </mrow>
      </mrow>
      <mrow>
        <mrow>
          <mstyle mathvariant="bold">
            <mi>n</mi>
          </mstyle>
          <mo stretchy="false">+</mo>
          <mstyle mathvariant="bold">
            <mi>n</mi>
          </mstyle>
        </mrow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n>2</mn>
        </msup>
      </mrow>
    </mrow>
    <annotation encoding="StarMath 5.0">(1+bold{n}) cdot (1+bold{n}) = 

1 + 2 bold{ n } + bold{ n } =

( 1+bold{n} )^2</annotation>
  </semantics>
</math>
</file>

<file path=Object 59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8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  <mover accent="true">
              <msub>
                <mo stretchy="false">∇</mo>
                <mi>c</mi>
              </msub>
              <mo stretchy="false">˙</mo>
            </mover>
            <mstyle mathvariant="bold">
              <msup>
                <msub>
                  <mn>2</mn>
                  <mi>c</mi>
                </msub>
                <mi>z</mi>
              </msup>
            </mstyle>
          </mrow>
        </mrow>
      </mrow>
    </mrow>
    <annotation encoding="StarMath 5.0">nabla_n bold{8_n}^z = 

sum from {a+2b+4c=n} { 

nabla_a bold{2_a}^z cdot nabla_b bold{2_b}^z dot nabla_c bold{2_c}^z}</annotation>
  </semantics>
</math>
</file>

<file path=Object 59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</mrow>
        <mo stretchy="false">=</mo>
        <mrow>
          <mn>1</mn>
          <mo stretchy="false">+</mo>
          <mn>2</mn>
        </mrow>
      </mrow>
      <mrow>
        <mrow>
          <mstyle mathvariant="bold">
            <mrow>
              <mrow>
                <mo fence="true" stretchy="false">[</mo>
                <mrow>
                  <mrow>
                    <mo stretchy="false">−</mo>
                    <mn>1</mn>
                  </mrow>
                </mrow>
                <mo fence="true" stretchy="false">]</mo>
              </mrow>
              <mi>n</mi>
            </mrow>
          </mstyle>
          <mo stretchy="false">+</mo>
          <mstyle mathvariant="bold">
            <mrow>
              <mrow>
                <mo fence="true" stretchy="false">[</mo>
                <mrow>
                  <mrow>
                    <mo stretchy="false">−</mo>
                    <mn>1</mn>
                  </mrow>
                </mrow>
                <mo fence="true" stretchy="false">]</mo>
              </mrow>
              <mi>n</mi>
            </mrow>
          </mstyle>
        </mrow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n>2</mn>
        </msup>
      </mrow>
    </mrow>
    <annotation encoding="StarMath 5.0">(1+bold{[-1]n}) cdot (1+bold{[-1]n}) = 

1 + 2 bold{ [-1]n } + bold{ [-1]n } =

( 1+bold{[-1]n} )^2</annotation>
  </semantics>
</math>
</file>

<file path=Object 59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sup>
            <mi>m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{1+bold{[m]n}})^z

=

sum from j = 0 to n m^j cdot ( (binom{z}{j}) )</annotation>
  </semantics>
</math>
</file>

<file path=Object 59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m</mi>
                        <mi>k</mi>
                      </msup>
                    </mrow>
                    <mo fence="true" stretchy="false">]</mo>
                  </mrow>
                  <mi>n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frac>
                  <mi>n</mi>
                  <mi>k</mi>
                </mfrac>
              </mrow>
              <mo fence="true" stretchy="false">⌋</mo>
            </mrow>
          </munderover>
          <msup>
            <mi>m</mi>
            <mrow>
              <mi>j</mi>
              <mo stretchy="false">⋅</mo>
              <mi>k</mi>
            </mrow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{1+bold{[m^k]n "*" 1 over k}})^z

=

sum from j = 0 to lfloor n over k rfloor m^{j cdot k} cdot ( (binom{z}{j}) )</annotation>
  </semantics>
</math>
</file>

<file path=Object 59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m</mi>
                </mrow>
              </mfrac>
            </mrow>
            <mo fence="true" stretchy="false">)</mo>
          </mrow>
          <mi>z</mi>
        </msup>
      </mrow>
    </mrow>
    <annotation encoding="StarMath 5.0">lim from {n rightarrow infinity}{}({1+bold{[m]n}})^z

=

(1 over {1-m})^z</annotation>
  </semantics>
</math>
</file>

<file path=Object 59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m</mi>
                </mrow>
              </mfrac>
            </mrow>
            <mo fence="true" stretchy="false">)</mo>
          </mrow>
          <mi>z</mi>
        </msup>
      </mrow>
    </mrow>
    <annotation encoding="StarMath 5.0">lim from {n rightarrow infinity}{}({1+bold{[m]n "*" 1 over k}})^z

=

(1 over {1-m})^z</annotation>
  </semantics>
</math>
</file>

<file path=Object 59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m</mi>
                          <mi>k</mi>
                        </msup>
                      </mrow>
                      <mo fence="true" stretchy="false">]</mo>
                    </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m</mi>
                    <mi>k</mi>
                  </msup>
                </mrow>
              </mfrac>
            </mrow>
            <mo fence="true" stretchy="false">)</mo>
          </mrow>
          <mi>z</mi>
        </msup>
      </mrow>
    </mrow>
    <annotation encoding="StarMath 5.0">lim from {n rightarrow infinity}{}({1+bold{[m^k]n "*" 1 over k}})^z

=

(1 over {1-m^k})^z</annotation>
  </semantics>
</math>
</file>

<file path=Object 59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n>2</mn>
                  </mfrac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n>1</mn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</mrow>
    <annotation encoding="StarMath 5.0">({1+bold{n"*"1 over 2}})^z

=

(1+bold{[-1]n})^z cdot (1+bold{n})^z</annotation>
  </semantics>
</math>
</file>

<file path=Object 59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m</mi>
                        <mn>2</mn>
                      </msup>
                    </mrow>
                    <mo fence="true" stretchy="false">]</mo>
                  </mrow>
                  <mi>n</mi>
                  <mtext>*</mtext>
                  <mfrac>
                    <mn>1</mn>
                    <mn>2</mn>
                  </mfrac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row>
                          <mo stretchy="false">−</mo>
                          <mi>m</mi>
                        </mrow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i>n</mi>
                  </mrow>
                </mstyle>
              </mrow>
            </mrow>
            <mo fence="true" stretchy="false">)</mo>
          </mrow>
          <mi>z</mi>
        </msup>
      </mrow>
    </mrow>
    <annotation encoding="StarMath 5.0">({1+bold{[m^2]n"*"1 over 2}})^z

=

(1+bold{[-m]n})^z cdot (1+bold{[m]n})^z</annotation>
  </semantics>
</math>
</file>

<file path=Object 598/content.xml><?xml version="1.0" encoding="utf-8"?>
<math xmlns="http://www.w3.org/1998/Math/MathML" display="block">
  <semantics>
    <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m</mi>
                  <mn>2</mn>
                </msup>
              </mrow>
            </mfrac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row>
                    <mo fence="true" stretchy="false">(</mo>
                    <mrow>
                      <mrow>
                        <mo stretchy="false">−</mo>
                        <mi>m</mi>
                      </mrow>
                    </mrow>
                    <mo fence="true" stretchy="false">)</mo>
                  </mrow>
                </mrow>
              </mfrac>
            </mrow>
            <mo fence="true" stretchy="false">)</mo>
          </mrow>
          <mi>z</mi>
        </msup>
        <mo stretchy="false">⋅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m</mi>
                </mrow>
              </mfrac>
            </mrow>
            <mo fence="true" stretchy="false">)</mo>
          </mrow>
          <mi>z</mi>
        </msup>
      </mrow>
    </mrow>
    <annotation encoding="StarMath 5.0">(1 over { 1-m^2 })^z

=

(1 over { 1-(-m) })^z cdot (1 over { 1-m })^z</annotation>
  </semantics>
</math>
</file>

<file path=Object 599/content.xml><?xml version="1.0" encoding="utf-8"?>
<math xmlns="http://www.w3.org/1998/Math/MathML" display="block">
  <semantics>
    <mrow>
      <mrow>
        <mi>x</mi>
        <mo stretchy="false">⋅</mo>
        <mi>y</mi>
      </mrow>
      <mo stretchy="false">=</mo>
      <mrow>
        <mi>x</mi>
        <mo stretchy="false">⋅</mo>
        <msup>
          <mi>x</mi>
          <mfrac>
            <mrow>
              <mi>log</mi>
              <mi>y</mi>
            </mrow>
            <mrow>
              <mi>log</mi>
              <mi>x</mi>
            </mrow>
          </mfrac>
        </msup>
      </mrow>
      <mo stretchy="false">=</mo>
      <msup>
        <mi>x</mi>
        <mrow>
          <mn>1</mn>
          <mo stretchy="false">+</mo>
          <mfrac>
            <mrow>
              <mi>log</mi>
              <mi>y</mi>
            </mrow>
            <mrow>
              <mi>log</mi>
              <mi>x</mi>
            </mrow>
          </mfrac>
        </mrow>
      </msup>
      <mo stretchy="false">=</mo>
      <msup>
        <mi>e</mi>
        <mrow>
          <mi>log</mi>
          <mrow>
            <mi>x</mi>
            <mo stretchy="false">+</mo>
            <mi>log</mi>
          </mrow>
          <mi>y</mi>
        </mrow>
      </msup>
    </mrow>
    <annotation encoding="StarMath 5.0">x cdot y = x cdot x^{ {log y}over{log x} } = x^{ 1+{log y}over{log x} } = e^{ log x + log y }</annotation>
  </semantics>
</math>
</file>

<file path=Object 6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−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z""^{""+sum""} = (1+bold{n})^{z-1}""^{""+sum""}</annotation>
  </semantics>
</math>
</file>

<file path=Object 6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sub>
            <mo stretchy="false">∇</mo>
            <mi>a</mi>
          </msub>
        </mrow>
      </mrow>
      <mrow>
        <mstyle mathvariant="bold">
          <msup>
            <msub>
              <mn>4</mn>
              <mi>a</mi>
            </msub>
            <mi>z</mi>
          </msup>
        </mstyle>
        <mo stretchy="false">⋅</mo>
        <msub>
          <mo stretchy="false">∇</mo>
          <mi>b</mi>
        </msub>
      </mrow>
      <mrow>
        <mstyle mathvariant="bold">
          <msup>
            <msub>
              <mn>4</mn>
              <mi>b</mi>
            </msub>
            <mrow>
              <mo stretchy="false">−</mo>
              <mi>z</mi>
            </mrow>
          </msup>
        </mstyle>
        <mo stretchy="false">⋅</mo>
        <msub>
          <mo stretchy="false">∇</mo>
          <mi>c</mi>
        </msub>
      </mrow>
      <mrow>
        <mstyle mathvariant="bold">
          <msup>
            <msub>
              <mn>4</mn>
              <mi>c</mi>
            </msub>
            <mi>z</mi>
          </msup>
        </mstyle>
        <mo stretchy="false">⋅</mo>
        <msub>
          <mo stretchy="false">∇</mo>
          <mi>d</mi>
        </msub>
      </mrow>
      <mrow>
        <mstyle mathvariant="bold">
          <msup>
            <msub>
              <mn>4</mn>
              <mi>d</mi>
            </msub>
            <mrow>
              <mo stretchy="false">−</mo>
              <mi>z</mi>
            </mrow>
          </msup>
        </mstyle>
        <mo stretchy="false">⋅</mo>
        <mn>..</mn>
      </mrow>
      <mi>.</mi>
    </mrow>
    <annotation encoding="StarMath 5.0">bold{2_n}^z = sum from {a+2b+4c+8d+... &lt;=n} nabla_a bold{4_a}^z cdot nabla_b bold{4_b}^-z cdot nabla_c bold{4_c}^z cdot nabla_d bold{4_d}^-z cdot ...</annotation>
  </semantics>
</math>
</file>

<file path=Object 600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i>y</mi>
            </mrow>
          </mrow>
          <mo fence="true" stretchy="false">)</mo>
        </mrow>
      </mrow>
      <mo stretchy="false">=</mo>
      <msup>
        <mi>e</mi>
        <mrow>
          <mi>log</mi>
          <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o stretchy="false">+</mo>
            <mi>log</mi>
          </mrow>
          <mrow>
            <mo fence="true" stretchy="false">(</mo>
            <mrow>
              <mrow>
                <mn>1</mn>
                <mo stretchy="false">+</mo>
                <mi>y</mi>
              </mrow>
            </mrow>
            <mo fence="true" stretchy="false">)</mo>
          </mrow>
        </mrow>
      </msup>
    </mrow>
    <annotation encoding="StarMath 5.0">(1+x) cdot (1+y) = e^{ log (1+x) + log (1+y) }</annotation>
  </semantics>
</math>
</file>

<file path=Object 601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style mathvariant="bold">
                <mi>y</mi>
              </mstyle>
            </mrow>
          </mrow>
          <mo fence="true" stretchy="false">)</mo>
        </mrow>
      </mrow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i>y</mi>
              <mrow>
                <mo fence="true" stretchy="false">(</mo>
                <mrow>
                  <mrow>
                    <mn>1</mn>
                    <mo stretchy="false">−</mo>
                    <mfrac>
                      <mi>t</mi>
                      <mi>x</mi>
                    </mfrac>
                  </mrow>
                </mrow>
                <mo fence="true" stretchy="false">)</mo>
              </mrow>
            </mrow>
          </munderover>
          <mn>1</mn>
        </mrow>
      </mrow>
    </mrow>
    <annotation encoding="StarMath 5.0">(1+bold{x}) cdot (1+bold{y}) = sum from t = 0 to x sum from u = 0 to { y(1-t over x) }1</annotation>
  </semantics>
</math>
</file>

<file path=Object 602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i>z</mi>
          </msup>
          <mo stretchy="false">⋅</mo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y</mi>
                  </mstyle>
                </mrow>
              </mrow>
              <mo fence="true" stretchy="false">)</mo>
            </mrow>
            <mi>w</mi>
          </msup>
        </mrow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y</mi>
                <mrow>
                  <mo fence="true" stretchy="false">(</mo>
                  <mrow>
                    <mrow>
                      <mn>1</mn>
                      <mo stretchy="false">−</mo>
                      <mfrac>
                        <mi>t</mi>
                        <mi>x</mi>
                      </mfrac>
                    </mrow>
                  </mrow>
                  <mo fence="true" stretchy="false">)</mo>
                </mrow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t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</mrow>
      <mrow>
        <mo fence="true" stretchy="false">(</mo>
        <mrow>
          <mrow>
            <mo fence="true" stretchy="false">(</mo>
            <mrow>
              <mtable>
                <mtr>
                  <mtd>
                    <mi>w</mi>
                  </mtd>
                </mtr>
                <mtr>
                  <mtd>
                    <mi>u</mi>
                  </mtd>
                </mtr>
              </mtable>
            </mrow>
            <mo fence="true" stretchy="false">)</mo>
          </mrow>
        </mrow>
        <mo fence="true" stretchy="false">)</mo>
      </mrow>
    </mrow>
    <annotation encoding="StarMath 5.0">(1+bold{x})^z cdot (1+bold{y})^w = sum from t = 0 to x sum from u = 0 to { y(1-t over x) } ( (binom{z}{t}) )( (binom{w}{u}) )</annotation>
  </semantics>
</math>
</file>

<file path=Object 603/content.xml><?xml version="1.0" encoding="utf-8"?>
<math xmlns="http://www.w3.org/1998/Math/MathML" display="block">
  <semantics>
    <mrow>
      <mrow>
        <mn>1</mn>
        <mo stretchy="false">−</mo>
        <msup>
          <mi>m</mi>
          <mn>2</mn>
        </msup>
      </mrow>
      <mo stretchy="false">=</mo>
      <mrow>
        <mrow>
          <mo fence="true" stretchy="false">(</mo>
          <mrow>
            <mrow>
              <mn>1</mn>
              <mo stretchy="false">−</mo>
              <mrow>
                <mo fence="true" stretchy="false">(</mo>
                <mrow>
                  <mrow>
                    <mo stretchy="false">−</mo>
                    <mi>m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−</mo>
              <mi>m</mi>
            </mrow>
          </mrow>
          <mo fence="true" stretchy="false">)</mo>
        </mrow>
      </mrow>
    </mrow>
    <annotation encoding="StarMath 5.0"> 1-m^2 

=

( 1-(-m))  cdot ( 1-m )</annotation>
  </semantics>
</math>
</file>

<file path=Object 604/content.xml><?xml version="1.0" encoding="utf-8"?>
<math xmlns="http://www.w3.org/1998/Math/MathML" display="block">
  <semantics>
    <mrow>
      <mrow>
        <mn>1</mn>
        <mo stretchy="false">+</mo>
        <mstyle mathvariant="bold">
          <mrow>
            <mrow>
              <mo fence="true" stretchy="false">[</mo>
              <mrow>
                <msup>
                  <mi>m</mi>
                  <mn>2</mn>
                </msup>
              </mrow>
              <mo fence="true" stretchy="false">]</mo>
            </mrow>
            <mi>n</mi>
            <mtext>*</mtext>
            <mfrac>
              <mn>1</mn>
              <mn>2</mn>
            </mfrac>
          </mrow>
        </mstyle>
      </mrow>
      <mo stretchy="false">=</mo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i>m</mi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</mrow>
    </mrow>
    <annotation encoding="StarMath 5.0">1+bold{[m^2]n"*"1 over 2}

=

(1+bold{[-m]n}) cdot (1+bold{[m]n})</annotation>
  </semantics>
</math>
</file>

<file path=Object 605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
(t over {1 - t})^k</annotation>
  </semantics>
</math>
</file>

<file path=Object 606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i>z</mi>
      </msup>
    </mrow>
    <annotation encoding="StarMath 5.0">lim""

=
({1 over { 1-t} })^z</annotation>
  </semantics>
</math>
</file>

<file path=Object 607/content.xml><?xml version="1.0" encoding="utf-8"?>
<math xmlns="http://www.w3.org/1998/Math/MathML" display="block">
  <semantics>
    <mrow>
      <mrow>
        <mrow>
          <mi>lim</mi>
          <mtext/>
        </mrow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({1 over { 1-t} })^z

= sum from k = 0 to infinity ( binom{z}{k} )( t over {1-t} )^k</annotation>
  </semantics>
</math>
</file>

<file path=Object 608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""

=

log( 1 over {1-t} )</annotation>
  </semantics>
</math>
</file>

<file path=Object 609/content.xml><?xml version="1.0" encoding="utf-8"?>
<math xmlns="http://www.w3.org/1998/Math/MathML" display="block">
  <semantics>
    <mrow>
      <mrow>
        <mrow>
          <mi>lim</mi>
          <mtext/>
        </mrow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p>
            <mi>log</mi>
            <mi>k</mi>
          </msup>
        </mrow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""

=

(1 over{ 1-t })^z = sum from k = 0 to infinity {z^k over{k!}} cdot log^k ( 1 over {1-t} )</annotation>
  </semantics>
</math>
</file>

<file path=Object 61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bold{2_n}^z = [prod from k = 0 bold{4}^{(-1)^k cdot z}/(2^k)]_n</annotation>
  </semantics>
</math>
</file>

<file path=Object 610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""

=

log( 1 over {1-t} )</annotation>
  </semantics>
</math>
</file>

<file path=Object 611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n>2</mn>
          </mfrac>
        </mrow>
        <mo fence="true" stretchy="false">)</mo>
      </mrow>
    </mrow>
    <annotation encoding="StarMath 5.0">lim""

=

log( 1 over {1-(-1)} )

= log( 1 over 2 )</annotation>
  </semantics>
</math>
</file>

<file path=Object 612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frac>
          <mn>1</mn>
          <mn>2</mn>
        </mfrac>
        <mo stretchy="false">=</mo>
        <mrow>
          <mrow>
            <munder>
              <mi>lim</mi>
              <mrow>
                <mi>x</mi>
                <mo stretchy="false">→</mo>
                <mi mathvariant="normal">∞</mi>
              </mrow>
            </munder>
            <mrow/>
          </mrow>
          <mo stretchy="false">−</mo>
          <msub>
            <mi>H</mi>
            <mi>x</mi>
          </msub>
          <mo stretchy="false">+</mo>
          <msub>
            <mi>H</mi>
            <mfrac>
              <mi>x</mi>
              <mn>2</mn>
            </mfrac>
          </msub>
        </mrow>
      </mrow>
    </mrow>
    <annotation encoding="StarMath 5.0">lim""

=

log {1 over 2}

= lim from {x rightarrow infinity}{} -H_x + H_{ x over 2}</annotation>
  </semantics>
</math>
</file>

<file path=Object 61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i>x</mi>
              </munderover>
              <mfrac>
                <mn>1</mn>
                <mi>k</mi>
              </mfrac>
            </mrow>
          </mrow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n>2</mn>
                  </mfrac>
                </mrow>
                <mo fence="true" stretchy="false">⌋</mo>
              </mrow>
            </munderover>
            <mfrac>
              <mn>1</mn>
              <mi>k</mi>
            </mfrac>
          </mrow>
        </mrow>
      </mrow>
    </mrow>
    <annotation encoding="StarMath 5.0">log (1+bold{ [-1]x })

=

-sum from k = 1 to x {1 over k}

+

sum from k = 1 to {lfloor x over 2 rfloor} {1 over k}</annotation>
  </semantics>
</math>
</file>

<file path=Object 614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frac>
          <mn>1</mn>
          <mrow>
            <mn>1</mn>
            <mo stretchy="false">−</mo>
            <mi>t</mi>
          </mrow>
        </mfrac>
        <mo stretchy="false">=</mo>
        <mrow>
          <munder>
            <mi>lim</mi>
            <mrow>
              <mi>x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1</mn>
          </mrow>
          <mi mathvariant="normal">∞</mi>
        </munderover>
        <msub>
          <mi>a</mi>
          <mi>t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x</mi>
                <mi>k</mi>
              </mfrac>
            </mrow>
            <mo fence="true" stretchy="false">⌋</mo>
          </mrow>
        </msub>
      </mrow>
    </mrow>
    <annotation encoding="StarMath 5.0">lim""

=

log {1 over {1-t}}

= lim from {x rightarrow infinity}{} sum from k = 1 to infinity a_t( k ) cdot H_{ lfloor x over k rfloor }</annotation>
  </semantics>
</math>
</file>

<file path=Object 615/content.xml><?xml version="1.0" encoding="utf-8"?>
<math xmlns="http://www.w3.org/1998/Math/MathML" display="block">
  <semantics>
    <mrow>
      <mrow>
        <mrow>
          <mi>lim</mi>
          <mtext/>
        </mrow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=</mo>
        <mrow>
          <munder>
            <mi>lim</mi>
            <mrow>
              <mi>s</mi>
              <mo stretchy="false">→</mo>
              <mn>1</mn>
            </mrow>
          </munder>
          <mrow/>
        </mrow>
      </mrow>
      <mrow>
        <munder>
          <mo stretchy="false">∏</mo>
          <mi>k</mi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s</mi>
                    <mi>k</mi>
                  </msup>
                </mrow>
              </mfrac>
            </mrow>
            <mo fence="true" stretchy="false">)</mo>
          </mrow>
          <mrow>
            <mrow>
              <mi>z</mi>
              <mo stretchy="false">⋅</mo>
              <msub>
                <mi>a</mi>
                <mi>t</mi>
              </msub>
            </mrow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lim""

=



({1 over {1-t}})^z

= lim from {s rightarrow 1}{} 

prod from k( 1 over {1-s^k} )^{ z cdot a_t(k) }</annotation>
  </semantics>
</math>
</file>

<file path=Object 616/content.xml><?xml version="1.0" encoding="utf-8"?>
<math xmlns="http://www.w3.org/1998/Math/MathML" display="block">
  <semantics>
    <mrow>
      <mrow>
        <mrow>
          <mi>lim</mi>
          <mtext/>
        </mrow>
        <mo stretchy="false">=</mo>
        <mfrac>
          <mn>1</mn>
          <mrow>
            <mn>1</mn>
            <mo stretchy="false">−</mo>
            <mi>t</mi>
          </mrow>
        </mfrac>
        <mo stretchy="false">=</mo>
        <mrow>
          <munder>
            <mi>lim</mi>
            <mrow>
              <mi>s</mi>
              <mo stretchy="false">→</mo>
              <mn>1</mn>
            </mrow>
          </munder>
          <mrow/>
        </mrow>
      </mrow>
      <mrow>
        <munder>
          <mo stretchy="false">∏</mo>
          <mi>k</mi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s</mi>
                    <mi>k</mi>
                  </msup>
                </mrow>
              </mfrac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lim""

=



{1 over {1-t}}

= lim from {s rightarrow 1}{} 

prod from k( 1 over {1-s^k} )^{ a_t(k) }</annotation>
  </semantics>
</math>
</file>

<file path=Object 617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=</mo>
        <mrow>
          <munder>
            <mi>lim</mi>
            <mrow>
              <mi>s</mi>
              <mo stretchy="false">→</mo>
              <mn>1</mn>
            </mrow>
          </munder>
          <mrow/>
        </mrow>
      </mrow>
      <mrow>
        <munderover>
          <mo stretchy="false">∑</mo>
          <mrow>
            <mi>k</mi>
            <mo stretchy="false">=</mo>
            <mn>1</mn>
          </mrow>
          <mi mathvariant="normal">∞</mi>
        </munderover>
        <msub>
          <mi>a</mi>
          <mi>t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frac>
        <mn>1</mn>
        <mrow>
          <mn>1</mn>
          <mo stretchy="false">−</mo>
          <msup>
            <mi>s</mi>
            <mi>k</mi>
          </msup>
        </mrow>
      </mfrac>
    </mrow>
    <annotation encoding="StarMath 5.0">lim""

=



log( 1 over {1-t} )

= lim from {s rightarrow 1}{} 

sum from k = 1 to infinity a_t( k ) cdot log{ 1 over {1-s^k} }</annotation>
  </semantics>
</math>
</file>

<file path=Object 618/content.xml><?xml version="1.0" encoding="utf-8"?>
<math xmlns="http://www.w3.org/1998/Math/MathML" display="block">
  <semantics>
    <mrow>
      <mrow>
        <mrow>
          <mi>lim</mi>
          <mtext/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t</mi>
              <mi>k</mi>
            </msup>
            <mi>k</mi>
          </mfrac>
        </mrow>
        <mo stretchy="false">=</mo>
        <mi>log</mi>
      </mrow>
      <mfrac>
        <mn>1</mn>
        <mrow>
          <mn>1</mn>
          <mo stretchy="false">−</mo>
          <mi>t</mi>
        </mrow>
      </mfrac>
    </mrow>
    <annotation encoding="StarMath 5.0">lim""

=



sum from k = 1 to infinity {t^k over k}

= log{ 1 over {1-t} }</annotation>
  </semantics>
</math>
</file>

<file path=Object 619/content.xml><?xml version="1.0" encoding="utf-8"?>
<math xmlns="http://www.w3.org/1998/Math/MathML" display="block">
  <semantics>
    <mrow>
      <mrow>
        <mi>lim</mi>
        <mtext/>
      </mrow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i>e</mi>
          <mfrac>
            <msup>
              <mi>t</mi>
              <mi>k</mi>
            </msup>
            <mi>k</mi>
          </mfrac>
        </msup>
      </mrow>
      <mo stretchy="false">=</mo>
      <mfrac>
        <mn>1</mn>
        <mrow>
          <mn>1</mn>
          <mo stretchy="false">−</mo>
          <mi>t</mi>
        </mrow>
      </mfrac>
    </mrow>
    <annotation encoding="StarMath 5.0">lim""

=



prod from k = 1 to infinity { e^{t^k over k} }

= { 1 over {1-t} }</annotation>
  </semantics>
</math>
</file>

<file path=Object 62/content.xml><?xml version="1.0" encoding="utf-8"?>
<math xmlns="http://www.w3.org/1998/Math/MathML" display="block">
  <semantics>
    <mrow>
      <mi>log</mi>
      <mrow>
        <mstyle mathvariant="bold">
          <msub>
            <mn>9</mn>
            <mi>n</mi>
          </msub>
        </mstyle>
        <mo stretchy="false">=</mo>
        <mi>log</mi>
      </mrow>
      <mrow>
        <mstyle mathvariant="bold">
          <msub>
            <mn>3</mn>
            <mi>n</mi>
          </msub>
        </mstyle>
        <mo stretchy="false">+</mo>
        <mi>log</mi>
      </mrow>
      <mstyle mathvariant="bold">
        <msub>
          <mn>3</mn>
          <mrow>
            <mi>n</mi>
            <mtext>*</mtext>
            <mfrac>
              <mn>1</mn>
              <mn>3</mn>
            </mfrac>
          </mrow>
        </msub>
      </mstyle>
    </mrow>
    <annotation encoding="StarMath 5.0">log bold{9_n} = log bold{3_n} + log bold{3_{n "*" 1 over 3}}</annotation>
  </semantics>
</math>
</file>

<file path=Object 620/content.xml><?xml version="1.0" encoding="utf-8"?>
<math xmlns="http://www.w3.org/1998/Math/MathML" display="block">
  <semantics>
    <mrow>
      <mrow>
        <mi>lim</mi>
        <mtext/>
      </mrow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i>e</mi>
          <mrow>
            <mi>z</mi>
            <mo stretchy="false">⋅</mo>
            <mfrac>
              <msup>
                <mi>t</mi>
                <mi>k</mi>
              </msup>
              <mi>k</mi>
            </mfrac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i>z</mi>
      </msup>
    </mrow>
    <annotation encoding="StarMath 5.0">lim""

=



prod from k = 1 to infinity { e^{z cdot {t^k over k}} }

= ({ 1 over {1-t} })^z</annotation>
  </semantics>
</math>
</file>

<file path=Object 621/content.xml><?xml version="1.0" encoding="utf-8"?>
<math xmlns="http://www.w3.org/1998/Math/MathML" display="block">
  <semantics>
    <mrow>
      <mrow>
        <mrow>
          <mi>lim</mi>
          <mtext/>
        </mrow>
        <mo stretchy="false">=</mo>
        <mn>1</mn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lim""

=

1

= 

1 over t cdot sum from k = 1 {{{%mu(k)} over k}} cdot log{(1 over {1-t^k})}</annotation>
  </semantics>
</math>
</file>

<file path=Object 622/content.xml><?xml version="1.0" encoding="utf-8"?>
<math xmlns="http://www.w3.org/1998/Math/MathML" display="block">
  <semantics>
    <mrow>
      <mrow>
        <mi>lim</mi>
        <mtext/>
      </mrow>
      <mo stretchy="false">=</mo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>t</mi>
                <mo stretchy="false">⋅</mo>
                <mi>k</mi>
              </mrow>
            </mfrac>
          </mrow>
        </msup>
      </mrow>
    </mrow>
    <annotation encoding="StarMath 5.0">lim""

=

e^z

= 

prod from k = 1 (1 over {1-t^k})^{z cdot {{%mu(k)} over {t cdot k}}}

</annotation>
  </semantics>
</math>
</file>

<file path=Object 623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s</mi>
              </mrow>
            </mfrac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i>s</mi>
                  <mi>k</mi>
                </msup>
                <mi>k</mi>
              </mfrac>
            </mrow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j</mi>
              </msup>
            </mrow>
          </mfrac>
        </mrow>
        <mo fence="true" stretchy="false">)</mo>
      </mrow>
    </mrow>
    <annotation encoding="StarMath 5.0">lim""

=

log( 1 over {1-s} )

= 

{ 1 over t } cdot sum from j = 1 to infinity sum from k = 1 to infinity

{s^k over k } cdot {{{%mu(j)} over j}} cdot log(1 over {1-t^{j}})

</annotation>
  </semantics>
</math>
</file>

<file path=Object 624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n>1</mn>
          <mo stretchy="false">−</mo>
          <mi>t</mi>
        </mrow>
      </mfrac>
    </mrow>
    <annotation encoding="StarMath 5.0">lim""

=

1 over { 1-t }</annotation>
  </semantics>
</math>
</file>

<file path=Object 625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n>1</mn>
                <mo stretchy="false">−</mo>
                <mi>t</mi>
              </mrow>
            </mrow>
            <mo fence="true" stretchy="false">)</mo>
          </mrow>
          <mn>2</mn>
        </msup>
      </mfrac>
    </mrow>
    <annotation encoding="StarMath 5.0">lim""

=

1 over { (1-t)^2 }</annotation>
  </semantics>
</math>
</file>

<file path=Object 626/content.xml><?xml version="1.0" encoding="utf-8"?>
<math xmlns="http://www.w3.org/1998/Math/MathML" display="block">
  <semantics>
    <mrow>
      <mrow>
        <mi>lim</mi>
        <mtext/>
      </mrow>
      <mo stretchy="false">=</mo>
      <mfrac>
        <mrow>
          <mi>k</mi>
          <mi>!</mi>
        </mrow>
        <msup>
          <mrow>
            <mo fence="true" stretchy="false">(</mo>
            <mrow>
              <mrow>
                <mn>1</mn>
                <mo stretchy="false">−</mo>
                <mi>t</mi>
              </mrow>
            </mrow>
            <mo fence="true" stretchy="false">)</mo>
          </mrow>
          <mrow>
            <mi>k</mi>
            <mo stretchy="false">+</mo>
            <mn>1</mn>
          </mrow>
        </msup>
      </mfrac>
    </mrow>
    <annotation encoding="StarMath 5.0">lim""

=

{k!} over { (1-t)^{k+1} }</annotation>
  </semantics>
</math>
</file>

<file path=Object 627/content.xml><?xml version="1.0" encoding="utf-8"?>
<math xmlns="http://www.w3.org/1998/Math/MathML" display="block">
  <semantics>
    <mrow>
      <mrow>
        <mi>lim</mi>
        <mtext/>
      </mrow>
      <mo stretchy="false">=</mo>
      <msup>
        <mn>2</mn>
        <mi>z</mi>
      </msup>
    </mrow>
    <annotation encoding="StarMath 5.0">lim""

=

2^z</annotation>
  </semantics>
</math>
</file>

<file path=Object 628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q</mi>
                  <mn>2</mn>
                </msup>
              </mrow>
              <mrow>
                <mn>1</mn>
                <mo stretchy="false">−</mo>
                <mi>q</mi>
              </mrow>
            </mfrac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n>1</mn>
              <mo stretchy="false">+</mo>
              <mi>q</mi>
            </mrow>
          </mrow>
          <mo fence="true" stretchy="false">)</mo>
        </mrow>
        <mi>z</mi>
      </msup>
    </mrow>
    <annotation encoding="StarMath 5.0">lim""

=

({ 1-q^2 } over { 1-q })^z

=

(1+q)^z</annotation>
  </semantics>
</math>
</file>

<file path=Object 629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q</mi>
                  <mi>k</mi>
                </msup>
              </mrow>
              <mrow>
                <mn>1</mn>
                <mo stretchy="false">−</mo>
                <mi>q</mi>
              </mrow>
            </mfrac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n>1</mn>
              <mo stretchy="false">+</mo>
              <mi>q</mi>
              <mo stretchy="false">+</mo>
              <msup>
                <mi>q</mi>
                <mn>2</mn>
              </msup>
              <mo stretchy="false">+</mo>
              <mn>...</mn>
              <mo stretchy="false">+</mo>
              <msup>
                <mi>q</mi>
                <mi>k</mi>
              </msup>
            </mrow>
          </mrow>
          <mo fence="true" stretchy="false">)</mo>
        </mrow>
        <mi>z</mi>
      </msup>
    </mrow>
    <annotation encoding="StarMath 5.0">lim""

=

({ 1-q^k } over { 1-q })^z

=

(1+q+q^2+...+q^k)^z</annotation>
  </semantics>
</math>
</file>

<file path=Object 63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9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3</mn>
                  <mi>b</mi>
                </msub>
                <mi>z</mi>
              </msup>
            </mstyle>
          </mrow>
        </mrow>
      </mrow>
    </mrow>
    <annotation encoding="StarMath 5.0">nabla_n bold{9_n}^z = 

sum from {a+3b=n} { 

nabla_a bold{3_a}^z cdot nabla_b bold{3_b}^z }</annotation>
  </semantics>
</math>
</file>

<file path=Object 630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o fence="true" stretchy="false">(</mo>
        <mrow>
          <mrow>
            <mn>1</mn>
            <mo stretchy="false">+</mo>
            <mi>q</mi>
          </mrow>
        </mrow>
        <mo fence="true" stretchy="false">)</mo>
      </mrow>
    </mrow>
    <annotation encoding="StarMath 5.0">lim""

=

log( 1+q )</annotation>
  </semantics>
</math>
</file>

<file path=Object 631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row>
                <mn>1</mn>
                <mo stretchy="false">+</mo>
                <mi>q</mi>
              </mrow>
              <mrow>
                <mn>1</mn>
                <mo stretchy="false">+</mo>
                <msup>
                  <mi>q</mi>
                  <mn>2</mn>
                </msup>
              </mrow>
            </mfrac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i>q</mi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up>
              <mi>q</mi>
              <mn>2</mn>
            </msup>
          </mrow>
        </mrow>
        <mo fence="true" stretchy="false">)</mo>
      </mrow>
    </mrow>
    <annotation encoding="StarMath 5.0">lim""

=

log( {1+q} over {1+q^2} ) = log( 1+q )-log( 1+q^2 )</annotation>
  </semantics>
</math>
</file>

<file path=Object 632/content.xml><?xml version="1.0" encoding="utf-8"?>
<math xmlns="http://www.w3.org/1998/Math/MathML" display="block">
  <semantics>
    <mrow>
      <mrow>
        <mi>lim</mi>
        <mtext/>
      </mrow>
      <mo stretchy="false">=</mo>
      <mrow>
        <munder>
          <mo stretchy="false">∏</mo>
          <mi>p</mi>
        </munder>
        <mfrac>
          <mn>1</mn>
          <mrow>
            <mrow>
              <mn>1</mn>
              <mo stretchy="false">−</mo>
              <mi>t</mi>
            </mrow>
            <msup>
              <mi>p</mi>
              <mrow>
                <mo stretchy="false">−</mo>
                <mi>s</mi>
              </mrow>
            </msup>
          </mrow>
        </mfrac>
      </mrow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frac>
          <msup>
            <mi>t</mi>
            <mrow>
              <mi mathvariant="normal">Ω</mi>
              <mrow>
                <mo fence="true" stretchy="false">(</mo>
                <mrow>
                  <mi>j</mi>
                </mrow>
                <mo fence="true" stretchy="false">)</mo>
              </mrow>
            </mrow>
          </msup>
          <msup>
            <mi>j</mi>
            <mi>s</mi>
          </msup>
        </mfrac>
      </mrow>
    </mrow>
    <annotation encoding="StarMath 5.0">lim""

=

prod from p {1 over {1- t p^-s }} 

=

sum from j = 1 to infinity {t^{ %OMEGA(j) } over { j^s }}</annotation>
  </semantics>
</math>
</file>

<file path=Object 633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
( t over {1-t} )^k</annotation>
  </semantics>
</math>
</file>

<file path=Object 634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i>z</mi>
      </msup>
    </mrow>
    <annotation encoding="StarMath 5.0">lim""

=

( 1 over {1-t} )^z</annotation>
  </semantics>
</math>
</file>

<file path=Object 635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sup>
                <mi>t</mi>
                <mi>m</mi>
              </msup>
              <mrow>
                <mn>1</mn>
                <mo stretchy="false">−</mo>
                <msup>
                  <mi>t</mi>
                  <mi>m</mi>
                </msup>
              </mrow>
            </mfrac>
          </mrow>
          <mo fence="true" stretchy="false">)</mo>
        </mrow>
        <mi>k</mi>
      </msup>
    </mrow>
    <annotation encoding="StarMath 5.0">lim""

=

( t^m over {1-t^m} )^k</annotation>
  </semantics>
</math>
</file>

<file path=Object 636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t</mi>
                  <mi>m</mi>
                </msup>
              </mrow>
            </mfrac>
          </mrow>
          <mo fence="true" stretchy="false">)</mo>
        </mrow>
        <mi>z</mi>
      </msup>
    </mrow>
    <annotation encoding="StarMath 5.0">lim""

=

( 1 over {1-t^m} )^z</annotation>
  </semantics>
</math>
</file>

<file path=Object 637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s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row>
          <msup>
            <mrow>
              <mo fence="true" stretchy="false">(</mo>
              <mrow>
                <mfrac>
                  <mn>1</mn>
                  <mrow>
                    <mn>1</mn>
                    <mo stretchy="false">+</mo>
                    <mi>s</mi>
                  </mrow>
                </mfrac>
              </mrow>
              <mo fence="true" stretchy="false">)</mo>
            </mrow>
            <mi>z</mi>
          </msup>
          <mo stretchy="false">⋅</mo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s</mi>
                  </mrow>
                </mfrac>
              </mrow>
              <mo fence="true" stretchy="false">)</mo>
            </mrow>
            <mi>z</mi>
          </msup>
        </mrow>
      </mrow>
    </mrow>
    <annotation encoding="StarMath 5.0">lim from {s rightarrow 1 }{} (1 over { 1-s^2 })^z

=

(1 over {1+s})^z cdot ( 1 over { 1-s} )^z</annotation>
  </semantics>
</math>
</file>

<file path=Object 638/content.xml><?xml version="1.0" encoding="utf-8"?>
<math xmlns="http://www.w3.org/1998/Math/MathML" display="block">
  <semantics>
    <mrow>
      <mrow>
        <mrow>
          <mrow>
            <mo fence="true" stretchy="false">(</mo>
            <mrow>
              <mfrac>
                <mn>1</mn>
                <mrow>
                  <mn>1</mn>
                  <mo stretchy="false">+</mo>
                  <mi>t</mi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</mrow>
        <mo stretchy="false">=</mo>
        <mrow>
          <mn>1</mn>
          <mo stretchy="false">−</mo>
          <mrow>
            <mo fence="true" stretchy="false">(</mo>
            <mrow>
              <mfrac>
                <mi>t</mi>
                <mrow>
                  <mn>1</mn>
                  <mo stretchy="false">+</mo>
                  <mi>t</mi>
                </mrow>
              </mfrac>
            </mrow>
            <mo fence="true" stretchy="false">)</mo>
          </mrow>
          <mo stretchy="false">+</mo>
          <mrow>
            <mo fence="true" stretchy="false">(</mo>
            <mrow>
              <mfrac>
                <mi>t</mi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o stretchy="false">+</mo>
          <mrow>
            <mo fence="true" stretchy="false">(</mo>
            <mrow>
              <mfrac>
                <mrow>
                  <mo stretchy="false">−</mo>
                  <mi>t</mi>
                </mrow>
                <mrow>
                  <mn>1</mn>
                  <mo stretchy="false">+</mo>
                  <mi>t</mi>
                </mrow>
              </mfrac>
            </mrow>
            <mo fence="true" stretchy="false">)</mo>
          </mrow>
        </mrow>
      </mrow>
      <mrow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=</mo>
        <mfrac>
          <mn>1</mn>
          <mrow>
            <mn>1</mn>
            <mo stretchy="false">−</mo>
            <msup>
              <mi>t</mi>
              <mn>2</mn>
            </msup>
          </mrow>
        </mfrac>
      </mrow>
    </mrow>
    <annotation encoding="StarMath 5.0">( 1 over {1+t} ) cdot ( 1 over {1-t} )

=

1-( {t} over {1+t} )+( t over {1-t} )+( {-t} over {1+t} )( t over {1-t} ) = { 1 over {1-t^2} }</annotation>
  </semantics>
</math>
</file>

<file path=Object 639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m</mi>
                      <mi>k</mi>
                    </msup>
                  </mrow>
                  <mo fence="true" stretchy="false">]</mo>
                </mrow>
                <mi>n</mi>
                <mtext>*</mtext>
                <mfrac>
                  <mn>1</mn>
                  <mi>j</mi>
                </mfrac>
              </mrow>
            </mstyle>
          </mrow>
        </mrow>
        <mo fence="true" stretchy="false">)</mo>
      </mrow>
      <mi>z</mi>
    </msup>
    <annotation encoding="StarMath 5.0">({1+bold{[m^k]n "*" 1 over j}})^z
</annotation>
  </semantics>
</math>
</file>

<file path=Object 64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row>
                <mo fence="true" stretchy="false">(</mo>
                <mrow>
                  <msup>
                    <mi>m</mi>
                    <mrow>
                      <mtext>^</mtext>
                      <mn>2</mn>
                    </mrow>
                  </msup>
                </mrow>
                <mo fence="true" stretchy="false">)</mo>
              </mrow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>m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>m</mi>
                  <mi>b</mi>
                </msub>
                <mi>z</mi>
              </msup>
            </mstyle>
          </mrow>
        </mrow>
      </mrow>
    </mrow>
    <annotation encoding="StarMath 5.0">nabla_n bold{(m^{"^" 2})_n}^z = sum from {a+m cdot b=n} { 

nabla_a bold{m_a}^z cdot nabla_b bold{m_b}^z}</annotation>
  </semantics>
</math>
</file>

<file path=Object 64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s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row>
                  <mi>j</mi>
                  <mo stretchy="false">⋅</mo>
                  <mi>k</mi>
                </mrow>
                <mo stretchy="false">≤</mo>
                <mi>x</mi>
              </mrow>
            </munder>
            <mfrac>
              <msup>
                <mi>s</mi>
                <mi>k</mi>
              </msup>
              <mi>k</mi>
            </mfrac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j</mi>
                    </msup>
                  </mrow>
                  <mo fence="true" stretchy="false">]</mo>
                </mrow>
                <mi>x</mi>
                <mtext>*</mtext>
                <mfrac>
                  <mn>1</mn>
                  <mrow>
                    <mi>j</mi>
                    <mo stretchy="false">⋅</mo>
                    <mi>k</mi>
                  </mrow>
                </mfrac>
              </mrow>
            </mstyle>
          </mrow>
        </mrow>
        <mo fence="true" stretchy="false">)</mo>
      </mrow>
    </mrow>
    <annotation encoding="StarMath 5.0">log( 1+bold{[s]x} )

={ 1 over t } cdot sum from {j cdot k &lt;= x}

{s^k over k } cdot {{{%mu(j)} over j}} cdot log(1+bold{[t^{j}]x "*" 1 over {j cdot k}})

</annotation>
  </semantics>
</math>
</file>

<file path=Object 641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s</mi>
              </mrow>
            </mfrac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i>s</mi>
                  <mi>k</mi>
                </msup>
                <mi>k</mi>
              </mfrac>
            </mrow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j</mi>
              </msup>
            </mrow>
          </mfrac>
        </mrow>
        <mo fence="true" stretchy="false">)</mo>
      </mrow>
    </mrow>
    <annotation encoding="StarMath 5.0">lim""

=

log( 1 over {1-s} )

= 

{ 1 over t } cdot sum from j = 1 to infinity sum from k = 1 to infinity

{s^k over k } cdot {{{%mu(j)} over j}} cdot log(1 over {1-t^{j}})

</annotation>
  </semantics>
</math>
</file>

<file path=Object 64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i>x</mi>
                </mstyle>
              </mrow>
            </mfrac>
          </mrow>
          <mo fence="true" stretchy="false">)</mo>
        </mrow>
        <mi>z</mi>
      </msup>
    </mrow>
    <annotation encoding="StarMath 5.0">(1+bold{ [-1]x })^z

=

({ 1+bold{x"*" 1 over 2}} over { 1+bold{x}})^z</annotation>
  </semantics>
</math>
</file>

<file path=Object 643/content.xml><?xml version="1.0" encoding="utf-8"?>
<math xmlns="http://www.w3.org/1998/Math/MathML" display="block">
  <semantics>
    <mrow>
      <mrow>
        <mrow>
          <mi>lim</mi>
          <mtext/>
        </mrow>
        <mo stretchy="false">=</mo>
        <mrow>
          <munder>
            <mi>lim</mi>
            <mrow>
              <mi>t</mi>
              <mo stretchy="false">→</mo>
              <mn>1</mn>
            </mrow>
          </munder>
          <mrow/>
        </mrow>
      </mrow>
      <mrow>
        <msup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  <mi>z</mi>
        </msup>
        <mo stretchy="false">=</mo>
        <mrow>
          <munder>
            <mi>lim</mi>
            <mrow>
              <mi>t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row>
                <mn>1</mn>
                <mo stretchy="false">+</mo>
                <msup>
                  <mi>t</mi>
                  <mn>2</mn>
                </msup>
              </mrow>
              <mrow>
                <mn>1</mn>
                <mo stretchy="false">+</mo>
                <mi>t</mi>
              </mrow>
            </mfrac>
          </mrow>
          <mo fence="true" stretchy="false">)</mo>
        </mrow>
        <mi>z</mi>
      </msup>
    </mrow>
    <annotation encoding="StarMath 5.0">lim""

=


lim from {t rightarrow 1 }{ }

({{1+t}})^z

= lim from{t rightarrow 1}{}({ 1+t^2} over { 1+t })^z</annotation>
  </semantics>
</math>
</file>

<file path=Object 644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i>k</mi>
        </mfrac>
      </mrow>
      <mrow>
        <munder>
          <mo stretchy="false">∑</mo>
          <mrow>
            <mi>d</mi>
            <mo stretchy="false">∣</mo>
            <mi>k</mi>
          </mrow>
        </munder>
        <mi mathvariant="normal">μ</mi>
      </mrow>
      <mrow>
        <mo fence="true" stretchy="false">(</mo>
        <mrow>
          <mfrac>
            <mi>k</mi>
            <mi>d</mi>
          </mfrac>
        </mrow>
        <mo fence="true" stretchy="false">)</mo>
      </mrow>
      <msup>
        <mi>t</mi>
        <mi>d</mi>
      </msup>
    </mrow>
    <annotation encoding="StarMath 5.0">a_t( k ) = { 1 over k } sum from { d divides k }%mu( k over d )t^d</annotation>
  </semantics>
</math>
</file>

<file path=Object 64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row>
                <mi>k</mi>
                <mo stretchy="false">=</mo>
                <mn>0</mn>
              </mrow>
            </munder>
            <mi>log</mi>
          </mrow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row>
                      <mo stretchy="false">−</mo>
                      <msup>
                        <mn>1</mn>
                        <msup>
                          <mn>2</mn>
                          <mi>k</mi>
                        </msup>
                      </msup>
                    </mrow>
                  </mrow>
                  <mo fence="true" stretchy="false">]</mo>
                </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tyle>
          </mrow>
        </mrow>
        <mo fence="true" stretchy="false">)</mo>
      </mrow>
    </mrow>
    <annotation encoding="StarMath 5.0">log(1+bold{n}) = -sum from k = 0 log(1+bold{[-1^{2^k}] n "*" 1 over 2^k})</annotation>
  </semantics>
</math>
</file>

<file path=Object 64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o stretchy="false">−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n>2</mn>
                </mfrac>
              </mrow>
            </mstyle>
          </mrow>
        </mrow>
        <mo fence="true" stretchy="false">)</mo>
      </mrow>
    </mrow>
    <annotation encoding="StarMath 5.0">log (1+bold{ [-1]x })

=

-log( 1+bold{x} )+log( 1+bold{x"*" 1 over 2} )</annotation>
  </semantics>
</math>
</file>

<file path=Object 647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frac>
          <mn>1</mn>
          <mrow>
            <mn>1</mn>
            <mo stretchy="false">+</mo>
            <mi>s</mi>
          </mrow>
        </mfrac>
        <mo stretchy="false">=</mo>
        <mrow>
          <mrow>
            <munder>
              <mi>lim</mi>
              <mrow>
                <mi>s</mi>
                <mo stretchy="false">→</mo>
                <mn>1</mn>
              </mrow>
            </munder>
            <mrow/>
          </mrow>
          <mo stretchy="false">−</mo>
          <mi>log</mi>
        </mrow>
      </mrow>
      <mrow>
        <mfrac>
          <mn>1</mn>
          <mrow>
            <mn>1</mn>
            <mo stretchy="false">−</mo>
            <mi>s</mi>
          </mrow>
        </mfrac>
        <mo stretchy="false">+</mo>
        <mi>log</mi>
      </mrow>
      <mfrac>
        <mn>1</mn>
        <mrow>
          <mn>1</mn>
          <mo stretchy="false">−</mo>
          <msup>
            <mi>s</mi>
            <mn>2</mn>
          </msup>
        </mrow>
      </mfrac>
    </mrow>
    <annotation encoding="StarMath 5.0">lim""

=

log {1 over {1+s}}

= lim from {s rightarrow 1}{} -log{ 1 over {1-s} }+log{ 1 over {1-s^2} }</annotation>
  </semantics>
</math>
</file>

<file path=Object 64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row>
                          <mo fence="true" stretchy="false">[</mo>
                          <mrow>
                            <mrow>
                              <mo stretchy="false">−</mo>
                              <msup>
                                <mn>1</mn>
                                <msup>
                                  <mn>2</mn>
                                  <mi>k</mi>
                                </msup>
                              </msup>
                            </mrow>
                          </mrow>
                          <mo fence="true" stretchy="false">]</mo>
                        </mrow>
                        <mi>n</mi>
                        <mtext>*</mtext>
                        <mfrac>
                          <mn>1</mn>
                          <msup>
                            <mn>2</mn>
                            <mi>k</mi>
                          </msup>
                        </mfrac>
                      </mrow>
                    </mstyle>
                  </mrow>
                </mrow>
                <mo fence="true" stretchy="false">)</mo>
              </mrow>
            </mrow>
          </mrow>
          <mo fence="true" stretchy="false">)</mo>
        </mrow>
        <mrow>
          <mo stretchy="false">−</mo>
          <mi>z</mi>
        </mrow>
      </msup>
    </mrow>
    <annotation encoding="StarMath 5.0">(1+bold{ n })^z

=

(prod from k = 1 to infinity ( 1+bold{[-1^{2^k}]n "*" 1 over {2^k}} ))^-z</annotation>
  </semantics>
</math>
</file>

<file path=Object 64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row>
          <mo stretchy="false">−</mo>
          <mi>z</mi>
        </mrow>
      </msup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n</mi>
                  </mrow>
                </mstyle>
              </mrow>
              <mstyle mathvariant="bold">
                <mrow>
                  <mn>1</mn>
                  <mo stretchy="false">+</mo>
                  <mrow>
                    <mrow>
                      <mo fence="true" stretchy="false">[</mo>
                      <mrow>
                        <msup>
                          <mn>1</mn>
                          <mn>2</mn>
                        </msup>
                      </mrow>
                      <mo fence="true" stretchy="false">]</mo>
                    </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(1+bold{[-1]n})^-z = ({1+bold{[1]n}}over{bold{1+{[1^2]n "*" 1 over 2}}})^z</annotation>
  </semantics>
</math>
</file>

<file path=Object 65/content.xml><?xml version="1.0" encoding="utf-8"?>
<math xmlns="http://www.w3.org/1998/Math/MathML" display="block">
  <semantics>
    <mrow>
      <mstyle mathvariant="bold">
        <msup>
          <msub>
            <mrow>
              <mo fence="true" stretchy="false">(</mo>
              <mrow>
                <msup>
                  <mi>m</mi>
                  <mrow>
                    <mtext>^</mtext>
                    <mn>2</mn>
                  </mrow>
                </msup>
              </mrow>
              <mo fence="true" stretchy="false">)</mo>
            </mrow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p>
                <msub>
                  <mi>m</mi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style mathvariant="bold">
            <msup>
              <msub>
                <mi>m</mi>
                <mi>b</mi>
              </msub>
              <mi>z</mi>
            </msup>
          </mstyle>
        </mrow>
      </mrow>
    </mrow>
    <annotation encoding="StarMath 5.0">bold{(m^{"^"2})_n}^z = sum from {a+m cdot b&lt;=n} { 

nabla_a bold{m_a}^z cdot nabla_b bold{m_b}^z}</annotation>
  </semantics>
</math>
</file>

<file path=Object 650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n>1</mn>
              <mo stretchy="false">+</mo>
              <mi>t</mi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+</mo>
                <msup>
                  <mi>t</mi>
                  <mn>2</mn>
                </msup>
              </mrow>
              <mrow>
                <mn>1</mn>
                <mo stretchy="false">+</mo>
                <mi>t</mi>
              </mrow>
            </mfrac>
          </mrow>
          <mo fence="true" stretchy="false">)</mo>
        </mrow>
        <mi>z</mi>
      </msup>
    </mrow>
    <annotation encoding="StarMath 5.0">lim""

=


({{1+t}})^z

= ({ 1+t^2} over { 1+t })^z</annotation>
  </semantics>
</math>
</file>

<file path=Object 65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i>t</mi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style mathvariant="bold">
              <mrow>
                <mn>1</mn>
                <mo stretchy="false">+</mo>
                <mrow>
                  <mrow>
                    <mo fence="true" stretchy="false">[</mo>
                    <mrow>
                      <msup>
                        <mi>t</mi>
                        <mn>2</mn>
                      </msup>
                    </mrow>
                    <mo fence="true" stretchy="false">]</mo>
                  </mrow>
                  <mi>n</mi>
                  <mtext>*</mtext>
                  <mfrac>
                    <mn>1</mn>
                    <mn>2</mn>
                  </mfrac>
                </mrow>
              </mrow>
            </mstyle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n</mi>
              </mrow>
            </mstyle>
          </mrow>
        </mrow>
        <mo fence="true" stretchy="false">)</mo>
      </mrow>
    </mrow>
    <annotation encoding="StarMath 5.0">log(1+bold{[-t]n}) = log({bold{1+{[t^2]n "*" 1 over 2}}}) - log({1+bold{[t]n}})</annotation>
  </semantics>
</math>
</file>

<file path=Object 65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i>t</mi>
                      </mrow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row>
          <mo stretchy="false">−</mo>
          <mi>z</mi>
        </mrow>
      </msup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n</mi>
                  </mrow>
                </mstyle>
              </mrow>
              <mstyle mathvariant="bold">
                <mrow>
                  <mn>1</mn>
                  <mo stretchy="false">+</mo>
                  <mrow>
                    <mrow>
                      <mo fence="true" stretchy="false">[</mo>
                      <mrow>
                        <msup>
                          <mi>t</mi>
                          <mn>2</mn>
                        </msup>
                      </mrow>
                      <mo fence="true" stretchy="false">]</mo>
                    </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(1+bold{[-t]n})^-z = ({1+bold{[t]n}}over{bold{1+{[t^2]n "*" 1 over 2}}})^z</annotation>
  </semantics>
</math>
</file>

<file path=Object 65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i>log</mi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row>
                          <mo fence="true" stretchy="false">[</mo>
                          <mrow>
                            <mrow>
                              <mo stretchy="false">−</mo>
                              <msup>
                                <mi>t</mi>
                                <msup>
                                  <mn>2</mn>
                                  <mi>k</mi>
                                </msup>
                              </msup>
                            </mrow>
                          </mrow>
                          <mo fence="true" stretchy="false">]</mo>
                        </mrow>
                        <mi>n</mi>
                        <mtext>*</mtext>
                        <mfrac>
                          <mn>1</mn>
                          <msup>
                            <mn>2</mn>
                            <mi>k</mi>
                          </msup>
                        </mfrac>
                      </mrow>
                    </mstyle>
                  </mrow>
                </mrow>
                <mo fence="true" stretchy="false">)</mo>
              </mrow>
            </mrow>
          </mrow>
        </mrow>
      </mrow>
    </mrow>
    <annotation encoding="StarMath 5.0">log(1+bold{[t]n}) = 

-sum from k = 0 { log(1+bold{[-t^{2^k}]n"*"1 over {2^k}}) }</annotation>
  </semantics>
</math>
</file>

<file path=Object 65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n</mi>
                </mrow>
              </mstyle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row>
                          <mo fence="true" stretchy="false">[</mo>
                          <mrow>
                            <mrow>
                              <mo stretchy="false">−</mo>
                              <msup>
                                <mi>t</mi>
                                <msup>
                                  <mn>2</mn>
                                  <mi>k</mi>
                                </msup>
                              </msup>
                            </mrow>
                          </mrow>
                          <mo fence="true" stretchy="false">]</mo>
                        </mrow>
                        <mi>n</mi>
                        <mtext>*</mtext>
                        <mfrac>
                          <mn>1</mn>
                          <msup>
                            <mn>2</mn>
                            <mi>k</mi>
                          </msup>
                        </mfrac>
                      </mrow>
                    </mstyle>
                  </mrow>
                </mrow>
                <mo fence="true" stretchy="false">)</mo>
              </mrow>
            </mrow>
          </mrow>
          <mo fence="true" stretchy="false">)</mo>
        </mrow>
        <mrow>
          <mo stretchy="false">−</mo>
          <mi>z</mi>
        </mrow>
      </msup>
    </mrow>
    <annotation encoding="StarMath 5.0">(1+bold{ [t]n })^z

=

(prod from k = 1 to infinity ( 1+bold{[-t^{2^k}]n "*" 1 over {2^k}} ))^-z</annotation>
  </semantics>
</math>
</file>

<file path=Object 655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i>t</mi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sup>
                  <mi>t</mi>
                  <mn>2</mn>
                </msup>
              </mrow>
            </mfrac>
          </mrow>
          <mo fence="true" stretchy="false">)</mo>
        </mrow>
        <mo stretchy="false">−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""

=


log({{1+t}})

= log( 1 over {1-t^2} )

-

log( 1 over {1-t} )</annotation>
  </semantics>
</math>
</file>

<file path=Object 656/content.xml><?xml version="1.0" encoding="utf-8"?>
<math xmlns="http://www.w3.org/1998/Math/MathML" display="block">
  <semantics>
    <mrow>
      <mrow>
        <mrow>
          <mi>lim</mi>
          <mtext/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o fence="true" stretchy="false">(</mo>
        <mrow>
          <mrow>
            <mn>1</mn>
            <mo stretchy="false">+</mo>
            <msup>
              <mi>t</mi>
              <msup>
                <mn>2</mn>
                <mi>k</mi>
              </msup>
            </msup>
          </mrow>
        </mrow>
        <mo fence="true" stretchy="false">)</mo>
      </mrow>
    </mrow>
    <annotation encoding="StarMath 5.0">lim""

=


log(1 over {1-t})

= sum from k = 0 log( 1+t^{2^k} )</annotation>
  </semantics>
</math>
</file>

<file path=Object 657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i>z</mi>
      </msup>
      <mo stretchy="false">=</mo>
      <mrow>
        <munder>
          <mo stretchy="false">∏</mo>
          <mrow>
            <mi>k</mi>
            <mo stretchy="false">=</mo>
            <mn>0</mn>
          </mrow>
        </munder>
        <msup>
          <mrow>
            <mo fence="true" stretchy="false">(</mo>
            <mrow>
              <mrow>
                <mn>1</mn>
                <mo stretchy="false">+</mo>
                <msup>
                  <mi>t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</mrow>
    <annotation encoding="StarMath 5.0">lim""

=


(1 over {1-t})^z

= prod from k = 0 ( 1+t^{2^k} )^z</annotation>
  </semantics>
</math>
</file>

<file path=Object 65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0 to x t^j cdot ( (binom{z}{j}) )</annotation>
  </semantics>
</math>
</file>

<file path=Object 659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i>z</mi>
      </msup>
    </mrow>
    <annotation encoding="StarMath 5.0">lim""

=
({1 over { 1-t} })^z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60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1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d^t

=

sum from j = 1 to x d^j cdot (binom{j-1}{1-1})</annotation>
  </semantics>
</math>
</file>

<file path=Object 66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2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d^{ t+u }
=

sum from j = 1 to x d^j cdot (binom{j-1}{2-1})</annotation>
  </semantics>
</math>
</file>

<file path=Object 662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3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sum from v=1 to {x - t - u} d^{ t+u+v }

=

sum from j = 1 to { x } d^j cdot ( binom{j-1}{3-1} )</annotation>
  </semantics>
</math>
</file>

<file path=Object 663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i>j</mi>
      </msup>
    </mrow>
    <annotation encoding="StarMath 5.0">bold{ [t]x }^k

=
sum from j = 1 to x (binom{j-1}{k-1})t^j</annotation>
  </semantics>
</math>
</file>

<file path=Object 664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
(t over {1 - t})^k</annotation>
  </semantics>
</math>
</file>

<file path=Object 665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sup>
          <mi>t</mi>
          <mi>s</mi>
        </msup>
      </mrow>
      <mrow>
        <mi mathvariant="italic">ds</mi>
        <mo stretchy="false">=</mo>
        <mrow>
          <mfrac>
            <msup>
              <mi>t</mi>
              <mi>x</mi>
            </msup>
            <mrow>
              <mi>log</mi>
              <mi>t</mi>
            </mrow>
          </mfrac>
          <mo stretchy="false">−</mo>
          <mfrac>
            <mn>1</mn>
            <mrow>
              <mi>log</mi>
              <mi>t</mi>
            </mrow>
          </mfrac>
        </mrow>
      </mrow>
    </mrow>
    <annotation encoding="StarMath 5.0">int from 0 to x t^s ds

=

{ t^x} over { log t }

-

{ 1  } over { log t }</annotation>
  </semantics>
</math>
</file>

<file path=Object 666/content.xml><?xml version="1.0" encoding="utf-8"?>
<math xmlns="http://www.w3.org/1998/Math/MathML" display="block">
  <semantics>
    <mrow>
      <mrow>
        <mrow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row>
              <msup>
                <mi>log</mi>
                <mi>k</mi>
              </msup>
              <mi>t</mi>
            </mrow>
          </mfrac>
          <mo stretchy="false">−</mo>
          <mrow>
            <msup>
              <mi>t</mi>
              <mi>x</mi>
            </msup>
            <mo stretchy="false">⋅</mo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k</mi>
                  <mo stretchy="false">−</mo>
                  <mn>1</mn>
                </mrow>
              </munderover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j</mi>
                  </msup>
                  <mo stretchy="false">⋅</mo>
                  <msup>
                    <mi>x</mi>
                    <mi>j</mi>
                  </msup>
                </mrow>
                <mrow>
                  <mi>j</mi>
                  <mrow>
                    <mi>!</mi>
                    <mo stretchy="false">⋅</mo>
                    <msup>
                      <mi>log</mi>
                      <mrow>
                        <mi>k</mi>
                        <mo stretchy="false">−</mo>
                        <mi>j</mi>
                      </mrow>
                    </msup>
                  </mrow>
                  <mi>t</mi>
                </mrow>
              </mfrac>
            </mrow>
          </mrow>
        </mrow>
        <mo stretchy="false">=</mo>
        <msup>
          <mi>log</mi>
          <mrow>
            <mo stretchy="false">−</mo>
            <mi>k</mi>
          </mrow>
        </msup>
      </mrow>
      <mrow>
        <mi>t</mi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−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x</mi>
                        </mrow>
                        <mi>log</mi>
                        <mi>t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</mrow>
    <annotation encoding="StarMath 5.0">

{{ (-1)^k } over { log^k t }}

-

 t^x cdot sum from j = 0 to { k-1 } {{(-1)^j cdot x^j }over{ j! cdot log^{k-j} t}}

=

log^{ -k }t cdot ( ( -1 )^k-{{%GAMMA(k, -x log t)}over{%GAMMA(k)}} )</annotation>
  </semantics>
</math>
</file>

<file path=Object 667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i>k</mi>
          </msup>
          <mfrac>
            <mn>1</mn>
            <mi>t</mi>
          </mfrac>
        </mrow>
      </mfrac>
    </mrow>
    <annotation encoding="StarMath 5.0">lim""

=

{1 over { log^k {1 over t}} }</annotation>
  </semantics>
</math>
</file>

<file path=Object 668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sup>
            <mi>t</mi>
            <mrow>
              <mi>s</mi>
              <mo stretchy="false">+</mo>
              <mi>u</mi>
            </mrow>
          </msup>
        </mrow>
      </mrow>
      <mi mathvariant="italic">du</mi>
      <mrow>
        <mi mathvariant="italic">ds</mi>
        <mo stretchy="false">=</mo>
        <mrow>
          <mfrac>
            <mrow>
              <msup>
                <mi>t</mi>
                <mi>x</mi>
              </msup>
              <mo stretchy="false">⋅</mo>
              <mi>x</mi>
            </mrow>
            <mrow>
              <msup>
                <mi>log</mi>
                <mn>2</mn>
              </msup>
              <mi>t</mi>
            </mrow>
          </mfrac>
          <mo stretchy="false">−</mo>
          <mfrac>
            <msup>
              <mi>t</mi>
              <mi>x</mi>
            </msup>
            <mrow>
              <msup>
                <mi>log</mi>
                <mn>3</mn>
              </msup>
              <mi>t</mi>
            </mrow>
          </mfrac>
          <mo stretchy="false">+</mo>
          <mfrac>
            <mn>1</mn>
            <mrow>
              <msup>
                <mi>log</mi>
                <mn>3</mn>
              </msup>
              <mi>t</mi>
            </mrow>
          </mfrac>
        </mrow>
      </mrow>
    </mrow>
    <annotation encoding="StarMath 5.0">int from 0 to x int from 0 to {x - s } t^{ s+u } du ds

=

{ t^x cdot x } over { log^2 t }
-
{ t^x } over { log^3 t }
+
{ 1  } over { log^3 t }</annotation>
  </semantics>
</math>
</file>

<file path=Object 66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1</mn>
          </mrow>
          <mi>x</mi>
        </munderover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  <msup>
        <mi>t</mi>
        <mi>j</mi>
      </msup>
    </mrow>
    <annotation encoding="StarMath 5.0">(1+bold{ [t]x })^z

=

sum from k = 0 to infinity (binom{z}{k}) sum from j = 1 to { x } (binom{j-1}{k-1}) t^j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70/content.xml><?xml version="1.0" encoding="utf-8"?>
<math xmlns="http://www.w3.org/1998/Math/MathML" display="block">
  <semantics>
    <mrow>
      <mrow>
        <mrow>
          <mi>lim</mi>
          <mtext/>
        </mrow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({1 over { 1-t} })^z

= sum from k = 0 to infinity ( binom{z}{k} )( t over {1-t} )^k</annotation>
  </semantics>
</math>
</file>

<file path=Object 671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row>
            <munderover>
              <mo stretchy="false">∫</mo>
              <mn>0</mn>
              <mrow>
                <mi>x</mi>
                <mo stretchy="false">−</mo>
                <mi>s</mi>
                <mo stretchy="false">−</mo>
                <mi>u</mi>
              </mrow>
            </munderover>
            <msup>
              <mi>t</mi>
              <mrow>
                <mi>s</mi>
                <mo stretchy="false">+</mo>
                <mi>u</mi>
                <mo stretchy="false">+</mo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row>
          <mfrac>
            <mrow>
              <msup>
                <mi>t</mi>
                <mi>x</mi>
              </msup>
              <mo stretchy="false">⋅</mo>
              <msup>
                <mi>x</mi>
                <mn>2</mn>
              </msup>
            </mrow>
            <mrow>
              <mn>2</mn>
              <mi>log</mi>
              <mi>t</mi>
            </mrow>
          </mfrac>
          <mo stretchy="false">−</mo>
          <mfrac>
            <mrow>
              <msup>
                <mi>t</mi>
                <mi>x</mi>
              </msup>
              <mo stretchy="false">⋅</mo>
              <mi>x</mi>
            </mrow>
            <mrow>
              <msup>
                <mi>log</mi>
                <mn>2</mn>
              </msup>
              <mi>t</mi>
            </mrow>
          </mfrac>
          <mo stretchy="false">+</mo>
          <mfrac>
            <msup>
              <mi>t</mi>
              <mi>x</mi>
            </msup>
            <mrow>
              <msup>
                <mi>log</mi>
                <mn>3</mn>
              </msup>
              <mi>t</mi>
            </mrow>
          </mfrac>
          <mo stretchy="false">−</mo>
          <mfrac>
            <mn>1</mn>
            <mrow>
              <msup>
                <mi>log</mi>
                <mn>3</mn>
              </msup>
              <mi>t</mi>
            </mrow>
          </mfrac>
        </mrow>
      </mrow>
    </mrow>
    <annotation encoding="StarMath 5.0">int from 0 to x int from 0 to {x - s } int from 0 to {x - s - u} t^{ s+u+v } dv du ds

=

{ t^x cdot x^2 } over { 2 log t }
-
{ t^x cdot x } over { log^2 t }
+
{ t^x } over { log^3 t }
-
{ 1  } over { log^3 t }</annotation>
  </semantics>
</math>
</file>

<file path=Object 672/content.xml><?xml version="1.0" encoding="utf-8"?>
<math xmlns="http://www.w3.org/1998/Math/MathML" display="block">
  <semantics>
    <mrow>
      <mstyle mathvariant="bold">
        <msup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  <mi>k</mi>
        </msup>
      </mstyle>
      <mo stretchy="false">=</mo>
      <msup>
        <mrow>
          <mo fence="true" stretchy="false">(</mo>
          <mrow>
            <mfrac>
              <mrow>
                <msup>
                  <mi>t</mi>
                  <mi>x</mi>
                </msup>
                <mo stretchy="false">−</mo>
                <mn>1</mn>
              </mrow>
              <mrow>
                <mi>log</mi>
                <mi>t</mi>
              </mrow>
            </mfrac>
          </mrow>
          <mo fence="true" stretchy="false">)</mo>
        </mrow>
        <mi>k</mi>
      </msup>
    </mrow>
    <annotation encoding="StarMath 5.0">bold{ [t]x }^k

=

({ t^x - 1 } over { log t })^k</annotation>
  </semantics>
</math>
</file>

<file path=Object 673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frac>
              <mi>t</mi>
              <mrow>
                <mn>1</mn>
                <mo stretchy="false">−</mo>
                <mi>t</mi>
              </mrow>
            </mfrac>
          </mrow>
          <mo fence="true" stretchy="false">)</mo>
        </mrow>
        <mi>k</mi>
      </msup>
    </mrow>
    <annotation encoding="StarMath 5.0">lim""

=

(t over {1 - t})^k</annotation>
  </semantics>
</math>
</file>

<file path=Object 674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sup>
          <mi>t</mi>
          <mi>s</mi>
        </msup>
      </mrow>
      <mrow>
        <mi mathvariant="italic">ds</mi>
        <mo stretchy="false">=</mo>
        <mfrac>
          <mrow>
            <msup>
              <mi>t</mi>
              <mi>x</mi>
            </msup>
            <mo stretchy="false">−</mo>
            <mn>1</mn>
          </mrow>
          <mrow>
            <mi>log</mi>
            <mi>t</mi>
          </mrow>
        </mfrac>
      </mrow>
    </mrow>
    <annotation encoding="StarMath 5.0">int from 0 to x t^s ds

=
{t^x-1}over{log t}</annotation>
  </semantics>
</math>
</file>

<file path=Object 675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i mathvariant="italic">du</mi>
        </mrow>
      </mrow>
      <mrow>
        <mi mathvariant="italic">ds</mi>
        <mo stretchy="false">=</mo>
        <msup>
          <mrow>
            <mo fence="true" stretchy="false">(</mo>
            <mrow>
              <mfrac>
                <mrow>
                  <msup>
                    <mi>t</mi>
                    <mi>x</mi>
                  </msup>
                  <mo stretchy="false">−</mo>
                  <mn>1</mn>
                </mrow>
                <mrow>
                  <mi>log</mi>
                  <mi>t</mi>
                </mrow>
              </mfrac>
            </mrow>
            <mo fence="true" stretchy="false">)</mo>
          </mrow>
          <mn>2</mn>
        </msup>
      </mrow>
    </mrow>
    <annotation encoding="StarMath 5.0">int from 0 to x int from 0 to {x } du ds

=

({ t^x - 1 } over { log t })^2</annotation>
  </semantics>
</math>
</file>

<file path=Object 676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sup>
              <mi>t</mi>
              <mrow>
                <mi>s</mi>
                <mo stretchy="false">+</mo>
                <mi>u</mi>
                <mo stretchy="false">+</mo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sup>
          <mrow>
            <mo fence="true" stretchy="false">(</mo>
            <mrow>
              <mfrac>
                <mrow>
                  <msup>
                    <mi>t</mi>
                    <mi>x</mi>
                  </msup>
                  <mo stretchy="false">−</mo>
                  <mn>1</mn>
                </mrow>
                <mrow>
                  <mi>log</mi>
                  <mi>t</mi>
                </mrow>
              </mfrac>
            </mrow>
            <mo fence="true" stretchy="false">)</mo>
          </mrow>
          <mn>3</mn>
        </msup>
      </mrow>
    </mrow>
    <annotation encoding="StarMath 5.0">int from 0 to x int from 0 to {x } int from 0 to {x} t^{ s+u+v } dv du ds

=

({ t^x - 1 } over { log t })^3</annotation>
  </semantics>
</math>
</file>

<file path=Object 677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i>log</mi>
          <mfrac>
            <mn>1</mn>
            <mi>t</mi>
          </mfrac>
        </mrow>
      </mfrac>
    </mrow>
    <annotation encoding="StarMath 5.0">lim""

=

1 over { log{1 over t} }</annotation>
  </semantics>
</math>
</file>

<file path=Object 678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2</mn>
          </msup>
          <mfrac>
            <mn>1</mn>
            <mi>t</mi>
          </mfrac>
        </mrow>
      </mfrac>
    </mrow>
    <annotation encoding="StarMath 5.0">lim""

=

1 over { log^2{1 over t} }</annotation>
  </semantics>
</math>
</file>

<file path=Object 679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3</mn>
          </msup>
          <mfrac>
            <mn>1</mn>
            <mi>t</mi>
          </mfrac>
        </mrow>
      </mfrac>
    </mrow>
    <annotation encoding="StarMath 5.0">lim""

=

1 over { log^3{1 over t} 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80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i>log</mi>
          <mfrac>
            <mn>1</mn>
            <mi>t</mi>
          </mfrac>
        </mrow>
      </mfrac>
    </mrow>
    <annotation encoding="StarMath 5.0">lim""

=

1 over { log{1 over t} }</annotation>
  </semantics>
</math>
</file>

<file path=Object 681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2</mn>
          </msup>
          <mfrac>
            <mn>1</mn>
            <mi>t</mi>
          </mfrac>
        </mrow>
      </mfrac>
    </mrow>
    <annotation encoding="StarMath 5.0">lim""

=

1 over { log^2{1 over t} }</annotation>
  </semantics>
</math>
</file>

<file path=Object 682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3</mn>
          </msup>
          <mfrac>
            <mn>1</mn>
            <mi>t</mi>
          </mfrac>
        </mrow>
      </mfrac>
    </mrow>
    <annotation encoding="StarMath 5.0">lim""

=

1 over { log^3{1 over t} }</annotation>
  </semantics>
</math>
</file>

<file path=Object 683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i>k</mi>
          </msup>
          <mfrac>
            <mn>1</mn>
            <mi>t</mi>
          </mfrac>
        </mrow>
      </mfrac>
    </mrow>
    <annotation encoding="StarMath 5.0">lim""

=

{1 over { log^k {1 over t}} }</annotation>
  </semantics>
</math>
</file>

<file path=Object 684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frac>
              <mrow>
                <msup>
                  <mi>t</mi>
                  <mi>x</mi>
                </msup>
                <mo stretchy="false">−</mo>
                <mn>1</mn>
              </mrow>
              <mrow>
                <mi>log</mi>
                <mi>t</mi>
              </mrow>
            </mfrac>
          </mrow>
        </mrow>
        <mo fence="true" stretchy="false">)</mo>
      </mrow>
      <mi>z</mi>
    </msup>
    <annotation encoding="StarMath 5.0">( 1+{t^x-1}over{log t} )^z</annotation>
  </semantics>
</math>
</file>

<file path=Object 685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n>1</mn>
              <mo stretchy="false">+</mo>
              <mfrac>
                <mn>1</mn>
                <mrow>
                  <mi>log</mi>
                  <mrow>
                    <mo fence="true" stretchy="false">(</mo>
                    <mrow>
                      <mfrac>
                        <mn>1</mn>
                        <mi>t</mi>
                      </mfrac>
                    </mrow>
                    <mo fence="true" stretchy="false">)</mo>
                  </mrow>
                </mrow>
              </mfrac>
            </mrow>
          </mrow>
          <mo fence="true" stretchy="false">)</mo>
        </mrow>
        <mi>z</mi>
      </msup>
    </mrow>
    <annotation encoding="StarMath 5.0">lim""

=

( 1+1 over {log( 1 over t)} )^z</annotation>
  </semantics>
</math>
</file>

<file path=Object 686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sup>
                    <mi>q</mi>
                    <mi>x</mi>
                  </msup>
                  <mo stretchy="false">−</mo>
                  <mn>1</mn>
                </mrow>
                <mrow>
                  <mi>log</mi>
                  <mi>q</mi>
                </mrow>
              </mfrac>
            </mrow>
            <mo fence="true" stretchy="false">)</mo>
          </mrow>
          <mi>k</mi>
        </msup>
        <mo stretchy="false">=</mo>
        <msup>
          <mi>x</mi>
          <mi>k</mi>
        </msup>
      </mrow>
    </mrow>
    <annotation encoding="StarMath 5.0">lim from {q rightarrow 1}{} ({ q^x - 1 } over { log q })^k

= x^k</annotation>
  </semantics>
</math>
</file>

<file path=Object 687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1</mn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frac>
                  <mrow>
                    <msup>
                      <mi>q</mi>
                      <mi>x</mi>
                    </msup>
                    <mo stretchy="false">−</mo>
                    <mn>1</mn>
                  </mrow>
                  <mrow>
                    <mi>log</mi>
                    <mi>q</mi>
                  </mrow>
                </mfrac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</mrow>
    </mrow>
    <annotation encoding="StarMath 5.0">lim from {q rightarrow 1}{} ( 1+{q^x-1}over{log q} )^z

=

( 1+x )^z</annotation>
  </semantics>
</math>
</file>

<file path=Object 688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1</mn>
          </mrow>
        </munder>
        <mrow/>
      </mrow>
      <mrow>
        <mfrac>
          <mrow>
            <msup>
              <mi>q</mi>
              <mi>k</mi>
            </msup>
            <mo stretchy="false">−</mo>
            <mn>1</mn>
          </mrow>
          <mrow>
            <mi>log</mi>
            <mi>q</mi>
          </mrow>
        </mfrac>
        <mo stretchy="false">=</mo>
        <mi>k</mi>
      </mrow>
    </mrow>
    <annotation encoding="StarMath 5.0">lim from {q rightarrow 1}{} {{ q^k - 1 } over { log q }}

= k</annotation>
  </semantics>
</math>
</file>

<file path=Object 689/content.xml><?xml version="1.0" encoding="utf-8"?>
<math xmlns="http://www.w3.org/1998/Math/MathML" display="block">
  <semantics>
    <mrow>
      <mrow>
        <munder>
          <mi>lim</mi>
          <mrow>
            <mi>q</mi>
            <mo stretchy="false">→</mo>
            <mn>1</mn>
          </mrow>
        </munder>
        <mrow/>
      </mrow>
      <mrow>
        <mfrac>
          <mrow>
            <mn>1</mn>
            <mo stretchy="false">−</mo>
            <msup>
              <mi>q</mi>
              <mi>k</mi>
            </msup>
          </mrow>
          <mrow>
            <mn>1</mn>
            <mo stretchy="false">−</mo>
            <mi>q</mi>
          </mrow>
        </mfrac>
        <mo stretchy="false">=</mo>
        <mi>k</mi>
      </mrow>
    </mrow>
    <annotation encoding="StarMath 5.0">lim from {q rightarrow 1}{} {{ 1-q^k } over { 1-q }}

= k</annotation>
  </semantics>
</math>
</file>

<file path=Object 69/content.xml><?xml version="1.0" encoding="utf-8"?>
<math xmlns="http://www.w3.org/1998/Math/MathML" display="block">
  <semantics>
    <mrow>
      <mi>log</mi>
      <mrow>
        <mstyle mathvariant="bold">
          <msub>
            <mn>1</mn>
            <mi>n</mi>
          </msub>
        </mstyle>
        <mo stretchy="false">=</mo>
        <mn>0</mn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i>n</mi>
        </msub>
      </mstyle>
    </mrow>
    <annotation encoding="StarMath 5.0">log bold{1_n} = 0 = log bold{infty_n} - log bold{infty_n}</annotation>
  </semantics>
</math>
</file>

<file path=Object 690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sup>
          <mi>x</mi>
          <mrow>
            <mo stretchy="false">−</mo>
            <mi>s</mi>
          </mrow>
        </msup>
      </mrow>
      <mrow>
        <mi mathvariant="italic">dx</mi>
        <mo stretchy="false">=</mo>
        <mrow>
          <mfrac>
            <mn>1</mn>
            <mrow>
              <mi>s</mi>
              <mo stretchy="false">−</mo>
              <mn>1</mn>
            </mrow>
          </mfrac>
          <mo stretchy="false">⋅</mo>
          <mrow>
            <mo fence="true" stretchy="false">(</mo>
            <mrow>
              <mrow>
                <mn>1</mn>
                <mo stretchy="false">−</mo>
                <msup>
                  <mi>n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int from 1 to n x^-s dx = 1 over{s-1} cdot ({{1-n^{1-s}}})</annotation>
  </semantics>
</math>
</file>

<file path=Object 691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i>s</mi>
          <mo stretchy="false">−</mo>
          <mn>1</mn>
        </mrow>
      </mfrac>
    </mrow>
    <annotation encoding="StarMath 5.0">lim"" = 1 over {s -1 }</annotation>
  </semantics>
</math>
</file>

<file path=Object 692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frac>
          <mn>1</mn>
          <mi>x</mi>
        </mfrac>
      </mrow>
      <mrow>
        <mi mathvariant="italic">dx</mi>
        <mo stretchy="false">=</mo>
        <mi>log</mi>
      </mrow>
      <mi>n</mi>
    </mrow>
    <annotation encoding="StarMath 5.0">int from 1 to n {1 over x} dx = log n</annotation>
  </semantics>
</math>
</file>

<file path=Object 693/content.xml><?xml version="1.0" encoding="utf-8"?>
<math xmlns="http://www.w3.org/1998/Math/MathML" display="block">
  <semantics>
    <mrow>
      <mrow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z</mi>
              </mfrac>
            </munderover>
            <msup>
              <mi>w</mi>
              <mrow>
                <mo stretchy="false">−</mo>
                <mi>s</mi>
              </mrow>
            </msup>
          </mrow>
        </mrow>
        <mo stretchy="false">⋅</mo>
        <msup>
          <mi>z</mi>
          <mrow>
            <mo stretchy="false">−</mo>
            <mi>s</mi>
          </mrow>
        </msup>
      </mrow>
      <mi mathvariant="italic">dw</mi>
      <mrow>
        <mi mathvariant="italic">dz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</mn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
int from 1 to n int from 1 to {n over z} w^-s cdot z^-s dw dz = 
1 over (s-1)^2 cdot {{%gamma(2,(s-1)log n)}over{%GAMMA(2)}}</annotation>
  </semantics>
</math>
</file>

<file path=Object 694/content.xml><?xml version="1.0" encoding="utf-8"?>
<math xmlns="http://www.w3.org/1998/Math/MathML" display="block">
  <semantics>
    <mrow>
      <mrow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z</mi>
              </mfrac>
            </munderover>
            <msup>
              <mi>w</mi>
              <mrow>
                <mo stretchy="false">−</mo>
                <mn>1</mn>
              </mrow>
            </msup>
          </mrow>
        </mrow>
        <mo stretchy="false">⋅</mo>
        <msup>
          <mi>z</mi>
          <mrow>
            <mo stretchy="false">−</mo>
            <mn>1</mn>
          </mrow>
        </msup>
      </mrow>
      <mi mathvariant="italic">dw</mi>
      <mrow>
        <mi mathvariant="italic">dz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2</mn>
            </msup>
          </mrow>
          <mn>2</mn>
        </mfrac>
      </mrow>
    </mrow>
    <annotation encoding="StarMath 5.0">
int from 1 to n int from 1 to {n over z} w^-1 cdot z^-1 dw dz = {log( n )^2} over 2</annotation>
  </semantics>
</math>
</file>

<file path=Object 695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2</mn>
        </msup>
      </mfrac>
    </mrow>
    <annotation encoding="StarMath 5.0">lim"" = 1 over (s - 1)^2</annotation>
  </semantics>
</math>
</file>

<file path=Object 696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u</mi>
            </mfrac>
          </munderover>
          <mrow>
            <munderover>
              <mo stretchy="false">∫</mo>
              <mn>1</mn>
              <mfrac>
                <mi>n</mi>
                <mrow>
                  <mi>u</mi>
                  <mo stretchy="false">⋅</mo>
                  <mi>z</mi>
                </mrow>
              </mfrac>
            </munderover>
            <msup>
              <mi>w</mi>
              <mrow>
                <mo stretchy="false">−</mo>
                <mi>s</mi>
              </mrow>
            </msup>
          </mrow>
        </mrow>
      </mrow>
      <msup>
        <mi>z</mi>
        <mrow>
          <mo stretchy="false">−</mo>
          <mi>s</mi>
        </mrow>
      </msup>
      <msup>
        <mi>u</mi>
        <mrow>
          <mo stretchy="false">−</mo>
          <mi>s</mi>
        </mrow>
      </msup>
      <mi mathvariant="italic">dw</mi>
      <mi mathvariant="italic">dz</mi>
      <mrow>
        <mi mathvariant="italic">du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</mn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int from 1 to n int from 1 to {n over u} int from 1 to {n over {u cdot z}} w^-s z^-s u^-s dw dz du = 1 over (s-1)^3 cdot {{%gamma(3,(s-1)log n)} over {%GAMMA(3)}}</annotation>
  </semantics>
</math>
</file>

<file path=Object 697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u</mi>
            </mfrac>
          </munderover>
          <mrow>
            <munderover>
              <mo stretchy="false">∫</mo>
              <mn>1</mn>
              <mfrac>
                <mi>n</mi>
                <mrow>
                  <mi>u</mi>
                  <mo stretchy="false">⋅</mo>
                  <mi>z</mi>
                </mrow>
              </mfrac>
            </munderover>
            <msup>
              <mi>w</mi>
              <mrow>
                <mo stretchy="false">−</mo>
                <mn>1</mn>
              </mrow>
            </msup>
          </mrow>
        </mrow>
      </mrow>
      <msup>
        <mi>z</mi>
        <mrow>
          <mo stretchy="false">−</mo>
          <mn>1</mn>
        </mrow>
      </msup>
      <msup>
        <mi>u</mi>
        <mrow>
          <mo stretchy="false">−</mo>
          <mn>1</mn>
        </mrow>
      </msup>
      <mi mathvariant="italic">dw</mi>
      <mi mathvariant="italic">dz</mi>
      <mrow>
        <mi mathvariant="italic">du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3</mn>
            </msup>
          </mrow>
          <mrow>
            <mn>3</mn>
            <mi>!</mi>
          </mrow>
        </mfrac>
      </mrow>
    </mrow>
    <annotation encoding="StarMath 5.0">int from 1 to n int from 1 to {n over u} int from 1 to {n over {u cdot z}} w^-1 z^-1 u^-1 dw dz du = {log( n )^3} over {3!}</annotation>
  </semantics>
</math>
</file>

<file path=Object 698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3</mn>
        </msup>
      </mfrac>
    </mrow>
    <annotation encoding="StarMath 5.0">lim"" = 1 over (s - 1)^3</annotation>
  </semantics>
</math>
</file>

<file path=Object 699/content.xml><?xml version="1.0" encoding="utf-8"?>
<math xmlns="http://www.w3.org/1998/Math/MathML" display="block">
  <semantics>
    <mrow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i>k</mi>
        </msup>
      </mfrac>
      <mo stretchy="false">⋅</mo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log</mi>
                <mi>n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1 over (s-1)^k cdot {{%gamma(k,(s-1)log n)} over {%GAMMA(k)}}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}""^{""+sum""} = sum from j+k&lt;=n nabla_j (1+bold{j})^a""^{""+sum""} cdot nabla_k (1+bold{k})^b""^{""+sum""}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00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i>k</mi>
        </msup>
      </mfrac>
    </mrow>
    <annotation encoding="StarMath 5.0">lim"" =  1 over (s - 1)^k</annotation>
  </semantics>
</math>
</file>

<file path=Object 701/content.xml><?xml version="1.0" encoding="utf-8"?>
<math xmlns="http://www.w3.org/1998/Math/MathML" display="block">
  <semantics>
    <mfrac>
      <mrow>
        <mi>log</mi>
        <msup>
          <mrow>
            <mo fence="true" stretchy="false">(</mo>
            <mrow>
              <mi>n</mi>
            </mrow>
            <mo fence="true" stretchy="false">)</mo>
          </mrow>
          <mi>k</mi>
        </msup>
      </mrow>
      <mrow>
        <mi>k</mi>
        <mi>!</mi>
      </mrow>
    </mfrac>
    <annotation encoding="StarMath 5.0">{log(n)^k}over{ k! }</annotation>
  </semantics>
</math>
</file>

<file path=Object 702/content.xml><?xml version="1.0" encoding="utf-8"?>
<math xmlns="http://www.w3.org/1998/Math/MathML" display="block">
  <semantics>
    <mrow>
      <msub>
        <mi>L</mi>
        <mi>z</mi>
      </msub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frac>
        <mrow>
          <msup>
            <mi>log</mi>
            <mi>k</mi>
          </msup>
          <mi>x</mi>
        </mrow>
        <mrow>
          <mi>k</mi>
          <mi>!</mi>
        </mrow>
      </mfrac>
    </mrow>
    <annotation encoding="StarMath 5.0">L_z(-log x) = sum from k = 0 to infinity (binom{z}{k}){log^k x}over{ k! }</annotation>
  </semantics>
</math>
</file>

<file path=Object 703/content.xml><?xml version="1.0" encoding="utf-8"?>
<math xmlns="http://www.w3.org/1998/Math/MathML" display="block">
  <semantics>
    <mrow>
      <mrow>
        <mn>1</mn>
        <mo stretchy="false">+</mo>
        <mi>z</mi>
      </mrow>
      <mrow>
        <munderover>
          <mo stretchy="false">∫</mo>
          <mn>1</mn>
          <mi>n</mi>
        </munderover>
        <mrow>
          <mrow>
            <msup>
              <mi>t</mi>
              <mrow>
                <mo stretchy="false">−</mo>
                <mi>s</mi>
              </mrow>
            </msup>
            <mo stretchy="false">⋅</mo>
            <msubsup>
              <mi>L</mi>
              <mrow>
                <mi>z</mi>
                <mo stretchy="false">−</mo>
                <mn>1</mn>
              </mrow>
              <mrow>
                <mo fence="true" stretchy="false">(</mo>
                <mrow>
                  <mn>1</mn>
                </mrow>
                <mo fence="true" stretchy="false">)</mo>
              </mrow>
            </msubsup>
          </mrow>
          <mrow>
            <mo fence="true" stretchy="false">(</mo>
            <mrow>
              <mrow>
                <mi>log</mi>
                <mi>t</mi>
              </mrow>
            </mrow>
            <mo fence="true" stretchy="false">)</mo>
          </mrow>
          <mi mathvariant="italic">dt</mi>
        </mrow>
      </mrow>
    </mrow>
    <annotation encoding="StarMath 5.0">1+z int from {1} to n { t^{-s} cdot L_{z-1}^(1)(log t) dt}</annotation>
  </semantics>
</math>
</file>

<file path=Object 704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frac>
                <mi>x</mi>
                <mi>s</mi>
              </mfrac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frac>
                  <mi>x</mi>
                  <mrow>
                    <mi>s</mi>
                    <mi>u</mi>
                  </mrow>
                </mfrac>
              </munderover>
              <msup>
                <mrow>
                  <mo fence="true" stretchy="false">(</mo>
                  <mrow>
                    <mrow>
                      <mi>s</mi>
                      <mi>u</mi>
                      <mi>v</mi>
                    </mrow>
                  </mrow>
                  <mo fence="true" stretchy="false">)</mo>
                </mrow>
                <mi>t</mi>
              </msup>
            </mrow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sup>
              <mi>j</mi>
              <mi>t</mi>
            </msup>
          </mrow>
          <mo stretchy="false">⋅</mo>
          <msub>
            <mi>d</mi>
            <mn>3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sum from u=2 to {x over s } sum from v=2 to {x over {s u}} (s u v)^{t }

=

sum from j = 1 to { x } j^t cdot d_3'( j)</annotation>
  </semantics>
</math>
</file>

<file path=Object 705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sup>
            <mi>s</mi>
            <mi>t</mi>
          </msup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x</mi>
            </munderover>
            <msup>
              <mi>j</mi>
              <mi>t</mi>
            </msup>
          </mrow>
          <mo stretchy="false">⋅</mo>
          <msub>
            <mi>d</mi>
            <mn>1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s^t

=

sum from j = 2 to x j^t cdot d_1'( j )</annotation>
  </semantics>
</math>
</file>

<file path=Object 706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frac>
                <mi>x</mi>
                <mi>s</mi>
              </mfrac>
            </munderover>
            <msup>
              <mrow>
                <mo fence="true" stretchy="false">(</mo>
                <mrow>
                  <mrow>
                    <mi>s</mi>
                    <mo stretchy="false">⋅</mo>
                    <mi>u</mi>
                  </mrow>
                </mrow>
                <mo fence="true" stretchy="false">)</mo>
              </mrow>
              <mi>t</mi>
            </msup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x</mi>
            </munderover>
            <msup>
              <mi>j</mi>
              <mi>t</mi>
            </msup>
          </mrow>
          <mo stretchy="false">⋅</mo>
          <msub>
            <mi>d</mi>
            <mn>2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sum from u=2 to {x over s } (s cdot u)^t
=

sum from j = 2 to x j^t cdot d_2'( j )</annotation>
  </semantics>
</math>
</file>

<file path=Object 70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x</mi>
        </munderover>
        <msup>
          <mi>j</mi>
          <mi>t</mi>
        </msup>
      </mrow>
      <mover accent="true">
        <msub>
          <mi>d</mi>
          <mi>k</mi>
        </msub>
        <mo stretchy="false">˙</mo>
      </mover>
      <mi>'</mi>
      <mrow>
        <mrow>
          <mo fence="true" stretchy="false">(</mo>
          <mrow>
            <mi>j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sup>
              <mi>j</mi>
              <mi>t</mi>
            </msup>
          </mrow>
          <mo stretchy="false">⋅</mo>
          <msub>
            <mi>d</mi>
            <mi>z</mi>
          </msub>
        </mrow>
      </mrow>
      <mrow>
        <mo fence="true" stretchy="false">(</mo>
        <mrow>
          <mi>j</mi>
        </mrow>
        <mo fence="true" stretchy="false">)</mo>
      </mrow>
    </mrow>
    <annotation encoding="StarMath 5.0">sum from k = 0 to infinity (binom{z}{k})sum from j = 2 to x j^t dot d_k'( j )

=

sum from j = 1 to x j^t cdot d_z( j )</annotation>
  </semantics>
</math>
</file>

<file path=Object 708/content.xml><?xml version="1.0" encoding="utf-8"?>
<math xmlns="http://www.w3.org/1998/Math/MathML" display="block">
  <semantics>
    <mrow>
      <mrow>
        <mrow>
          <mi>lim</mi>
          <mtext/>
        </mrow>
        <mo stretchy="false">=</mo>
        <mi mathvariant="normal">ζ</mi>
      </mrow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−</mo>
        <mn>1</mn>
      </mrow>
    </mrow>
    <annotation encoding="StarMath 5.0">lim""

=

%zeta( -t )-1</annotation>
  </semantics>
</math>
</file>

<file path=Object 709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o stretchy="false">−</mo>
                      <mi>t</mi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2</mn>
      </msup>
    </mrow>
    <annotation encoding="StarMath 5.0">lim""

=

(%zeta( -t )-1)^2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10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o stretchy="false">−</mo>
                      <mi>t</mi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3</mn>
      </msup>
    </mrow>
    <annotation encoding="StarMath 5.0">lim""

=

(%zeta( -t )-1)^3</annotation>
  </semantics>
</math>
</file>

<file path=Object 711/content.xml><?xml version="1.0" encoding="utf-8"?>
<math xmlns="http://www.w3.org/1998/Math/MathML" display="block">
  <semantics>
    <mrow>
      <mrow>
        <mrow>
          <mi>lim</mi>
          <mtext/>
        </mrow>
        <mo stretchy="false">=</mo>
        <mi mathvariant="normal">ζ</mi>
      </mrow>
      <msup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i>z</mi>
      </msup>
    </mrow>
    <annotation encoding="StarMath 5.0">lim""

=

%zeta( -t )^z</annotation>
  </semantics>
</math>
</file>

<file path=Object 71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x</mi>
        </munderover>
        <msup>
          <mi>t</mi>
          <mrow>
            <mi>log</mi>
            <mi>j</mi>
          </mrow>
        </msup>
      </mrow>
      <mover accent="true">
        <msub>
          <mi>d</mi>
          <mi>k</mi>
        </msub>
        <mo stretchy="false">˙</mo>
      </mover>
      <mi>'</mi>
      <mrow>
        <mrow>
          <mo fence="true" stretchy="false">(</mo>
          <mrow>
            <mi>j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sup>
              <mi>t</mi>
              <mrow>
                <mi>log</mi>
                <mi>j</mi>
              </mrow>
            </msup>
          </mrow>
          <mo stretchy="false">⋅</mo>
          <msub>
            <mi>d</mi>
            <mi>z</mi>
          </msub>
        </mrow>
      </mrow>
      <mrow>
        <mo fence="true" stretchy="false">(</mo>
        <mrow>
          <mi>j</mi>
        </mrow>
        <mo fence="true" stretchy="false">)</mo>
      </mrow>
    </mrow>
    <annotation encoding="StarMath 5.0">sum from k = 0 to infinity (binom{z}{k})sum from j = 2 to x t^{log j} dot d_k'( j )

=

sum from j = 1 to x t^{log j} cdot d_z( j )</annotation>
  </semantics>
</math>
</file>

<file path=Object 713/content.xml><?xml version="1.0" encoding="utf-8"?>
<math xmlns="http://www.w3.org/1998/Math/MathML" display="block">
  <semantics>
    <mrow>
      <mrow>
        <mrow>
          <mi>lim</mi>
          <mtext/>
        </mrow>
        <mo stretchy="false">=</mo>
        <mi mathvariant="normal">ζ</mi>
      </mrow>
      <msup>
        <mrow>
          <mo fence="true" stretchy="false">(</mo>
          <mrow>
            <mrow>
              <mrow>
                <mo stretchy="false">−</mo>
                <mi>log</mi>
              </mrow>
              <mi>t</mi>
            </mrow>
          </mrow>
          <mo fence="true" stretchy="false">)</mo>
        </mrow>
        <mi>z</mi>
      </msup>
    </mrow>
    <annotation encoding="StarMath 5.0">lim""

=

%zeta( -log t )^z</annotation>
  </semantics>
</math>
</file>

<file path=Object 714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sup>
          <mi>t</mi>
          <mrow>
            <mi>log</mi>
            <mi>s</mi>
          </mrow>
        </msup>
      </mrow>
      <mrow>
        <mi mathvariant="italic">ds</mi>
        <mo stretchy="false">=</mo>
        <mfrac>
          <mrow>
            <mrow>
              <mo stretchy="false">−</mo>
              <mn>1</mn>
            </mrow>
            <mo stretchy="false">+</mo>
            <mrow>
              <msup>
                <mi>t</mi>
                <mrow>
                  <mi>log</mi>
                  <mi>x</mi>
                </mrow>
              </msup>
              <mo stretchy="false">⋅</mo>
              <mi>x</mi>
            </mrow>
          </mrow>
          <mrow>
            <mrow>
              <mn>1</mn>
              <mo stretchy="false">+</mo>
              <mi>log</mi>
            </mrow>
            <mi>t</mi>
          </mrow>
        </mfrac>
      </mrow>
    </mrow>
    <annotation encoding="StarMath 5.0">int from 1 to x t^{log s} ds = { {- 1 + t^{log x} cdot x }over{1+log t} }</annotation>
  </semantics>
</math>
</file>

<file path=Object 715/content.xml><?xml version="1.0" encoding="utf-8"?>
<math xmlns="http://www.w3.org/1998/Math/MathML" display="block">
  <semantics>
    <mrow>
      <mrow>
        <mi>lim</mi>
        <mtext/>
      </mrow>
      <mo stretchy="false">=</mo>
      <mrow>
        <mo stretchy="false">−</mo>
        <mfrac>
          <mn>1</mn>
          <mrow>
            <mrow>
              <mn>1</mn>
              <mo stretchy="false">−</mo>
              <mi>log</mi>
            </mrow>
            <mfrac>
              <mn>1</mn>
              <mi>t</mi>
            </mfrac>
          </mrow>
        </mfrac>
      </mrow>
    </mrow>
    <annotation encoding="StarMath 5.0">lim"" = -{1 over {1-log{1 over t}}}</annotation>
  </semantics>
</math>
</file>

<file path=Object 716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sup>
          <mrow>
            <mo fence="true" stretchy="false">(</mo>
            <mrow>
              <mfrac>
                <mn>1</mn>
                <mi>e</mi>
              </mfrac>
            </mrow>
            <mo fence="true" stretchy="false">)</mo>
          </mrow>
          <mrow>
            <mi>log</mi>
            <mi>s</mi>
          </mrow>
        </msup>
      </mrow>
      <mrow>
        <mi mathvariant="italic">dx</mi>
        <mo stretchy="false">=</mo>
        <mi>log</mi>
      </mrow>
      <mi>n</mi>
    </mrow>
    <annotation encoding="StarMath 5.0">int from 1 to n (1 over e)^{log s} dx = log n</annotation>
  </semantics>
</math>
</file>

<file path=Object 717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sup>
            <mi>t</mi>
            <mrow>
              <mi>log</mi>
              <mrow>
                <mi>s</mi>
                <mo stretchy="false">+</mo>
                <mi>log</mi>
              </mrow>
              <mi>u</mi>
            </mrow>
          </msup>
        </mrow>
      </mrow>
      <mi mathvariant="italic">du</mi>
      <mrow>
        <mi mathvariant="italic">ds</mi>
        <mo stretchy="false">=</mo>
        <mrow>
          <mfrac>
            <mn>1</mn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row>
                      <mi>t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</mn>
                    <mi>,</mi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row>
                            <mi>t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int from 1 to x int from 1 to {x over s} t^{log s + log u} du ds 

= 

1 over (-log t-1)^2 cdot {{%gamma(2,(-log t-1)log n)}over{%GAMMA(2)}}</annotation>
  </semantics>
</math>
</file>

<file path=Object 718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n>2</mn>
        </msup>
      </mfrac>
    </mrow>
    <annotation encoding="StarMath 5.0">lim"" = {1 over (-1-log{t})^2}</annotation>
  </semantics>
</math>
</file>

<file path=Object 719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sup>
            <mrow>
              <mo fence="true" stretchy="false">(</mo>
              <mrow>
                <mfrac>
                  <mn>1</mn>
                  <mi>e</mi>
                </mfrac>
              </mrow>
              <mo fence="true" stretchy="false">)</mo>
            </mrow>
            <mrow>
              <mi>log</mi>
              <mrow>
                <mi>s</mi>
                <mo stretchy="false">+</mo>
                <mi>log</mi>
              </mrow>
              <mi>u</mi>
            </mrow>
          </msup>
        </mrow>
      </mrow>
      <mi mathvariant="italic">du</mi>
      <mrow>
        <mi mathvariant="italic">ds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2</mn>
            </msup>
          </mrow>
          <mn>2</mn>
        </mfrac>
      </mrow>
    </mrow>
    <annotation encoding="StarMath 5.0">int from 1 to x int from 1 to {x over s} (1 over e)^{log s + log u} du ds = {log( n )^2} over 2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+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(1+bold{k})^z""^{""+sum""} = (1+bold{n})^{z+1}""^{""+sum""}</annotation>
  </semantics>
</math>
</file>

<file path=Object 720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row>
            <munderover>
              <mo stretchy="false">∫</mo>
              <mn>1</mn>
              <mfrac>
                <mi>x</mi>
                <mrow>
                  <mi>s</mi>
                  <mo stretchy="false">⋅</mo>
                  <mi>u</mi>
                </mrow>
              </mfrac>
            </munderover>
            <msup>
              <mi>t</mi>
              <mrow>
                <mi>log</mi>
                <mrow>
                  <mi>s</mi>
                  <mo stretchy="false">+</mo>
                  <mi>log</mi>
                </mrow>
                <mrow>
                  <mi>u</mi>
                  <mo stretchy="false">+</mo>
                  <mi>log</mi>
                </mrow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row>
          <mfrac>
            <mn>1</mn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row>
                      <mi>t</mi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</mn>
                    <mi>,</mi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row>
                            <mi>t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int from 1 to x int from 1 to {x over s} int from 1 to {x over {s cdot u}} 


t^{log s + log u + log v} dv du ds 

= 1 over (-log t-1)^3 cdot {{%gamma(3,(-log t-1)log n)} over {%GAMMA(3)}}</annotation>
  </semantics>
</math>
</file>

<file path=Object 721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n>3</mn>
        </msup>
      </mfrac>
    </mrow>
    <annotation encoding="StarMath 5.0">lim"" = {1 over (-1-log{t})^3}</annotation>
  </semantics>
</math>
</file>

<file path=Object 722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row>
            <munderover>
              <mo stretchy="false">∫</mo>
              <mn>1</mn>
              <mfrac>
                <mi>x</mi>
                <mrow>
                  <mi>s</mi>
                  <mi>u</mi>
                </mrow>
              </mfrac>
            </munderover>
            <msup>
              <mrow>
                <mo fence="true" stretchy="false">(</mo>
                <mrow>
                  <mfrac>
                    <mn>1</mn>
                    <mi>e</mi>
                  </mfrac>
                </mrow>
                <mo fence="true" stretchy="false">)</mo>
              </mrow>
              <mrow>
                <mi>log</mi>
                <mrow>
                  <mi>s</mi>
                  <mo stretchy="false">+</mo>
                  <mi>log</mi>
                </mrow>
                <mrow>
                  <mi>u</mi>
                  <mo stretchy="false">+</mo>
                  <mi>log</mi>
                </mrow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3</mn>
            </msup>
          </mrow>
          <mn>6</mn>
        </mfrac>
      </mrow>
    </mrow>
    <annotation encoding="StarMath 5.0">int from 1 to x int from 1 to {x over s} int from 1 to {x over {s u}} 

(1 over e)^{log s + log u + log v} dv du ds 

= 

{log( n )^3} over 6</annotation>
  </semantics>
</math>
</file>

<file path=Object 723/content.xml><?xml version="1.0" encoding="utf-8"?>
<math xmlns="http://www.w3.org/1998/Math/MathML" display="block">
  <semantics>
    <mrow>
      <mfrac>
        <mn>1</mn>
        <msup>
          <mrow>
            <mo fence="true" stretchy="false">(</mo>
            <mrow>
              <mrow>
                <mrow>
                  <mo stretchy="false">−</mo>
                  <mi>log</mi>
                </mrow>
                <mrow>
                  <mi>t</mi>
                  <mo stretchy="false">−</mo>
                  <mn>1</mn>
                </mrow>
              </mrow>
            </mrow>
            <mo fence="true" stretchy="false">)</mo>
          </mrow>
          <mi>k</mi>
        </msup>
      </mfrac>
      <mo stretchy="false">⋅</mo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row>
                        <mo stretchy="false">−</mo>
                        <mi>log</mi>
                      </mrow>
                      <mrow>
                        <mi>t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i>log</mi>
                <mi>n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1 over (-log t-1)^k cdot {{%gamma(k,(-log t-1)log n)} over {%GAMMA(k)}}</annotation>
  </semantics>
</math>
</file>

<file path=Object 724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i>k</mi>
        </msup>
      </mfrac>
    </mrow>
    <annotation encoding="StarMath 5.0">lim"" =  {1 over (-1-log{t})^k}</annotation>
  </semantics>
</math>
</file>

<file path=Object 725/content.xml><?xml version="1.0" encoding="utf-8"?>
<math xmlns="http://www.w3.org/1998/Math/MathML" display="block">
  <semantics>
    <mfrac>
      <mrow>
        <mi>log</mi>
        <msup>
          <mrow>
            <mo fence="true" stretchy="false">(</mo>
            <mrow>
              <mi>n</mi>
            </mrow>
            <mo fence="true" stretchy="false">)</mo>
          </mrow>
          <mi>k</mi>
        </msup>
      </mrow>
      <mrow>
        <mi>k</mi>
        <mi>!</mi>
      </mrow>
    </mfrac>
    <annotation encoding="StarMath 5.0">{log(n)^k}over{ k! }</annotation>
  </semantics>
</math>
</file>

<file path=Object 726/content.xml><?xml version="1.0" encoding="utf-8"?>
<math xmlns="http://www.w3.org/1998/Math/MathML" display="block">
  <semantics>
    <mrow>
      <mrow>
        <mn>1</mn>
        <mo stretchy="false">+</mo>
        <mi>z</mi>
      </mrow>
      <mrow>
        <munderover>
          <mo stretchy="false">∫</mo>
          <mn>1</mn>
          <mi>n</mi>
        </munderover>
        <mrow>
          <mrow>
            <msup>
              <mi>t</mi>
              <mrow>
                <mo stretchy="false">−</mo>
                <mi>s</mi>
              </mrow>
            </msup>
            <mo stretchy="false">⋅</mo>
            <msubsup>
              <mi>L</mi>
              <mrow>
                <mi>z</mi>
                <mo stretchy="false">−</mo>
                <mn>1</mn>
              </mrow>
              <mrow>
                <mo fence="true" stretchy="false">(</mo>
                <mrow>
                  <mn>1</mn>
                </mrow>
                <mo fence="true" stretchy="false">)</mo>
              </mrow>
            </msubsup>
          </mrow>
          <mrow>
            <mo fence="true" stretchy="false">(</mo>
            <mrow>
              <mrow>
                <mi>log</mi>
                <mi>t</mi>
              </mrow>
            </mrow>
            <mo fence="true" stretchy="false">)</mo>
          </mrow>
          <mi mathvariant="italic">dt</mi>
        </mrow>
      </mrow>
    </mrow>
    <annotation encoding="StarMath 5.0">1+z int from {1} to n { t^{-s} cdot L_{z-1}^(1)(log t) dt}</annotation>
  </semantics>
</math>
</file>

<file path=Object 727/content.xml><?xml version="1.0" encoding="utf-8"?>
<math xmlns="http://www.w3.org/1998/Math/MathML" display="block">
  <semantics>
    <mrow>
      <msub>
        <mi>L</mi>
        <mi>z</mi>
      </msub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frac>
        <mrow>
          <msup>
            <mi>log</mi>
            <mi>k</mi>
          </msup>
          <mi>x</mi>
        </mrow>
        <mrow>
          <mi>k</mi>
          <mi>!</mi>
        </mrow>
      </mfrac>
    </mrow>
    <annotation encoding="StarMath 5.0">L_z(-log x) = sum from k = 0 to infinity (binom{z}{k}){log^k x}over{ k! }</annotation>
  </semantics>
</math>
</file>

<file path=Object 728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sup>
            <mi>t</mi>
            <mrow>
              <mi>log</mi>
              <mi>s</mi>
            </mrow>
          </msup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x</mi>
            </munderover>
            <msup>
              <mi>t</mi>
              <mrow>
                <mi>log</mi>
                <mi>j</mi>
              </mrow>
            </msup>
          </mrow>
          <mo stretchy="false">⋅</mo>
          <msub>
            <mi>d</mi>
            <mn>1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t^{log s}

=

sum from j = 2 to x t^{log j} cdot d_1'( j )</annotation>
  </semantics>
</math>
</file>

<file path=Object 729/content.xml><?xml version="1.0" encoding="utf-8"?>
<math xmlns="http://www.w3.org/1998/Math/MathML" display="block">
  <semantics>
    <mrow>
      <mrow>
        <mrow>
          <mi>lim</mi>
          <mtext/>
        </mrow>
        <mo stretchy="false">=</mo>
        <mi mathvariant="normal">ζ</mi>
      </mrow>
      <mrow>
        <mrow>
          <mo fence="true" stretchy="false">(</mo>
          <mrow>
            <mrow>
              <mrow>
                <mo stretchy="false">−</mo>
                <mi>log</mi>
              </mrow>
              <mi>t</mi>
            </mrow>
          </mrow>
          <mo fence="true" stretchy="false">)</mo>
        </mrow>
        <mo stretchy="false">−</mo>
        <mn>1</mn>
      </mrow>
    </mrow>
    <annotation encoding="StarMath 5.0">lim""

=

%zeta( -log t )-1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30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frac>
                <mi>x</mi>
                <mi>s</mi>
              </mfrac>
            </munderover>
            <msup>
              <mi>t</mi>
              <mrow>
                <mi>log</mi>
                <mrow>
                  <mi>s</mi>
                  <mo stretchy="false">+</mo>
                  <mi>log</mi>
                </mrow>
                <mi>u</mi>
              </mrow>
            </msup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x</mi>
            </munderover>
            <msup>
              <mi>t</mi>
              <mrow>
                <mi>log</mi>
                <mi>j</mi>
              </mrow>
            </msup>
          </mrow>
          <mo stretchy="false">⋅</mo>
          <msub>
            <mi>d</mi>
            <mn>2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sum from u=2 to {x over s } t^{ log s + log u }
=

sum from j = 2 to x t^{log j} cdot d_2'( j )</annotation>
  </semantics>
</math>
</file>

<file path=Object 731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row>
                        <mo stretchy="false">−</mo>
                        <mi>log</mi>
                      </mrow>
                      <mi>t</mi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2</mn>
      </msup>
    </mrow>
    <annotation encoding="StarMath 5.0">lim""

=

(%zeta( -log t )-1)^2</annotation>
  </semantics>
</math>
</file>

<file path=Object 732/content.xml><?xml version="1.0" encoding="utf-8"?>
<math xmlns="http://www.w3.org/1998/Math/MathML" display="block">
  <semantics>
    <mrow>
      <mrow>
        <mrow>
          <munderover>
            <mo stretchy="false">∑</mo>
            <mrow>
              <mi>s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frac>
                <mi>x</mi>
                <mi>s</mi>
              </mfrac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frac>
                  <mi>x</mi>
                  <mrow>
                    <mi>s</mi>
                    <mi>u</mi>
                  </mrow>
                </mfrac>
              </munderover>
              <msup>
                <mi>t</mi>
                <mrow>
                  <mi>log</mi>
                  <mrow>
                    <mi>s</mi>
                    <mo stretchy="false">+</mo>
                    <mi>log</mi>
                  </mrow>
                  <mrow>
                    <mi>u</mi>
                    <mo stretchy="false">+</mo>
                    <mi>log</mi>
                  </mrow>
                  <mi>v</mi>
                </mrow>
              </msup>
            </mrow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sup>
              <mi>t</mi>
              <mrow>
                <mi>log</mi>
                <mi>j</mi>
              </mrow>
            </msup>
          </mrow>
          <mo stretchy="false">⋅</mo>
          <msub>
            <mi>d</mi>
            <mn>3</mn>
          </msub>
        </mrow>
      </mrow>
      <mi>'</mi>
      <mrow>
        <mo fence="true" stretchy="false">(</mo>
        <mrow>
          <mi>j</mi>
        </mrow>
        <mo fence="true" stretchy="false">)</mo>
      </mrow>
    </mrow>
    <annotation encoding="StarMath 5.0">sum from s=2 to x sum from u=2 to {x over s } sum from v=2 to {x over {s u}} 

t^{ log s + log u + log v }

=

sum from j = 1 to { x } t^{log j} cdot d_3'( j)</annotation>
  </semantics>
</math>
</file>

<file path=Object 733/content.xml><?xml version="1.0" encoding="utf-8"?>
<math xmlns="http://www.w3.org/1998/Math/MathML" display="block">
  <semantics>
    <mrow>
      <mrow>
        <mi>lim</mi>
        <mtext/>
      </mrow>
      <mo stretchy="false">=</mo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row>
                        <mo stretchy="false">−</mo>
                        <mi>log</mi>
                      </mrow>
                      <mi>t</mi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3</mn>
      </msup>
    </mrow>
    <annotation encoding="StarMath 5.0">lim""

=

(%zeta( - log t )-1)^3</annotation>
  </semantics>
</math>
</file>

<file path=Object 734/content.xml><?xml version="1.0" encoding="utf-8"?>
<math xmlns="http://www.w3.org/1998/Math/MathML" display="block">
  <semantics>
    <mrow>
      <mrow>
        <mrow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row>
              <msup>
                <mi>log</mi>
                <mi>k</mi>
              </msup>
              <mi>t</mi>
            </mrow>
          </mfrac>
          <mo stretchy="false">−</mo>
          <mrow>
            <msup>
              <mi>t</mi>
              <mi>x</mi>
            </msup>
            <mo stretchy="false">⋅</mo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k</mi>
                  <mo stretchy="false">−</mo>
                  <mn>1</mn>
                </mrow>
              </munderover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j</mi>
                  </msup>
                  <mo stretchy="false">⋅</mo>
                  <msup>
                    <mi>x</mi>
                    <mi>j</mi>
                  </msup>
                </mrow>
                <mrow>
                  <mi>j</mi>
                  <mrow>
                    <mi>!</mi>
                    <mo stretchy="false">⋅</mo>
                    <msup>
                      <mi>log</mi>
                      <mrow>
                        <mi>k</mi>
                        <mo stretchy="false">−</mo>
                        <mi>j</mi>
                      </mrow>
                    </msup>
                  </mrow>
                  <mi>t</mi>
                </mrow>
              </mfrac>
            </mrow>
          </mrow>
        </mrow>
        <mo stretchy="false">=</mo>
        <msup>
          <mi>log</mi>
          <mrow>
            <mo stretchy="false">−</mo>
            <mi>k</mi>
          </mrow>
        </msup>
      </mrow>
      <mrow>
        <mi>t</mi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−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x</mi>
                        </mrow>
                        <mi>log</mi>
                        <mi>t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</mrow>
    <annotation encoding="StarMath 5.0">

{{ (-1)^k } over { log^k t }}

- t^x cdot sum from j = 0 to { k-1 } {{(-1)^j cdot x^j }over{ j! cdot log^{k-j} t}}

=

log^{ -k }t cdot ( ( -1 )^k

-

{{%GAMMA(k, -x log t)}over{%GAMMA(k)}} )</annotation>
  </semantics>
</math>
</file>

<file path=Object 735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i>k</mi>
          </msup>
          <mfrac>
            <mn>1</mn>
            <mi>t</mi>
          </mfrac>
        </mrow>
      </mfrac>
    </mrow>
    <annotation encoding="StarMath 5.0">lim""

=

{1 over { log^k {1 over t}} }</annotation>
  </semantics>
</math>
</file>

<file path=Object 736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sup>
          <mi>t</mi>
          <mi>s</mi>
        </msup>
      </mrow>
      <mrow>
        <mi mathvariant="italic">ds</mi>
        <mo stretchy="false">=</mo>
        <mrow>
          <mfrac>
            <msup>
              <mi>t</mi>
              <mi>x</mi>
            </msup>
            <mrow>
              <mi>log</mi>
              <mi>t</mi>
            </mrow>
          </mfrac>
          <mo stretchy="false">−</mo>
          <mfrac>
            <mn>1</mn>
            <mrow>
              <mi>log</mi>
              <mi>t</mi>
            </mrow>
          </mfrac>
        </mrow>
      </mrow>
    </mrow>
    <annotation encoding="StarMath 5.0">int from 0 to x t^s ds

=

{ t^x} over { log t }

-

{ 1  } over { log t }</annotation>
  </semantics>
</math>
</file>

<file path=Object 737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i>log</mi>
          <mfrac>
            <mn>1</mn>
            <mi>t</mi>
          </mfrac>
        </mrow>
      </mfrac>
    </mrow>
    <annotation encoding="StarMath 5.0">lim""

=

1 over { log{1 over t} }</annotation>
  </semantics>
</math>
</file>

<file path=Object 738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sup>
            <mi>t</mi>
            <mrow>
              <mi>s</mi>
              <mo stretchy="false">+</mo>
              <mi>u</mi>
            </mrow>
          </msup>
        </mrow>
      </mrow>
      <mi mathvariant="italic">du</mi>
      <mrow>
        <mi mathvariant="italic">ds</mi>
        <mo stretchy="false">=</mo>
        <mrow>
          <mfrac>
            <mrow>
              <msup>
                <mi>t</mi>
                <mi>x</mi>
              </msup>
              <mo stretchy="false">⋅</mo>
              <mi>x</mi>
            </mrow>
            <mrow>
              <msup>
                <mi>log</mi>
                <mn>2</mn>
              </msup>
              <mi>t</mi>
            </mrow>
          </mfrac>
          <mo stretchy="false">−</mo>
          <mfrac>
            <msup>
              <mi>t</mi>
              <mi>x</mi>
            </msup>
            <mrow>
              <msup>
                <mi>log</mi>
                <mn>3</mn>
              </msup>
              <mi>t</mi>
            </mrow>
          </mfrac>
          <mo stretchy="false">+</mo>
          <mfrac>
            <mn>1</mn>
            <mrow>
              <msup>
                <mi>log</mi>
                <mn>3</mn>
              </msup>
              <mi>t</mi>
            </mrow>
          </mfrac>
        </mrow>
      </mrow>
    </mrow>
    <annotation encoding="StarMath 5.0">int from 0 to x int from 0 to {x - s } t^{ s+u } du ds

=

{ t^x cdot x } over { log^2 t }
-
{ t^x } over { log^3 t }
+
{ 1  } over { log^3 t }</annotation>
  </semantics>
</math>
</file>

<file path=Object 739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2</mn>
          </msup>
          <mfrac>
            <mn>1</mn>
            <mi>t</mi>
          </mfrac>
        </mrow>
      </mfrac>
    </mrow>
    <annotation encoding="StarMath 5.0">lim""

=

1 over { log^2{1 over t} }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40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row>
            <munderover>
              <mo stretchy="false">∫</mo>
              <mn>0</mn>
              <mrow>
                <mi>x</mi>
                <mo stretchy="false">−</mo>
                <mi>s</mi>
                <mo stretchy="false">−</mo>
                <mi>u</mi>
              </mrow>
            </munderover>
            <msup>
              <mi>t</mi>
              <mrow>
                <mi>s</mi>
                <mo stretchy="false">+</mo>
                <mi>u</mi>
                <mo stretchy="false">+</mo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row>
          <mfrac>
            <mrow>
              <msup>
                <mi>t</mi>
                <mi>x</mi>
              </msup>
              <mo stretchy="false">⋅</mo>
              <msup>
                <mi>x</mi>
                <mn>2</mn>
              </msup>
            </mrow>
            <mrow>
              <mn>2</mn>
              <mi>log</mi>
              <mi>t</mi>
            </mrow>
          </mfrac>
          <mo stretchy="false">−</mo>
          <mfrac>
            <mrow>
              <msup>
                <mi>t</mi>
                <mi>x</mi>
              </msup>
              <mo stretchy="false">⋅</mo>
              <mi>x</mi>
            </mrow>
            <mrow>
              <msup>
                <mi>log</mi>
                <mn>2</mn>
              </msup>
              <mi>t</mi>
            </mrow>
          </mfrac>
          <mo stretchy="false">+</mo>
          <mfrac>
            <msup>
              <mi>t</mi>
              <mi>x</mi>
            </msup>
            <mrow>
              <msup>
                <mi>log</mi>
                <mn>3</mn>
              </msup>
              <mi>t</mi>
            </mrow>
          </mfrac>
          <mo stretchy="false">−</mo>
          <mfrac>
            <mn>1</mn>
            <mrow>
              <msup>
                <mi>log</mi>
                <mn>3</mn>
              </msup>
              <mi>t</mi>
            </mrow>
          </mfrac>
        </mrow>
      </mrow>
    </mrow>
    <annotation encoding="StarMath 5.0">int from 0 to x int from 0 to {x - s } int from 0 to {x - s - u} t^{ s+u+v } dv du ds

=

{ t^x cdot x^2 } over { 2 log t }
-
{ t^x cdot x } over { log^2 t }
+
{ t^x } over { log^3 t }
-
{ 1  } over { log^3 t }</annotation>
  </semantics>
</math>
</file>

<file path=Object 741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row>
          <msup>
            <mi>log</mi>
            <mn>3</mn>
          </msup>
          <mfrac>
            <mn>1</mn>
            <mi>t</mi>
          </mfrac>
        </mrow>
      </mfrac>
    </mrow>
    <annotation encoding="StarMath 5.0">lim""

=

1 over { log^3{1 over t} }</annotation>
  </semantics>
</math>
</file>

<file path=Object 742/content.xml><?xml version="1.0" encoding="utf-8"?>
<math xmlns="http://www.w3.org/1998/Math/MathML" display="block">
  <semantics>
    <mrow>
      <msup>
        <mi>log</mi>
        <mrow>
          <mo stretchy="false">−</mo>
          <mi>k</mi>
        </mrow>
      </msup>
      <mrow>
        <mi>t</mi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−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x</mi>
                        </mrow>
                        <mi>log</mi>
                        <mi>t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</mrow>
    <annotation encoding="StarMath 5.0">
log^{ -k }t cdot ( ( -1 )^k-{{%GAMMA(k, -x log t)}over{%GAMMA(k)}} )</annotation>
  </semantics>
</math>
</file>

<file path=Object 743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sup>
          <mi>t</mi>
          <mrow>
            <mi>log</mi>
            <mi>s</mi>
          </mrow>
        </msup>
      </mrow>
      <mrow>
        <mi mathvariant="italic">ds</mi>
        <mo stretchy="false">=</mo>
        <mfrac>
          <mrow>
            <mrow>
              <mo stretchy="false">−</mo>
              <mn>1</mn>
            </mrow>
            <mo stretchy="false">+</mo>
            <mrow>
              <msup>
                <mi>t</mi>
                <mrow>
                  <mi>log</mi>
                  <mi>x</mi>
                </mrow>
              </msup>
              <mo stretchy="false">⋅</mo>
              <mi>x</mi>
            </mrow>
          </mrow>
          <mrow>
            <mrow>
              <mn>1</mn>
              <mo stretchy="false">+</mo>
              <mi>log</mi>
            </mrow>
            <mi>t</mi>
          </mrow>
        </mfrac>
      </mrow>
    </mrow>
    <annotation encoding="StarMath 5.0">int from 1 to x t^{log s} ds = { {- 1 + t^{log x} cdot x }over{1+log t} }</annotation>
  </semantics>
</math>
</file>

<file path=Object 744/content.xml><?xml version="1.0" encoding="utf-8"?>
<math xmlns="http://www.w3.org/1998/Math/MathML" display="block">
  <semantics>
    <mrow>
      <mrow>
        <mi>lim</mi>
        <mtext/>
      </mrow>
      <mo stretchy="false">=</mo>
      <mrow>
        <mo stretchy="false">−</mo>
        <mfrac>
          <mn>1</mn>
          <mrow>
            <mrow>
              <mn>1</mn>
              <mo stretchy="false">−</mo>
              <mi>log</mi>
            </mrow>
            <mfrac>
              <mn>1</mn>
              <mi>t</mi>
            </mfrac>
          </mrow>
        </mfrac>
      </mrow>
    </mrow>
    <annotation encoding="StarMath 5.0">lim"" = -{1 over {1-log{1 over t}}}</annotation>
  </semantics>
</math>
</file>

<file path=Object 745/content.xml><?xml version="1.0" encoding="utf-8"?>
<math xmlns="http://www.w3.org/1998/Math/MathML" display="block">
  <semantics>
    <mrow>
      <mfrac>
        <mn>1</mn>
        <msup>
          <mrow>
            <mo fence="true" stretchy="false">(</mo>
            <mrow>
              <mrow>
                <mrow>
                  <mo stretchy="false">−</mo>
                  <mi>log</mi>
                </mrow>
                <mrow>
                  <mi>t</mi>
                  <mo stretchy="false">−</mo>
                  <mn>1</mn>
                </mrow>
              </mrow>
            </mrow>
            <mo fence="true" stretchy="false">)</mo>
          </mrow>
          <mi>k</mi>
        </msup>
      </mfrac>
      <mo stretchy="false">⋅</mo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row>
                        <mo stretchy="false">−</mo>
                        <mi>log</mi>
                      </mrow>
                      <mrow>
                        <mi>t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i>log</mi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1 over (-log t-1)^k cdot {{%gamma(k,(-log t-1)log x)} over {%GAMMA(k)}}</annotation>
  </semantics>
</math>
</file>

<file path=Object 746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sup>
            <mi>t</mi>
            <mrow>
              <mi>log</mi>
              <mrow>
                <mi>s</mi>
                <mo stretchy="false">+</mo>
                <mi>log</mi>
              </mrow>
              <mi>u</mi>
            </mrow>
          </msup>
        </mrow>
      </mrow>
      <mi mathvariant="italic">du</mi>
      <mrow>
        <mi mathvariant="italic">ds</mi>
        <mo stretchy="false">=</mo>
        <mrow>
          <mfrac>
            <mn>1</mn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row>
                      <mi>t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</mn>
                    <mi>,</mi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row>
                            <mi>t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int from 1 to x int from 1 to {x over s} t^{log s + log u} du ds 

= 

1 over (-log t-1)^2 cdot {{%gamma(2,(-log t-1)log n)}over{%GAMMA(2)}}</annotation>
  </semantics>
</math>
</file>

<file path=Object 747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n>2</mn>
        </msup>
      </mfrac>
    </mrow>
    <annotation encoding="StarMath 5.0">lim"" = {1 over (-1-log{t})^2}</annotation>
  </semantics>
</math>
</file>

<file path=Object 748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o stretchy="false">−</mo>
          <mi>k</mi>
        </mrow>
      </msup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i>t</mi>
              </mrow>
            </mrow>
            <mo fence="true" stretchy="false">)</mo>
          </mrow>
          <mrow>
            <mo stretchy="false">−</mo>
            <mi>k</mi>
          </mrow>
        </msup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row>
                    <mi>,</mi>
                    <mo stretchy="false">−</mo>
                    <mi>log</mi>
                  </mrow>
                  <mrow>
                    <mi>x</mi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log</mi>
                          </mrow>
                          <mi>t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(-1)^-k (1+log t)^-k cdot {{%gamma(k,- log x cdot (1+log t))} over {%GAMMA(k)}}</annotation>
  </semantics>
</math>
</file>

<file path=Object 749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row>
            <munderover>
              <mo stretchy="false">∫</mo>
              <mn>1</mn>
              <mfrac>
                <mi>x</mi>
                <mrow>
                  <mi>s</mi>
                  <mo stretchy="false">⋅</mo>
                  <mi>u</mi>
                </mrow>
              </mfrac>
            </munderover>
            <msup>
              <mi>t</mi>
              <mrow>
                <mi>log</mi>
                <mrow>
                  <mi>s</mi>
                  <mo stretchy="false">+</mo>
                  <mi>log</mi>
                </mrow>
                <mrow>
                  <mi>u</mi>
                  <mo stretchy="false">+</mo>
                  <mi>log</mi>
                </mrow>
                <mi>v</mi>
              </mrow>
            </msup>
          </mrow>
        </mrow>
      </mrow>
      <mi mathvariant="italic">dv</mi>
      <mi mathvariant="italic">du</mi>
      <mrow>
        <mi mathvariant="italic">ds</mi>
        <mo stretchy="false">=</mo>
        <mrow>
          <mfrac>
            <mn>1</mn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row>
                      <mi>t</mi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</mn>
                    <mi>,</mi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row>
                            <mi>t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int from 1 to x int from 1 to {x over s} int from 1 to {x over {s cdot u}} 


t^{log s + log u + log v} dv du ds 

= 1 over (-log t-1)^3 cdot {{%gamma(3,(-log t-1)log n)} over {%GAMMA(3)}}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50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n>3</mn>
        </msup>
      </mfrac>
    </mrow>
    <annotation encoding="StarMath 5.0">lim"" = {1 over (-1-log{t})^3}</annotation>
  </semantics>
</math>
</file>

<file path=Object 751/content.xml><?xml version="1.0" encoding="utf-8"?>
<math xmlns="http://www.w3.org/1998/Math/MathML" display="block">
  <semantics>
    <mrow>
      <msup>
        <mi>log</mi>
        <mrow>
          <mo stretchy="false">−</mo>
          <mi>k</mi>
        </mrow>
      </msup>
      <mrow>
        <mi>t</mi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−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x</mi>
                        </mrow>
                        <mi>log</mi>
                        <mi>t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</mrow>
    <annotation encoding="StarMath 5.0">
log^{ -k }t cdot ( ( -1 )^k-{{%GAMMA(k, -x log t)}over{%GAMMA(k)}} )</annotation>
  </semantics>
</math>
</file>

<file path=Object 752/content.xml><?xml version="1.0" encoding="utf-8"?>
<math xmlns="http://www.w3.org/1998/Math/MathML" display="block">
  <semantics>
    <mrow>
      <mfrac>
        <mn>1</mn>
        <msup>
          <mrow>
            <mo fence="true" stretchy="false">(</mo>
            <mrow>
              <mrow>
                <mrow>
                  <mo stretchy="false">−</mo>
                  <mi>log</mi>
                </mrow>
                <mrow>
                  <mi>t</mi>
                  <mo stretchy="false">−</mo>
                  <mn>1</mn>
                </mrow>
              </mrow>
            </mrow>
            <mo fence="true" stretchy="false">)</mo>
          </mrow>
          <mi>k</mi>
        </msup>
      </mfrac>
      <mo stretchy="false">⋅</mo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row>
                        <mo stretchy="false">−</mo>
                        <mi>log</mi>
                      </mrow>
                      <mrow>
                        <mi>t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i>log</mi>
                <mi>n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1 over (-log t-1)^k cdot {{%gamma(k,(-log t-1)log n)} over {%GAMMA(k)}}</annotation>
  </semantics>
</math>
</file>

<file path=Object 753/content.xml><?xml version="1.0" encoding="utf-8"?>
<math xmlns="http://www.w3.org/1998/Math/MathML" display="block">
  <semantics>
    <mrow>
      <mrow>
        <mi>lim</mi>
        <mtext/>
      </mrow>
      <mo stretchy="false">=</mo>
      <mfrac>
        <mn>1</mn>
        <msup>
          <mrow>
            <mo fence="true" stretchy="false">(</mo>
            <mrow>
              <mrow>
                <mrow>
                  <mrow>
                    <mo stretchy="false">−</mo>
                    <mn>1</mn>
                  </mrow>
                  <mo stretchy="false">−</mo>
                  <mi>log</mi>
                </mrow>
                <mi>t</mi>
              </mrow>
            </mrow>
            <mo fence="true" stretchy="false">)</mo>
          </mrow>
          <mi>k</mi>
        </msup>
      </mfrac>
    </mrow>
    <annotation encoding="StarMath 5.0">lim"" =  {1 over (-1-log{t})^k}</annotation>
  </semantics>
</math>
</file>

<file path=Object 75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5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56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sup>
          <mi>t</mi>
          <mi>s</mi>
        </msup>
      </mrow>
      <mi mathvariant="italic">ds</mi>
    </mrow>
    <annotation encoding="StarMath 5.0">int from 0 to x t^s ds
</annotation>
  </semantics>
</math>
</file>

<file path=Object 757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1</mn>
        </mrow>
        <mi>x</mi>
      </munderover>
      <msup>
        <mi>t</mi>
        <mi>s</mi>
      </msup>
    </mrow>
    <annotation encoding="StarMath 5.0">sum from s=1 to x t^s
</annotation>
  </semantics>
</math>
</file>

<file path=Object 75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sup>
          <mi>t</mi>
          <mrow>
            <mi>log</mi>
            <mi>s</mi>
          </mrow>
        </msup>
      </mrow>
      <mi mathvariant="italic">ds</mi>
    </mrow>
    <annotation encoding="StarMath 5.0">int from 1 to x t^{log s} ds </annotation>
  </semantics>
</math>
</file>

<file path=Object 759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2</mn>
        </mrow>
        <mi>x</mi>
      </munderover>
      <msup>
        <mi>t</mi>
        <mrow>
          <mi>log</mi>
          <mi>s</mi>
        </mrow>
      </msup>
    </mrow>
    <annotation encoding="StarMath 5.0">sum from s=2 to x t^{log s}
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60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sup>
          <mi>t</mi>
          <mi>s</mi>
        </msup>
      </mrow>
      <mi mathvariant="italic">ds</mi>
    </mrow>
    <annotation encoding="StarMath 5.0">int from 0 to x t^s ds
</annotation>
  </semantics>
</math>
</file>

<file path=Object 761/content.xml><?xml version="1.0" encoding="utf-8"?>
<math xmlns="http://www.w3.org/1998/Math/MathML" display="block">
  <semantics>
    <msup>
      <mrow>
        <mo fence="true" stretchy="false">(</mo>
        <mrow>
          <mrow>
            <mi mathvariant="normal">ζ</mi>
            <mrow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i>t</mi>
                  </mrow>
                </mrow>
                <mo fence="true" stretchy="false">)</mo>
              </mrow>
              <mo stretchy="false">−</mo>
              <mn>1</mn>
            </mrow>
          </mrow>
        </mrow>
        <mo fence="true" stretchy="false">)</mo>
      </mrow>
      <mi>k</mi>
    </msup>
    <annotation encoding="StarMath 5.0">(%zeta( -log t )-1)^k</annotation>
  </semantics>
</math>
</file>

<file path=Object 76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6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64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o stretchy="false">−</mo>
                <mi>log</mi>
              </mrow>
              <mi>t</mi>
            </mrow>
          </mrow>
          <mo fence="true" stretchy="false">)</mo>
        </mrow>
        <mrow>
          <mo stretchy="false">−</mo>
          <mi>k</mi>
        </mrow>
      </msup>
      <mo stretchy="false">⋅</mo>
      <mfrac>
        <mrow>
          <mi mathvariant="normal">γ</mi>
          <mrow>
            <mo fence="true" stretchy="false">(</mo>
            <mrow>
              <mrow>
                <mi>k</mi>
                <mrow>
                  <mi>,</mi>
                  <mo stretchy="false">−</mo>
                  <mi>x</mi>
                </mrow>
                <mi>log</mi>
                <mi>t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
(-log t)^-k cdot {{%gamma(k, -x log t)}over{%GAMMA(k)}}</annotation>
  </semantics>
</math>
</file>

<file path=Object 76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frac>
                  <mrow>
                    <msup>
                      <mi>t</mi>
                      <mi>x</mi>
                    </msup>
                    <mo stretchy="false">−</mo>
                    <mn>1</mn>
                  </mrow>
                  <mrow>
                    <mi>log</mi>
                    <mi>t</mi>
                  </mrow>
                </mfrac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frac>
              <mrow>
                <msup>
                  <mi>t</mi>
                  <mi>x</mi>
                </msup>
                <mo stretchy="false">−</mo>
                <mn>1</mn>
              </mrow>
              <mrow>
                <mi>log</mi>
                <mi>t</mi>
              </mrow>
            </mfrac>
          </mrow>
          <mo fence="true" stretchy="false">)</mo>
        </mrow>
        <mi>k</mi>
      </msup>
    </mrow>
    <annotation encoding="StarMath 5.0">(1+{ t^x - 1 } over { log t })^z = sum from k = 0 to infinity (binom{z}{k}) ({ t^x - 1 } over { log t })^k</annotation>
  </semantics>
</math>
</file>

<file path=Object 766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row>
                  <mo stretchy="false">−</mo>
                  <mn>1</mn>
                </mrow>
                <mo stretchy="false">−</mo>
                <mi>log</mi>
              </mrow>
              <mi>t</mi>
            </mrow>
          </mrow>
          <mo fence="true" stretchy="false">)</mo>
        </mrow>
        <mrow>
          <mo stretchy="false">−</mo>
          <mi>k</mi>
        </mrow>
      </msup>
      <mo stretchy="false">⋅</mo>
      <mfrac>
        <mrow>
          <mi mathvariant="normal">γ</mi>
          <mrow>
            <mo fence="true" stretchy="false">(</mo>
            <mrow>
              <mrow>
                <mi>k</mi>
                <mrow>
                  <mi>,</mi>
                  <mo stretchy="false">−</mo>
                  <mi>log</mi>
                </mrow>
                <mrow>
                  <mi>x</mi>
                  <mo stretchy="false">⋅</mo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log</mi>
                        </mrow>
                        <mi>t</mi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(-1-log t)^-k cdot {{%gamma(k,- log x cdot (1+log t))} over {%GAMMA(k)}}</annotation>
  </semantics>
</math>
</file>

<file path=Object 7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i>log</mi>
              <mfrac>
                <mn>1</mn>
                <mi>t</mi>
              </mfrac>
            </mrow>
          </mfrac>
        </mrow>
        <mo fence="true" stretchy="false">)</mo>
      </mrow>
      <mi>k</mi>
    </msup>
    <annotation encoding="StarMath 5.0">({1 over { log {1 over t}} })^k</annotation>
  </semantics>
</math>
</file>

<file path=Object 768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69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70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i>log</mi>
              <mrow>
                <mfrac>
                  <mn>1</mn>
                  <mi>t</mi>
                </mfrac>
                <mo stretchy="false">−</mo>
                <mn>1</mn>
              </mrow>
            </mrow>
          </mfrac>
        </mrow>
        <mo fence="true" stretchy="false">)</mo>
      </mrow>
      <mi>k</mi>
    </msup>
    <annotation encoding="StarMath 5.0">({1 over {log{1 over t}-1}})^k</annotation>
  </semantics>
</math>
</file>

<file path=Object 771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frac>
                <mn>1</mn>
                <mi>t</mi>
              </mfrac>
              <mo stretchy="false">−</mo>
              <mn>1</mn>
            </mrow>
          </mfrac>
        </mrow>
        <mo fence="true" stretchy="false">)</mo>
      </mrow>
      <mi>k</mi>
    </msup>
    <annotation encoding="StarMath 5.0">
(1 over {1 over t - 1})^k</annotation>
  </semantics>
</math>
</file>

<file path=Object 77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7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74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sup>
            <mi>t</mi>
            <mrow>
              <mi>s</mi>
              <mo stretchy="false">+</mo>
              <mi>u</mi>
            </mrow>
          </msup>
        </mrow>
      </mrow>
      <mi mathvariant="italic">du</mi>
      <mi mathvariant="italic">ds</mi>
    </mrow>
    <annotation encoding="StarMath 5.0">int from 0 to x int from 0 to {x - s } t^{ s+u } du ds
</annotation>
  </semantics>
</math>
</file>

<file path=Object 775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1</mn>
        </mrow>
        <mi>x</mi>
      </munderover>
      <mrow>
        <munderover>
          <mo stretchy="false">∑</mo>
          <mrow>
            <mi>u</mi>
            <mo stretchy="false">=</mo>
            <mn>1</mn>
          </mrow>
          <mrow>
            <mi>x</mi>
            <mo stretchy="false">−</mo>
            <mi>s</mi>
          </mrow>
        </munderover>
        <msup>
          <mi>t</mi>
          <mrow>
            <mi>s</mi>
            <mo stretchy="false">+</mo>
            <mi>u</mi>
          </mrow>
        </msup>
      </mrow>
    </mrow>
    <annotation encoding="StarMath 5.0">sum from s=1 to x sum from u=1 to {x - s } t^{ s+u }
</annotation>
  </semantics>
</math>
</file>

<file path=Object 776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sup>
            <mi>t</mi>
            <mrow>
              <mi>log</mi>
              <mi>s</mi>
              <mi>u</mi>
            </mrow>
          </msup>
        </mrow>
      </mrow>
      <mi mathvariant="italic">du</mi>
      <mi mathvariant="italic">ds</mi>
    </mrow>
    <annotation encoding="StarMath 5.0">int from 1 to x int from 1 to {x over s} t^{log s u} du ds 
</annotation>
  </semantics>
</math>
</file>

<file path=Object 777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2</mn>
        </mrow>
        <mi>x</mi>
      </munderover>
      <mrow>
        <munderover>
          <mo stretchy="false">∑</mo>
          <mrow>
            <mi>u</mi>
            <mo stretchy="false">=</mo>
            <mn>2</mn>
          </mrow>
          <mfrac>
            <mi>x</mi>
            <mi>s</mi>
          </mfrac>
        </munderover>
        <msup>
          <mi>t</mi>
          <mrow>
            <mi>log</mi>
            <mi>s</mi>
            <mi>u</mi>
          </mrow>
        </msup>
      </mrow>
    </mrow>
    <annotation encoding="StarMath 5.0">sum from s=2 to x sum from u=2 to {x over s } t^{ log s  u }
</annotation>
  </semantics>
</math>
</file>

<file path=Object 778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79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80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s</mi>
            </mrow>
          </munderover>
          <mrow>
            <munderover>
              <mo stretchy="false">∫</mo>
              <mn>0</mn>
              <mrow>
                <mi>x</mi>
                <mo stretchy="false">−</mo>
                <mi>s</mi>
                <mo stretchy="false">−</mo>
                <mi>u</mi>
              </mrow>
            </munderover>
            <msup>
              <mi>t</mi>
              <mrow>
                <mi>s</mi>
                <mo stretchy="false">+</mo>
                <mi>u</mi>
                <mo stretchy="false">+</mo>
                <mi>v</mi>
              </mrow>
            </msup>
          </mrow>
        </mrow>
      </mrow>
      <mi mathvariant="italic">dv</mi>
      <mi mathvariant="italic">du</mi>
      <mi mathvariant="italic">ds</mi>
    </mrow>
    <annotation encoding="StarMath 5.0">int from 0 to x int from 0 to {x - s } int from 0 to {x - s - u} t^{ s+u+v } dv du ds
</annotation>
  </semantics>
</math>
</file>

<file path=Object 781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1</mn>
        </mrow>
        <mi>x</mi>
      </munderover>
      <mrow>
        <munderover>
          <mo stretchy="false">∑</mo>
          <mrow>
            <mi>u</mi>
            <mo stretchy="false">=</mo>
            <mn>1</mn>
          </mrow>
          <mrow>
            <mi>x</mi>
            <mo stretchy="false">−</mo>
            <mi>s</mi>
          </mrow>
        </munderover>
        <mrow>
          <munderover>
            <mo stretchy="false">∑</mo>
            <mrow>
              <mi>v</mi>
              <mo stretchy="false">=</mo>
              <mn>1</mn>
            </mrow>
            <mrow>
              <mi>x</mi>
              <mo stretchy="false">−</mo>
              <mi>s</mi>
              <mo stretchy="false">−</mo>
              <mi>u</mi>
            </mrow>
          </munderover>
          <msup>
            <mi>t</mi>
            <mrow>
              <mi>s</mi>
              <mo stretchy="false">+</mo>
              <mi>u</mi>
              <mo stretchy="false">+</mo>
              <mi>v</mi>
            </mrow>
          </msup>
        </mrow>
      </mrow>
    </mrow>
    <annotation encoding="StarMath 5.0">sum from s=1 to x sum from u=1 to {x - s } sum from v=1 to {x - s - u} t^{ s+u+v }
</annotation>
  </semantics>
</math>
</file>

<file path=Object 782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s</mi>
            </mfrac>
          </munderover>
          <mrow>
            <munderover>
              <mo stretchy="false">∫</mo>
              <mn>1</mn>
              <mfrac>
                <mi>x</mi>
                <mrow>
                  <mi>s</mi>
                  <mo stretchy="false">⋅</mo>
                  <mi>u</mi>
                </mrow>
              </mfrac>
            </munderover>
            <msup>
              <mi>t</mi>
              <mrow>
                <mi>log</mi>
                <mi>s</mi>
                <mi>u</mi>
                <mi>v</mi>
              </mrow>
            </msup>
          </mrow>
        </mrow>
      </mrow>
      <mi mathvariant="italic">dv</mi>
      <mi mathvariant="italic">du</mi>
      <mi mathvariant="italic">ds</mi>
    </mrow>
    <annotation encoding="StarMath 5.0">int from 1 to x int from 1 to {x over s} int from 1 to {x over {s cdot u}} 


t^{log s u v} dv du ds 
</annotation>
  </semantics>
</math>
</file>

<file path=Object 783/content.xml><?xml version="1.0" encoding="utf-8"?>
<math xmlns="http://www.w3.org/1998/Math/MathML" display="block">
  <semantics>
    <mrow>
      <munderover>
        <mo stretchy="false">∑</mo>
        <mrow>
          <mi>s</mi>
          <mo stretchy="false">=</mo>
          <mn>2</mn>
        </mrow>
        <mi>x</mi>
      </munderover>
      <mrow>
        <munderover>
          <mo stretchy="false">∑</mo>
          <mrow>
            <mi>u</mi>
            <mo stretchy="false">=</mo>
            <mn>2</mn>
          </mrow>
          <mfrac>
            <mi>x</mi>
            <mi>s</mi>
          </mfrac>
        </munderover>
        <mrow>
          <munderover>
            <mo stretchy="false">∑</mo>
            <mrow>
              <mi>v</mi>
              <mo stretchy="false">=</mo>
              <mn>2</mn>
            </mrow>
            <mfrac>
              <mi>x</mi>
              <mrow>
                <mi>s</mi>
                <mi>u</mi>
              </mrow>
            </mfrac>
          </munderover>
          <msup>
            <mi>t</mi>
            <mrow>
              <mi>log</mi>
              <mi>s</mi>
              <mi>u</mi>
              <mi>v</mi>
            </mrow>
          </msup>
        </mrow>
      </mrow>
    </mrow>
    <annotation encoding="StarMath 5.0">sum from s=2 to x sum from u=2 to {x over s } sum from v=2 to {x over {s u}} 

t^{ log s u v }
</annotation>
  </semantics>
</math>
</file>

<file path=Object 78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8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86/content.xml><?xml version="1.0" encoding="utf-8"?>
<math xmlns="http://www.w3.org/1998/Math/MathML" display="block">
  <semantics>
    <mrow>
      <mrow>
        <mrow>
          <munderover>
            <mo stretchy="false">∫</mo>
            <mn>0</mn>
            <mi>x</mi>
          </munderover>
          <msup>
            <mi>t</mi>
            <mi>j</mi>
          </msup>
        </mrow>
        <mo stretchy="false">⋅</mo>
        <mfrac>
          <msup>
            <mi>j</mi>
            <mrow>
              <mi>k</mi>
              <mo stretchy="false">−</mo>
              <mn>1</mn>
            </mrow>
          </msup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  <mi mathvariant="italic">dj</mi>
    </mrow>
    <annotation encoding="StarMath 5.0">int from 0 to x t^j cdot { {j^{k-1}}over{(k-1)!} } dj</annotation>
  </semantics>
</math>
</file>

<file path=Object 78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x</mi>
        </munderover>
        <msup>
          <mi>t</mi>
          <mi>j</mi>
        </msup>
      </mrow>
      <mo stretchy="false">⋅</mo>
      <mrow>
        <mo fence="true" stretchy="false">(</mo>
        <mrow>
          <mtable>
            <mtr>
              <mtd>
                <mrow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</mrow>
    <annotation encoding="StarMath 5.0">sum from j = 1 to x t^j cdot (binom{j-1}{k-1})</annotation>
  </semantics>
</math>
</file>

<file path=Object 788/content.xml><?xml version="1.0" encoding="utf-8"?>
<math xmlns="http://www.w3.org/1998/Math/MathML" display="block">
  <semantics>
    <mrow>
      <mrow>
        <mrow>
          <munderover>
            <mo stretchy="false">∫</mo>
            <mn>1</mn>
            <mi>x</mi>
          </munderover>
          <msup>
            <mi>t</mi>
            <mrow>
              <mi>log</mi>
              <mi>j</mi>
            </mrow>
          </msup>
        </mrow>
        <mo stretchy="false">⋅</mo>
        <mfrac>
          <mrow>
            <msup>
              <mi>log</mi>
              <mrow>
                <mi>k</mi>
                <mo stretchy="false">−</mo>
                <mn>1</mn>
              </mrow>
            </msup>
            <mi>j</mi>
          </mrow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  <mi mathvariant="italic">dj</mi>
    </mrow>
    <annotation encoding="StarMath 5.0">int from 1 to x t^{log j} cdot { {log^{k-1} j}over{(k-1)!} } dj</annotation>
  </semantics>
</math>
</file>

<file path=Object 78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2</mn>
            </mrow>
            <mi>x</mi>
          </munderover>
          <msup>
            <mi>t</mi>
            <mrow>
              <mi>log</mi>
              <mi>j</mi>
            </mrow>
          </msup>
        </mrow>
        <mo stretchy="false">⋅</mo>
        <msub>
          <mi>d</mi>
          <mi>k</mi>
        </msub>
      </mrow>
      <mi>'</mi>
      <mrow>
        <mo fence="true" stretchy="false">(</mo>
        <mrow>
          <mi>j</mi>
        </mrow>
        <mo fence="true" stretchy="false">)</mo>
      </mrow>
    </mrow>
    <annotation encoding="StarMath 5.0">sum from j = 2 to x t^{log j} cdot d_k'( j )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790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sup>
            <mi>t</mi>
            <mrow>
              <mi>s</mi>
              <mo stretchy="false">+</mo>
              <mi>u</mi>
            </mrow>
          </msup>
        </mrow>
      </mrow>
      <mi mathvariant="italic">du</mi>
      <mi mathvariant="italic">ds</mi>
    </mrow>
    <annotation encoding="StarMath 5.0">int from 0 to x int from 0 to {x} t^{ s+u } du ds
</annotation>
  </semantics>
</math>
</file>

<file path=Object 791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sup>
              <mi>t</mi>
              <mrow>
                <mi>s</mi>
                <mo stretchy="false">+</mo>
                <mi>u</mi>
                <mo stretchy="false">+</mo>
                <mi>v</mi>
              </mrow>
            </msup>
          </mrow>
        </mrow>
      </mrow>
      <mi mathvariant="italic">dv</mi>
      <mi mathvariant="italic">du</mi>
      <mi mathvariant="italic">ds</mi>
    </mrow>
    <annotation encoding="StarMath 5.0">int from 0 to x int from 0 to {x } int from 0 to {x} t^{ s+u+v } dv du ds
</annotation>
  </semantics>
</math>
</file>

<file path=Object 792/content.xml><?xml version="1.0" encoding="utf-8"?>
<math xmlns="http://www.w3.org/1998/Math/MathML" display="block">
  <semantics>
    <mrow>
      <mrow>
        <msup>
          <mrow>
            <mo fence="true" stretchy="false">(</mo>
            <mrow>
              <mfrac>
                <mrow>
                  <msup>
                    <mi>t</mi>
                    <mi>x</mi>
                  </msup>
                  <mo stretchy="false">−</mo>
                  <mn>1</mn>
                </mrow>
                <mrow>
                  <mi>log</mi>
                  <mi>t</mi>
                </mrow>
              </mfrac>
            </mrow>
            <mo fence="true" stretchy="false">)</mo>
          </mrow>
          <mi>k</mi>
        </msup>
        <mo stretchy="false">=</mo>
        <mrow>
          <mrow>
            <munderover>
              <mo stretchy="false">∫</mo>
              <mn>0</mn>
              <mi>x</mi>
            </munderover>
            <msup>
              <mi>t</mi>
              <mi>j</mi>
            </msup>
          </mrow>
          <mo stretchy="false">⋅</mo>
          <msup>
            <mrow>
              <mo fence="true" stretchy="false">(</mo>
              <mrow>
                <mrow>
                  <mi>k</mi>
                  <mo stretchy="false">⋅</mo>
                  <mrow>
                    <mo fence="true" stretchy="false">(</mo>
                    <mrow>
                      <mfrac>
                        <mrow>
                          <msup>
                            <mi>t</mi>
                            <mi>j</mi>
                          </msup>
                          <mo stretchy="false">−</mo>
                          <mn>1</mn>
                        </mrow>
                        <mrow>
                          <mi>log</mi>
                          <mi>t</mi>
                        </mrow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</mrow>
      </mrow>
      <mi mathvariant="italic">dj</mi>
    </mrow>
    <annotation encoding="StarMath 5.0">({ t^x - 1 } over { log t })^k

=

int from 0 to x t^j cdot (k cdot ({t^j - 1}over{log t}))^{k-1} dj</annotation>
  </semantics>
</math>
</file>

<file path=Object 79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frac>
              <mn>1</mn>
              <mrow>
                <mi>log</mi>
                <mfrac>
                  <mn>1</mn>
                  <mi>t</mi>
                </mfrac>
              </mrow>
            </mfrac>
          </mrow>
        </mrow>
        <mo fence="true" stretchy="false">)</mo>
      </mrow>
      <mi>z</mi>
    </msup>
    <annotation encoding="StarMath 5.0">(1+ 1 over {log{1 over t}})^z</annotation>
  </semantics>
</math>
</file>

<file path=Object 79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9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i>log</mi>
              <mfrac>
                <mn>1</mn>
                <mi>t</mi>
              </mfrac>
            </mrow>
          </mfrac>
        </mrow>
        <mo fence="true" stretchy="false">)</mo>
      </mrow>
      <mi>k</mi>
    </msup>
    <annotation encoding="StarMath 5.0">
({1 over { log {1 over t}} })^k</annotation>
  </semantics>
</math>
</file>

<file path=Object 796/content.xml><?xml version="1.0" encoding="utf-8"?>
<math xmlns="http://www.w3.org/1998/Math/MathML" display="block">
  <semantics>
    <msup>
      <mrow>
        <mo fence="true" stretchy="false">(</mo>
        <mrow>
          <mfrac>
            <mrow>
              <msup>
                <mi>t</mi>
                <mi>x</mi>
              </msup>
              <mo stretchy="false">−</mo>
              <mn>1</mn>
            </mrow>
            <mrow>
              <mi>log</mi>
              <mi>t</mi>
            </mrow>
          </mfrac>
        </mrow>
        <mo fence="true" stretchy="false">)</mo>
      </mrow>
      <mi>k</mi>
    </msup>
    <annotation encoding="StarMath 5.0">({ t^x - 1 } over { log t })^k</annotation>
  </semantics>
</math>
</file>

<file path=Object 797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98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frac>
              <mn>1</mn>
              <mrow>
                <mi>log</mi>
                <mfrac>
                  <mn>1</mn>
                  <mi>t</mi>
                </mfrac>
              </mrow>
            </mfrac>
          </mrow>
        </mrow>
        <mo fence="true" stretchy="false">)</mo>
      </mrow>
      <mi>z</mi>
    </msup>
    <annotation encoding="StarMath 5.0">(1+ 1 over {log{1 over t}})^z</annotation>
  </semantics>
</math>
</file>

<file path=Object 799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  <mi>z</mi>
    </msup>
    <annotation encoding="StarMath 5.0">
(1 over { 1-t} )^z</annotation>
  </semantics>
</math>
</file>

<file path=Object 8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n>2</mn>
              <mi>n</mi>
            </msub>
            <mi>z</mi>
          </msup>
        </mstyle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tyle mathvariant="bold">
          <msup>
            <msub>
              <mi mathvariant="normal">∞</mi>
              <mi>n</mi>
            </msub>
            <mrow>
              <mo stretchy="false">−</mo>
              <mi>z</mi>
            </mrow>
          </msup>
        </mstyle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bold{2_n}^z = (-1)^n cdot {(-z)^{"("n")"} over {n!}} = (-1)^n cdot nabla  bold{infty_n}^-z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00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frac>
              <mn>1</mn>
              <mrow>
                <mi>log</mi>
                <mrow>
                  <mfrac>
                    <mn>1</mn>
                    <mi>t</mi>
                  </mfrac>
                  <mo stretchy="false">−</mo>
                  <mn>1</mn>
                </mrow>
              </mrow>
            </mfrac>
          </mrow>
        </mrow>
        <mo fence="true" stretchy="false">)</mo>
      </mrow>
      <mi>z</mi>
    </msup>
    <annotation encoding="StarMath 5.0">(1+ 1 over {log{1 over t}-1})^z</annotation>
  </semantics>
</math>
</file>

<file path=Object 801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row>
              <mrow>
                <mo stretchy="false">−</mo>
                <mi>log</mi>
              </mrow>
              <mi>t</mi>
            </mrow>
          </mrow>
          <mo fence="true" stretchy="false">)</mo>
        </mrow>
        <mi>z</mi>
      </msup>
    </mrow>
    <annotation encoding="StarMath 5.0">%zeta( -log t )^z</annotation>
  </semantics>
</math>
</file>

<file path=Object 80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80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80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x</mi>
        </munderover>
        <msup>
          <mi>t</mi>
          <mi>j</mi>
        </msup>
      </mrow>
      <mo stretchy="false">⋅</mo>
      <mrow>
        <mo fence="true" stretchy="false">(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fence="true" stretchy="false">)</mo>
      </mrow>
    </mrow>
    <annotation encoding="StarMath 5.0">sum from j = 0 to x t^j cdot (( binom{z}{j}) )</annotation>
  </semantics>
</math>
</file>

<file path=Object 80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x</mi>
        </munderover>
        <msup>
          <mi>t</mi>
          <mrow>
            <mi>log</mi>
            <mi>j</mi>
          </mrow>
        </msup>
      </mrow>
      <mo stretchy="false">⋅</mo>
      <mrow>
        <munder>
          <mo stretchy="false">∏</mo>
          <mrow>
            <msup>
              <mi>p</mi>
              <mi>a</mi>
            </msup>
            <mo stretchy="false">∣</mo>
            <mi>j</mi>
          </mrow>
        </munder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a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j = 1 to x t^{log j} cdot prod from p^a divides j ( (binom{z}{a}) )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i>log</mi>
      <mrow>
        <mstyle mathvariant="bold">
          <msub>
            <mn>2</mn>
            <mi>k</mi>
          </msub>
        </mstyle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log bold{2_k}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